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61in"/>
    </style:style>
    <style:style style:name="co2" style:family="table-column">
      <style:table-column-properties fo:break-before="auto" style:column-width="7.24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1.5pt solid #000000" fo:border-right="0.06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1.5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3" table:default-cell-style-name="ce10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21"/>
        <table:table-column table:style-name="co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8"/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5900-1000-yatirimlar-holding-a-s" xlink:type="simple">BINHO</text:a> </text:p>
          </table:table-cell>
          <table:table-cell table:style-name="ce6" office:value-type="string" calcext:value-type="string">
            <text:p><text:a xlink:href="../../../../../tr/sirket-bilgileri/ozet/5900-1000-yatirimlar-holding-a-s" xlink:type="simple">1000 YATIRIMLAR HOLDİNG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8"/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8"/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../../../../../tr/sirket-bilgileri/ozet/1564-a-v-o-d-kurutulmus-gida-ve-tarim-urunleri-sanayi-ticaret-a-s" xlink:type="simple">AVOD</text:a> </text:p>
          </table:table-cell>
          <table:table-cell office:value-type="string" calcext:value-type="string">
            <text:p><text:a xlink:href="../../../../../tr/sirket-bilgileri/ozet/1564-a-v-o-d-kurutulmus-gida-ve-tarim-urunleri-sanayi-ticaret-a-s" xlink:type="simple">A.V.O.D. KURUTULMUŞ GIDA VE TARIM ÜRÜNLERİ SANAYİ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9];&quot;.IS&quot;)" office:value-type="string" office:string-value="AVOD .IS" calcext:value-type="string">
            <text:p>AVOD .IS</text:p>
          </table:table-cell>
          <table:table-cell office:value-type="string" calcext:value-type="string">
            <text:p>AVOD .IS</text:p>
          </table:table-cell>
          <table:table-cell table:formula="of:=SUBSTITUTE([.K9];&quot; &quot;;&quot;&quot;)" office:value-type="string" office:string-value="AVOD.IS" calcext:value-type="string">
            <text:p>AVOD.IS</text:p>
          </table:table-cell>
          <table:table-cell table:formula="of:= &quot;&quot;&quot;&quot; &amp; [.L9] &amp; &quot;&quot;&quot;&quot;&amp;&quot;,&quot;" office:value-type="string" office:string-value="&quot;AVOD.IS&quot;," calcext:value-type="string">
            <text:p>"AVO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03-a1-capital-yatirim-menkul-degerler-a-s" xlink:type="simple">A1CAP, ACP</text:a> </text:p>
          </table:table-cell>
          <table:table-cell office:value-type="string" calcext:value-type="string">
            <text:p><text:a xlink:href="../../../../../tr/sirket-bilgileri/ozet/1303-a1-capital-yatirim-menkul-degerler-a-s" xlink:type="simple">A1 CAPİTAL YATIRIM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10];&quot;.IS&quot;)" office:value-type="string" office:string-value="A1CAP, ACP .IS" calcext:value-type="string">
            <text:p>A1CAP, ACP .IS</text:p>
          </table:table-cell>
          <table:table-cell office:value-type="string" calcext:value-type="string">
            <text:p>A1CAP.IS</text:p>
          </table:table-cell>
          <table:table-cell table:formula="of:=SUBSTITUTE([.K10];&quot; &quot;;&quot;&quot;)" office:value-type="string" office:string-value="A1CAP.IS" calcext:value-type="string">
            <text:p>A1CAP.IS</text:p>
          </table:table-cell>
          <table:table-cell table:formula="of:= &quot;&quot;&quot;&quot; &amp; [.L10] &amp; &quot;&quot;&quot;&quot;&amp;&quot;,&quot;" office:value-type="string" office:string-value="&quot;A1CAP.IS&quot;," calcext:value-type="string">
            <text:p>"A1CAP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26-aciselsan-acipayam-seluloz-sanayi-ve-ticaret-a-s" xlink:type="simple">ACSEL</text:a> </text:p>
          </table:table-cell>
          <table:table-cell office:value-type="string" calcext:value-type="string">
            <text:p><text:a xlink:href="../../../../../tr/sirket-bilgileri/ozet/1626-aciselsan-acipayam-seluloz-sanayi-ve-ticaret-a-s" xlink:type="simple">ACISELSAN ACIPAYAM SELÜLOZ SANAYİ VE TİCARET A.Ş.</text:a> </text:p>
          </table:table-cell>
          <table:table-cell office:value-type="string" calcext:value-type="string">
            <text:p>DENİZLİ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11];&quot;.IS&quot;)" office:value-type="string" office:string-value="ACSEL .IS" calcext:value-type="string">
            <text:p>ACSEL .IS</text:p>
          </table:table-cell>
          <table:table-cell office:value-type="string" calcext:value-type="string">
            <text:p>ACSEL .IS</text:p>
          </table:table-cell>
          <table:table-cell table:formula="of:=SUBSTITUTE([.K11];&quot; &quot;;&quot;&quot;)" office:value-type="string" office:string-value="ACSEL.IS" calcext:value-type="string">
            <text:p>ACSEL.IS</text:p>
          </table:table-cell>
          <table:table-cell table:formula="of:= &quot;&quot;&quot;&quot; &amp; [.L11] &amp; &quot;&quot;&quot;&quot;&amp;&quot;,&quot;" office:value-type="string" office:string-value="&quot;ACSEL.IS&quot;," calcext:value-type="string">
            <text:p>"ACSE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32-adel-kalemcilik-ticaret-ve-sanayi-a-s" xlink:type="simple">ADEL</text:a> </text:p>
          </table:table-cell>
          <table:table-cell office:value-type="string" calcext:value-type="string">
            <text:p><text:a xlink:href="../../../../../tr/sirket-bilgileri/ozet/832-adel-kalemcilik-ticaret-ve-sanayi-a-s" xlink:type="simple">ADEL KALEMCİLİK TİCARET VE SANAYİ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12];&quot;.IS&quot;)" office:value-type="string" office:string-value="ADEL .IS" calcext:value-type="string">
            <text:p>ADEL .IS</text:p>
          </table:table-cell>
          <table:table-cell office:value-type="string" calcext:value-type="string">
            <text:p>ADEL .IS</text:p>
          </table:table-cell>
          <table:table-cell table:formula="of:=SUBSTITUTE([.K12];&quot; &quot;;&quot;&quot;)" office:value-type="string" office:string-value="ADEL.IS" calcext:value-type="string">
            <text:p>ADEL.IS</text:p>
          </table:table-cell>
          <table:table-cell table:formula="of:= &quot;&quot;&quot;&quot; &amp; [.L12] &amp; &quot;&quot;&quot;&quot;&amp;&quot;,&quot;" office:value-type="string" office:string-value="&quot;ADEL.IS&quot;," calcext:value-type="string">
            <text:p>"ADE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60-adese-gayrimenkul-yatirim-a-s" xlink:type="simple">ADESE</text:a> </text:p>
          </table:table-cell>
          <table:table-cell office:value-type="string" calcext:value-type="string">
            <text:p><text:a xlink:href="../../../../../tr/sirket-bilgileri/ozet/1560-adese-gayrimenkul-yatirim-a-s" xlink:type="simple">ADESE GAYRİMENKUL YATIRIM A.Ş.</text:a> </text:p>
          </table:table-cell>
          <table:table-cell office:value-type="string" calcext:value-type="string">
            <text:p>KONYA</text:p>
          </table:table-cell>
          <table:table-cell office:value-type="string" calcext:value-type="string">
            <text:p><text:a xlink:href="../../../../../tr/sirket-bilgileri/ozet/5310-ttk-bagimsiz-denetim-ve-yeminli-mali-musavirlik-a-s" xlink:type="simple">TTK BAĞIMSIZ DENETİM VE YEMİNLİ MALİ MÜŞAVİRLİK A.Ş.</text:a> </text:p>
          </table:table-cell>
          <table:table-cell table:number-columns-repeated="5"/>
          <table:table-cell table:formula="of:=COM.MICROSOFT.CONCAT([.A13];&quot;.IS&quot;)" office:value-type="string" office:string-value="ADESE .IS" calcext:value-type="string">
            <text:p>ADESE .IS</text:p>
          </table:table-cell>
          <table:table-cell office:value-type="string" calcext:value-type="string">
            <text:p>ADESE .IS</text:p>
          </table:table-cell>
          <table:table-cell table:formula="of:=SUBSTITUTE([.K13];&quot; &quot;;&quot;&quot;)" office:value-type="string" office:string-value="ADESE.IS" calcext:value-type="string">
            <text:p>ADESE.IS</text:p>
          </table:table-cell>
          <table:table-cell table:formula="of:= &quot;&quot;&quot;&quot; &amp; [.L13] &amp; &quot;&quot;&quot;&quot;&amp;&quot;,&quot;" office:value-type="string" office:string-value="&quot;ADESE.IS&quot;," calcext:value-type="string">
            <text:p>"ADES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67-adra-gayrimenkul-yatirim-ortakligi-a-s" xlink:type="simple">ADGYO</text:a> </text:p>
          </table:table-cell>
          <table:table-cell office:value-type="string" calcext:value-type="string">
            <text:p><text:a xlink:href="../../../../../tr/sirket-bilgileri/ozet/5867-adra-gayrimenkul-yatirim-ortakligi-a-s" xlink:type="simple">ADRA GAYRİMENKUL YATIRIM ORTAKLIĞI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14];&quot;.IS&quot;)" office:value-type="string" office:string-value="ADGYO .IS" calcext:value-type="string">
            <text:p>ADGYO .IS</text:p>
          </table:table-cell>
          <table:table-cell office:value-type="string" calcext:value-type="string">
            <text:p>ADGYO .IS</text:p>
          </table:table-cell>
          <table:table-cell table:formula="of:=SUBSTITUTE([.K14];&quot; &quot;;&quot;&quot;)" office:value-type="string" office:string-value="ADGYO.IS" calcext:value-type="string">
            <text:p>ADGYO.IS</text:p>
          </table:table-cell>
          <table:table-cell table:formula="of:= &quot;&quot;&quot;&quot; &amp; [.L14] &amp; &quot;&quot;&quot;&quot;&amp;&quot;,&quot;" office:value-type="string" office:string-value="&quot;ADGYO.IS&quot;," calcext:value-type="string">
            <text:p>"AD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33-afyon-cimento-sanayi-t-a-s" xlink:type="simple">AFYON</text:a> </text:p>
          </table:table-cell>
          <table:table-cell office:value-type="string" calcext:value-type="string">
            <text:p><text:a xlink:href="../../../../../tr/sirket-bilgileri/ozet/833-afyon-cimento-sanayi-t-a-s" xlink:type="simple">AFYON ÇİMENTO SANAYİ T.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5];&quot;.IS&quot;)" office:value-type="string" office:string-value="AFYON .IS" calcext:value-type="string">
            <text:p>AFYON .IS</text:p>
          </table:table-cell>
          <table:table-cell office:value-type="string" calcext:value-type="string">
            <text:p>AFYON .IS</text:p>
          </table:table-cell>
          <table:table-cell table:formula="of:=SUBSTITUTE([.K15];&quot; &quot;;&quot;&quot;)" office:value-type="string" office:string-value="AFYON.IS" calcext:value-type="string">
            <text:p>AFYON.IS</text:p>
          </table:table-cell>
          <table:table-cell table:formula="of:= &quot;&quot;&quot;&quot; &amp; [.L15] &amp; &quot;&quot;&quot;&quot;&amp;&quot;,&quot;" office:value-type="string" office:string-value="&quot;AFYON.IS&quot;," calcext:value-type="string">
            <text:p>"AFYO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31-ag-anadolu-grubu-holding-a-s" xlink:type="simple">AGHOL</text:a> </text:p>
          </table:table-cell>
          <table:table-cell office:value-type="string" calcext:value-type="string">
            <text:p><text:a xlink:href="../../../../../tr/sirket-bilgileri/ozet/1131-ag-anadolu-grubu-holding-a-s" xlink:type="simple">AG ANADOLU GRUBU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16];&quot;.IS&quot;)" office:value-type="string" office:string-value="AGHOL .IS" calcext:value-type="string">
            <text:p>AGHOL .IS</text:p>
          </table:table-cell>
          <table:table-cell office:value-type="string" calcext:value-type="string">
            <text:p>AGHOL .IS</text:p>
          </table:table-cell>
          <table:table-cell table:formula="of:=SUBSTITUTE([.K16];&quot; &quot;;&quot;&quot;)" office:value-type="string" office:string-value="AGHOL.IS" calcext:value-type="string">
            <text:p>AGHOL.IS</text:p>
          </table:table-cell>
          <table:table-cell table:formula="of:= &quot;&quot;&quot;&quot; &amp; [.L16] &amp; &quot;&quot;&quot;&quot;&amp;&quot;,&quot;" office:value-type="string" office:string-value="&quot;AGHOL.IS&quot;," calcext:value-type="string">
            <text:p>"AGH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370-agesa-hayat-ve-emeklilik-a-s" xlink:type="simple">AGESA</text:a> </text:p>
          </table:table-cell>
          <table:table-cell office:value-type="string" calcext:value-type="string">
            <text:p><text:a xlink:href="../../../../../tr/sirket-bilgileri/ozet/2370-agesa-hayat-ve-emeklilik-a-s" xlink:type="simple">AGESA HAYAT VE EMEKLİLİ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7];&quot;.IS&quot;)" office:value-type="string" office:string-value="AGESA .IS" calcext:value-type="string">
            <text:p>AGESA .IS</text:p>
          </table:table-cell>
          <table:table-cell office:value-type="string" calcext:value-type="string">
            <text:p>AGESA .IS</text:p>
          </table:table-cell>
          <table:table-cell table:formula="of:=SUBSTITUTE([.K17];&quot; &quot;;&quot;&quot;)" office:value-type="string" office:string-value="AGESA.IS" calcext:value-type="string">
            <text:p>AGESA.IS</text:p>
          </table:table-cell>
          <table:table-cell table:formula="of:= &quot;&quot;&quot;&quot; &amp; [.L17] &amp; &quot;&quot;&quot;&quot;&amp;&quot;,&quot;" office:value-type="string" office:string-value="&quot;AGESA.IS&quot;," calcext:value-type="string">
            <text:p>"AGES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99-agrotech-yuksek-teknoloji-ve-yatirim-a-s" xlink:type="simple">AGROT</text:a> </text:p>
          </table:table-cell>
          <table:table-cell office:value-type="string" calcext:value-type="string">
            <text:p><text:a xlink:href="../../../../../tr/sirket-bilgileri/ozet/5899-agrotech-yuksek-teknoloji-ve-yatirim-a-s" xlink:type="simple">AGROTECH YÜKSEK TEKNOLOJİ VE YATIRI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18];&quot;.IS&quot;)" office:value-type="string" office:string-value="AGROT .IS" calcext:value-type="string">
            <text:p>AGROT .IS</text:p>
          </table:table-cell>
          <table:table-cell office:value-type="string" calcext:value-type="string">
            <text:p>AGROT .IS</text:p>
          </table:table-cell>
          <table:table-cell table:formula="of:=SUBSTITUTE([.K18];&quot; &quot;;&quot;&quot;)" office:value-type="string" office:string-value="AGROT.IS" calcext:value-type="string">
            <text:p>AGROT.IS</text:p>
          </table:table-cell>
          <table:table-cell table:formula="of:= &quot;&quot;&quot;&quot; &amp; [.L18] &amp; &quot;&quot;&quot;&quot;&amp;&quot;,&quot;" office:value-type="string" office:string-value="&quot;AGROT.IS&quot;," calcext:value-type="string">
            <text:p>"AGRO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6014-ahes-gayrimenkul-yatirim-ortakligi-a-s" xlink:type="simple">AHSGY</text:a> </text:p>
          </table:table-cell>
          <table:table-cell office:value-type="string" calcext:value-type="string">
            <text:p><text:a xlink:href="../../../../../tr/sirket-bilgileri/ozet/6014-ahes-gayrimenkul-yatirim-ortakligi-a-s" xlink:type="simple">AHES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83-ram-bagimsiz-denetim-ve-danismanlik-a-s" xlink:type="simple">RAM BAĞIMSIZ DENETİM VE DANIŞMANLIK A.Ş.</text:a> </text:p>
          </table:table-cell>
          <table:table-cell table:number-columns-repeated="5"/>
          <table:table-cell table:formula="of:=COM.MICROSOFT.CONCAT([.A19];&quot;.IS&quot;)" office:value-type="string" office:string-value="AHSGY .IS" calcext:value-type="string">
            <text:p>AHSGY .IS</text:p>
          </table:table-cell>
          <table:table-cell office:value-type="string" calcext:value-type="string">
            <text:p>AHSGY .IS</text:p>
          </table:table-cell>
          <table:table-cell table:formula="of:=SUBSTITUTE([.K19];&quot; &quot;;&quot;&quot;)" office:value-type="string" office:string-value="AHSGY.IS" calcext:value-type="string">
            <text:p>AHSGY.IS</text:p>
          </table:table-cell>
          <table:table-cell table:formula="of:= &quot;&quot;&quot;&quot; &amp; [.L19] &amp; &quot;&quot;&quot;&quot;&amp;&quot;,&quot;" office:value-type="string" office:string-value="&quot;AHSGY.IS&quot;," calcext:value-type="string">
            <text:p>"AHSG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064-ahlatci-dogal-gaz-dagitim-enerji-ve-yatirim-a-s" xlink:type="simple">AHGAZ</text:a> </text:p>
          </table:table-cell>
          <table:table-cell office:value-type="string" calcext:value-type="string">
            <text:p><text:a xlink:href="../../../../../tr/sirket-bilgileri/ozet/3064-ahlatci-dogal-gaz-dagitim-enerji-ve-yatirim-a-s" xlink:type="simple">AHLATCI DOĞAL GAZ DAĞITIM ENERJİ VE YATIRI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37-finansal-eksen-bagimsiz-denetim-ve-danismanlik-a-s" xlink:type="simple">FİNANSAL EKSEN BAĞIMSIZ DENETİM VE DANIŞMANLIK A.Ş.</text:a> </text:p>
          </table:table-cell>
          <table:table-cell table:number-columns-repeated="5"/>
          <table:table-cell table:formula="of:=COM.MICROSOFT.CONCAT([.A20];&quot;.IS&quot;)" office:value-type="string" office:string-value="AHGAZ .IS" calcext:value-type="string">
            <text:p>AHGAZ .IS</text:p>
          </table:table-cell>
          <table:table-cell office:value-type="string" calcext:value-type="string">
            <text:p>AHGAZ .IS</text:p>
          </table:table-cell>
          <table:table-cell table:formula="of:=SUBSTITUTE([.K20];&quot; &quot;;&quot;&quot;)" office:value-type="string" office:string-value="AHGAZ.IS" calcext:value-type="string">
            <text:p>AHGAZ.IS</text:p>
          </table:table-cell>
          <table:table-cell table:formula="of:= &quot;&quot;&quot;&quot; &amp; [.L20] &amp; &quot;&quot;&quot;&quot;&amp;&quot;,&quot;" office:value-type="string" office:string-value="&quot;AHGAZ.IS&quot;," calcext:value-type="string">
            <text:p>"AHGAZ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85-ak-faktoring-a-s" xlink:type="simple">AKSFA</text:a> </text:p>
          </table:table-cell>
          <table:table-cell office:value-type="string" calcext:value-type="string">
            <text:p><text:a xlink:href="../../../../../tr/sirket-bilgileri/ozet/2085-ak-faktoring-a-s" xlink:type="simple">AK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87-arti-deger-uluslararasi-bagimsiz-denetim-ve-ymm-a-s" xlink:type="simple">ARTI DEĞER ULUSLARARASI BAĞIMSIZ DENETİM VE YMM A.Ş.</text:a> </text:p>
          </table:table-cell>
          <table:table-cell table:number-columns-repeated="5"/>
          <table:table-cell table:formula="of:=COM.MICROSOFT.CONCAT([.A21];&quot;.IS&quot;)" office:value-type="string" office:string-value="AKSFA .IS" calcext:value-type="string">
            <text:p>AKSFA .IS</text:p>
          </table:table-cell>
          <table:table-cell office:value-type="string" calcext:value-type="string">
            <text:p>AKSFA .IS</text:p>
          </table:table-cell>
          <table:table-cell table:formula="of:=SUBSTITUTE([.K21];&quot; &quot;;&quot;&quot;)" office:value-type="string" office:string-value="AKSFA.IS" calcext:value-type="string">
            <text:p>AKSFA.IS</text:p>
          </table:table-cell>
          <table:table-cell table:formula="of:= &quot;&quot;&quot;&quot; &amp; [.L21] &amp; &quot;&quot;&quot;&quot;&amp;&quot;,&quot;" office:value-type="string" office:string-value="&quot;AKSFA.IS&quot;," calcext:value-type="string">
            <text:p>"AKS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215-ak-finansal-kiralama-a-s" xlink:type="simple">AKFK</text:a> </text:p>
          </table:table-cell>
          <table:table-cell office:value-type="string" calcext:value-type="string">
            <text:p><text:a xlink:href="../../../../../tr/sirket-bilgileri/ozet/2215-ak-finansal-kiralama-a-s" xlink:type="simple">AK FİNANSAL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22];&quot;.IS&quot;)" office:value-type="string" office:string-value="AKFK .IS" calcext:value-type="string">
            <text:p>AKFK .IS</text:p>
          </table:table-cell>
          <table:table-cell office:value-type="string" calcext:value-type="string">
            <text:p>AKFK .IS</text:p>
          </table:table-cell>
          <table:table-cell table:formula="of:=SUBSTITUTE([.K22];&quot; &quot;;&quot;&quot;)" office:value-type="string" office:string-value="AKFK.IS" calcext:value-type="string">
            <text:p>AKFK.IS</text:p>
          </table:table-cell>
          <table:table-cell table:formula="of:= &quot;&quot;&quot;&quot; &amp; [.L22] &amp; &quot;&quot;&quot;&quot;&amp;&quot;,&quot;" office:value-type="string" office:string-value="&quot;AKFK.IS&quot;," calcext:value-type="string">
            <text:p>"AKF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85-ak-yatirim-menkul-degerler-a-s" xlink:type="simple">AKM, AKMEN</text:a> </text:p>
          </table:table-cell>
          <table:table-cell office:value-type="string" calcext:value-type="string">
            <text:p><text:a xlink:href="../../../../../tr/sirket-bilgileri/ozet/2485-ak-yatirim-menkul-degerler-a-s" xlink:type="simple">AK YATIRIM MENKUL DEĞERLER A.Ş.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23];&quot;.IS&quot;)" office:value-type="string" office:string-value="AKM, AKMEN .IS" calcext:value-type="string">
            <text:p>AKM, AKMEN .IS</text:p>
          </table:table-cell>
          <table:table-cell office:value-type="string" calcext:value-type="string">
            <text:p>AKMEN.IS</text:p>
          </table:table-cell>
          <table:table-cell table:formula="of:=SUBSTITUTE([.K23];&quot; &quot;;&quot;&quot;)" office:value-type="string" office:string-value="AKMEN.IS" calcext:value-type="string">
            <text:p>AKMEN.IS</text:p>
          </table:table-cell>
          <table:table-cell table:formula="of:= &quot;&quot;&quot;&quot; &amp; [.L23] &amp; &quot;&quot;&quot;&quot;&amp;&quot;,&quot;" office:value-type="string" office:string-value="&quot;AKMEN.IS&quot;," calcext:value-type="string">
            <text:p>"AKM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13-akbank-t-a-s" xlink:type="simple">AKBNK</text:a> </text:p>
          </table:table-cell>
          <table:table-cell office:value-type="string" calcext:value-type="string">
            <text:p><text:a xlink:href="../../../../../tr/sirket-bilgileri/ozet/2413-akbank-t-a-s" xlink:type="simple">AKBANK T.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24];&quot;.IS&quot;)" office:value-type="string" office:string-value="AKBNK .IS" calcext:value-type="string">
            <text:p>AKBNK .IS</text:p>
          </table:table-cell>
          <table:table-cell office:value-type="string" calcext:value-type="string">
            <text:p>AKBNK .IS</text:p>
          </table:table-cell>
          <table:table-cell table:formula="of:=SUBSTITUTE([.K24];&quot; &quot;;&quot;&quot;)" office:value-type="string" office:string-value="AKBNK.IS" calcext:value-type="string">
            <text:p>AKBNK.IS</text:p>
          </table:table-cell>
          <table:table-cell table:formula="of:= &quot;&quot;&quot;&quot; &amp; [.L24] &amp; &quot;&quot;&quot;&quot;&amp;&quot;,&quot;" office:value-type="string" office:string-value="&quot;AKBNK.IS&quot;," calcext:value-type="string">
            <text:p>"AKBN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38-akcansa-cimento-sanayi-ve-ticaret-a-s" xlink:type="simple">AKCNS</text:a> </text:p>
          </table:table-cell>
          <table:table-cell office:value-type="string" calcext:value-type="string">
            <text:p><text:a xlink:href="../../../../../tr/sirket-bilgileri/ozet/838-akcansa-cimento-sanayi-ve-ticaret-a-s" xlink:type="simple">AKÇANSA ÇİMENTO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5];&quot;.IS&quot;)" office:value-type="string" office:string-value="AKCNS .IS" calcext:value-type="string">
            <text:p>AKCNS .IS</text:p>
          </table:table-cell>
          <table:table-cell office:value-type="string" calcext:value-type="string">
            <text:p>AKCNS .IS</text:p>
          </table:table-cell>
          <table:table-cell table:formula="of:=SUBSTITUTE([.K25];&quot; &quot;;&quot;&quot;)" office:value-type="string" office:string-value="AKCNS.IS" calcext:value-type="string">
            <text:p>AKCNS.IS</text:p>
          </table:table-cell>
          <table:table-cell table:formula="of:= &quot;&quot;&quot;&quot; &amp; [.L25] &amp; &quot;&quot;&quot;&quot;&amp;&quot;,&quot;" office:value-type="string" office:string-value="&quot;AKCNS.IS&quot;," calcext:value-type="string">
            <text:p>"AKCN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377-akdeniz-faktoring-a-s" xlink:type="simple">AKDFA</text:a> </text:p>
          </table:table-cell>
          <table:table-cell office:value-type="string" calcext:value-type="string">
            <text:p><text:a xlink:href="../../../../../tr/sirket-bilgileri/ozet/2377-akdeniz-faktoring-a-s" xlink:type="simple">AKDENİZ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26];&quot;.IS&quot;)" office:value-type="string" office:string-value="AKDFA .IS" calcext:value-type="string">
            <text:p>AKDFA .IS</text:p>
          </table:table-cell>
          <table:table-cell office:value-type="string" calcext:value-type="string">
            <text:p>AKDFA .IS</text:p>
          </table:table-cell>
          <table:table-cell table:formula="of:=SUBSTITUTE([.K26];&quot; &quot;;&quot;&quot;)" office:value-type="string" office:string-value="AKDFA.IS" calcext:value-type="string">
            <text:p>AKDFA.IS</text:p>
          </table:table-cell>
          <table:table-cell table:formula="of:= &quot;&quot;&quot;&quot; &amp; [.L26] &amp; &quot;&quot;&quot;&quot;&amp;&quot;,&quot;" office:value-type="string" office:string-value="&quot;AKDFA.IS&quot;," calcext:value-type="string">
            <text:p>"AKD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23-akdeniz-yatirim-holding-a-s" xlink:type="simple">AKYHO</text:a> </text:p>
          </table:table-cell>
          <table:table-cell office:value-type="string" calcext:value-type="string">
            <text:p><text:a xlink:href="../../../../../tr/sirket-bilgileri/ozet/1623-akdeniz-yatirim-holding-a-s" xlink:type="simple">AKDENİZ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22-isik-yeminli-mali-musavirlik-ve-bagimsiz-denetim-a-s" xlink:type="simple">IŞIK YEMİNLİ MALİ MÜŞAVİRLİK VE BAĞIMSIZ DENETİM A.Ş.</text:a> </text:p>
          </table:table-cell>
          <table:table-cell table:number-columns-repeated="5"/>
          <table:table-cell table:formula="of:=COM.MICROSOFT.CONCAT([.A27];&quot;.IS&quot;)" office:value-type="string" office:string-value="AKYHO .IS" calcext:value-type="string">
            <text:p>AKYHO .IS</text:p>
          </table:table-cell>
          <table:table-cell office:value-type="string" calcext:value-type="string">
            <text:p>AKYHO .IS</text:p>
          </table:table-cell>
          <table:table-cell table:formula="of:=SUBSTITUTE([.K27];&quot; &quot;;&quot;&quot;)" office:value-type="string" office:string-value="AKYHO.IS" calcext:value-type="string">
            <text:p>AKYHO.IS</text:p>
          </table:table-cell>
          <table:table-cell table:formula="of:= &quot;&quot;&quot;&quot; &amp; [.L27] &amp; &quot;&quot;&quot;&quot;&amp;&quot;,&quot;" office:value-type="string" office:string-value="&quot;AKYHO.IS&quot;," calcext:value-type="string">
            <text:p>"AKYH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34-akenerji-elektrik-uretim-a-s" xlink:type="simple">AKENR</text:a> </text:p>
          </table:table-cell>
          <table:table-cell office:value-type="string" calcext:value-type="string">
            <text:p><text:a xlink:href="../../../../../tr/sirket-bilgileri/ozet/834-akenerji-elektrik-uretim-a-s" xlink:type="simple">AKENERJİ ELEKTRİK ÜRETİ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8];&quot;.IS&quot;)" office:value-type="string" office:string-value="AKENR .IS" calcext:value-type="string">
            <text:p>AKENR .IS</text:p>
          </table:table-cell>
          <table:table-cell office:value-type="string" calcext:value-type="string">
            <text:p>AKENR .IS</text:p>
          </table:table-cell>
          <table:table-cell table:formula="of:=SUBSTITUTE([.K28];&quot; &quot;;&quot;&quot;)" office:value-type="string" office:string-value="AKENR.IS" calcext:value-type="string">
            <text:p>AKENR.IS</text:p>
          </table:table-cell>
          <table:table-cell table:formula="of:= &quot;&quot;&quot;&quot; &amp; [.L28] &amp; &quot;&quot;&quot;&quot;&amp;&quot;,&quot;" office:value-type="string" office:string-value="&quot;AKENR.IS&quot;," calcext:value-type="string">
            <text:p>"AKEN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45-akfen-gayrimenkul-yatirim-ortakligi-a-s" xlink:type="simple">AKFGY</text:a> </text:p>
          </table:table-cell>
          <table:table-cell office:value-type="string" calcext:value-type="string">
            <text:p><text:a xlink:href="../../../../../tr/sirket-bilgileri/ozet/1545-akfen-gayrimenkul-yatirim-ortakligi-a-s" xlink:type="simple">AKFEN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29];&quot;.IS&quot;)" office:value-type="string" office:string-value="AKFGY .IS" calcext:value-type="string">
            <text:p>AKFGY .IS</text:p>
          </table:table-cell>
          <table:table-cell office:value-type="string" calcext:value-type="string">
            <text:p>AKFGY .IS</text:p>
          </table:table-cell>
          <table:table-cell table:formula="of:=SUBSTITUTE([.K29];&quot; &quot;;&quot;&quot;)" office:value-type="string" office:string-value="AKFGY.IS" calcext:value-type="string">
            <text:p>AKFGY.IS</text:p>
          </table:table-cell>
          <table:table-cell table:formula="of:= &quot;&quot;&quot;&quot; &amp; [.L29] &amp; &quot;&quot;&quot;&quot;&amp;&quot;,&quot;" office:value-type="string" office:string-value="&quot;AKFGY.IS&quot;," calcext:value-type="string">
            <text:p>"AKFG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792-akfen-yenilenebilir-enerji-a-s" xlink:type="simple">AKFYE</text:a> </text:p>
          </table:table-cell>
          <table:table-cell office:value-type="string" calcext:value-type="string">
            <text:p><text:a xlink:href="../../../../../tr/sirket-bilgileri/ozet/5792-akfen-yenilenebilir-enerji-a-s" xlink:type="simple">AKFEN YENİLENEBİLİR ENERJ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30];&quot;.IS&quot;)" office:value-type="string" office:string-value="AKFYE .IS" calcext:value-type="string">
            <text:p>AKFYE .IS</text:p>
          </table:table-cell>
          <table:table-cell office:value-type="string" calcext:value-type="string">
            <text:p>AKFYE .IS</text:p>
          </table:table-cell>
          <table:table-cell table:formula="of:=SUBSTITUTE([.K30];&quot; &quot;;&quot;&quot;)" office:value-type="string" office:string-value="AKFYE.IS" calcext:value-type="string">
            <text:p>AKFYE.IS</text:p>
          </table:table-cell>
          <table:table-cell table:formula="of:= &quot;&quot;&quot;&quot; &amp; [.L30] &amp; &quot;&quot;&quot;&quot;&amp;&quot;,&quot;" office:value-type="string" office:string-value="&quot;AKFYE.IS&quot;," calcext:value-type="string">
            <text:p>"AKFY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39-akin-tekstil-a-s" xlink:type="simple">ATEKS</text:a> </text:p>
          </table:table-cell>
          <table:table-cell office:value-type="string" calcext:value-type="string">
            <text:p><text:a xlink:href="../../../../../tr/sirket-bilgileri/ozet/839-akin-tekstil-a-s" xlink:type="simple">AKIN TEKSTİL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31];&quot;.IS&quot;)" office:value-type="string" office:string-value="ATEKS .IS" calcext:value-type="string">
            <text:p>ATEKS .IS</text:p>
          </table:table-cell>
          <table:table-cell office:value-type="string" calcext:value-type="string">
            <text:p>ATEKS .IS</text:p>
          </table:table-cell>
          <table:table-cell table:formula="of:=SUBSTITUTE([.K31];&quot; &quot;;&quot;&quot;)" office:value-type="string" office:string-value="ATEKS.IS" calcext:value-type="string">
            <text:p>ATEKS.IS</text:p>
          </table:table-cell>
          <table:table-cell table:formula="of:= &quot;&quot;&quot;&quot; &amp; [.L31] &amp; &quot;&quot;&quot;&quot;&amp;&quot;,&quot;" office:value-type="string" office:string-value="&quot;ATEKS.IS&quot;," calcext:value-type="string">
            <text:p>"ATEK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98-akis-gayrimenkul-yatirim-ortakligi-a-s" xlink:type="simple">AKSGY</text:a> </text:p>
          </table:table-cell>
          <table:table-cell office:value-type="string" calcext:value-type="string">
            <text:p><text:a xlink:href="../../../../../tr/sirket-bilgileri/ozet/1698-akis-gayrimenkul-yatirim-ortakligi-a-s" xlink:type="simple">AKİŞ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2];&quot;.IS&quot;)" office:value-type="string" office:string-value="AKSGY .IS" calcext:value-type="string">
            <text:p>AKSGY .IS</text:p>
          </table:table-cell>
          <table:table-cell office:value-type="string" calcext:value-type="string">
            <text:p>AKSGY .IS</text:p>
          </table:table-cell>
          <table:table-cell table:formula="of:=SUBSTITUTE([.K32];&quot; &quot;;&quot;&quot;)" office:value-type="string" office:string-value="AKSGY.IS" calcext:value-type="string">
            <text:p>AKSGY.IS</text:p>
          </table:table-cell>
          <table:table-cell table:formula="of:= &quot;&quot;&quot;&quot; &amp; [.L32] &amp; &quot;&quot;&quot;&quot;&amp;&quot;,&quot;" office:value-type="string" office:string-value="&quot;AKSGY.IS&quot;," calcext:value-type="string">
            <text:p>"AKSG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99-akmerkez-gayrimenkul-yatirim-ortakligi-a-s" xlink:type="simple">AKMGY</text:a> </text:p>
          </table:table-cell>
          <table:table-cell office:value-type="string" calcext:value-type="string">
            <text:p><text:a xlink:href="../../../../../tr/sirket-bilgileri/ozet/1399-akmerkez-gayrimenkul-yatirim-ortakligi-a-s" xlink:type="simple">AKMERKEZ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3];&quot;.IS&quot;)" office:value-type="string" office:string-value="AKMGY .IS" calcext:value-type="string">
            <text:p>AKMGY .IS</text:p>
          </table:table-cell>
          <table:table-cell office:value-type="string" calcext:value-type="string">
            <text:p>AKMGY .IS</text:p>
          </table:table-cell>
          <table:table-cell table:formula="of:=SUBSTITUTE([.K33];&quot; &quot;;&quot;&quot;)" office:value-type="string" office:string-value="AKMGY.IS" calcext:value-type="string">
            <text:p>AKMGY.IS</text:p>
          </table:table-cell>
          <table:table-cell table:formula="of:= &quot;&quot;&quot;&quot; &amp; [.L33] &amp; &quot;&quot;&quot;&quot;&amp;&quot;,&quot;" office:value-type="string" office:string-value="&quot;AKMGY.IS&quot;," calcext:value-type="string">
            <text:p>"AKMG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40-aksa-akrilik-kimya-sanayii-a-s" xlink:type="simple">AKSA</text:a> </text:p>
          </table:table-cell>
          <table:table-cell office:value-type="string" calcext:value-type="string">
            <text:p><text:a xlink:href="../../../../../tr/sirket-bilgileri/ozet/840-aksa-akrilik-kimya-sanayii-a-s" xlink:type="simple">AKSA AKRİLİK KİMYA SANAYİİ A.Ş.</text:a> </text:p>
          </table:table-cell>
          <table:table-cell office:value-type="string" calcext:value-type="string">
            <text:p>YALOVA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4];&quot;.IS&quot;)" office:value-type="string" office:string-value="AKSA .IS" calcext:value-type="string">
            <text:p>AKSA .IS</text:p>
          </table:table-cell>
          <table:table-cell office:value-type="string" calcext:value-type="string">
            <text:p>AKSA .IS</text:p>
          </table:table-cell>
          <table:table-cell table:formula="of:=SUBSTITUTE([.K34];&quot; &quot;;&quot;&quot;)" office:value-type="string" office:string-value="AKSA.IS" calcext:value-type="string">
            <text:p>AKSA.IS</text:p>
          </table:table-cell>
          <table:table-cell table:formula="of:= &quot;&quot;&quot;&quot; &amp; [.L34] &amp; &quot;&quot;&quot;&quot;&amp;&quot;,&quot;" office:value-type="string" office:string-value="&quot;AKSA.IS&quot;," calcext:value-type="string">
            <text:p>"AKS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05-aksa-enerji-uretim-a-s" xlink:type="simple">AKSEN</text:a> </text:p>
          </table:table-cell>
          <table:table-cell office:value-type="string" calcext:value-type="string">
            <text:p><text:a xlink:href="../../../../../tr/sirket-bilgileri/ozet/1505-aksa-enerji-uretim-a-s" xlink:type="simple">AKSA ENERJİ ÜRETİ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35];&quot;.IS&quot;)" office:value-type="string" office:string-value="AKSEN .IS" calcext:value-type="string">
            <text:p>AKSEN .IS</text:p>
          </table:table-cell>
          <table:table-cell office:value-type="string" calcext:value-type="string">
            <text:p>AKSEN .IS</text:p>
          </table:table-cell>
          <table:table-cell table:formula="of:=SUBSTITUTE([.K35];&quot; &quot;;&quot;&quot;)" office:value-type="string" office:string-value="AKSEN.IS" calcext:value-type="string">
            <text:p>AKSEN.IS</text:p>
          </table:table-cell>
          <table:table-cell table:formula="of:= &quot;&quot;&quot;&quot; &amp; [.L35] &amp; &quot;&quot;&quot;&quot;&amp;&quot;,&quot;" office:value-type="string" office:string-value="&quot;AKSEN.IS&quot;," calcext:value-type="string">
            <text:p>"AKS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41-aksigorta-a-s" xlink:type="simple">AKGRT</text:a> </text:p>
          </table:table-cell>
          <table:table-cell office:value-type="string" calcext:value-type="string">
            <text:p><text:a xlink:href="../../../../../tr/sirket-bilgileri/ozet/841-aksigorta-a-s" xlink:type="simple">AKSİGORT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36];&quot;.IS&quot;)" office:value-type="string" office:string-value="AKGRT .IS" calcext:value-type="string">
            <text:p>AKGRT .IS</text:p>
          </table:table-cell>
          <table:table-cell office:value-type="string" calcext:value-type="string">
            <text:p>AKGRT .IS</text:p>
          </table:table-cell>
          <table:table-cell table:formula="of:=SUBSTITUTE([.K36];&quot; &quot;;&quot;&quot;)" office:value-type="string" office:string-value="AKGRT.IS" calcext:value-type="string">
            <text:p>AKGRT.IS</text:p>
          </table:table-cell>
          <table:table-cell table:formula="of:= &quot;&quot;&quot;&quot; &amp; [.L36] &amp; &quot;&quot;&quot;&quot;&amp;&quot;,&quot;" office:value-type="string" office:string-value="&quot;AKGRT.IS&quot;," calcext:value-type="string">
            <text:p>"AKGR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42-aksu-enerji-ve-ticaret-a-s" xlink:type="simple">AKSUE</text:a> </text:p>
          </table:table-cell>
          <table:table-cell office:value-type="string" calcext:value-type="string">
            <text:p><text:a xlink:href="../../../../../tr/sirket-bilgileri/ozet/842-aksu-enerji-ve-ticaret-a-s" xlink:type="simple">AKSU ENERJİ VE TİCARET A.Ş.</text:a> </text:p>
          </table:table-cell>
          <table:table-cell office:value-type="string" calcext:value-type="string">
            <text:p>ISPARTA</text:p>
          </table:table-cell>
          <table:table-cell office:value-type="string" calcext:value-type="string">
            <text:p><text:a xlink:href="../../../../../tr/sirket-bilgileri/ozet/117-gucbir-bagimsiz-denetim-a-s" xlink:type="simple">GÜÇBİR BAĞIMSIZ DENETİM A.Ş.</text:a> </text:p>
          </table:table-cell>
          <table:table-cell table:number-columns-repeated="5"/>
          <table:table-cell table:formula="of:=COM.MICROSOFT.CONCAT([.A37];&quot;.IS&quot;)" office:value-type="string" office:string-value="AKSUE .IS" calcext:value-type="string">
            <text:p>AKSUE .IS</text:p>
          </table:table-cell>
          <table:table-cell office:value-type="string" calcext:value-type="string">
            <text:p>AKSUE .IS</text:p>
          </table:table-cell>
          <table:table-cell table:formula="of:=SUBSTITUTE([.K37];&quot; &quot;;&quot;&quot;)" office:value-type="string" office:string-value="AKSUE.IS" calcext:value-type="string">
            <text:p>AKSUE.IS</text:p>
          </table:table-cell>
          <table:table-cell table:formula="of:= &quot;&quot;&quot;&quot; &amp; [.L37] &amp; &quot;&quot;&quot;&quot;&amp;&quot;,&quot;" office:value-type="string" office:string-value="&quot;AKSUE.IS&quot;," calcext:value-type="string">
            <text:p>"AKSU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203-aktif-bank-sukuk-varlik-kiralama-a-s" xlink:type="simple">AKTVK</text:a> </text:p>
          </table:table-cell>
          <table:table-cell office:value-type="string" calcext:value-type="string">
            <text:p><text:a xlink:href="../../../../../tr/sirket-bilgileri/ozet/2203-aktif-bank-sukuk-varlik-kiralama-a-s" xlink:type="simple">AKTİF BANK SUKUK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178-sgd-bagimsiz-denetim-hizmetleri-a-s" xlink:type="simple">SGD BAĞIMSIZ DENETİM HİZMETLERİ A.Ş.</text:a> </text:p>
          </table:table-cell>
          <table:table-cell table:number-columns-repeated="5"/>
          <table:table-cell table:formula="of:=COM.MICROSOFT.CONCAT([.A38];&quot;.IS&quot;)" office:value-type="string" office:string-value="AKTVK .IS" calcext:value-type="string">
            <text:p>AKTVK .IS</text:p>
          </table:table-cell>
          <table:table-cell office:value-type="string" calcext:value-type="string">
            <text:p>AKTVK .IS</text:p>
          </table:table-cell>
          <table:table-cell table:formula="of:=SUBSTITUTE([.K38];&quot; &quot;;&quot;&quot;)" office:value-type="string" office:string-value="AKTVK.IS" calcext:value-type="string">
            <text:p>AKTVK.IS</text:p>
          </table:table-cell>
          <table:table-cell table:formula="of:= &quot;&quot;&quot;&quot; &amp; [.L38] &amp; &quot;&quot;&quot;&quot;&amp;&quot;,&quot;" office:value-type="string" office:string-value="&quot;AKTVK.IS&quot;," calcext:value-type="string">
            <text:p>"AKTV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212-aktif-yatirim-bankasi-a-s" xlink:type="simple">AFB, AKTIF</text:a> </text:p>
          </table:table-cell>
          <table:table-cell office:value-type="string" calcext:value-type="string">
            <text:p><text:a xlink:href="../../../../../tr/sirket-bilgileri/ozet/2212-aktif-yatirim-bankasi-a-s" xlink:type="simple">AKTİF YATIRIM BANKA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39];&quot;.IS&quot;)" office:value-type="string" office:string-value="AFB, AKTIF .IS" calcext:value-type="string">
            <text:p>AFB, AKTIF .IS</text:p>
          </table:table-cell>
          <table:table-cell office:value-type="string" calcext:value-type="string">
            <text:p>AKTIF .IS</text:p>
          </table:table-cell>
          <table:table-cell table:formula="of:=SUBSTITUTE([.K39];&quot; &quot;;&quot;&quot;)" office:value-type="string" office:string-value="AKTIF.IS" calcext:value-type="string">
            <text:p>AKTIF.IS</text:p>
          </table:table-cell>
          <table:table-cell table:formula="of:= &quot;&quot;&quot;&quot; &amp; [.L39] &amp; &quot;&quot;&quot;&quot;&amp;&quot;,&quot;" office:value-type="string" office:string-value="&quot;AKTIF.IS&quot;," calcext:value-type="string">
            <text:p>"AKTIF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44-alarko-carrier-sanayi-ve-ticaret-a-s" xlink:type="simple">ALCAR</text:a> </text:p>
          </table:table-cell>
          <table:table-cell office:value-type="string" calcext:value-type="string">
            <text:p><text:a xlink:href="../../../../../tr/sirket-bilgileri/ozet/844-alarko-carrier-sanayi-ve-ticaret-a-s" xlink:type="simple">ALARKO CARRIER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40];&quot;.IS&quot;)" office:value-type="string" office:string-value="ALCAR .IS" calcext:value-type="string">
            <text:p>ALCAR .IS</text:p>
          </table:table-cell>
          <table:table-cell office:value-type="string" calcext:value-type="string">
            <text:p>ALCAR .IS</text:p>
          </table:table-cell>
          <table:table-cell table:formula="of:=SUBSTITUTE([.K40];&quot; &quot;;&quot;&quot;)" office:value-type="string" office:string-value="ALCAR.IS" calcext:value-type="string">
            <text:p>ALCAR.IS</text:p>
          </table:table-cell>
          <table:table-cell table:formula="of:= &quot;&quot;&quot;&quot; &amp; [.L40] &amp; &quot;&quot;&quot;&quot;&amp;&quot;,&quot;" office:value-type="string" office:string-value="&quot;ALCAR.IS&quot;," calcext:value-type="string">
            <text:p>"ALCA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45-alarko-gayrimenkul-yatirim-ortakligi-a-s" xlink:type="simple">ALGYO</text:a> </text:p>
          </table:table-cell>
          <table:table-cell office:value-type="string" calcext:value-type="string">
            <text:p><text:a xlink:href="../../../../../tr/sirket-bilgileri/ozet/845-alarko-gayrimenkul-yatirim-ortakligi-a-s" xlink:type="simple">ALARKO GAYRİMENKUL YATIRIM ORTAKLIĞI A.Ş.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41];&quot;.IS&quot;)" office:value-type="string" office:string-value="ALGYO .IS" calcext:value-type="string">
            <text:p>ALGYO .IS</text:p>
          </table:table-cell>
          <table:table-cell office:value-type="string" calcext:value-type="string">
            <text:p>ALGYO .IS</text:p>
          </table:table-cell>
          <table:table-cell table:formula="of:=SUBSTITUTE([.K41];&quot; &quot;;&quot;&quot;)" office:value-type="string" office:string-value="ALGYO.IS" calcext:value-type="string">
            <text:p>ALGYO.IS</text:p>
          </table:table-cell>
          <table:table-cell table:formula="of:= &quot;&quot;&quot;&quot; &amp; [.L41] &amp; &quot;&quot;&quot;&quot;&amp;&quot;,&quot;" office:value-type="string" office:string-value="&quot;ALGYO.IS&quot;," calcext:value-type="string">
            <text:p>"AL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46-alarko-holding-a-s" xlink:type="simple">ALARK</text:a> </text:p>
          </table:table-cell>
          <table:table-cell office:value-type="string" calcext:value-type="string">
            <text:p><text:a xlink:href="../../../../../tr/sirket-bilgileri/ozet/846-alarko-holding-a-s" xlink:type="simple">ALARKO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42];&quot;.IS&quot;)" office:value-type="string" office:string-value="ALARK .IS" calcext:value-type="string">
            <text:p>ALARK .IS</text:p>
          </table:table-cell>
          <table:table-cell office:value-type="string" calcext:value-type="string">
            <text:p>ALARK .IS</text:p>
          </table:table-cell>
          <table:table-cell table:formula="of:=SUBSTITUTE([.K42];&quot; &quot;;&quot;&quot;)" office:value-type="string" office:string-value="ALARK.IS" calcext:value-type="string">
            <text:p>ALARK.IS</text:p>
          </table:table-cell>
          <table:table-cell table:formula="of:= &quot;&quot;&quot;&quot; &amp; [.L42] &amp; &quot;&quot;&quot;&quot;&amp;&quot;,&quot;" office:value-type="string" office:string-value="&quot;ALARK.IS&quot;," calcext:value-type="string">
            <text:p>"ALAR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14-albaraka-turk-katilim-bankasi-a-s" xlink:type="simple">ALBRK, ALK</text:a> </text:p>
          </table:table-cell>
          <table:table-cell office:value-type="string" calcext:value-type="string">
            <text:p><text:a xlink:href="../../../../../tr/sirket-bilgileri/ozet/2414-albaraka-turk-katilim-bankasi-a-s" xlink:type="simple">ALBARAKA TÜRK KATILIM BANKA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43];&quot;.IS&quot;)" office:value-type="string" office:string-value="ALBRK, ALK .IS" calcext:value-type="string">
            <text:p>ALBRK, ALK .IS</text:p>
          </table:table-cell>
          <table:table-cell office:value-type="string" calcext:value-type="string">
            <text:p>ALBRK.IS</text:p>
          </table:table-cell>
          <table:table-cell table:formula="of:=SUBSTITUTE([.K43];&quot; &quot;;&quot;&quot;)" office:value-type="string" office:string-value="ALBRK.IS" calcext:value-type="string">
            <text:p>ALBRK.IS</text:p>
          </table:table-cell>
          <table:table-cell table:formula="of:= &quot;&quot;&quot;&quot; &amp; [.L43] &amp; &quot;&quot;&quot;&quot;&amp;&quot;,&quot;" office:value-type="string" office:string-value="&quot;ALBRK.IS&quot;," calcext:value-type="string">
            <text:p>"ALBR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47-alcatel-lucent-teletas-telekomunikasyon-a-s" xlink:type="simple">ALCTL</text:a> </text:p>
          </table:table-cell>
          <table:table-cell office:value-type="string" calcext:value-type="string">
            <text:p><text:a xlink:href="../../../../../tr/sirket-bilgileri/ozet/847-alcatel-lucent-teletas-telekomunikasyon-a-s" xlink:type="simple">ALCATEL LUCENT TELETAŞ TELEKOMÜNİKASYON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4];&quot;.IS&quot;)" office:value-type="string" office:string-value="ALCTL .IS" calcext:value-type="string">
            <text:p>ALCTL .IS</text:p>
          </table:table-cell>
          <table:table-cell office:value-type="string" calcext:value-type="string">
            <text:p>ALCTL .IS</text:p>
          </table:table-cell>
          <table:table-cell table:formula="of:=SUBSTITUTE([.K44];&quot; &quot;;&quot;&quot;)" office:value-type="string" office:string-value="ALCTL.IS" calcext:value-type="string">
            <text:p>ALCTL.IS</text:p>
          </table:table-cell>
          <table:table-cell table:formula="of:= &quot;&quot;&quot;&quot; &amp; [.L44] &amp; &quot;&quot;&quot;&quot;&amp;&quot;,&quot;" office:value-type="string" office:string-value="&quot;ALCTL.IS&quot;," calcext:value-type="string">
            <text:p>"ALCT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675-alfa-solar-enerji-sanayi-ve-ticaret-a-s" xlink:type="simple">ALFAS</text:a> </text:p>
          </table:table-cell>
          <table:table-cell office:value-type="string" calcext:value-type="string">
            <text:p><text:a xlink:href="../../../../../tr/sirket-bilgileri/ozet/5675-alfa-solar-enerji-sanayi-ve-ticaret-a-s" xlink:type="simple">ALFA SOLAR ENERJİ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4598-reform-bagimsiz-denetim-a-s" xlink:type="simple">REFORM BAĞIMSIZ DENETİM A.Ş.</text:a> </text:p>
          </table:table-cell>
          <table:table-cell table:number-columns-repeated="5"/>
          <table:table-cell table:formula="of:=COM.MICROSOFT.CONCAT([.A45];&quot;.IS&quot;)" office:value-type="string" office:string-value="ALFAS .IS" calcext:value-type="string">
            <text:p>ALFAS .IS</text:p>
          </table:table-cell>
          <table:table-cell office:value-type="string" calcext:value-type="string">
            <text:p>ALFAS .IS</text:p>
          </table:table-cell>
          <table:table-cell table:formula="of:=SUBSTITUTE([.K45];&quot; &quot;;&quot;&quot;)" office:value-type="string" office:string-value="ALFAS.IS" calcext:value-type="string">
            <text:p>ALFAS.IS</text:p>
          </table:table-cell>
          <table:table-cell table:formula="of:= &quot;&quot;&quot;&quot; &amp; [.L45] &amp; &quot;&quot;&quot;&quot;&amp;&quot;,&quot;" office:value-type="string" office:string-value="&quot;ALFAS.IS&quot;," calcext:value-type="string">
            <text:p>"ALF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378-alj-finansman-a-s" xlink:type="simple">ALJF</text:a> </text:p>
          </table:table-cell>
          <table:table-cell office:value-type="string" calcext:value-type="string">
            <text:p><text:a xlink:href="../../../../../tr/sirket-bilgileri/ozet/2378-alj-finansman-a-s" xlink:type="simple">ALJ FİNANSMAN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6];&quot;.IS&quot;)" office:value-type="string" office:string-value="ALJF .IS" calcext:value-type="string">
            <text:p>ALJF .IS</text:p>
          </table:table-cell>
          <table:table-cell office:value-type="string" calcext:value-type="string">
            <text:p>ALJF .IS</text:p>
          </table:table-cell>
          <table:table-cell table:formula="of:=SUBSTITUTE([.K46];&quot; &quot;;&quot;&quot;)" office:value-type="string" office:string-value="ALJF.IS" calcext:value-type="string">
            <text:p>ALJF.IS</text:p>
          </table:table-cell>
          <table:table-cell table:formula="of:= &quot;&quot;&quot;&quot; &amp; [.L46] &amp; &quot;&quot;&quot;&quot;&amp;&quot;,&quot;" office:value-type="string" office:string-value="&quot;ALJF.IS&quot;," calcext:value-type="string">
            <text:p>"ALJF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49-alkim-alkali-kimya-a-s" xlink:type="simple">ALKIM</text:a> </text:p>
          </table:table-cell>
          <table:table-cell office:value-type="string" calcext:value-type="string">
            <text:p><text:a xlink:href="../../../../../tr/sirket-bilgileri/ozet/849-alkim-alkali-kimya-a-s" xlink:type="simple">ALKİM ALKALİ KİMY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3-rsm-turkey-uluslararasi-bagimsiz-denetim-a-s" xlink:type="simple">RSM TURKEY ULUSLARARASI BAĞIMSIZ DENETİM A.Ş.</text:a> </text:p>
          </table:table-cell>
          <table:table-cell table:number-columns-repeated="5"/>
          <table:table-cell table:formula="of:=COM.MICROSOFT.CONCAT([.A47];&quot;.IS&quot;)" office:value-type="string" office:string-value="ALKIM .IS" calcext:value-type="string">
            <text:p>ALKIM .IS</text:p>
          </table:table-cell>
          <table:table-cell office:value-type="string" calcext:value-type="string">
            <text:p>ALKIM .IS</text:p>
          </table:table-cell>
          <table:table-cell table:formula="of:=SUBSTITUTE([.K47];&quot; &quot;;&quot;&quot;)" office:value-type="string" office:string-value="ALKIM.IS" calcext:value-type="string">
            <text:p>ALKIM.IS</text:p>
          </table:table-cell>
          <table:table-cell table:formula="of:= &quot;&quot;&quot;&quot; &amp; [.L47] &amp; &quot;&quot;&quot;&quot;&amp;&quot;,&quot;" office:value-type="string" office:string-value="&quot;ALKIM.IS&quot;," calcext:value-type="string">
            <text:p>"ALKI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50-alkim-kagit-sanayi-ve-ticaret-a-s" xlink:type="simple">ALKA</text:a> </text:p>
          </table:table-cell>
          <table:table-cell office:value-type="string" calcext:value-type="string">
            <text:p><text:a xlink:href="../../../../../tr/sirket-bilgileri/ozet/850-alkim-kagit-sanayi-ve-ticaret-a-s" xlink:type="simple">ALKİM KAĞIT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213-rsm-turkey-uluslararasi-bagimsiz-denetim-a-s" xlink:type="simple">RSM TURKEY ULUSLARARASI BAĞIMSIZ DENETİM A.Ş.</text:a> </text:p>
          </table:table-cell>
          <table:table-cell table:number-columns-repeated="5"/>
          <table:table-cell table:formula="of:=COM.MICROSOFT.CONCAT([.A48];&quot;.IS&quot;)" office:value-type="string" office:string-value="ALKA .IS" calcext:value-type="string">
            <text:p>ALKA .IS</text:p>
          </table:table-cell>
          <table:table-cell office:value-type="string" calcext:value-type="string">
            <text:p>ALKA .IS</text:p>
          </table:table-cell>
          <table:table-cell table:formula="of:=SUBSTITUTE([.K48];&quot; &quot;;&quot;&quot;)" office:value-type="string" office:string-value="ALKA.IS" calcext:value-type="string">
            <text:p>ALKA.IS</text:p>
          </table:table-cell>
          <table:table-cell table:formula="of:= &quot;&quot;&quot;&quot; &amp; [.L48] &amp; &quot;&quot;&quot;&quot;&amp;&quot;,&quot;" office:value-type="string" office:string-value="&quot;ALKA.IS&quot;," calcext:value-type="string">
            <text:p>"ALK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27-alnus-yatirim-menkul-degerler-a-s" xlink:type="simple">ALNUS, ANC</text:a> </text:p>
          </table:table-cell>
          <table:table-cell office:value-type="string" calcext:value-type="string">
            <text:p><text:a xlink:href="../../../../../tr/sirket-bilgileri/ozet/1327-alnus-yatirim-menkul-degerler-a-s" xlink:type="simple">ALNUS YATIRIM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757-any-partners-bagimsiz-denetim-a-s" xlink:type="simple">ANY PARTNERS BAĞIMSIZ DENETİM A.Ş.</text:a> </text:p>
          </table:table-cell>
          <table:table-cell table:number-columns-repeated="5"/>
          <table:table-cell table:formula="of:=COM.MICROSOFT.CONCAT([.A49];&quot;.IS&quot;)" office:value-type="string" office:string-value="ALNUS, ANC .IS" calcext:value-type="string">
            <text:p>ALNUS, ANC .IS</text:p>
          </table:table-cell>
          <table:table-cell office:value-type="string" calcext:value-type="string">
            <text:p>ALNUS.IS</text:p>
          </table:table-cell>
          <table:table-cell table:formula="of:=SUBSTITUTE([.K49];&quot; &quot;;&quot;&quot;)" office:value-type="string" office:string-value="ALNUS.IS" calcext:value-type="string">
            <text:p>ALNUS.IS</text:p>
          </table:table-cell>
          <table:table-cell table:formula="of:= &quot;&quot;&quot;&quot; &amp; [.L49] &amp; &quot;&quot;&quot;&quot;&amp;&quot;,&quot;" office:value-type="string" office:string-value="&quot;ALNUS.IS&quot;," calcext:value-type="string">
            <text:p>"ALNU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55-altin-yunus-cesme-turistik-tesisler-a-s" xlink:type="simple">AYCES</text:a> </text:p>
          </table:table-cell>
          <table:table-cell office:value-type="string" calcext:value-type="string">
            <text:p><text:a xlink:href="../../../../../tr/sirket-bilgileri/ozet/855-altin-yunus-cesme-turistik-tesisler-a-s" xlink:type="simple">ALTIN YUNUS ÇEŞME TURİSTİK TESİSLER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50];&quot;.IS&quot;)" office:value-type="string" office:string-value="AYCES .IS" calcext:value-type="string">
            <text:p>AYCES .IS</text:p>
          </table:table-cell>
          <table:table-cell office:value-type="string" calcext:value-type="string">
            <text:p>AYCES .IS</text:p>
          </table:table-cell>
          <table:table-cell table:formula="of:=SUBSTITUTE([.K50];&quot; &quot;;&quot;&quot;)" office:value-type="string" office:string-value="AYCES.IS" calcext:value-type="string">
            <text:p>AYCES.IS</text:p>
          </table:table-cell>
          <table:table-cell table:formula="of:= &quot;&quot;&quot;&quot; &amp; [.L50] &amp; &quot;&quot;&quot;&quot;&amp;&quot;,&quot;" office:value-type="string" office:string-value="&quot;AYCES.IS&quot;," calcext:value-type="string">
            <text:p>"AYCE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55-altinay-savunma-teknolojileri-a-s" xlink:type="simple">ALTNY</text:a> </text:p>
          </table:table-cell>
          <table:table-cell office:value-type="string" calcext:value-type="string">
            <text:p><text:a xlink:href="../../../../../tr/sirket-bilgileri/ozet/5955-altinay-savunma-teknolojileri-a-s" xlink:type="simple">ALTINAY SAVUNMA TEKNOLOJİ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51];&quot;.IS&quot;)" office:value-type="string" office:string-value="ALTNY .IS" calcext:value-type="string">
            <text:p>ALTNY .IS</text:p>
          </table:table-cell>
          <table:table-cell office:value-type="string" calcext:value-type="string">
            <text:p>ALTNY .IS</text:p>
          </table:table-cell>
          <table:table-cell table:formula="of:=SUBSTITUTE([.K51];&quot; &quot;;&quot;&quot;)" office:value-type="string" office:string-value="ALTNY.IS" calcext:value-type="string">
            <text:p>ALTNY.IS</text:p>
          </table:table-cell>
          <table:table-cell table:formula="of:= &quot;&quot;&quot;&quot; &amp; [.L51] &amp; &quot;&quot;&quot;&quot;&amp;&quot;,&quot;" office:value-type="string" office:string-value="&quot;ALTNY.IS&quot;," calcext:value-type="string">
            <text:p>"ALTN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66-altinkilic-gida-ve-sut-sanayi-ticaret-a-s" xlink:type="simple">ALKLC</text:a> </text:p>
          </table:table-cell>
          <table:table-cell office:value-type="string" calcext:value-type="string">
            <text:p><text:a xlink:href="../../../../../tr/sirket-bilgileri/ozet/5966-altinkilic-gida-ve-sut-sanayi-ticaret-a-s" xlink:type="simple">ALTINKILIÇ GIDA VE SÜT SANAYİ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52];&quot;.IS&quot;)" office:value-type="string" office:string-value="ALKLC .IS" calcext:value-type="string">
            <text:p>ALKLC .IS</text:p>
          </table:table-cell>
          <table:table-cell office:value-type="string" calcext:value-type="string">
            <text:p>ALKLC .IS</text:p>
          </table:table-cell>
          <table:table-cell table:formula="of:=SUBSTITUTE([.K52];&quot; &quot;;&quot;&quot;)" office:value-type="string" office:string-value="ALKLC.IS" calcext:value-type="string">
            <text:p>ALKLC.IS</text:p>
          </table:table-cell>
          <table:table-cell table:formula="of:= &quot;&quot;&quot;&quot; &amp; [.L52] &amp; &quot;&quot;&quot;&quot;&amp;&quot;,&quot;" office:value-type="string" office:string-value="&quot;ALKLC.IS&quot;," calcext:value-type="string">
            <text:p>"ALKLC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53-altinyag-madencilik-ve-enerji-yatirimlari-sanayi-ve-ticaret-a-s" xlink:type="simple">ALMAD</text:a> </text:p>
          </table:table-cell>
          <table:table-cell office:value-type="string" calcext:value-type="string">
            <text:p><text:a xlink:href="../../../../../tr/sirket-bilgileri/ozet/853-altinyag-madencilik-ve-enerji-yatirimlari-sanayi-ve-ticaret-a-s" xlink:type="simple">ALTINYAĞ MADENCİLİK VE ENERJİ YATIRIMLARI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3];&quot;.IS&quot;)" office:value-type="string" office:string-value="ALMAD .IS" calcext:value-type="string">
            <text:p>ALMAD .IS</text:p>
          </table:table-cell>
          <table:table-cell office:value-type="string" calcext:value-type="string">
            <text:p>ALMAD .IS</text:p>
          </table:table-cell>
          <table:table-cell table:formula="of:=SUBSTITUTE([.K53];&quot; &quot;;&quot;&quot;)" office:value-type="string" office:string-value="ALMAD.IS" calcext:value-type="string">
            <text:p>ALMAD.IS</text:p>
          </table:table-cell>
          <table:table-cell table:formula="of:= &quot;&quot;&quot;&quot; &amp; [.L53] &amp; &quot;&quot;&quot;&quot;&amp;&quot;,&quot;" office:value-type="string" office:string-value="&quot;ALMAD.IS&quot;," calcext:value-type="string">
            <text:p>"ALMA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35-alves-kablo-sanayi-ve-ticaret-a-s" xlink:type="simple">ALVES</text:a> </text:p>
          </table:table-cell>
          <table:table-cell office:value-type="string" calcext:value-type="string">
            <text:p><text:a xlink:href="../../../../../tr/sirket-bilgileri/ozet/5935-alves-kablo-sanayi-ve-ticaret-a-s" xlink:type="simple">ALVES KABLO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54];&quot;.IS&quot;)" office:value-type="string" office:string-value="ALVES .IS" calcext:value-type="string">
            <text:p>ALVES .IS</text:p>
          </table:table-cell>
          <table:table-cell office:value-type="string" calcext:value-type="string">
            <text:p>ALVES .IS</text:p>
          </table:table-cell>
          <table:table-cell table:formula="of:=SUBSTITUTE([.K54];&quot; &quot;;&quot;&quot;)" office:value-type="string" office:string-value="ALVES.IS" calcext:value-type="string">
            <text:p>ALVES.IS</text:p>
          </table:table-cell>
          <table:table-cell table:formula="of:= &quot;&quot;&quot;&quot; &amp; [.L54] &amp; &quot;&quot;&quot;&quot;&amp;&quot;,&quot;" office:value-type="string" office:string-value="&quot;ALVES.IS&quot;," calcext:value-type="string">
            <text:p>"ALVE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56-anadolu-anonim-turk-sigorta-sirketi" xlink:type="simple">ANSGR</text:a> </text:p>
          </table:table-cell>
          <table:table-cell office:value-type="string" calcext:value-type="string">
            <text:p><text:a xlink:href="../../../../../tr/sirket-bilgileri/ozet/856-anadolu-anonim-turk-sigorta-sirketi" xlink:type="simple">ANADOLU ANONİM TÜRK SİGORTA ŞİRKETİ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5];&quot;.IS&quot;)" office:value-type="string" office:string-value="ANSGR .IS" calcext:value-type="string">
            <text:p>ANSGR .IS</text:p>
          </table:table-cell>
          <table:table-cell office:value-type="string" calcext:value-type="string">
            <text:p>ANSGR .IS</text:p>
          </table:table-cell>
          <table:table-cell table:formula="of:=SUBSTITUTE([.K55];&quot; &quot;;&quot;&quot;)" office:value-type="string" office:string-value="ANSGR.IS" calcext:value-type="string">
            <text:p>ANSGR.IS</text:p>
          </table:table-cell>
          <table:table-cell table:formula="of:= &quot;&quot;&quot;&quot; &amp; [.L55] &amp; &quot;&quot;&quot;&quot;&amp;&quot;,&quot;" office:value-type="string" office:string-value="&quot;ANSGR.IS&quot;," calcext:value-type="string">
            <text:p>"ANSG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58-anadolu-efes-biracilik-ve-malt-sanayii-a-s" xlink:type="simple">AEFES</text:a> </text:p>
          </table:table-cell>
          <table:table-cell office:value-type="string" calcext:value-type="string">
            <text:p><text:a xlink:href="../../../../../tr/sirket-bilgileri/ozet/858-anadolu-efes-biracilik-ve-malt-sanayii-a-s" xlink:type="simple">ANADOLU EFES BİRACILIK VE MALT SANAYİ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6];&quot;.IS&quot;)" office:value-type="string" office:string-value="AEFES .IS" calcext:value-type="string">
            <text:p>AEFES .IS</text:p>
          </table:table-cell>
          <table:table-cell office:value-type="string" calcext:value-type="string">
            <text:p>AEFES .IS</text:p>
          </table:table-cell>
          <table:table-cell table:formula="of:=SUBSTITUTE([.K56];&quot; &quot;;&quot;&quot;)" office:value-type="string" office:string-value="AEFES.IS" calcext:value-type="string">
            <text:p>AEFES.IS</text:p>
          </table:table-cell>
          <table:table-cell table:formula="of:= &quot;&quot;&quot;&quot; &amp; [.L56] &amp; &quot;&quot;&quot;&quot;&amp;&quot;,&quot;" office:value-type="string" office:string-value="&quot;AEFES.IS&quot;," calcext:value-type="string">
            <text:p>"AEFE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60-anadolu-hayat-emeklilik-a-s" xlink:type="simple">ANHYT</text:a> </text:p>
          </table:table-cell>
          <table:table-cell office:value-type="string" calcext:value-type="string">
            <text:p><text:a xlink:href="../../../../../tr/sirket-bilgileri/ozet/860-anadolu-hayat-emeklilik-a-s" xlink:type="simple">ANADOLU HAYAT EMEKLİLİ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7];&quot;.IS&quot;)" office:value-type="string" office:string-value="ANHYT .IS" calcext:value-type="string">
            <text:p>ANHYT .IS</text:p>
          </table:table-cell>
          <table:table-cell office:value-type="string" calcext:value-type="string">
            <text:p>ANHYT .IS</text:p>
          </table:table-cell>
          <table:table-cell table:formula="of:=SUBSTITUTE([.K57];&quot; &quot;;&quot;&quot;)" office:value-type="string" office:string-value="ANHYT.IS" calcext:value-type="string">
            <text:p>ANHYT.IS</text:p>
          </table:table-cell>
          <table:table-cell table:formula="of:= &quot;&quot;&quot;&quot; &amp; [.L57] &amp; &quot;&quot;&quot;&quot;&amp;&quot;,&quot;" office:value-type="string" office:string-value="&quot;ANHYT.IS&quot;," calcext:value-type="string">
            <text:p>"ANHY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61-anadolu-isuzu-otomotiv-sanayi-ve-ticaret-a-s" xlink:type="simple">ASUZU</text:a> </text:p>
          </table:table-cell>
          <table:table-cell office:value-type="string" calcext:value-type="string">
            <text:p><text:a xlink:href="../../../../../tr/sirket-bilgileri/ozet/861-anadolu-isuzu-otomotiv-sanayi-ve-ticaret-a-s" xlink:type="simple">ANADOLU ISUZU OTOMOTİV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8];&quot;.IS&quot;)" office:value-type="string" office:string-value="ASUZU .IS" calcext:value-type="string">
            <text:p>ASUZU .IS</text:p>
          </table:table-cell>
          <table:table-cell office:value-type="string" calcext:value-type="string">
            <text:p>ASUZU .IS</text:p>
          </table:table-cell>
          <table:table-cell table:formula="of:=SUBSTITUTE([.K58];&quot; &quot;;&quot;&quot;)" office:value-type="string" office:string-value="ASUZU.IS" calcext:value-type="string">
            <text:p>ASUZU.IS</text:p>
          </table:table-cell>
          <table:table-cell table:formula="of:= &quot;&quot;&quot;&quot; &amp; [.L58] &amp; &quot;&quot;&quot;&quot;&amp;&quot;,&quot;" office:value-type="string" office:string-value="&quot;ASUZU.IS&quot;," calcext:value-type="string">
            <text:p>"ASUZU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24-anatolia-tani-ve-biyoteknoloji-urunleri-arastirma-gelistirme-sanayi-ve-ticaret-a-s" xlink:type="simple">ANGEN</text:a> </text:p>
          </table:table-cell>
          <table:table-cell office:value-type="string" calcext:value-type="string">
            <text:p><text:a xlink:href="../../../../../tr/sirket-bilgileri/ozet/5424-anatolia-tani-ve-biyoteknoloji-urunleri-arastirma-gelistirme-sanayi-ve-ticaret-a-s" xlink:type="simple">ANATOLİA TANI VE BİYOTEKNOLOJİ ÜRÜNLERİ ARAŞTIRMA GELİŞTİRME SANAYİ VE TİCARET A.Ş.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59];&quot;.IS&quot;)" office:value-type="string" office:string-value="ANGEN .IS" calcext:value-type="string">
            <text:p>ANGEN .IS</text:p>
          </table:table-cell>
          <table:table-cell office:value-type="string" calcext:value-type="string">
            <text:p>ANGEN .IS</text:p>
          </table:table-cell>
          <table:table-cell table:formula="of:=SUBSTITUTE([.K59];&quot; &quot;;&quot;&quot;)" office:value-type="string" office:string-value="ANGEN.IS" calcext:value-type="string">
            <text:p>ANGEN.IS</text:p>
          </table:table-cell>
          <table:table-cell table:formula="of:= &quot;&quot;&quot;&quot; &amp; [.L59] &amp; &quot;&quot;&quot;&quot;&amp;&quot;,&quot;" office:value-type="string" office:string-value="&quot;ANGEN.IS&quot;," calcext:value-type="string">
            <text:p>"ANG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75-anel-elektrik-proje-taahhut-ve-ticaret-a-s" xlink:type="simple">ANELE</text:a> </text:p>
          </table:table-cell>
          <table:table-cell office:value-type="string" calcext:value-type="string">
            <text:p><text:a xlink:href="../../../../../tr/sirket-bilgileri/ozet/1475-anel-elektrik-proje-taahhut-ve-ticaret-a-s" xlink:type="simple">ANEL ELEKTRİK PROJE TAAHHÜT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60];&quot;.IS&quot;)" office:value-type="string" office:string-value="ANELE .IS" calcext:value-type="string">
            <text:p>ANELE .IS</text:p>
          </table:table-cell>
          <table:table-cell office:value-type="string" calcext:value-type="string">
            <text:p>ANELE .IS</text:p>
          </table:table-cell>
          <table:table-cell table:formula="of:=SUBSTITUTE([.K60];&quot; &quot;;&quot;&quot;)" office:value-type="string" office:string-value="ANELE.IS" calcext:value-type="string">
            <text:p>ANELE.IS</text:p>
          </table:table-cell>
          <table:table-cell table:formula="of:= &quot;&quot;&quot;&quot; &amp; [.L60] &amp; &quot;&quot;&quot;&quot;&amp;&quot;,&quot;" office:value-type="string" office:string-value="&quot;ANELE.IS&quot;," calcext:value-type="string">
            <text:p>"ANEL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63-arcelik-a-s" xlink:type="simple">ARCLK</text:a> </text:p>
          </table:table-cell>
          <table:table-cell office:value-type="string" calcext:value-type="string">
            <text:p><text:a xlink:href="../../../../../tr/sirket-bilgileri/ozet/863-arcelik-a-s" xlink:type="simple">ARÇELİ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61];&quot;.IS&quot;)" office:value-type="string" office:string-value="ARCLK .IS" calcext:value-type="string">
            <text:p>ARCLK .IS</text:p>
          </table:table-cell>
          <table:table-cell office:value-type="string" calcext:value-type="string">
            <text:p>ARCLK .IS</text:p>
          </table:table-cell>
          <table:table-cell table:formula="of:=SUBSTITUTE([.K61];&quot; &quot;;&quot;&quot;)" office:value-type="string" office:string-value="ARCLK.IS" calcext:value-type="string">
            <text:p>ARCLK.IS</text:p>
          </table:table-cell>
          <table:table-cell table:formula="of:= &quot;&quot;&quot;&quot; &amp; [.L61] &amp; &quot;&quot;&quot;&quot;&amp;&quot;,&quot;" office:value-type="string" office:string-value="&quot;ARCLK.IS&quot;," calcext:value-type="string">
            <text:p>"ARCL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967-ard-grup-bilisim-teknolojileri-a-s" xlink:type="simple">ARDYZ</text:a> </text:p>
          </table:table-cell>
          <table:table-cell office:value-type="string" calcext:value-type="string">
            <text:p><text:a xlink:href="../../../../../tr/sirket-bilgileri/ozet/4967-ard-grup-bilisim-teknolojileri-a-s" xlink:type="simple">ARD GRUP BİLİŞİM TEKNOLOJİLER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62];&quot;.IS&quot;)" office:value-type="string" office:string-value="ARDYZ .IS" calcext:value-type="string">
            <text:p>ARDYZ .IS</text:p>
          </table:table-cell>
          <table:table-cell office:value-type="string" calcext:value-type="string">
            <text:p>ARDYZ .IS</text:p>
          </table:table-cell>
          <table:table-cell table:formula="of:=SUBSTITUTE([.K62];&quot; &quot;;&quot;&quot;)" office:value-type="string" office:string-value="ARDYZ.IS" calcext:value-type="string">
            <text:p>ARDYZ.IS</text:p>
          </table:table-cell>
          <table:table-cell table:formula="of:= &quot;&quot;&quot;&quot; &amp; [.L62] &amp; &quot;&quot;&quot;&quot;&amp;&quot;,&quot;" office:value-type="string" office:string-value="&quot;ARDYZ.IS&quot;," calcext:value-type="string">
            <text:p>"ARDYZ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64-arena-bilgisayar-sanayi-ve-ticaret-a-s" xlink:type="simple">ARENA</text:a> </text:p>
          </table:table-cell>
          <table:table-cell office:value-type="string" calcext:value-type="string">
            <text:p><text:a xlink:href="../../../../../tr/sirket-bilgileri/ozet/864-arena-bilgisayar-sanayi-ve-ticaret-a-s" xlink:type="simple">ARENA BİLGİSAYAR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63];&quot;.IS&quot;)" office:value-type="string" office:string-value="ARENA .IS" calcext:value-type="string">
            <text:p>ARENA .IS</text:p>
          </table:table-cell>
          <table:table-cell office:value-type="string" calcext:value-type="string">
            <text:p>ARENA .IS</text:p>
          </table:table-cell>
          <table:table-cell table:formula="of:=SUBSTITUTE([.K63];&quot; &quot;;&quot;&quot;)" office:value-type="string" office:string-value="ARENA.IS" calcext:value-type="string">
            <text:p>ARENA.IS</text:p>
          </table:table-cell>
          <table:table-cell table:formula="of:= &quot;&quot;&quot;&quot; &amp; [.L63] &amp; &quot;&quot;&quot;&quot;&amp;&quot;,&quot;" office:value-type="string" office:string-value="&quot;ARENA.IS&quot;," calcext:value-type="string">
            <text:p>"AREN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63-arena-finans-faktoring-a-s" xlink:type="simple">ARNFK</text:a> </text:p>
          </table:table-cell>
          <table:table-cell office:value-type="string" calcext:value-type="string">
            <text:p><text:a xlink:href="../../../../../tr/sirket-bilgileri/ozet/2463-arena-finans-faktoring-a-s" xlink:type="simple">ARENA FİNANS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9-anil-yeminli-mali-musavirlik-ve-bagimsiz-denetim-a-s" xlink:type="simple">ANIL YEMİNLİ MALİ MÜŞAVİRLİK VE BAĞIMSIZ DENETİM A.Ş.</text:a> </text:p>
          </table:table-cell>
          <table:table-cell table:number-columns-repeated="5"/>
          <table:table-cell table:formula="of:=COM.MICROSOFT.CONCAT([.A64];&quot;.IS&quot;)" office:value-type="string" office:string-value="ARNFK .IS" calcext:value-type="string">
            <text:p>ARNFK .IS</text:p>
          </table:table-cell>
          <table:table-cell office:value-type="string" calcext:value-type="string">
            <text:p>ARNFK .IS</text:p>
          </table:table-cell>
          <table:table-cell table:formula="of:=SUBSTITUTE([.K64];&quot; &quot;;&quot;&quot;)" office:value-type="string" office:string-value="ARNFK.IS" calcext:value-type="string">
            <text:p>ARNFK.IS</text:p>
          </table:table-cell>
          <table:table-cell table:formula="of:= &quot;&quot;&quot;&quot; &amp; [.L64] &amp; &quot;&quot;&quot;&quot;&amp;&quot;,&quot;" office:value-type="string" office:string-value="&quot;ARNFK.IS&quot;," calcext:value-type="string">
            <text:p>"ARNF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65-arsan-tekstil-ticaret-ve-sanayi-a-s" xlink:type="simple">ARSAN</text:a> </text:p>
          </table:table-cell>
          <table:table-cell office:value-type="string" calcext:value-type="string">
            <text:p><text:a xlink:href="../../../../../tr/sirket-bilgileri/ozet/865-arsan-tekstil-ticaret-ve-sanayi-a-s" xlink:type="simple">ARSAN TEKSTİL TİCARET VE SANAYİ A.Ş.</text:a> </text:p>
          </table:table-cell>
          <table:table-cell office:value-type="string" calcext:value-type="string">
            <text:p>KAHRAMANMARAŞ</text:p>
          </table:table-cell>
          <table:table-cell office:value-type="string" calcext:value-type="string">
            <text:p><text:a xlink:href="../../../../../tr/sirket-bilgileri/ozet/210-guncel-bagimsiz-denetim-danismanlik-a-s" xlink:type="simple">GÜNCEL BAĞIMSIZ DENETİM DANIŞMANLIK A.Ş.</text:a> </text:p>
          </table:table-cell>
          <table:table-cell table:number-columns-repeated="5"/>
          <table:table-cell table:formula="of:=COM.MICROSOFT.CONCAT([.A65];&quot;.IS&quot;)" office:value-type="string" office:string-value="ARSAN .IS" calcext:value-type="string">
            <text:p>ARSAN .IS</text:p>
          </table:table-cell>
          <table:table-cell office:value-type="string" calcext:value-type="string">
            <text:p>ARSAN .IS</text:p>
          </table:table-cell>
          <table:table-cell table:formula="of:=SUBSTITUTE([.K65];&quot; &quot;;&quot;&quot;)" office:value-type="string" office:string-value="ARSAN.IS" calcext:value-type="string">
            <text:p>ARSAN.IS</text:p>
          </table:table-cell>
          <table:table-cell table:formula="of:= &quot;&quot;&quot;&quot; &amp; [.L65] &amp; &quot;&quot;&quot;&quot;&amp;&quot;,&quot;" office:value-type="string" office:string-value="&quot;ARSAN.IS&quot;," calcext:value-type="string">
            <text:p>"ARSA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36-artemis-hali-a-s" xlink:type="simple">ARTMS</text:a> </text:p>
          </table:table-cell>
          <table:table-cell office:value-type="string" calcext:value-type="string">
            <text:p><text:a xlink:href="../../../../../tr/sirket-bilgileri/ozet/5936-artemis-hali-a-s" xlink:type="simple">ARTEMİS HAL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55-yorum-bagimsiz-denetim-a-s" xlink:type="simple">YORUM BAĞIMSIZ DENETİM A.Ş.</text:a> </text:p>
          </table:table-cell>
          <table:table-cell table:number-columns-repeated="5"/>
          <table:table-cell table:formula="of:=COM.MICROSOFT.CONCAT([.A66];&quot;.IS&quot;)" office:value-type="string" office:string-value="ARTMS .IS" calcext:value-type="string">
            <text:p>ARTMS .IS</text:p>
          </table:table-cell>
          <table:table-cell office:value-type="string" calcext:value-type="string">
            <text:p>ARTMS .IS</text:p>
          </table:table-cell>
          <table:table-cell table:formula="of:=SUBSTITUTE([.K66];&quot; &quot;;&quot;&quot;)" office:value-type="string" office:string-value="ARTMS.IS" calcext:value-type="string">
            <text:p>ARTMS.IS</text:p>
          </table:table-cell>
          <table:table-cell table:formula="of:= &quot;&quot;&quot;&quot; &amp; [.L66] &amp; &quot;&quot;&quot;&quot;&amp;&quot;,&quot;" office:value-type="string" office:string-value="&quot;ARTMS.IS&quot;," calcext:value-type="string">
            <text:p>"ARTM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87-arzum-elektrikli-ev-aletleri-sanayi-ve-ticaret-a-s" xlink:type="simple">ARZUM</text:a> </text:p>
          </table:table-cell>
          <table:table-cell office:value-type="string" calcext:value-type="string">
            <text:p><text:a xlink:href="../../../../../tr/sirket-bilgileri/ozet/2087-arzum-elektrikli-ev-aletleri-sanayi-ve-ticaret-a-s" xlink:type="simple">ARZUM ELEKTRİKLİ EV ALETLERİ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67];&quot;.IS&quot;)" office:value-type="string" office:string-value="ARZUM .IS" calcext:value-type="string">
            <text:p>ARZUM .IS</text:p>
          </table:table-cell>
          <table:table-cell office:value-type="string" calcext:value-type="string">
            <text:p>ARZUM .IS</text:p>
          </table:table-cell>
          <table:table-cell table:formula="of:=SUBSTITUTE([.K67];&quot; &quot;;&quot;&quot;)" office:value-type="string" office:string-value="ARZUM.IS" calcext:value-type="string">
            <text:p>ARZUM.IS</text:p>
          </table:table-cell>
          <table:table-cell table:formula="of:= &quot;&quot;&quot;&quot; &amp; [.L67] &amp; &quot;&quot;&quot;&quot;&amp;&quot;,&quot;" office:value-type="string" office:string-value="&quot;ARZUM.IS&quot;," calcext:value-type="string">
            <text:p>"ARZU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687-asce-gayrimenkul-yatirim-ortakligi-a-s" xlink:type="simple">ASGYO</text:a> </text:p>
          </table:table-cell>
          <table:table-cell office:value-type="string" calcext:value-type="string">
            <text:p><text:a xlink:href="../../../../../tr/sirket-bilgileri/ozet/4687-asce-gayrimenkul-yatirim-ortakligi-a-s" xlink:type="simple">ASCE GAYRİMENKUL YATIRIM ORTAKLIĞI A.Ş.</text:a> </text:p>
          </table:table-cell>
          <table:table-cell office:value-type="string" calcext:value-type="string">
            <text:p>GAZİANTEP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68];&quot;.IS&quot;)" office:value-type="string" office:string-value="ASGYO .IS" calcext:value-type="string">
            <text:p>ASGYO .IS</text:p>
          </table:table-cell>
          <table:table-cell office:value-type="string" calcext:value-type="string">
            <text:p>ASGYO .IS</text:p>
          </table:table-cell>
          <table:table-cell table:formula="of:=SUBSTITUTE([.K68];&quot; &quot;;&quot;&quot;)" office:value-type="string" office:string-value="ASGYO.IS" calcext:value-type="string">
            <text:p>ASGYO.IS</text:p>
          </table:table-cell>
          <table:table-cell table:formula="of:= &quot;&quot;&quot;&quot; &amp; [.L68] &amp; &quot;&quot;&quot;&quot;&amp;&quot;,&quot;" office:value-type="string" office:string-value="&quot;ASGYO.IS&quot;," calcext:value-type="string">
            <text:p>"AS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66-aselsan-elektronik-sanayi-ve-ticaret-a-s" xlink:type="simple">ASELS</text:a> </text:p>
          </table:table-cell>
          <table:table-cell office:value-type="string" calcext:value-type="string">
            <text:p><text:a xlink:href="../../../../../tr/sirket-bilgileri/ozet/866-aselsan-elektronik-sanayi-ve-ticaret-a-s" xlink:type="simple">ASELSAN ELEKTRONİK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69];&quot;.IS&quot;)" office:value-type="string" office:string-value="ASELS .IS" calcext:value-type="string">
            <text:p>ASELS .IS</text:p>
          </table:table-cell>
          <table:table-cell office:value-type="string" calcext:value-type="string">
            <text:p>ASELS .IS</text:p>
          </table:table-cell>
          <table:table-cell table:formula="of:=SUBSTITUTE([.K69];&quot; &quot;;&quot;&quot;)" office:value-type="string" office:string-value="ASELS.IS" calcext:value-type="string">
            <text:p>ASELS.IS</text:p>
          </table:table-cell>
          <table:table-cell table:formula="of:= &quot;&quot;&quot;&quot; &amp; [.L69] &amp; &quot;&quot;&quot;&quot;&amp;&quot;,&quot;" office:value-type="string" office:string-value="&quot;ASELS.IS&quot;," calcext:value-type="string">
            <text:p>"ASEL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680-astor-enerji-a-s" xlink:type="simple">ASTOR</text:a> </text:p>
          </table:table-cell>
          <table:table-cell office:value-type="string" calcext:value-type="string">
            <text:p><text:a xlink:href="../../../../../tr/sirket-bilgileri/ozet/4680-astor-enerji-a-s" xlink:type="simple">ASTOR ENERJ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70];&quot;.IS&quot;)" office:value-type="string" office:string-value="ASTOR .IS" calcext:value-type="string">
            <text:p>ASTOR .IS</text:p>
          </table:table-cell>
          <table:table-cell office:value-type="string" calcext:value-type="string">
            <text:p>ASTOR .IS</text:p>
          </table:table-cell>
          <table:table-cell table:formula="of:=SUBSTITUTE([.K70];&quot; &quot;;&quot;&quot;)" office:value-type="string" office:string-value="ASTOR.IS" calcext:value-type="string">
            <text:p>ASTOR.IS</text:p>
          </table:table-cell>
          <table:table-cell table:formula="of:= &quot;&quot;&quot;&quot; &amp; [.L70] &amp; &quot;&quot;&quot;&quot;&amp;&quot;,&quot;" office:value-type="string" office:string-value="&quot;ASTOR.IS&quot;," calcext:value-type="string">
            <text:p>"ASTO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67-ata-gayrimenkul-yatirim-ortakligi-a-s" xlink:type="simple">ATAGY</text:a> </text:p>
          </table:table-cell>
          <table:table-cell office:value-type="string" calcext:value-type="string">
            <text:p><text:a xlink:href="../../../../../tr/sirket-bilgileri/ozet/867-ata-gayrimenkul-yatirim-ortakligi-a-s" xlink:type="simple">ATA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71];&quot;.IS&quot;)" office:value-type="string" office:string-value="ATAGY .IS" calcext:value-type="string">
            <text:p>ATAGY .IS</text:p>
          </table:table-cell>
          <table:table-cell office:value-type="string" calcext:value-type="string">
            <text:p>ATAGY .IS</text:p>
          </table:table-cell>
          <table:table-cell table:formula="of:=SUBSTITUTE([.K71];&quot; &quot;;&quot;&quot;)" office:value-type="string" office:string-value="ATAGY.IS" calcext:value-type="string">
            <text:p>ATAGY.IS</text:p>
          </table:table-cell>
          <table:table-cell table:formula="of:= &quot;&quot;&quot;&quot; &amp; [.L71] &amp; &quot;&quot;&quot;&quot;&amp;&quot;,&quot;" office:value-type="string" office:string-value="&quot;ATAGY.IS&quot;," calcext:value-type="string">
            <text:p>"ATAG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41-atakey-patates-gida-sanayi-ve-ticaret-a-s" xlink:type="simple">ATAKP</text:a> </text:p>
          </table:table-cell>
          <table:table-cell office:value-type="string" calcext:value-type="string">
            <text:p><text:a xlink:href="../../../../../tr/sirket-bilgileri/ozet/5841-atakey-patates-gida-sanayi-ve-ticaret-a-s" xlink:type="simple">ATAKEY PATATES GIDA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2];&quot;.IS&quot;)" office:value-type="string" office:string-value="ATAKP .IS" calcext:value-type="string">
            <text:p>ATAKP .IS</text:p>
          </table:table-cell>
          <table:table-cell office:value-type="string" calcext:value-type="string">
            <text:p>ATAKP .IS</text:p>
          </table:table-cell>
          <table:table-cell table:formula="of:=SUBSTITUTE([.K72];&quot; &quot;;&quot;&quot;)" office:value-type="string" office:string-value="ATAKP.IS" calcext:value-type="string">
            <text:p>ATAKP.IS</text:p>
          </table:table-cell>
          <table:table-cell table:formula="of:= &quot;&quot;&quot;&quot; &amp; [.L72] &amp; &quot;&quot;&quot;&quot;&amp;&quot;,&quot;" office:value-type="string" office:string-value="&quot;ATAKP.IS&quot;," calcext:value-type="string">
            <text:p>"ATAKP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68-atakule-gayrimenkul-yatirim-ortakligi-a-s" xlink:type="simple">AGYO</text:a> </text:p>
          </table:table-cell>
          <table:table-cell office:value-type="string" calcext:value-type="string">
            <text:p><text:a xlink:href="../../../../../tr/sirket-bilgileri/ozet/868-atakule-gayrimenkul-yatirim-ortakligi-a-s" xlink:type="simple">ATAKULE GAYRİMENKUL YATIRIM ORTAKLIĞI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73];&quot;.IS&quot;)" office:value-type="string" office:string-value="AGYO .IS" calcext:value-type="string">
            <text:p>AGYO .IS</text:p>
          </table:table-cell>
          <table:table-cell office:value-type="string" calcext:value-type="string">
            <text:p>AGYO .IS</text:p>
          </table:table-cell>
          <table:table-cell table:formula="of:=SUBSTITUTE([.K73];&quot; &quot;;&quot;&quot;)" office:value-type="string" office:string-value="AGYO.IS" calcext:value-type="string">
            <text:p>AGYO.IS</text:p>
          </table:table-cell>
          <table:table-cell table:formula="of:= &quot;&quot;&quot;&quot; &amp; [.L73] &amp; &quot;&quot;&quot;&quot;&amp;&quot;,&quot;" office:value-type="string" office:string-value="&quot;AGYO.IS&quot;," calcext:value-type="string">
            <text:p>"A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88-atilim-faktoring-a-s" xlink:type="simple">ATLFA</text:a> </text:p>
          </table:table-cell>
          <table:table-cell office:value-type="string" calcext:value-type="string">
            <text:p><text:a xlink:href="../../../../../tr/sirket-bilgileri/ozet/2088-atilim-faktoring-a-s" xlink:type="simple">ATILIM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1-hlb-saygin-bagimsiz-denetim-a-s" xlink:type="simple">HLB SAYGIN BAĞIMSIZ DENETİM A.Ş.</text:a> </text:p>
          </table:table-cell>
          <table:table-cell table:number-columns-repeated="5"/>
          <table:table-cell table:formula="of:=COM.MICROSOFT.CONCAT([.A74];&quot;.IS&quot;)" office:value-type="string" office:string-value="ATLFA .IS" calcext:value-type="string">
            <text:p>ATLFA .IS</text:p>
          </table:table-cell>
          <table:table-cell office:value-type="string" calcext:value-type="string">
            <text:p>ATLFA .IS</text:p>
          </table:table-cell>
          <table:table-cell table:formula="of:=SUBSTITUTE([.K74];&quot; &quot;;&quot;&quot;)" office:value-type="string" office:string-value="ATLFA.IS" calcext:value-type="string">
            <text:p>ATLFA.IS</text:p>
          </table:table-cell>
          <table:table-cell table:formula="of:= &quot;&quot;&quot;&quot; &amp; [.L74] &amp; &quot;&quot;&quot;&quot;&amp;&quot;,&quot;" office:value-type="string" office:string-value="&quot;ATLFA.IS&quot;," calcext:value-type="string">
            <text:p>"ATL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69-atlantis-yatirim-holding-a-s" xlink:type="simple">ATSYH</text:a> </text:p>
          </table:table-cell>
          <table:table-cell office:value-type="string" calcext:value-type="string">
            <text:p><text:a xlink:href="../../../../../tr/sirket-bilgileri/ozet/869-atlantis-yatirim-holding-a-s" xlink:type="simple">ATLANTİS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310-ttk-bagimsiz-denetim-ve-yeminli-mali-musavirlik-a-s" xlink:type="simple">TTK BAĞIMSIZ DENETİM VE YEMİNLİ MALİ MÜŞAVİRLİK A.Ş.</text:a> </text:p>
          </table:table-cell>
          <table:table-cell table:number-columns-repeated="5"/>
          <table:table-cell table:formula="of:=COM.MICROSOFT.CONCAT([.A75];&quot;.IS&quot;)" office:value-type="string" office:string-value="ATSYH .IS" calcext:value-type="string">
            <text:p>ATSYH .IS</text:p>
          </table:table-cell>
          <table:table-cell office:value-type="string" calcext:value-type="string">
            <text:p>ATSYH .IS</text:p>
          </table:table-cell>
          <table:table-cell table:formula="of:=SUBSTITUTE([.K75];&quot; &quot;;&quot;&quot;)" office:value-type="string" office:string-value="ATSYH.IS" calcext:value-type="string">
            <text:p>ATSYH.IS</text:p>
          </table:table-cell>
          <table:table-cell table:formula="of:= &quot;&quot;&quot;&quot; &amp; [.L75] &amp; &quot;&quot;&quot;&quot;&amp;&quot;,&quot;" office:value-type="string" office:string-value="&quot;ATSYH.IS&quot;," calcext:value-type="string">
            <text:p>"ATSYH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70-atlas-menkul-kiymetler-yatirim-ortakligi-a-s" xlink:type="simple">ATLAS</text:a> </text:p>
          </table:table-cell>
          <table:table-cell office:value-type="string" calcext:value-type="string">
            <text:p><text:a xlink:href="../../../../../tr/sirket-bilgileri/ozet/870-atlas-menkul-kiymetler-yatirim-ortakligi-a-s" xlink:type="simple">ATLAS MENKUL KIYMETLER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76];&quot;.IS&quot;)" office:value-type="string" office:string-value="ATLAS .IS" calcext:value-type="string">
            <text:p>ATLAS .IS</text:p>
          </table:table-cell>
          <table:table-cell office:value-type="string" calcext:value-type="string">
            <text:p>ATLAS .IS</text:p>
          </table:table-cell>
          <table:table-cell table:formula="of:=SUBSTITUTE([.K76];&quot; &quot;;&quot;&quot;)" office:value-type="string" office:string-value="ATLAS.IS" calcext:value-type="string">
            <text:p>ATLAS.IS</text:p>
          </table:table-cell>
          <table:table-cell table:formula="of:= &quot;&quot;&quot;&quot; &amp; [.L76] &amp; &quot;&quot;&quot;&quot;&amp;&quot;,&quot;" office:value-type="string" office:string-value="&quot;ATLAS.IS&quot;," calcext:value-type="string">
            <text:p>"ATL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48-atp-yazilim-ve-teknoloji-a-s" xlink:type="simple">ATATP</text:a> </text:p>
          </table:table-cell>
          <table:table-cell office:value-type="string" calcext:value-type="string">
            <text:p><text:a xlink:href="../../../../../tr/sirket-bilgileri/ozet/5348-atp-yazilim-ve-teknoloji-a-s" xlink:type="simple">ATP YAZILIM VE TEKNOLOJ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77];&quot;.IS&quot;)" office:value-type="string" office:string-value="ATATP .IS" calcext:value-type="string">
            <text:p>ATATP .IS</text:p>
          </table:table-cell>
          <table:table-cell office:value-type="string" calcext:value-type="string">
            <text:p>ATATP .IS</text:p>
          </table:table-cell>
          <table:table-cell table:formula="of:=SUBSTITUTE([.K77];&quot; &quot;;&quot;&quot;)" office:value-type="string" office:string-value="ATATP.IS" calcext:value-type="string">
            <text:p>ATATP.IS</text:p>
          </table:table-cell>
          <table:table-cell table:formula="of:= &quot;&quot;&quot;&quot; &amp; [.L77] &amp; &quot;&quot;&quot;&quot;&amp;&quot;,&quot;" office:value-type="string" office:string-value="&quot;ATATP.IS&quot;," calcext:value-type="string">
            <text:p>"ATATP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71-avrasya-gayrimenkul-yatirim-ortakligi-a-s" xlink:type="simple">AVGYO</text:a> </text:p>
          </table:table-cell>
          <table:table-cell office:value-type="string" calcext:value-type="string">
            <text:p><text:a xlink:href="../../../../../tr/sirket-bilgileri/ozet/871-avrasya-gayrimenkul-yatirim-ortakligi-a-s" xlink:type="simple">AVRASYA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78];&quot;.IS&quot;)" office:value-type="string" office:string-value="AVGYO .IS" calcext:value-type="string">
            <text:p>AVGYO .IS</text:p>
          </table:table-cell>
          <table:table-cell office:value-type="string" calcext:value-type="string">
            <text:p>AVGYO .IS</text:p>
          </table:table-cell>
          <table:table-cell table:formula="of:=SUBSTITUTE([.K78];&quot; &quot;;&quot;&quot;)" office:value-type="string" office:string-value="AVGYO.IS" calcext:value-type="string">
            <text:p>AVGYO.IS</text:p>
          </table:table-cell>
          <table:table-cell table:formula="of:= &quot;&quot;&quot;&quot; &amp; [.L78] &amp; &quot;&quot;&quot;&quot;&amp;&quot;,&quot;" office:value-type="string" office:string-value="&quot;AVGYO.IS&quot;," calcext:value-type="string">
            <text:p>"AV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54-avrasya-petrol-ve-turistik-tesisler-yatirimlar-a-s" xlink:type="simple">AVTUR</text:a> </text:p>
          </table:table-cell>
          <table:table-cell office:value-type="string" calcext:value-type="string">
            <text:p><text:a xlink:href="../../../../../tr/sirket-bilgileri/ozet/1454-avrasya-petrol-ve-turistik-tesisler-yatirimlar-a-s" xlink:type="simple">AVRASYA PETROL VE TURİSTİK TESİSLER YATIRIMLA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79];&quot;.IS&quot;)" office:value-type="string" office:string-value="AVTUR .IS" calcext:value-type="string">
            <text:p>AVTUR .IS</text:p>
          </table:table-cell>
          <table:table-cell office:value-type="string" calcext:value-type="string">
            <text:p>AVTUR .IS</text:p>
          </table:table-cell>
          <table:table-cell table:formula="of:=SUBSTITUTE([.K79];&quot; &quot;;&quot;&quot;)" office:value-type="string" office:string-value="AVTUR.IS" calcext:value-type="string">
            <text:p>AVTUR.IS</text:p>
          </table:table-cell>
          <table:table-cell table:formula="of:= &quot;&quot;&quot;&quot; &amp; [.L79] &amp; &quot;&quot;&quot;&quot;&amp;&quot;,&quot;" office:value-type="string" office:string-value="&quot;AVTUR.IS&quot;," calcext:value-type="string">
            <text:p>"AVTU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91-avrupa-yatirim-holding-a-s" xlink:type="simple">AVHOL</text:a> </text:p>
          </table:table-cell>
          <table:table-cell office:value-type="string" calcext:value-type="string">
            <text:p><text:a xlink:href="../../../../../tr/sirket-bilgileri/ozet/1691-avrupa-yatirim-holding-a-s" xlink:type="simple">AVRUPA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80];&quot;.IS&quot;)" office:value-type="string" office:string-value="AVHOL .IS" calcext:value-type="string">
            <text:p>AVHOL .IS</text:p>
          </table:table-cell>
          <table:table-cell office:value-type="string" calcext:value-type="string">
            <text:p>AVHOL .IS</text:p>
          </table:table-cell>
          <table:table-cell table:formula="of:=SUBSTITUTE([.K80];&quot; &quot;;&quot;&quot;)" office:value-type="string" office:string-value="AVHOL.IS" calcext:value-type="string">
            <text:p>AVHOL.IS</text:p>
          </table:table-cell>
          <table:table-cell table:formula="of:= &quot;&quot;&quot;&quot; &amp; [.L80] &amp; &quot;&quot;&quot;&quot;&amp;&quot;,&quot;" office:value-type="string" office:string-value="&quot;AVHOL.IS&quot;," calcext:value-type="string">
            <text:p>"AVH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12-avrupakent-gayrimenkul-yatirim-ortakligi-a-s" xlink:type="simple">AVPGY</text:a> </text:p>
          </table:table-cell>
          <table:table-cell office:value-type="string" calcext:value-type="string">
            <text:p><text:a xlink:href="../../../../../tr/sirket-bilgileri/ozet/5912-avrupakent-gayrimenkul-yatirim-ortakligi-a-s" xlink:type="simple">AVRUPAKENT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81];&quot;.IS&quot;)" office:value-type="string" office:string-value="AVPGY .IS" calcext:value-type="string">
            <text:p>AVPGY .IS</text:p>
          </table:table-cell>
          <table:table-cell office:value-type="string" calcext:value-type="string">
            <text:p>AVPGY .IS</text:p>
          </table:table-cell>
          <table:table-cell table:formula="of:=SUBSTITUTE([.K81];&quot; &quot;;&quot;&quot;)" office:value-type="string" office:string-value="AVPGY.IS" calcext:value-type="string">
            <text:p>AVPGY.IS</text:p>
          </table:table-cell>
          <table:table-cell table:formula="of:= &quot;&quot;&quot;&quot; &amp; [.L81] &amp; &quot;&quot;&quot;&quot;&amp;&quot;,&quot;" office:value-type="string" office:string-value="&quot;AVPGY.IS&quot;," calcext:value-type="string">
            <text:p>"AVPG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17-aydem-yenilenebilir-enerji-a-s" xlink:type="simple">AYDEM</text:a> </text:p>
          </table:table-cell>
          <table:table-cell office:value-type="string" calcext:value-type="string">
            <text:p><text:a xlink:href="../../../../../tr/sirket-bilgileri/ozet/5317-aydem-yenilenebilir-enerji-a-s" xlink:type="simple">AYDEM YENİLENEBİLİR ENERJİ A.Ş.</text:a> </text:p>
          </table:table-cell>
          <table:table-cell office:value-type="string" calcext:value-type="string">
            <text:p>DENİZLİ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82];&quot;.IS&quot;)" office:value-type="string" office:string-value="AYDEM .IS" calcext:value-type="string">
            <text:p>AYDEM .IS</text:p>
          </table:table-cell>
          <table:table-cell office:value-type="string" calcext:value-type="string">
            <text:p>AYDEM .IS</text:p>
          </table:table-cell>
          <table:table-cell table:formula="of:=SUBSTITUTE([.K82];&quot; &quot;;&quot;&quot;)" office:value-type="string" office:string-value="AYDEM.IS" calcext:value-type="string">
            <text:p>AYDEM.IS</text:p>
          </table:table-cell>
          <table:table-cell table:formula="of:= &quot;&quot;&quot;&quot; &amp; [.L82] &amp; &quot;&quot;&quot;&quot;&amp;&quot;,&quot;" office:value-type="string" office:string-value="&quot;AYDEM.IS&quot;," calcext:value-type="string">
            <text:p>"AYDE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72-ayen-enerji-a-s" xlink:type="simple">AYEN</text:a> </text:p>
          </table:table-cell>
          <table:table-cell office:value-type="string" calcext:value-type="string">
            <text:p><text:a xlink:href="../../../../../tr/sirket-bilgileri/ozet/872-ayen-enerji-a-s" xlink:type="simple">AYEN ENERJ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83];&quot;.IS&quot;)" office:value-type="string" office:string-value="AYEN .IS" calcext:value-type="string">
            <text:p>AYEN .IS</text:p>
          </table:table-cell>
          <table:table-cell office:value-type="string" calcext:value-type="string">
            <text:p>AYEN .IS</text:p>
          </table:table-cell>
          <table:table-cell table:formula="of:=SUBSTITUTE([.K83];&quot; &quot;;&quot;&quot;)" office:value-type="string" office:string-value="AYEN.IS" calcext:value-type="string">
            <text:p>AYEN.IS</text:p>
          </table:table-cell>
          <table:table-cell table:formula="of:= &quot;&quot;&quot;&quot; &amp; [.L83] &amp; &quot;&quot;&quot;&quot;&amp;&quot;,&quot;" office:value-type="string" office:string-value="&quot;AYEN.IS&quot;," calcext:value-type="string">
            <text:p>"AY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84-ayes-celik-hasir-ve-cit-sanayi-a-s" xlink:type="simple">AYES</text:a> </text:p>
          </table:table-cell>
          <table:table-cell office:value-type="string" calcext:value-type="string">
            <text:p><text:a xlink:href="../../../../../tr/sirket-bilgileri/ozet/1584-ayes-celik-hasir-ve-cit-sanayi-a-s" xlink:type="simple">AYES ÇELİK HASIR VE ÇİT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84];&quot;.IS&quot;)" office:value-type="string" office:string-value="AYES .IS" calcext:value-type="string">
            <text:p>AYES .IS</text:p>
          </table:table-cell>
          <table:table-cell office:value-type="string" calcext:value-type="string">
            <text:p>AYES .IS</text:p>
          </table:table-cell>
          <table:table-cell table:formula="of:=SUBSTITUTE([.K84];&quot; &quot;;&quot;&quot;)" office:value-type="string" office:string-value="AYES.IS" calcext:value-type="string">
            <text:p>AYES.IS</text:p>
          </table:table-cell>
          <table:table-cell table:formula="of:= &quot;&quot;&quot;&quot; &amp; [.L84] &amp; &quot;&quot;&quot;&quot;&amp;&quot;,&quot;" office:value-type="string" office:string-value="&quot;AYES.IS&quot;," calcext:value-type="string">
            <text:p>"AYE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73-aygaz-a-s" xlink:type="simple">AYGAZ</text:a> </text:p>
          </table:table-cell>
          <table:table-cell office:value-type="string" calcext:value-type="string">
            <text:p><text:a xlink:href="../../../../../tr/sirket-bilgileri/ozet/873-aygaz-a-s" xlink:type="simple">AYGAZ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85];&quot;.IS&quot;)" office:value-type="string" office:string-value="AYGAZ .IS" calcext:value-type="string">
            <text:p>AYGAZ .IS</text:p>
          </table:table-cell>
          <table:table-cell office:value-type="string" calcext:value-type="string">
            <text:p>AYGAZ .IS</text:p>
          </table:table-cell>
          <table:table-cell table:formula="of:=SUBSTITUTE([.K85];&quot; &quot;;&quot;&quot;)" office:value-type="string" office:string-value="AYGAZ.IS" calcext:value-type="string">
            <text:p>AYGAZ.IS</text:p>
          </table:table-cell>
          <table:table-cell table:formula="of:= &quot;&quot;&quot;&quot; &amp; [.L85] &amp; &quot;&quot;&quot;&quot;&amp;&quot;,&quot;" office:value-type="string" office:string-value="&quot;AYGAZ.IS&quot;," calcext:value-type="string">
            <text:p>"AYGAZ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5649-aztek-teknoloji-urunleri-ticaret-a-s" xlink:type="simple">AZTEK</text:a> </text:p>
          </table:table-cell>
          <table:table-cell table:style-name="ce6" office:value-type="string" calcext:value-type="string">
            <text:p><text:a xlink:href="../../../../../tr/sirket-bilgileri/ozet/5649-aztek-teknoloji-urunleri-ticaret-a-s" xlink:type="simple">AZTEK TEKNOLOJİ ÜRÜNLERİ TİCARET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86];&quot;.IS&quot;)" office:value-type="string" office:string-value="AZTEK .IS" calcext:value-type="string">
            <text:p>AZTEK .IS</text:p>
          </table:table-cell>
          <table:table-cell office:value-type="string" calcext:value-type="string">
            <text:p>AZTEK .IS</text:p>
          </table:table-cell>
          <table:table-cell table:formula="of:=SUBSTITUTE([.K86];&quot; &quot;;&quot;&quot;)" office:value-type="string" office:string-value="AZTEK.IS" calcext:value-type="string">
            <text:p>AZTEK.IS</text:p>
          </table:table-cell>
          <table:table-cell table:formula="of:= &quot;&quot;&quot;&quot; &amp; [.L86] &amp; &quot;&quot;&quot;&quot;&amp;&quot;,&quot;" office:value-type="string" office:string-value="&quot;AZTEK.IS&quot;," calcext:value-type="string">
            <text:p>"AZTEK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87];&quot;.IS&quot;)" office:value-type="string" office:string-value=".IS" calcext:value-type="string">
            <text:p>.IS</text:p>
          </table:table-cell>
          <table:table-cell/>
          <table:table-cell table:formula="of:=SUBSTITUTE([.K87];&quot; &quot;;&quot;&quot;)">
            <text:p/>
          </table:table-cell>
          <table:table-cell table:formula="of:= &quot;&quot;&quot;&quot; &amp; [.L87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Default" table:number-columns-repeated="3"/>
          <table:table-cell table:number-columns-repeated="5"/>
          <table:table-cell table:formula="of:=COM.MICROSOFT.CONCAT([.A88];&quot;.IS&quot;)" office:value-type="string" office:string-value="B.IS" calcext:value-type="string">
            <text:p>B.IS</text:p>
          </table:table-cell>
          <table:table-cell/>
          <table:table-cell table:formula="of:=SUBSTITUTE([.K88];&quot; &quot;;&quot;&quot;)">
            <text:p/>
          </table:table-cell>
          <table:table-cell table:formula="of:= &quot;&quot;&quot;&quot; &amp; [.L88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89];&quot;.IS&quot;)" office:value-type="string" office:string-value=".IS" calcext:value-type="string">
            <text:p>.IS</text:p>
          </table:table-cell>
          <table:table-cell/>
          <table:table-cell table:formula="of:=SUBSTITUTE([.K89];&quot; &quot;;&quot;&quot;)">
            <text:p/>
          </table:table-cell>
          <table:table-cell table:formula="of:= &quot;&quot;&quot;&quot; &amp; [.L89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90];&quot;.IS&quot;)" office:value-type="string" office:string-value="Kod.IS" calcext:value-type="string">
            <text:p>Kod.IS</text:p>
          </table:table-cell>
          <table:table-cell/>
          <table:table-cell table:formula="of:=SUBSTITUTE([.K90];&quot; &quot;;&quot;&quot;)">
            <text:p/>
          </table:table-cell>
          <table:table-cell table:formula="of:= &quot;&quot;&quot;&quot; &amp; [.L90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74-bagfas-bandirma-gubre-fabrikalari-a-s" xlink:type="simple">BAGFS</text:a> </text:p>
          </table:table-cell>
          <table:table-cell office:value-type="string" calcext:value-type="string">
            <text:p><text:a xlink:href="../../../../../tr/sirket-bilgileri/ozet/874-bagfas-bandirma-gubre-fabrikalari-a-s" xlink:type="simple">BAGFAŞ BANDIRMA GÜBRE FABRİKALAR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91];&quot;.IS&quot;)" office:value-type="string" office:string-value="BAGFS .IS" calcext:value-type="string">
            <text:p>BAGFS .IS</text:p>
          </table:table-cell>
          <table:table-cell office:value-type="string" calcext:value-type="string">
            <text:p>BAGFS .IS</text:p>
          </table:table-cell>
          <table:table-cell table:formula="of:=SUBSTITUTE([.K91];&quot; &quot;;&quot;&quot;)" office:value-type="string" office:string-value="BAGFS.IS" calcext:value-type="string">
            <text:p>BAGFS.IS</text:p>
          </table:table-cell>
          <table:table-cell table:formula="of:= &quot;&quot;&quot;&quot; &amp; [.L91] &amp; &quot;&quot;&quot;&quot;&amp;&quot;,&quot;" office:value-type="string" office:string-value="&quot;BAGFS.IS&quot;," calcext:value-type="string">
            <text:p>"BAGF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6005-bahadir-kimya-sanayi-ve-ticaret-a-s" xlink:type="simple">BAHKM</text:a> </text:p>
          </table:table-cell>
          <table:table-cell office:value-type="string" calcext:value-type="string">
            <text:p><text:a xlink:href="../../../../../tr/sirket-bilgileri/ozet/6005-bahadir-kimya-sanayi-ve-ticaret-a-s" xlink:type="simple">BAHADIR KİMYA SANAYİ VE TİCARET A.Ş.</text:a> </text:p>
          </table:table-cell>
          <table:table-cell office:value-type="string" calcext:value-type="string">
            <text:p>KIRIKKALE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92];&quot;.IS&quot;)" office:value-type="string" office:string-value="BAHKM .IS" calcext:value-type="string">
            <text:p>BAHKM .IS</text:p>
          </table:table-cell>
          <table:table-cell office:value-type="string" calcext:value-type="string">
            <text:p>BAHKM .IS</text:p>
          </table:table-cell>
          <table:table-cell table:formula="of:=SUBSTITUTE([.K92];&quot; &quot;;&quot;&quot;)" office:value-type="string" office:string-value="BAHKM.IS" calcext:value-type="string">
            <text:p>BAHKM.IS</text:p>
          </table:table-cell>
          <table:table-cell table:formula="of:= &quot;&quot;&quot;&quot; &amp; [.L92] &amp; &quot;&quot;&quot;&quot;&amp;&quot;,&quot;" office:value-type="string" office:string-value="&quot;BAHKM.IS&quot;," calcext:value-type="string">
            <text:p>"BAHK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75-bak-ambalaj-sanayi-ve-ticaret-a-s" xlink:type="simple">BAKAB</text:a> </text:p>
          </table:table-cell>
          <table:table-cell office:value-type="string" calcext:value-type="string">
            <text:p><text:a xlink:href="../../../../../tr/sirket-bilgileri/ozet/875-bak-ambalaj-sanayi-ve-ticaret-a-s" xlink:type="simple">BAK AMBALAJ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93];&quot;.IS&quot;)" office:value-type="string" office:string-value="BAKAB .IS" calcext:value-type="string">
            <text:p>BAKAB .IS</text:p>
          </table:table-cell>
          <table:table-cell office:value-type="string" calcext:value-type="string">
            <text:p>BAKAB .IS</text:p>
          </table:table-cell>
          <table:table-cell table:formula="of:=SUBSTITUTE([.K93];&quot; &quot;;&quot;&quot;)" office:value-type="string" office:string-value="BAKAB.IS" calcext:value-type="string">
            <text:p>BAKAB.IS</text:p>
          </table:table-cell>
          <table:table-cell table:formula="of:= &quot;&quot;&quot;&quot; &amp; [.L93] &amp; &quot;&quot;&quot;&quot;&amp;&quot;,&quot;" office:value-type="string" office:string-value="&quot;BAKAB.IS&quot;," calcext:value-type="string">
            <text:p>"BAKAB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27-balatacilar-balatacilik-sanayi-ve-ticaret-a-s" xlink:type="simple">BALAT</text:a> </text:p>
          </table:table-cell>
          <table:table-cell office:value-type="string" calcext:value-type="string">
            <text:p><text:a xlink:href="../../../../../tr/sirket-bilgileri/ozet/1627-balatacilar-balatacilik-sanayi-ve-ticaret-a-s" xlink:type="simple">BALATACILAR BALATACILIK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5805-ventera-bagimsiz-denetim-a-s" xlink:type="simple">VENTERA BAĞIMSIZ DENETİM A.Ş.</text:a> </text:p>
          </table:table-cell>
          <table:table-cell table:number-columns-repeated="5"/>
          <table:table-cell table:formula="of:=COM.MICROSOFT.CONCAT([.A94];&quot;.IS&quot;)" office:value-type="string" office:string-value="BALAT .IS" calcext:value-type="string">
            <text:p>BALAT .IS</text:p>
          </table:table-cell>
          <table:table-cell office:value-type="string" calcext:value-type="string">
            <text:p>BALAT .IS</text:p>
          </table:table-cell>
          <table:table-cell table:formula="of:=SUBSTITUTE([.K94];&quot; &quot;;&quot;&quot;)" office:value-type="string" office:string-value="BALAT.IS" calcext:value-type="string">
            <text:p>BALAT.IS</text:p>
          </table:table-cell>
          <table:table-cell table:formula="of:= &quot;&quot;&quot;&quot; &amp; [.L94] &amp; &quot;&quot;&quot;&quot;&amp;&quot;,&quot;" office:value-type="string" office:string-value="&quot;BALAT.IS&quot;," calcext:value-type="string">
            <text:p>"BALA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68-bantas-bandirma-ambalaj-sanayi-ve-ticaret-a-s" xlink:type="simple">BNTAS</text:a> </text:p>
          </table:table-cell>
          <table:table-cell office:value-type="string" calcext:value-type="string">
            <text:p><text:a xlink:href="../../../../../tr/sirket-bilgileri/ozet/2468-bantas-bandirma-ambalaj-sanayi-ve-ticaret-a-s" xlink:type="simple">BANTAŞ BANDIRMA AMBALAJ SANAYİ VE TİCARET A.Ş.</text:a> </text:p>
          </table:table-cell>
          <table:table-cell office:value-type="string" calcext:value-type="string">
            <text:p>BALIKESİR</text:p>
          </table:table-cell>
          <table:table-cell office:value-type="string" calcext:value-type="string">
            <text:p><text:a xlink:href="../../../../../tr/sirket-bilgileri/ozet/4841-note-office-uluslararasi-bagimsiz-denetim-danismanlik-ve-yeminli-mali-musavirlik-a-s" xlink:type="simple">NOTE OFFİCE ULUSLARARASI BAĞIMSIZ DENETİM DANIŞMANLIK VE YEMİNLİ MALİ MÜŞAVİRLİK A.Ş.</text:a> </text:p>
          </table:table-cell>
          <table:table-cell table:number-columns-repeated="5"/>
          <table:table-cell table:formula="of:=COM.MICROSOFT.CONCAT([.A95];&quot;.IS&quot;)" office:value-type="string" office:string-value="BNTAS .IS" calcext:value-type="string">
            <text:p>BNTAS .IS</text:p>
          </table:table-cell>
          <table:table-cell office:value-type="string" calcext:value-type="string">
            <text:p>BNTAS .IS</text:p>
          </table:table-cell>
          <table:table-cell table:formula="of:=SUBSTITUTE([.K95];&quot; &quot;;&quot;&quot;)" office:value-type="string" office:string-value="BNTAS.IS" calcext:value-type="string">
            <text:p>BNTAS.IS</text:p>
          </table:table-cell>
          <table:table-cell table:formula="of:= &quot;&quot;&quot;&quot; &amp; [.L95] &amp; &quot;&quot;&quot;&quot;&amp;&quot;,&quot;" office:value-type="string" office:string-value="&quot;BNTAS.IS&quot;," calcext:value-type="string">
            <text:p>"BNT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76-banvit-bandirma-vitaminli-yem-sanayi-a-s" xlink:type="simple">BANVT</text:a> </text:p>
          </table:table-cell>
          <table:table-cell office:value-type="string" calcext:value-type="string">
            <text:p><text:a xlink:href="../../../../../tr/sirket-bilgileri/ozet/876-banvit-bandirma-vitaminli-yem-sanayi-a-s" xlink:type="simple">BANVİT BANDIRMA VİTAMİNLİ YEM SANAYİ A.Ş.</text:a> </text:p>
          </table:table-cell>
          <table:table-cell office:value-type="string" calcext:value-type="string">
            <text:p>BALIKESİR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96];&quot;.IS&quot;)" office:value-type="string" office:string-value="BANVT .IS" calcext:value-type="string">
            <text:p>BANVT .IS</text:p>
          </table:table-cell>
          <table:table-cell office:value-type="string" calcext:value-type="string">
            <text:p>BANVT .IS</text:p>
          </table:table-cell>
          <table:table-cell table:formula="of:=SUBSTITUTE([.K96];&quot; &quot;;&quot;&quot;)" office:value-type="string" office:string-value="BANVT.IS" calcext:value-type="string">
            <text:p>BANVT.IS</text:p>
          </table:table-cell>
          <table:table-cell table:formula="of:= &quot;&quot;&quot;&quot; &amp; [.L96] &amp; &quot;&quot;&quot;&quot;&amp;&quot;,&quot;" office:value-type="string" office:string-value="&quot;BANVT.IS&quot;," calcext:value-type="string">
            <text:p>"BANV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67-barem-ambalaj-sanayi-ve-ticaret-a-s" xlink:type="simple">BARMA</text:a> </text:p>
          </table:table-cell>
          <table:table-cell office:value-type="string" calcext:value-type="string">
            <text:p><text:a xlink:href="../../../../../tr/sirket-bilgileri/ozet/5567-barem-ambalaj-sanayi-ve-ticaret-a-s" xlink:type="simple">BAREM AMBALAJ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97];&quot;.IS&quot;)" office:value-type="string" office:string-value="BARMA .IS" calcext:value-type="string">
            <text:p>BARMA .IS</text:p>
          </table:table-cell>
          <table:table-cell office:value-type="string" calcext:value-type="string">
            <text:p>BARMA .IS</text:p>
          </table:table-cell>
          <table:table-cell table:formula="of:=SUBSTITUTE([.K97];&quot; &quot;;&quot;&quot;)" office:value-type="string" office:string-value="BARMA.IS" calcext:value-type="string">
            <text:p>BARMA.IS</text:p>
          </table:table-cell>
          <table:table-cell table:formula="of:= &quot;&quot;&quot;&quot; &amp; [.L97] &amp; &quot;&quot;&quot;&quot;&amp;&quot;,&quot;" office:value-type="string" office:string-value="&quot;BARMA.IS&quot;," calcext:value-type="string">
            <text:p>"BARM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840-baskent-dogalgaz-dagitim-gayrimenkul-yatirim-ortakligi-a-s" xlink:type="simple">BASGZ</text:a> </text:p>
          </table:table-cell>
          <table:table-cell office:value-type="string" calcext:value-type="string">
            <text:p><text:a xlink:href="../../../../../tr/sirket-bilgileri/ozet/2840-baskent-dogalgaz-dagitim-gayrimenkul-yatirim-ortakligi-a-s" xlink:type="simple">BAŞKENT DOĞALGAZ DAĞITIM GAYRİMENKUL YATIRIM ORTAKLIĞI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98];&quot;.IS&quot;)" office:value-type="string" office:string-value="BASGZ .IS" calcext:value-type="string">
            <text:p>BASGZ .IS</text:p>
          </table:table-cell>
          <table:table-cell office:value-type="string" calcext:value-type="string">
            <text:p>BASGZ .IS</text:p>
          </table:table-cell>
          <table:table-cell table:formula="of:=SUBSTITUTE([.K98];&quot; &quot;;&quot;&quot;)" office:value-type="string" office:string-value="BASGZ.IS" calcext:value-type="string">
            <text:p>BASGZ.IS</text:p>
          </table:table-cell>
          <table:table-cell table:formula="of:= &quot;&quot;&quot;&quot; &amp; [.L98] &amp; &quot;&quot;&quot;&quot;&amp;&quot;,&quot;" office:value-type="string" office:string-value="&quot;BASGZ.IS&quot;," calcext:value-type="string">
            <text:p>"BASGZ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82-bastas-baskent-cimento-sanayi-ve-ticaret-a-s" xlink:type="simple">BASCM</text:a> </text:p>
          </table:table-cell>
          <table:table-cell office:value-type="string" calcext:value-type="string">
            <text:p><text:a xlink:href="../../../../../tr/sirket-bilgileri/ozet/1582-bastas-baskent-cimento-sanayi-ve-ticaret-a-s" xlink:type="simple">BAŞTAŞ BAŞKENT ÇİMENTO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99];&quot;.IS&quot;)" office:value-type="string" office:string-value="BASCM .IS" calcext:value-type="string">
            <text:p>BASCM .IS</text:p>
          </table:table-cell>
          <table:table-cell office:value-type="string" calcext:value-type="string">
            <text:p>BASCM .IS</text:p>
          </table:table-cell>
          <table:table-cell table:formula="of:=SUBSTITUTE([.K99];&quot; &quot;;&quot;&quot;)" office:value-type="string" office:string-value="BASCM.IS" calcext:value-type="string">
            <text:p>BASCM.IS</text:p>
          </table:table-cell>
          <table:table-cell table:formula="of:= &quot;&quot;&quot;&quot; &amp; [.L99] &amp; &quot;&quot;&quot;&quot;&amp;&quot;,&quot;" office:value-type="string" office:string-value="&quot;BASCM.IS&quot;," calcext:value-type="string">
            <text:p>"BASC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06-bati-ege-gayrimenkul-yatirim-ortakligi-a-s" xlink:type="simple">BEGYO</text:a> </text:p>
          </table:table-cell>
          <table:table-cell office:value-type="string" calcext:value-type="string">
            <text:p><text:a xlink:href="../../../../../tr/sirket-bilgileri/ozet/5906-bati-ege-gayrimenkul-yatirim-ortakligi-a-s" xlink:type="simple">BATI EGE GAYRİMENKUL YATIRIM ORTAKLIĞI A.Ş.</text:a> </text:p>
          </table:table-cell>
          <table:table-cell office:value-type="string" calcext:value-type="string">
            <text:p>DENİZLİ</text:p>
          </table:table-cell>
          <table:table-cell office:value-type="string" calcext:value-type="string">
            <text:p><text:a xlink:href="../../../../../tr/sirket-bilgileri/ozet/5595-arsen-bagimsiz-denetim-hizmetleri-a-s" xlink:type="simple">ARSEN BAĞIMSIZ DENETİM HİZMETLERİ A.Ş.</text:a> </text:p>
          </table:table-cell>
          <table:table-cell table:number-columns-repeated="5"/>
          <table:table-cell table:formula="of:=COM.MICROSOFT.CONCAT([.A100];&quot;.IS&quot;)" office:value-type="string" office:string-value="BEGYO .IS" calcext:value-type="string">
            <text:p>BEGYO .IS</text:p>
          </table:table-cell>
          <table:table-cell office:value-type="string" calcext:value-type="string">
            <text:p>BEGYO .IS</text:p>
          </table:table-cell>
          <table:table-cell table:formula="of:=SUBSTITUTE([.K100];&quot; &quot;;&quot;&quot;)" office:value-type="string" office:string-value="BEGYO.IS" calcext:value-type="string">
            <text:p>BEGYO.IS</text:p>
          </table:table-cell>
          <table:table-cell table:formula="of:= &quot;&quot;&quot;&quot; &amp; [.L100] &amp; &quot;&quot;&quot;&quot;&amp;&quot;,&quot;" office:value-type="string" office:string-value="&quot;BEGYO.IS&quot;," calcext:value-type="string">
            <text:p>"BE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77-baticim-bati-anadolu-cimento-sanayii-a-s" xlink:type="simple">BTCIM</text:a> </text:p>
          </table:table-cell>
          <table:table-cell office:value-type="string" calcext:value-type="string">
            <text:p><text:a xlink:href="../../../../../tr/sirket-bilgileri/ozet/877-baticim-bati-anadolu-cimento-sanayii-a-s" xlink:type="simple">BATIÇİM BATI ANADOLU ÇİMENTO SANAYİİ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01];&quot;.IS&quot;)" office:value-type="string" office:string-value="BTCIM .IS" calcext:value-type="string">
            <text:p>BTCIM .IS</text:p>
          </table:table-cell>
          <table:table-cell office:value-type="string" calcext:value-type="string">
            <text:p>BTCIM .IS</text:p>
          </table:table-cell>
          <table:table-cell table:formula="of:=SUBSTITUTE([.K101];&quot; &quot;;&quot;&quot;)" office:value-type="string" office:string-value="BTCIM.IS" calcext:value-type="string">
            <text:p>BTCIM.IS</text:p>
          </table:table-cell>
          <table:table-cell table:formula="of:= &quot;&quot;&quot;&quot; &amp; [.L101] &amp; &quot;&quot;&quot;&quot;&amp;&quot;,&quot;" office:value-type="string" office:string-value="&quot;BTCIM.IS&quot;," calcext:value-type="string">
            <text:p>"BTCI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78-batisoke-soke-cimento-sanayii-t-a-s" xlink:type="simple">BSOKE</text:a> </text:p>
          </table:table-cell>
          <table:table-cell office:value-type="string" calcext:value-type="string">
            <text:p><text:a xlink:href="../../../../../tr/sirket-bilgileri/ozet/878-batisoke-soke-cimento-sanayii-t-a-s" xlink:type="simple">BATISÖKE SÖKE ÇİMENTO SANAYİİ T.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02];&quot;.IS&quot;)" office:value-type="string" office:string-value="BSOKE .IS" calcext:value-type="string">
            <text:p>BSOKE .IS</text:p>
          </table:table-cell>
          <table:table-cell office:value-type="string" calcext:value-type="string">
            <text:p>BSOKE .IS</text:p>
          </table:table-cell>
          <table:table-cell table:formula="of:=SUBSTITUTE([.K102];&quot; &quot;;&quot;&quot;)" office:value-type="string" office:string-value="BSOKE.IS" calcext:value-type="string">
            <text:p>BSOKE.IS</text:p>
          </table:table-cell>
          <table:table-cell table:formula="of:= &quot;&quot;&quot;&quot; &amp; [.L102] &amp; &quot;&quot;&quot;&quot;&amp;&quot;,&quot;" office:value-type="string" office:string-value="&quot;BSOKE.IS&quot;," calcext:value-type="string">
            <text:p>"BSOK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53-baydoner-restoranlari-a-s" xlink:type="simple">BYDNR</text:a> </text:p>
          </table:table-cell>
          <table:table-cell office:value-type="string" calcext:value-type="string">
            <text:p><text:a xlink:href="../../../../../tr/sirket-bilgileri/ozet/5853-baydoner-restoranlari-a-s" xlink:type="simple">BAYDÖNER RESTORANLARI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103];&quot;.IS&quot;)" office:value-type="string" office:string-value="BYDNR .IS" calcext:value-type="string">
            <text:p>BYDNR .IS</text:p>
          </table:table-cell>
          <table:table-cell office:value-type="string" calcext:value-type="string">
            <text:p>BYDNR .IS</text:p>
          </table:table-cell>
          <table:table-cell table:formula="of:=SUBSTITUTE([.K103];&quot; &quot;;&quot;&quot;)" office:value-type="string" office:string-value="BYDNR.IS" calcext:value-type="string">
            <text:p>BYDNR.IS</text:p>
          </table:table-cell>
          <table:table-cell table:formula="of:= &quot;&quot;&quot;&quot; &amp; [.L103] &amp; &quot;&quot;&quot;&quot;&amp;&quot;,&quot;" office:value-type="string" office:string-value="&quot;BYDNR.IS&quot;," calcext:value-type="string">
            <text:p>"BYDN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054-bayrak-ebt-taban-sanayi-ve-ticaret-a-s" xlink:type="simple">BAYRK</text:a> </text:p>
          </table:table-cell>
          <table:table-cell office:value-type="string" calcext:value-type="string">
            <text:p><text:a xlink:href="../../../../../tr/sirket-bilgileri/ozet/5054-bayrak-ebt-taban-sanayi-ve-ticaret-a-s" xlink:type="simple">BAYRAK EBT TABAN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104];&quot;.IS&quot;)" office:value-type="string" office:string-value="BAYRK .IS" calcext:value-type="string">
            <text:p>BAYRK .IS</text:p>
          </table:table-cell>
          <table:table-cell office:value-type="string" calcext:value-type="string">
            <text:p>BAYRK .IS</text:p>
          </table:table-cell>
          <table:table-cell table:formula="of:=SUBSTITUTE([.K104];&quot; &quot;;&quot;&quot;)" office:value-type="string" office:string-value="BAYRK.IS" calcext:value-type="string">
            <text:p>BAYRK.IS</text:p>
          </table:table-cell>
          <table:table-cell table:formula="of:= &quot;&quot;&quot;&quot; &amp; [.L104] &amp; &quot;&quot;&quot;&quot;&amp;&quot;,&quot;" office:value-type="string" office:string-value="&quot;BAYRK.IS&quot;," calcext:value-type="string">
            <text:p>"BAYR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93-bera-holding-a-s" xlink:type="simple">BERA</text:a> </text:p>
          </table:table-cell>
          <table:table-cell office:value-type="string" calcext:value-type="string">
            <text:p><text:a xlink:href="../../../../../tr/sirket-bilgileri/ozet/1693-bera-holding-a-s" xlink:type="simple">BERA HOLDİNG A.Ş.</text:a> </text:p>
          </table:table-cell>
          <table:table-cell office:value-type="string" calcext:value-type="string">
            <text:p>KONYA</text:p>
          </table:table-cell>
          <table:table-cell office:value-type="string" calcext:value-type="string">
            <text:p><text:a xlink:href="../../../../../tr/sirket-bilgileri/ozet/124-irfan-bagimsiz-denetim-ve-yeminli-mali-musavirlik-a-s" xlink:type="simple">İRFAN BAĞIMSIZ DENETİM VE YEMİNLİ MALİ MÜŞAVİRLİK A.Ş.</text:a> </text:p>
          </table:table-cell>
          <table:table-cell table:number-columns-repeated="5"/>
          <table:table-cell table:formula="of:=COM.MICROSOFT.CONCAT([.A105];&quot;.IS&quot;)" office:value-type="string" office:string-value="BERA .IS" calcext:value-type="string">
            <text:p>BERA .IS</text:p>
          </table:table-cell>
          <table:table-cell office:value-type="string" calcext:value-type="string">
            <text:p>BERA .IS</text:p>
          </table:table-cell>
          <table:table-cell table:formula="of:=SUBSTITUTE([.K105];&quot; &quot;;&quot;&quot;)" office:value-type="string" office:string-value="BERA.IS" calcext:value-type="string">
            <text:p>BERA.IS</text:p>
          </table:table-cell>
          <table:table-cell table:formula="of:= &quot;&quot;&quot;&quot; &amp; [.L105] &amp; &quot;&quot;&quot;&quot;&amp;&quot;,&quot;" office:value-type="string" office:string-value="&quot;BERA.IS&quot;," calcext:value-type="string">
            <text:p>"BER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278-bereket-varlik-kiralama-a-s" xlink:type="simple">BRKT</text:a> </text:p>
          </table:table-cell>
          <table:table-cell office:value-type="string" calcext:value-type="string">
            <text:p><text:a xlink:href="../../../../../tr/sirket-bilgileri/ozet/2278-bereket-varlik-kiralama-a-s" xlink:type="simple">BEREKET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106];&quot;.IS&quot;)" office:value-type="string" office:string-value="BRKT .IS" calcext:value-type="string">
            <text:p>BRKT .IS</text:p>
          </table:table-cell>
          <table:table-cell office:value-type="string" calcext:value-type="string">
            <text:p>BRKT .IS</text:p>
          </table:table-cell>
          <table:table-cell table:formula="of:=SUBSTITUTE([.K106];&quot; &quot;;&quot;&quot;)" office:value-type="string" office:string-value="BRKT.IS" calcext:value-type="string">
            <text:p>BRKT.IS</text:p>
          </table:table-cell>
          <table:table-cell table:formula="of:= &quot;&quot;&quot;&quot; &amp; [.L106] &amp; &quot;&quot;&quot;&quot;&amp;&quot;,&quot;" office:value-type="string" office:string-value="&quot;BRKT.IS&quot;," calcext:value-type="string">
            <text:p>"BRK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37-berkosan-yalitim-ve-tecrit-maddeleri-uretim-ve-ticaret-a-s" xlink:type="simple">BRKSN</text:a> </text:p>
          </table:table-cell>
          <table:table-cell office:value-type="string" calcext:value-type="string">
            <text:p><text:a xlink:href="../../../../../tr/sirket-bilgileri/ozet/1537-berkosan-yalitim-ve-tecrit-maddeleri-uretim-ve-ticaret-a-s" xlink:type="simple">BERKOSAN YALITIM VE TECRİT MADDELERİ ÜRETİM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3-rsm-turkey-uluslararasi-bagimsiz-denetim-a-s" xlink:type="simple">RSM TURKEY ULUSLARARASI BAĞIMSIZ DENETİM A.Ş.</text:a> </text:p>
          </table:table-cell>
          <table:table-cell table:number-columns-repeated="5"/>
          <table:table-cell table:formula="of:=COM.MICROSOFT.CONCAT([.A107];&quot;.IS&quot;)" office:value-type="string" office:string-value="BRKSN .IS" calcext:value-type="string">
            <text:p>BRKSN .IS</text:p>
          </table:table-cell>
          <table:table-cell office:value-type="string" calcext:value-type="string">
            <text:p>BRKSN .IS</text:p>
          </table:table-cell>
          <table:table-cell table:formula="of:=SUBSTITUTE([.K107];&quot; &quot;;&quot;&quot;)" office:value-type="string" office:string-value="BRKSN.IS" calcext:value-type="string">
            <text:p>BRKSN.IS</text:p>
          </table:table-cell>
          <table:table-cell table:formula="of:= &quot;&quot;&quot;&quot; &amp; [.L107] &amp; &quot;&quot;&quot;&quot;&amp;&quot;,&quot;" office:value-type="string" office:string-value="&quot;BRKSN.IS&quot;," calcext:value-type="string">
            <text:p>"BRKS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81-besiktas-futbol-yatirimlari-sanayi-ve-ticaret-a-s" xlink:type="simple">BJKAS</text:a> </text:p>
          </table:table-cell>
          <table:table-cell office:value-type="string" calcext:value-type="string">
            <text:p><text:a xlink:href="../../../../../tr/sirket-bilgileri/ozet/881-besiktas-futbol-yatirimlari-sanayi-ve-ticaret-a-s" xlink:type="simple">BEŞİKTAŞ FUTBOL YATIRIMLARI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3-rsm-turkey-uluslararasi-bagimsiz-denetim-a-s" xlink:type="simple">RSM TURKEY ULUSLARARASI BAĞIMSIZ DENETİM A.Ş.</text:a> </text:p>
          </table:table-cell>
          <table:table-cell table:number-columns-repeated="5"/>
          <table:table-cell table:formula="of:=COM.MICROSOFT.CONCAT([.A108];&quot;.IS&quot;)" office:value-type="string" office:string-value="BJKAS .IS" calcext:value-type="string">
            <text:p>BJKAS .IS</text:p>
          </table:table-cell>
          <table:table-cell office:value-type="string" calcext:value-type="string">
            <text:p>BJKAS .IS</text:p>
          </table:table-cell>
          <table:table-cell table:formula="of:=SUBSTITUTE([.K108];&quot; &quot;;&quot;&quot;)" office:value-type="string" office:string-value="BJKAS.IS" calcext:value-type="string">
            <text:p>BJKAS.IS</text:p>
          </table:table-cell>
          <table:table-cell table:formula="of:= &quot;&quot;&quot;&quot; &amp; [.L108] &amp; &quot;&quot;&quot;&quot;&amp;&quot;,&quot;" office:value-type="string" office:string-value="&quot;BJKAS.IS&quot;," calcext:value-type="string">
            <text:p>"BJK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18-beyaz-filo-oto-kiralama-a-s" xlink:type="simple">BEYAZ</text:a> </text:p>
          </table:table-cell>
          <table:table-cell office:value-type="string" calcext:value-type="string">
            <text:p><text:a xlink:href="../../../../../tr/sirket-bilgileri/ozet/1518-beyaz-filo-oto-kiralama-a-s" xlink:type="simple">BEYAZ FİLO OTO KİRALAMA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109];&quot;.IS&quot;)" office:value-type="string" office:string-value="BEYAZ .IS" calcext:value-type="string">
            <text:p>BEYAZ .IS</text:p>
          </table:table-cell>
          <table:table-cell office:value-type="string" calcext:value-type="string">
            <text:p>BEYAZ .IS</text:p>
          </table:table-cell>
          <table:table-cell table:formula="of:=SUBSTITUTE([.K109];&quot; &quot;;&quot;&quot;)" office:value-type="string" office:string-value="BEYAZ.IS" calcext:value-type="string">
            <text:p>BEYAZ.IS</text:p>
          </table:table-cell>
          <table:table-cell table:formula="of:= &quot;&quot;&quot;&quot; &amp; [.L109] &amp; &quot;&quot;&quot;&quot;&amp;&quot;,&quot;" office:value-type="string" office:string-value="&quot;BEYAZ.IS&quot;," calcext:value-type="string">
            <text:p>"BEYAZ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952-bien-yapi-urunleri-sanayi-turizm-ve-ticaret-a-s" xlink:type="simple">BIENY</text:a> </text:p>
          </table:table-cell>
          <table:table-cell office:value-type="string" calcext:value-type="string">
            <text:p><text:a xlink:href="../../../../../tr/sirket-bilgileri/ozet/2952-bien-yapi-urunleri-sanayi-turizm-ve-ticaret-a-s" xlink:type="simple">BİEN YAPI ÜRÜNLERİ SANAYİ TURİZM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793-nevados-bagimsiz-denetim-a-s" xlink:type="simple">NEVADOS BAĞIMSIZ DENETİM A.Ş.</text:a> </text:p>
          </table:table-cell>
          <table:table-cell table:number-columns-repeated="5"/>
          <table:table-cell table:formula="of:=COM.MICROSOFT.CONCAT([.A110];&quot;.IS&quot;)" office:value-type="string" office:string-value="BIENY .IS" calcext:value-type="string">
            <text:p>BIENY .IS</text:p>
          </table:table-cell>
          <table:table-cell office:value-type="string" calcext:value-type="string">
            <text:p>BIENY .IS</text:p>
          </table:table-cell>
          <table:table-cell table:formula="of:=SUBSTITUTE([.K110];&quot; &quot;;&quot;&quot;)" office:value-type="string" office:string-value="BIENY.IS" calcext:value-type="string">
            <text:p>BIENY.IS</text:p>
          </table:table-cell>
          <table:table-cell table:formula="of:= &quot;&quot;&quot;&quot; &amp; [.L110] &amp; &quot;&quot;&quot;&quot;&amp;&quot;,&quot;" office:value-type="string" office:string-value="&quot;BIENY.IS&quot;," calcext:value-type="string">
            <text:p>"BIEN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44-bilici-yatirim-sanayi-ve-ticaret-a-s" xlink:type="simple">BLCYT</text:a> </text:p>
          </table:table-cell>
          <table:table-cell office:value-type="string" calcext:value-type="string">
            <text:p><text:a xlink:href="../../../../../tr/sirket-bilgileri/ozet/1544-bilici-yatirim-sanayi-ve-ticaret-a-s" xlink:type="simple">BİLİCİ YATIRIM SANAYİ VE TİCARET A.Ş.</text:a> </text:p>
          </table:table-cell>
          <table:table-cell office:value-type="string" calcext:value-type="string">
            <text:p>ADANA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111];&quot;.IS&quot;)" office:value-type="string" office:string-value="BLCYT .IS" calcext:value-type="string">
            <text:p>BLCYT .IS</text:p>
          </table:table-cell>
          <table:table-cell office:value-type="string" calcext:value-type="string">
            <text:p>BLCYT .IS</text:p>
          </table:table-cell>
          <table:table-cell table:formula="of:=SUBSTITUTE([.K111];&quot; &quot;;&quot;&quot;)" office:value-type="string" office:string-value="BLCYT.IS" calcext:value-type="string">
            <text:p>BLCYT.IS</text:p>
          </table:table-cell>
          <table:table-cell table:formula="of:= &quot;&quot;&quot;&quot; &amp; [.L111] &amp; &quot;&quot;&quot;&quot;&amp;&quot;,&quot;" office:value-type="string" office:string-value="&quot;BLCYT.IS&quot;," calcext:value-type="string">
            <text:p>"BLCY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592-bilkom-bilisim-hizmetleri-a-s" xlink:type="simple">BLKOM</text:a> </text:p>
          </table:table-cell>
          <table:table-cell office:value-type="string" calcext:value-type="string">
            <text:p><text:a xlink:href="../../../../../tr/sirket-bilgileri/ozet/3592-bilkom-bilisim-hizmetleri-a-s" xlink:type="simple">BİLKOM BİLİŞİM HİZMET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112];&quot;.IS&quot;)" office:value-type="string" office:string-value="BLKOM .IS" calcext:value-type="string">
            <text:p>BLKOM .IS</text:p>
          </table:table-cell>
          <table:table-cell office:value-type="string" calcext:value-type="string">
            <text:p>BLKOM .IS</text:p>
          </table:table-cell>
          <table:table-cell table:formula="of:=SUBSTITUTE([.K112];&quot; &quot;;&quot;&quot;)" office:value-type="string" office:string-value="BLKOM.IS" calcext:value-type="string">
            <text:p>BLKOM.IS</text:p>
          </table:table-cell>
          <table:table-cell table:formula="of:= &quot;&quot;&quot;&quot; &amp; [.L112] &amp; &quot;&quot;&quot;&quot;&amp;&quot;,&quot;" office:value-type="string" office:string-value="&quot;BLKOM.IS&quot;," calcext:value-type="string">
            <text:p>"BLKO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06-bim-birlesik-magazalar-a-s" xlink:type="simple">BIMAS</text:a> </text:p>
          </table:table-cell>
          <table:table-cell office:value-type="string" calcext:value-type="string">
            <text:p><text:a xlink:href="../../../../../tr/sirket-bilgileri/ozet/1406-bim-birlesik-magazalar-a-s" xlink:type="simple">BİM BİRLEŞİK MAĞAZALA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113];&quot;.IS&quot;)" office:value-type="string" office:string-value="BIMAS .IS" calcext:value-type="string">
            <text:p>BIMAS .IS</text:p>
          </table:table-cell>
          <table:table-cell office:value-type="string" calcext:value-type="string">
            <text:p>BIMAS .IS</text:p>
          </table:table-cell>
          <table:table-cell table:formula="of:=SUBSTITUTE([.K113];&quot; &quot;;&quot;&quot;)" office:value-type="string" office:string-value="BIMAS.IS" calcext:value-type="string">
            <text:p>BIMAS.IS</text:p>
          </table:table-cell>
          <table:table-cell table:formula="of:= &quot;&quot;&quot;&quot; &amp; [.L113] &amp; &quot;&quot;&quot;&quot;&amp;&quot;,&quot;" office:value-type="string" office:string-value="&quot;BIMAS.IS&quot;," calcext:value-type="string">
            <text:p>"BIM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289-biotrend-cevre-ve-enerji-yatirimlari-a-s" xlink:type="simple">BIOEN</text:a> </text:p>
          </table:table-cell>
          <table:table-cell office:value-type="string" calcext:value-type="string">
            <text:p><text:a xlink:href="../../../../../tr/sirket-bilgileri/ozet/5289-biotrend-cevre-ve-enerji-yatirimlari-a-s" xlink:type="simple">BİOTREND ÇEVRE VE ENERJİ YATIRIMLAR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3-rsm-turkey-uluslararasi-bagimsiz-denetim-a-s" xlink:type="simple">RSM TURKEY ULUSLARARASI BAĞIMSIZ DENETİM A.Ş.</text:a> </text:p>
          </table:table-cell>
          <table:table-cell table:number-columns-repeated="5"/>
          <table:table-cell table:formula="of:=COM.MICROSOFT.CONCAT([.A114];&quot;.IS&quot;)" office:value-type="string" office:string-value="BIOEN .IS" calcext:value-type="string">
            <text:p>BIOEN .IS</text:p>
          </table:table-cell>
          <table:table-cell office:value-type="string" calcext:value-type="string">
            <text:p>BIOEN .IS</text:p>
          </table:table-cell>
          <table:table-cell table:formula="of:=SUBSTITUTE([.K114];&quot; &quot;;&quot;&quot;)" office:value-type="string" office:string-value="BIOEN.IS" calcext:value-type="string">
            <text:p>BIOEN.IS</text:p>
          </table:table-cell>
          <table:table-cell table:formula="of:= &quot;&quot;&quot;&quot; &amp; [.L114] &amp; &quot;&quot;&quot;&quot;&amp;&quot;,&quot;" office:value-type="string" office:string-value="&quot;BIOEN.IS&quot;," calcext:value-type="string">
            <text:p>"BIO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623-birikim-varlik-yonetim-a-s" xlink:type="simple">BRKVY</text:a> </text:p>
          </table:table-cell>
          <table:table-cell office:value-type="string" calcext:value-type="string">
            <text:p><text:a xlink:href="../../../../../tr/sirket-bilgileri/ozet/4623-birikim-varlik-yonetim-a-s" xlink:type="simple">BİRİKİM VARLIK YÖNETİ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87-arti-deger-uluslararasi-bagimsiz-denetim-ve-ymm-a-s" xlink:type="simple">ARTI DEĞER ULUSLARARASI BAĞIMSIZ DENETİM VE YMM A.Ş.</text:a> </text:p>
          </table:table-cell>
          <table:table-cell table:number-columns-repeated="5"/>
          <table:table-cell table:formula="of:=COM.MICROSOFT.CONCAT([.A115];&quot;.IS&quot;)" office:value-type="string" office:string-value="BRKVY .IS" calcext:value-type="string">
            <text:p>BRKVY .IS</text:p>
          </table:table-cell>
          <table:table-cell office:value-type="string" calcext:value-type="string">
            <text:p>BRKVY .IS</text:p>
          </table:table-cell>
          <table:table-cell table:formula="of:=SUBSTITUTE([.K115];&quot; &quot;;&quot;&quot;)" office:value-type="string" office:string-value="BRKVY.IS" calcext:value-type="string">
            <text:p>BRKVY.IS</text:p>
          </table:table-cell>
          <table:table-cell table:formula="of:= &quot;&quot;&quot;&quot; &amp; [.L115] &amp; &quot;&quot;&quot;&quot;&amp;&quot;,&quot;" office:value-type="string" office:string-value="&quot;BRKVY.IS&quot;," calcext:value-type="string">
            <text:p>"BRKV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93-birko-birlesik-koyunlulular-mensucat-ticaret-ve-sanayi-a-s" xlink:type="simple">BRKO</text:a> </text:p>
          </table:table-cell>
          <table:table-cell office:value-type="string" calcext:value-type="string">
            <text:p><text:a xlink:href="../../../../../tr/sirket-bilgileri/ozet/1493-birko-birlesik-koyunlulular-mensucat-ticaret-ve-sanayi-a-s" xlink:type="simple">BİRKO BİRLEŞİK KOYUNLULULAR MENSUCAT TİCARET VE SANAYİ A.Ş.</text:a> </text:p>
          </table:table-cell>
          <table:table-cell office:value-type="string" calcext:value-type="string">
            <text:p>NİĞDE</text:p>
          </table:table-cell>
          <table:table-cell office:value-type="string" calcext:value-type="string">
            <text:p><text:a xlink:href="../../../../../tr/sirket-bilgileri/ozet/222-aac-bagimsiz-denetim-ve-danismanlik-a-s" xlink:type="simple">AAC BAĞIMSIZ DENETİM VE DANIŞMANLIK A.Ş.</text:a> </text:p>
          </table:table-cell>
          <table:table-cell table:number-columns-repeated="5"/>
          <table:table-cell table:formula="of:=COM.MICROSOFT.CONCAT([.A116];&quot;.IS&quot;)" office:value-type="string" office:string-value="BRKO .IS" calcext:value-type="string">
            <text:p>BRKO .IS</text:p>
          </table:table-cell>
          <table:table-cell office:value-type="string" calcext:value-type="string">
            <text:p>BRKO .IS</text:p>
          </table:table-cell>
          <table:table-cell table:formula="of:=SUBSTITUTE([.K116];&quot; &quot;;&quot;&quot;)" office:value-type="string" office:string-value="BRKO.IS" calcext:value-type="string">
            <text:p>BRKO.IS</text:p>
          </table:table-cell>
          <table:table-cell table:formula="of:= &quot;&quot;&quot;&quot; &amp; [.L116] &amp; &quot;&quot;&quot;&quot;&amp;&quot;,&quot;" office:value-type="string" office:string-value="&quot;BRKO.IS&quot;," calcext:value-type="string">
            <text:p>"BRK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91-birlesim-muhendislik-isitma-sogutma-havalandirma-sanayi-ve-ticaret-a-s" xlink:type="simple">BRLSM</text:a> </text:p>
          </table:table-cell>
          <table:table-cell office:value-type="string" calcext:value-type="string">
            <text:p><text:a xlink:href="../../../../../tr/sirket-bilgileri/ozet/5391-birlesim-muhendislik-isitma-sogutma-havalandirma-sanayi-ve-ticaret-a-s" xlink:type="simple">BİRLEŞİM MÜHENDİSLİK ISITMA SOĞUTMA HAVALANDIRMA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117];&quot;.IS&quot;)" office:value-type="string" office:string-value="BRLSM .IS" calcext:value-type="string">
            <text:p>BRLSM .IS</text:p>
          </table:table-cell>
          <table:table-cell office:value-type="string" calcext:value-type="string">
            <text:p>BRLSM .IS</text:p>
          </table:table-cell>
          <table:table-cell table:formula="of:=SUBSTITUTE([.K117];&quot; &quot;;&quot;&quot;)" office:value-type="string" office:string-value="BRLSM.IS" calcext:value-type="string">
            <text:p>BRLSM.IS</text:p>
          </table:table-cell>
          <table:table-cell table:formula="of:= &quot;&quot;&quot;&quot; &amp; [.L117] &amp; &quot;&quot;&quot;&quot;&amp;&quot;,&quot;" office:value-type="string" office:string-value="&quot;BRLSM.IS&quot;," calcext:value-type="string">
            <text:p>"BRLS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82-birlik-mensucat-ticaret-ve-sanayi-isletmesi-a-s" xlink:type="simple">BRMEN</text:a> </text:p>
          </table:table-cell>
          <table:table-cell office:value-type="string" calcext:value-type="string">
            <text:p><text:a xlink:href="../../../../../tr/sirket-bilgileri/ozet/882-birlik-mensucat-ticaret-ve-sanayi-isletmesi-a-s" xlink:type="simple">BİRLİK MENSUCAT TİCARET VE SANAYİ İŞLETMESİ A.Ş.</text:a> </text:p>
          </table:table-cell>
          <table:table-cell office:value-type="string" calcext:value-type="string">
            <text:p>KAYSERİ</text:p>
          </table:table-cell>
          <table:table-cell office:value-type="string" calcext:value-type="string">
            <text:p><text:a xlink:href="../../../../../tr/sirket-bilgileri/ozet/87-arilar-bagimsiz-denetim-ve-yeminli-mali-musavirlik-a-s" xlink:type="simple">ARILAR BAĞIMSIZ DENETİM VE YEMİNLİ MALİ MÜŞAVİRLİK A.Ş.</text:a> </text:p>
          </table:table-cell>
          <table:table-cell table:number-columns-repeated="5"/>
          <table:table-cell table:formula="of:=COM.MICROSOFT.CONCAT([.A118];&quot;.IS&quot;)" office:value-type="string" office:string-value="BRMEN .IS" calcext:value-type="string">
            <text:p>BRMEN .IS</text:p>
          </table:table-cell>
          <table:table-cell office:value-type="string" calcext:value-type="string">
            <text:p>BRMEN .IS</text:p>
          </table:table-cell>
          <table:table-cell table:formula="of:=SUBSTITUTE([.K118];&quot; &quot;;&quot;&quot;)" office:value-type="string" office:string-value="BRMEN.IS" calcext:value-type="string">
            <text:p>BRMEN.IS</text:p>
          </table:table-cell>
          <table:table-cell table:formula="of:= &quot;&quot;&quot;&quot; &amp; [.L118] &amp; &quot;&quot;&quot;&quot;&amp;&quot;,&quot;" office:value-type="string" office:string-value="&quot;BRMEN.IS&quot;," calcext:value-type="string">
            <text:p>"BRM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36-bizim-toptan-satis-magazalari-a-s" xlink:type="simple">BIZIM</text:a> </text:p>
          </table:table-cell>
          <table:table-cell office:value-type="string" calcext:value-type="string">
            <text:p><text:a xlink:href="../../../../../tr/sirket-bilgileri/ozet/1536-bizim-toptan-satis-magazalari-a-s" xlink:type="simple">BİZİM TOPTAN SATIŞ MAĞAZALAR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19];&quot;.IS&quot;)" office:value-type="string" office:string-value="BIZIM .IS" calcext:value-type="string">
            <text:p>BIZIM .IS</text:p>
          </table:table-cell>
          <table:table-cell office:value-type="string" calcext:value-type="string">
            <text:p>BIZIM .IS</text:p>
          </table:table-cell>
          <table:table-cell table:formula="of:=SUBSTITUTE([.K119];&quot; &quot;;&quot;&quot;)" office:value-type="string" office:string-value="BIZIM.IS" calcext:value-type="string">
            <text:p>BIZIM.IS</text:p>
          </table:table-cell>
          <table:table-cell table:formula="of:= &quot;&quot;&quot;&quot; &amp; [.L119] &amp; &quot;&quot;&quot;&quot;&amp;&quot;,&quot;" office:value-type="string" office:string-value="&quot;BIZIM.IS&quot;," calcext:value-type="string">
            <text:p>"BIZI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90-bms-birlesik-metal-sanayi-ve-ticaret-a-s" xlink:type="simple">BMSTL</text:a> </text:p>
          </table:table-cell>
          <table:table-cell office:value-type="string" calcext:value-type="string">
            <text:p><text:a xlink:href="../../../../../tr/sirket-bilgileri/ozet/5590-bms-birlesik-metal-sanayi-ve-ticaret-a-s" xlink:type="simple">BMS BİRLEŞİK METAL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9-ata-uluslararasi-bagimsiz-denetim-ve-smmm-a-s" xlink:type="simple">ATA ULUSLARARASI BAĞIMSIZ DENETİM VE SMMM A.Ş.</text:a> </text:p>
          </table:table-cell>
          <table:table-cell table:number-columns-repeated="5"/>
          <table:table-cell table:formula="of:=COM.MICROSOFT.CONCAT([.A120];&quot;.IS&quot;)" office:value-type="string" office:string-value="BMSTL .IS" calcext:value-type="string">
            <text:p>BMSTL .IS</text:p>
          </table:table-cell>
          <table:table-cell office:value-type="string" calcext:value-type="string">
            <text:p>BMSTL .IS</text:p>
          </table:table-cell>
          <table:table-cell table:formula="of:=SUBSTITUTE([.K120];&quot; &quot;;&quot;&quot;)" office:value-type="string" office:string-value="BMSTL.IS" calcext:value-type="string">
            <text:p>BMSTL.IS</text:p>
          </table:table-cell>
          <table:table-cell table:formula="of:= &quot;&quot;&quot;&quot; &amp; [.L120] &amp; &quot;&quot;&quot;&quot;&amp;&quot;,&quot;" office:value-type="string" office:string-value="&quot;BMSTL.IS&quot;," calcext:value-type="string">
            <text:p>"BMST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007-bms-celik-hasir-sanayi-ve-ticaret-a-s" xlink:type="simple">BMSCH</text:a> </text:p>
          </table:table-cell>
          <table:table-cell office:value-type="string" calcext:value-type="string">
            <text:p><text:a xlink:href="../../../../../tr/sirket-bilgileri/ozet/5007-bms-celik-hasir-sanayi-ve-ticaret-a-s" xlink:type="simple">BMS ÇELİK HASIR SANAYİ VE TİCARET A.Ş.</text:a> </text:p>
          </table:table-cell>
          <table:table-cell office:value-type="string" calcext:value-type="string">
            <text:p>MANİSA</text:p>
          </table:table-cell>
          <table:table-cell office:value-type="string" calcext:value-type="string">
            <text:p><text:a xlink:href="../../../../../tr/sirket-bilgileri/ozet/89-ata-uluslararasi-bagimsiz-denetim-ve-smmm-a-s" xlink:type="simple">ATA ULUSLARARASI BAĞIMSIZ DENETİM VE SMMM A.Ş.</text:a> </text:p>
          </table:table-cell>
          <table:table-cell table:number-columns-repeated="5"/>
          <table:table-cell table:formula="of:=COM.MICROSOFT.CONCAT([.A121];&quot;.IS&quot;)" office:value-type="string" office:string-value="BMSCH .IS" calcext:value-type="string">
            <text:p>BMSCH .IS</text:p>
          </table:table-cell>
          <table:table-cell office:value-type="string" calcext:value-type="string">
            <text:p>BMSCH .IS</text:p>
          </table:table-cell>
          <table:table-cell table:formula="of:=SUBSTITUTE([.K121];&quot; &quot;;&quot;&quot;)" office:value-type="string" office:string-value="BMSCH.IS" calcext:value-type="string">
            <text:p>BMSCH.IS</text:p>
          </table:table-cell>
          <table:table-cell table:formula="of:= &quot;&quot;&quot;&quot; &amp; [.L121] &amp; &quot;&quot;&quot;&quot;&amp;&quot;,&quot;" office:value-type="string" office:string-value="&quot;BMSCH.IS&quot;," calcext:value-type="string">
            <text:p>"BMSCH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22-bnp-paribas-issuance-b-v" xlink:type="simple">BNPPI</text:a> </text:p>
          </table:table-cell>
          <table:table-cell office:value-type="string" calcext:value-type="string">
            <text:p><text:a xlink:href="../../../../../tr/sirket-bilgileri/ozet/5822-bnp-paribas-issuance-b-v" xlink:type="simple">BNP PARIBAS ISSUANCE B.V.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../../../../../tr/sirket-bilgileri/ozet/sth-strateji-portfoy-ikinci-hisse-senedi-fonu-hisse-senedi-yogun-fon" xlink:type="simple"> </text:a> </text:p>
          </table:table-cell>
          <table:table-cell table:number-columns-repeated="5"/>
          <table:table-cell table:formula="of:=COM.MICROSOFT.CONCAT([.A122];&quot;.IS&quot;)" office:value-type="string" office:string-value="BNPPI .IS" calcext:value-type="string">
            <text:p>BNPPI .IS</text:p>
          </table:table-cell>
          <table:table-cell office:value-type="string" calcext:value-type="string">
            <text:p>BNPPI .IS</text:p>
          </table:table-cell>
          <table:table-cell table:formula="of:=SUBSTITUTE([.K122];&quot; &quot;;&quot;&quot;)" office:value-type="string" office:string-value="BNPPI.IS" calcext:value-type="string">
            <text:p>BNPPI.IS</text:p>
          </table:table-cell>
          <table:table-cell table:formula="of:= &quot;&quot;&quot;&quot; &amp; [.L122] &amp; &quot;&quot;&quot;&quot;&amp;&quot;,&quot;" office:value-type="string" office:string-value="&quot;BNPPI.IS&quot;," calcext:value-type="string">
            <text:p>"BNPP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803-bnp-paribas-finansal-kiralama-a-s" xlink:type="simple">BNPFK</text:a> </text:p>
          </table:table-cell>
          <table:table-cell office:value-type="string" calcext:value-type="string">
            <text:p><text:a xlink:href="../../../../../tr/sirket-bilgileri/ozet/2803-bnp-paribas-finansal-kiralama-a-s" xlink:type="simple">BNP PARİBAS FİNANSAL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23];&quot;.IS&quot;)" office:value-type="string" office:string-value="BNPFK .IS" calcext:value-type="string">
            <text:p>BNPFK .IS</text:p>
          </table:table-cell>
          <table:table-cell office:value-type="string" calcext:value-type="string">
            <text:p>BNPFK .IS</text:p>
          </table:table-cell>
          <table:table-cell table:formula="of:=SUBSTITUTE([.K123];&quot; &quot;;&quot;&quot;)" office:value-type="string" office:string-value="BNPFK.IS" calcext:value-type="string">
            <text:p>BNPFK.IS</text:p>
          </table:table-cell>
          <table:table-cell table:formula="of:= &quot;&quot;&quot;&quot; &amp; [.L123] &amp; &quot;&quot;&quot;&quot;&amp;&quot;,&quot;" office:value-type="string" office:string-value="&quot;BNPFK.IS&quot;," calcext:value-type="string">
            <text:p>"BNPF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20-bogazici-beton-sanayi-ve-ticaret-a-s" xlink:type="simple">BOBET</text:a> </text:p>
          </table:table-cell>
          <table:table-cell office:value-type="string" calcext:value-type="string">
            <text:p><text:a xlink:href="../../../../../tr/sirket-bilgileri/ozet/5320-bogazici-beton-sanayi-ve-ticaret-a-s" xlink:type="simple">BOĞAZİÇİ BETON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40-reanda-aren-bagimsiz-denetim-ve-smmm-a-s" xlink:type="simple">REANDA AREN BAĞIMSIZ DENETİM VE SMMM A.Ş.</text:a> </text:p>
          </table:table-cell>
          <table:table-cell table:number-columns-repeated="5"/>
          <table:table-cell table:formula="of:=COM.MICROSOFT.CONCAT([.A124];&quot;.IS&quot;)" office:value-type="string" office:string-value="BOBET .IS" calcext:value-type="string">
            <text:p>BOBET .IS</text:p>
          </table:table-cell>
          <table:table-cell office:value-type="string" calcext:value-type="string">
            <text:p>BOBET .IS</text:p>
          </table:table-cell>
          <table:table-cell table:formula="of:=SUBSTITUTE([.K124];&quot; &quot;;&quot;&quot;)" office:value-type="string" office:string-value="BOBET.IS" calcext:value-type="string">
            <text:p>BOBET.IS</text:p>
          </table:table-cell>
          <table:table-cell table:formula="of:= &quot;&quot;&quot;&quot; &amp; [.L124] &amp; &quot;&quot;&quot;&quot;&amp;&quot;,&quot;" office:value-type="string" office:string-value="&quot;BOBET.IS&quot;," calcext:value-type="string">
            <text:p>"BOBE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29-bor-seker-a-s" xlink:type="simple">BORSK</text:a> </text:p>
          </table:table-cell>
          <table:table-cell office:value-type="string" calcext:value-type="string">
            <text:p><text:a xlink:href="../../../../../tr/sirket-bilgileri/ozet/5929-bor-seker-a-s" xlink:type="simple">BOR ŞEK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125];&quot;.IS&quot;)" office:value-type="string" office:string-value="BORSK .IS" calcext:value-type="string">
            <text:p>BORSK .IS</text:p>
          </table:table-cell>
          <table:table-cell office:value-type="string" calcext:value-type="string">
            <text:p>BORSK .IS</text:p>
          </table:table-cell>
          <table:table-cell table:formula="of:=SUBSTITUTE([.K125];&quot; &quot;;&quot;&quot;)" office:value-type="string" office:string-value="BORSK.IS" calcext:value-type="string">
            <text:p>BORSK.IS</text:p>
          </table:table-cell>
          <table:table-cell table:formula="of:= &quot;&quot;&quot;&quot; &amp; [.L125] &amp; &quot;&quot;&quot;&quot;&amp;&quot;,&quot;" office:value-type="string" office:string-value="&quot;BORSK.IS&quot;," calcext:value-type="string">
            <text:p>"BORS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78-borlease-otomotiv-a-s" xlink:type="simple">BORLS</text:a> </text:p>
          </table:table-cell>
          <table:table-cell office:value-type="string" calcext:value-type="string">
            <text:p><text:a xlink:href="../../../../../tr/sirket-bilgileri/ozet/5878-borlease-otomotiv-a-s" xlink:type="simple">BORLEASE OTOMOTİV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3-rsm-turkey-uluslararasi-bagimsiz-denetim-a-s" xlink:type="simple">RSM TURKEY ULUSLARARASI BAĞIMSIZ DENETİM A.Ş.</text:a> </text:p>
          </table:table-cell>
          <table:table-cell table:number-columns-repeated="5"/>
          <table:table-cell table:formula="of:=COM.MICROSOFT.CONCAT([.A126];&quot;.IS&quot;)" office:value-type="string" office:string-value="BORLS .IS" calcext:value-type="string">
            <text:p>BORLS .IS</text:p>
          </table:table-cell>
          <table:table-cell office:value-type="string" calcext:value-type="string">
            <text:p>BORLS .IS</text:p>
          </table:table-cell>
          <table:table-cell table:formula="of:=SUBSTITUTE([.K126];&quot; &quot;;&quot;&quot;)" office:value-type="string" office:string-value="BORLS.IS" calcext:value-type="string">
            <text:p>BORLS.IS</text:p>
          </table:table-cell>
          <table:table-cell table:formula="of:= &quot;&quot;&quot;&quot; &amp; [.L126] &amp; &quot;&quot;&quot;&quot;&amp;&quot;,&quot;" office:value-type="string" office:string-value="&quot;BORLS.IS&quot;," calcext:value-type="string">
            <text:p>"BORL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86-borusan-birlesik-boru-fabrikalari-sanayi-ve-ticaret-a-s" xlink:type="simple">BRSAN</text:a> </text:p>
          </table:table-cell>
          <table:table-cell office:value-type="string" calcext:value-type="string">
            <text:p><text:a xlink:href="../../../../../tr/sirket-bilgileri/ozet/886-borusan-birlesik-boru-fabrikalari-sanayi-ve-ticaret-a-s" xlink:type="simple">BORUSAN BİRLEŞİK BORU FABRİKALARI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127];&quot;.IS&quot;)" office:value-type="string" office:string-value="BRSAN .IS" calcext:value-type="string">
            <text:p>BRSAN .IS</text:p>
          </table:table-cell>
          <table:table-cell office:value-type="string" calcext:value-type="string">
            <text:p>BRSAN .IS</text:p>
          </table:table-cell>
          <table:table-cell table:formula="of:=SUBSTITUTE([.K127];&quot; &quot;;&quot;&quot;)" office:value-type="string" office:string-value="BRSAN.IS" calcext:value-type="string">
            <text:p>BRSAN.IS</text:p>
          </table:table-cell>
          <table:table-cell table:formula="of:= &quot;&quot;&quot;&quot; &amp; [.L127] &amp; &quot;&quot;&quot;&quot;&amp;&quot;,&quot;" office:value-type="string" office:string-value="&quot;BRSAN.IS&quot;," calcext:value-type="string">
            <text:p>"BRSA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87-borusan-yatirim-ve-pazarlama-a-s" xlink:type="simple">BRYAT</text:a> </text:p>
          </table:table-cell>
          <table:table-cell office:value-type="string" calcext:value-type="string">
            <text:p><text:a xlink:href="../../../../../tr/sirket-bilgileri/ozet/887-borusan-yatirim-ve-pazarlama-a-s" xlink:type="simple">BORUSAN YATIRIM VE PAZAR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128];&quot;.IS&quot;)" office:value-type="string" office:string-value="BRYAT .IS" calcext:value-type="string">
            <text:p>BRYAT .IS</text:p>
          </table:table-cell>
          <table:table-cell office:value-type="string" calcext:value-type="string">
            <text:p>BRYAT .IS</text:p>
          </table:table-cell>
          <table:table-cell table:formula="of:=SUBSTITUTE([.K128];&quot; &quot;;&quot;&quot;)" office:value-type="string" office:string-value="BRYAT.IS" calcext:value-type="string">
            <text:p>BRYAT.IS</text:p>
          </table:table-cell>
          <table:table-cell table:formula="of:= &quot;&quot;&quot;&quot; &amp; [.L128] &amp; &quot;&quot;&quot;&quot;&amp;&quot;,&quot;" office:value-type="string" office:string-value="&quot;BRYAT.IS&quot;," calcext:value-type="string">
            <text:p>"BRYA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88-bosch-fren-sistemleri-sanayi-ve-ticaret-a-s" xlink:type="simple">BFREN</text:a> </text:p>
          </table:table-cell>
          <table:table-cell office:value-type="string" calcext:value-type="string">
            <text:p><text:a xlink:href="../../../../../tr/sirket-bilgileri/ozet/888-bosch-fren-sistemleri-sanayi-ve-ticaret-a-s" xlink:type="simple">BOSCH FREN SİSTEMLERİ SANAYİ VE TİCARET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129];&quot;.IS&quot;)" office:value-type="string" office:string-value="BFREN .IS" calcext:value-type="string">
            <text:p>BFREN .IS</text:p>
          </table:table-cell>
          <table:table-cell office:value-type="string" calcext:value-type="string">
            <text:p>BFREN .IS</text:p>
          </table:table-cell>
          <table:table-cell table:formula="of:=SUBSTITUTE([.K129];&quot; &quot;;&quot;&quot;)" office:value-type="string" office:string-value="BFREN.IS" calcext:value-type="string">
            <text:p>BFREN.IS</text:p>
          </table:table-cell>
          <table:table-cell table:formula="of:= &quot;&quot;&quot;&quot; &amp; [.L129] &amp; &quot;&quot;&quot;&quot;&amp;&quot;,&quot;" office:value-type="string" office:string-value="&quot;BFREN.IS&quot;," calcext:value-type="string">
            <text:p>"BFR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89-bossa-ticaret-ve-sanayi-isletmeleri-t-a-s" xlink:type="simple">BOSSA</text:a> </text:p>
          </table:table-cell>
          <table:table-cell office:value-type="string" calcext:value-type="string">
            <text:p><text:a xlink:href="../../../../../tr/sirket-bilgileri/ozet/889-bossa-ticaret-ve-sanayi-isletmeleri-t-a-s" xlink:type="simple">BOSSA TİCARET VE SANAYİ İŞLETMELERİ T.A.Ş.</text:a> </text:p>
          </table:table-cell>
          <table:table-cell office:value-type="string" calcext:value-type="string">
            <text:p>ADANA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130];&quot;.IS&quot;)" office:value-type="string" office:string-value="BOSSA .IS" calcext:value-type="string">
            <text:p>BOSSA .IS</text:p>
          </table:table-cell>
          <table:table-cell office:value-type="string" calcext:value-type="string">
            <text:p>BOSSA .IS</text:p>
          </table:table-cell>
          <table:table-cell table:formula="of:=SUBSTITUTE([.K130];&quot; &quot;;&quot;&quot;)" office:value-type="string" office:string-value="BOSSA.IS" calcext:value-type="string">
            <text:p>BOSSA.IS</text:p>
          </table:table-cell>
          <table:table-cell table:formula="of:= &quot;&quot;&quot;&quot; &amp; [.L130] &amp; &quot;&quot;&quot;&quot;&amp;&quot;,&quot;" office:value-type="string" office:string-value="&quot;BOSSA.IS&quot;," calcext:value-type="string">
            <text:p>"BOSS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91-brisa-bridgestone-sabanci-lastik-sanayi-ve-ticaret-a-s" xlink:type="simple">BRISA</text:a> </text:p>
          </table:table-cell>
          <table:table-cell office:value-type="string" calcext:value-type="string">
            <text:p><text:a xlink:href="../../../../../tr/sirket-bilgileri/ozet/891-brisa-bridgestone-sabanci-lastik-sanayi-ve-ticaret-a-s" xlink:type="simple">BRİSA BRİDGESTONE SABANCI LASTİK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31];&quot;.IS&quot;)" office:value-type="string" office:string-value="BRISA .IS" calcext:value-type="string">
            <text:p>BRISA .IS</text:p>
          </table:table-cell>
          <table:table-cell office:value-type="string" calcext:value-type="string">
            <text:p>BRISA .IS</text:p>
          </table:table-cell>
          <table:table-cell table:formula="of:=SUBSTITUTE([.K131];&quot; &quot;;&quot;&quot;)" office:value-type="string" office:string-value="BRISA.IS" calcext:value-type="string">
            <text:p>BRISA.IS</text:p>
          </table:table-cell>
          <table:table-cell table:formula="of:= &quot;&quot;&quot;&quot; &amp; [.L131] &amp; &quot;&quot;&quot;&quot;&amp;&quot;,&quot;" office:value-type="string" office:string-value="&quot;BRISA.IS&quot;," calcext:value-type="string">
            <text:p>"BRIS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94-burcelik-bursa-celik-dokum-sanayii-a-s" xlink:type="simple">BURCE</text:a> </text:p>
          </table:table-cell>
          <table:table-cell office:value-type="string" calcext:value-type="string">
            <text:p><text:a xlink:href="../../../../../tr/sirket-bilgileri/ozet/894-burcelik-bursa-celik-dokum-sanayii-a-s" xlink:type="simple">BURÇELİK BURSA ÇELİK DÖKÜM SANAYİİ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127-kavram-bagimsiz-denetim-ve-danismanlik-a-s" xlink:type="simple">KAVRAM BAĞIMSIZ DENETİM VE DANIŞMANLIK A.Ş.</text:a> </text:p>
          </table:table-cell>
          <table:table-cell table:number-columns-repeated="5"/>
          <table:table-cell table:formula="of:=COM.MICROSOFT.CONCAT([.A132];&quot;.IS&quot;)" office:value-type="string" office:string-value="BURCE .IS" calcext:value-type="string">
            <text:p>BURCE .IS</text:p>
          </table:table-cell>
          <table:table-cell office:value-type="string" calcext:value-type="string">
            <text:p>BURCE .IS</text:p>
          </table:table-cell>
          <table:table-cell table:formula="of:=SUBSTITUTE([.K132];&quot; &quot;;&quot;&quot;)" office:value-type="string" office:string-value="BURCE.IS" calcext:value-type="string">
            <text:p>BURCE.IS</text:p>
          </table:table-cell>
          <table:table-cell table:formula="of:= &quot;&quot;&quot;&quot; &amp; [.L132] &amp; &quot;&quot;&quot;&quot;&amp;&quot;,&quot;" office:value-type="string" office:string-value="&quot;BURCE.IS&quot;," calcext:value-type="string">
            <text:p>"BURC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88-burcelik-vana-sanayi-ve-ticaret-a-s" xlink:type="simple">BURVA</text:a> </text:p>
          </table:table-cell>
          <table:table-cell office:value-type="string" calcext:value-type="string">
            <text:p><text:a xlink:href="../../../../../tr/sirket-bilgileri/ozet/1388-burcelik-vana-sanayi-ve-ticaret-a-s" xlink:type="simple">BURÇELİK VANA SANAYİ VE TİCARET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127-kavram-bagimsiz-denetim-ve-danismanlik-a-s" xlink:type="simple">KAVRAM BAĞIMSIZ DENETİM VE DANIŞMANLIK A.Ş.</text:a> </text:p>
          </table:table-cell>
          <table:table-cell table:number-columns-repeated="5"/>
          <table:table-cell table:formula="of:=COM.MICROSOFT.CONCAT([.A133];&quot;.IS&quot;)" office:value-type="string" office:string-value="BURVA .IS" calcext:value-type="string">
            <text:p>BURVA .IS</text:p>
          </table:table-cell>
          <table:table-cell office:value-type="string" calcext:value-type="string">
            <text:p>BURVA .IS</text:p>
          </table:table-cell>
          <table:table-cell table:formula="of:=SUBSTITUTE([.K133];&quot; &quot;;&quot;&quot;)" office:value-type="string" office:string-value="BURVA.IS" calcext:value-type="string">
            <text:p>BURVA.IS</text:p>
          </table:table-cell>
          <table:table-cell table:formula="of:= &quot;&quot;&quot;&quot; &amp; [.L133] &amp; &quot;&quot;&quot;&quot;&amp;&quot;,&quot;" office:value-type="string" office:string-value="&quot;BURVA.IS&quot;," calcext:value-type="string">
            <text:p>"BURV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95-bursa-cimento-fabrikasi-a-s" xlink:type="simple">BUCIM</text:a> </text:p>
          </table:table-cell>
          <table:table-cell office:value-type="string" calcext:value-type="string">
            <text:p><text:a xlink:href="../../../../../tr/sirket-bilgileri/ozet/895-bursa-cimento-fabrikasi-a-s" xlink:type="simple">BURSA ÇİMENTO FABRİKASI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146-sun-bagimsiz-denetim-ve-yeminli-mali-musavirlik-a-s" xlink:type="simple">SUN BAĞIMSIZ DENETİM VE YEMİNLİ MALİ MÜŞAVİRLİK A.Ş.</text:a> </text:p>
          </table:table-cell>
          <table:table-cell table:number-columns-repeated="5"/>
          <table:table-cell table:formula="of:=COM.MICROSOFT.CONCAT([.A134];&quot;.IS&quot;)" office:value-type="string" office:string-value="BUCIM .IS" calcext:value-type="string">
            <text:p>BUCIM .IS</text:p>
          </table:table-cell>
          <table:table-cell office:value-type="string" calcext:value-type="string">
            <text:p>BUCIM .IS</text:p>
          </table:table-cell>
          <table:table-cell table:formula="of:=SUBSTITUTE([.K134];&quot; &quot;;&quot;&quot;)" office:value-type="string" office:string-value="BUCIM.IS" calcext:value-type="string">
            <text:p>BUCIM.IS</text:p>
          </table:table-cell>
          <table:table-cell table:formula="of:= &quot;&quot;&quot;&quot; &amp; [.L134] &amp; &quot;&quot;&quot;&quot;&amp;&quot;,&quot;" office:value-type="string" office:string-value="&quot;BUCIM.IS&quot;," calcext:value-type="string">
            <text:p>"BUCI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769-bulbuloglu-vinc-sanayi-ve-ticaret-a-s" xlink:type="simple">BVSAN</text:a> </text:p>
          </table:table-cell>
          <table:table-cell office:value-type="string" calcext:value-type="string">
            <text:p><text:a xlink:href="../../../../../tr/sirket-bilgileri/ozet/5769-bulbuloglu-vinc-sanayi-ve-ticaret-a-s" xlink:type="simple">BÜLBÜLOĞLU VİNÇ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135];&quot;.IS&quot;)" office:value-type="string" office:string-value="BVSAN .IS" calcext:value-type="string">
            <text:p>BVSAN .IS</text:p>
          </table:table-cell>
          <table:table-cell office:value-type="string" calcext:value-type="string">
            <text:p>BVSAN .IS</text:p>
          </table:table-cell>
          <table:table-cell table:formula="of:=SUBSTITUTE([.K135];&quot; &quot;;&quot;&quot;)" office:value-type="string" office:string-value="BVSAN.IS" calcext:value-type="string">
            <text:p>BVSAN.IS</text:p>
          </table:table-cell>
          <table:table-cell table:formula="of:= &quot;&quot;&quot;&quot; &amp; [.L135] &amp; &quot;&quot;&quot;&quot;&amp;&quot;,&quot;" office:value-type="string" office:string-value="&quot;BVSAN.IS&quot;," calcext:value-type="string">
            <text:p>"BVSAN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5819-buyuk-sefler-gida-turizm-tekstil-danismanlik-organizasyon-egitim-sanayi-ve-ticaret-a-s" xlink:type="simple">BIGCH</text:a> </text:p>
          </table:table-cell>
          <table:table-cell table:style-name="ce6" office:value-type="string" calcext:value-type="string">
            <text:p><text:a xlink:href="../../../../../tr/sirket-bilgileri/ozet/5819-buyuk-sefler-gida-turizm-tekstil-danismanlik-organizasyon-egitim-sanayi-ve-ticaret-a-s" xlink:type="simple">BÜYÜK ŞEFLER GIDA TURİZM TEKSTİL DANIŞMANLIK ORGANİZASYON EĞİTİM SANAYİ VE TİCARET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136];&quot;.IS&quot;)" office:value-type="string" office:string-value="BIGCH .IS" calcext:value-type="string">
            <text:p>BIGCH .IS</text:p>
          </table:table-cell>
          <table:table-cell office:value-type="string" calcext:value-type="string">
            <text:p>BIGCH .IS</text:p>
          </table:table-cell>
          <table:table-cell table:formula="of:=SUBSTITUTE([.K136];&quot; &quot;;&quot;&quot;)" office:value-type="string" office:string-value="BIGCH.IS" calcext:value-type="string">
            <text:p>BIGCH.IS</text:p>
          </table:table-cell>
          <table:table-cell table:formula="of:= &quot;&quot;&quot;&quot; &amp; [.L136] &amp; &quot;&quot;&quot;&quot;&amp;&quot;,&quot;" office:value-type="string" office:string-value="&quot;BIGCH.IS&quot;," calcext:value-type="string">
            <text:p>"BIGCH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137];&quot;.IS&quot;)" office:value-type="string" office:string-value=".IS" calcext:value-type="string">
            <text:p>.IS</text:p>
          </table:table-cell>
          <table:table-cell/>
          <table:table-cell table:formula="of:=SUBSTITUTE([.K137];&quot; &quot;;&quot;&quot;)">
            <text:p/>
          </table:table-cell>
          <table:table-cell table:formula="of:= &quot;&quot;&quot;&quot; &amp; [.L137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Default" table:number-columns-repeated="3"/>
          <table:table-cell table:number-columns-repeated="5"/>
          <table:table-cell table:formula="of:=COM.MICROSOFT.CONCAT([.A138];&quot;.IS&quot;)" office:value-type="string" office:string-value="C.IS" calcext:value-type="string">
            <text:p>C.IS</text:p>
          </table:table-cell>
          <table:table-cell/>
          <table:table-cell table:formula="of:=SUBSTITUTE([.K138];&quot; &quot;;&quot;&quot;)">
            <text:p/>
          </table:table-cell>
          <table:table-cell table:formula="of:= &quot;&quot;&quot;&quot; &amp; [.L138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139];&quot;.IS&quot;)" office:value-type="string" office:string-value=".IS" calcext:value-type="string">
            <text:p>.IS</text:p>
          </table:table-cell>
          <table:table-cell/>
          <table:table-cell table:formula="of:=SUBSTITUTE([.K139];&quot; &quot;;&quot;&quot;)">
            <text:p/>
          </table:table-cell>
          <table:table-cell table:formula="of:= &quot;&quot;&quot;&quot; &amp; [.L139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140];&quot;.IS&quot;)" office:value-type="string" office:string-value="Kod.IS" calcext:value-type="string">
            <text:p>Kod.IS</text:p>
          </table:table-cell>
          <table:table-cell/>
          <table:table-cell table:formula="of:=SUBSTITUTE([.K140];&quot; &quot;;&quot;&quot;)">
            <text:p/>
          </table:table-cell>
          <table:table-cell table:formula="of:= &quot;&quot;&quot;&quot; &amp; [.L140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40-carrefoursa-carrefour-sabanci-ticaret-merkezi-a-s" xlink:type="simple">CRFSA</text:a> </text:p>
          </table:table-cell>
          <table:table-cell office:value-type="string" calcext:value-type="string">
            <text:p><text:a xlink:href="../../../../../tr/sirket-bilgileri/ozet/1440-carrefoursa-carrefour-sabanci-ticaret-merkezi-a-s" xlink:type="simple">CARREFOURSA CARREFOUR SABANCI TİCARET MERKEZ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41];&quot;.IS&quot;)" office:value-type="string" office:string-value="CRFSA .IS" calcext:value-type="string">
            <text:p>CRFSA .IS</text:p>
          </table:table-cell>
          <table:table-cell office:value-type="string" calcext:value-type="string">
            <text:p>CRFSA .IS</text:p>
          </table:table-cell>
          <table:table-cell table:formula="of:=SUBSTITUTE([.K141];&quot; &quot;;&quot;&quot;)" office:value-type="string" office:string-value="CRFSA.IS" calcext:value-type="string">
            <text:p>CRFSA.IS</text:p>
          </table:table-cell>
          <table:table-cell table:formula="of:= &quot;&quot;&quot;&quot; &amp; [.L141] &amp; &quot;&quot;&quot;&quot;&amp;&quot;,&quot;" office:value-type="string" office:string-value="&quot;CRFSA.IS&quot;," calcext:value-type="string">
            <text:p>"CRFS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79-casa-emtia-petrol-kimyevi-ve-turevleri-sanayi-ticaret-a-s" xlink:type="simple">CASA</text:a> </text:p>
          </table:table-cell>
          <table:table-cell office:value-type="string" calcext:value-type="string">
            <text:p><text:a xlink:href="../../../../../tr/sirket-bilgileri/ozet/1679-casa-emtia-petrol-kimyevi-ve-turevleri-sanayi-ticaret-a-s" xlink:type="simple">CASA EMTİA PETROL KİMYEVİ VE TÜREVLERİ SANAYİ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2-aac-bagimsiz-denetim-ve-danismanlik-a-s" xlink:type="simple">AAC BAĞIMSIZ DENETİM VE DANIŞMANLIK A.Ş.</text:a> </text:p>
          </table:table-cell>
          <table:table-cell table:number-columns-repeated="5"/>
          <table:table-cell table:formula="of:=COM.MICROSOFT.CONCAT([.A142];&quot;.IS&quot;)" office:value-type="string" office:string-value="CASA .IS" calcext:value-type="string">
            <text:p>CASA .IS</text:p>
          </table:table-cell>
          <table:table-cell office:value-type="string" calcext:value-type="string">
            <text:p>CASA .IS</text:p>
          </table:table-cell>
          <table:table-cell table:formula="of:=SUBSTITUTE([.K142];&quot; &quot;;&quot;&quot;)" office:value-type="string" office:string-value="CASA.IS" calcext:value-type="string">
            <text:p>CASA.IS</text:p>
          </table:table-cell>
          <table:table-cell table:formula="of:= &quot;&quot;&quot;&quot; &amp; [.L142] &amp; &quot;&quot;&quot;&quot;&amp;&quot;,&quot;" office:value-type="string" office:string-value="&quot;CASA.IS&quot;," calcext:value-type="string">
            <text:p>"CAS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856-ceo-event-medya-a-s" xlink:type="simple">CEOEM</text:a> </text:p>
          </table:table-cell>
          <table:table-cell office:value-type="string" calcext:value-type="string">
            <text:p><text:a xlink:href="../../../../../tr/sirket-bilgileri/ozet/4856-ceo-event-medya-a-s" xlink:type="simple">CEO EVENT MEDY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143];&quot;.IS&quot;)" office:value-type="string" office:string-value="CEOEM .IS" calcext:value-type="string">
            <text:p>CEOEM .IS</text:p>
          </table:table-cell>
          <table:table-cell office:value-type="string" calcext:value-type="string">
            <text:p>CEOEM .IS</text:p>
          </table:table-cell>
          <table:table-cell table:formula="of:=SUBSTITUTE([.K143];&quot; &quot;;&quot;&quot;)" office:value-type="string" office:string-value="CEOEM.IS" calcext:value-type="string">
            <text:p>CEOEM.IS</text:p>
          </table:table-cell>
          <table:table-cell table:formula="of:= &quot;&quot;&quot;&quot; &amp; [.L143] &amp; &quot;&quot;&quot;&quot;&amp;&quot;,&quot;" office:value-type="string" office:string-value="&quot;CEOEM.IS&quot;," calcext:value-type="string">
            <text:p>"CEOE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24-coca-cola-icecek-a-s" xlink:type="simple">CCOLA</text:a> </text:p>
          </table:table-cell>
          <table:table-cell office:value-type="string" calcext:value-type="string">
            <text:p><text:a xlink:href="../../../../../tr/sirket-bilgileri/ozet/1424-coca-cola-icecek-a-s" xlink:type="simple">COCA-COLA İÇECE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144];&quot;.IS&quot;)" office:value-type="string" office:string-value="CCOLA .IS" calcext:value-type="string">
            <text:p>CCOLA .IS</text:p>
          </table:table-cell>
          <table:table-cell office:value-type="string" calcext:value-type="string">
            <text:p>CCOLA .IS</text:p>
          </table:table-cell>
          <table:table-cell table:formula="of:=SUBSTITUTE([.K144];&quot; &quot;;&quot;&quot;)" office:value-type="string" office:string-value="CCOLA.IS" calcext:value-type="string">
            <text:p>CCOLA.IS</text:p>
          </table:table-cell>
          <table:table-cell table:formula="of:= &quot;&quot;&quot;&quot; &amp; [.L144] &amp; &quot;&quot;&quot;&quot;&amp;&quot;,&quot;" office:value-type="string" office:string-value="&quot;CCOLA.IS&quot;," calcext:value-type="string">
            <text:p>"CCOL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82-consus-enerji-isletmeciligi-ve-hizmetleri-a-s" xlink:type="simple">CONSE</text:a> </text:p>
          </table:table-cell>
          <table:table-cell office:value-type="string" calcext:value-type="string">
            <text:p><text:a xlink:href="../../../../../tr/sirket-bilgileri/ozet/5582-consus-enerji-isletmeciligi-ve-hizmetleri-a-s" xlink:type="simple">CONSUS ENERJİ İŞLETMECİLİĞİ VE HİZMET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145];&quot;.IS&quot;)" office:value-type="string" office:string-value="CONSE .IS" calcext:value-type="string">
            <text:p>CONSE .IS</text:p>
          </table:table-cell>
          <table:table-cell office:value-type="string" calcext:value-type="string">
            <text:p>CONSE .IS</text:p>
          </table:table-cell>
          <table:table-cell table:formula="of:=SUBSTITUTE([.K145];&quot; &quot;;&quot;&quot;)" office:value-type="string" office:string-value="CONSE.IS" calcext:value-type="string">
            <text:p>CONSE.IS</text:p>
          </table:table-cell>
          <table:table-cell table:formula="of:= &quot;&quot;&quot;&quot; &amp; [.L145] &amp; &quot;&quot;&quot;&quot;&amp;&quot;,&quot;" office:value-type="string" office:string-value="&quot;CONSE.IS&quot;," calcext:value-type="string">
            <text:p>"CONS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93-cosmos-yatirim-holding-a-s" xlink:type="simple">COSMO</text:a> </text:p>
          </table:table-cell>
          <table:table-cell office:value-type="string" calcext:value-type="string">
            <text:p><text:a xlink:href="../../../../../tr/sirket-bilgileri/ozet/893-cosmos-yatirim-holding-a-s" xlink:type="simple">COSMOS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812-bogazici-bagimsiz-denetim-ve-yeminli-mali-musavirlik-a-s" xlink:type="simple">BOĞAZİÇİ BAĞIMSIZ DENETİM VE YEMİNLİ MALİ MÜŞAVİRLİK A.Ş.</text:a> </text:p>
          </table:table-cell>
          <table:table-cell table:number-columns-repeated="5"/>
          <table:table-cell table:formula="of:=COM.MICROSOFT.CONCAT([.A146];&quot;.IS&quot;)" office:value-type="string" office:string-value="COSMO .IS" calcext:value-type="string">
            <text:p>COSMO .IS</text:p>
          </table:table-cell>
          <table:table-cell office:value-type="string" calcext:value-type="string">
            <text:p>COSMO .IS</text:p>
          </table:table-cell>
          <table:table-cell table:formula="of:=SUBSTITUTE([.K146];&quot; &quot;;&quot;&quot;)" office:value-type="string" office:string-value="COSMO.IS" calcext:value-type="string">
            <text:p>COSMO.IS</text:p>
          </table:table-cell>
          <table:table-cell table:formula="of:= &quot;&quot;&quot;&quot; &amp; [.L146] &amp; &quot;&quot;&quot;&quot;&amp;&quot;,&quot;" office:value-type="string" office:string-value="&quot;COSMO.IS&quot;," calcext:value-type="string">
            <text:p>"COSM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97-creditwest-faktoring-a-s" xlink:type="simple">CRDFA</text:a> </text:p>
          </table:table-cell>
          <table:table-cell office:value-type="string" calcext:value-type="string">
            <text:p><text:a xlink:href="../../../../../tr/sirket-bilgileri/ozet/1097-creditwest-faktoring-a-s" xlink:type="simple">CREDITWEST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87-arti-deger-uluslararasi-bagimsiz-denetim-ve-ymm-a-s" xlink:type="simple">ARTI DEĞER ULUSLARARASI BAĞIMSIZ DENETİM VE YMM A.Ş.</text:a> </text:p>
          </table:table-cell>
          <table:table-cell table:number-columns-repeated="5"/>
          <table:table-cell table:formula="of:=COM.MICROSOFT.CONCAT([.A147];&quot;.IS&quot;)" office:value-type="string" office:string-value="CRDFA .IS" calcext:value-type="string">
            <text:p>CRDFA .IS</text:p>
          </table:table-cell>
          <table:table-cell office:value-type="string" calcext:value-type="string">
            <text:p>CRDFA .IS</text:p>
          </table:table-cell>
          <table:table-cell table:formula="of:=SUBSTITUTE([.K147];&quot; &quot;;&quot;&quot;)" office:value-type="string" office:string-value="CRDFA.IS" calcext:value-type="string">
            <text:p>CRDFA.IS</text:p>
          </table:table-cell>
          <table:table-cell table:formula="of:= &quot;&quot;&quot;&quot; &amp; [.L147] &amp; &quot;&quot;&quot;&quot;&amp;&quot;,&quot;" office:value-type="string" office:string-value="&quot;CRDFA.IS&quot;," calcext:value-type="string">
            <text:p>"CRD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07-cvk-maden-isletmeleri-sanayi-ve-ticaret-a-s" xlink:type="simple">CVKMD</text:a> </text:p>
          </table:table-cell>
          <table:table-cell office:value-type="string" calcext:value-type="string">
            <text:p><text:a xlink:href="../../../../../tr/sirket-bilgileri/ozet/5807-cvk-maden-isletmeleri-sanayi-ve-ticaret-a-s" xlink:type="simple">CVK MADEN İŞLETMELERİ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83-ram-bagimsiz-denetim-ve-danismanlik-a-s" xlink:type="simple">RAM BAĞIMSIZ DENETİM VE DANIŞMANLIK A.Ş.</text:a> </text:p>
          </table:table-cell>
          <table:table-cell table:number-columns-repeated="5"/>
          <table:table-cell table:formula="of:=COM.MICROSOFT.CONCAT([.A148];&quot;.IS&quot;)" office:value-type="string" office:string-value="CVKMD .IS" calcext:value-type="string">
            <text:p>CVKMD .IS</text:p>
          </table:table-cell>
          <table:table-cell office:value-type="string" calcext:value-type="string">
            <text:p>CVKMD .IS</text:p>
          </table:table-cell>
          <table:table-cell table:formula="of:=SUBSTITUTE([.K148];&quot; &quot;;&quot;&quot;)" office:value-type="string" office:string-value="CVKMD.IS" calcext:value-type="string">
            <text:p>CVKMD.IS</text:p>
          </table:table-cell>
          <table:table-cell table:formula="of:= &quot;&quot;&quot;&quot; &amp; [.L148] &amp; &quot;&quot;&quot;&quot;&amp;&quot;,&quot;" office:value-type="string" office:string-value="&quot;CVKMD.IS&quot;," calcext:value-type="string">
            <text:p>"CVKMD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5033-cw-enerji-muhendislik-ticaret-ve-sanayi-a-s" xlink:type="simple">CWENE</text:a> </text:p>
          </table:table-cell>
          <table:table-cell table:style-name="ce6" office:value-type="string" calcext:value-type="string">
            <text:p><text:a xlink:href="../../../../../tr/sirket-bilgileri/ozet/5033-cw-enerji-muhendislik-ticaret-ve-sanayi-a-s" xlink:type="simple">CW ENERJİ MÜHENDİSLİK TİCARET VE SANAYİ A.Ş.</text:a> </text:p>
          </table:table-cell>
          <table:table-cell table:style-name="ce6" office:value-type="string" calcext:value-type="string">
            <text:p>ANTALYA</text:p>
          </table:table-cell>
          <table:table-cell table:style-name="ce9"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149];&quot;.IS&quot;)" office:value-type="string" office:string-value="CWENE .IS" calcext:value-type="string">
            <text:p>CWENE .IS</text:p>
          </table:table-cell>
          <table:table-cell office:value-type="string" calcext:value-type="string">
            <text:p>CWENE .IS</text:p>
          </table:table-cell>
          <table:table-cell table:formula="of:=SUBSTITUTE([.K149];&quot; &quot;;&quot;&quot;)" office:value-type="string" office:string-value="CWENE.IS" calcext:value-type="string">
            <text:p>CWENE.IS</text:p>
          </table:table-cell>
          <table:table-cell table:formula="of:= &quot;&quot;&quot;&quot; &amp; [.L149] &amp; &quot;&quot;&quot;&quot;&amp;&quot;,&quot;" office:value-type="string" office:string-value="&quot;CWENE.IS&quot;," calcext:value-type="string">
            <text:p>"CWENE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150];&quot;.IS&quot;)" office:value-type="string" office:string-value=".IS" calcext:value-type="string">
            <text:p>.IS</text:p>
          </table:table-cell>
          <table:table-cell/>
          <table:table-cell table:formula="of:=SUBSTITUTE([.K150];&quot; &quot;;&quot;&quot;)">
            <text:p/>
          </table:table-cell>
          <table:table-cell table:formula="of:= &quot;&quot;&quot;&quot; &amp; [.L150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Ç</text:p>
          </table:table-cell>
          <table:table-cell table:style-name="Default" table:number-columns-repeated="3"/>
          <table:table-cell table:number-columns-repeated="5"/>
          <table:table-cell table:formula="of:=COM.MICROSOFT.CONCAT([.A151];&quot;.IS&quot;)" office:value-type="string" office:string-value="Ç.IS" calcext:value-type="string">
            <text:p>Ç.IS</text:p>
          </table:table-cell>
          <table:table-cell/>
          <table:table-cell table:formula="of:=SUBSTITUTE([.K151];&quot; &quot;;&quot;&quot;)">
            <text:p/>
          </table:table-cell>
          <table:table-cell table:formula="of:= &quot;&quot;&quot;&quot; &amp; [.L151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152];&quot;.IS&quot;)" office:value-type="string" office:string-value=".IS" calcext:value-type="string">
            <text:p>.IS</text:p>
          </table:table-cell>
          <table:table-cell/>
          <table:table-cell table:formula="of:=SUBSTITUTE([.K152];&quot; &quot;;&quot;&quot;)">
            <text:p/>
          </table:table-cell>
          <table:table-cell table:formula="of:= &quot;&quot;&quot;&quot; &amp; [.L152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153];&quot;.IS&quot;)" office:value-type="string" office:string-value="Kod.IS" calcext:value-type="string">
            <text:p>Kod.IS</text:p>
          </table:table-cell>
          <table:table-cell/>
          <table:table-cell table:formula="of:=SUBSTITUTE([.K153];&quot; &quot;;&quot;&quot;)">
            <text:p/>
          </table:table-cell>
          <table:table-cell table:formula="of:= &quot;&quot;&quot;&quot; &amp; [.L153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50-cagdas-faktoring-a-s" xlink:type="simple">CAGFA</text:a> </text:p>
          </table:table-cell>
          <table:table-cell office:value-type="string" calcext:value-type="string">
            <text:p><text:a xlink:href="../../../../../tr/sirket-bilgileri/ozet/2150-cagdas-faktoring-a-s" xlink:type="simple">ÇAĞDAŞ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54];&quot;.IS&quot;)" office:value-type="string" office:string-value="CAGFA .IS" calcext:value-type="string">
            <text:p>CAGFA .IS</text:p>
          </table:table-cell>
          <table:table-cell office:value-type="string" calcext:value-type="string">
            <text:p>CAGFA .IS</text:p>
          </table:table-cell>
          <table:table-cell table:formula="of:=SUBSTITUTE([.K154];&quot; &quot;;&quot;&quot;)" office:value-type="string" office:string-value="CAGFA.IS" calcext:value-type="string">
            <text:p>CAGFA.IS</text:p>
          </table:table-cell>
          <table:table-cell table:formula="of:= &quot;&quot;&quot;&quot; &amp; [.L154] &amp; &quot;&quot;&quot;&quot;&amp;&quot;,&quot;" office:value-type="string" office:string-value="&quot;CAGFA.IS&quot;," calcext:value-type="string">
            <text:p>"CAG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963-calik-denim-tekstil-sanayi-ve-ticaret-a-s" xlink:type="simple">CLDNM</text:a> </text:p>
          </table:table-cell>
          <table:table-cell office:value-type="string" calcext:value-type="string">
            <text:p><text:a xlink:href="../../../../../tr/sirket-bilgileri/ozet/4963-calik-denim-tekstil-sanayi-ve-ticaret-a-s" xlink:type="simple">ÇALIK DENİM TEKSTİL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155];&quot;.IS&quot;)" office:value-type="string" office:string-value="CLDNM .IS" calcext:value-type="string">
            <text:p>CLDNM .IS</text:p>
          </table:table-cell>
          <table:table-cell office:value-type="string" calcext:value-type="string">
            <text:p>CLDNM .IS</text:p>
          </table:table-cell>
          <table:table-cell table:formula="of:=SUBSTITUTE([.K155];&quot; &quot;;&quot;&quot;)" office:value-type="string" office:string-value="CLDNM.IS" calcext:value-type="string">
            <text:p>CLDNM.IS</text:p>
          </table:table-cell>
          <table:table-cell table:formula="of:= &quot;&quot;&quot;&quot; &amp; [.L155] &amp; &quot;&quot;&quot;&quot;&amp;&quot;,&quot;" office:value-type="string" office:string-value="&quot;CLDNM.IS&quot;," calcext:value-type="string">
            <text:p>"CLDN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284-can2-termik-a-s" xlink:type="simple">CANTE</text:a> </text:p>
          </table:table-cell>
          <table:table-cell office:value-type="string" calcext:value-type="string">
            <text:p><text:a xlink:href="../../../../../tr/sirket-bilgileri/ozet/5284-can2-termik-a-s" xlink:type="simple">ÇAN2 TERMİ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1-as-bagimsiz-denetim-ve-yeminli-mali-musavirlik-a-s" xlink:type="simple">AS BAĞIMSIZ DENETİM VE YEMİNLİ MALİ MÜŞAVİRLİK A.Ş.</text:a> </text:p>
          </table:table-cell>
          <table:table-cell table:number-columns-repeated="5"/>
          <table:table-cell table:formula="of:=COM.MICROSOFT.CONCAT([.A156];&quot;.IS&quot;)" office:value-type="string" office:string-value="CANTE .IS" calcext:value-type="string">
            <text:p>CANTE .IS</text:p>
          </table:table-cell>
          <table:table-cell office:value-type="string" calcext:value-type="string">
            <text:p>CANTE .IS</text:p>
          </table:table-cell>
          <table:table-cell table:formula="of:=SUBSTITUTE([.K156];&quot; &quot;;&quot;&quot;)" office:value-type="string" office:string-value="CANTE.IS" calcext:value-type="string">
            <text:p>CANTE.IS</text:p>
          </table:table-cell>
          <table:table-cell table:formula="of:= &quot;&quot;&quot;&quot; &amp; [.L156] &amp; &quot;&quot;&quot;&quot;&amp;&quot;,&quot;" office:value-type="string" office:string-value="&quot;CANTE.IS&quot;," calcext:value-type="string">
            <text:p>"CANT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05-cates-elektrik-uretim-a-s" xlink:type="simple">CATES</text:a> </text:p>
          </table:table-cell>
          <table:table-cell office:value-type="string" calcext:value-type="string">
            <text:p><text:a xlink:href="../../../../../tr/sirket-bilgileri/ozet/5905-cates-elektrik-uretim-a-s" xlink:type="simple">ÇATES ELEKTRİK ÜRETİM A.Ş.</text:a> </text:p>
          </table:table-cell>
          <table:table-cell office:value-type="string" calcext:value-type="string">
            <text:p>ZONGULDAK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157];&quot;.IS&quot;)" office:value-type="string" office:string-value="CATES .IS" calcext:value-type="string">
            <text:p>CATES .IS</text:p>
          </table:table-cell>
          <table:table-cell office:value-type="string" calcext:value-type="string">
            <text:p>CATES .IS</text:p>
          </table:table-cell>
          <table:table-cell table:formula="of:=SUBSTITUTE([.K157];&quot; &quot;;&quot;&quot;)" office:value-type="string" office:string-value="CATES.IS" calcext:value-type="string">
            <text:p>CATES.IS</text:p>
          </table:table-cell>
          <table:table-cell table:formula="of:= &quot;&quot;&quot;&quot; &amp; [.L157] &amp; &quot;&quot;&quot;&quot;&amp;&quot;,&quot;" office:value-type="string" office:string-value="&quot;CATES.IS&quot;," calcext:value-type="string">
            <text:p>"CATE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03-celebi-hava-servisi-a-s" xlink:type="simple">CLEBI</text:a> </text:p>
          </table:table-cell>
          <table:table-cell office:value-type="string" calcext:value-type="string">
            <text:p><text:a xlink:href="../../../../../tr/sirket-bilgileri/ozet/903-celebi-hava-servisi-a-s" xlink:type="simple">ÇELEBİ HAVA SERVİS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158];&quot;.IS&quot;)" office:value-type="string" office:string-value="CLEBI .IS" calcext:value-type="string">
            <text:p>CLEBI .IS</text:p>
          </table:table-cell>
          <table:table-cell office:value-type="string" calcext:value-type="string">
            <text:p>CLEBI .IS</text:p>
          </table:table-cell>
          <table:table-cell table:formula="of:=SUBSTITUTE([.K158];&quot; &quot;;&quot;&quot;)" office:value-type="string" office:string-value="CLEBI.IS" calcext:value-type="string">
            <text:p>CLEBI.IS</text:p>
          </table:table-cell>
          <table:table-cell table:formula="of:= &quot;&quot;&quot;&quot; &amp; [.L158] &amp; &quot;&quot;&quot;&quot;&amp;&quot;,&quot;" office:value-type="string" office:string-value="&quot;CLEBI.IS&quot;," calcext:value-type="string">
            <text:p>"CLEB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04-celik-halat-ve-tel-sanayii-a-s" xlink:type="simple">CELHA</text:a> </text:p>
          </table:table-cell>
          <table:table-cell office:value-type="string" calcext:value-type="string">
            <text:p><text:a xlink:href="../../../../../tr/sirket-bilgileri/ozet/904-celik-halat-ve-tel-sanayii-a-s" xlink:type="simple">ÇELİK HALAT VE TEL SANAYİİ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138-rasyonel-bagimsiz-denetim-ve-yeminli-mali-musavirlik-a-s" xlink:type="simple">RASYONEL BAĞIMSIZ DENETİM VE YEMİNLİ MALİ MÜŞAVİRLİK A.Ş.</text:a> </text:p>
          </table:table-cell>
          <table:table-cell table:number-columns-repeated="5"/>
          <table:table-cell table:formula="of:=COM.MICROSOFT.CONCAT([.A159];&quot;.IS&quot;)" office:value-type="string" office:string-value="CELHA .IS" calcext:value-type="string">
            <text:p>CELHA .IS</text:p>
          </table:table-cell>
          <table:table-cell office:value-type="string" calcext:value-type="string">
            <text:p>CELHA .IS</text:p>
          </table:table-cell>
          <table:table-cell table:formula="of:=SUBSTITUTE([.K159];&quot; &quot;;&quot;&quot;)" office:value-type="string" office:string-value="CELHA.IS" calcext:value-type="string">
            <text:p>CELHA.IS</text:p>
          </table:table-cell>
          <table:table-cell table:formula="of:= &quot;&quot;&quot;&quot; &amp; [.L159] &amp; &quot;&quot;&quot;&quot;&amp;&quot;,&quot;" office:value-type="string" office:string-value="&quot;CELHA.IS&quot;," calcext:value-type="string">
            <text:p>"CELH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06-celik-motor-ticaret-a-s" xlink:type="simple">CLKMT</text:a> </text:p>
          </table:table-cell>
          <table:table-cell office:value-type="string" calcext:value-type="string">
            <text:p><text:a xlink:href="../../../../../tr/sirket-bilgileri/ozet/2106-celik-motor-ticaret-a-s" xlink:type="simple">ÇELİK MOTOR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160];&quot;.IS&quot;)" office:value-type="string" office:string-value="CLKMT .IS" calcext:value-type="string">
            <text:p>CLKMT .IS</text:p>
          </table:table-cell>
          <table:table-cell office:value-type="string" calcext:value-type="string">
            <text:p>CLKMT .IS</text:p>
          </table:table-cell>
          <table:table-cell table:formula="of:=SUBSTITUTE([.K160];&quot; &quot;;&quot;&quot;)" office:value-type="string" office:string-value="CLKMT.IS" calcext:value-type="string">
            <text:p>CLKMT.IS</text:p>
          </table:table-cell>
          <table:table-cell table:formula="of:= &quot;&quot;&quot;&quot; &amp; [.L160] &amp; &quot;&quot;&quot;&quot;&amp;&quot;,&quot;" office:value-type="string" office:string-value="&quot;CLKMT.IS&quot;," calcext:value-type="string">
            <text:p>"CLKM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10-cemas-dokum-sanayi-a-s" xlink:type="simple">CEMAS</text:a> </text:p>
          </table:table-cell>
          <table:table-cell office:value-type="string" calcext:value-type="string">
            <text:p><text:a xlink:href="../../../../../tr/sirket-bilgileri/ozet/1510-cemas-dokum-sanayi-a-s" xlink:type="simple">ÇEMAŞ DÖKÜM SANAYİ A.Ş.</text:a> </text:p>
          </table:table-cell>
          <table:table-cell office:value-type="string" calcext:value-type="string">
            <text:p>KIRŞEHİR</text:p>
          </table:table-cell>
          <table:table-cell office:value-type="string" calcext:value-type="string">
            <text:p><text:a xlink:href="../../../../../tr/sirket-bilgileri/ozet/4334-birlesik-ekol-bagimsiz-denetim-a-s" xlink:type="simple">BİRLEŞİK EKOL BAĞIMSIZ DENETİM A.Ş.</text:a> </text:p>
          </table:table-cell>
          <table:table-cell table:number-columns-repeated="5"/>
          <table:table-cell table:formula="of:=COM.MICROSOFT.CONCAT([.A161];&quot;.IS&quot;)" office:value-type="string" office:string-value="CEMAS .IS" calcext:value-type="string">
            <text:p>CEMAS .IS</text:p>
          </table:table-cell>
          <table:table-cell office:value-type="string" calcext:value-type="string">
            <text:p>CEMAS .IS</text:p>
          </table:table-cell>
          <table:table-cell table:formula="of:=SUBSTITUTE([.K161];&quot; &quot;;&quot;&quot;)" office:value-type="string" office:string-value="CEMAS.IS" calcext:value-type="string">
            <text:p>CEMAS.IS</text:p>
          </table:table-cell>
          <table:table-cell table:formula="of:= &quot;&quot;&quot;&quot; &amp; [.L161] &amp; &quot;&quot;&quot;&quot;&amp;&quot;,&quot;" office:value-type="string" office:string-value="&quot;CEMAS.IS&quot;," calcext:value-type="string">
            <text:p>"CEM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05-cemtas-celik-makina-sanayi-ve-ticaret-a-s" xlink:type="simple">CEMTS</text:a> </text:p>
          </table:table-cell>
          <table:table-cell office:value-type="string" calcext:value-type="string">
            <text:p><text:a xlink:href="../../../../../tr/sirket-bilgileri/ozet/905-cemtas-celik-makina-sanayi-ve-ticaret-a-s" xlink:type="simple">ÇEMTAŞ ÇELİK MAKİNA SANAYİ VE TİCARET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146-sun-bagimsiz-denetim-ve-yeminli-mali-musavirlik-a-s" xlink:type="simple">SUN BAĞIMSIZ DENETİM VE YEMİNLİ MALİ MÜŞAVİRLİK A.Ş.</text:a> </text:p>
          </table:table-cell>
          <table:table-cell table:number-columns-repeated="5"/>
          <table:table-cell table:formula="of:=COM.MICROSOFT.CONCAT([.A162];&quot;.IS&quot;)" office:value-type="string" office:string-value="CEMTS .IS" calcext:value-type="string">
            <text:p>CEMTS .IS</text:p>
          </table:table-cell>
          <table:table-cell office:value-type="string" calcext:value-type="string">
            <text:p>CEMTS .IS</text:p>
          </table:table-cell>
          <table:table-cell table:formula="of:=SUBSTITUTE([.K162];&quot; &quot;;&quot;&quot;)" office:value-type="string" office:string-value="CEMTS.IS" calcext:value-type="string">
            <text:p>CEMTS.IS</text:p>
          </table:table-cell>
          <table:table-cell table:formula="of:= &quot;&quot;&quot;&quot; &amp; [.L162] &amp; &quot;&quot;&quot;&quot;&amp;&quot;,&quot;" office:value-type="string" office:string-value="&quot;CEMTS.IS&quot;," calcext:value-type="string">
            <text:p>"CEMT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06-cimbeton-hazirbeton-ve-prefabrik-yapi-elemanlari-sanayi-ve-ticaret-a-s" xlink:type="simple">CMBTN</text:a> </text:p>
          </table:table-cell>
          <table:table-cell office:value-type="string" calcext:value-type="string">
            <text:p><text:a xlink:href="../../../../../tr/sirket-bilgileri/ozet/906-cimbeton-hazirbeton-ve-prefabrik-yapi-elemanlari-sanayi-ve-ticaret-a-s" xlink:type="simple">ÇİMBETON HAZIRBETON VE PREFABRİK YAPI ELEMANLARI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163];&quot;.IS&quot;)" office:value-type="string" office:string-value="CMBTN .IS" calcext:value-type="string">
            <text:p>CMBTN .IS</text:p>
          </table:table-cell>
          <table:table-cell office:value-type="string" calcext:value-type="string">
            <text:p>CMBTN .IS</text:p>
          </table:table-cell>
          <table:table-cell table:formula="of:=SUBSTITUTE([.K163];&quot; &quot;;&quot;&quot;)" office:value-type="string" office:string-value="CMBTN.IS" calcext:value-type="string">
            <text:p>CMBTN.IS</text:p>
          </table:table-cell>
          <table:table-cell table:formula="of:= &quot;&quot;&quot;&quot; &amp; [.L163] &amp; &quot;&quot;&quot;&quot;&amp;&quot;,&quot;" office:value-type="string" office:string-value="&quot;CMBTN.IS&quot;," calcext:value-type="string">
            <text:p>"CMBT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07-cimentas-izmir-cimento-fabrikasi-t-a-s" xlink:type="simple">CMENT</text:a> </text:p>
          </table:table-cell>
          <table:table-cell office:value-type="string" calcext:value-type="string">
            <text:p><text:a xlink:href="../../../../../tr/sirket-bilgileri/ozet/907-cimentas-izmir-cimento-fabrikasi-t-a-s" xlink:type="simple">ÇİMENTAŞ İZMİR ÇİMENTO FABRİKASI T.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164];&quot;.IS&quot;)" office:value-type="string" office:string-value="CMENT .IS" calcext:value-type="string">
            <text:p>CMENT .IS</text:p>
          </table:table-cell>
          <table:table-cell office:value-type="string" calcext:value-type="string">
            <text:p>CMENT .IS</text:p>
          </table:table-cell>
          <table:table-cell table:formula="of:=SUBSTITUTE([.K164];&quot; &quot;;&quot;&quot;)" office:value-type="string" office:string-value="CMENT.IS" calcext:value-type="string">
            <text:p>CMENT.IS</text:p>
          </table:table-cell>
          <table:table-cell table:formula="of:= &quot;&quot;&quot;&quot; &amp; [.L164] &amp; &quot;&quot;&quot;&quot;&amp;&quot;,&quot;" office:value-type="string" office:string-value="&quot;CMENT.IS&quot;," calcext:value-type="string">
            <text:p>"CMEN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08-cimsa-cimento-sanayi-ve-ticaret-a-s" xlink:type="simple">CIMSA</text:a> </text:p>
          </table:table-cell>
          <table:table-cell office:value-type="string" calcext:value-type="string">
            <text:p><text:a xlink:href="../../../../../tr/sirket-bilgileri/ozet/908-cimsa-cimento-sanayi-ve-ticaret-a-s" xlink:type="simple">ÇİMSA ÇİMENTO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65];&quot;.IS&quot;)" office:value-type="string" office:string-value="CIMSA .IS" calcext:value-type="string">
            <text:p>CIMSA .IS</text:p>
          </table:table-cell>
          <table:table-cell office:value-type="string" calcext:value-type="string">
            <text:p>CIMSA .IS</text:p>
          </table:table-cell>
          <table:table-cell table:formula="of:=SUBSTITUTE([.K165];&quot; &quot;;&quot;&quot;)" office:value-type="string" office:string-value="CIMSA.IS" calcext:value-type="string">
            <text:p>CIMSA.IS</text:p>
          </table:table-cell>
          <table:table-cell table:formula="of:= &quot;&quot;&quot;&quot; &amp; [.L165] &amp; &quot;&quot;&quot;&quot;&amp;&quot;,&quot;" office:value-type="string" office:string-value="&quot;CIMSA.IS&quot;," calcext:value-type="string">
            <text:p>"CIMSA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2592-cuhadaroglu-metal-sanayi-ve-pazarlama-a-s" xlink:type="simple">CUSAN</text:a> </text:p>
          </table:table-cell>
          <table:table-cell table:style-name="ce6" office:value-type="string" calcext:value-type="string">
            <text:p><text:a xlink:href="../../../../../tr/sirket-bilgileri/ozet/2592-cuhadaroglu-metal-sanayi-ve-pazarlama-a-s" xlink:type="simple">ÇUHADAROĞLU METAL SANAYİ VE PAZARLAMA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166];&quot;.IS&quot;)" office:value-type="string" office:string-value="CUSAN .IS" calcext:value-type="string">
            <text:p>CUSAN .IS</text:p>
          </table:table-cell>
          <table:table-cell office:value-type="string" calcext:value-type="string">
            <text:p>CUSAN .IS</text:p>
          </table:table-cell>
          <table:table-cell table:formula="of:=SUBSTITUTE([.K166];&quot; &quot;;&quot;&quot;)" office:value-type="string" office:string-value="CUSAN.IS" calcext:value-type="string">
            <text:p>CUSAN.IS</text:p>
          </table:table-cell>
          <table:table-cell table:formula="of:= &quot;&quot;&quot;&quot; &amp; [.L166] &amp; &quot;&quot;&quot;&quot;&amp;&quot;,&quot;" office:value-type="string" office:string-value="&quot;CUSAN.IS&quot;," calcext:value-type="string">
            <text:p>"CUSAN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167];&quot;.IS&quot;)" office:value-type="string" office:string-value=".IS" calcext:value-type="string">
            <text:p>.IS</text:p>
          </table:table-cell>
          <table:table-cell/>
          <table:table-cell table:formula="of:=SUBSTITUTE([.K167];&quot; &quot;;&quot;&quot;)">
            <text:p/>
          </table:table-cell>
          <table:table-cell table:formula="of:= &quot;&quot;&quot;&quot; &amp; [.L167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Default" table:number-columns-repeated="3"/>
          <table:table-cell table:number-columns-repeated="5"/>
          <table:table-cell table:formula="of:=COM.MICROSOFT.CONCAT([.A168];&quot;.IS&quot;)" office:value-type="string" office:string-value="D.IS" calcext:value-type="string">
            <text:p>D.IS</text:p>
          </table:table-cell>
          <table:table-cell/>
          <table:table-cell table:formula="of:=SUBSTITUTE([.K168];&quot; &quot;;&quot;&quot;)">
            <text:p/>
          </table:table-cell>
          <table:table-cell table:formula="of:= &quot;&quot;&quot;&quot; &amp; [.L168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169];&quot;.IS&quot;)" office:value-type="string" office:string-value=".IS" calcext:value-type="string">
            <text:p>.IS</text:p>
          </table:table-cell>
          <table:table-cell/>
          <table:table-cell table:formula="of:=SUBSTITUTE([.K169];&quot; &quot;;&quot;&quot;)">
            <text:p/>
          </table:table-cell>
          <table:table-cell table:formula="of:= &quot;&quot;&quot;&quot; &amp; [.L169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170];&quot;.IS&quot;)" office:value-type="string" office:string-value="Kod.IS" calcext:value-type="string">
            <text:p>Kod.IS</text:p>
          </table:table-cell>
          <table:table-cell/>
          <table:table-cell table:formula="of:=SUBSTITUTE([.K170];&quot; &quot;;&quot;&quot;)">
            <text:p/>
          </table:table-cell>
          <table:table-cell table:formula="of:= &quot;&quot;&quot;&quot; &amp; [.L170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226-d-yatirim-bankasi-a-s" xlink:type="simple">DYBNK</text:a> </text:p>
          </table:table-cell>
          <table:table-cell office:value-type="string" calcext:value-type="string">
            <text:p><text:a xlink:href="../../../../../tr/sirket-bilgileri/ozet/5226-d-yatirim-bankasi-a-s" xlink:type="simple">D YATIRIM BANKA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71];&quot;.IS&quot;)" office:value-type="string" office:string-value="DYBNK .IS" calcext:value-type="string">
            <text:p>DYBNK .IS</text:p>
          </table:table-cell>
          <table:table-cell office:value-type="string" calcext:value-type="string">
            <text:p>DYBNK .IS</text:p>
          </table:table-cell>
          <table:table-cell table:formula="of:=SUBSTITUTE([.K171];&quot; &quot;;&quot;&quot;)" office:value-type="string" office:string-value="DYBNK.IS" calcext:value-type="string">
            <text:p>DYBNK.IS</text:p>
          </table:table-cell>
          <table:table-cell table:formula="of:= &quot;&quot;&quot;&quot; &amp; [.L171] &amp; &quot;&quot;&quot;&quot;&amp;&quot;,&quot;" office:value-type="string" office:string-value="&quot;DYBNK.IS&quot;," calcext:value-type="string">
            <text:p>"DYBN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46-dagi-giyim-sanayi-ve-ticaret-a-s" xlink:type="simple">DAGI</text:a> </text:p>
          </table:table-cell>
          <table:table-cell office:value-type="string" calcext:value-type="string">
            <text:p><text:a xlink:href="../../../../../tr/sirket-bilgileri/ozet/1546-dagi-giyim-sanayi-ve-ticaret-a-s" xlink:type="simple">DAGİ GİYİM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172];&quot;.IS&quot;)" office:value-type="string" office:string-value="DAGI .IS" calcext:value-type="string">
            <text:p>DAGI .IS</text:p>
          </table:table-cell>
          <table:table-cell office:value-type="string" calcext:value-type="string">
            <text:p>DAGI .IS</text:p>
          </table:table-cell>
          <table:table-cell table:formula="of:=SUBSTITUTE([.K172];&quot; &quot;;&quot;&quot;)" office:value-type="string" office:string-value="DAGI.IS" calcext:value-type="string">
            <text:p>DAGI.IS</text:p>
          </table:table-cell>
          <table:table-cell table:formula="of:= &quot;&quot;&quot;&quot; &amp; [.L172] &amp; &quot;&quot;&quot;&quot;&amp;&quot;,&quot;" office:value-type="string" office:string-value="&quot;DAGI.IS&quot;," calcext:value-type="string">
            <text:p>"DAG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89-dagi-yatirim-holding-a-s" xlink:type="simple">DAGHL</text:a> </text:p>
          </table:table-cell>
          <table:table-cell office:value-type="string" calcext:value-type="string">
            <text:p><text:a xlink:href="../../../../../tr/sirket-bilgileri/ozet/1089-dagi-yatirim-holding-a-s" xlink:type="simple">DAGİ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173];&quot;.IS&quot;)" office:value-type="string" office:string-value="DAGHL .IS" calcext:value-type="string">
            <text:p>DAGHL .IS</text:p>
          </table:table-cell>
          <table:table-cell office:value-type="string" calcext:value-type="string">
            <text:p>DAGHL .IS</text:p>
          </table:table-cell>
          <table:table-cell table:formula="of:=SUBSTITUTE([.K173];&quot; &quot;;&quot;&quot;)" office:value-type="string" office:string-value="DAGHL.IS" calcext:value-type="string">
            <text:p>DAGHL.IS</text:p>
          </table:table-cell>
          <table:table-cell table:formula="of:= &quot;&quot;&quot;&quot; &amp; [.L173] &amp; &quot;&quot;&quot;&quot;&amp;&quot;,&quot;" office:value-type="string" office:string-value="&quot;DAGHL.IS&quot;," calcext:value-type="string">
            <text:p>"DAGH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32-dap-gayrimenkul-gelistirme-a-s" xlink:type="simple">DAPGM</text:a> </text:p>
          </table:table-cell>
          <table:table-cell office:value-type="string" calcext:value-type="string">
            <text:p><text:a xlink:href="../../../../../tr/sirket-bilgileri/ozet/5532-dap-gayrimenkul-gelistirme-a-s" xlink:type="simple">DAP GAYRİMENKUL GELİŞTİRME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174];&quot;.IS&quot;)" office:value-type="string" office:string-value="DAPGM .IS" calcext:value-type="string">
            <text:p>DAPGM .IS</text:p>
          </table:table-cell>
          <table:table-cell office:value-type="string" calcext:value-type="string">
            <text:p>DAPGM .IS</text:p>
          </table:table-cell>
          <table:table-cell table:formula="of:=SUBSTITUTE([.K174];&quot; &quot;;&quot;&quot;)" office:value-type="string" office:string-value="DAPGM.IS" calcext:value-type="string">
            <text:p>DAPGM.IS</text:p>
          </table:table-cell>
          <table:table-cell table:formula="of:= &quot;&quot;&quot;&quot; &amp; [.L174] &amp; &quot;&quot;&quot;&quot;&amp;&quot;,&quot;" office:value-type="string" office:string-value="&quot;DAPGM.IS&quot;," calcext:value-type="string">
            <text:p>"DAPG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10-dardanel-onentas-gida-sanayi-a-s" xlink:type="simple">DARDL</text:a> </text:p>
          </table:table-cell>
          <table:table-cell office:value-type="string" calcext:value-type="string">
            <text:p><text:a xlink:href="../../../../../tr/sirket-bilgileri/ozet/910-dardanel-onentas-gida-sanayi-a-s" xlink:type="simple">DARDANEL ÖNENTAŞ GIDA SANAYİ A.Ş.</text:a> </text:p>
          </table:table-cell>
          <table:table-cell office:value-type="string" calcext:value-type="string">
            <text:p>ÇANAKKALE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175];&quot;.IS&quot;)" office:value-type="string" office:string-value="DARDL .IS" calcext:value-type="string">
            <text:p>DARDL .IS</text:p>
          </table:table-cell>
          <table:table-cell office:value-type="string" calcext:value-type="string">
            <text:p>DARDL .IS</text:p>
          </table:table-cell>
          <table:table-cell table:formula="of:=SUBSTITUTE([.K175];&quot; &quot;;&quot;&quot;)" office:value-type="string" office:string-value="DARDL.IS" calcext:value-type="string">
            <text:p>DARDL.IS</text:p>
          </table:table-cell>
          <table:table-cell table:formula="of:= &quot;&quot;&quot;&quot; &amp; [.L175] &amp; &quot;&quot;&quot;&quot;&amp;&quot;,&quot;" office:value-type="string" office:string-value="&quot;DARDL.IS&quot;," calcext:value-type="string">
            <text:p>"DARD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16-datagate-bilgisayar-malzemeleri-ticaret-a-s" xlink:type="simple">DGATE</text:a> </text:p>
          </table:table-cell>
          <table:table-cell office:value-type="string" calcext:value-type="string">
            <text:p><text:a xlink:href="../../../../../tr/sirket-bilgileri/ozet/1416-datagate-bilgisayar-malzemeleri-ticaret-a-s" xlink:type="simple">DATAGATE BİLGİSAYAR MALZEMELERİ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176];&quot;.IS&quot;)" office:value-type="string" office:string-value="DGATE .IS" calcext:value-type="string">
            <text:p>DGATE .IS</text:p>
          </table:table-cell>
          <table:table-cell office:value-type="string" calcext:value-type="string">
            <text:p>DGATE .IS</text:p>
          </table:table-cell>
          <table:table-cell table:formula="of:=SUBSTITUTE([.K176];&quot; &quot;;&quot;&quot;)" office:value-type="string" office:string-value="DGATE.IS" calcext:value-type="string">
            <text:p>DGATE.IS</text:p>
          </table:table-cell>
          <table:table-cell table:formula="of:= &quot;&quot;&quot;&quot; &amp; [.L176] &amp; &quot;&quot;&quot;&quot;&amp;&quot;,&quot;" office:value-type="string" office:string-value="&quot;DGATE.IS&quot;," calcext:value-type="string">
            <text:p>"DGAT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97-dct-trading-dis-ticaret-a-s" xlink:type="simple">DCTTR</text:a> </text:p>
          </table:table-cell>
          <table:table-cell office:value-type="string" calcext:value-type="string">
            <text:p><text:a xlink:href="../../../../../tr/sirket-bilgileri/ozet/5997-dct-trading-dis-ticaret-a-s" xlink:type="simple">DCT TRADİNG DIŞ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sth-strateji-portfoy-ikinci-hisse-senedi-fonu-hisse-senedi-yogun-fon" xlink:type="simple"> </text:a> </text:p>
          </table:table-cell>
          <table:table-cell table:number-columns-repeated="5"/>
          <table:table-cell table:formula="of:=COM.MICROSOFT.CONCAT([.A177];&quot;.IS&quot;)" office:value-type="string" office:string-value="DCTTR .IS" calcext:value-type="string">
            <text:p>DCTTR .IS</text:p>
          </table:table-cell>
          <table:table-cell office:value-type="string" calcext:value-type="string">
            <text:p>DCTTR .IS</text:p>
          </table:table-cell>
          <table:table-cell table:formula="of:=SUBSTITUTE([.K177];&quot; &quot;;&quot;&quot;)" office:value-type="string" office:string-value="DCTTR.IS" calcext:value-type="string">
            <text:p>DCTTR.IS</text:p>
          </table:table-cell>
          <table:table-cell table:formula="of:= &quot;&quot;&quot;&quot; &amp; [.L177] &amp; &quot;&quot;&quot;&quot;&amp;&quot;,&quot;" office:value-type="string" office:string-value="&quot;DCTTR.IS&quot;," calcext:value-type="string">
            <text:p>"DCTT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245-deger-varlik-kiralama-a-s" xlink:type="simple">DGRVK</text:a> </text:p>
          </table:table-cell>
          <table:table-cell office:value-type="string" calcext:value-type="string">
            <text:p><text:a xlink:href="../../../../../tr/sirket-bilgileri/ozet/5245-deger-varlik-kiralama-a-s" xlink:type="simple">DEĞER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178];&quot;.IS&quot;)" office:value-type="string" office:string-value="DGRVK .IS" calcext:value-type="string">
            <text:p>DGRVK .IS</text:p>
          </table:table-cell>
          <table:table-cell office:value-type="string" calcext:value-type="string">
            <text:p>DGRVK .IS</text:p>
          </table:table-cell>
          <table:table-cell table:formula="of:=SUBSTITUTE([.K178];&quot; &quot;;&quot;&quot;)" office:value-type="string" office:string-value="DGRVK.IS" calcext:value-type="string">
            <text:p>DGRVK.IS</text:p>
          </table:table-cell>
          <table:table-cell table:formula="of:= &quot;&quot;&quot;&quot; &amp; [.L178] &amp; &quot;&quot;&quot;&quot;&amp;&quot;,&quot;" office:value-type="string" office:string-value="&quot;DGRVK.IS&quot;," calcext:value-type="string">
            <text:p>"DGRV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11-demisas-dokum-emaye-mamulleri-sanayi-a-s" xlink:type="simple">DMSAS</text:a> </text:p>
          </table:table-cell>
          <table:table-cell office:value-type="string" calcext:value-type="string">
            <text:p><text:a xlink:href="../../../../../tr/sirket-bilgileri/ozet/911-demisas-dokum-emaye-mamulleri-sanayi-a-s" xlink:type="simple">DEMİSAŞ DÖKÜM EMAYE MAMÜLLERİ SANAYİ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179];&quot;.IS&quot;)" office:value-type="string" office:string-value="DMSAS .IS" calcext:value-type="string">
            <text:p>DMSAS .IS</text:p>
          </table:table-cell>
          <table:table-cell office:value-type="string" calcext:value-type="string">
            <text:p>DMSAS .IS</text:p>
          </table:table-cell>
          <table:table-cell table:formula="of:=SUBSTITUTE([.K179];&quot; &quot;;&quot;&quot;)" office:value-type="string" office:string-value="DMSAS.IS" calcext:value-type="string">
            <text:p>DMSAS.IS</text:p>
          </table:table-cell>
          <table:table-cell table:formula="of:= &quot;&quot;&quot;&quot; &amp; [.L179] &amp; &quot;&quot;&quot;&quot;&amp;&quot;,&quot;" office:value-type="string" office:string-value="&quot;DMSAS.IS&quot;," calcext:value-type="string">
            <text:p>"DMS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78-denge-yatirim-holding-a-s" xlink:type="simple">DENGE</text:a> </text:p>
          </table:table-cell>
          <table:table-cell office:value-type="string" calcext:value-type="string">
            <text:p><text:a xlink:href="../../../../../tr/sirket-bilgileri/ozet/1678-denge-yatirim-holding-a-s" xlink:type="simple">DENGE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38-mitra-bagimsiz-denetim-a-s" xlink:type="simple">MİTRA BAĞIMSIZ DENETİM A.Ş.</text:a> </text:p>
          </table:table-cell>
          <table:table-cell table:number-columns-repeated="5"/>
          <table:table-cell table:formula="of:=COM.MICROSOFT.CONCAT([.A180];&quot;.IS&quot;)" office:value-type="string" office:string-value="DENGE .IS" calcext:value-type="string">
            <text:p>DENGE .IS</text:p>
          </table:table-cell>
          <table:table-cell office:value-type="string" calcext:value-type="string">
            <text:p>DENGE .IS</text:p>
          </table:table-cell>
          <table:table-cell table:formula="of:=SUBSTITUTE([.K180];&quot; &quot;;&quot;&quot;)" office:value-type="string" office:string-value="DENGE.IS" calcext:value-type="string">
            <text:p>DENGE.IS</text:p>
          </table:table-cell>
          <table:table-cell table:formula="of:= &quot;&quot;&quot;&quot; &amp; [.L180] &amp; &quot;&quot;&quot;&quot;&amp;&quot;,&quot;" office:value-type="string" office:string-value="&quot;DENGE.IS&quot;," calcext:value-type="string">
            <text:p>"DENG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60-deniz-faktoring-a-s" xlink:type="simple">DENFA</text:a> </text:p>
          </table:table-cell>
          <table:table-cell office:value-type="string" calcext:value-type="string">
            <text:p><text:a xlink:href="../../../../../tr/sirket-bilgileri/ozet/2160-deniz-faktoring-a-s" xlink:type="simple">DENİZ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81];&quot;.IS&quot;)" office:value-type="string" office:string-value="DENFA .IS" calcext:value-type="string">
            <text:p>DENFA .IS</text:p>
          </table:table-cell>
          <table:table-cell office:value-type="string" calcext:value-type="string">
            <text:p>DENFA .IS</text:p>
          </table:table-cell>
          <table:table-cell table:formula="of:=SUBSTITUTE([.K181];&quot; &quot;;&quot;&quot;)" office:value-type="string" office:string-value="DENFA.IS" calcext:value-type="string">
            <text:p>DENFA.IS</text:p>
          </table:table-cell>
          <table:table-cell table:formula="of:= &quot;&quot;&quot;&quot; &amp; [.L181] &amp; &quot;&quot;&quot;&quot;&amp;&quot;,&quot;" office:value-type="string" office:string-value="&quot;DENFA.IS&quot;," calcext:value-type="string">
            <text:p>"DEN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63-deniz-finansal-kiralama-a-s" xlink:type="simple">DNFIN</text:a> </text:p>
          </table:table-cell>
          <table:table-cell office:value-type="string" calcext:value-type="string">
            <text:p><text:a xlink:href="../../../../../tr/sirket-bilgileri/ozet/2163-deniz-finansal-kiralama-a-s" xlink:type="simple">DENİZ FİNANSAL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82];&quot;.IS&quot;)" office:value-type="string" office:string-value="DNFIN .IS" calcext:value-type="string">
            <text:p>DNFIN .IS</text:p>
          </table:table-cell>
          <table:table-cell office:value-type="string" calcext:value-type="string">
            <text:p>DNFIN .IS</text:p>
          </table:table-cell>
          <table:table-cell table:formula="of:=SUBSTITUTE([.K182];&quot; &quot;;&quot;&quot;)" office:value-type="string" office:string-value="DNFIN.IS" calcext:value-type="string">
            <text:p>DNFIN.IS</text:p>
          </table:table-cell>
          <table:table-cell table:formula="of:= &quot;&quot;&quot;&quot; &amp; [.L182] &amp; &quot;&quot;&quot;&quot;&amp;&quot;,&quot;" office:value-type="string" office:string-value="&quot;DNFIN.IS&quot;," calcext:value-type="string">
            <text:p>"DNFI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12-deniz-gayrimenkul-yatirim-ortakligi-a-s" xlink:type="simple">DZGYO</text:a> </text:p>
          </table:table-cell>
          <table:table-cell office:value-type="string" calcext:value-type="string">
            <text:p><text:a xlink:href="../../../../../tr/sirket-bilgileri/ozet/912-deniz-gayrimenkul-yatirim-ortakligi-a-s" xlink:type="simple">DENİZ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83];&quot;.IS&quot;)" office:value-type="string" office:string-value="DZGYO .IS" calcext:value-type="string">
            <text:p>DZGYO .IS</text:p>
          </table:table-cell>
          <table:table-cell office:value-type="string" calcext:value-type="string">
            <text:p>DZGYO .IS</text:p>
          </table:table-cell>
          <table:table-cell table:formula="of:=SUBSTITUTE([.K183];&quot; &quot;;&quot;&quot;)" office:value-type="string" office:string-value="DZGYO.IS" calcext:value-type="string">
            <text:p>DZGYO.IS</text:p>
          </table:table-cell>
          <table:table-cell table:formula="of:= &quot;&quot;&quot;&quot; &amp; [.L183] &amp; &quot;&quot;&quot;&quot;&amp;&quot;,&quot;" office:value-type="string" office:string-value="&quot;DZGYO.IS&quot;," calcext:value-type="string">
            <text:p>"DZ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287-deniz-yatirim-menkul-kiymetler-a-s" xlink:type="simple">DZY, DZYMK</text:a> </text:p>
          </table:table-cell>
          <table:table-cell office:value-type="string" calcext:value-type="string">
            <text:p><text:a xlink:href="../../../../../tr/sirket-bilgileri/ozet/1287-deniz-yatirim-menkul-kiymetler-a-s" xlink:type="simple">DENİZ YATIRIM MENKUL KIYMET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84];&quot;.IS&quot;)" office:value-type="string" office:string-value="DZY, DZYMK .IS" calcext:value-type="string">
            <text:p>DZY, DZYMK .IS</text:p>
          </table:table-cell>
          <table:table-cell office:value-type="string" calcext:value-type="string">
            <text:p>DZYMK .IS</text:p>
          </table:table-cell>
          <table:table-cell table:formula="of:=SUBSTITUTE([.K184];&quot; &quot;;&quot;&quot;)" office:value-type="string" office:string-value="DZYMK.IS" calcext:value-type="string">
            <text:p>DZYMK.IS</text:p>
          </table:table-cell>
          <table:table-cell table:formula="of:= &quot;&quot;&quot;&quot; &amp; [.L184] &amp; &quot;&quot;&quot;&quot;&amp;&quot;,&quot;" office:value-type="string" office:string-value="&quot;DZYMK.IS&quot;," calcext:value-type="string">
            <text:p>"DZYM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15-denizbank-a-s" xlink:type="simple">DENIZ, DNZ</text:a> </text:p>
          </table:table-cell>
          <table:table-cell office:value-type="string" calcext:value-type="string">
            <text:p><text:a xlink:href="../../../../../tr/sirket-bilgileri/ozet/2415-denizbank-a-s" xlink:type="simple">DENİZBAN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85];&quot;.IS&quot;)" office:value-type="string" office:string-value="DENIZ, DNZ .IS" calcext:value-type="string">
            <text:p>DENIZ, DNZ .IS</text:p>
          </table:table-cell>
          <table:table-cell office:value-type="string" calcext:value-type="string">
            <text:p>DENIZ.IS</text:p>
          </table:table-cell>
          <table:table-cell table:formula="of:=SUBSTITUTE([.K185];&quot; &quot;;&quot;&quot;)" office:value-type="string" office:string-value="DENIZ.IS" calcext:value-type="string">
            <text:p>DENIZ.IS</text:p>
          </table:table-cell>
          <table:table-cell table:formula="of:= &quot;&quot;&quot;&quot; &amp; [.L185] &amp; &quot;&quot;&quot;&quot;&amp;&quot;,&quot;" office:value-type="string" office:string-value="&quot;DENIZ.IS&quot;," calcext:value-type="string">
            <text:p>"DENIZ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15-derimod-konfeksiyon-ayakkabi-deri-sanayi-ve-ticaret-a-s" xlink:type="simple">DERIM</text:a> </text:p>
          </table:table-cell>
          <table:table-cell office:value-type="string" calcext:value-type="string">
            <text:p><text:a xlink:href="../../../../../tr/sirket-bilgileri/ozet/915-derimod-konfeksiyon-ayakkabi-deri-sanayi-ve-ticaret-a-s" xlink:type="simple">DERİMOD KONFEKSİYON AYAKKABI DERİ SANAYİ VE TİCARET A.Ş.</text:a> </text:p>
          </table:table-cell>
          <table:table-cell office:value-type="string" calcext:value-type="string">
            <text:p>TEKİRDAĞ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186];&quot;.IS&quot;)" office:value-type="string" office:string-value="DERIM .IS" calcext:value-type="string">
            <text:p>DERIM .IS</text:p>
          </table:table-cell>
          <table:table-cell office:value-type="string" calcext:value-type="string">
            <text:p>DERIM .IS</text:p>
          </table:table-cell>
          <table:table-cell table:formula="of:=SUBSTITUTE([.K186];&quot; &quot;;&quot;&quot;)" office:value-type="string" office:string-value="DERIM.IS" calcext:value-type="string">
            <text:p>DERIM.IS</text:p>
          </table:table-cell>
          <table:table-cell table:formula="of:= &quot;&quot;&quot;&quot; &amp; [.L186] &amp; &quot;&quot;&quot;&quot;&amp;&quot;,&quot;" office:value-type="string" office:string-value="&quot;DERIM.IS&quot;," calcext:value-type="string">
            <text:p>"DERI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864-derluks-yatirim-holding-a-s" xlink:type="simple">DERHL</text:a> </text:p>
          </table:table-cell>
          <table:table-cell office:value-type="string" calcext:value-type="string">
            <text:p><text:a xlink:href="../../../../../tr/sirket-bilgileri/ozet/4864-derluks-yatirim-holding-a-s" xlink:type="simple">DERLÜKS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3-rsm-turkey-uluslararasi-bagimsiz-denetim-a-s" xlink:type="simple">RSM TURKEY ULUSLARARASI BAĞIMSIZ DENETİM A.Ş.</text:a> </text:p>
          </table:table-cell>
          <table:table-cell table:number-columns-repeated="5"/>
          <table:table-cell table:formula="of:=COM.MICROSOFT.CONCAT([.A187];&quot;.IS&quot;)" office:value-type="string" office:string-value="DERHL .IS" calcext:value-type="string">
            <text:p>DERHL .IS</text:p>
          </table:table-cell>
          <table:table-cell office:value-type="string" calcext:value-type="string">
            <text:p>DERHL .IS</text:p>
          </table:table-cell>
          <table:table-cell table:formula="of:=SUBSTITUTE([.K187];&quot; &quot;;&quot;&quot;)" office:value-type="string" office:string-value="DERHL.IS" calcext:value-type="string">
            <text:p>DERHL.IS</text:p>
          </table:table-cell>
          <table:table-cell table:formula="of:= &quot;&quot;&quot;&quot; &amp; [.L187] &amp; &quot;&quot;&quot;&quot;&amp;&quot;,&quot;" office:value-type="string" office:string-value="&quot;DERHL.IS&quot;," calcext:value-type="string">
            <text:p>"DERH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89-desa-deri-sanayi-ve-ticaret-a-s" xlink:type="simple">DESA</text:a> </text:p>
          </table:table-cell>
          <table:table-cell office:value-type="string" calcext:value-type="string">
            <text:p><text:a xlink:href="../../../../../tr/sirket-bilgileri/ozet/1389-desa-deri-sanayi-ve-ticaret-a-s" xlink:type="simple">DESA DERİ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7-birlesim-neks-bagimsiz-denetim-a-s" xlink:type="simple">BİRLEŞİM NEKS BAĞIMSIZ DENETİM A.Ş.</text:a> </text:p>
          </table:table-cell>
          <table:table-cell table:number-columns-repeated="5"/>
          <table:table-cell table:formula="of:=COM.MICROSOFT.CONCAT([.A188];&quot;.IS&quot;)" office:value-type="string" office:string-value="DESA .IS" calcext:value-type="string">
            <text:p>DESA .IS</text:p>
          </table:table-cell>
          <table:table-cell office:value-type="string" calcext:value-type="string">
            <text:p>DESA .IS</text:p>
          </table:table-cell>
          <table:table-cell table:formula="of:=SUBSTITUTE([.K188];&quot; &quot;;&quot;&quot;)" office:value-type="string" office:string-value="DESA.IS" calcext:value-type="string">
            <text:p>DESA.IS</text:p>
          </table:table-cell>
          <table:table-cell table:formula="of:= &quot;&quot;&quot;&quot; &amp; [.L188] &amp; &quot;&quot;&quot;&quot;&amp;&quot;,&quot;" office:value-type="string" office:string-value="&quot;DESA.IS&quot;," calcext:value-type="string">
            <text:p>"DES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29-despec-bilgisayar-pazarlama-ve-ticaret-a-s" xlink:type="simple">DESPC</text:a> </text:p>
          </table:table-cell>
          <table:table-cell office:value-type="string" calcext:value-type="string">
            <text:p><text:a xlink:href="../../../../../tr/sirket-bilgileri/ozet/1529-despec-bilgisayar-pazarlama-ve-ticaret-a-s" xlink:type="simple">DESPEC BİLGİSAYAR PAZARLAMA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189];&quot;.IS&quot;)" office:value-type="string" office:string-value="DESPC .IS" calcext:value-type="string">
            <text:p>DESPC .IS</text:p>
          </table:table-cell>
          <table:table-cell office:value-type="string" calcext:value-type="string">
            <text:p>DESPC .IS</text:p>
          </table:table-cell>
          <table:table-cell table:formula="of:=SUBSTITUTE([.K189];&quot; &quot;;&quot;&quot;)" office:value-type="string" office:string-value="DESPC.IS" calcext:value-type="string">
            <text:p>DESPC.IS</text:p>
          </table:table-cell>
          <table:table-cell table:formula="of:= &quot;&quot;&quot;&quot; &amp; [.L189] &amp; &quot;&quot;&quot;&quot;&amp;&quot;,&quot;" office:value-type="string" office:string-value="&quot;DESPC.IS&quot;," calcext:value-type="string">
            <text:p>"DESPC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30-destek-yatirim-bankasi-a-s" xlink:type="simple">DTBMK</text:a> </text:p>
          </table:table-cell>
          <table:table-cell office:value-type="string" calcext:value-type="string">
            <text:p><text:a xlink:href="../../../../../tr/sirket-bilgileri/ozet/5430-destek-yatirim-bankasi-a-s" xlink:type="simple">DESTEK YATIRIM BANKA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sth-strateji-portfoy-ikinci-hisse-senedi-fonu-hisse-senedi-yogun-fon" xlink:type="simple"> </text:a> </text:p>
          </table:table-cell>
          <table:table-cell table:number-columns-repeated="5"/>
          <table:table-cell table:formula="of:=COM.MICROSOFT.CONCAT([.A190];&quot;.IS&quot;)" office:value-type="string" office:string-value="DTBMK .IS" calcext:value-type="string">
            <text:p>DTBMK .IS</text:p>
          </table:table-cell>
          <table:table-cell office:value-type="string" calcext:value-type="string">
            <text:p>DTBMK .IS</text:p>
          </table:table-cell>
          <table:table-cell table:formula="of:=SUBSTITUTE([.K190];&quot; &quot;;&quot;&quot;)" office:value-type="string" office:string-value="DTBMK.IS" calcext:value-type="string">
            <text:p>DTBMK.IS</text:p>
          </table:table-cell>
          <table:table-cell table:formula="of:= &quot;&quot;&quot;&quot; &amp; [.L190] &amp; &quot;&quot;&quot;&quot;&amp;&quot;,&quot;" office:value-type="string" office:string-value="&quot;DTBMK.IS&quot;," calcext:value-type="string">
            <text:p>"DTBM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16-deva-holding-a-s" xlink:type="simple">DEVA</text:a> </text:p>
          </table:table-cell>
          <table:table-cell office:value-type="string" calcext:value-type="string">
            <text:p><text:a xlink:href="../../../../../tr/sirket-bilgileri/ozet/916-deva-holding-a-s" xlink:type="simple">DEVA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91];&quot;.IS&quot;)" office:value-type="string" office:string-value="DEVA .IS" calcext:value-type="string">
            <text:p>DEVA .IS</text:p>
          </table:table-cell>
          <table:table-cell office:value-type="string" calcext:value-type="string">
            <text:p>DEVA .IS</text:p>
          </table:table-cell>
          <table:table-cell table:formula="of:=SUBSTITUTE([.K191];&quot; &quot;;&quot;&quot;)" office:value-type="string" office:string-value="DEVA.IS" calcext:value-type="string">
            <text:p>DEVA.IS</text:p>
          </table:table-cell>
          <table:table-cell table:formula="of:= &quot;&quot;&quot;&quot; &amp; [.L191] &amp; &quot;&quot;&quot;&quot;&amp;&quot;,&quot;" office:value-type="string" office:string-value="&quot;DEVA.IS&quot;," calcext:value-type="string">
            <text:p>"DEV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185-dinamik-isi-makina-yalitim-malzemeleri-sanayi-ve-ticaret-a-s" xlink:type="simple">DNISI</text:a> </text:p>
          </table:table-cell>
          <table:table-cell office:value-type="string" calcext:value-type="string">
            <text:p><text:a xlink:href="../../../../../tr/sirket-bilgileri/ozet/5185-dinamik-isi-makina-yalitim-malzemeleri-sanayi-ve-ticaret-a-s" xlink:type="simple">DİNAMİK ISI MAKİNA YALITIM MALZEMELERİ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192];&quot;.IS&quot;)" office:value-type="string" office:string-value="DNISI .IS" calcext:value-type="string">
            <text:p>DNISI .IS</text:p>
          </table:table-cell>
          <table:table-cell office:value-type="string" calcext:value-type="string">
            <text:p>DNISI .IS</text:p>
          </table:table-cell>
          <table:table-cell table:formula="of:=SUBSTITUTE([.K192];&quot; &quot;;&quot;&quot;)" office:value-type="string" office:string-value="DNISI.IS" calcext:value-type="string">
            <text:p>DNISI.IS</text:p>
          </table:table-cell>
          <table:table-cell table:formula="of:= &quot;&quot;&quot;&quot; &amp; [.L192] &amp; &quot;&quot;&quot;&quot;&amp;&quot;,&quot;" office:value-type="string" office:string-value="&quot;DNISI.IS&quot;," calcext:value-type="string">
            <text:p>"DNIS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80-diriteks-dirilis-tekstil-sanayi-ve-ticaret-a-s" xlink:type="simple">DIRIT</text:a> </text:p>
          </table:table-cell>
          <table:table-cell office:value-type="string" calcext:value-type="string">
            <text:p><text:a xlink:href="../../../../../tr/sirket-bilgileri/ozet/1580-diriteks-dirilis-tekstil-sanayi-ve-ticaret-a-s" xlink:type="simple">DİRİTEKS DİRİLİŞ TEKSTİL SANAYİ VE TİCARET A.Ş.</text:a> </text:p>
          </table:table-cell>
          <table:table-cell office:value-type="string" calcext:value-type="string">
            <text:p>ISPARTA</text:p>
          </table:table-cell>
          <table:table-cell office:value-type="string" calcext:value-type="string">
            <text:p><text:a xlink:href="../../../../../tr/sirket-bilgileri/ozet/222-aac-bagimsiz-denetim-ve-danismanlik-a-s" xlink:type="simple">AAC BAĞIMSIZ DENETİM VE DANIŞMANLIK A.Ş.</text:a> </text:p>
          </table:table-cell>
          <table:table-cell table:number-columns-repeated="5"/>
          <table:table-cell table:formula="of:=COM.MICROSOFT.CONCAT([.A193];&quot;.IS&quot;)" office:value-type="string" office:string-value="DIRIT .IS" calcext:value-type="string">
            <text:p>DIRIT .IS</text:p>
          </table:table-cell>
          <table:table-cell office:value-type="string" calcext:value-type="string">
            <text:p>DIRIT .IS</text:p>
          </table:table-cell>
          <table:table-cell table:formula="of:=SUBSTITUTE([.K193];&quot; &quot;;&quot;&quot;)" office:value-type="string" office:string-value="DIRIT.IS" calcext:value-type="string">
            <text:p>DIRIT.IS</text:p>
          </table:table-cell>
          <table:table-cell table:formula="of:= &quot;&quot;&quot;&quot; &amp; [.L193] &amp; &quot;&quot;&quot;&quot;&amp;&quot;,&quot;" office:value-type="string" office:string-value="&quot;DIRIT.IS&quot;," calcext:value-type="string">
            <text:p>"DIRI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17-ditas-dogan-yedek-parca-imalat-ve-teknik-a-s" xlink:type="simple">DITAS</text:a> </text:p>
          </table:table-cell>
          <table:table-cell office:value-type="string" calcext:value-type="string">
            <text:p><text:a xlink:href="../../../../../tr/sirket-bilgileri/ozet/917-ditas-dogan-yedek-parca-imalat-ve-teknik-a-s" xlink:type="simple">DİTAŞ DOĞAN YEDEK PARÇA İMALAT VE TEKNİK A.Ş.</text:a> </text:p>
          </table:table-cell>
          <table:table-cell office:value-type="string" calcext:value-type="string">
            <text:p>NİĞDE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94];&quot;.IS&quot;)" office:value-type="string" office:string-value="DITAS .IS" calcext:value-type="string">
            <text:p>DITAS .IS</text:p>
          </table:table-cell>
          <table:table-cell office:value-type="string" calcext:value-type="string">
            <text:p>DITAS .IS</text:p>
          </table:table-cell>
          <table:table-cell table:formula="of:=SUBSTITUTE([.K194];&quot; &quot;;&quot;&quot;)" office:value-type="string" office:string-value="DITAS.IS" calcext:value-type="string">
            <text:p>DITAS.IS</text:p>
          </table:table-cell>
          <table:table-cell table:formula="of:= &quot;&quot;&quot;&quot; &amp; [.L194] &amp; &quot;&quot;&quot;&quot;&amp;&quot;,&quot;" office:value-type="string" office:string-value="&quot;DITAS.IS&quot;," calcext:value-type="string">
            <text:p>"DIT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70-dmr-unlu-mamuller-uretim-gida-toptan-perakende-ihracat-a-s" xlink:type="simple">DMRGD</text:a> </text:p>
          </table:table-cell>
          <table:table-cell office:value-type="string" calcext:value-type="string">
            <text:p><text:a xlink:href="../../../../../tr/sirket-bilgileri/ozet/5870-dmr-unlu-mamuller-uretim-gida-toptan-perakende-ihracat-a-s" xlink:type="simple">DMR UNLU MAMULLER ÜRETİM GIDA TOPTAN PERAKENDE İHRACA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95-arsen-bagimsiz-denetim-hizmetleri-a-s" xlink:type="simple">ARSEN BAĞIMSIZ DENETİM HİZMETLERİ A.Ş.</text:a> </text:p>
          </table:table-cell>
          <table:table-cell table:number-columns-repeated="5"/>
          <table:table-cell table:formula="of:=COM.MICROSOFT.CONCAT([.A195];&quot;.IS&quot;)" office:value-type="string" office:string-value="DMRGD .IS" calcext:value-type="string">
            <text:p>DMRGD .IS</text:p>
          </table:table-cell>
          <table:table-cell office:value-type="string" calcext:value-type="string">
            <text:p>DMRGD .IS</text:p>
          </table:table-cell>
          <table:table-cell table:formula="of:=SUBSTITUTE([.K195];&quot; &quot;;&quot;&quot;)" office:value-type="string" office:string-value="DMRGD.IS" calcext:value-type="string">
            <text:p>DMRGD.IS</text:p>
          </table:table-cell>
          <table:table-cell table:formula="of:= &quot;&quot;&quot;&quot; &amp; [.L195] &amp; &quot;&quot;&quot;&quot;&amp;&quot;,&quot;" office:value-type="string" office:string-value="&quot;DMRGD.IS&quot;," calcext:value-type="string">
            <text:p>"DMRG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30-do-co-aktiengesellschaft" xlink:type="simple">DOCO</text:a> </text:p>
          </table:table-cell>
          <table:table-cell office:value-type="string" calcext:value-type="string">
            <text:p><text:a xlink:href="../../../../../tr/sirket-bilgileri/ozet/1530-do-co-aktiengesellschaft" xlink:type="simple">DO &amp; CO AKTIENGESELLSCHAFT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196];&quot;.IS&quot;)" office:value-type="string" office:string-value="DOCO .IS" calcext:value-type="string">
            <text:p>DOCO .IS</text:p>
          </table:table-cell>
          <table:table-cell office:value-type="string" calcext:value-type="string">
            <text:p>DOCO .IS</text:p>
          </table:table-cell>
          <table:table-cell table:formula="of:=SUBSTITUTE([.K196];&quot; &quot;;&quot;&quot;)" office:value-type="string" office:string-value="DOCO.IS" calcext:value-type="string">
            <text:p>DOCO.IS</text:p>
          </table:table-cell>
          <table:table-cell table:formula="of:= &quot;&quot;&quot;&quot; &amp; [.L196] &amp; &quot;&quot;&quot;&quot;&amp;&quot;,&quot;" office:value-type="string" office:string-value="&quot;DOCO.IS&quot;," calcext:value-type="string">
            <text:p>"DOC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79-dofer-yapi-malzemeleri-sanayi-ve-ticaret-a-s" xlink:type="simple">DOFER</text:a> </text:p>
          </table:table-cell>
          <table:table-cell office:value-type="string" calcext:value-type="string">
            <text:p><text:a xlink:href="../../../../../tr/sirket-bilgileri/ozet/5879-dofer-yapi-malzemeleri-sanayi-ve-ticaret-a-s" xlink:type="simple">DOFER YAPI MALZEMELERİ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07-dmf-sistem-uluslararasi-bagimsiz-denetim-danismanlik-ve-ymm-a-s" xlink:type="simple">DMF SİSTEM ULUSLARARASI BAĞIMSIZ DENETİM DANIŞMANLIK VE YMM. A.Ş.</text:a> </text:p>
          </table:table-cell>
          <table:table-cell table:number-columns-repeated="5"/>
          <table:table-cell table:formula="of:=COM.MICROSOFT.CONCAT([.A197];&quot;.IS&quot;)" office:value-type="string" office:string-value="DOFER .IS" calcext:value-type="string">
            <text:p>DOFER .IS</text:p>
          </table:table-cell>
          <table:table-cell office:value-type="string" calcext:value-type="string">
            <text:p>DOFER .IS</text:p>
          </table:table-cell>
          <table:table-cell table:formula="of:=SUBSTITUTE([.K197];&quot; &quot;;&quot;&quot;)" office:value-type="string" office:string-value="DOFER.IS" calcext:value-type="string">
            <text:p>DOFER.IS</text:p>
          </table:table-cell>
          <table:table-cell table:formula="of:= &quot;&quot;&quot;&quot; &amp; [.L197] &amp; &quot;&quot;&quot;&quot;&amp;&quot;,&quot;" office:value-type="string" office:string-value="&quot;DOFER.IS&quot;," calcext:value-type="string">
            <text:p>"DOFE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18-dogan-burda-dergi-yayincilik-ve-pazarlama-a-s" xlink:type="simple">DOBUR</text:a> </text:p>
          </table:table-cell>
          <table:table-cell office:value-type="string" calcext:value-type="string">
            <text:p><text:a xlink:href="../../../../../tr/sirket-bilgileri/ozet/918-dogan-burda-dergi-yayincilik-ve-pazarlama-a-s" xlink:type="simple">DOĞAN BURDA DERGİ YAYINCILIK VE PAZAR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198];&quot;.IS&quot;)" office:value-type="string" office:string-value="DOBUR .IS" calcext:value-type="string">
            <text:p>DOBUR .IS</text:p>
          </table:table-cell>
          <table:table-cell office:value-type="string" calcext:value-type="string">
            <text:p>DOBUR .IS</text:p>
          </table:table-cell>
          <table:table-cell table:formula="of:=SUBSTITUTE([.K198];&quot; &quot;;&quot;&quot;)" office:value-type="string" office:string-value="DOBUR.IS" calcext:value-type="string">
            <text:p>DOBUR.IS</text:p>
          </table:table-cell>
          <table:table-cell table:formula="of:= &quot;&quot;&quot;&quot; &amp; [.L198] &amp; &quot;&quot;&quot;&quot;&amp;&quot;,&quot;" office:value-type="string" office:string-value="&quot;DOBUR.IS&quot;," calcext:value-type="string">
            <text:p>"DOBU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19-dogan-sirketler-grubu-holding-a-s" xlink:type="simple">DOHOL</text:a> </text:p>
          </table:table-cell>
          <table:table-cell office:value-type="string" calcext:value-type="string">
            <text:p><text:a xlink:href="../../../../../tr/sirket-bilgileri/ozet/919-dogan-sirketler-grubu-holding-a-s" xlink:type="simple">DOĞAN ŞİRKETLER GRUBU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199];&quot;.IS&quot;)" office:value-type="string" office:string-value="DOHOL .IS" calcext:value-type="string">
            <text:p>DOHOL .IS</text:p>
          </table:table-cell>
          <table:table-cell office:value-type="string" calcext:value-type="string">
            <text:p>DOHOL .IS</text:p>
          </table:table-cell>
          <table:table-cell table:formula="of:=SUBSTITUTE([.K199];&quot; &quot;;&quot;&quot;)" office:value-type="string" office:string-value="DOHOL.IS" calcext:value-type="string">
            <text:p>DOHOL.IS</text:p>
          </table:table-cell>
          <table:table-cell table:formula="of:= &quot;&quot;&quot;&quot; &amp; [.L199] &amp; &quot;&quot;&quot;&quot;&amp;&quot;,&quot;" office:value-type="string" office:string-value="&quot;DOHOL.IS&quot;," calcext:value-type="string">
            <text:p>"DOH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607-dogan-trend-otomotiv-ticaret-hizmet-ve-teknoloji-a-s" xlink:type="simple">DTRND</text:a> </text:p>
          </table:table-cell>
          <table:table-cell office:value-type="string" calcext:value-type="string">
            <text:p><text:a xlink:href="../../../../../tr/sirket-bilgileri/ozet/5607-dogan-trend-otomotiv-ticaret-hizmet-ve-teknoloji-a-s" xlink:type="simple">DOĞAN TREND OTOMOTİV TİCARET HİZMET VE TEKNOLOJ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200];&quot;.IS&quot;)" office:value-type="string" office:string-value="DTRND .IS" calcext:value-type="string">
            <text:p>DTRND .IS</text:p>
          </table:table-cell>
          <table:table-cell office:value-type="string" calcext:value-type="string">
            <text:p>DTRND .IS</text:p>
          </table:table-cell>
          <table:table-cell table:formula="of:=SUBSTITUTE([.K200];&quot; &quot;;&quot;&quot;)" office:value-type="string" office:string-value="DTRND.IS" calcext:value-type="string">
            <text:p>DTRND.IS</text:p>
          </table:table-cell>
          <table:table-cell table:formula="of:= &quot;&quot;&quot;&quot; &amp; [.L200] &amp; &quot;&quot;&quot;&quot;&amp;&quot;,&quot;" office:value-type="string" office:string-value="&quot;DTRND.IS&quot;," calcext:value-type="string">
            <text:p>"DTRN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99-doganlar-mobilya-grubu-imalat-sanayi-ve-ticaret-a-s" xlink:type="simple">DGNMO</text:a> </text:p>
          </table:table-cell>
          <table:table-cell office:value-type="string" calcext:value-type="string">
            <text:p><text:a xlink:href="../../../../../tr/sirket-bilgileri/ozet/999-doganlar-mobilya-grubu-imalat-sanayi-ve-ticaret-a-s" xlink:type="simple">DOĞANLAR MOBİLYA GRUBU İMALAT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01];&quot;.IS&quot;)" office:value-type="string" office:string-value="DGNMO .IS" calcext:value-type="string">
            <text:p>DGNMO .IS</text:p>
          </table:table-cell>
          <table:table-cell office:value-type="string" calcext:value-type="string">
            <text:p>DGNMO .IS</text:p>
          </table:table-cell>
          <table:table-cell table:formula="of:=SUBSTITUTE([.K201];&quot; &quot;;&quot;&quot;)" office:value-type="string" office:string-value="DGNMO.IS" calcext:value-type="string">
            <text:p>DGNMO.IS</text:p>
          </table:table-cell>
          <table:table-cell table:formula="of:= &quot;&quot;&quot;&quot; &amp; [.L201] &amp; &quot;&quot;&quot;&quot;&amp;&quot;,&quot;" office:value-type="string" office:string-value="&quot;DGNMO.IS&quot;," calcext:value-type="string">
            <text:p>"DGNM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57-dogu-aras-enerji-yatirimlari-a-s" xlink:type="simple">ARASE</text:a> </text:p>
          </table:table-cell>
          <table:table-cell office:value-type="string" calcext:value-type="string">
            <text:p><text:a xlink:href="../../../../../tr/sirket-bilgileri/ozet/5457-dogu-aras-enerji-yatirimlari-a-s" xlink:type="simple">DOĞU ARAS ENERJİ YATIRIMLARI A.Ş.</text:a> </text:p>
          </table:table-cell>
          <table:table-cell office:value-type="string" calcext:value-type="string">
            <text:p>ERZURUM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202];&quot;.IS&quot;)" office:value-type="string" office:string-value="ARASE .IS" calcext:value-type="string">
            <text:p>ARASE .IS</text:p>
          </table:table-cell>
          <table:table-cell office:value-type="string" calcext:value-type="string">
            <text:p>ARASE .IS</text:p>
          </table:table-cell>
          <table:table-cell table:formula="of:=SUBSTITUTE([.K202];&quot; &quot;;&quot;&quot;)" office:value-type="string" office:string-value="ARASE.IS" calcext:value-type="string">
            <text:p>ARASE.IS</text:p>
          </table:table-cell>
          <table:table-cell table:formula="of:= &quot;&quot;&quot;&quot; &amp; [.L202] &amp; &quot;&quot;&quot;&quot;&amp;&quot;,&quot;" office:value-type="string" office:string-value="&quot;ARASE.IS&quot;," calcext:value-type="string">
            <text:p>"ARAS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21-dogusan-boru-sanayi-ve-ticaret-a-s" xlink:type="simple">DOGUB</text:a> </text:p>
          </table:table-cell>
          <table:table-cell office:value-type="string" calcext:value-type="string">
            <text:p><text:a xlink:href="../../../../../tr/sirket-bilgileri/ozet/921-dogusan-boru-sanayi-ve-ticaret-a-s" xlink:type="simple">DOĞUSAN BORU SANAYİ VE TİCARET A.Ş.</text:a> </text:p>
          </table:table-cell>
          <table:table-cell office:value-type="string" calcext:value-type="string">
            <text:p>ERZİNCAN</text:p>
          </table:table-cell>
          <table:table-cell office:value-type="string" calcext:value-type="string">
            <text:p><text:a xlink:href="../../../../../tr/sirket-bilgileri/ozet/224-report-bagimsiz-denetim-a-s" xlink:type="simple">REPORT BAĞIMSIZ DENETİM A.Ş.</text:a> </text:p>
          </table:table-cell>
          <table:table-cell table:number-columns-repeated="5"/>
          <table:table-cell table:formula="of:=COM.MICROSOFT.CONCAT([.A203];&quot;.IS&quot;)" office:value-type="string" office:string-value="DOGUB .IS" calcext:value-type="string">
            <text:p>DOGUB .IS</text:p>
          </table:table-cell>
          <table:table-cell office:value-type="string" calcext:value-type="string">
            <text:p>DOGUB .IS</text:p>
          </table:table-cell>
          <table:table-cell table:formula="of:=SUBSTITUTE([.K203];&quot; &quot;;&quot;&quot;)" office:value-type="string" office:string-value="DOGUB.IS" calcext:value-type="string">
            <text:p>DOGUB.IS</text:p>
          </table:table-cell>
          <table:table-cell table:formula="of:= &quot;&quot;&quot;&quot; &amp; [.L203] &amp; &quot;&quot;&quot;&quot;&amp;&quot;,&quot;" office:value-type="string" office:string-value="&quot;DOGUB.IS&quot;," calcext:value-type="string">
            <text:p>"DOGUB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60-dogus-gayrimenkul-yatirim-ortakligi-a-s" xlink:type="simple">DGGYO</text:a> </text:p>
          </table:table-cell>
          <table:table-cell office:value-type="string" calcext:value-type="string">
            <text:p><text:a xlink:href="../../../../../tr/sirket-bilgileri/ozet/960-dogus-gayrimenkul-yatirim-ortakligi-a-s" xlink:type="simple">DOĞUŞ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04];&quot;.IS&quot;)" office:value-type="string" office:string-value="DGGYO .IS" calcext:value-type="string">
            <text:p>DGGYO .IS</text:p>
          </table:table-cell>
          <table:table-cell office:value-type="string" calcext:value-type="string">
            <text:p>DGGYO .IS</text:p>
          </table:table-cell>
          <table:table-cell table:formula="of:=SUBSTITUTE([.K204];&quot; &quot;;&quot;&quot;)" office:value-type="string" office:string-value="DGGYO.IS" calcext:value-type="string">
            <text:p>DGGYO.IS</text:p>
          </table:table-cell>
          <table:table-cell table:formula="of:= &quot;&quot;&quot;&quot; &amp; [.L204] &amp; &quot;&quot;&quot;&quot;&amp;&quot;,&quot;" office:value-type="string" office:string-value="&quot;DGGYO.IS&quot;," calcext:value-type="string">
            <text:p>"DG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91-dogus-otomotiv-servis-ve-ticaret-a-s" xlink:type="simple">DOAS</text:a> </text:p>
          </table:table-cell>
          <table:table-cell office:value-type="string" calcext:value-type="string">
            <text:p><text:a xlink:href="../../../../../tr/sirket-bilgileri/ozet/1391-dogus-otomotiv-servis-ve-ticaret-a-s" xlink:type="simple">DOĞUŞ OTOMOTİV SERVİS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05];&quot;.IS&quot;)" office:value-type="string" office:string-value="DOAS .IS" calcext:value-type="string">
            <text:p>DOAS .IS</text:p>
          </table:table-cell>
          <table:table-cell office:value-type="string" calcext:value-type="string">
            <text:p>DOAS .IS</text:p>
          </table:table-cell>
          <table:table-cell table:formula="of:=SUBSTITUTE([.K205];&quot; &quot;;&quot;&quot;)" office:value-type="string" office:string-value="DOAS.IS" calcext:value-type="string">
            <text:p>DOAS.IS</text:p>
          </table:table-cell>
          <table:table-cell table:formula="of:= &quot;&quot;&quot;&quot; &amp; [.L205] &amp; &quot;&quot;&quot;&quot;&amp;&quot;,&quot;" office:value-type="string" office:string-value="&quot;DOAS.IS&quot;," calcext:value-type="string">
            <text:p>"DO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021-doruk-faktoring-a-s" xlink:type="simple">DFKTR</text:a> </text:p>
          </table:table-cell>
          <table:table-cell office:value-type="string" calcext:value-type="string">
            <text:p><text:a xlink:href="../../../../../tr/sirket-bilgileri/ozet/3021-doruk-faktoring-a-s" xlink:type="simple">DORUK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206];&quot;.IS&quot;)" office:value-type="string" office:string-value="DFKTR .IS" calcext:value-type="string">
            <text:p>DFKTR .IS</text:p>
          </table:table-cell>
          <table:table-cell office:value-type="string" calcext:value-type="string">
            <text:p>DFKTR .IS</text:p>
          </table:table-cell>
          <table:table-cell table:formula="of:=SUBSTITUTE([.K206];&quot; &quot;;&quot;&quot;)" office:value-type="string" office:string-value="DFKTR.IS" calcext:value-type="string">
            <text:p>DFKTR.IS</text:p>
          </table:table-cell>
          <table:table-cell table:formula="of:= &quot;&quot;&quot;&quot; &amp; [.L206] &amp; &quot;&quot;&quot;&quot;&amp;&quot;,&quot;" office:value-type="string" office:string-value="&quot;DFKTR.IS&quot;," calcext:value-type="string">
            <text:p>"DFKT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22-doktas-dokumculuk-ticaret-ve-sanayi-a-s" xlink:type="simple">DOKTA</text:a> </text:p>
          </table:table-cell>
          <table:table-cell office:value-type="string" calcext:value-type="string">
            <text:p><text:a xlink:href="../../../../../tr/sirket-bilgileri/ozet/922-doktas-dokumculuk-ticaret-ve-sanayi-a-s" xlink:type="simple">DÖKTAŞ DÖKÜMCÜLÜK TİCARET VE SANAYİ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07];&quot;.IS&quot;)" office:value-type="string" office:string-value="DOKTA .IS" calcext:value-type="string">
            <text:p>DOKTA .IS</text:p>
          </table:table-cell>
          <table:table-cell office:value-type="string" calcext:value-type="string">
            <text:p>DOKTA .IS</text:p>
          </table:table-cell>
          <table:table-cell table:formula="of:=SUBSTITUTE([.K207];&quot; &quot;;&quot;&quot;)" office:value-type="string" office:string-value="DOKTA.IS" calcext:value-type="string">
            <text:p>DOKTA.IS</text:p>
          </table:table-cell>
          <table:table-cell table:formula="of:= &quot;&quot;&quot;&quot; &amp; [.L207] &amp; &quot;&quot;&quot;&quot;&amp;&quot;,&quot;" office:value-type="string" office:string-value="&quot;DOKTA.IS&quot;," calcext:value-type="string">
            <text:p>"DOKT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23-duran-dogan-basim-ve-ambalaj-sanayi-a-s" xlink:type="simple">DURDO</text:a> </text:p>
          </table:table-cell>
          <table:table-cell office:value-type="string" calcext:value-type="string">
            <text:p><text:a xlink:href="../../../../../tr/sirket-bilgileri/ozet/923-duran-dogan-basim-ve-ambalaj-sanayi-a-s" xlink:type="simple">DURAN DOĞAN BASIM VE AMBALAJ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208];&quot;.IS&quot;)" office:value-type="string" office:string-value="DURDO .IS" calcext:value-type="string">
            <text:p>DURDO .IS</text:p>
          </table:table-cell>
          <table:table-cell office:value-type="string" calcext:value-type="string">
            <text:p>DURDO .IS</text:p>
          </table:table-cell>
          <table:table-cell table:formula="of:=SUBSTITUTE([.K208];&quot; &quot;;&quot;&quot;)" office:value-type="string" office:string-value="DURDO.IS" calcext:value-type="string">
            <text:p>DURDO.IS</text:p>
          </table:table-cell>
          <table:table-cell table:formula="of:= &quot;&quot;&quot;&quot; &amp; [.L208] &amp; &quot;&quot;&quot;&quot;&amp;&quot;,&quot;" office:value-type="string" office:string-value="&quot;DURDO.IS&quot;," calcext:value-type="string">
            <text:p>"DURD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902-dunya-varlik-yonetim-a-s" xlink:type="simple">DNYVA</text:a> </text:p>
          </table:table-cell>
          <table:table-cell office:value-type="string" calcext:value-type="string">
            <text:p><text:a xlink:href="../../../../../tr/sirket-bilgileri/ozet/4902-dunya-varlik-yonetim-a-s" xlink:type="simple">DÜNYA VARLIK YÖNETİ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209];&quot;.IS&quot;)" office:value-type="string" office:string-value="DNYVA .IS" calcext:value-type="string">
            <text:p>DNYVA .IS</text:p>
          </table:table-cell>
          <table:table-cell office:value-type="string" calcext:value-type="string">
            <text:p>DNYVA .IS</text:p>
          </table:table-cell>
          <table:table-cell table:formula="of:=SUBSTITUTE([.K209];&quot; &quot;;&quot;&quot;)" office:value-type="string" office:string-value="DNYVA.IS" calcext:value-type="string">
            <text:p>DNYVA.IS</text:p>
          </table:table-cell>
          <table:table-cell table:formula="of:= &quot;&quot;&quot;&quot; &amp; [.L209] &amp; &quot;&quot;&quot;&quot;&amp;&quot;,&quot;" office:value-type="string" office:string-value="&quot;DNYVA.IS&quot;," calcext:value-type="string">
            <text:p>"DNYVA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924-dyo-boya-fabrikalari-sanayi-ve-ticaret-a-s" xlink:type="simple">DYOBY</text:a> </text:p>
          </table:table-cell>
          <table:table-cell table:style-name="ce6" office:value-type="string" calcext:value-type="string">
            <text:p><text:a xlink:href="../../../../../tr/sirket-bilgileri/ozet/924-dyo-boya-fabrikalari-sanayi-ve-ticaret-a-s" xlink:type="simple">DYO BOYA FABRİKALARI SANAYİ VE TİCARET A.Ş.</text:a> </text:p>
          </table:table-cell>
          <table:table-cell table:style-name="ce6" office:value-type="string" calcext:value-type="string">
            <text:p>İZMİR</text:p>
          </table:table-cell>
          <table:table-cell table:style-name="ce9"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210];&quot;.IS&quot;)" office:value-type="string" office:string-value="DYOBY .IS" calcext:value-type="string">
            <text:p>DYOBY .IS</text:p>
          </table:table-cell>
          <table:table-cell office:value-type="string" calcext:value-type="string">
            <text:p>DYOBY .IS</text:p>
          </table:table-cell>
          <table:table-cell table:formula="of:=SUBSTITUTE([.K210];&quot; &quot;;&quot;&quot;)" office:value-type="string" office:string-value="DYOBY.IS" calcext:value-type="string">
            <text:p>DYOBY.IS</text:p>
          </table:table-cell>
          <table:table-cell table:formula="of:= &quot;&quot;&quot;&quot; &amp; [.L210] &amp; &quot;&quot;&quot;&quot;&amp;&quot;,&quot;" office:value-type="string" office:string-value="&quot;DYOBY.IS&quot;," calcext:value-type="string">
            <text:p>"DYOBY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211];&quot;.IS&quot;)" office:value-type="string" office:string-value=".IS" calcext:value-type="string">
            <text:p>.IS</text:p>
          </table:table-cell>
          <table:table-cell/>
          <table:table-cell table:formula="of:=SUBSTITUTE([.K211];&quot; &quot;;&quot;&quot;)">
            <text:p/>
          </table:table-cell>
          <table:table-cell table:formula="of:= &quot;&quot;&quot;&quot; &amp; [.L211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Default" table:number-columns-repeated="3"/>
          <table:table-cell table:number-columns-repeated="5"/>
          <table:table-cell table:formula="of:=COM.MICROSOFT.CONCAT([.A212];&quot;.IS&quot;)" office:value-type="string" office:string-value="E.IS" calcext:value-type="string">
            <text:p>E.IS</text:p>
          </table:table-cell>
          <table:table-cell/>
          <table:table-cell table:formula="of:=SUBSTITUTE([.K212];&quot; &quot;;&quot;&quot;)">
            <text:p/>
          </table:table-cell>
          <table:table-cell table:formula="of:= &quot;&quot;&quot;&quot; &amp; [.L212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213];&quot;.IS&quot;)" office:value-type="string" office:string-value=".IS" calcext:value-type="string">
            <text:p>.IS</text:p>
          </table:table-cell>
          <table:table-cell/>
          <table:table-cell table:formula="of:=SUBSTITUTE([.K213];&quot; &quot;;&quot;&quot;)">
            <text:p/>
          </table:table-cell>
          <table:table-cell table:formula="of:= &quot;&quot;&quot;&quot; &amp; [.L213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214];&quot;.IS&quot;)" office:value-type="string" office:string-value="Kod.IS" calcext:value-type="string">
            <text:p>Kod.IS</text:p>
          </table:table-cell>
          <table:table-cell/>
          <table:table-cell table:formula="of:=SUBSTITUTE([.K214];&quot; &quot;;&quot;&quot;)">
            <text:p/>
          </table:table-cell>
          <table:table-cell table:formula="of:= &quot;&quot;&quot;&quot; &amp; [.L21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33-e-data-teknoloji-pazarlama-a-s" xlink:type="simple">EDATA</text:a> </text:p>
          </table:table-cell>
          <table:table-cell office:value-type="string" calcext:value-type="string">
            <text:p><text:a xlink:href="../../../../../tr/sirket-bilgileri/ozet/5333-e-data-teknoloji-pazarlama-a-s" xlink:type="simple">E-DATA TEKNOLOJİ PAZARLAMA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31-denge-ankara-bagimsiz-denetim-ve-yeminli-mali-musavirlik-a-s" xlink:type="simple">DENGE ANKARA BAĞIMSIZ DENETİM VE YEMİNLİ MALİ MÜŞAVİRLİK A.Ş.</text:a> </text:p>
          </table:table-cell>
          <table:table-cell table:number-columns-repeated="5"/>
          <table:table-cell table:formula="of:=COM.MICROSOFT.CONCAT([.A215];&quot;.IS&quot;)" office:value-type="string" office:string-value="EDATA .IS" calcext:value-type="string">
            <text:p>EDATA .IS</text:p>
          </table:table-cell>
          <table:table-cell office:value-type="string" calcext:value-type="string">
            <text:p>EDATA .IS</text:p>
          </table:table-cell>
          <table:table-cell table:formula="of:=SUBSTITUTE([.K215];&quot; &quot;;&quot;&quot;)" office:value-type="string" office:string-value="EDATA.IS" calcext:value-type="string">
            <text:p>EDATA.IS</text:p>
          </table:table-cell>
          <table:table-cell table:formula="of:= &quot;&quot;&quot;&quot; &amp; [.L215] &amp; &quot;&quot;&quot;&quot;&amp;&quot;,&quot;" office:value-type="string" office:string-value="&quot;EDATA.IS&quot;," calcext:value-type="string">
            <text:p>"EDAT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61-ebebek-magazacilik-a-s" xlink:type="simple">EBEBK</text:a> </text:p>
          </table:table-cell>
          <table:table-cell office:value-type="string" calcext:value-type="string">
            <text:p><text:a xlink:href="../../../../../tr/sirket-bilgileri/ozet/5861-ebebek-magazacilik-a-s" xlink:type="simple">EBEBEK MAĞAZACILI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16];&quot;.IS&quot;)" office:value-type="string" office:string-value="EBEBK .IS" calcext:value-type="string">
            <text:p>EBEBK .IS</text:p>
          </table:table-cell>
          <table:table-cell office:value-type="string" calcext:value-type="string">
            <text:p>EBEBK .IS</text:p>
          </table:table-cell>
          <table:table-cell table:formula="of:=SUBSTITUTE([.K216];&quot; &quot;;&quot;&quot;)" office:value-type="string" office:string-value="EBEBK.IS" calcext:value-type="string">
            <text:p>EBEBK.IS</text:p>
          </table:table-cell>
          <table:table-cell table:formula="of:= &quot;&quot;&quot;&quot; &amp; [.L216] &amp; &quot;&quot;&quot;&quot;&amp;&quot;,&quot;" office:value-type="string" office:string-value="&quot;EBEBK.IS&quot;," calcext:value-type="string">
            <text:p>"EBEB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26-eczacibasi-yatirim-holding-ortakligi-a-s" xlink:type="simple">ECZYT</text:a> </text:p>
          </table:table-cell>
          <table:table-cell office:value-type="string" calcext:value-type="string">
            <text:p><text:a xlink:href="../../../../../tr/sirket-bilgileri/ozet/926-eczacibasi-yatirim-holding-ortakligi-a-s" xlink:type="simple">ECZACIBAŞI YATIRIM HOLDİNG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17];&quot;.IS&quot;)" office:value-type="string" office:string-value="ECZYT .IS" calcext:value-type="string">
            <text:p>ECZYT .IS</text:p>
          </table:table-cell>
          <table:table-cell office:value-type="string" calcext:value-type="string">
            <text:p>ECZYT .IS</text:p>
          </table:table-cell>
          <table:table-cell table:formula="of:=SUBSTITUTE([.K217];&quot; &quot;;&quot;&quot;)" office:value-type="string" office:string-value="ECZYT.IS" calcext:value-type="string">
            <text:p>ECZYT.IS</text:p>
          </table:table-cell>
          <table:table-cell table:formula="of:= &quot;&quot;&quot;&quot; &amp; [.L217] &amp; &quot;&quot;&quot;&quot;&amp;&quot;,&quot;" office:value-type="string" office:string-value="&quot;ECZYT.IS&quot;," calcext:value-type="string">
            <text:p>"ECZY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28-edip-gayrimenkul-yatirim-sanayi-ve-ticaret-a-s" xlink:type="simple">EDIP</text:a> </text:p>
          </table:table-cell>
          <table:table-cell office:value-type="string" calcext:value-type="string">
            <text:p><text:a xlink:href="../../../../../tr/sirket-bilgileri/ozet/928-edip-gayrimenkul-yatirim-sanayi-ve-ticaret-a-s" xlink:type="simple">EDİP GAYRİMENKUL YATIRIM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29-mgi-bagimsiz-denetim-a-s" xlink:type="simple">MGI BAĞIMSIZ DENETİM A.Ş.</text:a> </text:p>
          </table:table-cell>
          <table:table-cell table:number-columns-repeated="5"/>
          <table:table-cell table:formula="of:=COM.MICROSOFT.CONCAT([.A218];&quot;.IS&quot;)" office:value-type="string" office:string-value="EDIP .IS" calcext:value-type="string">
            <text:p>EDIP .IS</text:p>
          </table:table-cell>
          <table:table-cell office:value-type="string" calcext:value-type="string">
            <text:p>EDIP .IS</text:p>
          </table:table-cell>
          <table:table-cell table:formula="of:=SUBSTITUTE([.K218];&quot; &quot;;&quot;&quot;)" office:value-type="string" office:string-value="EDIP.IS" calcext:value-type="string">
            <text:p>EDIP.IS</text:p>
          </table:table-cell>
          <table:table-cell table:formula="of:= &quot;&quot;&quot;&quot; &amp; [.L218] &amp; &quot;&quot;&quot;&quot;&amp;&quot;,&quot;" office:value-type="string" office:string-value="&quot;EDIP.IS&quot;," calcext:value-type="string">
            <text:p>"EDIP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654-efor-cay-sanayi-ticaret-a-s" xlink:type="simple">EFORC</text:a> </text:p>
          </table:table-cell>
          <table:table-cell office:value-type="string" calcext:value-type="string">
            <text:p><text:a xlink:href="../../../../../tr/sirket-bilgileri/ozet/5654-efor-cay-sanayi-ticaret-a-s" xlink:type="simple">EFOR ÇAY SANAYİ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219];&quot;.IS&quot;)" office:value-type="string" office:string-value="EFORC .IS" calcext:value-type="string">
            <text:p>EFORC .IS</text:p>
          </table:table-cell>
          <table:table-cell office:value-type="string" calcext:value-type="string">
            <text:p>EFORC .IS</text:p>
          </table:table-cell>
          <table:table-cell table:formula="of:=SUBSTITUTE([.K219];&quot; &quot;;&quot;&quot;)" office:value-type="string" office:string-value="EFORC.IS" calcext:value-type="string">
            <text:p>EFORC.IS</text:p>
          </table:table-cell>
          <table:table-cell table:formula="of:= &quot;&quot;&quot;&quot; &amp; [.L219] &amp; &quot;&quot;&quot;&quot;&amp;&quot;,&quot;" office:value-type="string" office:string-value="&quot;EFORC.IS&quot;," calcext:value-type="string">
            <text:p>"EFORC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30-ege-endustri-ve-ticaret-a-s" xlink:type="simple">EGEEN</text:a> </text:p>
          </table:table-cell>
          <table:table-cell office:value-type="string" calcext:value-type="string">
            <text:p><text:a xlink:href="../../../../../tr/sirket-bilgileri/ozet/930-ege-endustri-ve-ticaret-a-s" xlink:type="simple">EGE ENDÜSTR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20];&quot;.IS&quot;)" office:value-type="string" office:string-value="EGEEN .IS" calcext:value-type="string">
            <text:p>EGEEN .IS</text:p>
          </table:table-cell>
          <table:table-cell office:value-type="string" calcext:value-type="string">
            <text:p>EGEEN .IS</text:p>
          </table:table-cell>
          <table:table-cell table:formula="of:=SUBSTITUTE([.K220];&quot; &quot;;&quot;&quot;)" office:value-type="string" office:string-value="EGEEN.IS" calcext:value-type="string">
            <text:p>EGEEN.IS</text:p>
          </table:table-cell>
          <table:table-cell table:formula="of:= &quot;&quot;&quot;&quot; &amp; [.L220] &amp; &quot;&quot;&quot;&quot;&amp;&quot;,&quot;" office:value-type="string" office:string-value="&quot;EGEEN.IS&quot;," calcext:value-type="string">
            <text:p>"EGE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31-ege-gubre-sanayii-a-s" xlink:type="simple">EGGUB</text:a> </text:p>
          </table:table-cell>
          <table:table-cell office:value-type="string" calcext:value-type="string">
            <text:p><text:a xlink:href="../../../../../tr/sirket-bilgileri/ozet/931-ege-gubre-sanayii-a-s" xlink:type="simple">EGE GÜBRE SANAYİİ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240-reanda-aren-bagimsiz-denetim-ve-smmm-a-s" xlink:type="simple">REANDA AREN BAĞIMSIZ DENETİM VE SMMM A.Ş.</text:a> </text:p>
          </table:table-cell>
          <table:table-cell table:number-columns-repeated="5"/>
          <table:table-cell table:formula="of:=COM.MICROSOFT.CONCAT([.A221];&quot;.IS&quot;)" office:value-type="string" office:string-value="EGGUB .IS" calcext:value-type="string">
            <text:p>EGGUB .IS</text:p>
          </table:table-cell>
          <table:table-cell office:value-type="string" calcext:value-type="string">
            <text:p>EGGUB .IS</text:p>
          </table:table-cell>
          <table:table-cell table:formula="of:=SUBSTITUTE([.K221];&quot; &quot;;&quot;&quot;)" office:value-type="string" office:string-value="EGGUB.IS" calcext:value-type="string">
            <text:p>EGGUB.IS</text:p>
          </table:table-cell>
          <table:table-cell table:formula="of:= &quot;&quot;&quot;&quot; &amp; [.L221] &amp; &quot;&quot;&quot;&quot;&amp;&quot;,&quot;" office:value-type="string" office:string-value="&quot;EGGUB.IS&quot;," calcext:value-type="string">
            <text:p>"EGGUB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32-ege-profil-ticaret-ve-sanayi-a-s" xlink:type="simple">EGPRO</text:a> </text:p>
          </table:table-cell>
          <table:table-cell office:value-type="string" calcext:value-type="string">
            <text:p><text:a xlink:href="../../../../../tr/sirket-bilgileri/ozet/932-ege-profil-ticaret-ve-sanayi-a-s" xlink:type="simple">EGE PROFİL TİCARET VE SANAYİ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22];&quot;.IS&quot;)" office:value-type="string" office:string-value="EGPRO .IS" calcext:value-type="string">
            <text:p>EGPRO .IS</text:p>
          </table:table-cell>
          <table:table-cell office:value-type="string" calcext:value-type="string">
            <text:p>EGPRO .IS</text:p>
          </table:table-cell>
          <table:table-cell table:formula="of:=SUBSTITUTE([.K222];&quot; &quot;;&quot;&quot;)" office:value-type="string" office:string-value="EGPRO.IS" calcext:value-type="string">
            <text:p>EGPRO.IS</text:p>
          </table:table-cell>
          <table:table-cell table:formula="of:= &quot;&quot;&quot;&quot; &amp; [.L222] &amp; &quot;&quot;&quot;&quot;&amp;&quot;,&quot;" office:value-type="string" office:string-value="&quot;EGPRO.IS&quot;," calcext:value-type="string">
            <text:p>"EGPR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33-ege-seramik-sanayi-ve-ticaret-a-s" xlink:type="simple">EGSER</text:a> </text:p>
          </table:table-cell>
          <table:table-cell office:value-type="string" calcext:value-type="string">
            <text:p><text:a xlink:href="../../../../../tr/sirket-bilgileri/ozet/933-ege-seramik-sanayi-ve-ticaret-a-s" xlink:type="simple">EGE SERAMİK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91-as-bagimsiz-denetim-ve-yeminli-mali-musavirlik-a-s" xlink:type="simple">AS BAĞIMSIZ DENETİM VE YEMİNLİ MALİ MÜŞAVİRLİK A.Ş.</text:a> </text:p>
          </table:table-cell>
          <table:table-cell table:number-columns-repeated="5"/>
          <table:table-cell table:formula="of:=COM.MICROSOFT.CONCAT([.A223];&quot;.IS&quot;)" office:value-type="string" office:string-value="EGSER .IS" calcext:value-type="string">
            <text:p>EGSER .IS</text:p>
          </table:table-cell>
          <table:table-cell office:value-type="string" calcext:value-type="string">
            <text:p>EGSER .IS</text:p>
          </table:table-cell>
          <table:table-cell table:formula="of:=SUBSTITUTE([.K223];&quot; &quot;;&quot;&quot;)" office:value-type="string" office:string-value="EGSER.IS" calcext:value-type="string">
            <text:p>EGSER.IS</text:p>
          </table:table-cell>
          <table:table-cell table:formula="of:= &quot;&quot;&quot;&quot; &amp; [.L223] &amp; &quot;&quot;&quot;&quot;&amp;&quot;,&quot;" office:value-type="string" office:string-value="&quot;EGSER.IS&quot;," calcext:value-type="string">
            <text:p>"EGSE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34-egeplast-ege-plastik-ticaret-ve-sanayi-a-s" xlink:type="simple">EPLAS</text:a> </text:p>
          </table:table-cell>
          <table:table-cell office:value-type="string" calcext:value-type="string">
            <text:p><text:a xlink:href="../../../../../tr/sirket-bilgileri/ozet/934-egeplast-ege-plastik-ticaret-ve-sanayi-a-s" xlink:type="simple">EGEPLAST EGE PLASTİK TİCARET VE SANAYİ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224];&quot;.IS&quot;)" office:value-type="string" office:string-value="EPLAS .IS" calcext:value-type="string">
            <text:p>EPLAS .IS</text:p>
          </table:table-cell>
          <table:table-cell office:value-type="string" calcext:value-type="string">
            <text:p>EPLAS .IS</text:p>
          </table:table-cell>
          <table:table-cell table:formula="of:=SUBSTITUTE([.K224];&quot; &quot;;&quot;&quot;)" office:value-type="string" office:string-value="EPLAS.IS" calcext:value-type="string">
            <text:p>EPLAS.IS</text:p>
          </table:table-cell>
          <table:table-cell table:formula="of:= &quot;&quot;&quot;&quot; &amp; [.L224] &amp; &quot;&quot;&quot;&quot;&amp;&quot;,&quot;" office:value-type="string" office:string-value="&quot;EPLAS.IS&quot;," calcext:value-type="string">
            <text:p>"EPL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39-eis-eczacibasi-ilac-sinai-ve-finansal-yatirimlar-sanayi-ve-ticaret-a-s" xlink:type="simple">ECILC</text:a> </text:p>
          </table:table-cell>
          <table:table-cell office:value-type="string" calcext:value-type="string">
            <text:p><text:a xlink:href="../../../../../tr/sirket-bilgileri/ozet/939-eis-eczacibasi-ilac-sinai-ve-finansal-yatirimlar-sanayi-ve-ticaret-a-s" xlink:type="simple">EİS ECZACIBAŞI İLAÇ SINAİ VE FİNANSAL YATIRIMLAR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25];&quot;.IS&quot;)" office:value-type="string" office:string-value="ECILC .IS" calcext:value-type="string">
            <text:p>ECILC .IS</text:p>
          </table:table-cell>
          <table:table-cell office:value-type="string" calcext:value-type="string">
            <text:p>ECILC .IS</text:p>
          </table:table-cell>
          <table:table-cell table:formula="of:=SUBSTITUTE([.K225];&quot; &quot;;&quot;&quot;)" office:value-type="string" office:string-value="ECILC.IS" calcext:value-type="string">
            <text:p>ECILC.IS</text:p>
          </table:table-cell>
          <table:table-cell table:formula="of:= &quot;&quot;&quot;&quot; &amp; [.L225] &amp; &quot;&quot;&quot;&quot;&amp;&quot;,&quot;" office:value-type="string" office:string-value="&quot;ECILC.IS&quot;," calcext:value-type="string">
            <text:p>"ECILC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33-eker-sut-urunleri-gida-sanayi-ve-ticaret-a-s" xlink:type="simple">EKER</text:a> </text:p>
          </table:table-cell>
          <table:table-cell office:value-type="string" calcext:value-type="string">
            <text:p><text:a xlink:href="../../../../../tr/sirket-bilgileri/ozet/5933-eker-sut-urunleri-gida-sanayi-ve-ticaret-a-s" xlink:type="simple">EKER SÜT ÜRÜNLERİ GIDA SANAYİ VE TİCARET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26];&quot;.IS&quot;)" office:value-type="string" office:string-value="EKER .IS" calcext:value-type="string">
            <text:p>EKER .IS</text:p>
          </table:table-cell>
          <table:table-cell office:value-type="string" calcext:value-type="string">
            <text:p>EKER .IS</text:p>
          </table:table-cell>
          <table:table-cell table:formula="of:=SUBSTITUTE([.K226];&quot; &quot;;&quot;&quot;)" office:value-type="string" office:string-value="EKER.IS" calcext:value-type="string">
            <text:p>EKER.IS</text:p>
          </table:table-cell>
          <table:table-cell table:formula="of:= &quot;&quot;&quot;&quot; &amp; [.L226] &amp; &quot;&quot;&quot;&quot;&amp;&quot;,&quot;" office:value-type="string" office:string-value="&quot;EKER.IS&quot;," calcext:value-type="string">
            <text:p>"EKE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15-ekiz-kimya-sanayi-ve-ticaret-a-s" xlink:type="simple">EKIZ</text:a> </text:p>
          </table:table-cell>
          <table:table-cell office:value-type="string" calcext:value-type="string">
            <text:p><text:a xlink:href="../../../../../tr/sirket-bilgileri/ozet/1515-ekiz-kimya-sanayi-ve-ticaret-a-s" xlink:type="simple">EKİZ KİMYA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211-hlb-saygin-bagimsiz-denetim-a-s" xlink:type="simple">HLB SAYGIN BAĞIMSIZ DENETİM A.Ş.</text:a> </text:p>
          </table:table-cell>
          <table:table-cell table:number-columns-repeated="5"/>
          <table:table-cell table:formula="of:=COM.MICROSOFT.CONCAT([.A227];&quot;.IS&quot;)" office:value-type="string" office:string-value="EKIZ .IS" calcext:value-type="string">
            <text:p>EKIZ .IS</text:p>
          </table:table-cell>
          <table:table-cell office:value-type="string" calcext:value-type="string">
            <text:p>EKIZ .IS</text:p>
          </table:table-cell>
          <table:table-cell table:formula="of:=SUBSTITUTE([.K227];&quot; &quot;;&quot;&quot;)" office:value-type="string" office:string-value="EKIZ.IS" calcext:value-type="string">
            <text:p>EKIZ.IS</text:p>
          </table:table-cell>
          <table:table-cell table:formula="of:= &quot;&quot;&quot;&quot; &amp; [.L227] &amp; &quot;&quot;&quot;&quot;&amp;&quot;,&quot;" office:value-type="string" office:string-value="&quot;EKIZ.IS&quot;," calcext:value-type="string">
            <text:p>"EKIZ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09-eko-faktoring-a-s" xlink:type="simple">EKOFA</text:a> </text:p>
          </table:table-cell>
          <table:table-cell office:value-type="string" calcext:value-type="string">
            <text:p><text:a xlink:href="../../../../../tr/sirket-bilgileri/ozet/2109-eko-faktoring-a-s" xlink:type="simple">EKO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28];&quot;.IS&quot;)" office:value-type="string" office:string-value="EKOFA .IS" calcext:value-type="string">
            <text:p>EKOFA .IS</text:p>
          </table:table-cell>
          <table:table-cell office:value-type="string" calcext:value-type="string">
            <text:p>EKOFA .IS</text:p>
          </table:table-cell>
          <table:table-cell table:formula="of:=SUBSTITUTE([.K228];&quot; &quot;;&quot;&quot;)" office:value-type="string" office:string-value="EKOFA.IS" calcext:value-type="string">
            <text:p>EKOFA.IS</text:p>
          </table:table-cell>
          <table:table-cell table:formula="of:= &quot;&quot;&quot;&quot; &amp; [.L228] &amp; &quot;&quot;&quot;&quot;&amp;&quot;,&quot;" office:value-type="string" office:string-value="&quot;EKOFA.IS&quot;," calcext:value-type="string">
            <text:p>"EKO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98-ekos-teknoloji-ve-elektrik-a-s" xlink:type="simple">EKOS</text:a> </text:p>
          </table:table-cell>
          <table:table-cell office:value-type="string" calcext:value-type="string">
            <text:p><text:a xlink:href="../../../../../tr/sirket-bilgileri/ozet/5898-ekos-teknoloji-ve-elektrik-a-s" xlink:type="simple">EKOS TEKNOLOJİ VE ELEKTRİK A.Ş.</text:a> </text:p>
          </table:table-cell>
          <table:table-cell office:value-type="string" calcext:value-type="string">
            <text:p>BALIKESİR</text:p>
          </table:table-cell>
          <table:table-cell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229];&quot;.IS&quot;)" office:value-type="string" office:string-value="EKOS .IS" calcext:value-type="string">
            <text:p>EKOS .IS</text:p>
          </table:table-cell>
          <table:table-cell office:value-type="string" calcext:value-type="string">
            <text:p>EKOS .IS</text:p>
          </table:table-cell>
          <table:table-cell table:formula="of:=SUBSTITUTE([.K229];&quot; &quot;;&quot;&quot;)" office:value-type="string" office:string-value="EKOS.IS" calcext:value-type="string">
            <text:p>EKOS.IS</text:p>
          </table:table-cell>
          <table:table-cell table:formula="of:= &quot;&quot;&quot;&quot; &amp; [.L229] &amp; &quot;&quot;&quot;&quot;&amp;&quot;,&quot;" office:value-type="string" office:string-value="&quot;EKOS.IS&quot;," calcext:value-type="string">
            <text:p>"EKO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27-ekovar-cevre-grup-geri-donusum-atik-depolama-insaat-taahhut-sanayi-ve-ticaret-a-s" xlink:type="simple">EKOVR</text:a> </text:p>
          </table:table-cell>
          <table:table-cell office:value-type="string" calcext:value-type="string">
            <text:p><text:a xlink:href="../../../../../tr/sirket-bilgileri/ozet/5927-ekovar-cevre-grup-geri-donusum-atik-depolama-insaat-taahhut-sanayi-ve-ticaret-a-s" xlink:type="simple">EKOVAR ÇEVRE GRUP GERİ DÖNÜŞÜM ATIK DEPOLAMA İNŞAAT TAAHHÜT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97-birlesim-neks-bagimsiz-denetim-a-s" xlink:type="simple">BİRLEŞİM NEKS BAĞIMSIZ DENETİM A.Ş.</text:a> </text:p>
          </table:table-cell>
          <table:table-cell table:number-columns-repeated="5"/>
          <table:table-cell table:formula="of:=COM.MICROSOFT.CONCAT([.A230];&quot;.IS&quot;)" office:value-type="string" office:string-value="EKOVR .IS" calcext:value-type="string">
            <text:p>EKOVR .IS</text:p>
          </table:table-cell>
          <table:table-cell office:value-type="string" calcext:value-type="string">
            <text:p>EKOVR .IS</text:p>
          </table:table-cell>
          <table:table-cell table:formula="of:=SUBSTITUTE([.K230];&quot; &quot;;&quot;&quot;)" office:value-type="string" office:string-value="EKOVR.IS" calcext:value-type="string">
            <text:p>EKOVR.IS</text:p>
          </table:table-cell>
          <table:table-cell table:formula="of:= &quot;&quot;&quot;&quot; &amp; [.L230] &amp; &quot;&quot;&quot;&quot;&amp;&quot;,&quot;" office:value-type="string" office:string-value="&quot;EKOVR.IS&quot;," calcext:value-type="string">
            <text:p>"EKOV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796-eksun-gida-tarim-sanayi-ve-ticaret-a-s" xlink:type="simple">EKSUN</text:a> </text:p>
          </table:table-cell>
          <table:table-cell office:value-type="string" calcext:value-type="string">
            <text:p><text:a xlink:href="../../../../../tr/sirket-bilgileri/ozet/5796-eksun-gida-tarim-sanayi-ve-ticaret-a-s" xlink:type="simple">EKSUN GIDA TARIM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39-vezin-bagimsiz-denetim-a-s" xlink:type="simple">VEZİN BAĞIMSIZ DENETİM A.Ş.</text:a> </text:p>
          </table:table-cell>
          <table:table-cell table:number-columns-repeated="5"/>
          <table:table-cell table:formula="of:=COM.MICROSOFT.CONCAT([.A231];&quot;.IS&quot;)" office:value-type="string" office:string-value="EKSUN .IS" calcext:value-type="string">
            <text:p>EKSUN .IS</text:p>
          </table:table-cell>
          <table:table-cell office:value-type="string" calcext:value-type="string">
            <text:p>EKSUN .IS</text:p>
          </table:table-cell>
          <table:table-cell table:formula="of:=SUBSTITUTE([.K231];&quot; &quot;;&quot;&quot;)" office:value-type="string" office:string-value="EKSUN.IS" calcext:value-type="string">
            <text:p>EKSUN.IS</text:p>
          </table:table-cell>
          <table:table-cell table:formula="of:= &quot;&quot;&quot;&quot; &amp; [.L231] &amp; &quot;&quot;&quot;&quot;&amp;&quot;,&quot;" office:value-type="string" office:string-value="&quot;EKSUN.IS&quot;," calcext:value-type="string">
            <text:p>"EKSU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92-elite-naturel-organik-gida-sanayi-ve-ticaret-a-s" xlink:type="simple">ELITE</text:a> </text:p>
          </table:table-cell>
          <table:table-cell office:value-type="string" calcext:value-type="string">
            <text:p><text:a xlink:href="../../../../../tr/sirket-bilgileri/ozet/5392-elite-naturel-organik-gida-sanayi-ve-ticaret-a-s" xlink:type="simple">ELİTE NATUREL ORGANİK GIDA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232];&quot;.IS&quot;)" office:value-type="string" office:string-value="ELITE .IS" calcext:value-type="string">
            <text:p>ELITE .IS</text:p>
          </table:table-cell>
          <table:table-cell office:value-type="string" calcext:value-type="string">
            <text:p>ELITE .IS</text:p>
          </table:table-cell>
          <table:table-cell table:formula="of:=SUBSTITUTE([.K232];&quot; &quot;;&quot;&quot;)" office:value-type="string" office:string-value="ELITE.IS" calcext:value-type="string">
            <text:p>ELITE.IS</text:p>
          </table:table-cell>
          <table:table-cell table:formula="of:= &quot;&quot;&quot;&quot; &amp; [.L232] &amp; &quot;&quot;&quot;&quot;&amp;&quot;,&quot;" office:value-type="string" office:string-value="&quot;ELITE.IS&quot;," calcext:value-type="string">
            <text:p>"ELIT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40-emek-elektrik-endustrisi-a-s" xlink:type="simple">EMKEL</text:a> </text:p>
          </table:table-cell>
          <table:table-cell office:value-type="string" calcext:value-type="string">
            <text:p><text:a xlink:href="../../../../../tr/sirket-bilgileri/ozet/940-emek-elektrik-endustrisi-a-s" xlink:type="simple">EMEK ELEKTRİK ENDÜSTRİS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233];&quot;.IS&quot;)" office:value-type="string" office:string-value="EMKEL .IS" calcext:value-type="string">
            <text:p>EMKEL .IS</text:p>
          </table:table-cell>
          <table:table-cell office:value-type="string" calcext:value-type="string">
            <text:p>EMKEL .IS</text:p>
          </table:table-cell>
          <table:table-cell table:formula="of:=SUBSTITUTE([.K233];&quot; &quot;;&quot;&quot;)" office:value-type="string" office:string-value="EMKEL.IS" calcext:value-type="string">
            <text:p>EMKEL.IS</text:p>
          </table:table-cell>
          <table:table-cell table:formula="of:= &quot;&quot;&quot;&quot; &amp; [.L233] &amp; &quot;&quot;&quot;&quot;&amp;&quot;,&quot;" office:value-type="string" office:string-value="&quot;EMKEL.IS&quot;," calcext:value-type="string">
            <text:p>"EMKE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41-eminis-ambalaj-sanayi-ve-ticaret-a-s" xlink:type="simple">EMNIS</text:a> </text:p>
          </table:table-cell>
          <table:table-cell office:value-type="string" calcext:value-type="string">
            <text:p><text:a xlink:href="../../../../../tr/sirket-bilgileri/ozet/941-eminis-ambalaj-sanayi-ve-ticaret-a-s" xlink:type="simple">EMİNİŞ AMBALAJ SANAYİ VE TİCARET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183-elit-bagimsiz-denetim-ve-yeminli-mali-musavirlik-a-s" xlink:type="simple">ELİT BAĞIMSIZ DENETİM VE YEMİNLİ MALİ MÜŞAVİRLİK A.Ş.</text:a> </text:p>
          </table:table-cell>
          <table:table-cell table:number-columns-repeated="5"/>
          <table:table-cell table:formula="of:=COM.MICROSOFT.CONCAT([.A234];&quot;.IS&quot;)" office:value-type="string" office:string-value="EMNIS .IS" calcext:value-type="string">
            <text:p>EMNIS .IS</text:p>
          </table:table-cell>
          <table:table-cell office:value-type="string" calcext:value-type="string">
            <text:p>EMNIS .IS</text:p>
          </table:table-cell>
          <table:table-cell table:formula="of:=SUBSTITUTE([.K234];&quot; &quot;;&quot;&quot;)" office:value-type="string" office:string-value="EMNIS.IS" calcext:value-type="string">
            <text:p>EMNIS.IS</text:p>
          </table:table-cell>
          <table:table-cell table:formula="of:= &quot;&quot;&quot;&quot; &amp; [.L234] &amp; &quot;&quot;&quot;&quot;&amp;&quot;,&quot;" office:value-type="string" office:string-value="&quot;EMNIS.IS&quot;," calcext:value-type="string">
            <text:p>"EMNI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915-emir-varlik-yonetim-a-s" xlink:type="simple">EMIRV</text:a> </text:p>
          </table:table-cell>
          <table:table-cell office:value-type="string" calcext:value-type="string">
            <text:p><text:a xlink:href="../../../../../tr/sirket-bilgileri/ozet/4915-emir-varlik-yonetim-a-s" xlink:type="simple">EMİR VARLIK YÖNETİ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235];&quot;.IS&quot;)" office:value-type="string" office:string-value="EMIRV .IS" calcext:value-type="string">
            <text:p>EMIRV .IS</text:p>
          </table:table-cell>
          <table:table-cell office:value-type="string" calcext:value-type="string">
            <text:p>EMIRV .IS</text:p>
          </table:table-cell>
          <table:table-cell table:formula="of:=SUBSTITUTE([.K235];&quot; &quot;;&quot;&quot;)" office:value-type="string" office:string-value="EMIRV.IS" calcext:value-type="string">
            <text:p>EMIRV.IS</text:p>
          </table:table-cell>
          <table:table-cell table:formula="of:= &quot;&quot;&quot;&quot; &amp; [.L235] &amp; &quot;&quot;&quot;&quot;&amp;&quot;,&quot;" office:value-type="string" office:string-value="&quot;EMIRV.IS&quot;," calcext:value-type="string">
            <text:p>"EMIRV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064-emlak-katilim-varlik-kiralama-a-s" xlink:type="simple">EKTVK</text:a> </text:p>
          </table:table-cell>
          <table:table-cell office:value-type="string" calcext:value-type="string">
            <text:p><text:a xlink:href="../../../../../tr/sirket-bilgileri/ozet/5064-emlak-katilim-varlik-kiralama-a-s" xlink:type="simple">EMLAK KATILIM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36];&quot;.IS&quot;)" office:value-type="string" office:string-value="EKTVK .IS" calcext:value-type="string">
            <text:p>EKTVK .IS</text:p>
          </table:table-cell>
          <table:table-cell office:value-type="string" calcext:value-type="string">
            <text:p>EKTVK .IS</text:p>
          </table:table-cell>
          <table:table-cell table:formula="of:=SUBSTITUTE([.K236];&quot; &quot;;&quot;&quot;)" office:value-type="string" office:string-value="EKTVK.IS" calcext:value-type="string">
            <text:p>EKTVK.IS</text:p>
          </table:table-cell>
          <table:table-cell table:formula="of:= &quot;&quot;&quot;&quot; &amp; [.L236] &amp; &quot;&quot;&quot;&quot;&amp;&quot;,&quot;" office:value-type="string" office:string-value="&quot;EKTVK.IS&quot;," calcext:value-type="string">
            <text:p>"EKTV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31-emlak-konut-gayrimenkul-yatirim-ortakligi-a-s" xlink:type="simple">EKGYO</text:a> </text:p>
          </table:table-cell>
          <table:table-cell office:value-type="string" calcext:value-type="string">
            <text:p><text:a xlink:href="../../../../../tr/sirket-bilgileri/ozet/1531-emlak-konut-gayrimenkul-yatirim-ortakligi-a-s" xlink:type="simple">EMLAK KONUT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37];&quot;.IS&quot;)" office:value-type="string" office:string-value="EKGYO .IS" calcext:value-type="string">
            <text:p>EKGYO .IS</text:p>
          </table:table-cell>
          <table:table-cell office:value-type="string" calcext:value-type="string">
            <text:p>EKGYO .IS</text:p>
          </table:table-cell>
          <table:table-cell table:formula="of:=SUBSTITUTE([.K237];&quot; &quot;;&quot;&quot;)" office:value-type="string" office:string-value="EKGYO.IS" calcext:value-type="string">
            <text:p>EKGYO.IS</text:p>
          </table:table-cell>
          <table:table-cell table:formula="of:= &quot;&quot;&quot;&quot; &amp; [.L237] &amp; &quot;&quot;&quot;&quot;&amp;&quot;,&quot;" office:value-type="string" office:string-value="&quot;EKGYO.IS&quot;," calcext:value-type="string">
            <text:p>"EK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944-emlak-varlik-kiralama-a-s" xlink:type="simple">EMVAR</text:a> </text:p>
          </table:table-cell>
          <table:table-cell office:value-type="string" calcext:value-type="string">
            <text:p><text:a xlink:href="../../../../../tr/sirket-bilgileri/ozet/4944-emlak-varlik-kiralama-a-s" xlink:type="simple">EMLAK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38];&quot;.IS&quot;)" office:value-type="string" office:string-value="EMVAR .IS" calcext:value-type="string">
            <text:p>EMVAR .IS</text:p>
          </table:table-cell>
          <table:table-cell office:value-type="string" calcext:value-type="string">
            <text:p>EMVAR .IS</text:p>
          </table:table-cell>
          <table:table-cell table:formula="of:=SUBSTITUTE([.K238];&quot; &quot;;&quot;&quot;)" office:value-type="string" office:string-value="EMVAR.IS" calcext:value-type="string">
            <text:p>EMVAR.IS</text:p>
          </table:table-cell>
          <table:table-cell table:formula="of:= &quot;&quot;&quot;&quot; &amp; [.L238] &amp; &quot;&quot;&quot;&quot;&amp;&quot;,&quot;" office:value-type="string" office:string-value="&quot;EMVAR.IS&quot;," calcext:value-type="string">
            <text:p>"EMVA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494-enerjisa-enerji-a-s" xlink:type="simple">ENJSA</text:a> </text:p>
          </table:table-cell>
          <table:table-cell office:value-type="string" calcext:value-type="string">
            <text:p><text:a xlink:href="../../../../../tr/sirket-bilgileri/ozet/3494-enerjisa-enerji-a-s" xlink:type="simple">ENERJİSA ENERJ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239];&quot;.IS&quot;)" office:value-type="string" office:string-value="ENJSA .IS" calcext:value-type="string">
            <text:p>ENJSA .IS</text:p>
          </table:table-cell>
          <table:table-cell office:value-type="string" calcext:value-type="string">
            <text:p>ENJSA .IS</text:p>
          </table:table-cell>
          <table:table-cell table:formula="of:=SUBSTITUTE([.K239];&quot; &quot;;&quot;&quot;)" office:value-type="string" office:string-value="ENJSA.IS" calcext:value-type="string">
            <text:p>ENJSA.IS</text:p>
          </table:table-cell>
          <table:table-cell table:formula="of:= &quot;&quot;&quot;&quot; &amp; [.L239] &amp; &quot;&quot;&quot;&quot;&amp;&quot;,&quot;" office:value-type="string" office:string-value="&quot;ENJSA.IS&quot;," calcext:value-type="string">
            <text:p>"ENJS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872-enerya-enerji-a-s" xlink:type="simple">ENERY</text:a> </text:p>
          </table:table-cell>
          <table:table-cell office:value-type="string" calcext:value-type="string">
            <text:p><text:a xlink:href="../../../../../tr/sirket-bilgileri/ozet/2872-enerya-enerji-a-s" xlink:type="simple">ENERYA ENERJ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37-finansal-eksen-bagimsiz-denetim-ve-danismanlik-a-s" xlink:type="simple">FİNANSAL EKSEN BAĞIMSIZ DENETİM VE DANIŞMANLIK A.Ş.</text:a> </text:p>
          </table:table-cell>
          <table:table-cell table:number-columns-repeated="5"/>
          <table:table-cell table:formula="of:=COM.MICROSOFT.CONCAT([.A240];&quot;.IS&quot;)" office:value-type="string" office:string-value="ENERY .IS" calcext:value-type="string">
            <text:p>ENERY .IS</text:p>
          </table:table-cell>
          <table:table-cell office:value-type="string" calcext:value-type="string">
            <text:p>ENERY .IS</text:p>
          </table:table-cell>
          <table:table-cell table:formula="of:=SUBSTITUTE([.K240];&quot; &quot;;&quot;&quot;)" office:value-type="string" office:string-value="ENERY.IS" calcext:value-type="string">
            <text:p>ENERY.IS</text:p>
          </table:table-cell>
          <table:table-cell table:formula="of:= &quot;&quot;&quot;&quot; &amp; [.L240] &amp; &quot;&quot;&quot;&quot;&amp;&quot;,&quot;" office:value-type="string" office:string-value="&quot;ENERY.IS&quot;," calcext:value-type="string">
            <text:p>"ENER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42-enka-insaat-ve-sanayi-a-s" xlink:type="simple">ENKAI</text:a> </text:p>
          </table:table-cell>
          <table:table-cell office:value-type="string" calcext:value-type="string">
            <text:p><text:a xlink:href="../../../../../tr/sirket-bilgileri/ozet/942-enka-insaat-ve-sanayi-a-s" xlink:type="simple">ENKA İNŞAAT VE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241];&quot;.IS&quot;)" office:value-type="string" office:string-value="ENKAI .IS" calcext:value-type="string">
            <text:p>ENKAI .IS</text:p>
          </table:table-cell>
          <table:table-cell office:value-type="string" calcext:value-type="string">
            <text:p>ENKAI .IS</text:p>
          </table:table-cell>
          <table:table-cell table:formula="of:=SUBSTITUTE([.K241];&quot; &quot;;&quot;&quot;)" office:value-type="string" office:string-value="ENKAI.IS" calcext:value-type="string">
            <text:p>ENKAI.IS</text:p>
          </table:table-cell>
          <table:table-cell table:formula="of:= &quot;&quot;&quot;&quot; &amp; [.L241] &amp; &quot;&quot;&quot;&quot;&amp;&quot;,&quot;" office:value-type="string" office:string-value="&quot;ENKAI.IS&quot;," calcext:value-type="string">
            <text:p>"ENKA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60-ensari-deri-gida-sanayi-ve-ticaret-a-s" xlink:type="simple">ENSRI</text:a> </text:p>
          </table:table-cell>
          <table:table-cell office:value-type="string" calcext:value-type="string">
            <text:p><text:a xlink:href="../../../../../tr/sirket-bilgileri/ozet/5560-ensari-deri-gida-sanayi-ve-ticaret-a-s" xlink:type="simple">ENSARİ DERİ GIDA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242];&quot;.IS&quot;)" office:value-type="string" office:string-value="ENSRI .IS" calcext:value-type="string">
            <text:p>ENSRI .IS</text:p>
          </table:table-cell>
          <table:table-cell office:value-type="string" calcext:value-type="string">
            <text:p>ENSRI .IS</text:p>
          </table:table-cell>
          <table:table-cell table:formula="of:=SUBSTITUTE([.K242];&quot; &quot;;&quot;&quot;)" office:value-type="string" office:string-value="ENSRI.IS" calcext:value-type="string">
            <text:p>ENSRI.IS</text:p>
          </table:table-cell>
          <table:table-cell table:formula="of:= &quot;&quot;&quot;&quot; &amp; [.L242] &amp; &quot;&quot;&quot;&quot;&amp;&quot;,&quot;" office:value-type="string" office:string-value="&quot;ENSRI.IS&quot;," calcext:value-type="string">
            <text:p>"ENSR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43-erbosan-erciyas-boru-sanayi-ve-ticaret-a-s" xlink:type="simple">ERBOS</text:a> </text:p>
          </table:table-cell>
          <table:table-cell office:value-type="string" calcext:value-type="string">
            <text:p><text:a xlink:href="../../../../../tr/sirket-bilgileri/ozet/943-erbosan-erciyas-boru-sanayi-ve-ticaret-a-s" xlink:type="simple">ERBOSAN ERCİYAS BORU SANAYİ VE TİCARET A.Ş.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../../../../../tr/sirket-bilgileri/ozet/237-finansal-eksen-bagimsiz-denetim-ve-danismanlik-a-s" xlink:type="simple">FİNANSAL EKSEN BAĞIMSIZ DENETİM VE DANIŞMANLIK A.Ş.</text:a> </text:p>
          </table:table-cell>
          <table:table-cell table:number-columns-repeated="5"/>
          <table:table-cell table:formula="of:=COM.MICROSOFT.CONCAT([.A243];&quot;.IS&quot;)" office:value-type="string" office:string-value="ERBOS .IS" calcext:value-type="string">
            <text:p>ERBOS .IS</text:p>
          </table:table-cell>
          <table:table-cell office:value-type="string" calcext:value-type="string">
            <text:p>ERBOS .IS</text:p>
          </table:table-cell>
          <table:table-cell table:formula="of:=SUBSTITUTE([.K243];&quot; &quot;;&quot;&quot;)" office:value-type="string" office:string-value="ERBOS.IS" calcext:value-type="string">
            <text:p>ERBOS.IS</text:p>
          </table:table-cell>
          <table:table-cell table:formula="of:= &quot;&quot;&quot;&quot; &amp; [.L243] &amp; &quot;&quot;&quot;&quot;&amp;&quot;,&quot;" office:value-type="string" office:string-value="&quot;ERBOS.IS&quot;," calcext:value-type="string">
            <text:p>"ERBO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16-erciyas-celik-boru-sanayi-a-s" xlink:type="simple">ERCB</text:a> </text:p>
          </table:table-cell>
          <table:table-cell office:value-type="string" calcext:value-type="string">
            <text:p><text:a xlink:href="../../../../../tr/sirket-bilgileri/ozet/5516-erciyas-celik-boru-sanayi-a-s" xlink:type="simple">ERCİYAS ÇELİK BORU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244];&quot;.IS&quot;)" office:value-type="string" office:string-value="ERCB .IS" calcext:value-type="string">
            <text:p>ERCB .IS</text:p>
          </table:table-cell>
          <table:table-cell office:value-type="string" calcext:value-type="string">
            <text:p>ERCB .IS</text:p>
          </table:table-cell>
          <table:table-cell table:formula="of:=SUBSTITUTE([.K244];&quot; &quot;;&quot;&quot;)" office:value-type="string" office:string-value="ERCB.IS" calcext:value-type="string">
            <text:p>ERCB.IS</text:p>
          </table:table-cell>
          <table:table-cell table:formula="of:= &quot;&quot;&quot;&quot; &amp; [.L244] &amp; &quot;&quot;&quot;&quot;&amp;&quot;,&quot;" office:value-type="string" office:string-value="&quot;ERCB.IS&quot;," calcext:value-type="string">
            <text:p>"ERCB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44-eregli-demir-ve-celik-fabrikalari-t-a-s" xlink:type="simple">EREGL</text:a> </text:p>
          </table:table-cell>
          <table:table-cell office:value-type="string" calcext:value-type="string">
            <text:p><text:a xlink:href="../../../../../tr/sirket-bilgileri/ozet/944-eregli-demir-ve-celik-fabrikalari-t-a-s" xlink:type="simple">EREĞLİ DEMİR VE ÇELİK FABRİKALARI T.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245];&quot;.IS&quot;)" office:value-type="string" office:string-value="EREGL .IS" calcext:value-type="string">
            <text:p>EREGL .IS</text:p>
          </table:table-cell>
          <table:table-cell office:value-type="string" calcext:value-type="string">
            <text:p>EREGL .IS</text:p>
          </table:table-cell>
          <table:table-cell table:formula="of:=SUBSTITUTE([.K245];&quot; &quot;;&quot;&quot;)" office:value-type="string" office:string-value="EREGL.IS" calcext:value-type="string">
            <text:p>EREGL.IS</text:p>
          </table:table-cell>
          <table:table-cell table:formula="of:= &quot;&quot;&quot;&quot; &amp; [.L245] &amp; &quot;&quot;&quot;&quot;&amp;&quot;,&quot;" office:value-type="string" office:string-value="&quot;EREGL.IS&quot;," calcext:value-type="string">
            <text:p>"EREG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12-eregli-tekstil-turizm-sanayi-ve-ticaret-a-s" xlink:type="simple">ERGLI</text:a> </text:p>
          </table:table-cell>
          <table:table-cell office:value-type="string" calcext:value-type="string">
            <text:p><text:a xlink:href="../../../../../tr/sirket-bilgileri/ozet/2112-eregli-tekstil-turizm-sanayi-ve-ticaret-a-s" xlink:type="simple">EREĞLİ TEKSTİL TURİZM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41-aksis-uluslararasi-bagimsiz-denetim-a-s" xlink:type="simple">AKSİS ULUSLARARASI BAĞIMSIZ DENETİM A.Ş.</text:a> </text:p>
          </table:table-cell>
          <table:table-cell table:number-columns-repeated="5"/>
          <table:table-cell table:formula="of:=COM.MICROSOFT.CONCAT([.A246];&quot;.IS&quot;)" office:value-type="string" office:string-value="ERGLI .IS" calcext:value-type="string">
            <text:p>ERGLI .IS</text:p>
          </table:table-cell>
          <table:table-cell office:value-type="string" calcext:value-type="string">
            <text:p>ERGLI .IS</text:p>
          </table:table-cell>
          <table:table-cell table:formula="of:=SUBSTITUTE([.K246];&quot; &quot;;&quot;&quot;)" office:value-type="string" office:string-value="ERGLI.IS" calcext:value-type="string">
            <text:p>ERGLI.IS</text:p>
          </table:table-cell>
          <table:table-cell table:formula="of:= &quot;&quot;&quot;&quot; &amp; [.L246] &amp; &quot;&quot;&quot;&quot;&amp;&quot;,&quot;" office:value-type="string" office:string-value="&quot;ERGLI.IS&quot;," calcext:value-type="string">
            <text:p>"ERGL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42-ersan-alisveris-hizmetleri-ve-gida-sanayi-ticaret-a-s" xlink:type="simple">KIMMR</text:a> </text:p>
          </table:table-cell>
          <table:table-cell office:value-type="string" calcext:value-type="string">
            <text:p><text:a xlink:href="../../../../../tr/sirket-bilgileri/ozet/5342-ersan-alisveris-hizmetleri-ve-gida-sanayi-ticaret-a-s" xlink:type="simple">ERSAN ALIŞVERİŞ HİZMETLERİ VE GIDA SANAYİ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812-bogazici-bagimsiz-denetim-ve-yeminli-mali-musavirlik-a-s" xlink:type="simple">BOĞAZİÇİ BAĞIMSIZ DENETİM VE YEMİNLİ MALİ MÜŞAVİRLİK A.Ş.</text:a> </text:p>
          </table:table-cell>
          <table:table-cell table:number-columns-repeated="5"/>
          <table:table-cell table:formula="of:=COM.MICROSOFT.CONCAT([.A247];&quot;.IS&quot;)" office:value-type="string" office:string-value="KIMMR .IS" calcext:value-type="string">
            <text:p>KIMMR .IS</text:p>
          </table:table-cell>
          <table:table-cell office:value-type="string" calcext:value-type="string">
            <text:p>KIMMR .IS</text:p>
          </table:table-cell>
          <table:table-cell table:formula="of:=SUBSTITUTE([.K247];&quot; &quot;;&quot;&quot;)" office:value-type="string" office:string-value="KIMMR.IS" calcext:value-type="string">
            <text:p>KIMMR.IS</text:p>
          </table:table-cell>
          <table:table-cell table:formula="of:= &quot;&quot;&quot;&quot; &amp; [.L247] &amp; &quot;&quot;&quot;&quot;&amp;&quot;,&quot;" office:value-type="string" office:string-value="&quot;KIMMR.IS&quot;," calcext:value-type="string">
            <text:p>"KIMM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45-ersu-meyve-ve-gida-sanayi-a-s" xlink:type="simple">ERSU</text:a> </text:p>
          </table:table-cell>
          <table:table-cell office:value-type="string" calcext:value-type="string">
            <text:p><text:a xlink:href="../../../../../tr/sirket-bilgileri/ozet/945-ersu-meyve-ve-gida-sanayi-a-s" xlink:type="simple">ERSU MEYVE VE GIDA SANAY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4841-note-office-uluslararasi-bagimsiz-denetim-danismanlik-ve-yeminli-mali-musavirlik-a-s" xlink:type="simple">NOTE OFFİCE ULUSLARARASI BAĞIMSIZ DENETİM DANIŞMANLIK VE YEMİNLİ MALİ MÜŞAVİRLİK A.Ş.</text:a> </text:p>
          </table:table-cell>
          <table:table-cell table:number-columns-repeated="5"/>
          <table:table-cell table:formula="of:=COM.MICROSOFT.CONCAT([.A248];&quot;.IS&quot;)" office:value-type="string" office:string-value="ERSU .IS" calcext:value-type="string">
            <text:p>ERSU .IS</text:p>
          </table:table-cell>
          <table:table-cell office:value-type="string" calcext:value-type="string">
            <text:p>ERSU .IS</text:p>
          </table:table-cell>
          <table:table-cell table:formula="of:=SUBSTITUTE([.K248];&quot; &quot;;&quot;&quot;)" office:value-type="string" office:string-value="ERSU.IS" calcext:value-type="string">
            <text:p>ERSU.IS</text:p>
          </table:table-cell>
          <table:table-cell table:formula="of:= &quot;&quot;&quot;&quot; &amp; [.L248] &amp; &quot;&quot;&quot;&quot;&amp;&quot;,&quot;" office:value-type="string" office:string-value="&quot;ERSU.IS&quot;," calcext:value-type="string">
            <text:p>"ERSU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27-escar-filo-kiralama-hizmetleri-a-s" xlink:type="simple">ESCAR</text:a> </text:p>
          </table:table-cell>
          <table:table-cell office:value-type="string" calcext:value-type="string">
            <text:p><text:a xlink:href="../../../../../tr/sirket-bilgileri/ozet/5327-escar-filo-kiralama-hizmetleri-a-s" xlink:type="simple">ESCAR FİLO KİRALAMA HİZMET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49];&quot;.IS&quot;)" office:value-type="string" office:string-value="ESCAR .IS" calcext:value-type="string">
            <text:p>ESCAR .IS</text:p>
          </table:table-cell>
          <table:table-cell office:value-type="string" calcext:value-type="string">
            <text:p>ESCAR .IS</text:p>
          </table:table-cell>
          <table:table-cell table:formula="of:=SUBSTITUTE([.K249];&quot; &quot;;&quot;&quot;)" office:value-type="string" office:string-value="ESCAR.IS" calcext:value-type="string">
            <text:p>ESCAR.IS</text:p>
          </table:table-cell>
          <table:table-cell table:formula="of:= &quot;&quot;&quot;&quot; &amp; [.L249] &amp; &quot;&quot;&quot;&quot;&amp;&quot;,&quot;" office:value-type="string" office:string-value="&quot;ESCAR.IS&quot;," calcext:value-type="string">
            <text:p>"ESCA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46-escort-teknoloji-yatirim-a-s" xlink:type="simple">ESCOM</text:a> </text:p>
          </table:table-cell>
          <table:table-cell office:value-type="string" calcext:value-type="string">
            <text:p><text:a xlink:href="../../../../../tr/sirket-bilgileri/ozet/946-escort-teknoloji-yatirim-a-s" xlink:type="simple">ESCORT TEKNOLOJİ YATIRI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250];&quot;.IS&quot;)" office:value-type="string" office:string-value="ESCOM .IS" calcext:value-type="string">
            <text:p>ESCOM .IS</text:p>
          </table:table-cell>
          <table:table-cell office:value-type="string" calcext:value-type="string">
            <text:p>ESCOM .IS</text:p>
          </table:table-cell>
          <table:table-cell table:formula="of:=SUBSTITUTE([.K250];&quot; &quot;;&quot;&quot;)" office:value-type="string" office:string-value="ESCOM.IS" calcext:value-type="string">
            <text:p>ESCOM.IS</text:p>
          </table:table-cell>
          <table:table-cell table:formula="of:= &quot;&quot;&quot;&quot; &amp; [.L250] &amp; &quot;&quot;&quot;&quot;&amp;&quot;,&quot;" office:value-type="string" office:string-value="&quot;ESCOM.IS&quot;," calcext:value-type="string">
            <text:p>"ESCO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190-esenboga-elektrik-uretim-a-s" xlink:type="simple">ESEN</text:a> </text:p>
          </table:table-cell>
          <table:table-cell office:value-type="string" calcext:value-type="string">
            <text:p><text:a xlink:href="../../../../../tr/sirket-bilgileri/ozet/5190-esenboga-elektrik-uretim-a-s" xlink:type="simple">ESENBOĞA ELEKTRİK ÜRETİM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251];&quot;.IS&quot;)" office:value-type="string" office:string-value="ESEN .IS" calcext:value-type="string">
            <text:p>ESEN .IS</text:p>
          </table:table-cell>
          <table:table-cell office:value-type="string" calcext:value-type="string">
            <text:p>ESEN .IS</text:p>
          </table:table-cell>
          <table:table-cell table:formula="of:=SUBSTITUTE([.K251];&quot; &quot;;&quot;&quot;)" office:value-type="string" office:string-value="ESEN.IS" calcext:value-type="string">
            <text:p>ESEN.IS</text:p>
          </table:table-cell>
          <table:table-cell table:formula="of:= &quot;&quot;&quot;&quot; &amp; [.L251] &amp; &quot;&quot;&quot;&quot;&amp;&quot;,&quot;" office:value-type="string" office:string-value="&quot;ESEN.IS&quot;," calcext:value-type="string">
            <text:p>"ES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25-etiler-gida-ve-ticari-yatirimlar-sanayi-ve-ticaret-a-s" xlink:type="simple">ETILR</text:a> </text:p>
          </table:table-cell>
          <table:table-cell office:value-type="string" calcext:value-type="string">
            <text:p><text:a xlink:href="../../../../../tr/sirket-bilgileri/ozet/1625-etiler-gida-ve-ticari-yatirimlar-sanayi-ve-ticaret-a-s" xlink:type="simple">ETİLER GIDA VE TİCARİ YATIRIMLAR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39-vezin-bagimsiz-denetim-a-s" xlink:type="simple">VEZİN BAĞIMSIZ DENETİM A.Ş.</text:a> </text:p>
          </table:table-cell>
          <table:table-cell table:number-columns-repeated="5"/>
          <table:table-cell table:formula="of:=COM.MICROSOFT.CONCAT([.A252];&quot;.IS&quot;)" office:value-type="string" office:string-value="ETILR .IS" calcext:value-type="string">
            <text:p>ETILR .IS</text:p>
          </table:table-cell>
          <table:table-cell office:value-type="string" calcext:value-type="string">
            <text:p>ETILR .IS</text:p>
          </table:table-cell>
          <table:table-cell table:formula="of:=SUBSTITUTE([.K252];&quot; &quot;;&quot;&quot;)" office:value-type="string" office:string-value="ETILR.IS" calcext:value-type="string">
            <text:p>ETILR.IS</text:p>
          </table:table-cell>
          <table:table-cell table:formula="of:= &quot;&quot;&quot;&quot; &amp; [.L252] &amp; &quot;&quot;&quot;&quot;&amp;&quot;,&quot;" office:value-type="string" office:string-value="&quot;ETILR.IS&quot;," calcext:value-type="string">
            <text:p>"ETIL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57-euro-kapital-yatirim-ortakligi-a-s" xlink:type="simple">EUKYO</text:a> </text:p>
          </table:table-cell>
          <table:table-cell office:value-type="string" calcext:value-type="string">
            <text:p><text:a xlink:href="../../../../../tr/sirket-bilgileri/ozet/1557-euro-kapital-yatirim-ortakligi-a-s" xlink:type="simple">EURO KAPİTAL YATIRIM ORTAKLIĞI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10-guncel-bagimsiz-denetim-danismanlik-a-s" xlink:type="simple">GÜNCEL BAĞIMSIZ DENETİM DANIŞMANLIK A.Ş.</text:a> </text:p>
          </table:table-cell>
          <table:table-cell table:number-columns-repeated="5"/>
          <table:table-cell table:formula="of:=COM.MICROSOFT.CONCAT([.A253];&quot;.IS&quot;)" office:value-type="string" office:string-value="EUKYO .IS" calcext:value-type="string">
            <text:p>EUKYO .IS</text:p>
          </table:table-cell>
          <table:table-cell office:value-type="string" calcext:value-type="string">
            <text:p>EUKYO .IS</text:p>
          </table:table-cell>
          <table:table-cell table:formula="of:=SUBSTITUTE([.K253];&quot; &quot;;&quot;&quot;)" office:value-type="string" office:string-value="EUKYO.IS" calcext:value-type="string">
            <text:p>EUKYO.IS</text:p>
          </table:table-cell>
          <table:table-cell table:formula="of:= &quot;&quot;&quot;&quot; &amp; [.L253] &amp; &quot;&quot;&quot;&quot;&amp;&quot;,&quot;" office:value-type="string" office:string-value="&quot;EUKYO.IS&quot;," calcext:value-type="string">
            <text:p>"EUK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27-euro-menkul-kiymet-yatirim-ortakligi-a-s" xlink:type="simple">EUYO</text:a> </text:p>
          </table:table-cell>
          <table:table-cell office:value-type="string" calcext:value-type="string">
            <text:p><text:a xlink:href="../../../../../tr/sirket-bilgileri/ozet/1427-euro-menkul-kiymet-yatirim-ortakligi-a-s" xlink:type="simple">EURO MENKUL KIYMET YATIRIM ORTAKLIĞI A.Ş.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../../../../../tr/sirket-bilgileri/ozet/210-guncel-bagimsiz-denetim-danismanlik-a-s" xlink:type="simple">GÜNCEL BAĞIMSIZ DENETİM DANIŞMANLIK A.Ş.</text:a> </text:p>
          </table:table-cell>
          <table:table-cell table:number-columns-repeated="5"/>
          <table:table-cell table:formula="of:=COM.MICROSOFT.CONCAT([.A254];&quot;.IS&quot;)" office:value-type="string" office:string-value="EUYO .IS" calcext:value-type="string">
            <text:p>EUYO .IS</text:p>
          </table:table-cell>
          <table:table-cell office:value-type="string" calcext:value-type="string">
            <text:p>EUYO .IS</text:p>
          </table:table-cell>
          <table:table-cell table:formula="of:=SUBSTITUTE([.K254];&quot; &quot;;&quot;&quot;)" office:value-type="string" office:string-value="EUYO.IS" calcext:value-type="string">
            <text:p>EUYO.IS</text:p>
          </table:table-cell>
          <table:table-cell table:formula="of:= &quot;&quot;&quot;&quot; &amp; [.L254] &amp; &quot;&quot;&quot;&quot;&amp;&quot;,&quot;" office:value-type="string" office:string-value="&quot;EUYO.IS&quot;," calcext:value-type="string">
            <text:p>"EU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71-euro-trend-yatirim-ortakligi-a-s" xlink:type="simple">ETYAT</text:a> </text:p>
          </table:table-cell>
          <table:table-cell office:value-type="string" calcext:value-type="string">
            <text:p><text:a xlink:href="../../../../../tr/sirket-bilgileri/ozet/1471-euro-trend-yatirim-ortakligi-a-s" xlink:type="simple">EURO TREND YATIRIM ORTAKLIĞI A.Ş.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../../../../../tr/sirket-bilgileri/ozet/210-guncel-bagimsiz-denetim-danismanlik-a-s" xlink:type="simple">GÜNCEL BAĞIMSIZ DENETİM DANIŞMANLIK A.Ş.</text:a> </text:p>
          </table:table-cell>
          <table:table-cell table:number-columns-repeated="5"/>
          <table:table-cell table:formula="of:=COM.MICROSOFT.CONCAT([.A255];&quot;.IS&quot;)" office:value-type="string" office:string-value="ETYAT .IS" calcext:value-type="string">
            <text:p>ETYAT .IS</text:p>
          </table:table-cell>
          <table:table-cell office:value-type="string" calcext:value-type="string">
            <text:p>ETYAT .IS</text:p>
          </table:table-cell>
          <table:table-cell table:formula="of:=SUBSTITUTE([.K255];&quot; &quot;;&quot;&quot;)" office:value-type="string" office:string-value="ETYAT.IS" calcext:value-type="string">
            <text:p>ETYAT.IS</text:p>
          </table:table-cell>
          <table:table-cell table:formula="of:= &quot;&quot;&quot;&quot; &amp; [.L255] &amp; &quot;&quot;&quot;&quot;&amp;&quot;,&quot;" office:value-type="string" office:string-value="&quot;ETYAT.IS&quot;," calcext:value-type="string">
            <text:p>"ETYA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08-euro-yatirim-holding-a-s" xlink:type="simple">EUHOL</text:a> </text:p>
          </table:table-cell>
          <table:table-cell office:value-type="string" calcext:value-type="string">
            <text:p><text:a xlink:href="../../../../../tr/sirket-bilgileri/ozet/1508-euro-yatirim-holding-a-s" xlink:type="simple">EURO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2-aac-bagimsiz-denetim-ve-danismanlik-a-s" xlink:type="simple">AAC BAĞIMSIZ DENETİM VE DANIŞMANLIK A.Ş.</text:a> </text:p>
          </table:table-cell>
          <table:table-cell table:number-columns-repeated="5"/>
          <table:table-cell table:formula="of:=COM.MICROSOFT.CONCAT([.A256];&quot;.IS&quot;)" office:value-type="string" office:string-value="EUHOL .IS" calcext:value-type="string">
            <text:p>EUHOL .IS</text:p>
          </table:table-cell>
          <table:table-cell office:value-type="string" calcext:value-type="string">
            <text:p>EUHOL .IS</text:p>
          </table:table-cell>
          <table:table-cell table:formula="of:=SUBSTITUTE([.K256];&quot; &quot;;&quot;&quot;)" office:value-type="string" office:string-value="EUHOL.IS" calcext:value-type="string">
            <text:p>EUHOL.IS</text:p>
          </table:table-cell>
          <table:table-cell table:formula="of:= &quot;&quot;&quot;&quot; &amp; [.L256] &amp; &quot;&quot;&quot;&quot;&amp;&quot;,&quot;" office:value-type="string" office:string-value="&quot;EUHOL.IS&quot;," calcext:value-type="string">
            <text:p>"EUH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838-europap-tezol-kagit-sanayi-ve-ticaret-a-s" xlink:type="simple">TEZOL</text:a> </text:p>
          </table:table-cell>
          <table:table-cell office:value-type="string" calcext:value-type="string">
            <text:p><text:a xlink:href="../../../../../tr/sirket-bilgileri/ozet/4838-europap-tezol-kagit-sanayi-ve-ticaret-a-s" xlink:type="simple">EUROPAP TEZOL KAĞIT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57];&quot;.IS&quot;)" office:value-type="string" office:string-value="TEZOL .IS" calcext:value-type="string">
            <text:p>TEZOL .IS</text:p>
          </table:table-cell>
          <table:table-cell office:value-type="string" calcext:value-type="string">
            <text:p>TEZOL .IS</text:p>
          </table:table-cell>
          <table:table-cell table:formula="of:=SUBSTITUTE([.K257];&quot; &quot;;&quot;&quot;)" office:value-type="string" office:string-value="TEZOL.IS" calcext:value-type="string">
            <text:p>TEZOL.IS</text:p>
          </table:table-cell>
          <table:table-cell table:formula="of:= &quot;&quot;&quot;&quot; &amp; [.L257] &amp; &quot;&quot;&quot;&quot;&amp;&quot;,&quot;" office:value-type="string" office:string-value="&quot;TEZOL.IS&quot;," calcext:value-type="string">
            <text:p>"TEZ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612-europen-endustri-insaat-sanayi-ve-ticaret-a-s" xlink:type="simple">EUREN</text:a> </text:p>
          </table:table-cell>
          <table:table-cell office:value-type="string" calcext:value-type="string">
            <text:p><text:a xlink:href="../../../../../tr/sirket-bilgileri/ozet/5612-europen-endustri-insaat-sanayi-ve-ticaret-a-s" xlink:type="simple">EUROPEN ENDÜSTRİ İNŞAAT SANAYİ VE TİCARET A.Ş.</text:a> </text:p>
          </table:table-cell>
          <table:table-cell office:value-type="string" calcext:value-type="string">
            <text:p>ESKİŞEHİR</text:p>
          </table:table-cell>
          <table:table-cell office:value-type="string" calcext:value-type="string">
            <text:p><text:a xlink:href="../../../../../tr/sirket-bilgileri/ozet/203-c-c-bagimsiz-denetim-ve-yonetim-danismanligi-a-s" xlink:type="simple">C&amp;Ç BAĞIMSIZ DENETİM VE YÖNETİM DANIŞMANLIĞI A.Ş.</text:a> </text:p>
          </table:table-cell>
          <table:table-cell table:number-columns-repeated="5"/>
          <table:table-cell table:formula="of:=COM.MICROSOFT.CONCAT([.A258];&quot;.IS&quot;)" office:value-type="string" office:string-value="EUREN .IS" calcext:value-type="string">
            <text:p>EUREN .IS</text:p>
          </table:table-cell>
          <table:table-cell office:value-type="string" calcext:value-type="string">
            <text:p>EUREN .IS</text:p>
          </table:table-cell>
          <table:table-cell table:formula="of:=SUBSTITUTE([.K258];&quot; &quot;;&quot;&quot;)" office:value-type="string" office:string-value="EUREN.IS" calcext:value-type="string">
            <text:p>EUREN.IS</text:p>
          </table:table-cell>
          <table:table-cell table:formula="of:= &quot;&quot;&quot;&quot; &amp; [.L258] &amp; &quot;&quot;&quot;&quot;&amp;&quot;,&quot;" office:value-type="string" office:string-value="&quot;EUREN.IS&quot;," calcext:value-type="string">
            <text:p>"EUR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10-europower-enerji-ve-otomasyon-teknolojileri-sanayi-ticaret-a-s" xlink:type="simple">EUPWR</text:a> </text:p>
          </table:table-cell>
          <table:table-cell office:value-type="string" calcext:value-type="string">
            <text:p><text:a xlink:href="../../../../../tr/sirket-bilgileri/ozet/5810-europower-enerji-ve-otomasyon-teknolojileri-sanayi-ticaret-a-s" xlink:type="simple">EUROPOWER ENERJİ VE OTOMASYON TEKNOLOJİLERİ SANAYİ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259];&quot;.IS&quot;)" office:value-type="string" office:string-value="EUPWR .IS" calcext:value-type="string">
            <text:p>EUPWR .IS</text:p>
          </table:table-cell>
          <table:table-cell office:value-type="string" calcext:value-type="string">
            <text:p>EUPWR .IS</text:p>
          </table:table-cell>
          <table:table-cell table:formula="of:=SUBSTITUTE([.K259];&quot; &quot;;&quot;&quot;)" office:value-type="string" office:string-value="EUPWR.IS" calcext:value-type="string">
            <text:p>EUPWR.IS</text:p>
          </table:table-cell>
          <table:table-cell table:formula="of:= &quot;&quot;&quot;&quot; &amp; [.L259] &amp; &quot;&quot;&quot;&quot;&amp;&quot;,&quot;" office:value-type="string" office:string-value="&quot;EUPWR.IS&quot;," calcext:value-type="string">
            <text:p>"EUPWR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5711-eyg-gayrimenkul-yatirim-ortakligi-a-s" xlink:type="simple">EYGYO</text:a> </text:p>
          </table:table-cell>
          <table:table-cell table:style-name="ce6" office:value-type="string" calcext:value-type="string">
            <text:p><text:a xlink:href="../../../../../tr/sirket-bilgileri/ozet/5711-eyg-gayrimenkul-yatirim-ortakligi-a-s" xlink:type="simple">EYG GAYRİMENKUL YATIRIM ORTAKLIĞI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260];&quot;.IS&quot;)" office:value-type="string" office:string-value="EYGYO .IS" calcext:value-type="string">
            <text:p>EYGYO .IS</text:p>
          </table:table-cell>
          <table:table-cell office:value-type="string" calcext:value-type="string">
            <text:p>EYGYO .IS</text:p>
          </table:table-cell>
          <table:table-cell table:formula="of:=SUBSTITUTE([.K260];&quot; &quot;;&quot;&quot;)" office:value-type="string" office:string-value="EYGYO.IS" calcext:value-type="string">
            <text:p>EYGYO.IS</text:p>
          </table:table-cell>
          <table:table-cell table:formula="of:= &quot;&quot;&quot;&quot; &amp; [.L260] &amp; &quot;&quot;&quot;&quot;&amp;&quot;,&quot;" office:value-type="string" office:string-value="&quot;EYGYO.IS&quot;," calcext:value-type="string">
            <text:p>"EYGYO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261];&quot;.IS&quot;)" office:value-type="string" office:string-value=".IS" calcext:value-type="string">
            <text:p>.IS</text:p>
          </table:table-cell>
          <table:table-cell/>
          <table:table-cell table:formula="of:=SUBSTITUTE([.K261];&quot; &quot;;&quot;&quot;)">
            <text:p/>
          </table:table-cell>
          <table:table-cell table:formula="of:= &quot;&quot;&quot;&quot; &amp; [.L261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Default" table:number-columns-repeated="3"/>
          <table:table-cell table:number-columns-repeated="5"/>
          <table:table-cell table:formula="of:=COM.MICROSOFT.CONCAT([.A262];&quot;.IS&quot;)" office:value-type="string" office:string-value="F.IS" calcext:value-type="string">
            <text:p>F.IS</text:p>
          </table:table-cell>
          <table:table-cell/>
          <table:table-cell table:formula="of:=SUBSTITUTE([.K262];&quot; &quot;;&quot;&quot;)">
            <text:p/>
          </table:table-cell>
          <table:table-cell table:formula="of:= &quot;&quot;&quot;&quot; &amp; [.L262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263];&quot;.IS&quot;)" office:value-type="string" office:string-value=".IS" calcext:value-type="string">
            <text:p>.IS</text:p>
          </table:table-cell>
          <table:table-cell/>
          <table:table-cell table:formula="of:=SUBSTITUTE([.K263];&quot; &quot;;&quot;&quot;)">
            <text:p/>
          </table:table-cell>
          <table:table-cell table:formula="of:= &quot;&quot;&quot;&quot; &amp; [.L263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264];&quot;.IS&quot;)" office:value-type="string" office:string-value="Kod.IS" calcext:value-type="string">
            <text:p>Kod.IS</text:p>
          </table:table-cell>
          <table:table-cell/>
          <table:table-cell table:formula="of:=SUBSTITUTE([.K264];&quot; &quot;;&quot;&quot;)">
            <text:p/>
          </table:table-cell>
          <table:table-cell table:formula="of:= &quot;&quot;&quot;&quot; &amp; [.L26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021-fade-gida-yatirim-sanayi-ticaret-a-s" xlink:type="simple">FADE</text:a> </text:p>
          </table:table-cell>
          <table:table-cell office:value-type="string" calcext:value-type="string">
            <text:p><text:a xlink:href="../../../../../tr/sirket-bilgileri/ozet/5021-fade-gida-yatirim-sanayi-ticaret-a-s" xlink:type="simple">FADE GIDA YATIRIM SANAYİ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87-arti-deger-uluslararasi-bagimsiz-denetim-ve-ymm-a-s" xlink:type="simple">ARTI DEĞER ULUSLARARASI BAĞIMSIZ DENETİM VE YMM A.Ş.</text:a> </text:p>
          </table:table-cell>
          <table:table-cell table:number-columns-repeated="5"/>
          <table:table-cell table:formula="of:=COM.MICROSOFT.CONCAT([.A265];&quot;.IS&quot;)" office:value-type="string" office:string-value="FADE .IS" calcext:value-type="string">
            <text:p>FADE .IS</text:p>
          </table:table-cell>
          <table:table-cell office:value-type="string" calcext:value-type="string">
            <text:p>FADE .IS</text:p>
          </table:table-cell>
          <table:table-cell table:formula="of:=SUBSTITUTE([.K265];&quot; &quot;;&quot;&quot;)" office:value-type="string" office:string-value="FADE.IS" calcext:value-type="string">
            <text:p>FADE.IS</text:p>
          </table:table-cell>
          <table:table-cell table:formula="of:= &quot;&quot;&quot;&quot; &amp; [.L265] &amp; &quot;&quot;&quot;&quot;&amp;&quot;,&quot;" office:value-type="string" office:string-value="&quot;FADE.IS&quot;," calcext:value-type="string">
            <text:p>"FAD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51-federal-mogul-izmit-piston-ve-pim-uretim-tesisleri-a-s" xlink:type="simple">FMIZP</text:a> </text:p>
          </table:table-cell>
          <table:table-cell office:value-type="string" calcext:value-type="string">
            <text:p><text:a xlink:href="../../../../../tr/sirket-bilgileri/ozet/951-federal-mogul-izmit-piston-ve-pim-uretim-tesisleri-a-s" xlink:type="simple">FEDERAL MOGUL İZMİT PİSTON VE PİM ÜRETİM TESİSLERİ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266];&quot;.IS&quot;)" office:value-type="string" office:string-value="FMIZP .IS" calcext:value-type="string">
            <text:p>FMIZP .IS</text:p>
          </table:table-cell>
          <table:table-cell office:value-type="string" calcext:value-type="string">
            <text:p>FMIZP .IS</text:p>
          </table:table-cell>
          <table:table-cell table:formula="of:=SUBSTITUTE([.K266];&quot; &quot;;&quot;&quot;)" office:value-type="string" office:string-value="FMIZP.IS" calcext:value-type="string">
            <text:p>FMIZP.IS</text:p>
          </table:table-cell>
          <table:table-cell table:formula="of:= &quot;&quot;&quot;&quot; &amp; [.L266] &amp; &quot;&quot;&quot;&quot;&amp;&quot;,&quot;" office:value-type="string" office:string-value="&quot;FMIZP.IS&quot;," calcext:value-type="string">
            <text:p>"FMIZP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83-fenerbahce-futbol-a-s" xlink:type="simple">FENER</text:a> </text:p>
          </table:table-cell>
          <table:table-cell office:value-type="string" calcext:value-type="string">
            <text:p><text:a xlink:href="../../../../../tr/sirket-bilgileri/ozet/1383-fenerbahce-futbol-a-s" xlink:type="simple">FENERBAHÇE FUTBOL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267];&quot;.IS&quot;)" office:value-type="string" office:string-value="FENER .IS" calcext:value-type="string">
            <text:p>FENER .IS</text:p>
          </table:table-cell>
          <table:table-cell office:value-type="string" calcext:value-type="string">
            <text:p>FENER .IS</text:p>
          </table:table-cell>
          <table:table-cell table:formula="of:=SUBSTITUTE([.K267];&quot; &quot;;&quot;&quot;)" office:value-type="string" office:string-value="FENER.IS" calcext:value-type="string">
            <text:p>FENER.IS</text:p>
          </table:table-cell>
          <table:table-cell table:formula="of:= &quot;&quot;&quot;&quot; &amp; [.L267] &amp; &quot;&quot;&quot;&quot;&amp;&quot;,&quot;" office:value-type="string" office:string-value="&quot;FENER.IS&quot;," calcext:value-type="string">
            <text:p>"FENE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67-fibabanka-a-s" xlink:type="simple">FBB, FBBNK</text:a> </text:p>
          </table:table-cell>
          <table:table-cell office:value-type="string" calcext:value-type="string">
            <text:p><text:a xlink:href="../../../../../tr/sirket-bilgileri/ozet/2067-fibabanka-a-s" xlink:type="simple">FİBABANK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268];&quot;.IS&quot;)" office:value-type="string" office:string-value="FBB, FBBNK .IS" calcext:value-type="string">
            <text:p>FBB, FBBNK .IS</text:p>
          </table:table-cell>
          <table:table-cell office:value-type="string" calcext:value-type="string">
            <text:p>FBBNK .IS</text:p>
          </table:table-cell>
          <table:table-cell table:formula="of:=SUBSTITUTE([.K268];&quot; &quot;;&quot;&quot;)" office:value-type="string" office:string-value="FBBNK.IS" calcext:value-type="string">
            <text:p>FBBNK.IS</text:p>
          </table:table-cell>
          <table:table-cell table:formula="of:= &quot;&quot;&quot;&quot; &amp; [.L268] &amp; &quot;&quot;&quot;&quot;&amp;&quot;,&quot;" office:value-type="string" office:string-value="&quot;FBBNK.IS&quot;," calcext:value-type="string">
            <text:p>"FBBN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17-flap-kongre-toplanti-hizmetleri-otomotiv-ve-turizm-a-s" xlink:type="simple">FLAP</text:a> </text:p>
          </table:table-cell>
          <table:table-cell office:value-type="string" calcext:value-type="string">
            <text:p><text:a xlink:href="../../../../../tr/sirket-bilgileri/ozet/1617-flap-kongre-toplanti-hizmetleri-otomotiv-ve-turizm-a-s" xlink:type="simple">FLAP KONGRE TOPLANTI HİZMETLERİ OTOMOTİV VE TURİZM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269];&quot;.IS&quot;)" office:value-type="string" office:string-value="FLAP .IS" calcext:value-type="string">
            <text:p>FLAP .IS</text:p>
          </table:table-cell>
          <table:table-cell office:value-type="string" calcext:value-type="string">
            <text:p>FLAP .IS</text:p>
          </table:table-cell>
          <table:table-cell table:formula="of:=SUBSTITUTE([.K269];&quot; &quot;;&quot;&quot;)" office:value-type="string" office:string-value="FLAP.IS" calcext:value-type="string">
            <text:p>FLAP.IS</text:p>
          </table:table-cell>
          <table:table-cell table:formula="of:= &quot;&quot;&quot;&quot; &amp; [.L269] &amp; &quot;&quot;&quot;&quot;&amp;&quot;,&quot;" office:value-type="string" office:string-value="&quot;FLAP.IS&quot;," calcext:value-type="string">
            <text:p>"FLAP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412-fonet-bilgi-teknolojileri-a-s" xlink:type="simple">FONET</text:a> </text:p>
          </table:table-cell>
          <table:table-cell office:value-type="string" calcext:value-type="string">
            <text:p><text:a xlink:href="../../../../../tr/sirket-bilgileri/ozet/4412-fonet-bilgi-teknolojileri-a-s" xlink:type="simple">FONET BİLGİ TEKNOLOJİLER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270];&quot;.IS&quot;)" office:value-type="string" office:string-value="FONET .IS" calcext:value-type="string">
            <text:p>FONET .IS</text:p>
          </table:table-cell>
          <table:table-cell office:value-type="string" calcext:value-type="string">
            <text:p>FONET .IS</text:p>
          </table:table-cell>
          <table:table-cell table:formula="of:=SUBSTITUTE([.K270];&quot; &quot;;&quot;&quot;)" office:value-type="string" office:string-value="FONET.IS" calcext:value-type="string">
            <text:p>FONET.IS</text:p>
          </table:table-cell>
          <table:table-cell table:formula="of:= &quot;&quot;&quot;&quot; &amp; [.L270] &amp; &quot;&quot;&quot;&quot;&amp;&quot;,&quot;" office:value-type="string" office:string-value="&quot;FONET.IS&quot;," calcext:value-type="string">
            <text:p>"FONE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56-ford-otomotiv-sanayi-a-s" xlink:type="simple">FROTO</text:a> </text:p>
          </table:table-cell>
          <table:table-cell office:value-type="string" calcext:value-type="string">
            <text:p><text:a xlink:href="../../../../../tr/sirket-bilgileri/ozet/956-ford-otomotiv-sanayi-a-s" xlink:type="simple">FORD OTOMOTİV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271];&quot;.IS&quot;)" office:value-type="string" office:string-value="FROTO .IS" calcext:value-type="string">
            <text:p>FROTO .IS</text:p>
          </table:table-cell>
          <table:table-cell office:value-type="string" calcext:value-type="string">
            <text:p>FROTO .IS</text:p>
          </table:table-cell>
          <table:table-cell table:formula="of:=SUBSTITUTE([.K271];&quot; &quot;;&quot;&quot;)" office:value-type="string" office:string-value="FROTO.IS" calcext:value-type="string">
            <text:p>FROTO.IS</text:p>
          </table:table-cell>
          <table:table-cell table:formula="of:= &quot;&quot;&quot;&quot; &amp; [.L271] &amp; &quot;&quot;&quot;&quot;&amp;&quot;,&quot;" office:value-type="string" office:string-value="&quot;FROTO.IS&quot;," calcext:value-type="string">
            <text:p>"FROT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639-formet-metal-ve-cam-sanayi-a-s" xlink:type="simple">FORMT</text:a> </text:p>
          </table:table-cell>
          <table:table-cell office:value-type="string" calcext:value-type="string">
            <text:p><text:a xlink:href="../../../../../tr/sirket-bilgileri/ozet/4639-formet-metal-ve-cam-sanayi-a-s" xlink:type="simple">FORMET METAL VE CAM SANAYİ A.Ş.</text:a> </text:p>
          </table:table-cell>
          <table:table-cell office:value-type="string" calcext:value-type="string">
            <text:p>KAYSERİ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272];&quot;.IS&quot;)" office:value-type="string" office:string-value="FORMT .IS" calcext:value-type="string">
            <text:p>FORMT .IS</text:p>
          </table:table-cell>
          <table:table-cell office:value-type="string" calcext:value-type="string">
            <text:p>FORMT .IS</text:p>
          </table:table-cell>
          <table:table-cell table:formula="of:=SUBSTITUTE([.K272];&quot; &quot;;&quot;&quot;)" office:value-type="string" office:string-value="FORMT.IS" calcext:value-type="string">
            <text:p>FORMT.IS</text:p>
          </table:table-cell>
          <table:table-cell table:formula="of:= &quot;&quot;&quot;&quot; &amp; [.L272] &amp; &quot;&quot;&quot;&quot;&amp;&quot;,&quot;" office:value-type="string" office:string-value="&quot;FORMT.IS&quot;," calcext:value-type="string">
            <text:p>"FORM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98-forte-bilgi-iletisim-teknolojileri-ve-savunma-sanayi-a-s" xlink:type="simple">FORTE</text:a> </text:p>
          </table:table-cell>
          <table:table-cell office:value-type="string" calcext:value-type="string">
            <text:p><text:a xlink:href="../../../../../tr/sirket-bilgileri/ozet/5598-forte-bilgi-iletisim-teknolojileri-ve-savunma-sanayi-a-s" xlink:type="simple">FORTE BİLGİ İLETİŞİM TEKNOLOJİLERİ VE SAVUNMA SANAY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583-ram-bagimsiz-denetim-ve-danismanlik-a-s" xlink:type="simple">RAM BAĞIMSIZ DENETİM VE DANIŞMANLIK A.Ş.</text:a> </text:p>
          </table:table-cell>
          <table:table-cell table:number-columns-repeated="5"/>
          <table:table-cell table:formula="of:=COM.MICROSOFT.CONCAT([.A273];&quot;.IS&quot;)" office:value-type="string" office:string-value="FORTE .IS" calcext:value-type="string">
            <text:p>FORTE .IS</text:p>
          </table:table-cell>
          <table:table-cell office:value-type="string" calcext:value-type="string">
            <text:p>FORTE .IS</text:p>
          </table:table-cell>
          <table:table-cell table:formula="of:=SUBSTITUTE([.K273];&quot; &quot;;&quot;&quot;)" office:value-type="string" office:string-value="FORTE.IS" calcext:value-type="string">
            <text:p>FORTE.IS</text:p>
          </table:table-cell>
          <table:table-cell table:formula="of:= &quot;&quot;&quot;&quot; &amp; [.L273] &amp; &quot;&quot;&quot;&quot;&amp;&quot;,&quot;" office:value-type="string" office:string-value="&quot;FORTE.IS&quot;," calcext:value-type="string">
            <text:p>"FORT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57-frigo-pak-gida-maddeleri-sanayi-ve-ticaret-a-s" xlink:type="simple">FRIGO</text:a> </text:p>
          </table:table-cell>
          <table:table-cell office:value-type="string" calcext:value-type="string">
            <text:p><text:a xlink:href="../../../../../tr/sirket-bilgileri/ozet/957-frigo-pak-gida-maddeleri-sanayi-ve-ticaret-a-s" xlink:type="simple">FRİGO-PAK GIDA MADDELERİ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42-cozum-unluer-bagimsiz-denetim-ve-yeminli-mali-musavirlik-a-s" xlink:type="simple">ÇÖZÜM ÜNLÜER BAĞIMSIZ DENETİM VE YEMİNLİ MALİ MÜŞAVİRLİK A.Ş.</text:a> </text:p>
          </table:table-cell>
          <table:table-cell table:number-columns-repeated="5"/>
          <table:table-cell table:formula="of:=COM.MICROSOFT.CONCAT([.A274];&quot;.IS&quot;)" office:value-type="string" office:string-value="FRIGO .IS" calcext:value-type="string">
            <text:p>FRIGO .IS</text:p>
          </table:table-cell>
          <table:table-cell office:value-type="string" calcext:value-type="string">
            <text:p>FRIGO .IS</text:p>
          </table:table-cell>
          <table:table-cell table:formula="of:=SUBSTITUTE([.K274];&quot; &quot;;&quot;&quot;)" office:value-type="string" office:string-value="FRIGO.IS" calcext:value-type="string">
            <text:p>FRIGO.IS</text:p>
          </table:table-cell>
          <table:table-cell table:formula="of:= &quot;&quot;&quot;&quot; &amp; [.L274] &amp; &quot;&quot;&quot;&quot;&amp;&quot;,&quot;" office:value-type="string" office:string-value="&quot;FRIGO.IS&quot;," calcext:value-type="string">
            <text:p>"FRIGO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5840-fuzul-gayrimenkul-yatirim-ortakligi-a-s" xlink:type="simple">FZLGY</text:a> </text:p>
          </table:table-cell>
          <table:table-cell table:style-name="ce6" office:value-type="string" calcext:value-type="string">
            <text:p><text:a xlink:href="../../../../../tr/sirket-bilgileri/ozet/5840-fuzul-gayrimenkul-yatirim-ortakligi-a-s" xlink:type="simple">FUZUL GAYRİMENKUL YATIRIM ORTAKLIĞI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275];&quot;.IS&quot;)" office:value-type="string" office:string-value="FZLGY .IS" calcext:value-type="string">
            <text:p>FZLGY .IS</text:p>
          </table:table-cell>
          <table:table-cell office:value-type="string" calcext:value-type="string">
            <text:p>FZLGY .IS</text:p>
          </table:table-cell>
          <table:table-cell table:formula="of:=SUBSTITUTE([.K275];&quot; &quot;;&quot;&quot;)" office:value-type="string" office:string-value="FZLGY.IS" calcext:value-type="string">
            <text:p>FZLGY.IS</text:p>
          </table:table-cell>
          <table:table-cell table:formula="of:= &quot;&quot;&quot;&quot; &amp; [.L275] &amp; &quot;&quot;&quot;&quot;&amp;&quot;,&quot;" office:value-type="string" office:string-value="&quot;FZLGY.IS&quot;," calcext:value-type="string">
            <text:p>"FZLGY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276];&quot;.IS&quot;)" office:value-type="string" office:string-value=".IS" calcext:value-type="string">
            <text:p>.IS</text:p>
          </table:table-cell>
          <table:table-cell/>
          <table:table-cell table:formula="of:=SUBSTITUTE([.K276];&quot; &quot;;&quot;&quot;)">
            <text:p/>
          </table:table-cell>
          <table:table-cell table:formula="of:= &quot;&quot;&quot;&quot; &amp; [.L276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Default" table:number-columns-repeated="3"/>
          <table:table-cell table:number-columns-repeated="5"/>
          <table:table-cell table:formula="of:=COM.MICROSOFT.CONCAT([.A277];&quot;.IS&quot;)" office:value-type="string" office:string-value="G.IS" calcext:value-type="string">
            <text:p>G.IS</text:p>
          </table:table-cell>
          <table:table-cell/>
          <table:table-cell table:formula="of:=SUBSTITUTE([.K277];&quot; &quot;;&quot;&quot;)">
            <text:p/>
          </table:table-cell>
          <table:table-cell table:formula="of:= &quot;&quot;&quot;&quot; &amp; [.L277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278];&quot;.IS&quot;)" office:value-type="string" office:string-value=".IS" calcext:value-type="string">
            <text:p>.IS</text:p>
          </table:table-cell>
          <table:table-cell/>
          <table:table-cell table:formula="of:=SUBSTITUTE([.K278];&quot; &quot;;&quot;&quot;)">
            <text:p/>
          </table:table-cell>
          <table:table-cell table:formula="of:= &quot;&quot;&quot;&quot; &amp; [.L278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279];&quot;.IS&quot;)" office:value-type="string" office:string-value="Kod.IS" calcext:value-type="string">
            <text:p>Kod.IS</text:p>
          </table:table-cell>
          <table:table-cell/>
          <table:table-cell table:formula="of:=SUBSTITUTE([.K279];&quot; &quot;;&quot;&quot;)">
            <text:p/>
          </table:table-cell>
          <table:table-cell table:formula="of:= &quot;&quot;&quot;&quot; &amp; [.L279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969-galata-wind-enerji-a-s" xlink:type="simple">GWIND</text:a> </text:p>
          </table:table-cell>
          <table:table-cell office:value-type="string" calcext:value-type="string">
            <text:p><text:a xlink:href="../../../../../tr/sirket-bilgileri/ozet/4969-galata-wind-enerji-a-s" xlink:type="simple">GALATA WIND ENERJ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280];&quot;.IS&quot;)" office:value-type="string" office:string-value="GWIND .IS" calcext:value-type="string">
            <text:p>GWIND .IS</text:p>
          </table:table-cell>
          <table:table-cell office:value-type="string" calcext:value-type="string">
            <text:p>GWIND .IS</text:p>
          </table:table-cell>
          <table:table-cell table:formula="of:=SUBSTITUTE([.K280];&quot; &quot;;&quot;&quot;)" office:value-type="string" office:string-value="GWIND.IS" calcext:value-type="string">
            <text:p>GWIND.IS</text:p>
          </table:table-cell>
          <table:table-cell table:formula="of:= &quot;&quot;&quot;&quot; &amp; [.L280] &amp; &quot;&quot;&quot;&quot;&amp;&quot;,&quot;" office:value-type="string" office:string-value="&quot;GWIND.IS&quot;," calcext:value-type="string">
            <text:p>"GWIN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58-galatasaray-sportif-sinai-ve-ticari-yatirimlar-a-s" xlink:type="simple">GSRAY</text:a> </text:p>
          </table:table-cell>
          <table:table-cell office:value-type="string" calcext:value-type="string">
            <text:p><text:a xlink:href="../../../../../tr/sirket-bilgileri/ozet/958-galatasaray-sportif-sinai-ve-ticari-yatirimlar-a-s" xlink:type="simple">GALATASARAY SPORTİF SINAİ VE TİCARİ YATIRIMLA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281];&quot;.IS&quot;)" office:value-type="string" office:string-value="GSRAY .IS" calcext:value-type="string">
            <text:p>GSRAY .IS</text:p>
          </table:table-cell>
          <table:table-cell office:value-type="string" calcext:value-type="string">
            <text:p>GSRAY .IS</text:p>
          </table:table-cell>
          <table:table-cell table:formula="of:=SUBSTITUTE([.K281];&quot; &quot;;&quot;&quot;)" office:value-type="string" office:string-value="GSRAY.IS" calcext:value-type="string">
            <text:p>GSRAY.IS</text:p>
          </table:table-cell>
          <table:table-cell table:formula="of:= &quot;&quot;&quot;&quot; &amp; [.L281] &amp; &quot;&quot;&quot;&quot;&amp;&quot;,&quot;" office:value-type="string" office:string-value="&quot;GSRAY.IS&quot;," calcext:value-type="string">
            <text:p>"GSRA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49-gap-insaat-yatirim-ve-dis-ticaret-a-s" xlink:type="simple">GAPIN</text:a> </text:p>
          </table:table-cell>
          <table:table-cell office:value-type="string" calcext:value-type="string">
            <text:p><text:a xlink:href="../../../../../tr/sirket-bilgileri/ozet/5349-gap-insaat-yatirim-ve-dis-ticaret-a-s" xlink:type="simple">GAP İNŞAAT YATIRIM VE DIŞ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282];&quot;.IS&quot;)" office:value-type="string" office:string-value="GAPIN .IS" calcext:value-type="string">
            <text:p>GAPIN .IS</text:p>
          </table:table-cell>
          <table:table-cell office:value-type="string" calcext:value-type="string">
            <text:p>GAPIN .IS</text:p>
          </table:table-cell>
          <table:table-cell table:formula="of:=SUBSTITUTE([.K282];&quot; &quot;;&quot;&quot;)" office:value-type="string" office:string-value="GAPIN.IS" calcext:value-type="string">
            <text:p>GAPIN.IS</text:p>
          </table:table-cell>
          <table:table-cell table:formula="of:= &quot;&quot;&quot;&quot; &amp; [.L282] &amp; &quot;&quot;&quot;&quot;&amp;&quot;,&quot;" office:value-type="string" office:string-value="&quot;GAPIN.IS&quot;," calcext:value-type="string">
            <text:p>"GAPI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59-garanti-faktoring-a-s" xlink:type="simple">GARFA</text:a> </text:p>
          </table:table-cell>
          <table:table-cell office:value-type="string" calcext:value-type="string">
            <text:p><text:a xlink:href="../../../../../tr/sirket-bilgileri/ozet/959-garanti-faktoring-a-s" xlink:type="simple">GARANTİ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283];&quot;.IS&quot;)" office:value-type="string" office:string-value="GARFA .IS" calcext:value-type="string">
            <text:p>GARFA .IS</text:p>
          </table:table-cell>
          <table:table-cell office:value-type="string" calcext:value-type="string">
            <text:p>GARFA .IS</text:p>
          </table:table-cell>
          <table:table-cell table:formula="of:=SUBSTITUTE([.K283];&quot; &quot;;&quot;&quot;)" office:value-type="string" office:string-value="GARFA.IS" calcext:value-type="string">
            <text:p>GARFA.IS</text:p>
          </table:table-cell>
          <table:table-cell table:formula="of:= &quot;&quot;&quot;&quot; &amp; [.L283] &amp; &quot;&quot;&quot;&quot;&amp;&quot;,&quot;" office:value-type="string" office:string-value="&quot;GARFA.IS&quot;," calcext:value-type="string">
            <text:p>"GAR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13-garanti-filo-yonetim-hizmetleri-a-s" xlink:type="simple">GARFL</text:a> </text:p>
          </table:table-cell>
          <table:table-cell office:value-type="string" calcext:value-type="string">
            <text:p><text:a xlink:href="../../../../../tr/sirket-bilgileri/ozet/2113-garanti-filo-yonetim-hizmetleri-a-s" xlink:type="simple">GARANTİ FİLO YÖNETİM HİZMET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284];&quot;.IS&quot;)" office:value-type="string" office:string-value="GARFL .IS" calcext:value-type="string">
            <text:p>GARFL .IS</text:p>
          </table:table-cell>
          <table:table-cell office:value-type="string" calcext:value-type="string">
            <text:p>GARFL .IS</text:p>
          </table:table-cell>
          <table:table-cell table:formula="of:=SUBSTITUTE([.K284];&quot; &quot;;&quot;&quot;)" office:value-type="string" office:string-value="GARFL.IS" calcext:value-type="string">
            <text:p>GARFL.IS</text:p>
          </table:table-cell>
          <table:table-cell table:formula="of:= &quot;&quot;&quot;&quot; &amp; [.L284] &amp; &quot;&quot;&quot;&quot;&amp;&quot;,&quot;" office:value-type="string" office:string-value="&quot;GARFL.IS&quot;," calcext:value-type="string">
            <text:p>"GARF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61-garanti-yatirim-ortakligi-a-s" xlink:type="simple">GRNYO</text:a> </text:p>
          </table:table-cell>
          <table:table-cell office:value-type="string" calcext:value-type="string">
            <text:p><text:a xlink:href="../../../../../tr/sirket-bilgileri/ozet/961-garanti-yatirim-ortakligi-a-s" xlink:type="simple">GARANTİ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285];&quot;.IS&quot;)" office:value-type="string" office:string-value="GRNYO .IS" calcext:value-type="string">
            <text:p>GRNYO .IS</text:p>
          </table:table-cell>
          <table:table-cell office:value-type="string" calcext:value-type="string">
            <text:p>GRNYO .IS</text:p>
          </table:table-cell>
          <table:table-cell table:formula="of:=SUBSTITUTE([.K285];&quot; &quot;;&quot;&quot;)" office:value-type="string" office:string-value="GRNYO.IS" calcext:value-type="string">
            <text:p>GRNYO.IS</text:p>
          </table:table-cell>
          <table:table-cell table:formula="of:= &quot;&quot;&quot;&quot; &amp; [.L285] &amp; &quot;&quot;&quot;&quot;&amp;&quot;,&quot;" office:value-type="string" office:string-value="&quot;GRNYO.IS&quot;," calcext:value-type="string">
            <text:p>"GRN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17-gedik-yatirim-menkul-degerler-a-s" xlink:type="simple">GEDIK</text:a> </text:p>
          </table:table-cell>
          <table:table-cell office:value-type="string" calcext:value-type="string">
            <text:p><text:a xlink:href="../../../../../tr/sirket-bilgileri/ozet/1517-gedik-yatirim-menkul-degerler-a-s" xlink:type="simple">GEDİK YATIRIM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286];&quot;.IS&quot;)" office:value-type="string" office:string-value="GEDIK .IS" calcext:value-type="string">
            <text:p>GEDIK .IS</text:p>
          </table:table-cell>
          <table:table-cell office:value-type="string" calcext:value-type="string">
            <text:p>GEDIK .IS</text:p>
          </table:table-cell>
          <table:table-cell table:formula="of:=SUBSTITUTE([.K286];&quot; &quot;;&quot;&quot;)" office:value-type="string" office:string-value="GEDIK.IS" calcext:value-type="string">
            <text:p>GEDIK.IS</text:p>
          </table:table-cell>
          <table:table-cell table:formula="of:= &quot;&quot;&quot;&quot; &amp; [.L286] &amp; &quot;&quot;&quot;&quot;&amp;&quot;,&quot;" office:value-type="string" office:string-value="&quot;GEDIK.IS&quot;," calcext:value-type="string">
            <text:p>"GEDI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209-gediz-ambalaj-sanayi-ve-ticaret-a-s" xlink:type="simple">GEDZA</text:a> </text:p>
          </table:table-cell>
          <table:table-cell office:value-type="string" calcext:value-type="string">
            <text:p><text:a xlink:href="../../../../../tr/sirket-bilgileri/ozet/2209-gediz-ambalaj-sanayi-ve-ticaret-a-s" xlink:type="simple">GEDİZ AMBALAJ SANAYİ VE TİCARET A.Ş.</text:a> </text:p>
          </table:table-cell>
          <table:table-cell office:value-type="string" calcext:value-type="string">
            <text:p>KÜTAHYA</text:p>
          </table:table-cell>
          <table:table-cell office:value-type="string" calcext:value-type="string">
            <text:p><text:a xlink:href="../../../../../tr/sirket-bilgileri/ozet/154-yky-bagimsiz-denetim-ve-yeminli-mali-musavirlik-a-s" xlink:type="simple">YKY BAĞIMSIZ DENETİM VE YEMİNLİ MALİ MÜŞAVİRLİK A.Ş.</text:a> </text:p>
          </table:table-cell>
          <table:table-cell table:number-columns-repeated="5"/>
          <table:table-cell table:formula="of:=COM.MICROSOFT.CONCAT([.A287];&quot;.IS&quot;)" office:value-type="string" office:string-value="GEDZA .IS" calcext:value-type="string">
            <text:p>GEDZA .IS</text:p>
          </table:table-cell>
          <table:table-cell office:value-type="string" calcext:value-type="string">
            <text:p>GEDZA .IS</text:p>
          </table:table-cell>
          <table:table-cell table:formula="of:=SUBSTITUTE([.K287];&quot; &quot;;&quot;&quot;)" office:value-type="string" office:string-value="GEDZA.IS" calcext:value-type="string">
            <text:p>GEDZA.IS</text:p>
          </table:table-cell>
          <table:table-cell table:formula="of:= &quot;&quot;&quot;&quot; &amp; [.L287] &amp; &quot;&quot;&quot;&quot;&amp;&quot;,&quot;" office:value-type="string" office:string-value="&quot;GEDZA.IS&quot;," calcext:value-type="string">
            <text:p>"GEDZ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811-gelecek-varlik-yonetimi-a-s" xlink:type="simple">GLCVY</text:a> </text:p>
          </table:table-cell>
          <table:table-cell office:value-type="string" calcext:value-type="string">
            <text:p><text:a xlink:href="../../../../../tr/sirket-bilgileri/ozet/4811-gelecek-varlik-yonetimi-a-s" xlink:type="simple">GELECEK VARLIK YÖNETİM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288];&quot;.IS&quot;)" office:value-type="string" office:string-value="GLCVY .IS" calcext:value-type="string">
            <text:p>GLCVY .IS</text:p>
          </table:table-cell>
          <table:table-cell office:value-type="string" calcext:value-type="string">
            <text:p>GLCVY .IS</text:p>
          </table:table-cell>
          <table:table-cell table:formula="of:=SUBSTITUTE([.K288];&quot; &quot;;&quot;&quot;)" office:value-type="string" office:string-value="GLCVY.IS" calcext:value-type="string">
            <text:p>GLCVY.IS</text:p>
          </table:table-cell>
          <table:table-cell table:formula="of:= &quot;&quot;&quot;&quot; &amp; [.L288] &amp; &quot;&quot;&quot;&quot;&amp;&quot;,&quot;" office:value-type="string" office:string-value="&quot;GLCVY.IS&quot;," calcext:value-type="string">
            <text:p>"GLCV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85-gen-ilac-ve-saglik-urunleri-sanayi-ve-ticaret-a-s" xlink:type="simple">GENIL</text:a> </text:p>
          </table:table-cell>
          <table:table-cell office:value-type="string" calcext:value-type="string">
            <text:p><text:a xlink:href="../../../../../tr/sirket-bilgileri/ozet/5385-gen-ilac-ve-saglik-urunleri-sanayi-ve-ticaret-a-s" xlink:type="simple">GEN İLAÇ VE SAĞLIK ÜRÜNLERİ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289];&quot;.IS&quot;)" office:value-type="string" office:string-value="GENIL .IS" calcext:value-type="string">
            <text:p>GENIL .IS</text:p>
          </table:table-cell>
          <table:table-cell office:value-type="string" calcext:value-type="string">
            <text:p>GENIL .IS</text:p>
          </table:table-cell>
          <table:table-cell table:formula="of:=SUBSTITUTE([.K289];&quot; &quot;;&quot;&quot;)" office:value-type="string" office:string-value="GENIL.IS" calcext:value-type="string">
            <text:p>GENIL.IS</text:p>
          </table:table-cell>
          <table:table-cell table:formula="of:= &quot;&quot;&quot;&quot; &amp; [.L289] &amp; &quot;&quot;&quot;&quot;&amp;&quot;,&quot;" office:value-type="string" office:string-value="&quot;GENIL.IS&quot;," calcext:value-type="string">
            <text:p>"GENI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63-gentas-dekoratif-yuzeyler-sanayi-ve-ticaret-a-s" xlink:type="simple">GENTS</text:a> </text:p>
          </table:table-cell>
          <table:table-cell office:value-type="string" calcext:value-type="string">
            <text:p><text:a xlink:href="../../../../../tr/sirket-bilgileri/ozet/963-gentas-dekoratif-yuzeyler-sanayi-ve-ticaret-a-s" xlink:type="simple">GENTAŞ DEKORATİF YÜZEYLER SANAYİ VE TİCARET A.Ş.</text:a> </text:p>
          </table:table-cell>
          <table:table-cell office:value-type="string" calcext:value-type="string">
            <text:p>BOLU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290];&quot;.IS&quot;)" office:value-type="string" office:string-value="GENTS .IS" calcext:value-type="string">
            <text:p>GENTS .IS</text:p>
          </table:table-cell>
          <table:table-cell office:value-type="string" calcext:value-type="string">
            <text:p>GENTS .IS</text:p>
          </table:table-cell>
          <table:table-cell table:formula="of:=SUBSTITUTE([.K290];&quot; &quot;;&quot;&quot;)" office:value-type="string" office:string-value="GENTS.IS" calcext:value-type="string">
            <text:p>GENTS.IS</text:p>
          </table:table-cell>
          <table:table-cell table:formula="of:= &quot;&quot;&quot;&quot; &amp; [.L290] &amp; &quot;&quot;&quot;&quot;&amp;&quot;,&quot;" office:value-type="string" office:string-value="&quot;GENTS.IS&quot;," calcext:value-type="string">
            <text:p>"GENT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64-gersan-elektrik-ticaret-ve-sanayi-a-s" xlink:type="simple">GEREL</text:a> </text:p>
          </table:table-cell>
          <table:table-cell office:value-type="string" calcext:value-type="string">
            <text:p><text:a xlink:href="../../../../../tr/sirket-bilgileri/ozet/964-gersan-elektrik-ticaret-ve-sanayi-a-s" xlink:type="simple">GERSAN ELEKTRİK TİCARET VE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291];&quot;.IS&quot;)" office:value-type="string" office:string-value="GEREL .IS" calcext:value-type="string">
            <text:p>GEREL .IS</text:p>
          </table:table-cell>
          <table:table-cell office:value-type="string" calcext:value-type="string">
            <text:p>GEREL .IS</text:p>
          </table:table-cell>
          <table:table-cell table:formula="of:=SUBSTITUTE([.K291];&quot; &quot;;&quot;&quot;)" office:value-type="string" office:string-value="GEREL.IS" calcext:value-type="string">
            <text:p>GEREL.IS</text:p>
          </table:table-cell>
          <table:table-cell table:formula="of:= &quot;&quot;&quot;&quot; &amp; [.L291] &amp; &quot;&quot;&quot;&quot;&amp;&quot;,&quot;" office:value-type="string" office:string-value="&quot;GEREL.IS&quot;," calcext:value-type="string">
            <text:p>"GERE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19-gezinomi-seyahat-turizm-ticaret-a-s" xlink:type="simple">GZNMI</text:a> </text:p>
          </table:table-cell>
          <table:table-cell office:value-type="string" calcext:value-type="string">
            <text:p><text:a xlink:href="../../../../../tr/sirket-bilgileri/ozet/5519-gezinomi-seyahat-turizm-ticaret-a-s" xlink:type="simple">GEZİNOMİ SEYAHAT TURİZM TİCARET A.Ş.</text:a> </text:p>
          </table:table-cell>
          <table:table-cell office:value-type="string" calcext:value-type="string">
            <text:p>ANTALYA</text:p>
          </table:table-cell>
          <table:table-cell office:value-type="string" calcext:value-type="string">
            <text:p><text:a xlink:href="../../../../../tr/sirket-bilgileri/ozet/5793-nevados-bagimsiz-denetim-a-s" xlink:type="simple">NEVADOS BAĞIMSIZ DENETİM A.Ş.</text:a> </text:p>
          </table:table-cell>
          <table:table-cell table:number-columns-repeated="5"/>
          <table:table-cell table:formula="of:=COM.MICROSOFT.CONCAT([.A292];&quot;.IS&quot;)" office:value-type="string" office:string-value="GZNMI .IS" calcext:value-type="string">
            <text:p>GZNMI .IS</text:p>
          </table:table-cell>
          <table:table-cell office:value-type="string" calcext:value-type="string">
            <text:p>GZNMI .IS</text:p>
          </table:table-cell>
          <table:table-cell table:formula="of:=SUBSTITUTE([.K292];&quot; &quot;;&quot;&quot;)" office:value-type="string" office:string-value="GZNMI.IS" calcext:value-type="string">
            <text:p>GZNMI.IS</text:p>
          </table:table-cell>
          <table:table-cell table:formula="of:= &quot;&quot;&quot;&quot; &amp; [.L292] &amp; &quot;&quot;&quot;&quot;&amp;&quot;,&quot;" office:value-type="string" office:string-value="&quot;GZNMI.IS&quot;," calcext:value-type="string">
            <text:p>"GZNM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64-gipta-ofis-kirtasiye-ve-promosyon-urunleri-imalat-sanayi-a-s" xlink:type="simple">GIPTA</text:a> </text:p>
          </table:table-cell>
          <table:table-cell office:value-type="string" calcext:value-type="string">
            <text:p><text:a xlink:href="../../../../../tr/sirket-bilgileri/ozet/5864-gipta-ofis-kirtasiye-ve-promosyon-urunleri-imalat-sanayi-a-s" xlink:type="simple">GIPTA OFİS KIRTASİYE VE PROMOSYON ÜRÜNLERİ İMALAT SANAY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39-vezin-bagimsiz-denetim-a-s" xlink:type="simple">VEZİN BAĞIMSIZ DENETİM A.Ş.</text:a> </text:p>
          </table:table-cell>
          <table:table-cell table:number-columns-repeated="5"/>
          <table:table-cell table:formula="of:=COM.MICROSOFT.CONCAT([.A293];&quot;.IS&quot;)" office:value-type="string" office:string-value="GIPTA .IS" calcext:value-type="string">
            <text:p>GIPTA .IS</text:p>
          </table:table-cell>
          <table:table-cell office:value-type="string" calcext:value-type="string">
            <text:p>GIPTA .IS</text:p>
          </table:table-cell>
          <table:table-cell table:formula="of:=SUBSTITUTE([.K293];&quot; &quot;;&quot;&quot;)" office:value-type="string" office:string-value="GIPTA.IS" calcext:value-type="string">
            <text:p>GIPTA.IS</text:p>
          </table:table-cell>
          <table:table-cell table:formula="of:= &quot;&quot;&quot;&quot; &amp; [.L293] &amp; &quot;&quot;&quot;&quot;&amp;&quot;,&quot;" office:value-type="string" office:string-value="&quot;GIPTA.IS&quot;," calcext:value-type="string">
            <text:p>"GIPT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697-gimat-magazacilik-sanayi-ve-ticaret-a-s" xlink:type="simple">GMTAS</text:a> </text:p>
          </table:table-cell>
          <table:table-cell office:value-type="string" calcext:value-type="string">
            <text:p><text:a xlink:href="../../../../../tr/sirket-bilgileri/ozet/3697-gimat-magazacilik-sanayi-ve-ticaret-a-s" xlink:type="simple">GİMAT MAĞAZACILIK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294];&quot;.IS&quot;)" office:value-type="string" office:string-value="GMTAS .IS" calcext:value-type="string">
            <text:p>GMTAS .IS</text:p>
          </table:table-cell>
          <table:table-cell office:value-type="string" calcext:value-type="string">
            <text:p>GMTAS .IS</text:p>
          </table:table-cell>
          <table:table-cell table:formula="of:=SUBSTITUTE([.K294];&quot; &quot;;&quot;&quot;)" office:value-type="string" office:string-value="GMTAS.IS" calcext:value-type="string">
            <text:p>GMTAS.IS</text:p>
          </table:table-cell>
          <table:table-cell table:formula="of:= &quot;&quot;&quot;&quot; &amp; [.L294] &amp; &quot;&quot;&quot;&quot;&amp;&quot;,&quot;" office:value-type="string" office:string-value="&quot;GMTAS.IS&quot;," calcext:value-type="string">
            <text:p>"GMT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00-girisim-elektrik-sanayi-taahhut-ve-ticaret-a-s" xlink:type="simple">GESAN</text:a> </text:p>
          </table:table-cell>
          <table:table-cell office:value-type="string" calcext:value-type="string">
            <text:p><text:a xlink:href="../../../../../tr/sirket-bilgileri/ozet/5400-girisim-elektrik-sanayi-taahhut-ve-ticaret-a-s" xlink:type="simple">GİRİŞİM ELEKTRİK SANAYİ TAAHHÜT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295];&quot;.IS&quot;)" office:value-type="string" office:string-value="GESAN .IS" calcext:value-type="string">
            <text:p>GESAN .IS</text:p>
          </table:table-cell>
          <table:table-cell office:value-type="string" calcext:value-type="string">
            <text:p>GESAN .IS</text:p>
          </table:table-cell>
          <table:table-cell table:formula="of:=SUBSTITUTE([.K295];&quot; &quot;;&quot;&quot;)" office:value-type="string" office:string-value="GESAN.IS" calcext:value-type="string">
            <text:p>GESAN.IS</text:p>
          </table:table-cell>
          <table:table-cell table:formula="of:= &quot;&quot;&quot;&quot; &amp; [.L295] &amp; &quot;&quot;&quot;&quot;&amp;&quot;,&quot;" office:value-type="string" office:string-value="&quot;GESAN.IS&quot;," calcext:value-type="string">
            <text:p>"GESA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54-global-menkul-degerler-a-s" xlink:type="simple">GLB, GLBMD</text:a> </text:p>
          </table:table-cell>
          <table:table-cell office:value-type="string" calcext:value-type="string">
            <text:p><text:a xlink:href="../../../../../tr/sirket-bilgileri/ozet/1554-global-menkul-degerler-a-s" xlink:type="simple">GLOBAL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296];&quot;.IS&quot;)" office:value-type="string" office:string-value="GLB, GLBMD .IS" calcext:value-type="string">
            <text:p>GLB, GLBMD .IS</text:p>
          </table:table-cell>
          <table:table-cell office:value-type="string" calcext:value-type="string">
            <text:p>GLBMD .IS</text:p>
          </table:table-cell>
          <table:table-cell table:formula="of:=SUBSTITUTE([.K296];&quot; &quot;;&quot;&quot;)" office:value-type="string" office:string-value="GLBMD.IS" calcext:value-type="string">
            <text:p>GLBMD.IS</text:p>
          </table:table-cell>
          <table:table-cell table:formula="of:= &quot;&quot;&quot;&quot; &amp; [.L296] &amp; &quot;&quot;&quot;&quot;&amp;&quot;,&quot;" office:value-type="string" office:string-value="&quot;GLBMD.IS&quot;," calcext:value-type="string">
            <text:p>"GLBM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67-global-yatirim-holding-a-s" xlink:type="simple">GLYHO</text:a> </text:p>
          </table:table-cell>
          <table:table-cell office:value-type="string" calcext:value-type="string">
            <text:p><text:a xlink:href="../../../../../tr/sirket-bilgileri/ozet/967-global-yatirim-holding-a-s" xlink:type="simple">GLOBAL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297];&quot;.IS&quot;)" office:value-type="string" office:string-value="GLYHO .IS" calcext:value-type="string">
            <text:p>GLYHO .IS</text:p>
          </table:table-cell>
          <table:table-cell office:value-type="string" calcext:value-type="string">
            <text:p>GLYHO .IS</text:p>
          </table:table-cell>
          <table:table-cell table:formula="of:=SUBSTITUTE([.K297];&quot; &quot;;&quot;&quot;)" office:value-type="string" office:string-value="GLYHO.IS" calcext:value-type="string">
            <text:p>GLYHO.IS</text:p>
          </table:table-cell>
          <table:table-cell table:formula="of:= &quot;&quot;&quot;&quot; &amp; [.L297] &amp; &quot;&quot;&quot;&quot;&amp;&quot;,&quot;" office:value-type="string" office:string-value="&quot;GLYHO.IS&quot;," calcext:value-type="string">
            <text:p>"GLYH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714-golden-global-varlik-kiralama-a-s" xlink:type="simple">GGBVK</text:a> </text:p>
          </table:table-cell>
          <table:table-cell office:value-type="string" calcext:value-type="string">
            <text:p><text:a xlink:href="../../../../../tr/sirket-bilgileri/ozet/5714-golden-global-varlik-kiralama-a-s" xlink:type="simple">GOLDEN GLOBAL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298];&quot;.IS&quot;)" office:value-type="string" office:string-value="GGBVK .IS" calcext:value-type="string">
            <text:p>GGBVK .IS</text:p>
          </table:table-cell>
          <table:table-cell office:value-type="string" calcext:value-type="string">
            <text:p>GGBVK .IS</text:p>
          </table:table-cell>
          <table:table-cell table:formula="of:=SUBSTITUTE([.K298];&quot; &quot;;&quot;&quot;)" office:value-type="string" office:string-value="GGBVK.IS" calcext:value-type="string">
            <text:p>GGBVK.IS</text:p>
          </table:table-cell>
          <table:table-cell table:formula="of:= &quot;&quot;&quot;&quot; &amp; [.L298] &amp; &quot;&quot;&quot;&quot;&amp;&quot;,&quot;" office:value-type="string" office:string-value="&quot;GGBVK.IS&quot;," calcext:value-type="string">
            <text:p>"GGBV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63-goldman-sachs-international" xlink:type="simple">GSIPD</text:a> </text:p>
          </table:table-cell>
          <table:table-cell office:value-type="string" calcext:value-type="string">
            <text:p><text:a xlink:href="../../../../../tr/sirket-bilgileri/ozet/5463-goldman-sachs-international" xlink:type="simple">GOLDMAN SACHS INTERNATIONAL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../../../../../tr/sirket-bilgileri/ozet/sth-strateji-portfoy-ikinci-hisse-senedi-fonu-hisse-senedi-yogun-fon" xlink:type="simple"> </text:a> </text:p>
          </table:table-cell>
          <table:table-cell table:number-columns-repeated="5"/>
          <table:table-cell table:formula="of:=COM.MICROSOFT.CONCAT([.A299];&quot;.IS&quot;)" office:value-type="string" office:string-value="GSIPD .IS" calcext:value-type="string">
            <text:p>GSIPD .IS</text:p>
          </table:table-cell>
          <table:table-cell office:value-type="string" calcext:value-type="string">
            <text:p>GSIPD .IS</text:p>
          </table:table-cell>
          <table:table-cell table:formula="of:=SUBSTITUTE([.K299];&quot; &quot;;&quot;&quot;)" office:value-type="string" office:string-value="GSIPD.IS" calcext:value-type="string">
            <text:p>GSIPD.IS</text:p>
          </table:table-cell>
          <table:table-cell table:formula="of:= &quot;&quot;&quot;&quot; &amp; [.L299] &amp; &quot;&quot;&quot;&quot;&amp;&quot;,&quot;" office:value-type="string" office:string-value="&quot;GSIPD.IS&quot;," calcext:value-type="string">
            <text:p>"GSIP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70-goodyear-lastikleri-t-a-s" xlink:type="simple">GOODY</text:a> </text:p>
          </table:table-cell>
          <table:table-cell office:value-type="string" calcext:value-type="string">
            <text:p><text:a xlink:href="../../../../../tr/sirket-bilgileri/ozet/970-goodyear-lastikleri-t-a-s" xlink:type="simple">GOODYEAR LASTİKLERİ T.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300];&quot;.IS&quot;)" office:value-type="string" office:string-value="GOODY .IS" calcext:value-type="string">
            <text:p>GOODY .IS</text:p>
          </table:table-cell>
          <table:table-cell office:value-type="string" calcext:value-type="string">
            <text:p>GOODY .IS</text:p>
          </table:table-cell>
          <table:table-cell table:formula="of:=SUBSTITUTE([.K300];&quot; &quot;;&quot;&quot;)" office:value-type="string" office:string-value="GOODY.IS" calcext:value-type="string">
            <text:p>GOODY.IS</text:p>
          </table:table-cell>
          <table:table-cell table:formula="of:= &quot;&quot;&quot;&quot; &amp; [.L300] &amp; &quot;&quot;&quot;&quot;&amp;&quot;,&quot;" office:value-type="string" office:string-value="&quot;GOODY.IS&quot;," calcext:value-type="string">
            <text:p>"GOOD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518-goknur-gida-maddeleri-enerji-imalat-ithalat-ihracat-ticaret-ve-sanayi-a-s" xlink:type="simple">GOKNR</text:a> </text:p>
          </table:table-cell>
          <table:table-cell office:value-type="string" calcext:value-type="string">
            <text:p><text:a xlink:href="../../../../../tr/sirket-bilgileri/ozet/3518-goknur-gida-maddeleri-enerji-imalat-ithalat-ihracat-ticaret-ve-sanayi-a-s" xlink:type="simple">GÖKNUR GIDA MADDELERİ ENERJİ İMALAT İTHALAT İHRACAT TİCARET VE SANAY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301];&quot;.IS&quot;)" office:value-type="string" office:string-value="GOKNR .IS" calcext:value-type="string">
            <text:p>GOKNR .IS</text:p>
          </table:table-cell>
          <table:table-cell office:value-type="string" calcext:value-type="string">
            <text:p>GOKNR .IS</text:p>
          </table:table-cell>
          <table:table-cell table:formula="of:=SUBSTITUTE([.K301];&quot; &quot;;&quot;&quot;)" office:value-type="string" office:string-value="GOKNR.IS" calcext:value-type="string">
            <text:p>GOKNR.IS</text:p>
          </table:table-cell>
          <table:table-cell table:formula="of:= &quot;&quot;&quot;&quot; &amp; [.L301] &amp; &quot;&quot;&quot;&quot;&amp;&quot;,&quot;" office:value-type="string" office:string-value="&quot;GOKNR.IS&quot;," calcext:value-type="string">
            <text:p>"GOKN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72-goltas-goller-bolgesi-cimento-sanayi-ve-ticaret-a-s" xlink:type="simple">GOLTS</text:a> </text:p>
          </table:table-cell>
          <table:table-cell office:value-type="string" calcext:value-type="string">
            <text:p><text:a xlink:href="../../../../../tr/sirket-bilgileri/ozet/972-goltas-goller-bolgesi-cimento-sanayi-ve-ticaret-a-s" xlink:type="simple">GÖLTAŞ GÖLLER BÖLGESİ ÇİMENTO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302];&quot;.IS&quot;)" office:value-type="string" office:string-value="GOLTS .IS" calcext:value-type="string">
            <text:p>GOLTS .IS</text:p>
          </table:table-cell>
          <table:table-cell office:value-type="string" calcext:value-type="string">
            <text:p>GOLTS .IS</text:p>
          </table:table-cell>
          <table:table-cell table:formula="of:=SUBSTITUTE([.K302];&quot; &quot;;&quot;&quot;)" office:value-type="string" office:string-value="GOLTS.IS" calcext:value-type="string">
            <text:p>GOLTS.IS</text:p>
          </table:table-cell>
          <table:table-cell table:formula="of:= &quot;&quot;&quot;&quot; &amp; [.L302] &amp; &quot;&quot;&quot;&quot;&amp;&quot;,&quot;" office:value-type="string" office:string-value="&quot;GOLTS.IS&quot;," calcext:value-type="string">
            <text:p>"GOLT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99-gozde-girisim-sermayesi-yatirim-ortakligi-a-s" xlink:type="simple">GOZDE</text:a> </text:p>
          </table:table-cell>
          <table:table-cell office:value-type="string" calcext:value-type="string">
            <text:p><text:a xlink:href="../../../../../tr/sirket-bilgileri/ozet/1499-gozde-girisim-sermayesi-yatirim-ortakligi-a-s" xlink:type="simple">GÖZDE GİRİŞİM SERMAYESİ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03];&quot;.IS&quot;)" office:value-type="string" office:string-value="GOZDE .IS" calcext:value-type="string">
            <text:p>GOZDE .IS</text:p>
          </table:table-cell>
          <table:table-cell office:value-type="string" calcext:value-type="string">
            <text:p>GOZDE .IS</text:p>
          </table:table-cell>
          <table:table-cell table:formula="of:=SUBSTITUTE([.K303];&quot; &quot;;&quot;&quot;)" office:value-type="string" office:string-value="GOZDE.IS" calcext:value-type="string">
            <text:p>GOZDE.IS</text:p>
          </table:table-cell>
          <table:table-cell table:formula="of:= &quot;&quot;&quot;&quot; &amp; [.L303] &amp; &quot;&quot;&quot;&quot;&amp;&quot;,&quot;" office:value-type="string" office:string-value="&quot;GOZDE.IS&quot;," calcext:value-type="string">
            <text:p>"GOZD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717-grainturk-tarim-a-s" xlink:type="simple">GRTRK</text:a> </text:p>
          </table:table-cell>
          <table:table-cell office:value-type="string" calcext:value-type="string">
            <text:p><text:a xlink:href="../../../../../tr/sirket-bilgileri/ozet/5717-grainturk-tarim-a-s" xlink:type="simple">GRAINTURK TARI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757-any-partners-bagimsiz-denetim-a-s" xlink:type="simple">ANY PARTNERS BAĞIMSIZ DENETİM A.Ş.</text:a> </text:p>
          </table:table-cell>
          <table:table-cell table:number-columns-repeated="5"/>
          <table:table-cell table:formula="of:=COM.MICROSOFT.CONCAT([.A304];&quot;.IS&quot;)" office:value-type="string" office:string-value="GRTRK .IS" calcext:value-type="string">
            <text:p>GRTRK .IS</text:p>
          </table:table-cell>
          <table:table-cell office:value-type="string" calcext:value-type="string">
            <text:p>GRTRK .IS</text:p>
          </table:table-cell>
          <table:table-cell table:formula="of:=SUBSTITUTE([.K304];&quot; &quot;;&quot;&quot;)" office:value-type="string" office:string-value="GRTRK.IS" calcext:value-type="string">
            <text:p>GRTRK.IS</text:p>
          </table:table-cell>
          <table:table-cell table:formula="of:= &quot;&quot;&quot;&quot; &amp; [.L304] &amp; &quot;&quot;&quot;&quot;&amp;&quot;,&quot;" office:value-type="string" office:string-value="&quot;GRTRK.IS&quot;," calcext:value-type="string">
            <text:p>"GRTR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94-gsd-denizcilik-gayrimenkul-insaat-sanayi-ve-ticaret-a-s" xlink:type="simple">GSDDE</text:a> </text:p>
          </table:table-cell>
          <table:table-cell office:value-type="string" calcext:value-type="string">
            <text:p><text:a xlink:href="../../../../../tr/sirket-bilgileri/ozet/1094-gsd-denizcilik-gayrimenkul-insaat-sanayi-ve-ticaret-a-s" xlink:type="simple">GSD DENİZCİLİK GAYRİMENKUL İNŞAAT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05];&quot;.IS&quot;)" office:value-type="string" office:string-value="GSDDE .IS" calcext:value-type="string">
            <text:p>GSDDE .IS</text:p>
          </table:table-cell>
          <table:table-cell office:value-type="string" calcext:value-type="string">
            <text:p>GSDDE .IS</text:p>
          </table:table-cell>
          <table:table-cell table:formula="of:=SUBSTITUTE([.K305];&quot; &quot;;&quot;&quot;)" office:value-type="string" office:string-value="GSDDE.IS" calcext:value-type="string">
            <text:p>GSDDE.IS</text:p>
          </table:table-cell>
          <table:table-cell table:formula="of:= &quot;&quot;&quot;&quot; &amp; [.L305] &amp; &quot;&quot;&quot;&quot;&amp;&quot;,&quot;" office:value-type="string" office:string-value="&quot;GSDDE.IS&quot;," calcext:value-type="string">
            <text:p>"GSDD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73-gsd-holding-a-s" xlink:type="simple">GSDHO</text:a> </text:p>
          </table:table-cell>
          <table:table-cell office:value-type="string" calcext:value-type="string">
            <text:p><text:a xlink:href="../../../../../tr/sirket-bilgileri/ozet/973-gsd-holding-a-s" xlink:type="simple">GSD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06];&quot;.IS&quot;)" office:value-type="string" office:string-value="GSDHO .IS" calcext:value-type="string">
            <text:p>GSDHO .IS</text:p>
          </table:table-cell>
          <table:table-cell office:value-type="string" calcext:value-type="string">
            <text:p>GSDHO .IS</text:p>
          </table:table-cell>
          <table:table-cell table:formula="of:=SUBSTITUTE([.K306];&quot; &quot;;&quot;&quot;)" office:value-type="string" office:string-value="GSDHO.IS" calcext:value-type="string">
            <text:p>GSDHO.IS</text:p>
          </table:table-cell>
          <table:table-cell table:formula="of:= &quot;&quot;&quot;&quot; &amp; [.L306] &amp; &quot;&quot;&quot;&quot;&amp;&quot;,&quot;" office:value-type="string" office:string-value="&quot;GSDHO.IS&quot;," calcext:value-type="string">
            <text:p>"GSDH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74-gubre-fabrikalari-t-a-s" xlink:type="simple">GUBRF</text:a> </text:p>
          </table:table-cell>
          <table:table-cell office:value-type="string" calcext:value-type="string">
            <text:p><text:a xlink:href="../../../../../tr/sirket-bilgileri/ozet/974-gubre-fabrikalari-t-a-s" xlink:type="simple">GÜBRE FABRİKALARI T.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307];&quot;.IS&quot;)" office:value-type="string" office:string-value="GUBRF .IS" calcext:value-type="string">
            <text:p>GUBRF .IS</text:p>
          </table:table-cell>
          <table:table-cell office:value-type="string" calcext:value-type="string">
            <text:p>GUBRF .IS</text:p>
          </table:table-cell>
          <table:table-cell table:formula="of:=SUBSTITUTE([.K307];&quot; &quot;;&quot;&quot;)" office:value-type="string" office:string-value="GUBRF.IS" calcext:value-type="string">
            <text:p>GUBRF.IS</text:p>
          </table:table-cell>
          <table:table-cell table:formula="of:= &quot;&quot;&quot;&quot; &amp; [.L307] &amp; &quot;&quot;&quot;&quot;&amp;&quot;,&quot;" office:value-type="string" office:string-value="&quot;GUBRF.IS&quot;," calcext:value-type="string">
            <text:p>"GUBRF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28-guler-yatirim-holding-a-s" xlink:type="simple">GLRYH</text:a> </text:p>
          </table:table-cell>
          <table:table-cell office:value-type="string" calcext:value-type="string">
            <text:p><text:a xlink:href="../../../../../tr/sirket-bilgileri/ozet/1428-guler-yatirim-holding-a-s" xlink:type="simple">GÜLER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308];&quot;.IS&quot;)" office:value-type="string" office:string-value="GLRYH .IS" calcext:value-type="string">
            <text:p>GLRYH .IS</text:p>
          </table:table-cell>
          <table:table-cell office:value-type="string" calcext:value-type="string">
            <text:p>GLRYH .IS</text:p>
          </table:table-cell>
          <table:table-cell table:formula="of:=SUBSTITUTE([.K308];&quot; &quot;;&quot;&quot;)" office:value-type="string" office:string-value="GLRYH.IS" calcext:value-type="string">
            <text:p>GLRYH.IS</text:p>
          </table:table-cell>
          <table:table-cell table:formula="of:= &quot;&quot;&quot;&quot; &amp; [.L308] &amp; &quot;&quot;&quot;&quot;&amp;&quot;,&quot;" office:value-type="string" office:string-value="&quot;GLRYH.IS&quot;," calcext:value-type="string">
            <text:p>"GLRYH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6011-gundogdu-gida-sut-urunleri-sanayi-ve-dis-ticaret-a-s" xlink:type="simple">GUNDG</text:a> </text:p>
          </table:table-cell>
          <table:table-cell office:value-type="string" calcext:value-type="string">
            <text:p><text:a xlink:href="../../../../../tr/sirket-bilgileri/ozet/6011-gundogdu-gida-sut-urunleri-sanayi-ve-dis-ticaret-a-s" xlink:type="simple">GÜNDOĞDU GIDA SÜT ÜRÜNLERİ SANAYİ VE DIŞ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309];&quot;.IS&quot;)" office:value-type="string" office:string-value="GUNDG .IS" calcext:value-type="string">
            <text:p>GUNDG .IS</text:p>
          </table:table-cell>
          <table:table-cell office:value-type="string" calcext:value-type="string">
            <text:p>GUNDG .IS</text:p>
          </table:table-cell>
          <table:table-cell table:formula="of:=SUBSTITUTE([.K309];&quot; &quot;;&quot;&quot;)" office:value-type="string" office:string-value="GUNDG.IS" calcext:value-type="string">
            <text:p>GUNDG.IS</text:p>
          </table:table-cell>
          <table:table-cell table:formula="of:= &quot;&quot;&quot;&quot; &amp; [.L309] &amp; &quot;&quot;&quot;&quot;&amp;&quot;,&quot;" office:value-type="string" office:string-value="&quot;GUNDG.IS&quot;," calcext:value-type="string">
            <text:p>"GUNDG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5553-gur-sel-turizm-tasimacilik-ve-servis-ticaret-a-s" xlink:type="simple">GRSEL</text:a> </text:p>
          </table:table-cell>
          <table:table-cell table:style-name="ce6" office:value-type="string" calcext:value-type="string">
            <text:p><text:a xlink:href="../../../../../tr/sirket-bilgileri/ozet/5553-gur-sel-turizm-tasimacilik-ve-servis-ticaret-a-s" xlink:type="simple">GÜR-SEL TURİZM TAŞIMACILIK VE SERVİS TİCARET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310];&quot;.IS&quot;)" office:value-type="string" office:string-value="GRSEL .IS" calcext:value-type="string">
            <text:p>GRSEL .IS</text:p>
          </table:table-cell>
          <table:table-cell office:value-type="string" calcext:value-type="string">
            <text:p>GRSEL .IS</text:p>
          </table:table-cell>
          <table:table-cell table:formula="of:=SUBSTITUTE([.K310];&quot; &quot;;&quot;&quot;)" office:value-type="string" office:string-value="GRSEL.IS" calcext:value-type="string">
            <text:p>GRSEL.IS</text:p>
          </table:table-cell>
          <table:table-cell table:formula="of:= &quot;&quot;&quot;&quot; &amp; [.L310] &amp; &quot;&quot;&quot;&quot;&amp;&quot;,&quot;" office:value-type="string" office:string-value="&quot;GRSEL.IS&quot;," calcext:value-type="string">
            <text:p>"GRSEL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311];&quot;.IS&quot;)" office:value-type="string" office:string-value=".IS" calcext:value-type="string">
            <text:p>.IS</text:p>
          </table:table-cell>
          <table:table-cell/>
          <table:table-cell table:formula="of:=SUBSTITUTE([.K311];&quot; &quot;;&quot;&quot;)">
            <text:p/>
          </table:table-cell>
          <table:table-cell table:formula="of:= &quot;&quot;&quot;&quot; &amp; [.L311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Default" table:number-columns-repeated="3"/>
          <table:table-cell table:number-columns-repeated="5"/>
          <table:table-cell table:formula="of:=COM.MICROSOFT.CONCAT([.A312];&quot;.IS&quot;)" office:value-type="string" office:string-value="H.IS" calcext:value-type="string">
            <text:p>H.IS</text:p>
          </table:table-cell>
          <table:table-cell/>
          <table:table-cell table:formula="of:=SUBSTITUTE([.K312];&quot; &quot;;&quot;&quot;)">
            <text:p/>
          </table:table-cell>
          <table:table-cell table:formula="of:= &quot;&quot;&quot;&quot; &amp; [.L312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313];&quot;.IS&quot;)" office:value-type="string" office:string-value=".IS" calcext:value-type="string">
            <text:p>.IS</text:p>
          </table:table-cell>
          <table:table-cell/>
          <table:table-cell table:formula="of:=SUBSTITUTE([.K313];&quot; &quot;;&quot;&quot;)">
            <text:p/>
          </table:table-cell>
          <table:table-cell table:formula="of:= &quot;&quot;&quot;&quot; &amp; [.L313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314];&quot;.IS&quot;)" office:value-type="string" office:string-value="Kod.IS" calcext:value-type="string">
            <text:p>Kod.IS</text:p>
          </table:table-cell>
          <table:table-cell/>
          <table:table-cell table:formula="of:=SUBSTITUTE([.K314];&quot; &quot;;&quot;&quot;)">
            <text:p/>
          </table:table-cell>
          <table:table-cell table:formula="of:= &quot;&quot;&quot;&quot; &amp; [.L31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76-haci-omer-sabanci-holding-a-s" xlink:type="simple">SAHOL</text:a> </text:p>
          </table:table-cell>
          <table:table-cell office:value-type="string" calcext:value-type="string">
            <text:p><text:a xlink:href="../../../../../tr/sirket-bilgileri/ozet/976-haci-omer-sabanci-holding-a-s" xlink:type="simple">HACI ÖMER SABANCI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315];&quot;.IS&quot;)" office:value-type="string" office:string-value="SAHOL .IS" calcext:value-type="string">
            <text:p>SAHOL .IS</text:p>
          </table:table-cell>
          <table:table-cell office:value-type="string" calcext:value-type="string">
            <text:p>SAHOL .IS</text:p>
          </table:table-cell>
          <table:table-cell table:formula="of:=SUBSTITUTE([.K315];&quot; &quot;;&quot;&quot;)" office:value-type="string" office:string-value="SAHOL.IS" calcext:value-type="string">
            <text:p>SAHOL.IS</text:p>
          </table:table-cell>
          <table:table-cell table:formula="of:= &quot;&quot;&quot;&quot; &amp; [.L315] &amp; &quot;&quot;&quot;&quot;&amp;&quot;,&quot;" office:value-type="string" office:string-value="&quot;SAHOL.IS&quot;," calcext:value-type="string">
            <text:p>"SAH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85-halk-finansal-kiralama-a-s" xlink:type="simple">HALKF</text:a> </text:p>
          </table:table-cell>
          <table:table-cell office:value-type="string" calcext:value-type="string">
            <text:p><text:a xlink:href="../../../../../tr/sirket-bilgileri/ozet/1685-halk-finansal-kiralama-a-s" xlink:type="simple">HALK FİNANSAL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316];&quot;.IS&quot;)" office:value-type="string" office:string-value="HALKF .IS" calcext:value-type="string">
            <text:p>HALKF .IS</text:p>
          </table:table-cell>
          <table:table-cell office:value-type="string" calcext:value-type="string">
            <text:p>HALKF .IS</text:p>
          </table:table-cell>
          <table:table-cell table:formula="of:=SUBSTITUTE([.K316];&quot; &quot;;&quot;&quot;)" office:value-type="string" office:string-value="HALKF.IS" calcext:value-type="string">
            <text:p>HALKF.IS</text:p>
          </table:table-cell>
          <table:table-cell table:formula="of:= &quot;&quot;&quot;&quot; &amp; [.L316] &amp; &quot;&quot;&quot;&quot;&amp;&quot;,&quot;" office:value-type="string" office:string-value="&quot;HALKF.IS&quot;," calcext:value-type="string">
            <text:p>"HALKF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701-halk-gayrimenkul-yatirim-ortakligi-a-s" xlink:type="simple">HLGYO</text:a> </text:p>
          </table:table-cell>
          <table:table-cell office:value-type="string" calcext:value-type="string">
            <text:p><text:a xlink:href="../../../../../tr/sirket-bilgileri/ozet/1701-halk-gayrimenkul-yatirim-ortakligi-a-s" xlink:type="simple">HALK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317];&quot;.IS&quot;)" office:value-type="string" office:string-value="HLGYO .IS" calcext:value-type="string">
            <text:p>HLGYO .IS</text:p>
          </table:table-cell>
          <table:table-cell office:value-type="string" calcext:value-type="string">
            <text:p>HLGYO .IS</text:p>
          </table:table-cell>
          <table:table-cell table:formula="of:=SUBSTITUTE([.K317];&quot; &quot;;&quot;&quot;)" office:value-type="string" office:string-value="HLGYO.IS" calcext:value-type="string">
            <text:p>HLGYO.IS</text:p>
          </table:table-cell>
          <table:table-cell table:formula="of:= &quot;&quot;&quot;&quot; &amp; [.L317] &amp; &quot;&quot;&quot;&quot;&amp;&quot;,&quot;" office:value-type="string" office:string-value="&quot;HLGYO.IS&quot;," calcext:value-type="string">
            <text:p>"HL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538-halk-varlik-kiralama-a-s" xlink:type="simple">HLVKS</text:a> </text:p>
          </table:table-cell>
          <table:table-cell office:value-type="string" calcext:value-type="string">
            <text:p><text:a xlink:href="../../../../../tr/sirket-bilgileri/ozet/4538-halk-varlik-kiralama-a-s" xlink:type="simple">HALK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318];&quot;.IS&quot;)" office:value-type="string" office:string-value="HLVKS .IS" calcext:value-type="string">
            <text:p>HLVKS .IS</text:p>
          </table:table-cell>
          <table:table-cell office:value-type="string" calcext:value-type="string">
            <text:p>HLVKS .IS</text:p>
          </table:table-cell>
          <table:table-cell table:formula="of:=SUBSTITUTE([.K318];&quot; &quot;;&quot;&quot;)" office:value-type="string" office:string-value="HLVKS.IS" calcext:value-type="string">
            <text:p>HLVKS.IS</text:p>
          </table:table-cell>
          <table:table-cell table:formula="of:= &quot;&quot;&quot;&quot; &amp; [.L318] &amp; &quot;&quot;&quot;&quot;&amp;&quot;,&quot;" office:value-type="string" office:string-value="&quot;HLVKS.IS&quot;," calcext:value-type="string">
            <text:p>"HLVK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12-halk-yatirim-menkul-degerler-a-s" xlink:type="simple">HALKI, HLY</text:a> </text:p>
          </table:table-cell>
          <table:table-cell office:value-type="string" calcext:value-type="string">
            <text:p><text:a xlink:href="../../../../../tr/sirket-bilgileri/ozet/1312-halk-yatirim-menkul-degerler-a-s" xlink:type="simple">HALK YATIRIM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319];&quot;.IS&quot;)" office:value-type="string" office:string-value="HALKI, HLY .IS" calcext:value-type="string">
            <text:p>HALKI, HLY .IS</text:p>
          </table:table-cell>
          <table:table-cell office:value-type="string" calcext:value-type="string">
            <text:p>HALKI.IS</text:p>
          </table:table-cell>
          <table:table-cell table:formula="of:=SUBSTITUTE([.K319];&quot; &quot;;&quot;&quot;)" office:value-type="string" office:string-value="HALKI.IS" calcext:value-type="string">
            <text:p>HALKI.IS</text:p>
          </table:table-cell>
          <table:table-cell table:formula="of:= &quot;&quot;&quot;&quot; &amp; [.L319] &amp; &quot;&quot;&quot;&quot;&amp;&quot;,&quot;" office:value-type="string" office:string-value="&quot;HALKI.IS&quot;," calcext:value-type="string">
            <text:p>"HALK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59-hareket-proje-tasimaciligi-ve-yuk-muhendisligi-a-s" xlink:type="simple">HRKET</text:a> </text:p>
          </table:table-cell>
          <table:table-cell office:value-type="string" calcext:value-type="string">
            <text:p><text:a xlink:href="../../../../../tr/sirket-bilgileri/ozet/5959-hareket-proje-tasimaciligi-ve-yuk-muhendisligi-a-s" xlink:type="simple">HAREKET PROJE TAŞIMACILIĞI VE YÜK MÜHENDİSLİĞ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320];&quot;.IS&quot;)" office:value-type="string" office:string-value="HRKET .IS" calcext:value-type="string">
            <text:p>HRKET .IS</text:p>
          </table:table-cell>
          <table:table-cell office:value-type="string" calcext:value-type="string">
            <text:p>HRKET .IS</text:p>
          </table:table-cell>
          <table:table-cell table:formula="of:=SUBSTITUTE([.K320];&quot; &quot;;&quot;&quot;)" office:value-type="string" office:string-value="HRKET.IS" calcext:value-type="string">
            <text:p>HRKET.IS</text:p>
          </table:table-cell>
          <table:table-cell table:formula="of:= &quot;&quot;&quot;&quot; &amp; [.L320] &amp; &quot;&quot;&quot;&quot;&amp;&quot;,&quot;" office:value-type="string" office:string-value="&quot;HRKET.IS&quot;," calcext:value-type="string">
            <text:p>"HRKE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68-hat-san-gemi-insaa-bakim-onarim-deniz-nakliyat-sanayi-ve-ticaret-a-s" xlink:type="simple">HATSN</text:a> </text:p>
          </table:table-cell>
          <table:table-cell office:value-type="string" calcext:value-type="string">
            <text:p><text:a xlink:href="../../../../../tr/sirket-bilgileri/ozet/5868-hat-san-gemi-insaa-bakim-onarim-deniz-nakliyat-sanayi-ve-ticaret-a-s" xlink:type="simple">HAT-SAN GEMİ İNŞAA BAKIM ONARIM DENİZ NAKLİYAT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1-as-bagimsiz-denetim-ve-yeminli-mali-musavirlik-a-s" xlink:type="simple">AS BAĞIMSIZ DENETİM VE YEMİNLİ MALİ MÜŞAVİRLİK A.Ş.</text:a> </text:p>
          </table:table-cell>
          <table:table-cell table:number-columns-repeated="5"/>
          <table:table-cell table:formula="of:=COM.MICROSOFT.CONCAT([.A321];&quot;.IS&quot;)" office:value-type="string" office:string-value="HATSN .IS" calcext:value-type="string">
            <text:p>HATSN .IS</text:p>
          </table:table-cell>
          <table:table-cell office:value-type="string" calcext:value-type="string">
            <text:p>HATSN .IS</text:p>
          </table:table-cell>
          <table:table-cell table:formula="of:=SUBSTITUTE([.K321];&quot; &quot;;&quot;&quot;)" office:value-type="string" office:string-value="HATSN.IS" calcext:value-type="string">
            <text:p>HATSN.IS</text:p>
          </table:table-cell>
          <table:table-cell table:formula="of:= &quot;&quot;&quot;&quot; &amp; [.L321] &amp; &quot;&quot;&quot;&quot;&amp;&quot;,&quot;" office:value-type="string" office:string-value="&quot;HATSN.IS&quot;," calcext:value-type="string">
            <text:p>"HATS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32-hateks-hatay-tekstil-isletmeleri-a-s" xlink:type="simple">HATEK</text:a> </text:p>
          </table:table-cell>
          <table:table-cell office:value-type="string" calcext:value-type="string">
            <text:p><text:a xlink:href="../../../../../tr/sirket-bilgileri/ozet/1532-hateks-hatay-tekstil-isletmeleri-a-s" xlink:type="simple">HATEKS HATAY TEKSTİL İŞLETMELERİ A.Ş.</text:a> </text:p>
          </table:table-cell>
          <table:table-cell office:value-type="string" calcext:value-type="string">
            <text:p>HATAY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322];&quot;.IS&quot;)" office:value-type="string" office:string-value="HATEK .IS" calcext:value-type="string">
            <text:p>HATEK .IS</text:p>
          </table:table-cell>
          <table:table-cell office:value-type="string" calcext:value-type="string">
            <text:p>HATEK .IS</text:p>
          </table:table-cell>
          <table:table-cell table:formula="of:=SUBSTITUTE([.K322];&quot; &quot;;&quot;&quot;)" office:value-type="string" office:string-value="HATEK.IS" calcext:value-type="string">
            <text:p>HATEK.IS</text:p>
          </table:table-cell>
          <table:table-cell table:formula="of:= &quot;&quot;&quot;&quot; &amp; [.L322] &amp; &quot;&quot;&quot;&quot;&amp;&quot;,&quot;" office:value-type="string" office:string-value="&quot;HATEK.IS&quot;," calcext:value-type="string">
            <text:p>"HATE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038-hedef-arac-kiralama-ve-servis-a-s" xlink:type="simple">HDFFL</text:a> </text:p>
          </table:table-cell>
          <table:table-cell office:value-type="string" calcext:value-type="string">
            <text:p><text:a xlink:href="../../../../../tr/sirket-bilgileri/ozet/4038-hedef-arac-kiralama-ve-servis-a-s" xlink:type="simple">HEDEF ARAÇ KİRALAMA VE SERVİS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323];&quot;.IS&quot;)" office:value-type="string" office:string-value="HDFFL .IS" calcext:value-type="string">
            <text:p>HDFFL .IS</text:p>
          </table:table-cell>
          <table:table-cell office:value-type="string" calcext:value-type="string">
            <text:p>HDFFL .IS</text:p>
          </table:table-cell>
          <table:table-cell table:formula="of:=SUBSTITUTE([.K323];&quot; &quot;;&quot;&quot;)" office:value-type="string" office:string-value="HDFFL.IS" calcext:value-type="string">
            <text:p>HDFFL.IS</text:p>
          </table:table-cell>
          <table:table-cell table:formula="of:= &quot;&quot;&quot;&quot; &amp; [.L323] &amp; &quot;&quot;&quot;&quot;&amp;&quot;,&quot;" office:value-type="string" office:string-value="&quot;HDFFL.IS&quot;," calcext:value-type="string">
            <text:p>"HDFF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03-hedef-girisim-sermayesi-yatirim-ortakligi-a-s" xlink:type="simple">HDFGS</text:a> </text:p>
          </table:table-cell>
          <table:table-cell office:value-type="string" calcext:value-type="string">
            <text:p><text:a xlink:href="../../../../../tr/sirket-bilgileri/ozet/2003-hedef-girisim-sermayesi-yatirim-ortakligi-a-s" xlink:type="simple">HEDEF GİRİŞİM SERMAYESİ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324];&quot;.IS&quot;)" office:value-type="string" office:string-value="HDFGS .IS" calcext:value-type="string">
            <text:p>HDFGS .IS</text:p>
          </table:table-cell>
          <table:table-cell office:value-type="string" calcext:value-type="string">
            <text:p>HDFGS .IS</text:p>
          </table:table-cell>
          <table:table-cell table:formula="of:=SUBSTITUTE([.K324];&quot; &quot;;&quot;&quot;)" office:value-type="string" office:string-value="HDFGS.IS" calcext:value-type="string">
            <text:p>HDFGS.IS</text:p>
          </table:table-cell>
          <table:table-cell table:formula="of:= &quot;&quot;&quot;&quot; &amp; [.L324] &amp; &quot;&quot;&quot;&quot;&amp;&quot;,&quot;" office:value-type="string" office:string-value="&quot;HDFGS.IS&quot;," calcext:value-type="string">
            <text:p>"HDFG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87-hedef-holding-a-s" xlink:type="simple">HEDEF</text:a> </text:p>
          </table:table-cell>
          <table:table-cell office:value-type="string" calcext:value-type="string">
            <text:p><text:a xlink:href="../../../../../tr/sirket-bilgileri/ozet/5387-hedef-holding-a-s" xlink:type="simple">HEDEF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325];&quot;.IS&quot;)" office:value-type="string" office:string-value="HEDEF .IS" calcext:value-type="string">
            <text:p>HEDEF .IS</text:p>
          </table:table-cell>
          <table:table-cell office:value-type="string" calcext:value-type="string">
            <text:p>HEDEF .IS</text:p>
          </table:table-cell>
          <table:table-cell table:formula="of:=SUBSTITUTE([.K325];&quot; &quot;;&quot;&quot;)" office:value-type="string" office:string-value="HEDEF.IS" calcext:value-type="string">
            <text:p>HEDEF.IS</text:p>
          </table:table-cell>
          <table:table-cell table:formula="of:= &quot;&quot;&quot;&quot; &amp; [.L325] &amp; &quot;&quot;&quot;&quot;&amp;&quot;,&quot;" office:value-type="string" office:string-value="&quot;HEDEF.IS&quot;," calcext:value-type="string">
            <text:p>"HEDEF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40-hedef-varlik-kiralama-a-s" xlink:type="simple">HDFVK</text:a> </text:p>
          </table:table-cell>
          <table:table-cell office:value-type="string" calcext:value-type="string">
            <text:p><text:a xlink:href="../../../../../tr/sirket-bilgileri/ozet/5940-hedef-varlik-kiralama-a-s" xlink:type="simple">HEDEF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sth-strateji-portfoy-ikinci-hisse-senedi-fonu-hisse-senedi-yogun-fon" xlink:type="simple"> </text:a> </text:p>
          </table:table-cell>
          <table:table-cell table:number-columns-repeated="5"/>
          <table:table-cell table:formula="of:=COM.MICROSOFT.CONCAT([.A326];&quot;.IS&quot;)" office:value-type="string" office:string-value="HDFVK .IS" calcext:value-type="string">
            <text:p>HDFVK .IS</text:p>
          </table:table-cell>
          <table:table-cell office:value-type="string" calcext:value-type="string">
            <text:p>HDFVK .IS</text:p>
          </table:table-cell>
          <table:table-cell table:formula="of:=SUBSTITUTE([.K326];&quot; &quot;;&quot;&quot;)" office:value-type="string" office:string-value="HDFVK.IS" calcext:value-type="string">
            <text:p>HDFVK.IS</text:p>
          </table:table-cell>
          <table:table-cell table:formula="of:= &quot;&quot;&quot;&quot; &amp; [.L326] &amp; &quot;&quot;&quot;&quot;&amp;&quot;,&quot;" office:value-type="string" office:string-value="&quot;HDFVK.IS&quot;," calcext:value-type="string">
            <text:p>"HDFV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78-hektas-ticaret-t-a-s" xlink:type="simple">HEKTS</text:a> </text:p>
          </table:table-cell>
          <table:table-cell office:value-type="string" calcext:value-type="string">
            <text:p><text:a xlink:href="../../../../../tr/sirket-bilgileri/ozet/978-hektas-ticaret-t-a-s" xlink:type="simple">HEKTAŞ TİCARET T.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327];&quot;.IS&quot;)" office:value-type="string" office:string-value="HEKTS .IS" calcext:value-type="string">
            <text:p>HEKTS .IS</text:p>
          </table:table-cell>
          <table:table-cell office:value-type="string" calcext:value-type="string">
            <text:p>HEKTS .IS</text:p>
          </table:table-cell>
          <table:table-cell table:formula="of:=SUBSTITUTE([.K327];&quot; &quot;;&quot;&quot;)" office:value-type="string" office:string-value="HEKTS.IS" calcext:value-type="string">
            <text:p>HEKTS.IS</text:p>
          </table:table-cell>
          <table:table-cell table:formula="of:= &quot;&quot;&quot;&quot; &amp; [.L327] &amp; &quot;&quot;&quot;&quot;&amp;&quot;,&quot;" office:value-type="string" office:string-value="&quot;HEKTS.IS&quot;," calcext:value-type="string">
            <text:p>"HEKT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625-hidropar-hareket-kontrol-teknolojileri-merkezi-sanayi-ve-ticaret-a-s" xlink:type="simple">HKTM</text:a> </text:p>
          </table:table-cell>
          <table:table-cell office:value-type="string" calcext:value-type="string">
            <text:p><text:a xlink:href="../../../../../tr/sirket-bilgileri/ozet/5625-hidropar-hareket-kontrol-teknolojileri-merkezi-sanayi-ve-ticaret-a-s" xlink:type="simple">HİDROPAR HAREKET KONTROL TEKNOLOJİLERİ MERKEZİ SANAYİ VE TİCARET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4841-note-office-uluslararasi-bagimsiz-denetim-danismanlik-ve-yeminli-mali-musavirlik-a-s" xlink:type="simple">NOTE OFFİCE ULUSLARARASI BAĞIMSIZ DENETİM DANIŞMANLIK VE YEMİNLİ MALİ MÜŞAVİRLİK A.Ş.</text:a> </text:p>
          </table:table-cell>
          <table:table-cell table:number-columns-repeated="5"/>
          <table:table-cell table:formula="of:=COM.MICROSOFT.CONCAT([.A328];&quot;.IS&quot;)" office:value-type="string" office:string-value="HKTM .IS" calcext:value-type="string">
            <text:p>HKTM .IS</text:p>
          </table:table-cell>
          <table:table-cell office:value-type="string" calcext:value-type="string">
            <text:p>HKTM .IS</text:p>
          </table:table-cell>
          <table:table-cell table:formula="of:=SUBSTITUTE([.K328];&quot; &quot;;&quot;&quot;)" office:value-type="string" office:string-value="HKTM.IS" calcext:value-type="string">
            <text:p>HKTM.IS</text:p>
          </table:table-cell>
          <table:table-cell table:formula="of:= &quot;&quot;&quot;&quot; &amp; [.L328] &amp; &quot;&quot;&quot;&quot;&amp;&quot;,&quot;" office:value-type="string" office:string-value="&quot;HKTM.IS&quot;," calcext:value-type="string">
            <text:p>"HKT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99-hitit-bilgisayar-hizmetleri-a-s" xlink:type="simple">HTTBT</text:a> </text:p>
          </table:table-cell>
          <table:table-cell office:value-type="string" calcext:value-type="string">
            <text:p><text:a xlink:href="../../../../../tr/sirket-bilgileri/ozet/5499-hitit-bilgisayar-hizmetleri-a-s" xlink:type="simple">HİTİT BİLGİSAYAR HİZMET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29];&quot;.IS&quot;)" office:value-type="string" office:string-value="HTTBT .IS" calcext:value-type="string">
            <text:p>HTTBT .IS</text:p>
          </table:table-cell>
          <table:table-cell office:value-type="string" calcext:value-type="string">
            <text:p>HTTBT .IS</text:p>
          </table:table-cell>
          <table:table-cell table:formula="of:=SUBSTITUTE([.K329];&quot; &quot;;&quot;&quot;)" office:value-type="string" office:string-value="HTTBT.IS" calcext:value-type="string">
            <text:p>HTTBT.IS</text:p>
          </table:table-cell>
          <table:table-cell table:formula="of:= &quot;&quot;&quot;&quot; &amp; [.L329] &amp; &quot;&quot;&quot;&quot;&amp;&quot;,&quot;" office:value-type="string" office:string-value="&quot;HTTBT.IS&quot;," calcext:value-type="string">
            <text:p>"HTTB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64-horoz-lojistik-kargo-hizmetleri-ve-ticaret-a-s" xlink:type="simple">HOROZ</text:a> </text:p>
          </table:table-cell>
          <table:table-cell office:value-type="string" calcext:value-type="string">
            <text:p><text:a xlink:href="../../../../../tr/sirket-bilgileri/ozet/5964-horoz-lojistik-kargo-hizmetleri-ve-ticaret-a-s" xlink:type="simple">HOROZ LOJİSTİK KARGO HİZMETLER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sth-strateji-portfoy-ikinci-hisse-senedi-fonu-hisse-senedi-yogun-fon" xlink:type="simple"> </text:a> </text:p>
          </table:table-cell>
          <table:table-cell table:number-columns-repeated="5"/>
          <table:table-cell table:formula="of:=COM.MICROSOFT.CONCAT([.A330];&quot;.IS&quot;)" office:value-type="string" office:string-value="HOROZ .IS" calcext:value-type="string">
            <text:p>HOROZ .IS</text:p>
          </table:table-cell>
          <table:table-cell office:value-type="string" calcext:value-type="string">
            <text:p>HOROZ .IS</text:p>
          </table:table-cell>
          <table:table-cell table:formula="of:=SUBSTITUTE([.K330];&quot; &quot;;&quot;&quot;)" office:value-type="string" office:string-value="HOROZ.IS" calcext:value-type="string">
            <text:p>HOROZ.IS</text:p>
          </table:table-cell>
          <table:table-cell table:formula="of:= &quot;&quot;&quot;&quot; &amp; [.L330] &amp; &quot;&quot;&quot;&quot;&amp;&quot;,&quot;" office:value-type="string" office:string-value="&quot;HOROZ.IS&quot;," calcext:value-type="string">
            <text:p>"HOROZ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46-hub-girisim-sermayesi-yatirim-ortakligi-a-s" xlink:type="simple">HUBVC</text:a> </text:p>
          </table:table-cell>
          <table:table-cell office:value-type="string" calcext:value-type="string">
            <text:p><text:a xlink:href="../../../../../tr/sirket-bilgileri/ozet/1446-hub-girisim-sermayesi-yatirim-ortakligi-a-s" xlink:type="simple">HUB GİRİŞİM SERMAYESİ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5-analiz-bagimsiz-denetim-ve-danismanlik-a-s" xlink:type="simple">ANALİZ BAĞIMSIZ DENETİM VE DANIŞMANLIK A.Ş.</text:a> </text:p>
          </table:table-cell>
          <table:table-cell table:number-columns-repeated="5"/>
          <table:table-cell table:formula="of:=COM.MICROSOFT.CONCAT([.A331];&quot;.IS&quot;)" office:value-type="string" office:string-value="HUBVC .IS" calcext:value-type="string">
            <text:p>HUBVC .IS</text:p>
          </table:table-cell>
          <table:table-cell office:value-type="string" calcext:value-type="string">
            <text:p>HUBVC .IS</text:p>
          </table:table-cell>
          <table:table-cell table:formula="of:=SUBSTITUTE([.K331];&quot; &quot;;&quot;&quot;)" office:value-type="string" office:string-value="HUBVC.IS" calcext:value-type="string">
            <text:p>HUBVC.IS</text:p>
          </table:table-cell>
          <table:table-cell table:formula="of:= &quot;&quot;&quot;&quot; &amp; [.L331] &amp; &quot;&quot;&quot;&quot;&amp;&quot;,&quot;" office:value-type="string" office:string-value="&quot;HUBVC.IS&quot;," calcext:value-type="string">
            <text:p>"HUBVC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20-hun-yenilenebilir-enerji-uretim-a-s" xlink:type="simple">HUNER</text:a> </text:p>
          </table:table-cell>
          <table:table-cell office:value-type="string" calcext:value-type="string">
            <text:p><text:a xlink:href="../../../../../tr/sirket-bilgileri/ozet/5520-hun-yenilenebilir-enerji-uretim-a-s" xlink:type="simple">HUN YENİLENEBİLİR ENERJİ ÜRETİ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2-bm-bagimsiz-denetim-a-s" xlink:type="simple">BM BAĞIMSIZ DENETİM A.Ş.</text:a> </text:p>
          </table:table-cell>
          <table:table-cell table:number-columns-repeated="5"/>
          <table:table-cell table:formula="of:=COM.MICROSOFT.CONCAT([.A332];&quot;.IS&quot;)" office:value-type="string" office:string-value="HUNER .IS" calcext:value-type="string">
            <text:p>HUNER .IS</text:p>
          </table:table-cell>
          <table:table-cell office:value-type="string" calcext:value-type="string">
            <text:p>HUNER .IS</text:p>
          </table:table-cell>
          <table:table-cell table:formula="of:=SUBSTITUTE([.K332];&quot; &quot;;&quot;&quot;)" office:value-type="string" office:string-value="HUNER.IS" calcext:value-type="string">
            <text:p>HUNER.IS</text:p>
          </table:table-cell>
          <table:table-cell table:formula="of:= &quot;&quot;&quot;&quot; &amp; [.L332] &amp; &quot;&quot;&quot;&quot;&amp;&quot;,&quot;" office:value-type="string" office:string-value="&quot;HUNER.IS&quot;," calcext:value-type="string">
            <text:p>"HUNE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367-huzur-faktoring-a-s" xlink:type="simple">HUZFA</text:a> </text:p>
          </table:table-cell>
          <table:table-cell office:value-type="string" calcext:value-type="string">
            <text:p><text:a xlink:href="../../../../../tr/sirket-bilgileri/ozet/2367-huzur-faktoring-a-s" xlink:type="simple">HUZUR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333];&quot;.IS&quot;)" office:value-type="string" office:string-value="HUZFA .IS" calcext:value-type="string">
            <text:p>HUZFA .IS</text:p>
          </table:table-cell>
          <table:table-cell office:value-type="string" calcext:value-type="string">
            <text:p>HUZFA .IS</text:p>
          </table:table-cell>
          <table:table-cell table:formula="of:=SUBSTITUTE([.K333];&quot; &quot;;&quot;&quot;)" office:value-type="string" office:string-value="HUZFA.IS" calcext:value-type="string">
            <text:p>HUZFA.IS</text:p>
          </table:table-cell>
          <table:table-cell table:formula="of:= &quot;&quot;&quot;&quot; &amp; [.L333] &amp; &quot;&quot;&quot;&quot;&amp;&quot;,&quot;" office:value-type="string" office:string-value="&quot;HUZFA.IS&quot;," calcext:value-type="string">
            <text:p>"HUZFA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979-hurriyet-gazetecilik-ve-matbaacilik-a-s" xlink:type="simple">HURGZ</text:a> </text:p>
          </table:table-cell>
          <table:table-cell table:style-name="ce6" office:value-type="string" calcext:value-type="string">
            <text:p><text:a xlink:href="../../../../../tr/sirket-bilgileri/ozet/979-hurriyet-gazetecilik-ve-matbaacilik-a-s" xlink:type="simple">HÜRRİYET GAZETECİLİK VE MATBAACILIK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334];&quot;.IS&quot;)" office:value-type="string" office:string-value="HURGZ .IS" calcext:value-type="string">
            <text:p>HURGZ .IS</text:p>
          </table:table-cell>
          <table:table-cell office:value-type="string" calcext:value-type="string">
            <text:p>HURGZ .IS</text:p>
          </table:table-cell>
          <table:table-cell table:formula="of:=SUBSTITUTE([.K334];&quot; &quot;;&quot;&quot;)" office:value-type="string" office:string-value="HURGZ.IS" calcext:value-type="string">
            <text:p>HURGZ.IS</text:p>
          </table:table-cell>
          <table:table-cell table:formula="of:= &quot;&quot;&quot;&quot; &amp; [.L334] &amp; &quot;&quot;&quot;&quot;&amp;&quot;,&quot;" office:value-type="string" office:string-value="&quot;HURGZ.IS&quot;," calcext:value-type="string">
            <text:p>"HURGZ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335];&quot;.IS&quot;)" office:value-type="string" office:string-value=".IS" calcext:value-type="string">
            <text:p>.IS</text:p>
          </table:table-cell>
          <table:table-cell/>
          <table:table-cell table:formula="of:=SUBSTITUTE([.K335];&quot; &quot;;&quot;&quot;)">
            <text:p/>
          </table:table-cell>
          <table:table-cell table:formula="of:= &quot;&quot;&quot;&quot; &amp; [.L335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Default" table:number-columns-repeated="3"/>
          <table:table-cell table:number-columns-repeated="5"/>
          <table:table-cell table:formula="of:=COM.MICROSOFT.CONCAT([.A336];&quot;.IS&quot;)" office:value-type="string" office:string-value="I.IS" calcext:value-type="string">
            <text:p>I.IS</text:p>
          </table:table-cell>
          <table:table-cell/>
          <table:table-cell table:formula="of:=SUBSTITUTE([.K336];&quot; &quot;;&quot;&quot;)">
            <text:p/>
          </table:table-cell>
          <table:table-cell table:formula="of:= &quot;&quot;&quot;&quot; &amp; [.L336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337];&quot;.IS&quot;)" office:value-type="string" office:string-value=".IS" calcext:value-type="string">
            <text:p>.IS</text:p>
          </table:table-cell>
          <table:table-cell/>
          <table:table-cell table:formula="of:=SUBSTITUTE([.K337];&quot; &quot;;&quot;&quot;)">
            <text:p/>
          </table:table-cell>
          <table:table-cell table:formula="of:= &quot;&quot;&quot;&quot; &amp; [.L337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338];&quot;.IS&quot;)" office:value-type="string" office:string-value="Kod.IS" calcext:value-type="string">
            <text:p>Kod.IS</text:p>
          </table:table-cell>
          <table:table-cell/>
          <table:table-cell table:formula="of:=SUBSTITUTE([.K338];&quot; &quot;;&quot;&quot;)">
            <text:p/>
          </table:table-cell>
          <table:table-cell table:formula="of:= &quot;&quot;&quot;&quot; &amp; [.L338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43-ic-enterra-yenilenebilir-enerji-a-s" xlink:type="simple">ENTRA</text:a> </text:p>
          </table:table-cell>
          <table:table-cell office:value-type="string" calcext:value-type="string">
            <text:p><text:a xlink:href="../../../../../tr/sirket-bilgileri/ozet/5943-ic-enterra-yenilenebilir-enerji-a-s" xlink:type="simple">IC ENTERRA YENİLENEBİLİR ENERJ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sth-strateji-portfoy-ikinci-hisse-senedi-fonu-hisse-senedi-yogun-fon" xlink:type="simple"> </text:a> </text:p>
          </table:table-cell>
          <table:table-cell table:number-columns-repeated="5"/>
          <table:table-cell table:formula="of:=COM.MICROSOFT.CONCAT([.A339];&quot;.IS&quot;)" office:value-type="string" office:string-value="ENTRA .IS" calcext:value-type="string">
            <text:p>ENTRA .IS</text:p>
          </table:table-cell>
          <table:table-cell office:value-type="string" calcext:value-type="string">
            <text:p>ENTRA .IS</text:p>
          </table:table-cell>
          <table:table-cell table:formula="of:=SUBSTITUTE([.K339];&quot; &quot;;&quot;&quot;)" office:value-type="string" office:string-value="ENTRA.IS" calcext:value-type="string">
            <text:p>ENTRA.IS</text:p>
          </table:table-cell>
          <table:table-cell table:formula="of:= &quot;&quot;&quot;&quot; &amp; [.L339] &amp; &quot;&quot;&quot;&quot;&amp;&quot;,&quot;" office:value-type="string" office:string-value="&quot;ENTRA.IS&quot;," calcext:value-type="string">
            <text:p>"ENTR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20-icbc-turkey-bank-a-s" xlink:type="simple">ICB, ICBCT</text:a> </text:p>
          </table:table-cell>
          <table:table-cell office:value-type="string" calcext:value-type="string">
            <text:p><text:a xlink:href="../../../../../tr/sirket-bilgileri/ozet/2420-icbc-turkey-bank-a-s" xlink:type="simple">ICBC TURKEY BAN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340];&quot;.IS&quot;)" office:value-type="string" office:string-value="ICB, ICBCT .IS" calcext:value-type="string">
            <text:p>ICB, ICBCT .IS</text:p>
          </table:table-cell>
          <table:table-cell office:value-type="string" calcext:value-type="string">
            <text:p>ICBCT .IS</text:p>
          </table:table-cell>
          <table:table-cell table:formula="of:=SUBSTITUTE([.K340];&quot; &quot;;&quot;&quot;)" office:value-type="string" office:string-value="ICBCT.IS" calcext:value-type="string">
            <text:p>ICBCT.IS</text:p>
          </table:table-cell>
          <table:table-cell table:formula="of:= &quot;&quot;&quot;&quot; &amp; [.L340] &amp; &quot;&quot;&quot;&quot;&amp;&quot;,&quot;" office:value-type="string" office:string-value="&quot;ICBCT.IS&quot;," calcext:value-type="string">
            <text:p>"ICBC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18-icu-girisim-sermayesi-yatirim-ortakligi-a-s" xlink:type="simple">ICUGS</text:a> </text:p>
          </table:table-cell>
          <table:table-cell office:value-type="string" calcext:value-type="string">
            <text:p><text:a xlink:href="../../../../../tr/sirket-bilgileri/ozet/1118-icu-girisim-sermayesi-yatirim-ortakligi-a-s" xlink:type="simple">ICU GİRİŞİM SERMAYESİ YATIRIM ORTAKLIĞI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97-birlesim-neks-bagimsiz-denetim-a-s" xlink:type="simple">BİRLEŞİM NEKS BAĞIMSIZ DENETİM A.Ş.</text:a> </text:p>
          </table:table-cell>
          <table:table-cell table:number-columns-repeated="5"/>
          <table:table-cell table:formula="of:=COM.MICROSOFT.CONCAT([.A341];&quot;.IS&quot;)" office:value-type="string" office:string-value="ICUGS .IS" calcext:value-type="string">
            <text:p>ICUGS .IS</text:p>
          </table:table-cell>
          <table:table-cell office:value-type="string" calcext:value-type="string">
            <text:p>ICUGS .IS</text:p>
          </table:table-cell>
          <table:table-cell table:formula="of:=SUBSTITUTE([.K341];&quot; &quot;;&quot;&quot;)" office:value-type="string" office:string-value="ICUGS.IS" calcext:value-type="string">
            <text:p>ICUGS.IS</text:p>
          </table:table-cell>
          <table:table-cell table:formula="of:= &quot;&quot;&quot;&quot; &amp; [.L341] &amp; &quot;&quot;&quot;&quot;&amp;&quot;,&quot;" office:value-type="string" office:string-value="&quot;ICUGS.IS&quot;," calcext:value-type="string">
            <text:p>"ICUG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35-ingram-micro-bilisim-sistemleri-a-s" xlink:type="simple">INGRM</text:a> </text:p>
          </table:table-cell>
          <table:table-cell office:value-type="string" calcext:value-type="string">
            <text:p><text:a xlink:href="../../../../../tr/sirket-bilgileri/ozet/1435-ingram-micro-bilisim-sistemleri-a-s" xlink:type="simple">INGRAM MİCRO BİLİŞİM SİSTEM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342];&quot;.IS&quot;)" office:value-type="string" office:string-value="INGRM .IS" calcext:value-type="string">
            <text:p>INGRM .IS</text:p>
          </table:table-cell>
          <table:table-cell office:value-type="string" calcext:value-type="string">
            <text:p>INGRM .IS</text:p>
          </table:table-cell>
          <table:table-cell table:formula="of:=SUBSTITUTE([.K342];&quot; &quot;;&quot;&quot;)" office:value-type="string" office:string-value="INGRM.IS" calcext:value-type="string">
            <text:p>INGRM.IS</text:p>
          </table:table-cell>
          <table:table-cell table:formula="of:= &quot;&quot;&quot;&quot; &amp; [.L342] &amp; &quot;&quot;&quot;&quot;&amp;&quot;,&quot;" office:value-type="string" office:string-value="&quot;INGRM.IS&quot;," calcext:value-type="string">
            <text:p>"INGR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62-inveo-yatirim-holding-a-s" xlink:type="simple">INVEO</text:a> </text:p>
          </table:table-cell>
          <table:table-cell office:value-type="string" calcext:value-type="string">
            <text:p><text:a xlink:href="../../../../../tr/sirket-bilgileri/ozet/962-inveo-yatirim-holding-a-s" xlink:type="simple">INVEO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343];&quot;.IS&quot;)" office:value-type="string" office:string-value="INVEO .IS" calcext:value-type="string">
            <text:p>INVEO .IS</text:p>
          </table:table-cell>
          <table:table-cell office:value-type="string" calcext:value-type="string">
            <text:p>INVEO .IS</text:p>
          </table:table-cell>
          <table:table-cell table:formula="of:=SUBSTITUTE([.K343];&quot; &quot;;&quot;&quot;)" office:value-type="string" office:string-value="INVEO.IS" calcext:value-type="string">
            <text:p>INVEO.IS</text:p>
          </table:table-cell>
          <table:table-cell table:formula="of:= &quot;&quot;&quot;&quot; &amp; [.L343] &amp; &quot;&quot;&quot;&quot;&amp;&quot;,&quot;" office:value-type="string" office:string-value="&quot;INVEO.IS&quot;," calcext:value-type="string">
            <text:p>"INVE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640-invest-az-yatirim-menkul-degerler-a-s" xlink:type="simple">IAZ, INVAZ</text:a> </text:p>
          </table:table-cell>
          <table:table-cell office:value-type="string" calcext:value-type="string">
            <text:p><text:a xlink:href="../../../../../tr/sirket-bilgileri/ozet/2640-invest-az-yatirim-menkul-degerler-a-s" xlink:type="simple">INVEST-AZ YATIRIM MENKUL DEĞERLER A.Ş.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../../../../../tr/sirket-bilgileri/ozet/sth-strateji-portfoy-ikinci-hisse-senedi-fonu-hisse-senedi-yogun-fon" xlink:type="simple"> </text:a> </text:p>
          </table:table-cell>
          <table:table-cell table:number-columns-repeated="5"/>
          <table:table-cell table:formula="of:=COM.MICROSOFT.CONCAT([.A344];&quot;.IS&quot;)" office:value-type="string" office:string-value="IAZ, INVAZ .IS" calcext:value-type="string">
            <text:p>IAZ, INVAZ .IS</text:p>
          </table:table-cell>
          <table:table-cell office:value-type="string" calcext:value-type="string">
            <text:p>INVAZ .IS</text:p>
          </table:table-cell>
          <table:table-cell table:formula="of:=SUBSTITUTE([.K344];&quot; &quot;;&quot;&quot;)" office:value-type="string" office:string-value="INVAZ.IS" calcext:value-type="string">
            <text:p>INVAZ.IS</text:p>
          </table:table-cell>
          <table:table-cell table:formula="of:= &quot;&quot;&quot;&quot; &amp; [.L344] &amp; &quot;&quot;&quot;&quot;&amp;&quot;,&quot;" office:value-type="string" office:string-value="&quot;INVAZ.IS&quot;," calcext:value-type="string">
            <text:p>"INVAZ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49-investco-holding-a-s" xlink:type="simple">INVES</text:a> </text:p>
          </table:table-cell>
          <table:table-cell office:value-type="string" calcext:value-type="string">
            <text:p><text:a xlink:href="../../../../../tr/sirket-bilgileri/ozet/5549-investco-holding-a-s" xlink:type="simple">INVESTCO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45];&quot;.IS&quot;)" office:value-type="string" office:string-value="INVES .IS" calcext:value-type="string">
            <text:p>INVES .IS</text:p>
          </table:table-cell>
          <table:table-cell office:value-type="string" calcext:value-type="string">
            <text:p>INVES .IS</text:p>
          </table:table-cell>
          <table:table-cell table:formula="of:=SUBSTITUTE([.K345];&quot; &quot;;&quot;&quot;)" office:value-type="string" office:string-value="INVES.IS" calcext:value-type="string">
            <text:p>INVES.IS</text:p>
          </table:table-cell>
          <table:table-cell table:formula="of:= &quot;&quot;&quot;&quot; &amp; [.L345] &amp; &quot;&quot;&quot;&quot;&amp;&quot;,&quot;" office:value-type="string" office:string-value="&quot;INVES.IS&quot;," calcext:value-type="string">
            <text:p>"INVE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254-isik-plastik-sanayi-ve-dis-ticaret-pazarlama-a-s" xlink:type="simple">ISKPL</text:a> </text:p>
          </table:table-cell>
          <table:table-cell office:value-type="string" calcext:value-type="string">
            <text:p><text:a xlink:href="../../../../../tr/sirket-bilgileri/ozet/5254-isik-plastik-sanayi-ve-dis-ticaret-pazarlama-a-s" xlink:type="simple">IŞIK PLASTİK SANAYİ VE DIŞ TİCARET PAZAR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346];&quot;.IS&quot;)" office:value-type="string" office:string-value="ISKPL .IS" calcext:value-type="string">
            <text:p>ISKPL .IS</text:p>
          </table:table-cell>
          <table:table-cell office:value-type="string" calcext:value-type="string">
            <text:p>ISKPL .IS</text:p>
          </table:table-cell>
          <table:table-cell table:formula="of:=SUBSTITUTE([.K346];&quot; &quot;;&quot;&quot;)" office:value-type="string" office:string-value="ISKPL.IS" calcext:value-type="string">
            <text:p>ISKPL.IS</text:p>
          </table:table-cell>
          <table:table-cell table:formula="of:= &quot;&quot;&quot;&quot; &amp; [.L346] &amp; &quot;&quot;&quot;&quot;&amp;&quot;,&quot;" office:value-type="string" office:string-value="&quot;ISKPL.IS&quot;," calcext:value-type="string">
            <text:p>"ISKPL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1031-isiklar-enerji-ve-yapi-holding-a-s" xlink:type="simple">IEYHO</text:a> </text:p>
          </table:table-cell>
          <table:table-cell table:style-name="ce6" office:value-type="string" calcext:value-type="string">
            <text:p><text:a xlink:href="../../../../../tr/sirket-bilgileri/ozet/1031-isiklar-enerji-ve-yapi-holding-a-s" xlink:type="simple">IŞIKLAR ENERJİ VE YAPI HOLDİNG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4334-birlesik-ekol-bagimsiz-denetim-a-s" xlink:type="simple">BİRLEŞİK EKOL BAĞIMSIZ DENETİM A.Ş.</text:a> </text:p>
          </table:table-cell>
          <table:table-cell table:number-columns-repeated="5"/>
          <table:table-cell table:formula="of:=COM.MICROSOFT.CONCAT([.A347];&quot;.IS&quot;)" office:value-type="string" office:string-value="IEYHO .IS" calcext:value-type="string">
            <text:p>IEYHO .IS</text:p>
          </table:table-cell>
          <table:table-cell office:value-type="string" calcext:value-type="string">
            <text:p>IEYHO .IS</text:p>
          </table:table-cell>
          <table:table-cell table:formula="of:=SUBSTITUTE([.K347];&quot; &quot;;&quot;&quot;)" office:value-type="string" office:string-value="IEYHO.IS" calcext:value-type="string">
            <text:p>IEYHO.IS</text:p>
          </table:table-cell>
          <table:table-cell table:formula="of:= &quot;&quot;&quot;&quot; &amp; [.L347] &amp; &quot;&quot;&quot;&quot;&amp;&quot;,&quot;" office:value-type="string" office:string-value="&quot;IEYHO.IS&quot;," calcext:value-type="string">
            <text:p>"IEYHO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348];&quot;.IS&quot;)" office:value-type="string" office:string-value=".IS" calcext:value-type="string">
            <text:p>.IS</text:p>
          </table:table-cell>
          <table:table-cell/>
          <table:table-cell table:formula="of:=SUBSTITUTE([.K348];&quot; &quot;;&quot;&quot;)">
            <text:p/>
          </table:table-cell>
          <table:table-cell table:formula="of:= &quot;&quot;&quot;&quot; &amp; [.L348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İ</text:p>
          </table:table-cell>
          <table:table-cell table:style-name="Default" table:number-columns-repeated="3"/>
          <table:table-cell table:number-columns-repeated="5"/>
          <table:table-cell table:formula="of:=COM.MICROSOFT.CONCAT([.A349];&quot;.IS&quot;)" office:value-type="string" office:string-value="İ.IS" calcext:value-type="string">
            <text:p>İ.IS</text:p>
          </table:table-cell>
          <table:table-cell/>
          <table:table-cell table:formula="of:=SUBSTITUTE([.K349];&quot; &quot;;&quot;&quot;)">
            <text:p/>
          </table:table-cell>
          <table:table-cell table:formula="of:= &quot;&quot;&quot;&quot; &amp; [.L349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350];&quot;.IS&quot;)" office:value-type="string" office:string-value=".IS" calcext:value-type="string">
            <text:p>.IS</text:p>
          </table:table-cell>
          <table:table-cell/>
          <table:table-cell table:formula="of:=SUBSTITUTE([.K350];&quot; &quot;;&quot;&quot;)">
            <text:p/>
          </table:table-cell>
          <table:table-cell table:formula="of:= &quot;&quot;&quot;&quot; &amp; [.L350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351];&quot;.IS&quot;)" office:value-type="string" office:string-value="Kod.IS" calcext:value-type="string">
            <text:p>Kod.IS</text:p>
          </table:table-cell>
          <table:table-cell/>
          <table:table-cell table:formula="of:=SUBSTITUTE([.K351];&quot; &quot;;&quot;&quot;)">
            <text:p/>
          </table:table-cell>
          <table:table-cell table:formula="of:= &quot;&quot;&quot;&quot; &amp; [.L351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06-idealist-gayrimenkul-yatirim-ortakligi-a-s" xlink:type="simple">IDGYO</text:a> </text:p>
          </table:table-cell>
          <table:table-cell office:value-type="string" calcext:value-type="string">
            <text:p><text:a xlink:href="../../../../../tr/sirket-bilgileri/ozet/1506-idealist-gayrimenkul-yatirim-ortakligi-a-s" xlink:type="simple">İDEALİST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352];&quot;.IS&quot;)" office:value-type="string" office:string-value="IDGYO .IS" calcext:value-type="string">
            <text:p>IDGYO .IS</text:p>
          </table:table-cell>
          <table:table-cell office:value-type="string" calcext:value-type="string">
            <text:p>IDGYO .IS</text:p>
          </table:table-cell>
          <table:table-cell table:formula="of:=SUBSTITUTE([.K352];&quot; &quot;;&quot;&quot;)" office:value-type="string" office:string-value="IDGYO.IS" calcext:value-type="string">
            <text:p>IDGYO.IS</text:p>
          </table:table-cell>
          <table:table-cell table:formula="of:= &quot;&quot;&quot;&quot; &amp; [.L352] &amp; &quot;&quot;&quot;&quot;&amp;&quot;,&quot;" office:value-type="string" office:string-value="&quot;IDGYO.IS&quot;," calcext:value-type="string">
            <text:p>"ID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81-ihlas-ev-aletleri-imalat-sanayi-ve-ticaret-a-s" xlink:type="simple">IHEVA</text:a> </text:p>
          </table:table-cell>
          <table:table-cell office:value-type="string" calcext:value-type="string">
            <text:p><text:a xlink:href="../../../../../tr/sirket-bilgileri/ozet/981-ihlas-ev-aletleri-imalat-sanayi-ve-ticaret-a-s" xlink:type="simple">İHLAS EV ALETLERİ İMALAT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813-kaizen-bagimsiz-denetim-a-s" xlink:type="simple">KAİZEN BAĞIMSIZ DENETİM A.Ş.</text:a> </text:p>
          </table:table-cell>
          <table:table-cell table:number-columns-repeated="5"/>
          <table:table-cell table:formula="of:=COM.MICROSOFT.CONCAT([.A353];&quot;.IS&quot;)" office:value-type="string" office:string-value="IHEVA .IS" calcext:value-type="string">
            <text:p>IHEVA .IS</text:p>
          </table:table-cell>
          <table:table-cell office:value-type="string" calcext:value-type="string">
            <text:p>IHEVA .IS</text:p>
          </table:table-cell>
          <table:table-cell table:formula="of:=SUBSTITUTE([.K353];&quot; &quot;;&quot;&quot;)" office:value-type="string" office:string-value="IHEVA.IS" calcext:value-type="string">
            <text:p>IHEVA.IS</text:p>
          </table:table-cell>
          <table:table-cell table:formula="of:= &quot;&quot;&quot;&quot; &amp; [.L353] &amp; &quot;&quot;&quot;&quot;&amp;&quot;,&quot;" office:value-type="string" office:string-value="&quot;IHEVA.IS&quot;," calcext:value-type="string">
            <text:p>"IHEV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44-ihlas-gayrimenkul-proje-gelistirme-ve-ticaret-a-s" xlink:type="simple">IHLGM</text:a> </text:p>
          </table:table-cell>
          <table:table-cell office:value-type="string" calcext:value-type="string">
            <text:p><text:a xlink:href="../../../../../tr/sirket-bilgileri/ozet/1044-ihlas-gayrimenkul-proje-gelistirme-ve-ticaret-a-s" xlink:type="simple">İHLAS GAYRİMENKUL PROJE GELİŞTİRME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813-kaizen-bagimsiz-denetim-a-s" xlink:type="simple">KAİZEN BAĞIMSIZ DENETİM A.Ş.</text:a> </text:p>
          </table:table-cell>
          <table:table-cell table:number-columns-repeated="5"/>
          <table:table-cell table:formula="of:=COM.MICROSOFT.CONCAT([.A354];&quot;.IS&quot;)" office:value-type="string" office:string-value="IHLGM .IS" calcext:value-type="string">
            <text:p>IHLGM .IS</text:p>
          </table:table-cell>
          <table:table-cell office:value-type="string" calcext:value-type="string">
            <text:p>IHLGM .IS</text:p>
          </table:table-cell>
          <table:table-cell table:formula="of:=SUBSTITUTE([.K354];&quot; &quot;;&quot;&quot;)" office:value-type="string" office:string-value="IHLGM.IS" calcext:value-type="string">
            <text:p>IHLGM.IS</text:p>
          </table:table-cell>
          <table:table-cell table:formula="of:= &quot;&quot;&quot;&quot; &amp; [.L354] &amp; &quot;&quot;&quot;&quot;&amp;&quot;,&quot;" office:value-type="string" office:string-value="&quot;IHLGM.IS&quot;," calcext:value-type="string">
            <text:p>"IHLG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07-ihlas-gazetecilik-a-s" xlink:type="simple">IHGZT</text:a> </text:p>
          </table:table-cell>
          <table:table-cell office:value-type="string" calcext:value-type="string">
            <text:p><text:a xlink:href="../../../../../tr/sirket-bilgileri/ozet/1507-ihlas-gazetecilik-a-s" xlink:type="simple">İHLAS GAZETECİLİ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813-kaizen-bagimsiz-denetim-a-s" xlink:type="simple">KAİZEN BAĞIMSIZ DENETİM A.Ş.</text:a> </text:p>
          </table:table-cell>
          <table:table-cell table:number-columns-repeated="5"/>
          <table:table-cell table:formula="of:=COM.MICROSOFT.CONCAT([.A355];&quot;.IS&quot;)" office:value-type="string" office:string-value="IHGZT .IS" calcext:value-type="string">
            <text:p>IHGZT .IS</text:p>
          </table:table-cell>
          <table:table-cell office:value-type="string" calcext:value-type="string">
            <text:p>IHGZT .IS</text:p>
          </table:table-cell>
          <table:table-cell table:formula="of:=SUBSTITUTE([.K355];&quot; &quot;;&quot;&quot;)" office:value-type="string" office:string-value="IHGZT.IS" calcext:value-type="string">
            <text:p>IHGZT.IS</text:p>
          </table:table-cell>
          <table:table-cell table:formula="of:= &quot;&quot;&quot;&quot; &amp; [.L355] &amp; &quot;&quot;&quot;&quot;&amp;&quot;,&quot;" office:value-type="string" office:string-value="&quot;IHGZT.IS&quot;," calcext:value-type="string">
            <text:p>"IHGZ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20-ihlas-haber-ajansi-a-s" xlink:type="simple">IHAAS</text:a> </text:p>
          </table:table-cell>
          <table:table-cell office:value-type="string" calcext:value-type="string">
            <text:p><text:a xlink:href="../../../../../tr/sirket-bilgileri/ozet/5420-ihlas-haber-ajansi-a-s" xlink:type="simple">İHLAS HABER AJAN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813-kaizen-bagimsiz-denetim-a-s" xlink:type="simple">KAİZEN BAĞIMSIZ DENETİM A.Ş.</text:a> </text:p>
          </table:table-cell>
          <table:table-cell table:number-columns-repeated="5"/>
          <table:table-cell table:formula="of:=COM.MICROSOFT.CONCAT([.A356];&quot;.IS&quot;)" office:value-type="string" office:string-value="IHAAS .IS" calcext:value-type="string">
            <text:p>IHAAS .IS</text:p>
          </table:table-cell>
          <table:table-cell office:value-type="string" calcext:value-type="string">
            <text:p>IHAAS .IS</text:p>
          </table:table-cell>
          <table:table-cell table:formula="of:=SUBSTITUTE([.K356];&quot; &quot;;&quot;&quot;)" office:value-type="string" office:string-value="IHAAS.IS" calcext:value-type="string">
            <text:p>IHAAS.IS</text:p>
          </table:table-cell>
          <table:table-cell table:formula="of:= &quot;&quot;&quot;&quot; &amp; [.L356] &amp; &quot;&quot;&quot;&quot;&amp;&quot;,&quot;" office:value-type="string" office:string-value="&quot;IHAAS.IS&quot;," calcext:value-type="string">
            <text:p>"IHA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83-ihlas-holding-a-s" xlink:type="simple">IHLAS</text:a> </text:p>
          </table:table-cell>
          <table:table-cell office:value-type="string" calcext:value-type="string">
            <text:p><text:a xlink:href="../../../../../tr/sirket-bilgileri/ozet/983-ihlas-holding-a-s" xlink:type="simple">İHLAS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813-kaizen-bagimsiz-denetim-a-s" xlink:type="simple">KAİZEN BAĞIMSIZ DENETİM A.Ş.</text:a> </text:p>
          </table:table-cell>
          <table:table-cell table:number-columns-repeated="5"/>
          <table:table-cell table:formula="of:=COM.MICROSOFT.CONCAT([.A357];&quot;.IS&quot;)" office:value-type="string" office:string-value="IHLAS .IS" calcext:value-type="string">
            <text:p>IHLAS .IS</text:p>
          </table:table-cell>
          <table:table-cell office:value-type="string" calcext:value-type="string">
            <text:p>IHLAS .IS</text:p>
          </table:table-cell>
          <table:table-cell table:formula="of:=SUBSTITUTE([.K357];&quot; &quot;;&quot;&quot;)" office:value-type="string" office:string-value="IHLAS.IS" calcext:value-type="string">
            <text:p>IHLAS.IS</text:p>
          </table:table-cell>
          <table:table-cell table:formula="of:= &quot;&quot;&quot;&quot; &amp; [.L357] &amp; &quot;&quot;&quot;&quot;&amp;&quot;,&quot;" office:value-type="string" office:string-value="&quot;IHLAS.IS&quot;," calcext:value-type="string">
            <text:p>"IHL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26-ihlas-yayin-holding-a-s" xlink:type="simple">IHYAY</text:a> </text:p>
          </table:table-cell>
          <table:table-cell office:value-type="string" calcext:value-type="string">
            <text:p><text:a xlink:href="../../../../../tr/sirket-bilgileri/ozet/1526-ihlas-yayin-holding-a-s" xlink:type="simple">İHLAS YAYIN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813-kaizen-bagimsiz-denetim-a-s" xlink:type="simple">KAİZEN BAĞIMSIZ DENETİM A.Ş.</text:a> </text:p>
          </table:table-cell>
          <table:table-cell table:number-columns-repeated="5"/>
          <table:table-cell table:formula="of:=COM.MICROSOFT.CONCAT([.A358];&quot;.IS&quot;)" office:value-type="string" office:string-value="IHYAY .IS" calcext:value-type="string">
            <text:p>IHYAY .IS</text:p>
          </table:table-cell>
          <table:table-cell office:value-type="string" calcext:value-type="string">
            <text:p>IHYAY .IS</text:p>
          </table:table-cell>
          <table:table-cell table:formula="of:=SUBSTITUTE([.K358];&quot; &quot;;&quot;&quot;)" office:value-type="string" office:string-value="IHYAY.IS" calcext:value-type="string">
            <text:p>IHYAY.IS</text:p>
          </table:table-cell>
          <table:table-cell table:formula="of:= &quot;&quot;&quot;&quot; &amp; [.L358] &amp; &quot;&quot;&quot;&quot;&amp;&quot;,&quot;" office:value-type="string" office:string-value="&quot;IHYAY.IS&quot;," calcext:value-type="string">
            <text:p>"IHYA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92-imas-makina-sanayi-a-s" xlink:type="simple">IMASM</text:a> </text:p>
          </table:table-cell>
          <table:table-cell office:value-type="string" calcext:value-type="string">
            <text:p><text:a xlink:href="../../../../../tr/sirket-bilgileri/ozet/5592-imas-makina-sanayi-a-s" xlink:type="simple">İMAŞ MAKİNA SANAYİ A.Ş.</text:a> </text:p>
          </table:table-cell>
          <table:table-cell office:value-type="string" calcext:value-type="string">
            <text:p>KONYA</text:p>
          </table:table-cell>
          <table:table-cell office:value-type="string" calcext:value-type="string">
            <text:p><text:a xlink:href="../../../../../tr/sirket-bilgileri/ozet/5310-ttk-bagimsiz-denetim-ve-yeminli-mali-musavirlik-a-s" xlink:type="simple">TTK BAĞIMSIZ DENETİM VE YEMİNLİ MALİ MÜŞAVİRLİK A.Ş.</text:a> </text:p>
          </table:table-cell>
          <table:table-cell table:number-columns-repeated="5"/>
          <table:table-cell table:formula="of:=COM.MICROSOFT.CONCAT([.A359];&quot;.IS&quot;)" office:value-type="string" office:string-value="IMASM .IS" calcext:value-type="string">
            <text:p>IMASM .IS</text:p>
          </table:table-cell>
          <table:table-cell office:value-type="string" calcext:value-type="string">
            <text:p>IMASM .IS</text:p>
          </table:table-cell>
          <table:table-cell table:formula="of:=SUBSTITUTE([.K359];&quot; &quot;;&quot;&quot;)" office:value-type="string" office:string-value="IMASM.IS" calcext:value-type="string">
            <text:p>IMASM.IS</text:p>
          </table:table-cell>
          <table:table-cell table:formula="of:= &quot;&quot;&quot;&quot; &amp; [.L359] &amp; &quot;&quot;&quot;&quot;&amp;&quot;,&quot;" office:value-type="string" office:string-value="&quot;IMASM.IS&quot;," calcext:value-type="string">
            <text:p>"IMAS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90-indeks-bilgisayar-sistemleri-muhendislik-sanayi-ve-ticaret-a-s" xlink:type="simple">INDES</text:a> </text:p>
          </table:table-cell>
          <table:table-cell office:value-type="string" calcext:value-type="string">
            <text:p><text:a xlink:href="../../../../../tr/sirket-bilgileri/ozet/1390-indeks-bilgisayar-sistemleri-muhendislik-sanayi-ve-ticaret-a-s" xlink:type="simple">İNDEKS BİLGİSAYAR SİSTEMLERİ MÜHENDİSLİK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360];&quot;.IS&quot;)" office:value-type="string" office:string-value="INDES .IS" calcext:value-type="string">
            <text:p>INDES .IS</text:p>
          </table:table-cell>
          <table:table-cell office:value-type="string" calcext:value-type="string">
            <text:p>INDES .IS</text:p>
          </table:table-cell>
          <table:table-cell table:formula="of:=SUBSTITUTE([.K360];&quot; &quot;;&quot;&quot;)" office:value-type="string" office:string-value="INDES.IS" calcext:value-type="string">
            <text:p>INDES.IS</text:p>
          </table:table-cell>
          <table:table-cell table:formula="of:= &quot;&quot;&quot;&quot; &amp; [.L360] &amp; &quot;&quot;&quot;&quot;&amp;&quot;,&quot;" office:value-type="string" office:string-value="&quot;INDES.IS&quot;," calcext:value-type="string">
            <text:p>"INDE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59-info-yatirim-menkul-degerler-a-s" xlink:type="simple">INFO, IYF</text:a> </text:p>
          </table:table-cell>
          <table:table-cell office:value-type="string" calcext:value-type="string">
            <text:p><text:a xlink:href="../../../../../tr/sirket-bilgileri/ozet/1559-info-yatirim-menkul-degerler-a-s" xlink:type="simple">İNFO YATIRIM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361];&quot;.IS&quot;)" office:value-type="string" office:string-value="INFO, IYF .IS" calcext:value-type="string">
            <text:p>INFO, IYF .IS</text:p>
          </table:table-cell>
          <table:table-cell office:value-type="string" calcext:value-type="string">
            <text:p>INFO.IS</text:p>
          </table:table-cell>
          <table:table-cell table:formula="of:=SUBSTITUTE([.K361];&quot; &quot;;&quot;&quot;)" office:value-type="string" office:string-value="INFO.IS" calcext:value-type="string">
            <text:p>INFO.IS</text:p>
          </table:table-cell>
          <table:table-cell table:formula="of:= &quot;&quot;&quot;&quot; &amp; [.L361] &amp; &quot;&quot;&quot;&quot;&amp;&quot;,&quot;" office:value-type="string" office:string-value="&quot;INFO.IS&quot;," calcext:value-type="string">
            <text:p>"INF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87-innosa-teknoloji-a-s" xlink:type="simple">INTEK</text:a> </text:p>
          </table:table-cell>
          <table:table-cell office:value-type="string" calcext:value-type="string">
            <text:p><text:a xlink:href="../../../../../tr/sirket-bilgileri/ozet/1587-innosa-teknoloji-a-s" xlink:type="simple">İNNOSA TEKNOLOJ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62];&quot;.IS&quot;)" office:value-type="string" office:string-value="INTEK .IS" calcext:value-type="string">
            <text:p>INTEK .IS</text:p>
          </table:table-cell>
          <table:table-cell office:value-type="string" calcext:value-type="string">
            <text:p>INTEK .IS</text:p>
          </table:table-cell>
          <table:table-cell table:formula="of:=SUBSTITUTE([.K362];&quot; &quot;;&quot;&quot;)" office:value-type="string" office:string-value="INTEK.IS" calcext:value-type="string">
            <text:p>INTEK.IS</text:p>
          </table:table-cell>
          <table:table-cell table:formula="of:= &quot;&quot;&quot;&quot; &amp; [.L362] &amp; &quot;&quot;&quot;&quot;&amp;&quot;,&quot;" office:value-type="string" office:string-value="&quot;INTEK.IS&quot;," calcext:value-type="string">
            <text:p>"INTE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85-intema-insaat-ve-tesisat-malzemeleri-yatirim-ve-pazarlama-a-s" xlink:type="simple">INTEM</text:a> </text:p>
          </table:table-cell>
          <table:table-cell office:value-type="string" calcext:value-type="string">
            <text:p><text:a xlink:href="../../../../../tr/sirket-bilgileri/ozet/985-intema-insaat-ve-tesisat-malzemeleri-yatirim-ve-pazarlama-a-s" xlink:type="simple">İNTEMA İNŞAAT VE TESİSAT MALZEMELERİ YATIRIM VE PAZAR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63];&quot;.IS&quot;)" office:value-type="string" office:string-value="INTEM .IS" calcext:value-type="string">
            <text:p>INTEM .IS</text:p>
          </table:table-cell>
          <table:table-cell office:value-type="string" calcext:value-type="string">
            <text:p>INTEM .IS</text:p>
          </table:table-cell>
          <table:table-cell table:formula="of:=SUBSTITUTE([.K363];&quot; &quot;;&quot;&quot;)" office:value-type="string" office:string-value="INTEM.IS" calcext:value-type="string">
            <text:p>INTEM.IS</text:p>
          </table:table-cell>
          <table:table-cell table:formula="of:= &quot;&quot;&quot;&quot; &amp; [.L363] &amp; &quot;&quot;&quot;&quot;&amp;&quot;,&quot;" office:value-type="string" office:string-value="&quot;INTEM.IS&quot;," calcext:value-type="string">
            <text:p>"INTE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86-ipek-dogal-enerji-kaynaklari-arastirma-ve-uretim-a-s" xlink:type="simple">IPEKE</text:a> </text:p>
          </table:table-cell>
          <table:table-cell office:value-type="string" calcext:value-type="string">
            <text:p><text:a xlink:href="../../../../../tr/sirket-bilgileri/ozet/986-ipek-dogal-enerji-kaynaklari-arastirma-ve-uretim-a-s" xlink:type="simple">İPEK DOĞAL ENERJİ KAYNAKLARI ARAŞTIRMA VE ÜRETİM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364];&quot;.IS&quot;)" office:value-type="string" office:string-value="IPEKE .IS" calcext:value-type="string">
            <text:p>IPEKE .IS</text:p>
          </table:table-cell>
          <table:table-cell office:value-type="string" calcext:value-type="string">
            <text:p>IPEKE .IS</text:p>
          </table:table-cell>
          <table:table-cell table:formula="of:=SUBSTITUTE([.K364];&quot; &quot;;&quot;&quot;)" office:value-type="string" office:string-value="IPEKE.IS" calcext:value-type="string">
            <text:p>IPEKE.IS</text:p>
          </table:table-cell>
          <table:table-cell table:formula="of:= &quot;&quot;&quot;&quot; &amp; [.L364] &amp; &quot;&quot;&quot;&quot;&amp;&quot;,&quot;" office:value-type="string" office:string-value="&quot;IPEKE.IS&quot;," calcext:value-type="string">
            <text:p>"IPEK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528-iskenderun-demir-ve-celik-a-s" xlink:type="simple">ISDMR</text:a> </text:p>
          </table:table-cell>
          <table:table-cell office:value-type="string" calcext:value-type="string">
            <text:p><text:a xlink:href="../../../../../tr/sirket-bilgileri/ozet/2528-iskenderun-demir-ve-celik-a-s" xlink:type="simple">İSKENDERUN DEMİR VE ÇELİK A.Ş.</text:a> </text:p>
          </table:table-cell>
          <table:table-cell office:value-type="string" calcext:value-type="string">
            <text:p>HATAY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365];&quot;.IS&quot;)" office:value-type="string" office:string-value="ISDMR .IS" calcext:value-type="string">
            <text:p>ISDMR .IS</text:p>
          </table:table-cell>
          <table:table-cell office:value-type="string" calcext:value-type="string">
            <text:p>ISDMR .IS</text:p>
          </table:table-cell>
          <table:table-cell table:formula="of:=SUBSTITUTE([.K365];&quot; &quot;;&quot;&quot;)" office:value-type="string" office:string-value="ISDMR.IS" calcext:value-type="string">
            <text:p>ISDMR.IS</text:p>
          </table:table-cell>
          <table:table-cell table:formula="of:= &quot;&quot;&quot;&quot; &amp; [.L365] &amp; &quot;&quot;&quot;&quot;&amp;&quot;,&quot;" office:value-type="string" office:string-value="&quot;ISDMR.IS&quot;," calcext:value-type="string">
            <text:p>"ISDM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221-istanbul-faktoring-a-s" xlink:type="simple">ISTFK</text:a> </text:p>
          </table:table-cell>
          <table:table-cell office:value-type="string" calcext:value-type="string">
            <text:p><text:a xlink:href="../../../../../tr/sirket-bilgileri/ozet/3221-istanbul-faktoring-a-s" xlink:type="simple">İSTANBUL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24-irfan-bagimsiz-denetim-ve-yeminli-mali-musavirlik-a-s" xlink:type="simple">İRFAN BAĞIMSIZ DENETİM VE YEMİNLİ MALİ MÜŞAVİRLİK A.Ş.</text:a> </text:p>
          </table:table-cell>
          <table:table-cell table:number-columns-repeated="5"/>
          <table:table-cell table:formula="of:=COM.MICROSOFT.CONCAT([.A366];&quot;.IS&quot;)" office:value-type="string" office:string-value="ISTFK .IS" calcext:value-type="string">
            <text:p>ISTFK .IS</text:p>
          </table:table-cell>
          <table:table-cell office:value-type="string" calcext:value-type="string">
            <text:p>ISTFK .IS</text:p>
          </table:table-cell>
          <table:table-cell table:formula="of:=SUBSTITUTE([.K366];&quot; &quot;;&quot;&quot;)" office:value-type="string" office:string-value="ISTFK.IS" calcext:value-type="string">
            <text:p>ISTFK.IS</text:p>
          </table:table-cell>
          <table:table-cell table:formula="of:= &quot;&quot;&quot;&quot; &amp; [.L366] &amp; &quot;&quot;&quot;&quot;&amp;&quot;,&quot;" office:value-type="string" office:string-value="&quot;ISTFK.IS&quot;," calcext:value-type="string">
            <text:p>"ISTF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274-is-faktoring-a-s" xlink:type="simple">ISFAK</text:a> </text:p>
          </table:table-cell>
          <table:table-cell office:value-type="string" calcext:value-type="string">
            <text:p><text:a xlink:href="../../../../../tr/sirket-bilgileri/ozet/2274-is-faktoring-a-s" xlink:type="simple">İŞ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67];&quot;.IS&quot;)" office:value-type="string" office:string-value="ISFAK .IS" calcext:value-type="string">
            <text:p>ISFAK .IS</text:p>
          </table:table-cell>
          <table:table-cell office:value-type="string" calcext:value-type="string">
            <text:p>ISFAK .IS</text:p>
          </table:table-cell>
          <table:table-cell table:formula="of:=SUBSTITUTE([.K367];&quot; &quot;;&quot;&quot;)" office:value-type="string" office:string-value="ISFAK.IS" calcext:value-type="string">
            <text:p>ISFAK.IS</text:p>
          </table:table-cell>
          <table:table-cell table:formula="of:= &quot;&quot;&quot;&quot; &amp; [.L367] &amp; &quot;&quot;&quot;&quot;&amp;&quot;,&quot;" office:value-type="string" office:string-value="&quot;ISFAK.IS&quot;," calcext:value-type="string">
            <text:p>"ISFA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88-is-finansal-kiralama-a-s" xlink:type="simple">ISFIN</text:a> </text:p>
          </table:table-cell>
          <table:table-cell office:value-type="string" calcext:value-type="string">
            <text:p><text:a xlink:href="../../../../../tr/sirket-bilgileri/ozet/988-is-finansal-kiralama-a-s" xlink:type="simple">İŞ FİNANSAL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68];&quot;.IS&quot;)" office:value-type="string" office:string-value="ISFIN .IS" calcext:value-type="string">
            <text:p>ISFIN .IS</text:p>
          </table:table-cell>
          <table:table-cell office:value-type="string" calcext:value-type="string">
            <text:p>ISFIN .IS</text:p>
          </table:table-cell>
          <table:table-cell table:formula="of:=SUBSTITUTE([.K368];&quot; &quot;;&quot;&quot;)" office:value-type="string" office:string-value="ISFIN.IS" calcext:value-type="string">
            <text:p>ISFIN.IS</text:p>
          </table:table-cell>
          <table:table-cell table:formula="of:= &quot;&quot;&quot;&quot; &amp; [.L368] &amp; &quot;&quot;&quot;&quot;&amp;&quot;,&quot;" office:value-type="string" office:string-value="&quot;ISFIN.IS&quot;," calcext:value-type="string">
            <text:p>"ISFI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87-is-gayrimenkul-yatirim-ortakligi-a-s" xlink:type="simple">ISGYO</text:a> </text:p>
          </table:table-cell>
          <table:table-cell office:value-type="string" calcext:value-type="string">
            <text:p><text:a xlink:href="../../../../../tr/sirket-bilgileri/ozet/987-is-gayrimenkul-yatirim-ortakligi-a-s" xlink:type="simple">İŞ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69];&quot;.IS&quot;)" office:value-type="string" office:string-value="ISGYO .IS" calcext:value-type="string">
            <text:p>ISGYO .IS</text:p>
          </table:table-cell>
          <table:table-cell office:value-type="string" calcext:value-type="string">
            <text:p>ISGYO .IS</text:p>
          </table:table-cell>
          <table:table-cell table:formula="of:=SUBSTITUTE([.K369];&quot; &quot;;&quot;&quot;)" office:value-type="string" office:string-value="ISGYO.IS" calcext:value-type="string">
            <text:p>ISGYO.IS</text:p>
          </table:table-cell>
          <table:table-cell table:formula="of:= &quot;&quot;&quot;&quot; &amp; [.L369] &amp; &quot;&quot;&quot;&quot;&amp;&quot;,&quot;" office:value-type="string" office:string-value="&quot;ISGYO.IS&quot;," calcext:value-type="string">
            <text:p>"IS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98-is-girisim-sermayesi-yatirim-ortakligi-a-s" xlink:type="simple">ISGSY</text:a> </text:p>
          </table:table-cell>
          <table:table-cell office:value-type="string" calcext:value-type="string">
            <text:p><text:a xlink:href="../../../../../tr/sirket-bilgileri/ozet/1398-is-girisim-sermayesi-yatirim-ortakligi-a-s" xlink:type="simple">İŞ GİRİŞİM SERMAYESİ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70];&quot;.IS&quot;)" office:value-type="string" office:string-value="ISGSY .IS" calcext:value-type="string">
            <text:p>ISGSY .IS</text:p>
          </table:table-cell>
          <table:table-cell office:value-type="string" calcext:value-type="string">
            <text:p>ISGSY .IS</text:p>
          </table:table-cell>
          <table:table-cell table:formula="of:=SUBSTITUTE([.K370];&quot; &quot;;&quot;&quot;)" office:value-type="string" office:string-value="ISGSY.IS" calcext:value-type="string">
            <text:p>ISGSY.IS</text:p>
          </table:table-cell>
          <table:table-cell table:formula="of:= &quot;&quot;&quot;&quot; &amp; [.L370] &amp; &quot;&quot;&quot;&quot;&amp;&quot;,&quot;" office:value-type="string" office:string-value="&quot;ISGSY.IS&quot;," calcext:value-type="string">
            <text:p>"ISGS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33-is-yatirim-menkul-degerler-a-s" xlink:type="simple">ISMEN, IYM</text:a> </text:p>
          </table:table-cell>
          <table:table-cell office:value-type="string" calcext:value-type="string">
            <text:p><text:a xlink:href="../../../../../tr/sirket-bilgileri/ozet/1533-is-yatirim-menkul-degerler-a-s" xlink:type="simple">İŞ YATIRIM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371];&quot;.IS&quot;)" office:value-type="string" office:string-value="ISMEN, IYM .IS" calcext:value-type="string">
            <text:p>ISMEN, IYM .IS</text:p>
          </table:table-cell>
          <table:table-cell office:value-type="string" calcext:value-type="string">
            <text:p>ISMEN.IS</text:p>
          </table:table-cell>
          <table:table-cell table:formula="of:=SUBSTITUTE([.K371];&quot; &quot;;&quot;&quot;)" office:value-type="string" office:string-value="ISMEN.IS" calcext:value-type="string">
            <text:p>ISMEN.IS</text:p>
          </table:table-cell>
          <table:table-cell table:formula="of:= &quot;&quot;&quot;&quot; &amp; [.L371] &amp; &quot;&quot;&quot;&quot;&amp;&quot;,&quot;" office:value-type="string" office:string-value="&quot;ISMEN.IS&quot;," calcext:value-type="string">
            <text:p>"ISM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89-is-yatirim-ortakligi-a-s" xlink:type="simple">ISYAT</text:a> </text:p>
          </table:table-cell>
          <table:table-cell office:value-type="string" calcext:value-type="string">
            <text:p><text:a xlink:href="../../../../../tr/sirket-bilgileri/ozet/989-is-yatirim-ortakligi-a-s" xlink:type="simple">İŞ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72];&quot;.IS&quot;)" office:value-type="string" office:string-value="ISYAT .IS" calcext:value-type="string">
            <text:p>ISYAT .IS</text:p>
          </table:table-cell>
          <table:table-cell office:value-type="string" calcext:value-type="string">
            <text:p>ISYAT .IS</text:p>
          </table:table-cell>
          <table:table-cell table:formula="of:=SUBSTITUTE([.K372];&quot; &quot;;&quot;&quot;)" office:value-type="string" office:string-value="ISYAT.IS" calcext:value-type="string">
            <text:p>ISYAT.IS</text:p>
          </table:table-cell>
          <table:table-cell table:formula="of:= &quot;&quot;&quot;&quot; &amp; [.L372] &amp; &quot;&quot;&quot;&quot;&amp;&quot;,&quot;" office:value-type="string" office:string-value="&quot;ISYAT.IS&quot;," calcext:value-type="string">
            <text:p>"ISYA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84-isbir-holding-a-s" xlink:type="simple">ISBIR</text:a> </text:p>
          </table:table-cell>
          <table:table-cell office:value-type="string" calcext:value-type="string">
            <text:p><text:a xlink:href="../../../../../tr/sirket-bilgileri/ozet/1684-isbir-holding-a-s" xlink:type="simple">İŞBİR HOLDİNG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373];&quot;.IS&quot;)" office:value-type="string" office:string-value="ISBIR .IS" calcext:value-type="string">
            <text:p>ISBIR .IS</text:p>
          </table:table-cell>
          <table:table-cell office:value-type="string" calcext:value-type="string">
            <text:p>ISBIR .IS</text:p>
          </table:table-cell>
          <table:table-cell table:formula="of:=SUBSTITUTE([.K373];&quot; &quot;;&quot;&quot;)" office:value-type="string" office:string-value="ISBIR.IS" calcext:value-type="string">
            <text:p>ISBIR.IS</text:p>
          </table:table-cell>
          <table:table-cell table:formula="of:= &quot;&quot;&quot;&quot; &amp; [.L373] &amp; &quot;&quot;&quot;&quot;&amp;&quot;,&quot;" office:value-type="string" office:string-value="&quot;ISBIR.IS&quot;," calcext:value-type="string">
            <text:p>"ISBI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135-isbir-sentetik-dokuma-sanayi-a-s" xlink:type="simple">ISSEN</text:a> </text:p>
          </table:table-cell>
          <table:table-cell office:value-type="string" calcext:value-type="string">
            <text:p><text:a xlink:href="../../../../../tr/sirket-bilgileri/ozet/4135-isbir-sentetik-dokuma-sanayi-a-s" xlink:type="simple">İŞBİR SENTETİK DOKUMA SANAYİ A.Ş.</text:a> </text:p>
          </table:table-cell>
          <table:table-cell office:value-type="string" calcext:value-type="string">
            <text:p>BALIKESİR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374];&quot;.IS&quot;)" office:value-type="string" office:string-value="ISSEN .IS" calcext:value-type="string">
            <text:p>ISSEN .IS</text:p>
          </table:table-cell>
          <table:table-cell office:value-type="string" calcext:value-type="string">
            <text:p>ISSEN .IS</text:p>
          </table:table-cell>
          <table:table-cell table:formula="of:=SUBSTITUTE([.K374];&quot; &quot;;&quot;&quot;)" office:value-type="string" office:string-value="ISSEN.IS" calcext:value-type="string">
            <text:p>ISSEN.IS</text:p>
          </table:table-cell>
          <table:table-cell table:formula="of:= &quot;&quot;&quot;&quot; &amp; [.L374] &amp; &quot;&quot;&quot;&quot;&amp;&quot;,&quot;" office:value-type="string" office:string-value="&quot;ISSEN.IS&quot;," calcext:value-type="string">
            <text:p>"ISS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60-iz-yatirim-holding-a-s" xlink:type="simple">IZINV</text:a> </text:p>
          </table:table-cell>
          <table:table-cell office:value-type="string" calcext:value-type="string">
            <text:p><text:a xlink:href="../../../../../tr/sirket-bilgileri/ozet/2060-iz-yatirim-holding-a-s" xlink:type="simple">İZ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178-sgd-bagimsiz-denetim-hizmetleri-a-s" xlink:type="simple">SGD BAĞIMSIZ DENETİM HİZMETLERİ A.Ş.</text:a> </text:p>
          </table:table-cell>
          <table:table-cell table:number-columns-repeated="5"/>
          <table:table-cell table:formula="of:=COM.MICROSOFT.CONCAT([.A375];&quot;.IS&quot;)" office:value-type="string" office:string-value="IZINV .IS" calcext:value-type="string">
            <text:p>IZINV .IS</text:p>
          </table:table-cell>
          <table:table-cell office:value-type="string" calcext:value-type="string">
            <text:p>IZINV .IS</text:p>
          </table:table-cell>
          <table:table-cell table:formula="of:=SUBSTITUTE([.K375];&quot; &quot;;&quot;&quot;)" office:value-type="string" office:string-value="IZINV.IS" calcext:value-type="string">
            <text:p>IZINV.IS</text:p>
          </table:table-cell>
          <table:table-cell table:formula="of:= &quot;&quot;&quot;&quot; &amp; [.L375] &amp; &quot;&quot;&quot;&quot;&amp;&quot;,&quot;" office:value-type="string" office:string-value="&quot;IZINV.IS&quot;," calcext:value-type="string">
            <text:p>"IZINV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131-izdemir-enerji-elektrik-uretim-a-s" xlink:type="simple">IZENR</text:a> </text:p>
          </table:table-cell>
          <table:table-cell office:value-type="string" calcext:value-type="string">
            <text:p><text:a xlink:href="../../../../../tr/sirket-bilgileri/ozet/4131-izdemir-enerji-elektrik-uretim-a-s" xlink:type="simple">İZDEMİR ENERJİ ELEKTRİK ÜRETİM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376];&quot;.IS&quot;)" office:value-type="string" office:string-value="IZENR .IS" calcext:value-type="string">
            <text:p>IZENR .IS</text:p>
          </table:table-cell>
          <table:table-cell office:value-type="string" calcext:value-type="string">
            <text:p>IZENR .IS</text:p>
          </table:table-cell>
          <table:table-cell table:formula="of:=SUBSTITUTE([.K376];&quot; &quot;;&quot;&quot;)" office:value-type="string" office:string-value="IZENR.IS" calcext:value-type="string">
            <text:p>IZENR.IS</text:p>
          </table:table-cell>
          <table:table-cell table:formula="of:= &quot;&quot;&quot;&quot; &amp; [.L376] &amp; &quot;&quot;&quot;&quot;&amp;&quot;,&quot;" office:value-type="string" office:string-value="&quot;IZENR.IS&quot;," calcext:value-type="string">
            <text:p>"IZEN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91-izmir-demir-celik-sanayi-a-s" xlink:type="simple">IZMDC</text:a> </text:p>
          </table:table-cell>
          <table:table-cell office:value-type="string" calcext:value-type="string">
            <text:p><text:a xlink:href="../../../../../tr/sirket-bilgileri/ozet/991-izmir-demir-celik-sanayi-a-s" xlink:type="simple">İZMİR DEMİR ÇELİK SANAYİ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377];&quot;.IS&quot;)" office:value-type="string" office:string-value="IZMDC .IS" calcext:value-type="string">
            <text:p>IZMDC .IS</text:p>
          </table:table-cell>
          <table:table-cell office:value-type="string" calcext:value-type="string">
            <text:p>IZMDC .IS</text:p>
          </table:table-cell>
          <table:table-cell table:formula="of:=SUBSTITUTE([.K377];&quot; &quot;;&quot;&quot;)" office:value-type="string" office:string-value="IZMDC.IS" calcext:value-type="string">
            <text:p>IZMDC.IS</text:p>
          </table:table-cell>
          <table:table-cell table:formula="of:= &quot;&quot;&quot;&quot; &amp; [.L377] &amp; &quot;&quot;&quot;&quot;&amp;&quot;,&quot;" office:value-type="string" office:string-value="&quot;IZMDC.IS&quot;," calcext:value-type="string">
            <text:p>"IZMDC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2273-izmir-firca-sanayi-ve-ticaret-a-s" xlink:type="simple">IZFAS</text:a> </text:p>
          </table:table-cell>
          <table:table-cell table:style-name="ce6" office:value-type="string" calcext:value-type="string">
            <text:p><text:a xlink:href="../../../../../tr/sirket-bilgileri/ozet/2273-izmir-firca-sanayi-ve-ticaret-a-s" xlink:type="simple">İZMİR FIRÇA SANAYİ VE TİCARET A.Ş.</text:a> </text:p>
          </table:table-cell>
          <table:table-cell table:style-name="ce6" office:value-type="string" calcext:value-type="string">
            <text:p>İZMİR</text:p>
          </table:table-cell>
          <table:table-cell table:style-name="ce9" office:value-type="string" calcext:value-type="string">
            <text:p><text:a xlink:href="../../../../../tr/sirket-bilgileri/ozet/5344-gorus-bagimsiz-denetim-ve-yeminli-mali-musavirlik-a-s" xlink:type="simple">GÖRÜŞ BAĞIMSIZ DENETİM VE YEMİNLİ MALİ MÜŞAVİRLİK A.Ş.</text:a> </text:p>
          </table:table-cell>
          <table:table-cell table:number-columns-repeated="5"/>
          <table:table-cell table:formula="of:=COM.MICROSOFT.CONCAT([.A378];&quot;.IS&quot;)" office:value-type="string" office:string-value="IZFAS .IS" calcext:value-type="string">
            <text:p>IZFAS .IS</text:p>
          </table:table-cell>
          <table:table-cell office:value-type="string" calcext:value-type="string">
            <text:p>IZFAS .IS</text:p>
          </table:table-cell>
          <table:table-cell table:formula="of:=SUBSTITUTE([.K378];&quot; &quot;;&quot;&quot;)" office:value-type="string" office:string-value="IZFAS.IS" calcext:value-type="string">
            <text:p>IZFAS.IS</text:p>
          </table:table-cell>
          <table:table-cell table:formula="of:= &quot;&quot;&quot;&quot; &amp; [.L378] &amp; &quot;&quot;&quot;&quot;&amp;&quot;,&quot;" office:value-type="string" office:string-value="&quot;IZFAS.IS&quot;," calcext:value-type="string">
            <text:p>"IZFAS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379];&quot;.IS&quot;)" office:value-type="string" office:string-value=".IS" calcext:value-type="string">
            <text:p>.IS</text:p>
          </table:table-cell>
          <table:table-cell/>
          <table:table-cell table:formula="of:=SUBSTITUTE([.K379];&quot; &quot;;&quot;&quot;)">
            <text:p/>
          </table:table-cell>
          <table:table-cell table:formula="of:= &quot;&quot;&quot;&quot; &amp; [.L379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Default" table:number-columns-repeated="3"/>
          <table:table-cell table:number-columns-repeated="5"/>
          <table:table-cell table:formula="of:=COM.MICROSOFT.CONCAT([.A380];&quot;.IS&quot;)" office:value-type="string" office:string-value="J.IS" calcext:value-type="string">
            <text:p>J.IS</text:p>
          </table:table-cell>
          <table:table-cell/>
          <table:table-cell table:formula="of:=SUBSTITUTE([.K380];&quot; &quot;;&quot;&quot;)">
            <text:p/>
          </table:table-cell>
          <table:table-cell table:formula="of:= &quot;&quot;&quot;&quot; &amp; [.L380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381];&quot;.IS&quot;)" office:value-type="string" office:string-value=".IS" calcext:value-type="string">
            <text:p>.IS</text:p>
          </table:table-cell>
          <table:table-cell/>
          <table:table-cell table:formula="of:=SUBSTITUTE([.K381];&quot; &quot;;&quot;&quot;)">
            <text:p/>
          </table:table-cell>
          <table:table-cell table:formula="of:= &quot;&quot;&quot;&quot; &amp; [.L381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382];&quot;.IS&quot;)" office:value-type="string" office:string-value="Kod.IS" calcext:value-type="string">
            <text:p>Kod.IS</text:p>
          </table:table-cell>
          <table:table-cell/>
          <table:table-cell table:formula="of:=SUBSTITUTE([.K382];&quot; &quot;;&quot;&quot;)">
            <text:p/>
          </table:table-cell>
          <table:table-cell table:formula="of:= &quot;&quot;&quot;&quot; &amp; [.L382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1682-jantsa-jant-sanayi-ve-ticaret-a-s" xlink:type="simple">JANTS</text:a> </text:p>
          </table:table-cell>
          <table:table-cell table:style-name="ce6" office:value-type="string" calcext:value-type="string">
            <text:p><text:a xlink:href="../../../../../tr/sirket-bilgileri/ozet/1682-jantsa-jant-sanayi-ve-ticaret-a-s" xlink:type="simple">JANTSA JANT SANAYİ VE TİCARET A.Ş.</text:a> </text:p>
          </table:table-cell>
          <table:table-cell table:style-name="ce6" office:value-type="string" calcext:value-type="string">
            <text:p>AYDIN</text:p>
          </table:table-cell>
          <table:table-cell table:style-name="ce9" office:value-type="string" calcext:value-type="string">
            <text:p><text:a xlink:href="../../../../../tr/sirket-bilgileri/ozet/5542-cozum-unluer-bagimsiz-denetim-ve-yeminli-mali-musavirlik-a-s" xlink:type="simple">ÇÖZÜM ÜNLÜER BAĞIMSIZ DENETİM VE YEMİNLİ MALİ MÜŞAVİRLİK A.Ş.</text:a> </text:p>
          </table:table-cell>
          <table:table-cell table:number-columns-repeated="5"/>
          <table:table-cell table:formula="of:=COM.MICROSOFT.CONCAT([.A383];&quot;.IS&quot;)" office:value-type="string" office:string-value="JANTS .IS" calcext:value-type="string">
            <text:p>JANTS .IS</text:p>
          </table:table-cell>
          <table:table-cell office:value-type="string" calcext:value-type="string">
            <text:p>JANTS .IS</text:p>
          </table:table-cell>
          <table:table-cell table:formula="of:=SUBSTITUTE([.K383];&quot; &quot;;&quot;&quot;)" office:value-type="string" office:string-value="JANTS.IS" calcext:value-type="string">
            <text:p>JANTS.IS</text:p>
          </table:table-cell>
          <table:table-cell table:formula="of:= &quot;&quot;&quot;&quot; &amp; [.L383] &amp; &quot;&quot;&quot;&quot;&amp;&quot;,&quot;" office:value-type="string" office:string-value="&quot;JANTS.IS&quot;," calcext:value-type="string">
            <text:p>"JANTS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384];&quot;.IS&quot;)" office:value-type="string" office:string-value=".IS" calcext:value-type="string">
            <text:p>.IS</text:p>
          </table:table-cell>
          <table:table-cell/>
          <table:table-cell table:formula="of:=SUBSTITUTE([.K384];&quot; &quot;;&quot;&quot;)">
            <text:p/>
          </table:table-cell>
          <table:table-cell table:formula="of:= &quot;&quot;&quot;&quot; &amp; [.L38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Default" table:number-columns-repeated="3"/>
          <table:table-cell table:number-columns-repeated="5"/>
          <table:table-cell table:formula="of:=COM.MICROSOFT.CONCAT([.A385];&quot;.IS&quot;)" office:value-type="string" office:string-value="K.IS" calcext:value-type="string">
            <text:p>K.IS</text:p>
          </table:table-cell>
          <table:table-cell/>
          <table:table-cell table:formula="of:=SUBSTITUTE([.K385];&quot; &quot;;&quot;&quot;)">
            <text:p/>
          </table:table-cell>
          <table:table-cell table:formula="of:= &quot;&quot;&quot;&quot; &amp; [.L385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386];&quot;.IS&quot;)" office:value-type="string" office:string-value=".IS" calcext:value-type="string">
            <text:p>.IS</text:p>
          </table:table-cell>
          <table:table-cell/>
          <table:table-cell table:formula="of:=SUBSTITUTE([.K386];&quot; &quot;;&quot;&quot;)">
            <text:p/>
          </table:table-cell>
          <table:table-cell table:formula="of:= &quot;&quot;&quot;&quot; &amp; [.L386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387];&quot;.IS&quot;)" office:value-type="string" office:string-value="Kod.IS" calcext:value-type="string">
            <text:p>Kod.IS</text:p>
          </table:table-cell>
          <table:table-cell/>
          <table:table-cell table:formula="of:=SUBSTITUTE([.K387];&quot; &quot;;&quot;&quot;)">
            <text:p/>
          </table:table-cell>
          <table:table-cell table:formula="of:= &quot;&quot;&quot;&quot; &amp; [.L387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320-kafein-yazilim-hizmetleri-ticaret-a-s" xlink:type="simple">KFEIN</text:a> </text:p>
          </table:table-cell>
          <table:table-cell office:value-type="string" calcext:value-type="string">
            <text:p><text:a xlink:href="../../../../../tr/sirket-bilgileri/ozet/4320-kafein-yazilim-hizmetleri-ticaret-a-s" xlink:type="simple">KAFEİN YAZILIM HİZMETLERİ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88];&quot;.IS&quot;)" office:value-type="string" office:string-value="KFEIN .IS" calcext:value-type="string">
            <text:p>KFEIN .IS</text:p>
          </table:table-cell>
          <table:table-cell office:value-type="string" calcext:value-type="string">
            <text:p>KFEIN .IS</text:p>
          </table:table-cell>
          <table:table-cell table:formula="of:=SUBSTITUTE([.K388];&quot; &quot;;&quot;&quot;)" office:value-type="string" office:string-value="KFEIN.IS" calcext:value-type="string">
            <text:p>KFEIN.IS</text:p>
          </table:table-cell>
          <table:table-cell table:formula="of:= &quot;&quot;&quot;&quot; &amp; [.L388] &amp; &quot;&quot;&quot;&quot;&amp;&quot;,&quot;" office:value-type="string" office:string-value="&quot;KFEIN.IS&quot;," calcext:value-type="string">
            <text:p>"KFEI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979-kalekim-kimyevi-maddeler-sanayi-ve-ticaret-a-s" xlink:type="simple">KLKIM</text:a> </text:p>
          </table:table-cell>
          <table:table-cell office:value-type="string" calcext:value-type="string">
            <text:p><text:a xlink:href="../../../../../tr/sirket-bilgileri/ozet/3979-kalekim-kimyevi-maddeler-sanayi-ve-ticaret-a-s" xlink:type="simple">KALEKİM KİMYEVİ MADDELER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89];&quot;.IS&quot;)" office:value-type="string" office:string-value="KLKIM .IS" calcext:value-type="string">
            <text:p>KLKIM .IS</text:p>
          </table:table-cell>
          <table:table-cell office:value-type="string" calcext:value-type="string">
            <text:p>KLKIM .IS</text:p>
          </table:table-cell>
          <table:table-cell table:formula="of:=SUBSTITUTE([.K389];&quot; &quot;;&quot;&quot;)" office:value-type="string" office:string-value="KLKIM.IS" calcext:value-type="string">
            <text:p>KLKIM.IS</text:p>
          </table:table-cell>
          <table:table-cell table:formula="of:= &quot;&quot;&quot;&quot; &amp; [.L389] &amp; &quot;&quot;&quot;&quot;&amp;&quot;,&quot;" office:value-type="string" office:string-value="&quot;KLKIM.IS&quot;," calcext:value-type="string">
            <text:p>"KLKI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630-kaleseramik-canakkale-kalebodur-seramik-sanayi-a-s" xlink:type="simple">KLSER</text:a> </text:p>
          </table:table-cell>
          <table:table-cell office:value-type="string" calcext:value-type="string">
            <text:p><text:a xlink:href="../../../../../tr/sirket-bilgileri/ozet/2630-kaleseramik-canakkale-kalebodur-seramik-sanayi-a-s" xlink:type="simple">KALESERAMİK ÇANAKKALE KALEBODUR SERAMİK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90];&quot;.IS&quot;)" office:value-type="string" office:string-value="KLSER .IS" calcext:value-type="string">
            <text:p>KLSER .IS</text:p>
          </table:table-cell>
          <table:table-cell office:value-type="string" calcext:value-type="string">
            <text:p>KLSER .IS</text:p>
          </table:table-cell>
          <table:table-cell table:formula="of:=SUBSTITUTE([.K390];&quot; &quot;;&quot;&quot;)" office:value-type="string" office:string-value="KLSER.IS" calcext:value-type="string">
            <text:p>KLSER.IS</text:p>
          </table:table-cell>
          <table:table-cell table:formula="of:= &quot;&quot;&quot;&quot; &amp; [.L390] &amp; &quot;&quot;&quot;&quot;&amp;&quot;,&quot;" office:value-type="string" office:string-value="&quot;KLSER.IS&quot;," calcext:value-type="string">
            <text:p>"KLSE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08-kalkinma-yatirim-varlik-kiralama-a-s" xlink:type="simple">KLVKS</text:a> </text:p>
          </table:table-cell>
          <table:table-cell office:value-type="string" calcext:value-type="string">
            <text:p><text:a xlink:href="../../../../../tr/sirket-bilgileri/ozet/5408-kalkinma-yatirim-varlik-kiralama-a-s" xlink:type="simple">KALKINMA YATIRIM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391];&quot;.IS&quot;)" office:value-type="string" office:string-value="KLVKS .IS" calcext:value-type="string">
            <text:p>KLVKS .IS</text:p>
          </table:table-cell>
          <table:table-cell office:value-type="string" calcext:value-type="string">
            <text:p>KLVKS .IS</text:p>
          </table:table-cell>
          <table:table-cell table:formula="of:=SUBSTITUTE([.K391];&quot; &quot;;&quot;&quot;)" office:value-type="string" office:string-value="KLVKS.IS" calcext:value-type="string">
            <text:p>KLVKS.IS</text:p>
          </table:table-cell>
          <table:table-cell table:formula="of:= &quot;&quot;&quot;&quot; &amp; [.L391] &amp; &quot;&quot;&quot;&quot;&amp;&quot;,&quot;" office:value-type="string" office:string-value="&quot;KLVKS.IS&quot;," calcext:value-type="string">
            <text:p>"KLVK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229-kap-test-a-s" xlink:type="simple">KAPTESTAS001, TRAKAPTEST01</text:a> </text:p>
          </table:table-cell>
          <table:table-cell office:value-type="string" calcext:value-type="string">
            <text:p><text:a xlink:href="../../../../../tr/sirket-bilgileri/ozet/4229-kap-test-a-s" xlink:type="simple">KAP TES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0-kap-test-bagimsiz-denetim-a-s" xlink:type="simple">KAP TEST BAĞIMSIZ DENETİM A.Ş.</text:a> </text:p>
          </table:table-cell>
          <table:table-cell table:number-columns-repeated="5"/>
          <table:table-cell table:formula="of:=COM.MICROSOFT.CONCAT([.A392];&quot;.IS&quot;)" office:value-type="string" office:string-value="KAPTESTAS001, TRAKAPTEST01 .IS" calcext:value-type="string">
            <text:p>KAPTESTAS001, TRAKAPTEST01 .IS</text:p>
          </table:table-cell>
          <table:table-cell/>
          <table:table-cell table:formula="of:=SUBSTITUTE([.K392];&quot; &quot;;&quot;&quot;)">
            <text:p/>
          </table:table-cell>
          <table:table-cell table:formula="of:= &quot;&quot;&quot;&quot; &amp; [.L392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93-kaplamin-ambalaj-sanayi-ve-ticaret-a-s" xlink:type="simple">KAPLM</text:a> </text:p>
          </table:table-cell>
          <table:table-cell office:value-type="string" calcext:value-type="string">
            <text:p><text:a xlink:href="../../../../../tr/sirket-bilgileri/ozet/993-kaplamin-ambalaj-sanayi-ve-ticaret-a-s" xlink:type="simple">KAPLAMİN AMBALAJ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213-rsm-turkey-uluslararasi-bagimsiz-denetim-a-s" xlink:type="simple">RSM TURKEY ULUSLARARASI BAĞIMSIZ DENETİM A.Ş.</text:a> </text:p>
          </table:table-cell>
          <table:table-cell table:number-columns-repeated="5"/>
          <table:table-cell table:formula="of:=COM.MICROSOFT.CONCAT([.A393];&quot;.IS&quot;)" office:value-type="string" office:string-value="KAPLM .IS" calcext:value-type="string">
            <text:p>KAPLM .IS</text:p>
          </table:table-cell>
          <table:table-cell office:value-type="string" calcext:value-type="string">
            <text:p>KAPLM .IS</text:p>
          </table:table-cell>
          <table:table-cell table:formula="of:=SUBSTITUTE([.K393];&quot; &quot;;&quot;&quot;)" office:value-type="string" office:string-value="KAPLM.IS" calcext:value-type="string">
            <text:p>KAPLM.IS</text:p>
          </table:table-cell>
          <table:table-cell table:formula="of:= &quot;&quot;&quot;&quot; &amp; [.L393] &amp; &quot;&quot;&quot;&quot;&amp;&quot;,&quot;" office:value-type="string" office:string-value="&quot;KAPLM.IS&quot;," calcext:value-type="string">
            <text:p>"KAPL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94-kardemir-karabuk-demir-celik-sanayi-ve-ticaret-a-s" xlink:type="simple">KRDMA, KRDMB, KRDMD</text:a> </text:p>
          </table:table-cell>
          <table:table-cell office:value-type="string" calcext:value-type="string">
            <text:p><text:a xlink:href="../../../../../tr/sirket-bilgileri/ozet/994-kardemir-karabuk-demir-celik-sanayi-ve-ticaret-a-s" xlink:type="simple">KARDEMİR KARABÜK DEMİR ÇELİK SANAYİ VE TİCARET A.Ş.</text:a> </text:p>
          </table:table-cell>
          <table:table-cell office:value-type="string" calcext:value-type="string">
            <text:p>KARABÜK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394];&quot;.IS&quot;)" office:value-type="string" office:string-value="KRDMA, KRDMB, KRDMD .IS" calcext:value-type="string">
            <text:p>KRDMA, KRDMB, KRDMD .IS</text:p>
          </table:table-cell>
          <table:table-cell office:value-type="string" calcext:value-type="string">
            <text:p>KRDMD .IS</text:p>
          </table:table-cell>
          <table:table-cell table:formula="of:=SUBSTITUTE([.K394];&quot; &quot;;&quot;&quot;)" office:value-type="string" office:string-value="KRDMD.IS" calcext:value-type="string">
            <text:p>KRDMD.IS</text:p>
          </table:table-cell>
          <table:table-cell table:formula="of:= &quot;&quot;&quot;&quot; &amp; [.L394] &amp; &quot;&quot;&quot;&quot;&amp;&quot;,&quot;" office:value-type="string" office:string-value="&quot;KRDMD.IS&quot;," calcext:value-type="string">
            <text:p>"KRDM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42-karel-elektronik-sanayi-ve-ticaret-a-s" xlink:type="simple">KAREL</text:a> </text:p>
          </table:table-cell>
          <table:table-cell office:value-type="string" calcext:value-type="string">
            <text:p><text:a xlink:href="../../../../../tr/sirket-bilgileri/ozet/1442-karel-elektronik-sanayi-ve-ticaret-a-s" xlink:type="simple">KAREL ELEKTRONİK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395];&quot;.IS&quot;)" office:value-type="string" office:string-value="KAREL .IS" calcext:value-type="string">
            <text:p>KAREL .IS</text:p>
          </table:table-cell>
          <table:table-cell office:value-type="string" calcext:value-type="string">
            <text:p>KAREL .IS</text:p>
          </table:table-cell>
          <table:table-cell table:formula="of:=SUBSTITUTE([.K395];&quot; &quot;;&quot;&quot;)" office:value-type="string" office:string-value="KAREL.IS" calcext:value-type="string">
            <text:p>KAREL.IS</text:p>
          </table:table-cell>
          <table:table-cell table:formula="of:= &quot;&quot;&quot;&quot; &amp; [.L395] &amp; &quot;&quot;&quot;&quot;&amp;&quot;,&quot;" office:value-type="string" office:string-value="&quot;KAREL.IS&quot;," calcext:value-type="string">
            <text:p>"KARE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95-karsan-otomotiv-sanayii-ve-ticaret-a-s" xlink:type="simple">KARSN</text:a> </text:p>
          </table:table-cell>
          <table:table-cell office:value-type="string" calcext:value-type="string">
            <text:p><text:a xlink:href="../../../../../tr/sirket-bilgileri/ozet/995-karsan-otomotiv-sanayii-ve-ticaret-a-s" xlink:type="simple">KARSAN OTOMOTİV SANAYİİ VE TİCARET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396];&quot;.IS&quot;)" office:value-type="string" office:string-value="KARSN .IS" calcext:value-type="string">
            <text:p>KARSN .IS</text:p>
          </table:table-cell>
          <table:table-cell office:value-type="string" calcext:value-type="string">
            <text:p>KARSN .IS</text:p>
          </table:table-cell>
          <table:table-cell table:formula="of:=SUBSTITUTE([.K396];&quot; &quot;;&quot;&quot;)" office:value-type="string" office:string-value="KARSN.IS" calcext:value-type="string">
            <text:p>KARSN.IS</text:p>
          </table:table-cell>
          <table:table-cell table:formula="of:= &quot;&quot;&quot;&quot; &amp; [.L396] &amp; &quot;&quot;&quot;&quot;&amp;&quot;,&quot;" office:value-type="string" office:string-value="&quot;KARSN.IS&quot;," calcext:value-type="string">
            <text:p>"KARS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96-karsu-tekstil-sanayii-ve-ticaret-a-s" xlink:type="simple">KRTEK</text:a> </text:p>
          </table:table-cell>
          <table:table-cell office:value-type="string" calcext:value-type="string">
            <text:p><text:a xlink:href="../../../../../tr/sirket-bilgileri/ozet/996-karsu-tekstil-sanayii-ve-ticaret-a-s" xlink:type="simple">KARSU TEKSTİL SANAYİİ VE TİCARET A.Ş.</text:a> </text:p>
          </table:table-cell>
          <table:table-cell office:value-type="string" calcext:value-type="string">
            <text:p>KAYSERİ</text:p>
          </table:table-cell>
          <table:table-cell office:value-type="string" calcext:value-type="string">
            <text:p><text:a xlink:href="../../../../../tr/sirket-bilgileri/ozet/154-yky-bagimsiz-denetim-ve-yeminli-mali-musavirlik-a-s" xlink:type="simple">YKY BAĞIMSIZ DENETİM VE YEMİNLİ MALİ MÜŞAVİRLİK A.Ş.</text:a> </text:p>
          </table:table-cell>
          <table:table-cell table:number-columns-repeated="5"/>
          <table:table-cell table:formula="of:=COM.MICROSOFT.CONCAT([.A397];&quot;.IS&quot;)" office:value-type="string" office:string-value="KRTEK .IS" calcext:value-type="string">
            <text:p>KRTEK .IS</text:p>
          </table:table-cell>
          <table:table-cell office:value-type="string" calcext:value-type="string">
            <text:p>KRTEK .IS</text:p>
          </table:table-cell>
          <table:table-cell table:formula="of:=SUBSTITUTE([.K397];&quot; &quot;;&quot;&quot;)" office:value-type="string" office:string-value="KRTEK.IS" calcext:value-type="string">
            <text:p>KRTEK.IS</text:p>
          </table:table-cell>
          <table:table-cell table:formula="of:= &quot;&quot;&quot;&quot; &amp; [.L397] &amp; &quot;&quot;&quot;&quot;&amp;&quot;,&quot;" office:value-type="string" office:string-value="&quot;KRTEK.IS&quot;," calcext:value-type="string">
            <text:p>"KRTE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76-kartal-yenilenebilir-enerji-uretim-a-s" xlink:type="simple">KARYE</text:a> </text:p>
          </table:table-cell>
          <table:table-cell office:value-type="string" calcext:value-type="string">
            <text:p><text:a xlink:href="../../../../../tr/sirket-bilgileri/ozet/5376-kartal-yenilenebilir-enerji-uretim-a-s" xlink:type="simple">KARTAL YENİLENEBİLİR ENERJİ ÜRETİ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398];&quot;.IS&quot;)" office:value-type="string" office:string-value="KARYE .IS" calcext:value-type="string">
            <text:p>KARYE .IS</text:p>
          </table:table-cell>
          <table:table-cell office:value-type="string" calcext:value-type="string">
            <text:p>KARYE .IS</text:p>
          </table:table-cell>
          <table:table-cell table:formula="of:=SUBSTITUTE([.K398];&quot; &quot;;&quot;&quot;)" office:value-type="string" office:string-value="KARYE.IS" calcext:value-type="string">
            <text:p>KARYE.IS</text:p>
          </table:table-cell>
          <table:table-cell table:formula="of:= &quot;&quot;&quot;&quot; &amp; [.L398] &amp; &quot;&quot;&quot;&quot;&amp;&quot;,&quot;" office:value-type="string" office:string-value="&quot;KARYE.IS&quot;," calcext:value-type="string">
            <text:p>"KARY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97-kartonsan-karton-sanayi-ve-ticaret-a-s" xlink:type="simple">KARTN</text:a> </text:p>
          </table:table-cell>
          <table:table-cell office:value-type="string" calcext:value-type="string">
            <text:p><text:a xlink:href="../../../../../tr/sirket-bilgileri/ozet/997-kartonsan-karton-sanayi-ve-ticaret-a-s" xlink:type="simple">KARTONSAN KARTON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29-mgi-bagimsiz-denetim-a-s" xlink:type="simple">MGI BAĞIMSIZ DENETİM A.Ş.</text:a> </text:p>
          </table:table-cell>
          <table:table-cell table:number-columns-repeated="5"/>
          <table:table-cell table:formula="of:=COM.MICROSOFT.CONCAT([.A399];&quot;.IS&quot;)" office:value-type="string" office:string-value="KARTN .IS" calcext:value-type="string">
            <text:p>KARTN .IS</text:p>
          </table:table-cell>
          <table:table-cell office:value-type="string" calcext:value-type="string">
            <text:p>KARTN .IS</text:p>
          </table:table-cell>
          <table:table-cell table:formula="of:=SUBSTITUTE([.K399];&quot; &quot;;&quot;&quot;)" office:value-type="string" office:string-value="KARTN.IS" calcext:value-type="string">
            <text:p>KARTN.IS</text:p>
          </table:table-cell>
          <table:table-cell table:formula="of:= &quot;&quot;&quot;&quot; &amp; [.L399] &amp; &quot;&quot;&quot;&quot;&amp;&quot;,&quot;" office:value-type="string" office:string-value="&quot;KARTN.IS&quot;," calcext:value-type="string">
            <text:p>"KART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330-katilim-varlik-kiralama-a-s" xlink:type="simple">KATVK</text:a> </text:p>
          </table:table-cell>
          <table:table-cell office:value-type="string" calcext:value-type="string">
            <text:p><text:a xlink:href="../../../../../tr/sirket-bilgileri/ozet/4330-katilim-varlik-kiralama-a-s" xlink:type="simple">KATILIM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00];&quot;.IS&quot;)" office:value-type="string" office:string-value="KATVK .IS" calcext:value-type="string">
            <text:p>KATVK .IS</text:p>
          </table:table-cell>
          <table:table-cell office:value-type="string" calcext:value-type="string">
            <text:p>KATVK .IS</text:p>
          </table:table-cell>
          <table:table-cell table:formula="of:=SUBSTITUTE([.K400];&quot; &quot;;&quot;&quot;)" office:value-type="string" office:string-value="KATVK.IS" calcext:value-type="string">
            <text:p>KATVK.IS</text:p>
          </table:table-cell>
          <table:table-cell table:formula="of:= &quot;&quot;&quot;&quot; &amp; [.L400] &amp; &quot;&quot;&quot;&quot;&amp;&quot;,&quot;" office:value-type="string" office:string-value="&quot;KATVK.IS&quot;," calcext:value-type="string">
            <text:p>"KATV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763-katilimevim-tasarruf-finansman-a-s" xlink:type="simple">KTLEV</text:a> </text:p>
          </table:table-cell>
          <table:table-cell office:value-type="string" calcext:value-type="string">
            <text:p><text:a xlink:href="../../../../../tr/sirket-bilgileri/ozet/5763-katilimevim-tasarruf-finansman-a-s" xlink:type="simple">KATILIMEVİM TASARRUF FİNANSMAN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41-aksis-uluslararasi-bagimsiz-denetim-a-s" xlink:type="simple">AKSİS ULUSLARARASI BAĞIMSIZ DENETİM A.Ş.</text:a> </text:p>
          </table:table-cell>
          <table:table-cell table:number-columns-repeated="5"/>
          <table:table-cell table:formula="of:=COM.MICROSOFT.CONCAT([.A401];&quot;.IS&quot;)" office:value-type="string" office:string-value="KTLEV .IS" calcext:value-type="string">
            <text:p>KTLEV .IS</text:p>
          </table:table-cell>
          <table:table-cell office:value-type="string" calcext:value-type="string">
            <text:p>KTLEV .IS</text:p>
          </table:table-cell>
          <table:table-cell table:formula="of:=SUBSTITUTE([.K401];&quot; &quot;;&quot;&quot;)" office:value-type="string" office:string-value="KTLEV.IS" calcext:value-type="string">
            <text:p>KTLEV.IS</text:p>
          </table:table-cell>
          <table:table-cell table:formula="of:= &quot;&quot;&quot;&quot; &amp; [.L401] &amp; &quot;&quot;&quot;&quot;&amp;&quot;,&quot;" office:value-type="string" office:string-value="&quot;KTLEV.IS&quot;," calcext:value-type="string">
            <text:p>"KTLEV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28-katmerciler-arac-ustu-ekipman-sanayi-ve-ticaret-a-s" xlink:type="simple">KATMR</text:a> </text:p>
          </table:table-cell>
          <table:table-cell office:value-type="string" calcext:value-type="string">
            <text:p><text:a xlink:href="../../../../../tr/sirket-bilgileri/ozet/1528-katmerciler-arac-ustu-ekipman-sanayi-ve-ticaret-a-s" xlink:type="simple">KATMERCİLER ARAÇ ÜSTÜ EKİPMAN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241-aksis-uluslararasi-bagimsiz-denetim-a-s" xlink:type="simple">AKSİS ULUSLARARASI BAĞIMSIZ DENETİM A.Ş.</text:a> </text:p>
          </table:table-cell>
          <table:table-cell table:number-columns-repeated="5"/>
          <table:table-cell table:formula="of:=COM.MICROSOFT.CONCAT([.A402];&quot;.IS&quot;)" office:value-type="string" office:string-value="KATMR .IS" calcext:value-type="string">
            <text:p>KATMR .IS</text:p>
          </table:table-cell>
          <table:table-cell office:value-type="string" calcext:value-type="string">
            <text:p>KATMR .IS</text:p>
          </table:table-cell>
          <table:table-cell table:formula="of:=SUBSTITUTE([.K402];&quot; &quot;;&quot;&quot;)" office:value-type="string" office:string-value="KATMR.IS" calcext:value-type="string">
            <text:p>KATMR.IS</text:p>
          </table:table-cell>
          <table:table-cell table:formula="of:= &quot;&quot;&quot;&quot; &amp; [.L402] &amp; &quot;&quot;&quot;&quot;&amp;&quot;,&quot;" office:value-type="string" office:string-value="&quot;KATMR.IS&quot;," calcext:value-type="string">
            <text:p>"KATM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723-kayseri-seker-fabrikasi-a-s" xlink:type="simple">KAYSE</text:a> </text:p>
          </table:table-cell>
          <table:table-cell office:value-type="string" calcext:value-type="string">
            <text:p><text:a xlink:href="../../../../../tr/sirket-bilgileri/ozet/3723-kayseri-seker-fabrikasi-a-s" xlink:type="simple">KAYSERİ ŞEKER FABRİKASI A.Ş.</text:a> </text:p>
          </table:table-cell>
          <table:table-cell office:value-type="string" calcext:value-type="string">
            <text:p>KAYSERİ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403];&quot;.IS&quot;)" office:value-type="string" office:string-value="KAYSE .IS" calcext:value-type="string">
            <text:p>KAYSE .IS</text:p>
          </table:table-cell>
          <table:table-cell office:value-type="string" calcext:value-type="string">
            <text:p>KAYSE .IS</text:p>
          </table:table-cell>
          <table:table-cell table:formula="of:=SUBSTITUTE([.K403];&quot; &quot;;&quot;&quot;)" office:value-type="string" office:string-value="KAYSE.IS" calcext:value-type="string">
            <text:p>KAYSE.IS</text:p>
          </table:table-cell>
          <table:table-cell table:formula="of:= &quot;&quot;&quot;&quot; &amp; [.L403] &amp; &quot;&quot;&quot;&quot;&amp;&quot;,&quot;" office:value-type="string" office:string-value="&quot;KAYSE.IS&quot;," calcext:value-type="string">
            <text:p>"KAYS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14-kent-finans-faktoring-a-s" xlink:type="simple">KNTFA</text:a> </text:p>
          </table:table-cell>
          <table:table-cell office:value-type="string" calcext:value-type="string">
            <text:p><text:a xlink:href="../../../../../tr/sirket-bilgileri/ozet/2114-kent-finans-faktoring-a-s" xlink:type="simple">KENT FİNANS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404];&quot;.IS&quot;)" office:value-type="string" office:string-value="KNTFA .IS" calcext:value-type="string">
            <text:p>KNTFA .IS</text:p>
          </table:table-cell>
          <table:table-cell office:value-type="string" calcext:value-type="string">
            <text:p>KNTFA .IS</text:p>
          </table:table-cell>
          <table:table-cell table:formula="of:=SUBSTITUTE([.K404];&quot; &quot;;&quot;&quot;)" office:value-type="string" office:string-value="KNTFA.IS" calcext:value-type="string">
            <text:p>KNTFA.IS</text:p>
          </table:table-cell>
          <table:table-cell table:formula="of:= &quot;&quot;&quot;&quot; &amp; [.L404] &amp; &quot;&quot;&quot;&quot;&amp;&quot;,&quot;" office:value-type="string" office:string-value="&quot;KNTFA.IS&quot;," calcext:value-type="string">
            <text:p>"KNT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00-kent-gida-maddeleri-sanayii-ve-ticaret-a-s" xlink:type="simple">KENT</text:a> </text:p>
          </table:table-cell>
          <table:table-cell office:value-type="string" calcext:value-type="string">
            <text:p><text:a xlink:href="../../../../../tr/sirket-bilgileri/ozet/1000-kent-gida-maddeleri-sanayii-ve-ticaret-a-s" xlink:type="simple">KENT GIDA MADDELERİ SANAYİİ VE TİCARET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405];&quot;.IS&quot;)" office:value-type="string" office:string-value="KENT .IS" calcext:value-type="string">
            <text:p>KENT .IS</text:p>
          </table:table-cell>
          <table:table-cell office:value-type="string" calcext:value-type="string">
            <text:p>KENT .IS</text:p>
          </table:table-cell>
          <table:table-cell table:formula="of:=SUBSTITUTE([.K405];&quot; &quot;;&quot;&quot;)" office:value-type="string" office:string-value="KENT.IS" calcext:value-type="string">
            <text:p>KENT.IS</text:p>
          </table:table-cell>
          <table:table-cell table:formula="of:= &quot;&quot;&quot;&quot; &amp; [.L405] &amp; &quot;&quot;&quot;&quot;&amp;&quot;,&quot;" office:value-type="string" office:string-value="&quot;KENT.IS&quot;," calcext:value-type="string">
            <text:p>"KEN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02-kerevitas-gida-sanayi-ve-ticaret-a-s" xlink:type="simple">KERVT</text:a> </text:p>
          </table:table-cell>
          <table:table-cell office:value-type="string" calcext:value-type="string">
            <text:p><text:a xlink:href="../../../../../tr/sirket-bilgileri/ozet/1002-kerevitas-gida-sanayi-ve-ticaret-a-s" xlink:type="simple">KEREVİTAŞ GIDA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406];&quot;.IS&quot;)" office:value-type="string" office:string-value="KERVT .IS" calcext:value-type="string">
            <text:p>KERVT .IS</text:p>
          </table:table-cell>
          <table:table-cell office:value-type="string" calcext:value-type="string">
            <text:p>KERVT .IS</text:p>
          </table:table-cell>
          <table:table-cell table:formula="of:=SUBSTITUTE([.K406];&quot; &quot;;&quot;&quot;)" office:value-type="string" office:string-value="KERVT.IS" calcext:value-type="string">
            <text:p>KERVT.IS</text:p>
          </table:table-cell>
          <table:table-cell table:formula="of:= &quot;&quot;&quot;&quot; &amp; [.L406] &amp; &quot;&quot;&quot;&quot;&amp;&quot;,&quot;" office:value-type="string" office:string-value="&quot;KERVT.IS&quot;," calcext:value-type="string">
            <text:p>"KERV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456-kervan-gida-sanayi-ve-ticaret-a-s" xlink:type="simple">KRVGD</text:a> </text:p>
          </table:table-cell>
          <table:table-cell office:value-type="string" calcext:value-type="string">
            <text:p><text:a xlink:href="../../../../../tr/sirket-bilgileri/ozet/3456-kervan-gida-sanayi-ve-ticaret-a-s" xlink:type="simple">KERVAN GIDA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407];&quot;.IS&quot;)" office:value-type="string" office:string-value="KRVGD .IS" calcext:value-type="string">
            <text:p>KRVGD .IS</text:p>
          </table:table-cell>
          <table:table-cell office:value-type="string" calcext:value-type="string">
            <text:p>KRVGD .IS</text:p>
          </table:table-cell>
          <table:table-cell table:formula="of:=SUBSTITUTE([.K407];&quot; &quot;;&quot;&quot;)" office:value-type="string" office:string-value="KRVGD.IS" calcext:value-type="string">
            <text:p>KRVGD.IS</text:p>
          </table:table-cell>
          <table:table-cell table:formula="of:= &quot;&quot;&quot;&quot; &amp; [.L407] &amp; &quot;&quot;&quot;&quot;&amp;&quot;,&quot;" office:value-type="string" office:string-value="&quot;KRVGD.IS&quot;," calcext:value-type="string">
            <text:p>"KRVG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97-kervansaray-yatirim-holding-a-s" xlink:type="simple">KERVN</text:a> </text:p>
          </table:table-cell>
          <table:table-cell office:value-type="string" calcext:value-type="string">
            <text:p><text:a xlink:href="../../../../../tr/sirket-bilgileri/ozet/897-kervansaray-yatirim-holding-a-s" xlink:type="simple">KERVANSARAY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7-mega-global-uluslararasi-bagimsiz-denetim-a-s" xlink:type="simple">MEGA GLOBAL ULUSLARARASI BAĞIMSIZ DENETİM A.Ş.</text:a> </text:p>
          </table:table-cell>
          <table:table-cell table:number-columns-repeated="5"/>
          <table:table-cell table:formula="of:=COM.MICROSOFT.CONCAT([.A408];&quot;.IS&quot;)" office:value-type="string" office:string-value="KERVN .IS" calcext:value-type="string">
            <text:p>KERVN .IS</text:p>
          </table:table-cell>
          <table:table-cell office:value-type="string" calcext:value-type="string">
            <text:p>KERVN .IS</text:p>
          </table:table-cell>
          <table:table-cell table:formula="of:=SUBSTITUTE([.K408];&quot; &quot;;&quot;&quot;)" office:value-type="string" office:string-value="KERVN.IS" calcext:value-type="string">
            <text:p>KERVN.IS</text:p>
          </table:table-cell>
          <table:table-cell table:formula="of:= &quot;&quot;&quot;&quot; &amp; [.L408] &amp; &quot;&quot;&quot;&quot;&amp;&quot;,&quot;" office:value-type="string" office:string-value="&quot;KERVN.IS&quot;," calcext:value-type="string">
            <text:p>"KERV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6010-kirac-galvaniz-telekominikasyon-metal-makine-insaat-elektrik-sanayi-ve-ticaret-a-s" xlink:type="simple">TCKRC</text:a> </text:p>
          </table:table-cell>
          <table:table-cell office:value-type="string" calcext:value-type="string">
            <text:p><text:a xlink:href="../../../../../tr/sirket-bilgileri/ozet/6010-kirac-galvaniz-telekominikasyon-metal-makine-insaat-elektrik-sanayi-ve-ticaret-a-s" xlink:type="simple">KIRAÇ GALVANİZ TELEKOMİNİKASYON METAL MAKİNE İNŞAAT ELEKTRİK SANAYİ VE TİCARET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186-ser-berker-bagimsiz-denetim-a-s" xlink:type="simple">SER-BERKER BAĞIMSIZ DENETİM A.Ş.</text:a> </text:p>
          </table:table-cell>
          <table:table-cell table:number-columns-repeated="5"/>
          <table:table-cell table:formula="of:=COM.MICROSOFT.CONCAT([.A409];&quot;.IS&quot;)" office:value-type="string" office:string-value="TCKRC .IS" calcext:value-type="string">
            <text:p>TCKRC .IS</text:p>
          </table:table-cell>
          <table:table-cell office:value-type="string" calcext:value-type="string">
            <text:p>TCKRC .IS</text:p>
          </table:table-cell>
          <table:table-cell table:formula="of:=SUBSTITUTE([.K409];&quot; &quot;;&quot;&quot;)" office:value-type="string" office:string-value="TCKRC.IS" calcext:value-type="string">
            <text:p>TCKRC.IS</text:p>
          </table:table-cell>
          <table:table-cell table:formula="of:= &quot;&quot;&quot;&quot; &amp; [.L409] &amp; &quot;&quot;&quot;&quot;&amp;&quot;,&quot;" office:value-type="string" office:string-value="&quot;TCKRC.IS&quot;," calcext:value-type="string">
            <text:p>"TCKRC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95-kizilbuk-gayrimenkul-yatirim-ortakligi-a-s" xlink:type="simple">KZBGY</text:a> </text:p>
          </table:table-cell>
          <table:table-cell office:value-type="string" calcext:value-type="string">
            <text:p><text:a xlink:href="../../../../../tr/sirket-bilgileri/ozet/5395-kizilbuk-gayrimenkul-yatirim-ortakligi-a-s" xlink:type="simple">KIZILBÜK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95-arsen-bagimsiz-denetim-hizmetleri-a-s" xlink:type="simple">ARSEN BAĞIMSIZ DENETİM HİZMETLERİ A.Ş.</text:a> </text:p>
          </table:table-cell>
          <table:table-cell table:number-columns-repeated="5"/>
          <table:table-cell table:formula="of:=COM.MICROSOFT.CONCAT([.A410];&quot;.IS&quot;)" office:value-type="string" office:string-value="KZBGY .IS" calcext:value-type="string">
            <text:p>KZBGY .IS</text:p>
          </table:table-cell>
          <table:table-cell office:value-type="string" calcext:value-type="string">
            <text:p>KZBGY .IS</text:p>
          </table:table-cell>
          <table:table-cell table:formula="of:=SUBSTITUTE([.K410];&quot; &quot;;&quot;&quot;)" office:value-type="string" office:string-value="KZBGY.IS" calcext:value-type="string">
            <text:p>KZBGY.IS</text:p>
          </table:table-cell>
          <table:table-cell table:formula="of:= &quot;&quot;&quot;&quot; &amp; [.L410] &amp; &quot;&quot;&quot;&quot;&amp;&quot;,&quot;" office:value-type="string" office:string-value="&quot;KZBGY.IS&quot;," calcext:value-type="string">
            <text:p>"KZBG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41-kiler-gayrimenkul-yatirim-ortakligi-a-s" xlink:type="simple">KLGYO</text:a> </text:p>
          </table:table-cell>
          <table:table-cell office:value-type="string" calcext:value-type="string">
            <text:p><text:a xlink:href="../../../../../tr/sirket-bilgileri/ozet/1541-kiler-gayrimenkul-yatirim-ortakligi-a-s" xlink:type="simple">KİLER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411];&quot;.IS&quot;)" office:value-type="string" office:string-value="KLGYO .IS" calcext:value-type="string">
            <text:p>KLGYO .IS</text:p>
          </table:table-cell>
          <table:table-cell office:value-type="string" calcext:value-type="string">
            <text:p>KLGYO .IS</text:p>
          </table:table-cell>
          <table:table-cell table:formula="of:=SUBSTITUTE([.K411];&quot; &quot;;&quot;&quot;)" office:value-type="string" office:string-value="KLGYO.IS" calcext:value-type="string">
            <text:p>KLGYO.IS</text:p>
          </table:table-cell>
          <table:table-cell table:formula="of:= &quot;&quot;&quot;&quot; &amp; [.L411] &amp; &quot;&quot;&quot;&quot;&amp;&quot;,&quot;" office:value-type="string" office:string-value="&quot;KLGYO.IS&quot;," calcext:value-type="string">
            <text:p>"KL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766-kiler-holding-a-s" xlink:type="simple">KLRHO</text:a> </text:p>
          </table:table-cell>
          <table:table-cell office:value-type="string" calcext:value-type="string">
            <text:p><text:a xlink:href="../../../../../tr/sirket-bilgileri/ozet/3766-kiler-holding-a-s" xlink:type="simple">KİLER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412];&quot;.IS&quot;)" office:value-type="string" office:string-value="KLRHO .IS" calcext:value-type="string">
            <text:p>KLRHO .IS</text:p>
          </table:table-cell>
          <table:table-cell office:value-type="string" calcext:value-type="string">
            <text:p>KLRHO .IS</text:p>
          </table:table-cell>
          <table:table-cell table:formula="of:=SUBSTITUTE([.K412];&quot; &quot;;&quot;&quot;)" office:value-type="string" office:string-value="KLRHO.IS" calcext:value-type="string">
            <text:p>KLRHO.IS</text:p>
          </table:table-cell>
          <table:table-cell table:formula="of:= &quot;&quot;&quot;&quot; &amp; [.L412] &amp; &quot;&quot;&quot;&quot;&amp;&quot;,&quot;" office:value-type="string" office:string-value="&quot;KLRHO.IS&quot;," calcext:value-type="string">
            <text:p>"KLRH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80-kimteks-poliuretan-sanayi-ve-ticaret-a-s" xlink:type="simple">KMPUR</text:a> </text:p>
          </table:table-cell>
          <table:table-cell office:value-type="string" calcext:value-type="string">
            <text:p><text:a xlink:href="../../../../../tr/sirket-bilgileri/ozet/5480-kimteks-poliuretan-sanayi-ve-ticaret-a-s" xlink:type="simple">KİMTEKS POLİÜRETAN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13];&quot;.IS&quot;)" office:value-type="string" office:string-value="KMPUR .IS" calcext:value-type="string">
            <text:p>KMPUR .IS</text:p>
          </table:table-cell>
          <table:table-cell office:value-type="string" calcext:value-type="string">
            <text:p>KMPUR .IS</text:p>
          </table:table-cell>
          <table:table-cell table:formula="of:=SUBSTITUTE([.K413];&quot; &quot;;&quot;&quot;)" office:value-type="string" office:string-value="KMPUR.IS" calcext:value-type="string">
            <text:p>KMPUR.IS</text:p>
          </table:table-cell>
          <table:table-cell table:formula="of:= &quot;&quot;&quot;&quot; &amp; [.L413] &amp; &quot;&quot;&quot;&quot;&amp;&quot;,&quot;" office:value-type="string" office:string-value="&quot;KMPUR.IS&quot;," calcext:value-type="string">
            <text:p>"KMPU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04-klimasan-klima-sanayi-ve-ticaret-a-s" xlink:type="simple">KLMSN</text:a> </text:p>
          </table:table-cell>
          <table:table-cell office:value-type="string" calcext:value-type="string">
            <text:p><text:a xlink:href="../../../../../tr/sirket-bilgileri/ozet/1004-klimasan-klima-sanayi-ve-ticaret-a-s" xlink:type="simple">KLİMASAN KLİMA SANAYİ VE TİCARET A.Ş.</text:a> </text:p>
          </table:table-cell>
          <table:table-cell office:value-type="string" calcext:value-type="string">
            <text:p>MANİSA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414];&quot;.IS&quot;)" office:value-type="string" office:string-value="KLMSN .IS" calcext:value-type="string">
            <text:p>KLMSN .IS</text:p>
          </table:table-cell>
          <table:table-cell office:value-type="string" calcext:value-type="string">
            <text:p>KLMSN .IS</text:p>
          </table:table-cell>
          <table:table-cell table:formula="of:=SUBSTITUTE([.K414];&quot; &quot;;&quot;&quot;)" office:value-type="string" office:string-value="KLMSN.IS" calcext:value-type="string">
            <text:p>KLMSN.IS</text:p>
          </table:table-cell>
          <table:table-cell table:formula="of:= &quot;&quot;&quot;&quot; &amp; [.L414] &amp; &quot;&quot;&quot;&quot;&amp;&quot;,&quot;" office:value-type="string" office:string-value="&quot;KLMSN.IS&quot;," calcext:value-type="string">
            <text:p>"KLMS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776-kocaer-celik-sanayi-ve-ticaret-a-s" xlink:type="simple">KCAER</text:a> </text:p>
          </table:table-cell>
          <table:table-cell office:value-type="string" calcext:value-type="string">
            <text:p><text:a xlink:href="../../../../../tr/sirket-bilgileri/ozet/3776-kocaer-celik-sanayi-ve-ticaret-a-s" xlink:type="simple">KOCAER ÇELİK SANAYİ VE TİCARET A.Ş.</text:a> </text:p>
          </table:table-cell>
          <table:table-cell office:value-type="string" calcext:value-type="string">
            <text:p>DENİZLİ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415];&quot;.IS&quot;)" office:value-type="string" office:string-value="KCAER .IS" calcext:value-type="string">
            <text:p>KCAER .IS</text:p>
          </table:table-cell>
          <table:table-cell office:value-type="string" calcext:value-type="string">
            <text:p>KCAER .IS</text:p>
          </table:table-cell>
          <table:table-cell table:formula="of:=SUBSTITUTE([.K415];&quot; &quot;;&quot;&quot;)" office:value-type="string" office:string-value="KCAER.IS" calcext:value-type="string">
            <text:p>KCAER.IS</text:p>
          </table:table-cell>
          <table:table-cell table:formula="of:= &quot;&quot;&quot;&quot; &amp; [.L415] &amp; &quot;&quot;&quot;&quot;&amp;&quot;,&quot;" office:value-type="string" office:string-value="&quot;KCAER.IS&quot;," calcext:value-type="string">
            <text:p>"KCAE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04-koc-fiat-kredi-finansman-a-s" xlink:type="simple">KFKTF</text:a> </text:p>
          </table:table-cell>
          <table:table-cell office:value-type="string" calcext:value-type="string">
            <text:p><text:a xlink:href="../../../../../tr/sirket-bilgileri/ozet/1604-koc-fiat-kredi-finansman-a-s" xlink:type="simple">KOÇ FIAT KREDİ FİNANSMAN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16];&quot;.IS&quot;)" office:value-type="string" office:string-value="KFKTF .IS" calcext:value-type="string">
            <text:p>KFKTF .IS</text:p>
          </table:table-cell>
          <table:table-cell office:value-type="string" calcext:value-type="string">
            <text:p>KFKTF .IS</text:p>
          </table:table-cell>
          <table:table-cell table:formula="of:=SUBSTITUTE([.K416];&quot; &quot;;&quot;&quot;)" office:value-type="string" office:string-value="KFKTF.IS" calcext:value-type="string">
            <text:p>KFKTF.IS</text:p>
          </table:table-cell>
          <table:table-cell table:formula="of:= &quot;&quot;&quot;&quot; &amp; [.L416] &amp; &quot;&quot;&quot;&quot;&amp;&quot;,&quot;" office:value-type="string" office:string-value="&quot;KFKTF.IS&quot;," calcext:value-type="string">
            <text:p>"KFKTF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38-koc-finansman-a-s" xlink:type="simple">KOCFN</text:a> </text:p>
          </table:table-cell>
          <table:table-cell office:value-type="string" calcext:value-type="string">
            <text:p><text:a xlink:href="../../../../../tr/sirket-bilgileri/ozet/1438-koc-finansman-a-s" xlink:type="simple">KOÇ FİNANSMAN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417];&quot;.IS&quot;)" office:value-type="string" office:string-value="KOCFN .IS" calcext:value-type="string">
            <text:p>KOCFN .IS</text:p>
          </table:table-cell>
          <table:table-cell office:value-type="string" calcext:value-type="string">
            <text:p>KOCFN .IS</text:p>
          </table:table-cell>
          <table:table-cell table:formula="of:=SUBSTITUTE([.K417];&quot; &quot;;&quot;&quot;)" office:value-type="string" office:string-value="KOCFN.IS" calcext:value-type="string">
            <text:p>KOCFN.IS</text:p>
          </table:table-cell>
          <table:table-cell table:formula="of:= &quot;&quot;&quot;&quot; &amp; [.L417] &amp; &quot;&quot;&quot;&quot;&amp;&quot;,&quot;" office:value-type="string" office:string-value="&quot;KOCFN.IS&quot;," calcext:value-type="string">
            <text:p>"KOCF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05-koc-holding-a-s" xlink:type="simple">KCHOL</text:a> </text:p>
          </table:table-cell>
          <table:table-cell office:value-type="string" calcext:value-type="string">
            <text:p><text:a xlink:href="../../../../../tr/sirket-bilgileri/ozet/1005-koc-holding-a-s" xlink:type="simple">KOÇ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418];&quot;.IS&quot;)" office:value-type="string" office:string-value="KCHOL .IS" calcext:value-type="string">
            <text:p>KCHOL .IS</text:p>
          </table:table-cell>
          <table:table-cell office:value-type="string" calcext:value-type="string">
            <text:p>KCHOL .IS</text:p>
          </table:table-cell>
          <table:table-cell table:formula="of:=SUBSTITUTE([.K418];&quot; &quot;;&quot;&quot;)" office:value-type="string" office:string-value="KCHOL.IS" calcext:value-type="string">
            <text:p>KCHOL.IS</text:p>
          </table:table-cell>
          <table:table-cell table:formula="of:= &quot;&quot;&quot;&quot; &amp; [.L418] &amp; &quot;&quot;&quot;&quot;&amp;&quot;,&quot;" office:value-type="string" office:string-value="&quot;KCHOL.IS&quot;," calcext:value-type="string">
            <text:p>"KCH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409-koc-metalurji-a-s" xlink:type="simple">KOCMT</text:a> </text:p>
          </table:table-cell>
          <table:table-cell office:value-type="string" calcext:value-type="string">
            <text:p><text:a xlink:href="../../../../../tr/sirket-bilgileri/ozet/3409-koc-metalurji-a-s" xlink:type="simple">KOÇ METALURJİ A.Ş.</text:a> </text:p>
          </table:table-cell>
          <table:table-cell office:value-type="string" calcext:value-type="string">
            <text:p>HATAY</text:p>
          </table:table-cell>
          <table:table-cell office:value-type="string" calcext:value-type="string">
            <text:p><text:a xlink:href="../../../../../tr/sirket-bilgileri/ozet/80-akademik-bagimsiz-denetim-a-s" xlink:type="simple">AKADEMİK BAĞIMSIZ DENETİM A.Ş.</text:a> </text:p>
          </table:table-cell>
          <table:table-cell table:number-columns-repeated="5"/>
          <table:table-cell table:formula="of:=COM.MICROSOFT.CONCAT([.A419];&quot;.IS&quot;)" office:value-type="string" office:string-value="KOCMT .IS" calcext:value-type="string">
            <text:p>KOCMT .IS</text:p>
          </table:table-cell>
          <table:table-cell office:value-type="string" calcext:value-type="string">
            <text:p>KOCMT .IS</text:p>
          </table:table-cell>
          <table:table-cell table:formula="of:=SUBSTITUTE([.K419];&quot; &quot;;&quot;&quot;)" office:value-type="string" office:string-value="KOCMT.IS" calcext:value-type="string">
            <text:p>KOCMT.IS</text:p>
          </table:table-cell>
          <table:table-cell table:formula="of:= &quot;&quot;&quot;&quot; &amp; [.L419] &amp; &quot;&quot;&quot;&quot;&amp;&quot;,&quot;" office:value-type="string" office:string-value="&quot;KOCMT.IS&quot;," calcext:value-type="string">
            <text:p>"KOCM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651-koleksiyon-mobilya-sanayi-a-s" xlink:type="simple">KLSYN</text:a> </text:p>
          </table:table-cell>
          <table:table-cell office:value-type="string" calcext:value-type="string">
            <text:p><text:a xlink:href="../../../../../tr/sirket-bilgileri/ozet/3651-koleksiyon-mobilya-sanayi-a-s" xlink:type="simple">KOLEKSİYON MOBİLYA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420];&quot;.IS&quot;)" office:value-type="string" office:string-value="KLSYN .IS" calcext:value-type="string">
            <text:p>KLSYN .IS</text:p>
          </table:table-cell>
          <table:table-cell office:value-type="string" calcext:value-type="string">
            <text:p>KLSYN .IS</text:p>
          </table:table-cell>
          <table:table-cell table:formula="of:=SUBSTITUTE([.K420];&quot; &quot;;&quot;&quot;)" office:value-type="string" office:string-value="KLSYN.IS" calcext:value-type="string">
            <text:p>KLSYN.IS</text:p>
          </table:table-cell>
          <table:table-cell table:formula="of:= &quot;&quot;&quot;&quot; &amp; [.L420] &amp; &quot;&quot;&quot;&quot;&amp;&quot;,&quot;" office:value-type="string" office:string-value="&quot;KLSYN.IS&quot;," calcext:value-type="string">
            <text:p>"KLSY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06-konfrut-gida-sanayi-ve-ticaret-a-s" xlink:type="simple">KNFRT</text:a> </text:p>
          </table:table-cell>
          <table:table-cell office:value-type="string" calcext:value-type="string">
            <text:p><text:a xlink:href="../../../../../tr/sirket-bilgileri/ozet/1006-konfrut-gida-sanayi-ve-ticaret-a-s" xlink:type="simple">KONFRUT GIDA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5-analiz-bagimsiz-denetim-ve-danismanlik-a-s" xlink:type="simple">ANALİZ BAĞIMSIZ DENETİM VE DANIŞMANLIK A.Ş.</text:a> </text:p>
          </table:table-cell>
          <table:table-cell table:number-columns-repeated="5"/>
          <table:table-cell table:formula="of:=COM.MICROSOFT.CONCAT([.A421];&quot;.IS&quot;)" office:value-type="string" office:string-value="KNFRT .IS" calcext:value-type="string">
            <text:p>KNFRT .IS</text:p>
          </table:table-cell>
          <table:table-cell office:value-type="string" calcext:value-type="string">
            <text:p>KNFRT .IS</text:p>
          </table:table-cell>
          <table:table-cell table:formula="of:=SUBSTITUTE([.K421];&quot; &quot;;&quot;&quot;)" office:value-type="string" office:string-value="KNFRT.IS" calcext:value-type="string">
            <text:p>KNFRT.IS</text:p>
          </table:table-cell>
          <table:table-cell table:formula="of:= &quot;&quot;&quot;&quot; &amp; [.L421] &amp; &quot;&quot;&quot;&quot;&amp;&quot;,&quot;" office:value-type="string" office:string-value="&quot;KNFRT.IS&quot;," calcext:value-type="string">
            <text:p>"KNFR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206-kontrolmatik-teknoloji-enerji-ve-muhendislik-a-s" xlink:type="simple">KONTR</text:a> </text:p>
          </table:table-cell>
          <table:table-cell office:value-type="string" calcext:value-type="string">
            <text:p><text:a xlink:href="../../../../../tr/sirket-bilgileri/ozet/5206-kontrolmatik-teknoloji-enerji-ve-muhendislik-a-s" xlink:type="simple">KONTROLMATİK TEKNOLOJİ ENERJİ VE MÜHENDİSLİ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422];&quot;.IS&quot;)" office:value-type="string" office:string-value="KONTR .IS" calcext:value-type="string">
            <text:p>KONTR .IS</text:p>
          </table:table-cell>
          <table:table-cell office:value-type="string" calcext:value-type="string">
            <text:p>KONTR .IS</text:p>
          </table:table-cell>
          <table:table-cell table:formula="of:=SUBSTITUTE([.K422];&quot; &quot;;&quot;&quot;)" office:value-type="string" office:string-value="KONTR.IS" calcext:value-type="string">
            <text:p>KONTR.IS</text:p>
          </table:table-cell>
          <table:table-cell table:formula="of:= &quot;&quot;&quot;&quot; &amp; [.L422] &amp; &quot;&quot;&quot;&quot;&amp;&quot;,&quot;" office:value-type="string" office:string-value="&quot;KONTR.IS&quot;," calcext:value-type="string">
            <text:p>"KONT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08-konya-cimento-sanayii-a-s" xlink:type="simple">KONYA</text:a> </text:p>
          </table:table-cell>
          <table:table-cell office:value-type="string" calcext:value-type="string">
            <text:p><text:a xlink:href="../../../../../tr/sirket-bilgileri/ozet/1008-konya-cimento-sanayii-a-s" xlink:type="simple">KONYA ÇİMENTO SANAYİİ A.Ş.</text:a> </text:p>
          </table:table-cell>
          <table:table-cell office:value-type="string" calcext:value-type="string">
            <text:p>KONYA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423];&quot;.IS&quot;)" office:value-type="string" office:string-value="KONYA .IS" calcext:value-type="string">
            <text:p>KONYA .IS</text:p>
          </table:table-cell>
          <table:table-cell office:value-type="string" calcext:value-type="string">
            <text:p>KONYA .IS</text:p>
          </table:table-cell>
          <table:table-cell table:formula="of:=SUBSTITUTE([.K423];&quot; &quot;;&quot;&quot;)" office:value-type="string" office:string-value="KONYA.IS" calcext:value-type="string">
            <text:p>KONYA.IS</text:p>
          </table:table-cell>
          <table:table-cell table:formula="of:= &quot;&quot;&quot;&quot; &amp; [.L423] &amp; &quot;&quot;&quot;&quot;&amp;&quot;,&quot;" office:value-type="string" office:string-value="&quot;KONYA.IS&quot;," calcext:value-type="string">
            <text:p>"KONY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308-konya-kagit-sanayi-ve-ticaret-a-s" xlink:type="simple">KONKA</text:a> </text:p>
          </table:table-cell>
          <table:table-cell office:value-type="string" calcext:value-type="string">
            <text:p><text:a xlink:href="../../../../../tr/sirket-bilgileri/ozet/3308-konya-kagit-sanayi-ve-ticaret-a-s" xlink:type="simple">KONYA KAĞIT SANAYİ VE TİCARET A.Ş.</text:a> </text:p>
          </table:table-cell>
          <table:table-cell office:value-type="string" calcext:value-type="string">
            <text:p>KONYA</text:p>
          </table:table-cell>
          <table:table-cell office:value-type="string" calcext:value-type="string">
            <text:p><text:a xlink:href="../../../../../tr/sirket-bilgileri/ozet/124-irfan-bagimsiz-denetim-ve-yeminli-mali-musavirlik-a-s" xlink:type="simple">İRFAN BAĞIMSIZ DENETİM VE YEMİNLİ MALİ MÜŞAVİRLİK A.Ş.</text:a> </text:p>
          </table:table-cell>
          <table:table-cell table:number-columns-repeated="5"/>
          <table:table-cell table:formula="of:=COM.MICROSOFT.CONCAT([.A424];&quot;.IS&quot;)" office:value-type="string" office:string-value="KONKA .IS" calcext:value-type="string">
            <text:p>KONKA .IS</text:p>
          </table:table-cell>
          <table:table-cell office:value-type="string" calcext:value-type="string">
            <text:p>KONKA .IS</text:p>
          </table:table-cell>
          <table:table-cell table:formula="of:=SUBSTITUTE([.K424];&quot; &quot;;&quot;&quot;)" office:value-type="string" office:string-value="KONKA.IS" calcext:value-type="string">
            <text:p>KONKA.IS</text:p>
          </table:table-cell>
          <table:table-cell table:formula="of:= &quot;&quot;&quot;&quot; &amp; [.L424] &amp; &quot;&quot;&quot;&quot;&amp;&quot;,&quot;" office:value-type="string" office:string-value="&quot;KONKA.IS&quot;," calcext:value-type="string">
            <text:p>"KONK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25-koray-gayrimenkul-yatirim-ortakligi-a-s" xlink:type="simple">KGYO</text:a> </text:p>
          </table:table-cell>
          <table:table-cell office:value-type="string" calcext:value-type="string">
            <text:p><text:a xlink:href="../../../../../tr/sirket-bilgileri/ozet/1125-koray-gayrimenkul-yatirim-ortakligi-a-s" xlink:type="simple">KORAY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425];&quot;.IS&quot;)" office:value-type="string" office:string-value="KGYO .IS" calcext:value-type="string">
            <text:p>KGYO .IS</text:p>
          </table:table-cell>
          <table:table-cell office:value-type="string" calcext:value-type="string">
            <text:p>KGYO .IS</text:p>
          </table:table-cell>
          <table:table-cell table:formula="of:=SUBSTITUTE([.K425];&quot; &quot;;&quot;&quot;)" office:value-type="string" office:string-value="KGYO.IS" calcext:value-type="string">
            <text:p>KGYO.IS</text:p>
          </table:table-cell>
          <table:table-cell table:formula="of:= &quot;&quot;&quot;&quot; &amp; [.L425] &amp; &quot;&quot;&quot;&quot;&amp;&quot;,&quot;" office:value-type="string" office:string-value="&quot;KGYO.IS&quot;," calcext:value-type="string">
            <text:p>"K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09-kordsa-teknik-tekstil-a-s" xlink:type="simple">KORDS</text:a> </text:p>
          </table:table-cell>
          <table:table-cell office:value-type="string" calcext:value-type="string">
            <text:p><text:a xlink:href="../../../../../tr/sirket-bilgileri/ozet/1009-kordsa-teknik-tekstil-a-s" xlink:type="simple">KORDSA TEKNİK TEKSTİL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26];&quot;.IS&quot;)" office:value-type="string" office:string-value="KORDS .IS" calcext:value-type="string">
            <text:p>KORDS .IS</text:p>
          </table:table-cell>
          <table:table-cell office:value-type="string" calcext:value-type="string">
            <text:p>KORDS .IS</text:p>
          </table:table-cell>
          <table:table-cell table:formula="of:=SUBSTITUTE([.K426];&quot; &quot;;&quot;&quot;)" office:value-type="string" office:string-value="KORDS.IS" calcext:value-type="string">
            <text:p>KORDS.IS</text:p>
          </table:table-cell>
          <table:table-cell table:formula="of:= &quot;&quot;&quot;&quot; &amp; [.L426] &amp; &quot;&quot;&quot;&quot;&amp;&quot;,&quot;" office:value-type="string" office:string-value="&quot;KORDS.IS&quot;," calcext:value-type="string">
            <text:p>"KORD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93-koroplast-temizlik-ambalaj-urunleri-sanayi-ve-dis-ticaret-a-s" xlink:type="simple">KRPLS</text:a> </text:p>
          </table:table-cell>
          <table:table-cell office:value-type="string" calcext:value-type="string">
            <text:p><text:a xlink:href="../../../../../tr/sirket-bilgileri/ozet/5593-koroplast-temizlik-ambalaj-urunleri-sanayi-ve-dis-ticaret-a-s" xlink:type="simple">KOROPLAST TEMİZLİK AMBALAJ ÜRÜNLERİ SANAYİ VE DIŞ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27];&quot;.IS&quot;)" office:value-type="string" office:string-value="KRPLS .IS" calcext:value-type="string">
            <text:p>KRPLS .IS</text:p>
          </table:table-cell>
          <table:table-cell office:value-type="string" calcext:value-type="string">
            <text:p>KRPLS .IS</text:p>
          </table:table-cell>
          <table:table-cell table:formula="of:=SUBSTITUTE([.K427];&quot; &quot;;&quot;&quot;)" office:value-type="string" office:string-value="KRPLS.IS" calcext:value-type="string">
            <text:p>KRPLS.IS</text:p>
          </table:table-cell>
          <table:table-cell table:formula="of:= &quot;&quot;&quot;&quot; &amp; [.L427] &amp; &quot;&quot;&quot;&quot;&amp;&quot;,&quot;" office:value-type="string" office:string-value="&quot;KRPLS.IS&quot;," calcext:value-type="string">
            <text:p>"KRPL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363-korteks-mensucat-sanayi-ve-ticaret-a-s" xlink:type="simple">KORTS</text:a> </text:p>
          </table:table-cell>
          <table:table-cell office:value-type="string" calcext:value-type="string">
            <text:p><text:a xlink:href="../../../../../tr/sirket-bilgileri/ozet/2363-korteks-mensucat-sanayi-ve-ticaret-a-s" xlink:type="simple">KORTEKS MENSUCAT SANAYİ VE TİCARET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87-arilar-bagimsiz-denetim-ve-yeminli-mali-musavirlik-a-s" xlink:type="simple">ARILAR BAĞIMSIZ DENETİM VE YEMİNLİ MALİ MÜŞAVİRLİK A.Ş.</text:a> </text:p>
          </table:table-cell>
          <table:table-cell table:number-columns-repeated="5"/>
          <table:table-cell table:formula="of:=COM.MICROSOFT.CONCAT([.A428];&quot;.IS&quot;)" office:value-type="string" office:string-value="KORTS .IS" calcext:value-type="string">
            <text:p>KORTS .IS</text:p>
          </table:table-cell>
          <table:table-cell office:value-type="string" calcext:value-type="string">
            <text:p>KORTS .IS</text:p>
          </table:table-cell>
          <table:table-cell table:formula="of:=SUBSTITUTE([.K428];&quot; &quot;;&quot;&quot;)" office:value-type="string" office:string-value="KORTS.IS" calcext:value-type="string">
            <text:p>KORTS.IS</text:p>
          </table:table-cell>
          <table:table-cell table:formula="of:= &quot;&quot;&quot;&quot; &amp; [.L428] &amp; &quot;&quot;&quot;&quot;&amp;&quot;,&quot;" office:value-type="string" office:string-value="&quot;KORTS.IS&quot;," calcext:value-type="string">
            <text:p>"KORT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365-koton-magazacilik-tekstil-sanayi-ve-ticaret-a-s" xlink:type="simple">KOTON</text:a> </text:p>
          </table:table-cell>
          <table:table-cell office:value-type="string" calcext:value-type="string">
            <text:p><text:a xlink:href="../../../../../tr/sirket-bilgileri/ozet/2365-koton-magazacilik-tekstil-sanayi-ve-ticaret-a-s" xlink:type="simple">KOTON MAĞAZACILIK TEKSTİL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29];&quot;.IS&quot;)" office:value-type="string" office:string-value="KOTON .IS" calcext:value-type="string">
            <text:p>KOTON .IS</text:p>
          </table:table-cell>
          <table:table-cell office:value-type="string" calcext:value-type="string">
            <text:p>KOTON .IS</text:p>
          </table:table-cell>
          <table:table-cell table:formula="of:=SUBSTITUTE([.K429];&quot; &quot;;&quot;&quot;)" office:value-type="string" office:string-value="KOTON.IS" calcext:value-type="string">
            <text:p>KOTON.IS</text:p>
          </table:table-cell>
          <table:table-cell table:formula="of:= &quot;&quot;&quot;&quot; &amp; [.L429] &amp; &quot;&quot;&quot;&quot;&amp;&quot;,&quot;" office:value-type="string" office:string-value="&quot;KOTON.IS&quot;," calcext:value-type="string">
            <text:p>"KOTO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00-koza-altin-isletmeleri-a-s" xlink:type="simple">KOZAL</text:a> </text:p>
          </table:table-cell>
          <table:table-cell office:value-type="string" calcext:value-type="string">
            <text:p><text:a xlink:href="../../../../../tr/sirket-bilgileri/ozet/1500-koza-altin-isletmeleri-a-s" xlink:type="simple">KOZA ALTIN İŞLETMELER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430];&quot;.IS&quot;)" office:value-type="string" office:string-value="KOZAL .IS" calcext:value-type="string">
            <text:p>KOZAL .IS</text:p>
          </table:table-cell>
          <table:table-cell office:value-type="string" calcext:value-type="string">
            <text:p>KOZAL .IS</text:p>
          </table:table-cell>
          <table:table-cell table:formula="of:=SUBSTITUTE([.K430];&quot; &quot;;&quot;&quot;)" office:value-type="string" office:string-value="KOZAL.IS" calcext:value-type="string">
            <text:p>KOZAL.IS</text:p>
          </table:table-cell>
          <table:table-cell table:formula="of:= &quot;&quot;&quot;&quot; &amp; [.L430] &amp; &quot;&quot;&quot;&quot;&amp;&quot;,&quot;" office:value-type="string" office:string-value="&quot;KOZAL.IS&quot;," calcext:value-type="string">
            <text:p>"KOZA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10-koza-anadolu-metal-madencilik-isletmeleri-a-s" xlink:type="simple">KOZAA</text:a> </text:p>
          </table:table-cell>
          <table:table-cell office:value-type="string" calcext:value-type="string">
            <text:p><text:a xlink:href="../../../../../tr/sirket-bilgileri/ozet/1010-koza-anadolu-metal-madencilik-isletmeleri-a-s" xlink:type="simple">KOZA ANADOLU METAL MADENCİLİK İŞLETMELER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431];&quot;.IS&quot;)" office:value-type="string" office:string-value="KOZAA .IS" calcext:value-type="string">
            <text:p>KOZAA .IS</text:p>
          </table:table-cell>
          <table:table-cell office:value-type="string" calcext:value-type="string">
            <text:p>KOZAA .IS</text:p>
          </table:table-cell>
          <table:table-cell table:formula="of:=SUBSTITUTE([.K431];&quot; &quot;;&quot;&quot;)" office:value-type="string" office:string-value="KOZAA.IS" calcext:value-type="string">
            <text:p>KOZAA.IS</text:p>
          </table:table-cell>
          <table:table-cell table:formula="of:= &quot;&quot;&quot;&quot; &amp; [.L431] &amp; &quot;&quot;&quot;&quot;&amp;&quot;,&quot;" office:value-type="string" office:string-value="&quot;KOZAA.IS&quot;," calcext:value-type="string">
            <text:p>"KOZA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06-koza-polyester-sanayi-ve-ticaret-a-s" xlink:type="simple">KOPOL</text:a> </text:p>
          </table:table-cell>
          <table:table-cell office:value-type="string" calcext:value-type="string">
            <text:p><text:a xlink:href="../../../../../tr/sirket-bilgileri/ozet/5806-koza-polyester-sanayi-ve-ticaret-a-s" xlink:type="simple">KOZA POLYESTER SANAYİ VE TİCARET A.Ş.</text:a> </text:p>
          </table:table-cell>
          <table:table-cell office:value-type="string" calcext:value-type="string">
            <text:p>GAZİANTEP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432];&quot;.IS&quot;)" office:value-type="string" office:string-value="KOPOL .IS" calcext:value-type="string">
            <text:p>KOPOL .IS</text:p>
          </table:table-cell>
          <table:table-cell office:value-type="string" calcext:value-type="string">
            <text:p>KOPOL .IS</text:p>
          </table:table-cell>
          <table:table-cell table:formula="of:=SUBSTITUTE([.K432];&quot; &quot;;&quot;&quot;)" office:value-type="string" office:string-value="KOPOL.IS" calcext:value-type="string">
            <text:p>KOPOL.IS</text:p>
          </table:table-cell>
          <table:table-cell table:formula="of:= &quot;&quot;&quot;&quot; &amp; [.L432] &amp; &quot;&quot;&quot;&quot;&amp;&quot;,&quot;" office:value-type="string" office:string-value="&quot;KOPOL.IS&quot;," calcext:value-type="string">
            <text:p>"KOP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10-korfez-gayrimenkul-yatirim-ortakligi-a-s" xlink:type="simple">KRGYO</text:a> </text:p>
          </table:table-cell>
          <table:table-cell office:value-type="string" calcext:value-type="string">
            <text:p><text:a xlink:href="../../../../../tr/sirket-bilgileri/ozet/1610-korfez-gayrimenkul-yatirim-ortakligi-a-s" xlink:type="simple">KÖRFEZ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33];&quot;.IS&quot;)" office:value-type="string" office:string-value="KRGYO .IS" calcext:value-type="string">
            <text:p>KRGYO .IS</text:p>
          </table:table-cell>
          <table:table-cell office:value-type="string" calcext:value-type="string">
            <text:p>KRGYO .IS</text:p>
          </table:table-cell>
          <table:table-cell table:formula="of:=SUBSTITUTE([.K433];&quot; &quot;;&quot;&quot;)" office:value-type="string" office:string-value="KRGYO.IS" calcext:value-type="string">
            <text:p>KRGYO.IS</text:p>
          </table:table-cell>
          <table:table-cell table:formula="of:= &quot;&quot;&quot;&quot; &amp; [.L433] &amp; &quot;&quot;&quot;&quot;&amp;&quot;,&quot;" office:value-type="string" office:string-value="&quot;KRGYO.IS&quot;," calcext:value-type="string">
            <text:p>"KR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11-kristal-kola-ve-mesrubat-sanayi-ticaret-a-s" xlink:type="simple">KRSTL</text:a> </text:p>
          </table:table-cell>
          <table:table-cell office:value-type="string" calcext:value-type="string">
            <text:p><text:a xlink:href="../../../../../tr/sirket-bilgileri/ozet/1011-kristal-kola-ve-mesrubat-sanayi-ticaret-a-s" xlink:type="simple">KRİSTAL KOLA VE MEŞRUBAT SANAYİ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55-yorum-bagimsiz-denetim-a-s" xlink:type="simple">YORUM BAĞIMSIZ DENETİM A.Ş.</text:a> </text:p>
          </table:table-cell>
          <table:table-cell table:number-columns-repeated="5"/>
          <table:table-cell table:formula="of:=COM.MICROSOFT.CONCAT([.A434];&quot;.IS&quot;)" office:value-type="string" office:string-value="KRSTL .IS" calcext:value-type="string">
            <text:p>KRSTL .IS</text:p>
          </table:table-cell>
          <table:table-cell office:value-type="string" calcext:value-type="string">
            <text:p>KRSTL .IS</text:p>
          </table:table-cell>
          <table:table-cell table:formula="of:=SUBSTITUTE([.K434];&quot; &quot;;&quot;&quot;)" office:value-type="string" office:string-value="KRSTL.IS" calcext:value-type="string">
            <text:p>KRSTL.IS</text:p>
          </table:table-cell>
          <table:table-cell table:formula="of:= &quot;&quot;&quot;&quot; &amp; [.L434] &amp; &quot;&quot;&quot;&quot;&amp;&quot;,&quot;" office:value-type="string" office:string-value="&quot;KRSTL.IS&quot;," calcext:value-type="string">
            <text:p>"KRST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47-kron-teknoloji-a-s" xlink:type="simple">KRONT</text:a> </text:p>
          </table:table-cell>
          <table:table-cell office:value-type="string" calcext:value-type="string">
            <text:p><text:a xlink:href="../../../../../tr/sirket-bilgileri/ozet/1547-kron-teknoloji-a-s" xlink:type="simple">KRON TEKNOLOJ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27-kavram-bagimsiz-denetim-ve-danismanlik-a-s" xlink:type="simple">KAVRAM BAĞIMSIZ DENETİM VE DANIŞMANLIK A.Ş.</text:a> </text:p>
          </table:table-cell>
          <table:table-cell table:number-columns-repeated="5"/>
          <table:table-cell table:formula="of:=COM.MICROSOFT.CONCAT([.A435];&quot;.IS&quot;)" office:value-type="string" office:string-value="KRONT .IS" calcext:value-type="string">
            <text:p>KRONT .IS</text:p>
          </table:table-cell>
          <table:table-cell office:value-type="string" calcext:value-type="string">
            <text:p>KRONT .IS</text:p>
          </table:table-cell>
          <table:table-cell table:formula="of:=SUBSTITUTE([.K435];&quot; &quot;;&quot;&quot;)" office:value-type="string" office:string-value="KRONT.IS" calcext:value-type="string">
            <text:p>KRONT.IS</text:p>
          </table:table-cell>
          <table:table-cell table:formula="of:= &quot;&quot;&quot;&quot; &amp; [.L435] &amp; &quot;&quot;&quot;&quot;&amp;&quot;,&quot;" office:value-type="string" office:string-value="&quot;KRONT.IS&quot;," calcext:value-type="string">
            <text:p>"KRON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58-kt-kira-sertifikalari-varlik-kiralama-a-s" xlink:type="simple">KTKVK</text:a> </text:p>
          </table:table-cell>
          <table:table-cell office:value-type="string" calcext:value-type="string">
            <text:p><text:a xlink:href="../../../../../tr/sirket-bilgileri/ozet/2058-kt-kira-sertifikalari-varlik-kiralama-a-s" xlink:type="simple">KT KİRA SERTİFİKALARI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36];&quot;.IS&quot;)" office:value-type="string" office:string-value="KTKVK .IS" calcext:value-type="string">
            <text:p>KTKVK .IS</text:p>
          </table:table-cell>
          <table:table-cell office:value-type="string" calcext:value-type="string">
            <text:p>KTKVK .IS</text:p>
          </table:table-cell>
          <table:table-cell table:formula="of:=SUBSTITUTE([.K436];&quot; &quot;;&quot;&quot;)" office:value-type="string" office:string-value="KTKVK.IS" calcext:value-type="string">
            <text:p>KTKVK.IS</text:p>
          </table:table-cell>
          <table:table-cell table:formula="of:= &quot;&quot;&quot;&quot; &amp; [.L436] &amp; &quot;&quot;&quot;&quot;&amp;&quot;,&quot;" office:value-type="string" office:string-value="&quot;KTKVK.IS&quot;," calcext:value-type="string">
            <text:p>"KTKV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88-kustur-kusadasi-turizm-endustrisi-a-s" xlink:type="simple">KSTUR</text:a> </text:p>
          </table:table-cell>
          <table:table-cell office:value-type="string" calcext:value-type="string">
            <text:p><text:a xlink:href="../../../../../tr/sirket-bilgileri/ozet/1588-kustur-kusadasi-turizm-endustrisi-a-s" xlink:type="simple">KUŞTUR KUŞADASI TURİZM ENDÜSTRİSİ A.Ş.</text:a> </text:p>
          </table:table-cell>
          <table:table-cell office:value-type="string" calcext:value-type="string">
            <text:p>AYDIN</text:p>
          </table:table-cell>
          <table:table-cell office:value-type="string" calcext:value-type="string">
            <text:p><text:a xlink:href="../../../../../tr/sirket-bilgileri/ozet/127-kavram-bagimsiz-denetim-ve-danismanlik-a-s" xlink:type="simple">KAVRAM BAĞIMSIZ DENETİM VE DANIŞMANLIK A.Ş.</text:a> </text:p>
          </table:table-cell>
          <table:table-cell table:number-columns-repeated="5"/>
          <table:table-cell table:formula="of:=COM.MICROSOFT.CONCAT([.A437];&quot;.IS&quot;)" office:value-type="string" office:string-value="KSTUR .IS" calcext:value-type="string">
            <text:p>KSTUR .IS</text:p>
          </table:table-cell>
          <table:table-cell office:value-type="string" calcext:value-type="string">
            <text:p>KSTUR .IS</text:p>
          </table:table-cell>
          <table:table-cell table:formula="of:=SUBSTITUTE([.K437];&quot; &quot;;&quot;&quot;)" office:value-type="string" office:string-value="KSTUR.IS" calcext:value-type="string">
            <text:p>KSTUR.IS</text:p>
          </table:table-cell>
          <table:table-cell table:formula="of:= &quot;&quot;&quot;&quot; &amp; [.L437] &amp; &quot;&quot;&quot;&quot;&amp;&quot;,&quot;" office:value-type="string" office:string-value="&quot;KSTUR.IS&quot;," calcext:value-type="string">
            <text:p>"KSTU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70-kuvva-gida-ticaret-ve-sanayi-yatirimlari-a-s" xlink:type="simple">KUVVA</text:a> </text:p>
          </table:table-cell>
          <table:table-cell office:value-type="string" calcext:value-type="string">
            <text:p><text:a xlink:href="../../../../../tr/sirket-bilgileri/ozet/1070-kuvva-gida-ticaret-ve-sanayi-yatirimlari-a-s" xlink:type="simple">KUVVA GIDA TİCARET VE SANAYİ YATIRIMLAR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83-elit-bagimsiz-denetim-ve-yeminli-mali-musavirlik-a-s" xlink:type="simple">ELİT BAĞIMSIZ DENETİM VE YEMİNLİ MALİ MÜŞAVİRLİK A.Ş.</text:a> </text:p>
          </table:table-cell>
          <table:table-cell table:number-columns-repeated="5"/>
          <table:table-cell table:formula="of:=COM.MICROSOFT.CONCAT([.A438];&quot;.IS&quot;)" office:value-type="string" office:string-value="KUVVA .IS" calcext:value-type="string">
            <text:p>KUVVA .IS</text:p>
          </table:table-cell>
          <table:table-cell office:value-type="string" calcext:value-type="string">
            <text:p>KUVVA .IS</text:p>
          </table:table-cell>
          <table:table-cell table:formula="of:=SUBSTITUTE([.K438];&quot; &quot;;&quot;&quot;)" office:value-type="string" office:string-value="KUVVA.IS" calcext:value-type="string">
            <text:p>KUVVA.IS</text:p>
          </table:table-cell>
          <table:table-cell table:formula="of:= &quot;&quot;&quot;&quot; &amp; [.L438] &amp; &quot;&quot;&quot;&quot;&amp;&quot;,&quot;" office:value-type="string" office:string-value="&quot;KUVVA.IS&quot;," calcext:value-type="string">
            <text:p>"KUVV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19-kuyas-yatirim-a-s" xlink:type="simple">KUYAS</text:a> </text:p>
          </table:table-cell>
          <table:table-cell office:value-type="string" calcext:value-type="string">
            <text:p><text:a xlink:href="../../../../../tr/sirket-bilgileri/ozet/1619-kuyas-yatirim-a-s" xlink:type="simple">KUYAŞ YATIRI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0-akademik-bagimsiz-denetim-a-s" xlink:type="simple">AKADEMİK BAĞIMSIZ DENETİM A.Ş.</text:a> </text:p>
          </table:table-cell>
          <table:table-cell table:number-columns-repeated="5"/>
          <table:table-cell table:formula="of:=COM.MICROSOFT.CONCAT([.A439];&quot;.IS&quot;)" office:value-type="string" office:string-value="KUYAS .IS" calcext:value-type="string">
            <text:p>KUYAS .IS</text:p>
          </table:table-cell>
          <table:table-cell office:value-type="string" calcext:value-type="string">
            <text:p>KUYAS .IS</text:p>
          </table:table-cell>
          <table:table-cell table:formula="of:=SUBSTITUTE([.K439];&quot; &quot;;&quot;&quot;)" office:value-type="string" office:string-value="KUYAS.IS" calcext:value-type="string">
            <text:p>KUYAS.IS</text:p>
          </table:table-cell>
          <table:table-cell table:formula="of:= &quot;&quot;&quot;&quot; &amp; [.L439] &amp; &quot;&quot;&quot;&quot;&amp;&quot;,&quot;" office:value-type="string" office:string-value="&quot;KUYAS.IS&quot;," calcext:value-type="string">
            <text:p>"KUY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11-kuzey-boru-a-s" xlink:type="simple">KBORU</text:a> </text:p>
          </table:table-cell>
          <table:table-cell office:value-type="string" calcext:value-type="string">
            <text:p><text:a xlink:href="../../../../../tr/sirket-bilgileri/ozet/5911-kuzey-boru-a-s" xlink:type="simple">KUZEY BORU A.Ş.</text:a> </text:p>
          </table:table-cell>
          <table:table-cell office:value-type="string" calcext:value-type="string">
            <text:p>AKSARAY</text:p>
          </table:table-cell>
          <table:table-cell office:value-type="string" calcext:value-type="string">
            <text:p><text:a xlink:href="../../../../../tr/sirket-bilgileri/ozet/210-guncel-bagimsiz-denetim-danismanlik-a-s" xlink:type="simple">GÜNCEL BAĞIMSIZ DENETİM DANIŞMANLIK A.Ş.</text:a> </text:p>
          </table:table-cell>
          <table:table-cell table:number-columns-repeated="5"/>
          <table:table-cell table:formula="of:=COM.MICROSOFT.CONCAT([.A440];&quot;.IS&quot;)" office:value-type="string" office:string-value="KBORU .IS" calcext:value-type="string">
            <text:p>KBORU .IS</text:p>
          </table:table-cell>
          <table:table-cell office:value-type="string" calcext:value-type="string">
            <text:p>KBORU .IS</text:p>
          </table:table-cell>
          <table:table-cell table:formula="of:=SUBSTITUTE([.K440];&quot; &quot;;&quot;&quot;)" office:value-type="string" office:string-value="KBORU.IS" calcext:value-type="string">
            <text:p>KBORU.IS</text:p>
          </table:table-cell>
          <table:table-cell table:formula="of:= &quot;&quot;&quot;&quot; &amp; [.L440] &amp; &quot;&quot;&quot;&quot;&amp;&quot;,&quot;" office:value-type="string" office:string-value="&quot;KBORU.IS&quot;," calcext:value-type="string">
            <text:p>"KBORU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57-kuzugrup-gayrimenkul-yatirim-ortakligi-a-s" xlink:type="simple">KZGYO</text:a> </text:p>
          </table:table-cell>
          <table:table-cell office:value-type="string" calcext:value-type="string">
            <text:p><text:a xlink:href="../../../../../tr/sirket-bilgileri/ozet/5857-kuzugrup-gayrimenkul-yatirim-ortakligi-a-s" xlink:type="simple">KUZUGRUP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441];&quot;.IS&quot;)" office:value-type="string" office:string-value="KZGYO .IS" calcext:value-type="string">
            <text:p>KZGYO .IS</text:p>
          </table:table-cell>
          <table:table-cell office:value-type="string" calcext:value-type="string">
            <text:p>KZGYO .IS</text:p>
          </table:table-cell>
          <table:table-cell table:formula="of:=SUBSTITUTE([.K441];&quot; &quot;;&quot;&quot;)" office:value-type="string" office:string-value="KZGYO.IS" calcext:value-type="string">
            <text:p>KZGYO.IS</text:p>
          </table:table-cell>
          <table:table-cell table:formula="of:= &quot;&quot;&quot;&quot; &amp; [.L441] &amp; &quot;&quot;&quot;&quot;&amp;&quot;,&quot;" office:value-type="string" office:string-value="&quot;KZGYO.IS&quot;," calcext:value-type="string">
            <text:p>"KZ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12-kutahya-porselen-sanayi-a-s" xlink:type="simple">KUTPO</text:a> </text:p>
          </table:table-cell>
          <table:table-cell office:value-type="string" calcext:value-type="string">
            <text:p><text:a xlink:href="../../../../../tr/sirket-bilgileri/ozet/1012-kutahya-porselen-sanayi-a-s" xlink:type="simple">KÜTAHYA PORSELEN SANAYİ A.Ş.</text:a> </text:p>
          </table:table-cell>
          <table:table-cell office:value-type="string" calcext:value-type="string">
            <text:p>KÜTAHYA</text:p>
          </table:table-cell>
          <table:table-cell office:value-type="string" calcext:value-type="string">
            <text:p><text:a xlink:href="../../../../../tr/sirket-bilgileri/ozet/5583-ram-bagimsiz-denetim-ve-danismanlik-a-s" xlink:type="simple">RAM BAĞIMSIZ DENETİM VE DANIŞMANLIK A.Ş.</text:a> </text:p>
          </table:table-cell>
          <table:table-cell table:number-columns-repeated="5"/>
          <table:table-cell table:formula="of:=COM.MICROSOFT.CONCAT([.A442];&quot;.IS&quot;)" office:value-type="string" office:string-value="KUTPO .IS" calcext:value-type="string">
            <text:p>KUTPO .IS</text:p>
          </table:table-cell>
          <table:table-cell office:value-type="string" calcext:value-type="string">
            <text:p>KUTPO .IS</text:p>
          </table:table-cell>
          <table:table-cell table:formula="of:=SUBSTITUTE([.K442];&quot; &quot;;&quot;&quot;)" office:value-type="string" office:string-value="KUTPO.IS" calcext:value-type="string">
            <text:p>KUTPO.IS</text:p>
          </table:table-cell>
          <table:table-cell table:formula="of:= &quot;&quot;&quot;&quot; &amp; [.L442] &amp; &quot;&quot;&quot;&quot;&amp;&quot;,&quot;" office:value-type="string" office:string-value="&quot;KUTPO.IS&quot;," calcext:value-type="string">
            <text:p>"KUTPO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5365-kutahya-seker-fabrikasi-a-s" xlink:type="simple">KTSKR</text:a> </text:p>
          </table:table-cell>
          <table:table-cell table:style-name="ce6" office:value-type="string" calcext:value-type="string">
            <text:p><text:a xlink:href="../../../../../tr/sirket-bilgileri/ozet/5365-kutahya-seker-fabrikasi-a-s" xlink:type="simple">KÜTAHYA ŞEKER FABRİKASI A.Ş.</text:a> </text:p>
          </table:table-cell>
          <table:table-cell table:style-name="ce6" office:value-type="string" calcext:value-type="string">
            <text:p>KÜTAHYA</text:p>
          </table:table-cell>
          <table:table-cell table:style-name="ce9"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443];&quot;.IS&quot;)" office:value-type="string" office:string-value="KTSKR .IS" calcext:value-type="string">
            <text:p>KTSKR .IS</text:p>
          </table:table-cell>
          <table:table-cell office:value-type="string" calcext:value-type="string">
            <text:p>KTSKR .IS</text:p>
          </table:table-cell>
          <table:table-cell table:formula="of:=SUBSTITUTE([.K443];&quot; &quot;;&quot;&quot;)" office:value-type="string" office:string-value="KTSKR.IS" calcext:value-type="string">
            <text:p>KTSKR.IS</text:p>
          </table:table-cell>
          <table:table-cell table:formula="of:= &quot;&quot;&quot;&quot; &amp; [.L443] &amp; &quot;&quot;&quot;&quot;&amp;&quot;,&quot;" office:value-type="string" office:string-value="&quot;KTSKR.IS&quot;," calcext:value-type="string">
            <text:p>"KTSKR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444];&quot;.IS&quot;)" office:value-type="string" office:string-value=".IS" calcext:value-type="string">
            <text:p>.IS</text:p>
          </table:table-cell>
          <table:table-cell/>
          <table:table-cell table:formula="of:=SUBSTITUTE([.K444];&quot; &quot;;&quot;&quot;)">
            <text:p/>
          </table:table-cell>
          <table:table-cell table:formula="of:= &quot;&quot;&quot;&quot; &amp; [.L44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Default" table:number-columns-repeated="3"/>
          <table:table-cell table:number-columns-repeated="5"/>
          <table:table-cell table:formula="of:=COM.MICROSOFT.CONCAT([.A445];&quot;.IS&quot;)" office:value-type="string" office:string-value="L.IS" calcext:value-type="string">
            <text:p>L.IS</text:p>
          </table:table-cell>
          <table:table-cell/>
          <table:table-cell table:formula="of:=SUBSTITUTE([.K445];&quot; &quot;;&quot;&quot;)">
            <text:p/>
          </table:table-cell>
          <table:table-cell table:formula="of:= &quot;&quot;&quot;&quot; &amp; [.L445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446];&quot;.IS&quot;)" office:value-type="string" office:string-value=".IS" calcext:value-type="string">
            <text:p>.IS</text:p>
          </table:table-cell>
          <table:table-cell/>
          <table:table-cell table:formula="of:=SUBSTITUTE([.K446];&quot; &quot;;&quot;&quot;)">
            <text:p/>
          </table:table-cell>
          <table:table-cell table:formula="of:= &quot;&quot;&quot;&quot; &amp; [.L446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447];&quot;.IS&quot;)" office:value-type="string" office:string-value="Kod.IS" calcext:value-type="string">
            <text:p>Kod.IS</text:p>
          </table:table-cell>
          <table:table-cell/>
          <table:table-cell table:formula="of:=SUBSTITUTE([.K447];&quot; &quot;;&quot;&quot;)">
            <text:p/>
          </table:table-cell>
          <table:table-cell table:formula="of:= &quot;&quot;&quot;&quot; &amp; [.L447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310-ldr-turizm-a-s" xlink:type="simple">LIDER</text:a> </text:p>
          </table:table-cell>
          <table:table-cell office:value-type="string" calcext:value-type="string">
            <text:p><text:a xlink:href="../../../../../tr/sirket-bilgileri/ozet/4310-ldr-turizm-a-s" xlink:type="simple">LDR TURİZ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4930-edit-bagimsiz-denetim-hizmetleri-a-s" xlink:type="simple">EDİT BAĞIMSIZ DENETİM HİZMETLERİ A.Ş.</text:a> </text:p>
          </table:table-cell>
          <table:table-cell table:number-columns-repeated="5"/>
          <table:table-cell table:formula="of:=COM.MICROSOFT.CONCAT([.A448];&quot;.IS&quot;)" office:value-type="string" office:string-value="LIDER .IS" calcext:value-type="string">
            <text:p>LIDER .IS</text:p>
          </table:table-cell>
          <table:table-cell office:value-type="string" calcext:value-type="string">
            <text:p>LIDER .IS</text:p>
          </table:table-cell>
          <table:table-cell table:formula="of:=SUBSTITUTE([.K448];&quot; &quot;;&quot;&quot;)" office:value-type="string" office:string-value="LIDER.IS" calcext:value-type="string">
            <text:p>LIDER.IS</text:p>
          </table:table-cell>
          <table:table-cell table:formula="of:= &quot;&quot;&quot;&quot; &amp; [.L448] &amp; &quot;&quot;&quot;&quot;&amp;&quot;,&quot;" office:value-type="string" office:string-value="&quot;LIDER.IS&quot;," calcext:value-type="string">
            <text:p>"LIDE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09-lider-faktoring-a-s" xlink:type="simple">LIDFA</text:a> </text:p>
          </table:table-cell>
          <table:table-cell office:value-type="string" calcext:value-type="string">
            <text:p><text:a xlink:href="../../../../../tr/sirket-bilgileri/ozet/1509-lider-faktoring-a-s" xlink:type="simple">LİDER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449];&quot;.IS&quot;)" office:value-type="string" office:string-value="LIDFA .IS" calcext:value-type="string">
            <text:p>LIDFA .IS</text:p>
          </table:table-cell>
          <table:table-cell office:value-type="string" calcext:value-type="string">
            <text:p>LIDFA .IS</text:p>
          </table:table-cell>
          <table:table-cell table:formula="of:=SUBSTITUTE([.K449];&quot; &quot;;&quot;&quot;)" office:value-type="string" office:string-value="LIDFA.IS" calcext:value-type="string">
            <text:p>LIDFA.IS</text:p>
          </table:table-cell>
          <table:table-cell table:formula="of:= &quot;&quot;&quot;&quot; &amp; [.L449] &amp; &quot;&quot;&quot;&quot;&amp;&quot;,&quot;" office:value-type="string" office:string-value="&quot;LIDFA.IS&quot;," calcext:value-type="string">
            <text:p>"LID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53-lila-kagit-sanayi-ve-ticaret-a-s" xlink:type="simple">LILAK</text:a> </text:p>
          </table:table-cell>
          <table:table-cell office:value-type="string" calcext:value-type="string">
            <text:p><text:a xlink:href="../../../../../tr/sirket-bilgileri/ozet/5953-lila-kagit-sanayi-ve-ticaret-a-s" xlink:type="simple">LİLA KAĞIT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50];&quot;.IS&quot;)" office:value-type="string" office:string-value="LILAK .IS" calcext:value-type="string">
            <text:p>LILAK .IS</text:p>
          </table:table-cell>
          <table:table-cell office:value-type="string" calcext:value-type="string">
            <text:p>LILAK .IS</text:p>
          </table:table-cell>
          <table:table-cell table:formula="of:=SUBSTITUTE([.K450];&quot; &quot;;&quot;&quot;)" office:value-type="string" office:string-value="LILAK.IS" calcext:value-type="string">
            <text:p>LILAK.IS</text:p>
          </table:table-cell>
          <table:table-cell table:formula="of:= &quot;&quot;&quot;&quot; &amp; [.L450] &amp; &quot;&quot;&quot;&quot;&amp;&quot;,&quot;" office:value-type="string" office:string-value="&quot;LILAK.IS&quot;," calcext:value-type="string">
            <text:p>"LILA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30-limak-dogu-anadolu-cimento-sanayi-ve-ticaret-a-s" xlink:type="simple">LMKDC</text:a> </text:p>
          </table:table-cell>
          <table:table-cell office:value-type="string" calcext:value-type="string">
            <text:p><text:a xlink:href="../../../../../tr/sirket-bilgileri/ozet/5930-limak-dogu-anadolu-cimento-sanayi-ve-ticaret-a-s" xlink:type="simple">LİMAK DOĞU ANADOLU ÇİMENTO SANAYİ VE TİCARET A.Ş.</text:a> </text:p>
          </table:table-cell>
          <table:table-cell office:value-type="string" calcext:value-type="string">
            <text:p>ŞANLIURFA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451];&quot;.IS&quot;)" office:value-type="string" office:string-value="LMKDC .IS" calcext:value-type="string">
            <text:p>LMKDC .IS</text:p>
          </table:table-cell>
          <table:table-cell office:value-type="string" calcext:value-type="string">
            <text:p>LMKDC .IS</text:p>
          </table:table-cell>
          <table:table-cell table:formula="of:=SUBSTITUTE([.K451];&quot; &quot;;&quot;&quot;)" office:value-type="string" office:string-value="LMKDC.IS" calcext:value-type="string">
            <text:p>LMKDC.IS</text:p>
          </table:table-cell>
          <table:table-cell table:formula="of:= &quot;&quot;&quot;&quot; &amp; [.L451] &amp; &quot;&quot;&quot;&quot;&amp;&quot;,&quot;" office:value-type="string" office:string-value="&quot;LMKDC.IS&quot;," calcext:value-type="string">
            <text:p>"LMKDC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15-link-bilgisayar-sistemleri-yazilimi-ve-donanimi-sanayi-ve-ticaret-a-s" xlink:type="simple">LINK</text:a> </text:p>
          </table:table-cell>
          <table:table-cell office:value-type="string" calcext:value-type="string">
            <text:p><text:a xlink:href="../../../../../tr/sirket-bilgileri/ozet/1015-link-bilgisayar-sistemleri-yazilimi-ve-donanimi-sanayi-ve-ticaret-a-s" xlink:type="simple">LİNK BİLGİSAYAR SİSTEMLERİ YAZILIMI VE DONANIMI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452];&quot;.IS&quot;)" office:value-type="string" office:string-value="LINK .IS" calcext:value-type="string">
            <text:p>LINK .IS</text:p>
          </table:table-cell>
          <table:table-cell office:value-type="string" calcext:value-type="string">
            <text:p>LINK .IS</text:p>
          </table:table-cell>
          <table:table-cell table:formula="of:=SUBSTITUTE([.K452];&quot; &quot;;&quot;&quot;)" office:value-type="string" office:string-value="LINK.IS" calcext:value-type="string">
            <text:p>LINK.IS</text:p>
          </table:table-cell>
          <table:table-cell table:formula="of:= &quot;&quot;&quot;&quot; &amp; [.L452] &amp; &quot;&quot;&quot;&quot;&amp;&quot;,&quot;" office:value-type="string" office:string-value="&quot;LINK.IS&quot;," calcext:value-type="string">
            <text:p>"LIN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16-logo-yazilim-sanayi-ve-ticaret-a-s" xlink:type="simple">LOGO</text:a> </text:p>
          </table:table-cell>
          <table:table-cell office:value-type="string" calcext:value-type="string">
            <text:p><text:a xlink:href="../../../../../tr/sirket-bilgileri/ozet/1016-logo-yazilim-sanayi-ve-ticaret-a-s" xlink:type="simple">LOGO YAZILIM SANAYİ VE TİCARET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53];&quot;.IS&quot;)" office:value-type="string" office:string-value="LOGO .IS" calcext:value-type="string">
            <text:p>LOGO .IS</text:p>
          </table:table-cell>
          <table:table-cell office:value-type="string" calcext:value-type="string">
            <text:p>LOGO .IS</text:p>
          </table:table-cell>
          <table:table-cell table:formula="of:=SUBSTITUTE([.K453];&quot; &quot;;&quot;&quot;)" office:value-type="string" office:string-value="LOGO.IS" calcext:value-type="string">
            <text:p>LOGO.IS</text:p>
          </table:table-cell>
          <table:table-cell table:formula="of:= &quot;&quot;&quot;&quot; &amp; [.L453] &amp; &quot;&quot;&quot;&quot;&amp;&quot;,&quot;" office:value-type="string" office:string-value="&quot;LOGO.IS&quot;," calcext:value-type="string">
            <text:p>"LOG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35-lokman-hekim-engurusag-saglik-turizm-egitim-hizmetleri-ve-insaat-taahhut-a-s" xlink:type="simple">LKMNH</text:a> </text:p>
          </table:table-cell>
          <table:table-cell office:value-type="string" calcext:value-type="string">
            <text:p><text:a xlink:href="../../../../../tr/sirket-bilgileri/ozet/1535-lokman-hekim-engurusag-saglik-turizm-egitim-hizmetleri-ve-insaat-taahhut-a-s" xlink:type="simple">LOKMAN HEKİM ENGÜRÜSAĞ SAĞLIK TURİZM EĞİTİM HİZMETLERİ VE İNŞAAT TAAHHÜ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454];&quot;.IS&quot;)" office:value-type="string" office:string-value="LKMNH .IS" calcext:value-type="string">
            <text:p>LKMNH .IS</text:p>
          </table:table-cell>
          <table:table-cell office:value-type="string" calcext:value-type="string">
            <text:p>LKMNH .IS</text:p>
          </table:table-cell>
          <table:table-cell table:formula="of:=SUBSTITUTE([.K454];&quot; &quot;;&quot;&quot;)" office:value-type="string" office:string-value="LKMNH.IS" calcext:value-type="string">
            <text:p>LKMNH.IS</text:p>
          </table:table-cell>
          <table:table-cell table:formula="of:= &quot;&quot;&quot;&quot; &amp; [.L454] &amp; &quot;&quot;&quot;&quot;&amp;&quot;,&quot;" office:value-type="string" office:string-value="&quot;LKMNH.IS&quot;," calcext:value-type="string">
            <text:p>"LKMNH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98-loras-holding-a-s" xlink:type="simple">LRSHO</text:a> </text:p>
          </table:table-cell>
          <table:table-cell office:value-type="string" calcext:value-type="string">
            <text:p><text:a xlink:href="../../../../../tr/sirket-bilgileri/ozet/1498-loras-holding-a-s" xlink:type="simple">LORAS HOLDİNG A.Ş.</text:a> </text:p>
          </table:table-cell>
          <table:table-cell office:value-type="string" calcext:value-type="string">
            <text:p>KONYA</text:p>
          </table:table-cell>
          <table:table-cell office:value-type="string" calcext:value-type="string">
            <text:p><text:a xlink:href="../../../../../tr/sirket-bilgileri/ozet/5310-ttk-bagimsiz-denetim-ve-yeminli-mali-musavirlik-a-s" xlink:type="simple">TTK BAĞIMSIZ DENETİM VE YEMİNLİ MALİ MÜŞAVİRLİK A.Ş.</text:a> </text:p>
          </table:table-cell>
          <table:table-cell table:number-columns-repeated="5"/>
          <table:table-cell table:formula="of:=COM.MICROSOFT.CONCAT([.A455];&quot;.IS&quot;)" office:value-type="string" office:string-value="LRSHO .IS" calcext:value-type="string">
            <text:p>LRSHO .IS</text:p>
          </table:table-cell>
          <table:table-cell office:value-type="string" calcext:value-type="string">
            <text:p>LRSHO .IS</text:p>
          </table:table-cell>
          <table:table-cell table:formula="of:=SUBSTITUTE([.K455];&quot; &quot;;&quot;&quot;)" office:value-type="string" office:string-value="LRSHO.IS" calcext:value-type="string">
            <text:p>LRSHO.IS</text:p>
          </table:table-cell>
          <table:table-cell table:formula="of:= &quot;&quot;&quot;&quot; &amp; [.L455] &amp; &quot;&quot;&quot;&quot;&amp;&quot;,&quot;" office:value-type="string" office:string-value="&quot;LRSHO.IS&quot;," calcext:value-type="string">
            <text:p>"LRSH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17-luks-kadife-ticaret-ve-sanayii-a-s" xlink:type="simple">LUKSK</text:a> </text:p>
          </table:table-cell>
          <table:table-cell office:value-type="string" calcext:value-type="string">
            <text:p><text:a xlink:href="../../../../../tr/sirket-bilgileri/ozet/1017-luks-kadife-ticaret-ve-sanayii-a-s" xlink:type="simple">LÜKS KADİFE TİCARET VE SANAYİİ A.Ş.</text:a> </text:p>
          </table:table-cell>
          <table:table-cell office:value-type="string" calcext:value-type="string">
            <text:p>KAYSERİ</text:p>
          </table:table-cell>
          <table:table-cell office:value-type="string" calcext:value-type="string">
            <text:p><text:a xlink:href="../../../../../tr/sirket-bilgileri/ozet/5542-cozum-unluer-bagimsiz-denetim-ve-yeminli-mali-musavirlik-a-s" xlink:type="simple">ÇÖZÜM ÜNLÜER BAĞIMSIZ DENETİM VE YEMİNLİ MALİ MÜŞAVİRLİK A.Ş.</text:a> </text:p>
          </table:table-cell>
          <table:table-cell table:number-columns-repeated="5"/>
          <table:table-cell table:formula="of:=COM.MICROSOFT.CONCAT([.A456];&quot;.IS&quot;)" office:value-type="string" office:string-value="LUKSK .IS" calcext:value-type="string">
            <text:p>LUKSK .IS</text:p>
          </table:table-cell>
          <table:table-cell office:value-type="string" calcext:value-type="string">
            <text:p>LUKSK .IS</text:p>
          </table:table-cell>
          <table:table-cell table:formula="of:=SUBSTITUTE([.K456];&quot; &quot;;&quot;&quot;)" office:value-type="string" office:string-value="LUKSK.IS" calcext:value-type="string">
            <text:p>LUKSK.IS</text:p>
          </table:table-cell>
          <table:table-cell table:formula="of:= &quot;&quot;&quot;&quot; &amp; [.L456] &amp; &quot;&quot;&quot;&quot;&amp;&quot;,&quot;" office:value-type="string" office:string-value="&quot;LUKSK.IS&quot;," calcext:value-type="string">
            <text:p>"LUKSK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1035-lydia-holding-a-s" xlink:type="simple">LYDHO</text:a> </text:p>
          </table:table-cell>
          <table:table-cell table:style-name="ce6" office:value-type="string" calcext:value-type="string">
            <text:p><text:a xlink:href="../../../../../tr/sirket-bilgileri/ozet/1035-lydia-holding-a-s" xlink:type="simple">LYDİA HOLDİNG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457];&quot;.IS&quot;)" office:value-type="string" office:string-value="LYDHO .IS" calcext:value-type="string">
            <text:p>LYDHO .IS</text:p>
          </table:table-cell>
          <table:table-cell office:value-type="string" calcext:value-type="string">
            <text:p>LYDHO .IS</text:p>
          </table:table-cell>
          <table:table-cell table:formula="of:=SUBSTITUTE([.K457];&quot; &quot;;&quot;&quot;)" office:value-type="string" office:string-value="LYDHO.IS" calcext:value-type="string">
            <text:p>LYDHO.IS</text:p>
          </table:table-cell>
          <table:table-cell table:formula="of:= &quot;&quot;&quot;&quot; &amp; [.L457] &amp; &quot;&quot;&quot;&quot;&amp;&quot;,&quot;" office:value-type="string" office:string-value="&quot;LYDHO.IS&quot;," calcext:value-type="string">
            <text:p>"LYDHO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458];&quot;.IS&quot;)" office:value-type="string" office:string-value=".IS" calcext:value-type="string">
            <text:p>.IS</text:p>
          </table:table-cell>
          <table:table-cell/>
          <table:table-cell table:formula="of:=SUBSTITUTE([.K458];&quot; &quot;;&quot;&quot;)">
            <text:p/>
          </table:table-cell>
          <table:table-cell table:formula="of:= &quot;&quot;&quot;&quot; &amp; [.L458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Default" table:number-columns-repeated="3"/>
          <table:table-cell table:number-columns-repeated="5"/>
          <table:table-cell table:formula="of:=COM.MICROSOFT.CONCAT([.A459];&quot;.IS&quot;)" office:value-type="string" office:string-value="M.IS" calcext:value-type="string">
            <text:p>M.IS</text:p>
          </table:table-cell>
          <table:table-cell/>
          <table:table-cell table:formula="of:=SUBSTITUTE([.K459];&quot; &quot;;&quot;&quot;)">
            <text:p/>
          </table:table-cell>
          <table:table-cell table:formula="of:= &quot;&quot;&quot;&quot; &amp; [.L459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460];&quot;.IS&quot;)" office:value-type="string" office:string-value=".IS" calcext:value-type="string">
            <text:p>.IS</text:p>
          </table:table-cell>
          <table:table-cell/>
          <table:table-cell table:formula="of:=SUBSTITUTE([.K460];&quot; &quot;;&quot;&quot;)">
            <text:p/>
          </table:table-cell>
          <table:table-cell table:formula="of:= &quot;&quot;&quot;&quot; &amp; [.L460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461];&quot;.IS&quot;)" office:value-type="string" office:string-value="Kod.IS" calcext:value-type="string">
            <text:p>Kod.IS</text:p>
          </table:table-cell>
          <table:table-cell/>
          <table:table-cell table:formula="of:=SUBSTITUTE([.K461];&quot; &quot;;&quot;&quot;)">
            <text:p/>
          </table:table-cell>
          <table:table-cell table:formula="of:= &quot;&quot;&quot;&quot; &amp; [.L461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679-mackolik-internet-hizmetleri-ticaret-a-s" xlink:type="simple">MACKO</text:a> </text:p>
          </table:table-cell>
          <table:table-cell office:value-type="string" calcext:value-type="string">
            <text:p><text:a xlink:href="../../../../../tr/sirket-bilgileri/ozet/5679-mackolik-internet-hizmetleri-ticaret-a-s" xlink:type="simple">MACKOLİK İNTERNET HİZMETLERİ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83-ram-bagimsiz-denetim-ve-danismanlik-a-s" xlink:type="simple">RAM BAĞIMSIZ DENETİM VE DANIŞMANLIK A.Ş.</text:a> </text:p>
          </table:table-cell>
          <table:table-cell table:number-columns-repeated="5"/>
          <table:table-cell table:formula="of:=COM.MICROSOFT.CONCAT([.A462];&quot;.IS&quot;)" office:value-type="string" office:string-value="MACKO .IS" calcext:value-type="string">
            <text:p>MACKO .IS</text:p>
          </table:table-cell>
          <table:table-cell office:value-type="string" calcext:value-type="string">
            <text:p>MACKO .IS</text:p>
          </table:table-cell>
          <table:table-cell table:formula="of:=SUBSTITUTE([.K462];&quot; &quot;;&quot;&quot;)" office:value-type="string" office:string-value="MACKO.IS" calcext:value-type="string">
            <text:p>MACKO.IS</text:p>
          </table:table-cell>
          <table:table-cell table:formula="of:= &quot;&quot;&quot;&quot; &amp; [.L462] &amp; &quot;&quot;&quot;&quot;&amp;&quot;,&quot;" office:value-type="string" office:string-value="&quot;MACKO.IS&quot;," calcext:value-type="string">
            <text:p>"MACK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62-makim-makina-teknolojileri-sanayi-ve-ticaret-a-s" xlink:type="simple">MAKIM</text:a> </text:p>
          </table:table-cell>
          <table:table-cell office:value-type="string" calcext:value-type="string">
            <text:p><text:a xlink:href="../../../../../tr/sirket-bilgileri/ozet/5562-makim-makina-teknolojileri-sanayi-ve-ticaret-a-s" xlink:type="simple">MAKİM MAKİNA TEKNOLOJİLERİ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39-vezin-bagimsiz-denetim-a-s" xlink:type="simple">VEZİN BAĞIMSIZ DENETİM A.Ş.</text:a> </text:p>
          </table:table-cell>
          <table:table-cell table:number-columns-repeated="5"/>
          <table:table-cell table:formula="of:=COM.MICROSOFT.CONCAT([.A463];&quot;.IS&quot;)" office:value-type="string" office:string-value="MAKIM .IS" calcext:value-type="string">
            <text:p>MAKIM .IS</text:p>
          </table:table-cell>
          <table:table-cell office:value-type="string" calcext:value-type="string">
            <text:p>MAKIM .IS</text:p>
          </table:table-cell>
          <table:table-cell table:formula="of:=SUBSTITUTE([.K463];&quot; &quot;;&quot;&quot;)" office:value-type="string" office:string-value="MAKIM.IS" calcext:value-type="string">
            <text:p>MAKIM.IS</text:p>
          </table:table-cell>
          <table:table-cell table:formula="of:= &quot;&quot;&quot;&quot; &amp; [.L463] &amp; &quot;&quot;&quot;&quot;&amp;&quot;,&quot;" office:value-type="string" office:string-value="&quot;MAKIM.IS&quot;," calcext:value-type="string">
            <text:p>"MAKI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18-makina-takim-endustrisi-a-s" xlink:type="simple">MAKTK</text:a> </text:p>
          </table:table-cell>
          <table:table-cell office:value-type="string" calcext:value-type="string">
            <text:p><text:a xlink:href="../../../../../tr/sirket-bilgileri/ozet/1018-makina-takim-endustrisi-a-s" xlink:type="simple">MAKİNA TAKIM ENDÜSTRİS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464];&quot;.IS&quot;)" office:value-type="string" office:string-value="MAKTK .IS" calcext:value-type="string">
            <text:p>MAKTK .IS</text:p>
          </table:table-cell>
          <table:table-cell office:value-type="string" calcext:value-type="string">
            <text:p>MAKTK .IS</text:p>
          </table:table-cell>
          <table:table-cell table:formula="of:=SUBSTITUTE([.K464];&quot; &quot;;&quot;&quot;)" office:value-type="string" office:string-value="MAKTK.IS" calcext:value-type="string">
            <text:p>MAKTK.IS</text:p>
          </table:table-cell>
          <table:table-cell table:formula="of:= &quot;&quot;&quot;&quot; &amp; [.L464] &amp; &quot;&quot;&quot;&quot;&amp;&quot;,&quot;" office:value-type="string" office:string-value="&quot;MAKTK.IS&quot;," calcext:value-type="string">
            <text:p>"MAKT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57-manas-enerji-yonetimi-sanayi-ve-ticaret-a-s" xlink:type="simple">MANAS</text:a> </text:p>
          </table:table-cell>
          <table:table-cell office:value-type="string" calcext:value-type="string">
            <text:p><text:a xlink:href="../../../../../tr/sirket-bilgileri/ozet/5357-manas-enerji-yonetimi-sanayi-ve-ticaret-a-s" xlink:type="simple">MANAS ENERJİ YÖNETİMİ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37-finansal-eksen-bagimsiz-denetim-ve-danismanlik-a-s" xlink:type="simple">FİNANSAL EKSEN BAĞIMSIZ DENETİM VE DANIŞMANLIK A.Ş.</text:a> </text:p>
          </table:table-cell>
          <table:table-cell table:number-columns-repeated="5"/>
          <table:table-cell table:formula="of:=COM.MICROSOFT.CONCAT([.A465];&quot;.IS&quot;)" office:value-type="string" office:string-value="MANAS .IS" calcext:value-type="string">
            <text:p>MANAS .IS</text:p>
          </table:table-cell>
          <table:table-cell office:value-type="string" calcext:value-type="string">
            <text:p>MANAS .IS</text:p>
          </table:table-cell>
          <table:table-cell table:formula="of:=SUBSTITUTE([.K465];&quot; &quot;;&quot;&quot;)" office:value-type="string" office:string-value="MANAS.IS" calcext:value-type="string">
            <text:p>MANAS.IS</text:p>
          </table:table-cell>
          <table:table-cell table:formula="of:= &quot;&quot;&quot;&quot; &amp; [.L465] &amp; &quot;&quot;&quot;&quot;&amp;&quot;,&quot;" office:value-type="string" office:string-value="&quot;MANAS.IS&quot;," calcext:value-type="string">
            <text:p>"MAN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24-marbas-menkul-degerler-a-s" xlink:type="simple">MRBAS, MRS</text:a> </text:p>
          </table:table-cell>
          <table:table-cell office:value-type="string" calcext:value-type="string">
            <text:p><text:a xlink:href="../../../../../tr/sirket-bilgileri/ozet/1324-marbas-menkul-degerler-a-s" xlink:type="simple">MARBAŞ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466];&quot;.IS&quot;)" office:value-type="string" office:string-value="MRBAS, MRS .IS" calcext:value-type="string">
            <text:p>MRBAS, MRS .IS</text:p>
          </table:table-cell>
          <table:table-cell office:value-type="string" calcext:value-type="string">
            <text:p>MRBAS.IS</text:p>
          </table:table-cell>
          <table:table-cell table:formula="of:=SUBSTITUTE([.K466];&quot; &quot;;&quot;&quot;)" office:value-type="string" office:string-value="MRBAS.IS" calcext:value-type="string">
            <text:p>MRBAS.IS</text:p>
          </table:table-cell>
          <table:table-cell table:formula="of:= &quot;&quot;&quot;&quot; &amp; [.L466] &amp; &quot;&quot;&quot;&quot;&amp;&quot;,&quot;" office:value-type="string" office:string-value="&quot;MRBAS.IS&quot;," calcext:value-type="string">
            <text:p>"MRB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26-margun-enerji-uretim-sanayi-ve-ticaret-a-s" xlink:type="simple">MAGEN</text:a> </text:p>
          </table:table-cell>
          <table:table-cell office:value-type="string" calcext:value-type="string">
            <text:p><text:a xlink:href="../../../../../tr/sirket-bilgileri/ozet/5426-margun-enerji-uretim-sanayi-ve-ticaret-a-s" xlink:type="simple">MARGÜN ENERJİ ÜRETİM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67];&quot;.IS&quot;)" office:value-type="string" office:string-value="MAGEN .IS" calcext:value-type="string">
            <text:p>MAGEN .IS</text:p>
          </table:table-cell>
          <table:table-cell office:value-type="string" calcext:value-type="string">
            <text:p>MAGEN .IS</text:p>
          </table:table-cell>
          <table:table-cell table:formula="of:=SUBSTITUTE([.K467];&quot; &quot;;&quot;&quot;)" office:value-type="string" office:string-value="MAGEN.IS" calcext:value-type="string">
            <text:p>MAGEN.IS</text:p>
          </table:table-cell>
          <table:table-cell table:formula="of:= &quot;&quot;&quot;&quot; &amp; [.L467] &amp; &quot;&quot;&quot;&quot;&amp;&quot;,&quot;" office:value-type="string" office:string-value="&quot;MAGEN.IS&quot;," calcext:value-type="string">
            <text:p>"MAG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698-marka-magazacilik-a-s" xlink:type="simple">MRMAG</text:a> </text:p>
          </table:table-cell>
          <table:table-cell office:value-type="string" calcext:value-type="string">
            <text:p><text:a xlink:href="../../../../../tr/sirket-bilgileri/ozet/2698-marka-magazacilik-a-s" xlink:type="simple">MARKA MAĞAZACILI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468];&quot;.IS&quot;)" office:value-type="string" office:string-value="MRMAG .IS" calcext:value-type="string">
            <text:p>MRMAG .IS</text:p>
          </table:table-cell>
          <table:table-cell office:value-type="string" calcext:value-type="string">
            <text:p>MRMAG .IS</text:p>
          </table:table-cell>
          <table:table-cell table:formula="of:=SUBSTITUTE([.K468];&quot; &quot;;&quot;&quot;)" office:value-type="string" office:string-value="MRMAG.IS" calcext:value-type="string">
            <text:p>MRMAG.IS</text:p>
          </table:table-cell>
          <table:table-cell table:formula="of:= &quot;&quot;&quot;&quot; &amp; [.L468] &amp; &quot;&quot;&quot;&quot;&amp;&quot;,&quot;" office:value-type="string" office:string-value="&quot;MRMAG.IS&quot;," calcext:value-type="string">
            <text:p>"MRMAG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03-marka-yatirim-holding-a-s" xlink:type="simple">MARKA</text:a> </text:p>
          </table:table-cell>
          <table:table-cell office:value-type="string" calcext:value-type="string">
            <text:p><text:a xlink:href="../../../../../tr/sirket-bilgileri/ozet/1403-marka-yatirim-holding-a-s" xlink:type="simple">MARKA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38-rasyonel-bagimsiz-denetim-ve-yeminli-mali-musavirlik-a-s" xlink:type="simple">RASYONEL BAĞIMSIZ DENETİM VE YEMİNLİ MALİ MÜŞAVİRLİK A.Ş.</text:a> </text:p>
          </table:table-cell>
          <table:table-cell table:number-columns-repeated="5"/>
          <table:table-cell table:formula="of:=COM.MICROSOFT.CONCAT([.A469];&quot;.IS&quot;)" office:value-type="string" office:string-value="MARKA .IS" calcext:value-type="string">
            <text:p>MARKA .IS</text:p>
          </table:table-cell>
          <table:table-cell office:value-type="string" calcext:value-type="string">
            <text:p>MARKA .IS</text:p>
          </table:table-cell>
          <table:table-cell table:formula="of:=SUBSTITUTE([.K469];&quot; &quot;;&quot;&quot;)" office:value-type="string" office:string-value="MARKA.IS" calcext:value-type="string">
            <text:p>MARKA.IS</text:p>
          </table:table-cell>
          <table:table-cell table:formula="of:= &quot;&quot;&quot;&quot; &amp; [.L469] &amp; &quot;&quot;&quot;&quot;&amp;&quot;,&quot;" office:value-type="string" office:string-value="&quot;MARKA.IS&quot;," calcext:value-type="string">
            <text:p>"MARK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21-marmaris-altinyunus-turistik-tesisler-a-s" xlink:type="simple">MAALT</text:a> </text:p>
          </table:table-cell>
          <table:table-cell office:value-type="string" calcext:value-type="string">
            <text:p><text:a xlink:href="../../../../../tr/sirket-bilgileri/ozet/1021-marmaris-altinyunus-turistik-tesisler-a-s" xlink:type="simple">MARMARİS ALTINYUNUS TURİSTİK TESİSLER A.Ş.</text:a> </text:p>
          </table:table-cell>
          <table:table-cell office:value-type="string" calcext:value-type="string">
            <text:p>ANTALYA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470];&quot;.IS&quot;)" office:value-type="string" office:string-value="MAALT .IS" calcext:value-type="string">
            <text:p>MAALT .IS</text:p>
          </table:table-cell>
          <table:table-cell office:value-type="string" calcext:value-type="string">
            <text:p>MAALT .IS</text:p>
          </table:table-cell>
          <table:table-cell table:formula="of:=SUBSTITUTE([.K470];&quot; &quot;;&quot;&quot;)" office:value-type="string" office:string-value="MAALT.IS" calcext:value-type="string">
            <text:p>MAALT.IS</text:p>
          </table:table-cell>
          <table:table-cell table:formula="of:= &quot;&quot;&quot;&quot; &amp; [.L470] &amp; &quot;&quot;&quot;&quot;&amp;&quot;,&quot;" office:value-type="string" office:string-value="&quot;MAALT.IS&quot;," calcext:value-type="string">
            <text:p>"MAAL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23-marshall-boya-ve-vernik-sanayii-a-s" xlink:type="simple">MRSHL</text:a> </text:p>
          </table:table-cell>
          <table:table-cell office:value-type="string" calcext:value-type="string">
            <text:p><text:a xlink:href="../../../../../tr/sirket-bilgileri/ozet/1023-marshall-boya-ve-vernik-sanayii-a-s" xlink:type="simple">MARSHALL BOYA VE VERNİK SANAYİİ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471];&quot;.IS&quot;)" office:value-type="string" office:string-value="MRSHL .IS" calcext:value-type="string">
            <text:p>MRSHL .IS</text:p>
          </table:table-cell>
          <table:table-cell office:value-type="string" calcext:value-type="string">
            <text:p>MRSHL .IS</text:p>
          </table:table-cell>
          <table:table-cell table:formula="of:=SUBSTITUTE([.K471];&quot; &quot;;&quot;&quot;)" office:value-type="string" office:string-value="MRSHL.IS" calcext:value-type="string">
            <text:p>MRSHL.IS</text:p>
          </table:table-cell>
          <table:table-cell table:formula="of:= &quot;&quot;&quot;&quot; &amp; [.L471] &amp; &quot;&quot;&quot;&quot;&amp;&quot;,&quot;" office:value-type="string" office:string-value="&quot;MRSHL.IS&quot;," calcext:value-type="string">
            <text:p>"MRSH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21-marti-gayrimenkul-yatirim-ortakligi-a-s" xlink:type="simple">MRGYO</text:a> </text:p>
          </table:table-cell>
          <table:table-cell office:value-type="string" calcext:value-type="string">
            <text:p><text:a xlink:href="../../../../../tr/sirket-bilgileri/ozet/1521-marti-gayrimenkul-yatirim-ortakligi-a-s" xlink:type="simple">MARTI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95-arsen-bagimsiz-denetim-hizmetleri-a-s" xlink:type="simple">ARSEN BAĞIMSIZ DENETİM HİZMETLERİ A.Ş.</text:a> </text:p>
          </table:table-cell>
          <table:table-cell table:number-columns-repeated="5"/>
          <table:table-cell table:formula="of:=COM.MICROSOFT.CONCAT([.A472];&quot;.IS&quot;)" office:value-type="string" office:string-value="MRGYO .IS" calcext:value-type="string">
            <text:p>MRGYO .IS</text:p>
          </table:table-cell>
          <table:table-cell office:value-type="string" calcext:value-type="string">
            <text:p>MRGYO .IS</text:p>
          </table:table-cell>
          <table:table-cell table:formula="of:=SUBSTITUTE([.K472];&quot; &quot;;&quot;&quot;)" office:value-type="string" office:string-value="MRGYO.IS" calcext:value-type="string">
            <text:p>MRGYO.IS</text:p>
          </table:table-cell>
          <table:table-cell table:formula="of:= &quot;&quot;&quot;&quot; &amp; [.L472] &amp; &quot;&quot;&quot;&quot;&amp;&quot;,&quot;" office:value-type="string" office:string-value="&quot;MRGYO.IS&quot;," calcext:value-type="string">
            <text:p>"MR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22-marti-otel-isletmeleri-a-s" xlink:type="simple">MARTI</text:a> </text:p>
          </table:table-cell>
          <table:table-cell office:value-type="string" calcext:value-type="string">
            <text:p><text:a xlink:href="../../../../../tr/sirket-bilgileri/ozet/1022-marti-otel-isletmeleri-a-s" xlink:type="simple">MARTI OTEL İŞLETME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95-arsen-bagimsiz-denetim-hizmetleri-a-s" xlink:type="simple">ARSEN BAĞIMSIZ DENETİM HİZMETLERİ A.Ş.</text:a> </text:p>
          </table:table-cell>
          <table:table-cell table:number-columns-repeated="5"/>
          <table:table-cell table:formula="of:=COM.MICROSOFT.CONCAT([.A473];&quot;.IS&quot;)" office:value-type="string" office:string-value="MARTI .IS" calcext:value-type="string">
            <text:p>MARTI .IS</text:p>
          </table:table-cell>
          <table:table-cell office:value-type="string" calcext:value-type="string">
            <text:p>MARTI .IS</text:p>
          </table:table-cell>
          <table:table-cell table:formula="of:=SUBSTITUTE([.K473];&quot; &quot;;&quot;&quot;)" office:value-type="string" office:string-value="MARTI.IS" calcext:value-type="string">
            <text:p>MARTI.IS</text:p>
          </table:table-cell>
          <table:table-cell table:formula="of:= &quot;&quot;&quot;&quot; &amp; [.L473] &amp; &quot;&quot;&quot;&quot;&amp;&quot;,&quot;" office:value-type="string" office:string-value="&quot;MARTI.IS&quot;," calcext:value-type="string">
            <text:p>"MART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280-matriks-finansal-teknolojiler-a-s" xlink:type="simple">MTRKS</text:a> </text:p>
          </table:table-cell>
          <table:table-cell office:value-type="string" calcext:value-type="string">
            <text:p><text:a xlink:href="../../../../../tr/sirket-bilgileri/ozet/5280-matriks-finansal-teknolojiler-a-s" xlink:type="simple">MATRİKS FİNANSAL TEKNOLOJİ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42-cozum-unluer-bagimsiz-denetim-ve-yeminli-mali-musavirlik-a-s" xlink:type="simple">ÇÖZÜM ÜNLÜER BAĞIMSIZ DENETİM VE YEMİNLİ MALİ MÜŞAVİRLİK A.Ş.</text:a> </text:p>
          </table:table-cell>
          <table:table-cell table:number-columns-repeated="5"/>
          <table:table-cell table:formula="of:=COM.MICROSOFT.CONCAT([.A474];&quot;.IS&quot;)" office:value-type="string" office:string-value="MTRKS .IS" calcext:value-type="string">
            <text:p>MTRKS .IS</text:p>
          </table:table-cell>
          <table:table-cell office:value-type="string" calcext:value-type="string">
            <text:p>MTRKS .IS</text:p>
          </table:table-cell>
          <table:table-cell table:formula="of:=SUBSTITUTE([.K474];&quot; &quot;;&quot;&quot;)" office:value-type="string" office:string-value="MTRKS.IS" calcext:value-type="string">
            <text:p>MTRKS.IS</text:p>
          </table:table-cell>
          <table:table-cell table:formula="of:= &quot;&quot;&quot;&quot; &amp; [.L474] &amp; &quot;&quot;&quot;&quot;&amp;&quot;,&quot;" office:value-type="string" office:string-value="&quot;MTRKS.IS&quot;," calcext:value-type="string">
            <text:p>"MTRK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843-mavi-giyim-sanayi-ve-ticaret-a-s" xlink:type="simple">MAVI</text:a> </text:p>
          </table:table-cell>
          <table:table-cell office:value-type="string" calcext:value-type="string">
            <text:p><text:a xlink:href="../../../../../tr/sirket-bilgileri/ozet/3843-mavi-giyim-sanayi-ve-ticaret-a-s" xlink:type="simple">MAVİ GİYİM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75];&quot;.IS&quot;)" office:value-type="string" office:string-value="MAVI .IS" calcext:value-type="string">
            <text:p>MAVI .IS</text:p>
          </table:table-cell>
          <table:table-cell office:value-type="string" calcext:value-type="string">
            <text:p>MAVI .IS</text:p>
          </table:table-cell>
          <table:table-cell table:formula="of:=SUBSTITUTE([.K475];&quot; &quot;;&quot;&quot;)" office:value-type="string" office:string-value="MAVI.IS" calcext:value-type="string">
            <text:p>MAVI.IS</text:p>
          </table:table-cell>
          <table:table-cell table:formula="of:= &quot;&quot;&quot;&quot; &amp; [.L475] &amp; &quot;&quot;&quot;&quot;&amp;&quot;,&quot;" office:value-type="string" office:string-value="&quot;MAVI.IS&quot;," calcext:value-type="string">
            <text:p>"MAV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24-mazhar-zorlu-holding-a-s" xlink:type="simple">MZHLD</text:a> </text:p>
          </table:table-cell>
          <table:table-cell office:value-type="string" calcext:value-type="string">
            <text:p><text:a xlink:href="../../../../../tr/sirket-bilgileri/ozet/1024-mazhar-zorlu-holding-a-s" xlink:type="simple">MAZHAR ZORLU HOLDİNG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476];&quot;.IS&quot;)" office:value-type="string" office:string-value="MZHLD .IS" calcext:value-type="string">
            <text:p>MZHLD .IS</text:p>
          </table:table-cell>
          <table:table-cell office:value-type="string" calcext:value-type="string">
            <text:p>MZHLD .IS</text:p>
          </table:table-cell>
          <table:table-cell table:formula="of:=SUBSTITUTE([.K476];&quot; &quot;;&quot;&quot;)" office:value-type="string" office:string-value="MZHLD.IS" calcext:value-type="string">
            <text:p>MZHLD.IS</text:p>
          </table:table-cell>
          <table:table-cell table:formula="of:= &quot;&quot;&quot;&quot; &amp; [.L476] &amp; &quot;&quot;&quot;&quot;&amp;&quot;,&quot;" office:value-type="string" office:string-value="&quot;MZHLD.IS&quot;," calcext:value-type="string">
            <text:p>"MZHL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64-meditera-tibbi-malzeme-sanayi-ve-ticaret-a-s" xlink:type="simple">MEDTR</text:a> </text:p>
          </table:table-cell>
          <table:table-cell office:value-type="string" calcext:value-type="string">
            <text:p><text:a xlink:href="../../../../../tr/sirket-bilgileri/ozet/5364-meditera-tibbi-malzeme-sanayi-ve-ticaret-a-s" xlink:type="simple">MEDİTERA TIBBİ MALZEME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87-arti-deger-uluslararasi-bagimsiz-denetim-ve-ymm-a-s" xlink:type="simple">ARTI DEĞER ULUSLARARASI BAĞIMSIZ DENETİM VE YMM A.Ş.</text:a> </text:p>
          </table:table-cell>
          <table:table-cell table:number-columns-repeated="5"/>
          <table:table-cell table:formula="of:=COM.MICROSOFT.CONCAT([.A477];&quot;.IS&quot;)" office:value-type="string" office:string-value="MEDTR .IS" calcext:value-type="string">
            <text:p>MEDTR .IS</text:p>
          </table:table-cell>
          <table:table-cell office:value-type="string" calcext:value-type="string">
            <text:p>MEDTR .IS</text:p>
          </table:table-cell>
          <table:table-cell table:formula="of:=SUBSTITUTE([.K477];&quot; &quot;;&quot;&quot;)" office:value-type="string" office:string-value="MEDTR.IS" calcext:value-type="string">
            <text:p>MEDTR.IS</text:p>
          </table:table-cell>
          <table:table-cell table:formula="of:= &quot;&quot;&quot;&quot; &amp; [.L477] &amp; &quot;&quot;&quot;&quot;&amp;&quot;,&quot;" office:value-type="string" office:string-value="&quot;MEDTR.IS&quot;," calcext:value-type="string">
            <text:p>"MEDT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361-mega-metal-sanayi-ve-ticaret-a-s" xlink:type="simple">MEGMT</text:a> </text:p>
          </table:table-cell>
          <table:table-cell office:value-type="string" calcext:value-type="string">
            <text:p><text:a xlink:href="../../../../../tr/sirket-bilgileri/ozet/4361-mega-metal-sanayi-ve-ticaret-a-s" xlink:type="simple">MEGA METAL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38-mitra-bagimsiz-denetim-a-s" xlink:type="simple">MİTRA BAĞIMSIZ DENETİM A.Ş.</text:a> </text:p>
          </table:table-cell>
          <table:table-cell table:number-columns-repeated="5"/>
          <table:table-cell table:formula="of:=COM.MICROSOFT.CONCAT([.A478];&quot;.IS&quot;)" office:value-type="string" office:string-value="MEGMT .IS" calcext:value-type="string">
            <text:p>MEGMT .IS</text:p>
          </table:table-cell>
          <table:table-cell office:value-type="string" calcext:value-type="string">
            <text:p>MEGMT .IS</text:p>
          </table:table-cell>
          <table:table-cell table:formula="of:=SUBSTITUTE([.K478];&quot; &quot;;&quot;&quot;)" office:value-type="string" office:string-value="MEGMT.IS" calcext:value-type="string">
            <text:p>MEGMT.IS</text:p>
          </table:table-cell>
          <table:table-cell table:formula="of:= &quot;&quot;&quot;&quot; &amp; [.L478] &amp; &quot;&quot;&quot;&quot;&amp;&quot;,&quot;" office:value-type="string" office:string-value="&quot;MEGMT.IS&quot;," calcext:value-type="string">
            <text:p>"MEGM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01-mega-polietilen-kopuk-sanayi-ve-ticaret-a-s" xlink:type="simple">MEGAP</text:a> </text:p>
          </table:table-cell>
          <table:table-cell office:value-type="string" calcext:value-type="string">
            <text:p><text:a xlink:href="../../../../../tr/sirket-bilgileri/ozet/1601-mega-polietilen-kopuk-sanayi-ve-ticaret-a-s" xlink:type="simple">MEGA POLİETİLEN KÖPÜK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479];&quot;.IS&quot;)" office:value-type="string" office:string-value="MEGAP .IS" calcext:value-type="string">
            <text:p>MEGAP .IS</text:p>
          </table:table-cell>
          <table:table-cell office:value-type="string" calcext:value-type="string">
            <text:p>MEGAP .IS</text:p>
          </table:table-cell>
          <table:table-cell table:formula="of:=SUBSTITUTE([.K479];&quot; &quot;;&quot;&quot;)" office:value-type="string" office:string-value="MEGAP.IS" calcext:value-type="string">
            <text:p>MEGAP.IS</text:p>
          </table:table-cell>
          <table:table-cell table:formula="of:= &quot;&quot;&quot;&quot; &amp; [.L479] &amp; &quot;&quot;&quot;&quot;&amp;&quot;,&quot;" office:value-type="string" office:string-value="&quot;MEGAP.IS&quot;," calcext:value-type="string">
            <text:p>"MEGAP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75-meka-global-makine-imalat-sanayi-ve-ticaret-a-s" xlink:type="simple">MEKAG</text:a> </text:p>
          </table:table-cell>
          <table:table-cell office:value-type="string" calcext:value-type="string">
            <text:p><text:a xlink:href="../../../../../tr/sirket-bilgileri/ozet/5875-meka-global-makine-imalat-sanayi-ve-ticaret-a-s" xlink:type="simple">MEKA GLOBAL MAKİNE İMALAT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480];&quot;.IS&quot;)" office:value-type="string" office:string-value="MEKAG .IS" calcext:value-type="string">
            <text:p>MEKAG .IS</text:p>
          </table:table-cell>
          <table:table-cell office:value-type="string" calcext:value-type="string">
            <text:p>MEKAG .IS</text:p>
          </table:table-cell>
          <table:table-cell table:formula="of:=SUBSTITUTE([.K480];&quot; &quot;;&quot;&quot;)" office:value-type="string" office:string-value="MEKAG.IS" calcext:value-type="string">
            <text:p>MEKAG.IS</text:p>
          </table:table-cell>
          <table:table-cell table:formula="of:= &quot;&quot;&quot;&quot; &amp; [.L480] &amp; &quot;&quot;&quot;&quot;&amp;&quot;,&quot;" office:value-type="string" office:string-value="&quot;MEKAG.IS&quot;," calcext:value-type="string">
            <text:p>"MEKAG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26-meksa-yatirim-menkul-degerler-a-s" xlink:type="simple">MEKMD, MSA</text:a> </text:p>
          </table:table-cell>
          <table:table-cell office:value-type="string" calcext:value-type="string">
            <text:p><text:a xlink:href="../../../../../tr/sirket-bilgileri/ozet/1326-meksa-yatirim-menkul-degerler-a-s" xlink:type="simple">MEKSA YATIRIM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481];&quot;.IS&quot;)" office:value-type="string" office:string-value="MEKMD, MSA .IS" calcext:value-type="string">
            <text:p>MEKMD, MSA .IS</text:p>
          </table:table-cell>
          <table:table-cell office:value-type="string" calcext:value-type="string">
            <text:p>MEKMD.IS</text:p>
          </table:table-cell>
          <table:table-cell table:formula="of:=SUBSTITUTE([.K481];&quot; &quot;;&quot;&quot;)" office:value-type="string" office:string-value="MEKMD.IS" calcext:value-type="string">
            <text:p>MEKMD.IS</text:p>
          </table:table-cell>
          <table:table-cell table:formula="of:= &quot;&quot;&quot;&quot; &amp; [.L481] &amp; &quot;&quot;&quot;&quot;&amp;&quot;,&quot;" office:value-type="string" office:string-value="&quot;MEKMD.IS&quot;," calcext:value-type="string">
            <text:p>"MEKM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27-menderes-tekstil-sanayi-ve-ticaret-a-s" xlink:type="simple">MNDRS</text:a> </text:p>
          </table:table-cell>
          <table:table-cell office:value-type="string" calcext:value-type="string">
            <text:p><text:a xlink:href="../../../../../tr/sirket-bilgileri/ozet/1027-menderes-tekstil-sanayi-ve-ticaret-a-s" xlink:type="simple">MENDERES TEKSTİL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482];&quot;.IS&quot;)" office:value-type="string" office:string-value="MNDRS .IS" calcext:value-type="string">
            <text:p>MNDRS .IS</text:p>
          </table:table-cell>
          <table:table-cell office:value-type="string" calcext:value-type="string">
            <text:p>MNDRS .IS</text:p>
          </table:table-cell>
          <table:table-cell table:formula="of:=SUBSTITUTE([.K482];&quot; &quot;;&quot;&quot;)" office:value-type="string" office:string-value="MNDRS.IS" calcext:value-type="string">
            <text:p>MNDRS.IS</text:p>
          </table:table-cell>
          <table:table-cell table:formula="of:= &quot;&quot;&quot;&quot; &amp; [.L482] &amp; &quot;&quot;&quot;&quot;&amp;&quot;,&quot;" office:value-type="string" office:string-value="&quot;MNDRS.IS&quot;," calcext:value-type="string">
            <text:p>"MNDR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53-mepet-metro-petrol-ve-tesisleri-sanayi-ticaret-a-s" xlink:type="simple">MEPET</text:a> </text:p>
          </table:table-cell>
          <table:table-cell office:value-type="string" calcext:value-type="string">
            <text:p><text:a xlink:href="../../../../../tr/sirket-bilgileri/ozet/1553-mepet-metro-petrol-ve-tesisleri-sanayi-ticaret-a-s" xlink:type="simple">MEPET METRO PETROL VE TESİSLERİ SANAYİ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483];&quot;.IS&quot;)" office:value-type="string" office:string-value="MEPET .IS" calcext:value-type="string">
            <text:p>MEPET .IS</text:p>
          </table:table-cell>
          <table:table-cell office:value-type="string" calcext:value-type="string">
            <text:p>MEPET .IS</text:p>
          </table:table-cell>
          <table:table-cell table:formula="of:=SUBSTITUTE([.K483];&quot; &quot;;&quot;&quot;)" office:value-type="string" office:string-value="MEPET.IS" calcext:value-type="string">
            <text:p>MEPET.IS</text:p>
          </table:table-cell>
          <table:table-cell table:formula="of:= &quot;&quot;&quot;&quot; &amp; [.L483] &amp; &quot;&quot;&quot;&quot;&amp;&quot;,&quot;" office:value-type="string" office:string-value="&quot;MEPET.IS&quot;," calcext:value-type="string">
            <text:p>"MEPE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25-mercan-kimya-sanayi-ve-ticaret-a-s" xlink:type="simple">MERCN</text:a> </text:p>
          </table:table-cell>
          <table:table-cell office:value-type="string" calcext:value-type="string">
            <text:p><text:a xlink:href="../../../../../tr/sirket-bilgileri/ozet/5325-mercan-kimya-sanayi-ve-ticaret-a-s" xlink:type="simple">MERCAN KİMYA SANAYİ VE TİCARET A.Ş.</text:a> </text:p>
          </table:table-cell>
          <table:table-cell office:value-type="string" calcext:value-type="string">
            <text:p>DENİZLİ</text:p>
          </table:table-cell>
          <table:table-cell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484];&quot;.IS&quot;)" office:value-type="string" office:string-value="MERCN .IS" calcext:value-type="string">
            <text:p>MERCN .IS</text:p>
          </table:table-cell>
          <table:table-cell office:value-type="string" calcext:value-type="string">
            <text:p>MERCN .IS</text:p>
          </table:table-cell>
          <table:table-cell table:formula="of:=SUBSTITUTE([.K484];&quot; &quot;;&quot;&quot;)" office:value-type="string" office:string-value="MERCN.IS" calcext:value-type="string">
            <text:p>MERCN.IS</text:p>
          </table:table-cell>
          <table:table-cell table:formula="of:= &quot;&quot;&quot;&quot; &amp; [.L484] &amp; &quot;&quot;&quot;&quot;&amp;&quot;,&quot;" office:value-type="string" office:string-value="&quot;MERCN.IS&quot;," calcext:value-type="string">
            <text:p>"MERC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789-mercedes-benz-kamyon-finansman-a-s" xlink:type="simple">MRBKF</text:a> </text:p>
          </table:table-cell>
          <table:table-cell office:value-type="string" calcext:value-type="string">
            <text:p><text:a xlink:href="../../../../../tr/sirket-bilgileri/ozet/5789-mercedes-benz-kamyon-finansman-a-s" xlink:type="simple">MERCEDES BENZ KAMYON FİNANSMAN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485];&quot;.IS&quot;)" office:value-type="string" office:string-value="MRBKF .IS" calcext:value-type="string">
            <text:p>MRBKF .IS</text:p>
          </table:table-cell>
          <table:table-cell office:value-type="string" calcext:value-type="string">
            <text:p>MRBKF .IS</text:p>
          </table:table-cell>
          <table:table-cell table:formula="of:=SUBSTITUTE([.K485];&quot; &quot;;&quot;&quot;)" office:value-type="string" office:string-value="MRBKF.IS" calcext:value-type="string">
            <text:p>MRBKF.IS</text:p>
          </table:table-cell>
          <table:table-cell table:formula="of:= &quot;&quot;&quot;&quot; &amp; [.L485] &amp; &quot;&quot;&quot;&quot;&amp;&quot;,&quot;" office:value-type="string" office:string-value="&quot;MRBKF.IS&quot;," calcext:value-type="string">
            <text:p>"MRBKF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19-mercedes-benz-finansman-turk-a-s" xlink:type="simple">MBFTR</text:a> </text:p>
          </table:table-cell>
          <table:table-cell office:value-type="string" calcext:value-type="string">
            <text:p><text:a xlink:href="../../../../../tr/sirket-bilgileri/ozet/2119-mercedes-benz-finansman-turk-a-s" xlink:type="simple">MERCEDES-BENZ FİNANSMAN TÜR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486];&quot;.IS&quot;)" office:value-type="string" office:string-value="MBFTR .IS" calcext:value-type="string">
            <text:p>MBFTR .IS</text:p>
          </table:table-cell>
          <table:table-cell office:value-type="string" calcext:value-type="string">
            <text:p>MBFTR .IS</text:p>
          </table:table-cell>
          <table:table-cell table:formula="of:=SUBSTITUTE([.K486];&quot; &quot;;&quot;&quot;)" office:value-type="string" office:string-value="MBFTR.IS" calcext:value-type="string">
            <text:p>MBFTR.IS</text:p>
          </table:table-cell>
          <table:table-cell table:formula="of:= &quot;&quot;&quot;&quot; &amp; [.L486] &amp; &quot;&quot;&quot;&quot;&amp;&quot;,&quot;" office:value-type="string" office:string-value="&quot;MBFTR.IS&quot;," calcext:value-type="string">
            <text:p>"MBFT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94-merit-turizm-yatirim-ve-isletme-a-s" xlink:type="simple">MERIT</text:a> </text:p>
          </table:table-cell>
          <table:table-cell office:value-type="string" calcext:value-type="string">
            <text:p><text:a xlink:href="../../../../../tr/sirket-bilgileri/ozet/1594-merit-turizm-yatirim-ve-isletme-a-s" xlink:type="simple">MERİT TURİZM YATIRIM VE İŞLETME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487];&quot;.IS&quot;)" office:value-type="string" office:string-value="MERIT .IS" calcext:value-type="string">
            <text:p>MERIT .IS</text:p>
          </table:table-cell>
          <table:table-cell office:value-type="string" calcext:value-type="string">
            <text:p>MERIT .IS</text:p>
          </table:table-cell>
          <table:table-cell table:formula="of:=SUBSTITUTE([.K487];&quot; &quot;;&quot;&quot;)" office:value-type="string" office:string-value="MERIT.IS" calcext:value-type="string">
            <text:p>MERIT.IS</text:p>
          </table:table-cell>
          <table:table-cell table:formula="of:= &quot;&quot;&quot;&quot; &amp; [.L487] &amp; &quot;&quot;&quot;&quot;&amp;&quot;,&quot;" office:value-type="string" office:string-value="&quot;MERIT.IS&quot;," calcext:value-type="string">
            <text:p>"MERI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29-merko-gida-sanayi-ve-ticaret-a-s" xlink:type="simple">MERKO</text:a> </text:p>
          </table:table-cell>
          <table:table-cell office:value-type="string" calcext:value-type="string">
            <text:p><text:a xlink:href="../../../../../tr/sirket-bilgileri/ozet/1029-merko-gida-sanayi-ve-ticaret-a-s" xlink:type="simple">MERKO GIDA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42-cozum-unluer-bagimsiz-denetim-ve-yeminli-mali-musavirlik-a-s" xlink:type="simple">ÇÖZÜM ÜNLÜER BAĞIMSIZ DENETİM VE YEMİNLİ MALİ MÜŞAVİRLİK A.Ş.</text:a> </text:p>
          </table:table-cell>
          <table:table-cell table:number-columns-repeated="5"/>
          <table:table-cell table:formula="of:=COM.MICROSOFT.CONCAT([.A488];&quot;.IS&quot;)" office:value-type="string" office:string-value="MERKO .IS" calcext:value-type="string">
            <text:p>MERKO .IS</text:p>
          </table:table-cell>
          <table:table-cell office:value-type="string" calcext:value-type="string">
            <text:p>MERKO .IS</text:p>
          </table:table-cell>
          <table:table-cell table:formula="of:=SUBSTITUTE([.K488];&quot; &quot;;&quot;&quot;)" office:value-type="string" office:string-value="MERKO.IS" calcext:value-type="string">
            <text:p>MERKO.IS</text:p>
          </table:table-cell>
          <table:table-cell table:formula="of:= &quot;&quot;&quot;&quot; &amp; [.L488] &amp; &quot;&quot;&quot;&quot;&amp;&quot;,&quot;" office:value-type="string" office:string-value="&quot;MERKO.IS&quot;," calcext:value-type="string">
            <text:p>"MERK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32-metemtur-yatirim-enerji-turizm-ve-insaat-a-s" xlink:type="simple">METUR</text:a> </text:p>
          </table:table-cell>
          <table:table-cell office:value-type="string" calcext:value-type="string">
            <text:p><text:a xlink:href="../../../../../tr/sirket-bilgileri/ozet/1032-metemtur-yatirim-enerji-turizm-ve-insaat-a-s" xlink:type="simple">METEMTUR YATIRIM ENERJİ TURİZM VE İNŞAA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805-ventera-bagimsiz-denetim-a-s" xlink:type="simple">VENTERA BAĞIMSIZ DENETİM A.Ş.</text:a> </text:p>
          </table:table-cell>
          <table:table-cell table:number-columns-repeated="5"/>
          <table:table-cell table:formula="of:=COM.MICROSOFT.CONCAT([.A489];&quot;.IS&quot;)" office:value-type="string" office:string-value="METUR .IS" calcext:value-type="string">
            <text:p>METUR .IS</text:p>
          </table:table-cell>
          <table:table-cell office:value-type="string" calcext:value-type="string">
            <text:p>METUR .IS</text:p>
          </table:table-cell>
          <table:table-cell table:formula="of:=SUBSTITUTE([.K489];&quot; &quot;;&quot;&quot;)" office:value-type="string" office:string-value="METUR.IS" calcext:value-type="string">
            <text:p>METUR.IS</text:p>
          </table:table-cell>
          <table:table-cell table:formula="of:= &quot;&quot;&quot;&quot; &amp; [.L489] &amp; &quot;&quot;&quot;&quot;&amp;&quot;,&quot;" office:value-type="string" office:string-value="&quot;METUR.IS&quot;," calcext:value-type="string">
            <text:p>"METU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20-metro-ticari-ve-mali-yatirimlar-holding-a-s" xlink:type="simple">METRO</text:a> </text:p>
          </table:table-cell>
          <table:table-cell office:value-type="string" calcext:value-type="string">
            <text:p><text:a xlink:href="../../../../../tr/sirket-bilgileri/ozet/1120-metro-ticari-ve-mali-yatirimlar-holding-a-s" xlink:type="simple">METRO TİCARİ VE MALİ YATIRIMLAR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490];&quot;.IS&quot;)" office:value-type="string" office:string-value="METRO .IS" calcext:value-type="string">
            <text:p>METRO .IS</text:p>
          </table:table-cell>
          <table:table-cell office:value-type="string" calcext:value-type="string">
            <text:p>METRO .IS</text:p>
          </table:table-cell>
          <table:table-cell table:formula="of:=SUBSTITUTE([.K490];&quot; &quot;;&quot;&quot;)" office:value-type="string" office:string-value="METRO.IS" calcext:value-type="string">
            <text:p>METRO.IS</text:p>
          </table:table-cell>
          <table:table-cell table:formula="of:= &quot;&quot;&quot;&quot; &amp; [.L490] &amp; &quot;&quot;&quot;&quot;&amp;&quot;,&quot;" office:value-type="string" office:string-value="&quot;METRO.IS&quot;," calcext:value-type="string">
            <text:p>"METR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27-metro-yatirim-ortakligi-a-s" xlink:type="simple">MTRYO</text:a> </text:p>
          </table:table-cell>
          <table:table-cell office:value-type="string" calcext:value-type="string">
            <text:p><text:a xlink:href="../../../../../tr/sirket-bilgileri/ozet/927-metro-yatirim-ortakligi-a-s" xlink:type="simple">METRO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491];&quot;.IS&quot;)" office:value-type="string" office:string-value="MTRYO .IS" calcext:value-type="string">
            <text:p>MTRYO .IS</text:p>
          </table:table-cell>
          <table:table-cell office:value-type="string" calcext:value-type="string">
            <text:p>MTRYO .IS</text:p>
          </table:table-cell>
          <table:table-cell table:formula="of:=SUBSTITUTE([.K491];&quot; &quot;;&quot;&quot;)" office:value-type="string" office:string-value="MTRYO.IS" calcext:value-type="string">
            <text:p>MTRYO.IS</text:p>
          </table:table-cell>
          <table:table-cell table:formula="of:= &quot;&quot;&quot;&quot; &amp; [.L491] &amp; &quot;&quot;&quot;&quot;&amp;&quot;,&quot;" office:value-type="string" office:string-value="&quot;MTRYO.IS&quot;," calcext:value-type="string">
            <text:p>"MTR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77-mhr-gayrimenkul-yatirim-ortakligi-a-s" xlink:type="simple">MHRGY</text:a> </text:p>
          </table:table-cell>
          <table:table-cell office:value-type="string" calcext:value-type="string">
            <text:p><text:a xlink:href="../../../../../tr/sirket-bilgileri/ozet/5877-mhr-gayrimenkul-yatirim-ortakligi-a-s" xlink:type="simple">MHR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492];&quot;.IS&quot;)" office:value-type="string" office:string-value="MHRGY .IS" calcext:value-type="string">
            <text:p>MHRGY .IS</text:p>
          </table:table-cell>
          <table:table-cell office:value-type="string" calcext:value-type="string">
            <text:p>MHRGY .IS</text:p>
          </table:table-cell>
          <table:table-cell table:formula="of:=SUBSTITUTE([.K492];&quot; &quot;;&quot;&quot;)" office:value-type="string" office:string-value="MHRGY.IS" calcext:value-type="string">
            <text:p>MHRGY.IS</text:p>
          </table:table-cell>
          <table:table-cell table:formula="of:= &quot;&quot;&quot;&quot; &amp; [.L492] &amp; &quot;&quot;&quot;&quot;&amp;&quot;,&quot;" office:value-type="string" office:string-value="&quot;MHRGY.IS&quot;," calcext:value-type="string">
            <text:p>"MHRG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55-mia-teknoloji-a-s" xlink:type="simple">MIATK</text:a> </text:p>
          </table:table-cell>
          <table:table-cell office:value-type="string" calcext:value-type="string">
            <text:p><text:a xlink:href="../../../../../tr/sirket-bilgileri/ozet/5455-mia-teknoloji-a-s" xlink:type="simple">MİA TEKNOLOJ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493];&quot;.IS&quot;)" office:value-type="string" office:string-value="MIATK .IS" calcext:value-type="string">
            <text:p>MIATK .IS</text:p>
          </table:table-cell>
          <table:table-cell office:value-type="string" calcext:value-type="string">
            <text:p>MIATK .IS</text:p>
          </table:table-cell>
          <table:table-cell table:formula="of:=SUBSTITUTE([.K493];&quot; &quot;;&quot;&quot;)" office:value-type="string" office:string-value="MIATK.IS" calcext:value-type="string">
            <text:p>MIATK.IS</text:p>
          </table:table-cell>
          <table:table-cell table:formula="of:= &quot;&quot;&quot;&quot; &amp; [.L493] &amp; &quot;&quot;&quot;&quot;&amp;&quot;,&quot;" office:value-type="string" office:string-value="&quot;MIATK.IS&quot;," calcext:value-type="string">
            <text:p>"MIAT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94-migros-ticaret-a-s" xlink:type="simple">MGROS</text:a> </text:p>
          </table:table-cell>
          <table:table-cell office:value-type="string" calcext:value-type="string">
            <text:p><text:a xlink:href="../../../../../tr/sirket-bilgileri/ozet/1494-migros-ticaret-a-s" xlink:type="simple">MİGROS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494];&quot;.IS&quot;)" office:value-type="string" office:string-value="MGROS .IS" calcext:value-type="string">
            <text:p>MGROS .IS</text:p>
          </table:table-cell>
          <table:table-cell office:value-type="string" calcext:value-type="string">
            <text:p>MGROS .IS</text:p>
          </table:table-cell>
          <table:table-cell table:formula="of:=SUBSTITUTE([.K494];&quot; &quot;;&quot;&quot;)" office:value-type="string" office:string-value="MGROS.IS" calcext:value-type="string">
            <text:p>MGROS.IS</text:p>
          </table:table-cell>
          <table:table-cell table:formula="of:= &quot;&quot;&quot;&quot; &amp; [.L494] &amp; &quot;&quot;&quot;&quot;&amp;&quot;,&quot;" office:value-type="string" office:string-value="&quot;MGROS.IS&quot;," calcext:value-type="string">
            <text:p>"MGRO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695-mistral-gayrimenkul-yatirim-ortakligi-a-s" xlink:type="simple">MSGYO</text:a> </text:p>
          </table:table-cell>
          <table:table-cell office:value-type="string" calcext:value-type="string">
            <text:p><text:a xlink:href="../../../../../tr/sirket-bilgileri/ozet/3695-mistral-gayrimenkul-yatirim-ortakligi-a-s" xlink:type="simple">MİSTRAL GAYRİMENKUL YATIRIM ORTAKLIĞI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46-sun-bagimsiz-denetim-ve-yeminli-mali-musavirlik-a-s" xlink:type="simple">SUN BAĞIMSIZ DENETİM VE YEMİNLİ MALİ MÜŞAVİRLİK A.Ş.</text:a> </text:p>
          </table:table-cell>
          <table:table-cell table:number-columns-repeated="5"/>
          <table:table-cell table:formula="of:=COM.MICROSOFT.CONCAT([.A495];&quot;.IS&quot;)" office:value-type="string" office:string-value="MSGYO .IS" calcext:value-type="string">
            <text:p>MSGYO .IS</text:p>
          </table:table-cell>
          <table:table-cell office:value-type="string" calcext:value-type="string">
            <text:p>MSGYO .IS</text:p>
          </table:table-cell>
          <table:table-cell table:formula="of:=SUBSTITUTE([.K495];&quot; &quot;;&quot;&quot;)" office:value-type="string" office:string-value="MSGYO.IS" calcext:value-type="string">
            <text:p>MSGYO.IS</text:p>
          </table:table-cell>
          <table:table-cell table:formula="of:= &quot;&quot;&quot;&quot; &amp; [.L495] &amp; &quot;&quot;&quot;&quot;&amp;&quot;,&quot;" office:value-type="string" office:string-value="&quot;MSGYO.IS&quot;," calcext:value-type="string">
            <text:p>"MS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18-mlp-saglik-hizmetleri-a-s" xlink:type="simple">MPARK</text:a> </text:p>
          </table:table-cell>
          <table:table-cell office:value-type="string" calcext:value-type="string">
            <text:p><text:a xlink:href="../../../../../tr/sirket-bilgileri/ozet/2118-mlp-saglik-hizmetleri-a-s" xlink:type="simple">MLP SAĞLIK HİZMET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496];&quot;.IS&quot;)" office:value-type="string" office:string-value="MPARK .IS" calcext:value-type="string">
            <text:p>MPARK .IS</text:p>
          </table:table-cell>
          <table:table-cell office:value-type="string" calcext:value-type="string">
            <text:p>MPARK .IS</text:p>
          </table:table-cell>
          <table:table-cell table:formula="of:=SUBSTITUTE([.K496];&quot; &quot;;&quot;&quot;)" office:value-type="string" office:string-value="MPARK.IS" calcext:value-type="string">
            <text:p>MPARK.IS</text:p>
          </table:table-cell>
          <table:table-cell table:formula="of:= &quot;&quot;&quot;&quot; &amp; [.L496] &amp; &quot;&quot;&quot;&quot;&amp;&quot;,&quot;" office:value-type="string" office:string-value="&quot;MPARK.IS&quot;," calcext:value-type="string">
            <text:p>"MPAR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63-mmc-sanayi-ve-ticari-yatirimlar-a-s" xlink:type="simple">MMCAS</text:a> </text:p>
          </table:table-cell>
          <table:table-cell office:value-type="string" calcext:value-type="string">
            <text:p><text:a xlink:href="../../../../../tr/sirket-bilgileri/ozet/1563-mmc-sanayi-ve-ticari-yatirimlar-a-s" xlink:type="simple">MMC SANAYİ VE TİCARİ YATIRIMLA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5-analiz-bagimsiz-denetim-ve-danismanlik-a-s" xlink:type="simple">ANALİZ BAĞIMSIZ DENETİM VE DANIŞMANLIK A.Ş.</text:a> </text:p>
          </table:table-cell>
          <table:table-cell table:number-columns-repeated="5"/>
          <table:table-cell table:formula="of:=COM.MICROSOFT.CONCAT([.A497];&quot;.IS&quot;)" office:value-type="string" office:string-value="MMCAS .IS" calcext:value-type="string">
            <text:p>MMCAS .IS</text:p>
          </table:table-cell>
          <table:table-cell office:value-type="string" calcext:value-type="string">
            <text:p>MMCAS .IS</text:p>
          </table:table-cell>
          <table:table-cell table:formula="of:=SUBSTITUTE([.K497];&quot; &quot;;&quot;&quot;)" office:value-type="string" office:string-value="MMCAS.IS" calcext:value-type="string">
            <text:p>MMCAS.IS</text:p>
          </table:table-cell>
          <table:table-cell table:formula="of:= &quot;&quot;&quot;&quot; &amp; [.L497] &amp; &quot;&quot;&quot;&quot;&amp;&quot;,&quot;" office:value-type="string" office:string-value="&quot;MMCAS.IS&quot;," calcext:value-type="string">
            <text:p>"MMC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62-mobiltel-iletisim-hizmetleri-sanayi-ve-ticaret-a-s" xlink:type="simple">MOBTL</text:a> </text:p>
          </table:table-cell>
          <table:table-cell office:value-type="string" calcext:value-type="string">
            <text:p><text:a xlink:href="../../../../../tr/sirket-bilgileri/ozet/5462-mobiltel-iletisim-hizmetleri-sanayi-ve-ticaret-a-s" xlink:type="simple">MOBİLTEL İLETİŞİM HİZMETLERİ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498];&quot;.IS&quot;)" office:value-type="string" office:string-value="MOBTL .IS" calcext:value-type="string">
            <text:p>MOBTL .IS</text:p>
          </table:table-cell>
          <table:table-cell office:value-type="string" calcext:value-type="string">
            <text:p>MOBTL .IS</text:p>
          </table:table-cell>
          <table:table-cell table:formula="of:=SUBSTITUTE([.K498];&quot; &quot;;&quot;&quot;)" office:value-type="string" office:string-value="MOBTL.IS" calcext:value-type="string">
            <text:p>MOBTL.IS</text:p>
          </table:table-cell>
          <table:table-cell table:formula="of:= &quot;&quot;&quot;&quot; &amp; [.L498] &amp; &quot;&quot;&quot;&quot;&amp;&quot;,&quot;" office:value-type="string" office:string-value="&quot;MOBTL.IS&quot;," calcext:value-type="string">
            <text:p>"MOBT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180-mogan-enerji-yatirim-holding-a-s" xlink:type="simple">MOGAN</text:a> </text:p>
          </table:table-cell>
          <table:table-cell office:value-type="string" calcext:value-type="string">
            <text:p><text:a xlink:href="../../../../../tr/sirket-bilgileri/ozet/5180-mogan-enerji-yatirim-holding-a-s" xlink:type="simple">MOGAN ENERJİ YATIRIM HOLDİNG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191-as-bagimsiz-denetim-ve-yeminli-mali-musavirlik-a-s" xlink:type="simple">AS BAĞIMSIZ DENETİM VE YEMİNLİ MALİ MÜŞAVİRLİK A.Ş.</text:a> </text:p>
          </table:table-cell>
          <table:table-cell table:number-columns-repeated="5"/>
          <table:table-cell table:formula="of:=COM.MICROSOFT.CONCAT([.A499];&quot;.IS&quot;)" office:value-type="string" office:string-value="MOGAN .IS" calcext:value-type="string">
            <text:p>MOGAN .IS</text:p>
          </table:table-cell>
          <table:table-cell office:value-type="string" calcext:value-type="string">
            <text:p>MOGAN .IS</text:p>
          </table:table-cell>
          <table:table-cell table:formula="of:=SUBSTITUTE([.K499];&quot; &quot;;&quot;&quot;)" office:value-type="string" office:string-value="MOGAN.IS" calcext:value-type="string">
            <text:p>MOGAN.IS</text:p>
          </table:table-cell>
          <table:table-cell table:formula="of:= &quot;&quot;&quot;&quot; &amp; [.L499] &amp; &quot;&quot;&quot;&quot;&amp;&quot;,&quot;" office:value-type="string" office:string-value="&quot;MOGAN.IS&quot;," calcext:value-type="string">
            <text:p>"MOGAN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1095-mondi-turkey-oluklu-mukavva-kagit-ve-ambalaj-sanayi-a-s" xlink:type="simple">MNDTR</text:a> </text:p>
          </table:table-cell>
          <table:table-cell table:style-name="ce6" office:value-type="string" calcext:value-type="string">
            <text:p><text:a xlink:href="../../../../../tr/sirket-bilgileri/ozet/1095-mondi-turkey-oluklu-mukavva-kagit-ve-ambalaj-sanayi-a-s" xlink:type="simple">MONDİ TURKEY OLUKLU MUKAVVA KAĞIT VE AMBALAJ SANAYİ A.Ş.</text:a> </text:p>
          </table:table-cell>
          <table:table-cell table:style-name="ce6" office:value-type="string" calcext:value-type="string">
            <text:p>İZMİR</text:p>
          </table:table-cell>
          <table:table-cell table:style-name="ce9" office:value-type="string" calcext:value-type="string">
            <text:p><text:a xlink:href="../../../../../tr/sirket-bilgileri/ozet/240-reanda-aren-bagimsiz-denetim-ve-smmm-a-s" xlink:type="simple">REANDA AREN BAĞIMSIZ DENETİM VE SMMM A.Ş.</text:a> </text:p>
          </table:table-cell>
          <table:table-cell table:number-columns-repeated="5"/>
          <table:table-cell table:formula="of:=COM.MICROSOFT.CONCAT([.A500];&quot;.IS&quot;)" office:value-type="string" office:string-value="MNDTR .IS" calcext:value-type="string">
            <text:p>MNDTR .IS</text:p>
          </table:table-cell>
          <table:table-cell office:value-type="string" calcext:value-type="string">
            <text:p>MNDTR .IS</text:p>
          </table:table-cell>
          <table:table-cell table:formula="of:=SUBSTITUTE([.K500];&quot; &quot;;&quot;&quot;)" office:value-type="string" office:string-value="MNDTR.IS" calcext:value-type="string">
            <text:p>MNDTR.IS</text:p>
          </table:table-cell>
          <table:table-cell table:formula="of:= &quot;&quot;&quot;&quot; &amp; [.L500] &amp; &quot;&quot;&quot;&quot;&amp;&quot;,&quot;" office:value-type="string" office:string-value="&quot;MNDTR.IS&quot;," calcext:value-type="string">
            <text:p>"MNDTR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501];&quot;.IS&quot;)" office:value-type="string" office:string-value=".IS" calcext:value-type="string">
            <text:p>.IS</text:p>
          </table:table-cell>
          <table:table-cell/>
          <table:table-cell table:formula="of:=SUBSTITUTE([.K501];&quot; &quot;;&quot;&quot;)">
            <text:p/>
          </table:table-cell>
          <table:table-cell table:formula="of:= &quot;&quot;&quot;&quot; &amp; [.L501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Default" table:number-columns-repeated="3"/>
          <table:table-cell table:number-columns-repeated="5"/>
          <table:table-cell table:formula="of:=COM.MICROSOFT.CONCAT([.A502];&quot;.IS&quot;)" office:value-type="string" office:string-value="N.IS" calcext:value-type="string">
            <text:p>N.IS</text:p>
          </table:table-cell>
          <table:table-cell/>
          <table:table-cell table:formula="of:=SUBSTITUTE([.K502];&quot; &quot;;&quot;&quot;)">
            <text:p/>
          </table:table-cell>
          <table:table-cell table:formula="of:= &quot;&quot;&quot;&quot; &amp; [.L502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503];&quot;.IS&quot;)" office:value-type="string" office:string-value=".IS" calcext:value-type="string">
            <text:p>.IS</text:p>
          </table:table-cell>
          <table:table-cell/>
          <table:table-cell table:formula="of:=SUBSTITUTE([.K503];&quot; &quot;;&quot;&quot;)">
            <text:p/>
          </table:table-cell>
          <table:table-cell table:formula="of:= &quot;&quot;&quot;&quot; &amp; [.L503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504];&quot;.IS&quot;)" office:value-type="string" office:string-value="Kod.IS" calcext:value-type="string">
            <text:p>Kod.IS</text:p>
          </table:table-cell>
          <table:table-cell/>
          <table:table-cell table:formula="of:=SUBSTITUTE([.K504];&quot; &quot;;&quot;&quot;)">
            <text:p/>
          </table:table-cell>
          <table:table-cell table:formula="of:= &quot;&quot;&quot;&quot; &amp; [.L50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90-nasmed-ozel-saglik-hizmetleri-ticaret-a-s" xlink:type="simple">EGEPO</text:a> </text:p>
          </table:table-cell>
          <table:table-cell office:value-type="string" calcext:value-type="string">
            <text:p><text:a xlink:href="../../../../../tr/sirket-bilgileri/ozet/5390-nasmed-ozel-saglik-hizmetleri-ticaret-a-s" xlink:type="simple">NASMED ÖZEL SAĞLIK HİZMETLERİ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218-lisans-bagimsiz-denetim-ve-danismanlik-a-s" xlink:type="simple">LİSANS BAĞIMSIZ DENETİM VE DANIŞMANLIK A.Ş.</text:a> </text:p>
          </table:table-cell>
          <table:table-cell table:number-columns-repeated="5"/>
          <table:table-cell table:formula="of:=COM.MICROSOFT.CONCAT([.A505];&quot;.IS&quot;)" office:value-type="string" office:string-value="EGEPO .IS" calcext:value-type="string">
            <text:p>EGEPO .IS</text:p>
          </table:table-cell>
          <table:table-cell office:value-type="string" calcext:value-type="string">
            <text:p>EGEPO .IS</text:p>
          </table:table-cell>
          <table:table-cell table:formula="of:=SUBSTITUTE([.K505];&quot; &quot;;&quot;&quot;)" office:value-type="string" office:string-value="EGEPO.IS" calcext:value-type="string">
            <text:p>EGEPO.IS</text:p>
          </table:table-cell>
          <table:table-cell table:formula="of:= &quot;&quot;&quot;&quot; &amp; [.L505] &amp; &quot;&quot;&quot;&quot;&amp;&quot;,&quot;" office:value-type="string" office:string-value="&quot;EGEPO.IS&quot;," calcext:value-type="string">
            <text:p>"EGEP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904-naturel-yenilenebilir-enerji-ticaret-a-s" xlink:type="simple">NATEN</text:a> </text:p>
          </table:table-cell>
          <table:table-cell office:value-type="string" calcext:value-type="string">
            <text:p><text:a xlink:href="../../../../../tr/sirket-bilgileri/ozet/4904-naturel-yenilenebilir-enerji-ticaret-a-s" xlink:type="simple">NATUREL YENİLENEBİLİR ENERJİ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506];&quot;.IS&quot;)" office:value-type="string" office:string-value="NATEN .IS" calcext:value-type="string">
            <text:p>NATEN .IS</text:p>
          </table:table-cell>
          <table:table-cell office:value-type="string" calcext:value-type="string">
            <text:p>NATEN .IS</text:p>
          </table:table-cell>
          <table:table-cell table:formula="of:=SUBSTITUTE([.K506];&quot; &quot;;&quot;&quot;)" office:value-type="string" office:string-value="NATEN.IS" calcext:value-type="string">
            <text:p>NATEN.IS</text:p>
          </table:table-cell>
          <table:table-cell table:formula="of:= &quot;&quot;&quot;&quot; &amp; [.L506] &amp; &quot;&quot;&quot;&quot;&amp;&quot;,&quot;" office:value-type="string" office:string-value="&quot;NATEN.IS&quot;," calcext:value-type="string">
            <text:p>"NAT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03-naturelgaz-sanayi-ve-ticaret-a-s" xlink:type="simple">NTGAZ</text:a> </text:p>
          </table:table-cell>
          <table:table-cell office:value-type="string" calcext:value-type="string">
            <text:p><text:a xlink:href="../../../../../tr/sirket-bilgileri/ozet/5303-naturelgaz-sanayi-ve-ticaret-a-s" xlink:type="simple">NATURELGAZ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507];&quot;.IS&quot;)" office:value-type="string" office:string-value="NTGAZ .IS" calcext:value-type="string">
            <text:p>NTGAZ .IS</text:p>
          </table:table-cell>
          <table:table-cell office:value-type="string" calcext:value-type="string">
            <text:p>NTGAZ .IS</text:p>
          </table:table-cell>
          <table:table-cell table:formula="of:=SUBSTITUTE([.K507];&quot; &quot;;&quot;&quot;)" office:value-type="string" office:string-value="NTGAZ.IS" calcext:value-type="string">
            <text:p>NTGAZ.IS</text:p>
          </table:table-cell>
          <table:table-cell table:formula="of:= &quot;&quot;&quot;&quot; &amp; [.L507] &amp; &quot;&quot;&quot;&quot;&amp;&quot;,&quot;" office:value-type="string" office:string-value="&quot;NTGAZ.IS&quot;," calcext:value-type="string">
            <text:p>"NTGAZ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39-net-holding-a-s" xlink:type="simple">NTHOL</text:a> </text:p>
          </table:table-cell>
          <table:table-cell office:value-type="string" calcext:value-type="string">
            <text:p><text:a xlink:href="../../../../../tr/sirket-bilgileri/ozet/1039-net-holding-a-s" xlink:type="simple">NET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9-ata-uluslararasi-bagimsiz-denetim-ve-smmm-a-s" xlink:type="simple">ATA ULUSLARARASI BAĞIMSIZ DENETİM VE SMMM A.Ş.</text:a> </text:p>
          </table:table-cell>
          <table:table-cell table:number-columns-repeated="5"/>
          <table:table-cell table:formula="of:=COM.MICROSOFT.CONCAT([.A508];&quot;.IS&quot;)" office:value-type="string" office:string-value="NTHOL .IS" calcext:value-type="string">
            <text:p>NTHOL .IS</text:p>
          </table:table-cell>
          <table:table-cell office:value-type="string" calcext:value-type="string">
            <text:p>NTHOL .IS</text:p>
          </table:table-cell>
          <table:table-cell table:formula="of:=SUBSTITUTE([.K508];&quot; &quot;;&quot;&quot;)" office:value-type="string" office:string-value="NTHOL.IS" calcext:value-type="string">
            <text:p>NTHOL.IS</text:p>
          </table:table-cell>
          <table:table-cell table:formula="of:= &quot;&quot;&quot;&quot; &amp; [.L508] &amp; &quot;&quot;&quot;&quot;&amp;&quot;,&quot;" office:value-type="string" office:string-value="&quot;NTHOL.IS&quot;," calcext:value-type="string">
            <text:p>"NTH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41-netas-telekomunikasyon-a-s" xlink:type="simple">NETAS</text:a> </text:p>
          </table:table-cell>
          <table:table-cell office:value-type="string" calcext:value-type="string">
            <text:p><text:a xlink:href="../../../../../tr/sirket-bilgileri/ozet/1041-netas-telekomunikasyon-a-s" xlink:type="simple">NETAŞ TELEKOMÜNİKASYON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509];&quot;.IS&quot;)" office:value-type="string" office:string-value="NETAS .IS" calcext:value-type="string">
            <text:p>NETAS .IS</text:p>
          </table:table-cell>
          <table:table-cell office:value-type="string" calcext:value-type="string">
            <text:p>NETAS .IS</text:p>
          </table:table-cell>
          <table:table-cell table:formula="of:=SUBSTITUTE([.K509];&quot; &quot;;&quot;&quot;)" office:value-type="string" office:string-value="NETAS.IS" calcext:value-type="string">
            <text:p>NETAS.IS</text:p>
          </table:table-cell>
          <table:table-cell table:formula="of:= &quot;&quot;&quot;&quot; &amp; [.L509] &amp; &quot;&quot;&quot;&quot;&amp;&quot;,&quot;" office:value-type="string" office:string-value="&quot;NETAS.IS&quot;," calcext:value-type="string">
            <text:p>"NET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77-nigbas-nigde-beton-sanayi-ve-ticaret-a-s" xlink:type="simple">NIBAS</text:a> </text:p>
          </table:table-cell>
          <table:table-cell office:value-type="string" calcext:value-type="string">
            <text:p><text:a xlink:href="../../../../../tr/sirket-bilgileri/ozet/1577-nigbas-nigde-beton-sanayi-ve-ticaret-a-s" xlink:type="simple">NİĞBAŞ NİĞDE BETON SANAYİ VE TİCARET A.Ş.</text:a> </text:p>
          </table:table-cell>
          <table:table-cell office:value-type="string" calcext:value-type="string">
            <text:p>NİĞDE</text:p>
          </table:table-cell>
          <table:table-cell office:value-type="string" calcext:value-type="string">
            <text:p><text:a xlink:href="../../../../../tr/sirket-bilgileri/ozet/4334-birlesik-ekol-bagimsiz-denetim-a-s" xlink:type="simple">BİRLEŞİK EKOL BAĞIMSIZ DENETİM A.Ş.</text:a> </text:p>
          </table:table-cell>
          <table:table-cell table:number-columns-repeated="5"/>
          <table:table-cell table:formula="of:=COM.MICROSOFT.CONCAT([.A510];&quot;.IS&quot;)" office:value-type="string" office:string-value="NIBAS .IS" calcext:value-type="string">
            <text:p>NIBAS .IS</text:p>
          </table:table-cell>
          <table:table-cell office:value-type="string" calcext:value-type="string">
            <text:p>NIBAS .IS</text:p>
          </table:table-cell>
          <table:table-cell table:formula="of:=SUBSTITUTE([.K510];&quot; &quot;;&quot;&quot;)" office:value-type="string" office:string-value="NIBAS.IS" calcext:value-type="string">
            <text:p>NIBAS.IS</text:p>
          </table:table-cell>
          <table:table-cell table:formula="of:= &quot;&quot;&quot;&quot; &amp; [.L510] &amp; &quot;&quot;&quot;&quot;&amp;&quot;,&quot;" office:value-type="string" office:string-value="&quot;NIBAS.IS&quot;," calcext:value-type="string">
            <text:p>"NIB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42-nuh-cimento-sanayi-a-s" xlink:type="simple">NUHCM</text:a> </text:p>
          </table:table-cell>
          <table:table-cell office:value-type="string" calcext:value-type="string">
            <text:p><text:a xlink:href="../../../../../tr/sirket-bilgileri/ozet/1042-nuh-cimento-sanayi-a-s" xlink:type="simple">NUH ÇİMENTO SANAYİ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511];&quot;.IS&quot;)" office:value-type="string" office:string-value="NUHCM .IS" calcext:value-type="string">
            <text:p>NUHCM .IS</text:p>
          </table:table-cell>
          <table:table-cell office:value-type="string" calcext:value-type="string">
            <text:p>NUHCM .IS</text:p>
          </table:table-cell>
          <table:table-cell table:formula="of:=SUBSTITUTE([.K511];&quot; &quot;;&quot;&quot;)" office:value-type="string" office:string-value="NUHCM.IS" calcext:value-type="string">
            <text:p>NUHCM.IS</text:p>
          </table:table-cell>
          <table:table-cell table:formula="of:= &quot;&quot;&quot;&quot; &amp; [.L511] &amp; &quot;&quot;&quot;&quot;&amp;&quot;,&quot;" office:value-type="string" office:string-value="&quot;NUHCM.IS&quot;," calcext:value-type="string">
            <text:p>"NUHC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43-nurol-gayrimenkul-yatirim-ortakligi-a-s" xlink:type="simple">NUGYO</text:a> </text:p>
          </table:table-cell>
          <table:table-cell office:value-type="string" calcext:value-type="string">
            <text:p><text:a xlink:href="../../../../../tr/sirket-bilgileri/ozet/1043-nurol-gayrimenkul-yatirim-ortakligi-a-s" xlink:type="simple">NUROL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512];&quot;.IS&quot;)" office:value-type="string" office:string-value="NUGYO .IS" calcext:value-type="string">
            <text:p>NUGYO .IS</text:p>
          </table:table-cell>
          <table:table-cell office:value-type="string" calcext:value-type="string">
            <text:p>NUGYO .IS</text:p>
          </table:table-cell>
          <table:table-cell table:formula="of:=SUBSTITUTE([.K512];&quot; &quot;;&quot;&quot;)" office:value-type="string" office:string-value="NUGYO.IS" calcext:value-type="string">
            <text:p>NUGYO.IS</text:p>
          </table:table-cell>
          <table:table-cell table:formula="of:= &quot;&quot;&quot;&quot; &amp; [.L512] &amp; &quot;&quot;&quot;&quot;&amp;&quot;,&quot;" office:value-type="string" office:string-value="&quot;NUGYO.IS&quot;," calcext:value-type="string">
            <text:p>"NU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791-nurol-holding-a-s" xlink:type="simple">NRHOL</text:a> </text:p>
          </table:table-cell>
          <table:table-cell office:value-type="string" calcext:value-type="string">
            <text:p><text:a xlink:href="../../../../../tr/sirket-bilgileri/ozet/3791-nurol-holding-a-s" xlink:type="simple">NUROL HOLDİNG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513];&quot;.IS&quot;)" office:value-type="string" office:string-value="NRHOL .IS" calcext:value-type="string">
            <text:p>NRHOL .IS</text:p>
          </table:table-cell>
          <table:table-cell office:value-type="string" calcext:value-type="string">
            <text:p>NRHOL .IS</text:p>
          </table:table-cell>
          <table:table-cell table:formula="of:=SUBSTITUTE([.K513];&quot; &quot;;&quot;&quot;)" office:value-type="string" office:string-value="NRHOL.IS" calcext:value-type="string">
            <text:p>NRHOL.IS</text:p>
          </table:table-cell>
          <table:table-cell table:formula="of:= &quot;&quot;&quot;&quot; &amp; [.L513] &amp; &quot;&quot;&quot;&quot;&amp;&quot;,&quot;" office:value-type="string" office:string-value="&quot;NRHOL.IS&quot;," calcext:value-type="string">
            <text:p>"NRH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904-nurol-insaat-ve-ticaret-a-s" xlink:type="simple">NRLIN</text:a> </text:p>
          </table:table-cell>
          <table:table-cell office:value-type="string" calcext:value-type="string">
            <text:p><text:a xlink:href="../../../../../tr/sirket-bilgileri/ozet/3904-nurol-insaat-ve-ticaret-a-s" xlink:type="simple">NUROL İNŞAAT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514];&quot;.IS&quot;)" office:value-type="string" office:string-value="NRLIN .IS" calcext:value-type="string">
            <text:p>NRLIN .IS</text:p>
          </table:table-cell>
          <table:table-cell office:value-type="string" calcext:value-type="string">
            <text:p>NRLIN .IS</text:p>
          </table:table-cell>
          <table:table-cell table:formula="of:=SUBSTITUTE([.K514];&quot; &quot;;&quot;&quot;)" office:value-type="string" office:string-value="NRLIN.IS" calcext:value-type="string">
            <text:p>NRLIN.IS</text:p>
          </table:table-cell>
          <table:table-cell table:formula="of:= &quot;&quot;&quot;&quot; &amp; [.L514] &amp; &quot;&quot;&quot;&quot;&amp;&quot;,&quot;" office:value-type="string" office:string-value="&quot;NRLIN.IS&quot;," calcext:value-type="string">
            <text:p>"NRLI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512-nurol-varlik-kiralama-a-s" xlink:type="simple">NURVK</text:a> </text:p>
          </table:table-cell>
          <table:table-cell office:value-type="string" calcext:value-type="string">
            <text:p><text:a xlink:href="../../../../../tr/sirket-bilgileri/ozet/4512-nurol-varlik-kiralama-a-s" xlink:type="simple">NUROL VARLIK KİRALAMA A.Ş.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15];&quot;.IS&quot;)" office:value-type="string" office:string-value="NURVK .IS" calcext:value-type="string">
            <text:p>NURVK .IS</text:p>
          </table:table-cell>
          <table:table-cell office:value-type="string" calcext:value-type="string">
            <text:p>NURVK .IS</text:p>
          </table:table-cell>
          <table:table-cell table:formula="of:=SUBSTITUTE([.K515];&quot; &quot;;&quot;&quot;)" office:value-type="string" office:string-value="NURVK.IS" calcext:value-type="string">
            <text:p>NURVK.IS</text:p>
          </table:table-cell>
          <table:table-cell table:formula="of:= &quot;&quot;&quot;&quot; &amp; [.L515] &amp; &quot;&quot;&quot;&quot;&amp;&quot;,&quot;" office:value-type="string" office:string-value="&quot;NURVK.IS&quot;," calcext:value-type="string">
            <text:p>"NURVK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2200-nurol-yatirim-bankasi-a-s" xlink:type="simple">NRBNK, NYB</text:a> </text:p>
          </table:table-cell>
          <table:table-cell table:style-name="ce6" office:value-type="string" calcext:value-type="string">
            <text:p><text:a xlink:href="../../../../../tr/sirket-bilgileri/ozet/2200-nurol-yatirim-bankasi-a-s" xlink:type="simple">NUROL YATIRIM BANKASI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16];&quot;.IS&quot;)" office:value-type="string" office:string-value="NRBNK, NYB .IS" calcext:value-type="string">
            <text:p>NRBNK, NYB .IS</text:p>
          </table:table-cell>
          <table:table-cell office:value-type="string" calcext:value-type="string">
            <text:p>NRBNK.IS</text:p>
          </table:table-cell>
          <table:table-cell table:formula="of:=SUBSTITUTE([.K516];&quot; &quot;;&quot;&quot;)" office:value-type="string" office:string-value="NRBNK.IS" calcext:value-type="string">
            <text:p>NRBNK.IS</text:p>
          </table:table-cell>
          <table:table-cell table:formula="of:= &quot;&quot;&quot;&quot; &amp; [.L516] &amp; &quot;&quot;&quot;&quot;&amp;&quot;,&quot;" office:value-type="string" office:string-value="&quot;NRBNK.IS&quot;," calcext:value-type="string">
            <text:p>"NRBNK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517];&quot;.IS&quot;)" office:value-type="string" office:string-value=".IS" calcext:value-type="string">
            <text:p>.IS</text:p>
          </table:table-cell>
          <table:table-cell/>
          <table:table-cell table:formula="of:=SUBSTITUTE([.K517];&quot; &quot;;&quot;&quot;)">
            <text:p/>
          </table:table-cell>
          <table:table-cell table:formula="of:= &quot;&quot;&quot;&quot; &amp; [.L517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Default" table:number-columns-repeated="3"/>
          <table:table-cell table:number-columns-repeated="5"/>
          <table:table-cell table:formula="of:=COM.MICROSOFT.CONCAT([.A518];&quot;.IS&quot;)" office:value-type="string" office:string-value="O.IS" calcext:value-type="string">
            <text:p>O.IS</text:p>
          </table:table-cell>
          <table:table-cell/>
          <table:table-cell table:formula="of:=SUBSTITUTE([.K518];&quot; &quot;;&quot;&quot;)">
            <text:p/>
          </table:table-cell>
          <table:table-cell table:formula="of:= &quot;&quot;&quot;&quot; &amp; [.L518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519];&quot;.IS&quot;)" office:value-type="string" office:string-value=".IS" calcext:value-type="string">
            <text:p>.IS</text:p>
          </table:table-cell>
          <table:table-cell/>
          <table:table-cell table:formula="of:=SUBSTITUTE([.K519];&quot; &quot;;&quot;&quot;)">
            <text:p/>
          </table:table-cell>
          <table:table-cell table:formula="of:= &quot;&quot;&quot;&quot; &amp; [.L519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520];&quot;.IS&quot;)" office:value-type="string" office:string-value="Kod.IS" calcext:value-type="string">
            <text:p>Kod.IS</text:p>
          </table:table-cell>
          <table:table-cell/>
          <table:table-cell table:formula="of:=SUBSTITUTE([.K520];&quot; &quot;;&quot;&quot;)">
            <text:p/>
          </table:table-cell>
          <table:table-cell table:formula="of:= &quot;&quot;&quot;&quot; &amp; [.L520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34-oba-makarnacilik-sanayi-ve-ticaret-a-s" xlink:type="simple">OBAMS</text:a> </text:p>
          </table:table-cell>
          <table:table-cell office:value-type="string" calcext:value-type="string">
            <text:p><text:a xlink:href="../../../../../tr/sirket-bilgileri/ozet/5934-oba-makarnacilik-sanayi-ve-ticaret-a-s" xlink:type="simple">OBA MAKARNACILIK SANAYİ VE TİCARET A.Ş.</text:a> </text:p>
          </table:table-cell>
          <table:table-cell office:value-type="string" calcext:value-type="string">
            <text:p>GAZİANTEP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521];&quot;.IS&quot;)" office:value-type="string" office:string-value="OBAMS .IS" calcext:value-type="string">
            <text:p>OBAMS .IS</text:p>
          </table:table-cell>
          <table:table-cell office:value-type="string" calcext:value-type="string">
            <text:p>OBAMS .IS</text:p>
          </table:table-cell>
          <table:table-cell table:formula="of:=SUBSTITUTE([.K521];&quot; &quot;;&quot;&quot;)" office:value-type="string" office:string-value="OBAMS.IS" calcext:value-type="string">
            <text:p>OBAMS.IS</text:p>
          </table:table-cell>
          <table:table-cell table:formula="of:= &quot;&quot;&quot;&quot; &amp; [.L521] &amp; &quot;&quot;&quot;&quot;&amp;&quot;,&quot;" office:value-type="string" office:string-value="&quot;OBAMS.IS&quot;," calcext:value-type="string">
            <text:p>"OBAM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96-obase-bilgisayar-ve-danismanlik-hizmetleri-ticaret-a-s" xlink:type="simple">OBASE</text:a> </text:p>
          </table:table-cell>
          <table:table-cell office:value-type="string" calcext:value-type="string">
            <text:p><text:a xlink:href="../../../../../tr/sirket-bilgileri/ozet/5596-obase-bilgisayar-ve-danismanlik-hizmetleri-ticaret-a-s" xlink:type="simple">OBASE BİLGİSAYAR VE DANIŞMANLIK HİZMETLERİ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27-kavram-bagimsiz-denetim-ve-danismanlik-a-s" xlink:type="simple">KAVRAM BAĞIMSIZ DENETİM VE DANIŞMANLIK A.Ş.</text:a> </text:p>
          </table:table-cell>
          <table:table-cell table:number-columns-repeated="5"/>
          <table:table-cell table:formula="of:=COM.MICROSOFT.CONCAT([.A522];&quot;.IS&quot;)" office:value-type="string" office:string-value="OBASE .IS" calcext:value-type="string">
            <text:p>OBASE .IS</text:p>
          </table:table-cell>
          <table:table-cell office:value-type="string" calcext:value-type="string">
            <text:p>OBASE .IS</text:p>
          </table:table-cell>
          <table:table-cell table:formula="of:=SUBSTITUTE([.K522];&quot; &quot;;&quot;&quot;)" office:value-type="string" office:string-value="OBASE.IS" calcext:value-type="string">
            <text:p>OBASE.IS</text:p>
          </table:table-cell>
          <table:table-cell table:formula="of:= &quot;&quot;&quot;&quot; &amp; [.L522] &amp; &quot;&quot;&quot;&quot;&amp;&quot;,&quot;" office:value-type="string" office:string-value="&quot;OBASE.IS&quot;," calcext:value-type="string">
            <text:p>"OBAS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887-odas-elektrik-uretim-sanayi-ticaret-a-s" xlink:type="simple">ODAS</text:a> </text:p>
          </table:table-cell>
          <table:table-cell office:value-type="string" calcext:value-type="string">
            <text:p><text:a xlink:href="../../../../../tr/sirket-bilgileri/ozet/1887-odas-elektrik-uretim-sanayi-ticaret-a-s" xlink:type="simple">ODAŞ ELEKTRİK ÜRETİM SANAYİ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1-as-bagimsiz-denetim-ve-yeminli-mali-musavirlik-a-s" xlink:type="simple">AS BAĞIMSIZ DENETİM VE YEMİNLİ MALİ MÜŞAVİRLİK A.Ş.</text:a> </text:p>
          </table:table-cell>
          <table:table-cell table:number-columns-repeated="5"/>
          <table:table-cell table:formula="of:=COM.MICROSOFT.CONCAT([.A523];&quot;.IS&quot;)" office:value-type="string" office:string-value="ODAS .IS" calcext:value-type="string">
            <text:p>ODAS .IS</text:p>
          </table:table-cell>
          <table:table-cell office:value-type="string" calcext:value-type="string">
            <text:p>ODAS .IS</text:p>
          </table:table-cell>
          <table:table-cell table:formula="of:=SUBSTITUTE([.K523];&quot; &quot;;&quot;&quot;)" office:value-type="string" office:string-value="ODAS.IS" calcext:value-type="string">
            <text:p>ODAS.IS</text:p>
          </table:table-cell>
          <table:table-cell table:formula="of:= &quot;&quot;&quot;&quot; &amp; [.L523] &amp; &quot;&quot;&quot;&quot;&amp;&quot;,&quot;" office:value-type="string" office:string-value="&quot;ODAS.IS&quot;," calcext:value-type="string">
            <text:p>"OD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41-odine-solutions-teknoloji-ticaret-ve-sanayi-a-s" xlink:type="simple">ODINE</text:a> </text:p>
          </table:table-cell>
          <table:table-cell office:value-type="string" calcext:value-type="string">
            <text:p><text:a xlink:href="../../../../../tr/sirket-bilgileri/ozet/5941-odine-solutions-teknoloji-ticaret-ve-sanayi-a-s" xlink:type="simple">ODİNE SOLUTİONS TEKNOLOJİ TİCARET VE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524];&quot;.IS&quot;)" office:value-type="string" office:string-value="ODINE .IS" calcext:value-type="string">
            <text:p>ODINE .IS</text:p>
          </table:table-cell>
          <table:table-cell office:value-type="string" calcext:value-type="string">
            <text:p>ODINE .IS</text:p>
          </table:table-cell>
          <table:table-cell table:formula="of:=SUBSTITUTE([.K524];&quot; &quot;;&quot;&quot;)" office:value-type="string" office:string-value="ODINE.IS" calcext:value-type="string">
            <text:p>ODINE.IS</text:p>
          </table:table-cell>
          <table:table-cell table:formula="of:= &quot;&quot;&quot;&quot; &amp; [.L524] &amp; &quot;&quot;&quot;&quot;&amp;&quot;,&quot;" office:value-type="string" office:string-value="&quot;ODINE.IS&quot;," calcext:value-type="string">
            <text:p>"ODIN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51-ofis-yem-gida-sanayi-ticaret-a-s" xlink:type="simple">OFSYM</text:a> </text:p>
          </table:table-cell>
          <table:table-cell office:value-type="string" calcext:value-type="string">
            <text:p><text:a xlink:href="../../../../../tr/sirket-bilgileri/ozet/5851-ofis-yem-gida-sanayi-ticaret-a-s" xlink:type="simple">OFİS YEM GIDA SANAYİ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77-a-1-yeminli-mali-musavirlik-ve-bagimsiz-denetim-a-s" xlink:type="simple">A-1 YEMİNLİ MALİ MÜŞAVİRLİK VE BAĞIMSIZ DENETİM A.Ş.</text:a> </text:p>
          </table:table-cell>
          <table:table-cell table:number-columns-repeated="5"/>
          <table:table-cell table:formula="of:=COM.MICROSOFT.CONCAT([.A525];&quot;.IS&quot;)" office:value-type="string" office:string-value="OFSYM .IS" calcext:value-type="string">
            <text:p>OFSYM .IS</text:p>
          </table:table-cell>
          <table:table-cell office:value-type="string" calcext:value-type="string">
            <text:p>OFSYM .IS</text:p>
          </table:table-cell>
          <table:table-cell table:formula="of:=SUBSTITUTE([.K525];&quot; &quot;;&quot;&quot;)" office:value-type="string" office:string-value="OFSYM.IS" calcext:value-type="string">
            <text:p>OFSYM.IS</text:p>
          </table:table-cell>
          <table:table-cell table:formula="of:= &quot;&quot;&quot;&quot; &amp; [.L525] &amp; &quot;&quot;&quot;&quot;&amp;&quot;,&quot;" office:value-type="string" office:string-value="&quot;OFSYM.IS&quot;," calcext:value-type="string">
            <text:p>"OFSY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624-oncosem-onkolojik-sistemler-sanayi-ve-ticaret-a-s" xlink:type="simple">ONCSM</text:a> </text:p>
          </table:table-cell>
          <table:table-cell office:value-type="string" calcext:value-type="string">
            <text:p><text:a xlink:href="../../../../../tr/sirket-bilgileri/ozet/5624-oncosem-onkolojik-sistemler-sanayi-ve-ticaret-a-s" xlink:type="simple">ONCOSEM ONKOLOJİK SİSTEMLER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526];&quot;.IS&quot;)" office:value-type="string" office:string-value="ONCSM .IS" calcext:value-type="string">
            <text:p>ONCSM .IS</text:p>
          </table:table-cell>
          <table:table-cell office:value-type="string" calcext:value-type="string">
            <text:p>ONCSM .IS</text:p>
          </table:table-cell>
          <table:table-cell table:formula="of:=SUBSTITUTE([.K526];&quot; &quot;;&quot;&quot;)" office:value-type="string" office:string-value="ONCSM.IS" calcext:value-type="string">
            <text:p>ONCSM.IS</text:p>
          </table:table-cell>
          <table:table-cell table:formula="of:= &quot;&quot;&quot;&quot; &amp; [.L526] &amp; &quot;&quot;&quot;&quot;&amp;&quot;,&quot;" office:value-type="string" office:string-value="&quot;ONCSM.IS&quot;," calcext:value-type="string">
            <text:p>"ONCS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62-onur-yuksek-teknoloji-a-s" xlink:type="simple">ONRYT</text:a> </text:p>
          </table:table-cell>
          <table:table-cell office:value-type="string" calcext:value-type="string">
            <text:p><text:a xlink:href="../../../../../tr/sirket-bilgileri/ozet/5962-onur-yuksek-teknoloji-a-s" xlink:type="simple">ONUR YÜKSEK TEKNOLOJ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757-any-partners-bagimsiz-denetim-a-s" xlink:type="simple">ANY PARTNERS BAĞIMSIZ DENETİM A.Ş.</text:a> </text:p>
          </table:table-cell>
          <table:table-cell table:number-columns-repeated="5"/>
          <table:table-cell table:formula="of:=COM.MICROSOFT.CONCAT([.A527];&quot;.IS&quot;)" office:value-type="string" office:string-value="ONRYT .IS" calcext:value-type="string">
            <text:p>ONRYT .IS</text:p>
          </table:table-cell>
          <table:table-cell office:value-type="string" calcext:value-type="string">
            <text:p>ONRYT .IS</text:p>
          </table:table-cell>
          <table:table-cell table:formula="of:=SUBSTITUTE([.K527];&quot; &quot;;&quot;&quot;)" office:value-type="string" office:string-value="ONRYT.IS" calcext:value-type="string">
            <text:p>ONRYT.IS</text:p>
          </table:table-cell>
          <table:table-cell table:formula="of:= &quot;&quot;&quot;&quot; &amp; [.L527] &amp; &quot;&quot;&quot;&quot;&amp;&quot;,&quot;" office:value-type="string" office:string-value="&quot;ONRYT.IS&quot;," calcext:value-type="string">
            <text:p>"ONRY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819-opet-petrolculuk-a-s" xlink:type="simple">OPET</text:a> </text:p>
          </table:table-cell>
          <table:table-cell office:value-type="string" calcext:value-type="string">
            <text:p><text:a xlink:href="../../../../../tr/sirket-bilgileri/ozet/2819-opet-petrolculuk-a-s" xlink:type="simple">OPET PETROLCÜLÜ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528];&quot;.IS&quot;)" office:value-type="string" office:string-value="OPET .IS" calcext:value-type="string">
            <text:p>OPET .IS</text:p>
          </table:table-cell>
          <table:table-cell office:value-type="string" calcext:value-type="string">
            <text:p>OPET .IS</text:p>
          </table:table-cell>
          <table:table-cell table:formula="of:=SUBSTITUTE([.K528];&quot; &quot;;&quot;&quot;)" office:value-type="string" office:string-value="OPET.IS" calcext:value-type="string">
            <text:p>OPET.IS</text:p>
          </table:table-cell>
          <table:table-cell table:formula="of:= &quot;&quot;&quot;&quot; &amp; [.L528] &amp; &quot;&quot;&quot;&quot;&amp;&quot;,&quot;" office:value-type="string" office:string-value="&quot;OPET.IS&quot;," calcext:value-type="string">
            <text:p>"OPE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506-optima-faktoring-a-s" xlink:type="simple">OPTMA</text:a> </text:p>
          </table:table-cell>
          <table:table-cell office:value-type="string" calcext:value-type="string">
            <text:p><text:a xlink:href="../../../../../tr/sirket-bilgileri/ozet/2506-optima-faktoring-a-s" xlink:type="simple">OPTİMA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22-isik-yeminli-mali-musavirlik-ve-bagimsiz-denetim-a-s" xlink:type="simple">IŞIK YEMİNLİ MALİ MÜŞAVİRLİK VE BAĞIMSIZ DENETİM A.Ş.</text:a> </text:p>
          </table:table-cell>
          <table:table-cell table:number-columns-repeated="5"/>
          <table:table-cell table:formula="of:=COM.MICROSOFT.CONCAT([.A529];&quot;.IS&quot;)" office:value-type="string" office:string-value="OPTMA .IS" calcext:value-type="string">
            <text:p>OPTMA .IS</text:p>
          </table:table-cell>
          <table:table-cell office:value-type="string" calcext:value-type="string">
            <text:p>OPTMA .IS</text:p>
          </table:table-cell>
          <table:table-cell table:formula="of:=SUBSTITUTE([.K529];&quot; &quot;;&quot;&quot;)" office:value-type="string" office:string-value="OPTMA.IS" calcext:value-type="string">
            <text:p>OPTMA.IS</text:p>
          </table:table-cell>
          <table:table-cell table:formula="of:= &quot;&quot;&quot;&quot; &amp; [.L529] &amp; &quot;&quot;&quot;&quot;&amp;&quot;,&quot;" office:value-type="string" office:string-value="&quot;OPTMA.IS&quot;," calcext:value-type="string">
            <text:p>"OPTM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07-orcay-ortakoy-cay-sanayi-ve-ticaret-a-s" xlink:type="simple">ORCAY</text:a> </text:p>
          </table:table-cell>
          <table:table-cell office:value-type="string" calcext:value-type="string">
            <text:p><text:a xlink:href="../../../../../tr/sirket-bilgileri/ozet/5407-orcay-ortakoy-cay-sanayi-ve-ticaret-a-s" xlink:type="simple">ORÇAY ORTAKÖY ÇAY SANAYİ VE TİCARET A.Ş.</text:a> </text:p>
          </table:table-cell>
          <table:table-cell office:value-type="string" calcext:value-type="string">
            <text:p>RİZE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530];&quot;.IS&quot;)" office:value-type="string" office:string-value="ORCAY .IS" calcext:value-type="string">
            <text:p>ORCAY .IS</text:p>
          </table:table-cell>
          <table:table-cell office:value-type="string" calcext:value-type="string">
            <text:p>ORCAY .IS</text:p>
          </table:table-cell>
          <table:table-cell table:formula="of:=SUBSTITUTE([.K530];&quot; &quot;;&quot;&quot;)" office:value-type="string" office:string-value="ORCAY.IS" calcext:value-type="string">
            <text:p>ORCAY.IS</text:p>
          </table:table-cell>
          <table:table-cell table:formula="of:= &quot;&quot;&quot;&quot; &amp; [.L530] &amp; &quot;&quot;&quot;&quot;&amp;&quot;,&quot;" office:value-type="string" office:string-value="&quot;ORCAY.IS&quot;," calcext:value-type="string">
            <text:p>"ORCA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21-orfin-finansman-a-s" xlink:type="simple">ORFIN</text:a> </text:p>
          </table:table-cell>
          <table:table-cell office:value-type="string" calcext:value-type="string">
            <text:p><text:a xlink:href="../../../../../tr/sirket-bilgileri/ozet/2121-orfin-finansman-a-s" xlink:type="simple">ORFİN FİNANSMAN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531];&quot;.IS&quot;)" office:value-type="string" office:string-value="ORFIN .IS" calcext:value-type="string">
            <text:p>ORFIN .IS</text:p>
          </table:table-cell>
          <table:table-cell office:value-type="string" calcext:value-type="string">
            <text:p>ORFIN .IS</text:p>
          </table:table-cell>
          <table:table-cell table:formula="of:=SUBSTITUTE([.K531];&quot; &quot;;&quot;&quot;)" office:value-type="string" office:string-value="ORFIN.IS" calcext:value-type="string">
            <text:p>ORFIN.IS</text:p>
          </table:table-cell>
          <table:table-cell table:formula="of:= &quot;&quot;&quot;&quot; &amp; [.L531] &amp; &quot;&quot;&quot;&quot;&amp;&quot;,&quot;" office:value-type="string" office:string-value="&quot;ORFIN.IS&quot;," calcext:value-type="string">
            <text:p>"ORFI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03-orge-enerji-elektrik-taahhut-a-s" xlink:type="simple">ORGE</text:a> </text:p>
          </table:table-cell>
          <table:table-cell office:value-type="string" calcext:value-type="string">
            <text:p><text:a xlink:href="../../../../../tr/sirket-bilgileri/ozet/1603-orge-enerji-elektrik-taahhut-a-s" xlink:type="simple">ORGE ENERJİ ELEKTRİK TAAHHÜ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532];&quot;.IS&quot;)" office:value-type="string" office:string-value="ORGE .IS" calcext:value-type="string">
            <text:p>ORGE .IS</text:p>
          </table:table-cell>
          <table:table-cell office:value-type="string" calcext:value-type="string">
            <text:p>ORGE .IS</text:p>
          </table:table-cell>
          <table:table-cell table:formula="of:=SUBSTITUTE([.K532];&quot; &quot;;&quot;&quot;)" office:value-type="string" office:string-value="ORGE.IS" calcext:value-type="string">
            <text:p>ORGE.IS</text:p>
          </table:table-cell>
          <table:table-cell table:formula="of:= &quot;&quot;&quot;&quot; &amp; [.L532] &amp; &quot;&quot;&quot;&quot;&amp;&quot;,&quot;" office:value-type="string" office:string-value="&quot;ORGE.IS&quot;," calcext:value-type="string">
            <text:p>"ORG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21-orma-orman-mahsulleri-integre-sanayi-ve-ticaret-a-s" xlink:type="simple">ORMA</text:a> </text:p>
          </table:table-cell>
          <table:table-cell office:value-type="string" calcext:value-type="string">
            <text:p><text:a xlink:href="../../../../../tr/sirket-bilgileri/ozet/1621-orma-orman-mahsulleri-integre-sanayi-ve-ticaret-a-s" xlink:type="simple">ORMA ORMAN MAHSÜLLERİ İNTEGRE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533];&quot;.IS&quot;)" office:value-type="string" office:string-value="ORMA .IS" calcext:value-type="string">
            <text:p>ORMA .IS</text:p>
          </table:table-cell>
          <table:table-cell office:value-type="string" calcext:value-type="string">
            <text:p>ORMA .IS</text:p>
          </table:table-cell>
          <table:table-cell table:formula="of:=SUBSTITUTE([.K533];&quot; &quot;;&quot;&quot;)" office:value-type="string" office:string-value="ORMA.IS" calcext:value-type="string">
            <text:p>ORMA.IS</text:p>
          </table:table-cell>
          <table:table-cell table:formula="of:= &quot;&quot;&quot;&quot; &amp; [.L533] &amp; &quot;&quot;&quot;&quot;&amp;&quot;,&quot;" office:value-type="string" office:string-value="&quot;ORMA.IS&quot;," calcext:value-type="string">
            <text:p>"ORM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76-osmanli-yatirim-menkul-degerler-a-s" xlink:type="simple">OMD, OSMEN</text:a> </text:p>
          </table:table-cell>
          <table:table-cell office:value-type="string" calcext:value-type="string">
            <text:p><text:a xlink:href="../../../../../tr/sirket-bilgileri/ozet/1576-osmanli-yatirim-menkul-degerler-a-s" xlink:type="simple">OSMANLI YATIRIM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534];&quot;.IS&quot;)" office:value-type="string" office:string-value="OMD, OSMEN .IS" calcext:value-type="string">
            <text:p>OMD, OSMEN .IS</text:p>
          </table:table-cell>
          <table:table-cell office:value-type="string" calcext:value-type="string">
            <text:p>OSMEN .IS</text:p>
          </table:table-cell>
          <table:table-cell table:formula="of:=SUBSTITUTE([.K534];&quot; &quot;;&quot;&quot;)" office:value-type="string" office:string-value="OSMEN.IS" calcext:value-type="string">
            <text:p>OSMEN.IS</text:p>
          </table:table-cell>
          <table:table-cell table:formula="of:= &quot;&quot;&quot;&quot; &amp; [.L534] &amp; &quot;&quot;&quot;&quot;&amp;&quot;,&quot;" office:value-type="string" office:string-value="&quot;OSMEN.IS&quot;," calcext:value-type="string">
            <text:p>"OSM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96-ostim-endustriyel-yatirimlar-ve-isletme-a-s" xlink:type="simple">OSTIM</text:a> </text:p>
          </table:table-cell>
          <table:table-cell office:value-type="string" calcext:value-type="string">
            <text:p><text:a xlink:href="../../../../../tr/sirket-bilgileri/ozet/1596-ostim-endustriyel-yatirimlar-ve-isletme-a-s" xlink:type="simple">OSTİM ENDÜSTRİYEL YATIRIMLAR VE İŞLETME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535];&quot;.IS&quot;)" office:value-type="string" office:string-value="OSTIM .IS" calcext:value-type="string">
            <text:p>OSTIM .IS</text:p>
          </table:table-cell>
          <table:table-cell office:value-type="string" calcext:value-type="string">
            <text:p>OSTIM .IS</text:p>
          </table:table-cell>
          <table:table-cell table:formula="of:=SUBSTITUTE([.K535];&quot; &quot;;&quot;&quot;)" office:value-type="string" office:string-value="OSTIM.IS" calcext:value-type="string">
            <text:p>OSTIM.IS</text:p>
          </table:table-cell>
          <table:table-cell table:formula="of:= &quot;&quot;&quot;&quot; &amp; [.L535] &amp; &quot;&quot;&quot;&quot;&amp;&quot;,&quot;" office:value-type="string" office:string-value="&quot;OSTIM.IS&quot;," calcext:value-type="string">
            <text:p>"OSTI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46-otokar-otomotiv-ve-savunma-sanayi-a-s" xlink:type="simple">OTKAR</text:a> </text:p>
          </table:table-cell>
          <table:table-cell office:value-type="string" calcext:value-type="string">
            <text:p><text:a xlink:href="../../../../../tr/sirket-bilgileri/ozet/1046-otokar-otomotiv-ve-savunma-sanayi-a-s" xlink:type="simple">OTOKAR OTOMOTİV VE SAVUNMA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536];&quot;.IS&quot;)" office:value-type="string" office:string-value="OTKAR .IS" calcext:value-type="string">
            <text:p>OTKAR .IS</text:p>
          </table:table-cell>
          <table:table-cell office:value-type="string" calcext:value-type="string">
            <text:p>OTKAR .IS</text:p>
          </table:table-cell>
          <table:table-cell table:formula="of:=SUBSTITUTE([.K536];&quot; &quot;;&quot;&quot;)" office:value-type="string" office:string-value="OTKAR.IS" calcext:value-type="string">
            <text:p>OTKAR.IS</text:p>
          </table:table-cell>
          <table:table-cell table:formula="of:= &quot;&quot;&quot;&quot; &amp; [.L536] &amp; &quot;&quot;&quot;&quot;&amp;&quot;,&quot;" office:value-type="string" office:string-value="&quot;OTKAR.IS&quot;," calcext:value-type="string">
            <text:p>"OTKA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20-otokoc-otomotiv-ticaret-ve-sanayi-a-s" xlink:type="simple">OTOKC</text:a> </text:p>
          </table:table-cell>
          <table:table-cell office:value-type="string" calcext:value-type="string">
            <text:p><text:a xlink:href="../../../../../tr/sirket-bilgileri/ozet/2120-otokoc-otomotiv-ticaret-ve-sanayi-a-s" xlink:type="simple">OTOKOÇ OTOMOTİV TİCARET VE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537];&quot;.IS&quot;)" office:value-type="string" office:string-value="OTOKC .IS" calcext:value-type="string">
            <text:p>OTOKC .IS</text:p>
          </table:table-cell>
          <table:table-cell office:value-type="string" calcext:value-type="string">
            <text:p>OTOKC .IS</text:p>
          </table:table-cell>
          <table:table-cell table:formula="of:=SUBSTITUTE([.K537];&quot; &quot;;&quot;&quot;)" office:value-type="string" office:string-value="OTOKC.IS" calcext:value-type="string">
            <text:p>OTOKC.IS</text:p>
          </table:table-cell>
          <table:table-cell table:formula="of:= &quot;&quot;&quot;&quot; &amp; [.L537] &amp; &quot;&quot;&quot;&quot;&amp;&quot;,&quot;" office:value-type="string" office:string-value="&quot;OTOKC.IS&quot;," calcext:value-type="string">
            <text:p>"OTOKC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752-otto-holding-a-s" xlink:type="simple">OTTO</text:a> </text:p>
          </table:table-cell>
          <table:table-cell office:value-type="string" calcext:value-type="string">
            <text:p><text:a xlink:href="../../../../../tr/sirket-bilgileri/ozet/1752-otto-holding-a-s" xlink:type="simple">OTTO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86-ser-berker-bagimsiz-denetim-a-s" xlink:type="simple">SER-BERKER BAĞIMSIZ DENETİM A.Ş.</text:a> </text:p>
          </table:table-cell>
          <table:table-cell table:number-columns-repeated="5"/>
          <table:table-cell table:formula="of:=COM.MICROSOFT.CONCAT([.A538];&quot;.IS&quot;)" office:value-type="string" office:string-value="OTTO .IS" calcext:value-type="string">
            <text:p>OTTO .IS</text:p>
          </table:table-cell>
          <table:table-cell office:value-type="string" calcext:value-type="string">
            <text:p>OTTO .IS</text:p>
          </table:table-cell>
          <table:table-cell table:formula="of:=SUBSTITUTE([.K538];&quot; &quot;;&quot;&quot;)" office:value-type="string" office:string-value="OTTO.IS" calcext:value-type="string">
            <text:p>OTTO.IS</text:p>
          </table:table-cell>
          <table:table-cell table:formula="of:= &quot;&quot;&quot;&quot; &amp; [.L538] &amp; &quot;&quot;&quot;&quot;&amp;&quot;,&quot;" office:value-type="string" office:string-value="&quot;OTTO.IS&quot;," calcext:value-type="string">
            <text:p>"OTT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19-oyak-cimento-fabrikalari-a-s" xlink:type="simple">OYAKC</text:a> </text:p>
          </table:table-cell>
          <table:table-cell office:value-type="string" calcext:value-type="string">
            <text:p><text:a xlink:href="../../../../../tr/sirket-bilgileri/ozet/1019-oyak-cimento-fabrikalari-a-s" xlink:type="simple">OYAK ÇİMENTO FABRİKALARI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539];&quot;.IS&quot;)" office:value-type="string" office:string-value="OYAKC .IS" calcext:value-type="string">
            <text:p>OYAKC .IS</text:p>
          </table:table-cell>
          <table:table-cell office:value-type="string" calcext:value-type="string">
            <text:p>OYAKC .IS</text:p>
          </table:table-cell>
          <table:table-cell table:formula="of:=SUBSTITUTE([.K539];&quot; &quot;;&quot;&quot;)" office:value-type="string" office:string-value="OYAKC.IS" calcext:value-type="string">
            <text:p>OYAKC.IS</text:p>
          </table:table-cell>
          <table:table-cell table:formula="of:= &quot;&quot;&quot;&quot; &amp; [.L539] &amp; &quot;&quot;&quot;&quot;&amp;&quot;,&quot;" office:value-type="string" office:string-value="&quot;OYAKC.IS&quot;," calcext:value-type="string">
            <text:p>"OYAKC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86-oyak-yatirim-menkul-degerler-a-s" xlink:type="simple">OYA, OYYAT</text:a> </text:p>
          </table:table-cell>
          <table:table-cell office:value-type="string" calcext:value-type="string">
            <text:p><text:a xlink:href="../../../../../tr/sirket-bilgileri/ozet/2486-oyak-yatirim-menkul-degerler-a-s" xlink:type="simple">OYAK YATIRIM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540];&quot;.IS&quot;)" office:value-type="string" office:string-value="OYA, OYYAT .IS" calcext:value-type="string">
            <text:p>OYA, OYYAT .IS</text:p>
          </table:table-cell>
          <table:table-cell office:value-type="string" calcext:value-type="string">
            <text:p>OYYAT .IS</text:p>
          </table:table-cell>
          <table:table-cell table:formula="of:=SUBSTITUTE([.K540];&quot; &quot;;&quot;&quot;)" office:value-type="string" office:string-value="OYYAT.IS" calcext:value-type="string">
            <text:p>OYYAT.IS</text:p>
          </table:table-cell>
          <table:table-cell table:formula="of:= &quot;&quot;&quot;&quot; &amp; [.L540] &amp; &quot;&quot;&quot;&quot;&amp;&quot;,&quot;" office:value-type="string" office:string-value="&quot;OYYAT.IS&quot;," calcext:value-type="string">
            <text:p>"OYYA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56-oyak-yatirim-ortakligi-a-s" xlink:type="simple">OYAYO</text:a> </text:p>
          </table:table-cell>
          <table:table-cell office:value-type="string" calcext:value-type="string">
            <text:p><text:a xlink:href="../../../../../tr/sirket-bilgileri/ozet/1456-oyak-yatirim-ortakligi-a-s" xlink:type="simple">OYAK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541];&quot;.IS&quot;)" office:value-type="string" office:string-value="OYAYO .IS" calcext:value-type="string">
            <text:p>OYAYO .IS</text:p>
          </table:table-cell>
          <table:table-cell office:value-type="string" calcext:value-type="string">
            <text:p>OYAYO .IS</text:p>
          </table:table-cell>
          <table:table-cell table:formula="of:=SUBSTITUTE([.K541];&quot; &quot;;&quot;&quot;)" office:value-type="string" office:string-value="OYAYO.IS" calcext:value-type="string">
            <text:p>OYAYO.IS</text:p>
          </table:table-cell>
          <table:table-cell table:formula="of:= &quot;&quot;&quot;&quot; &amp; [.L541] &amp; &quot;&quot;&quot;&quot;&amp;&quot;,&quot;" office:value-type="string" office:string-value="&quot;OYAYO.IS&quot;," calcext:value-type="string">
            <text:p>"OYAYO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1598-oylum-sinai-yatirimlar-a-s" xlink:type="simple">OYLUM</text:a> </text:p>
          </table:table-cell>
          <table:table-cell table:style-name="ce6" office:value-type="string" calcext:value-type="string">
            <text:p><text:a xlink:href="../../../../../tr/sirket-bilgileri/ozet/1598-oylum-sinai-yatirimlar-a-s" xlink:type="simple">OYLUM SINAİ YATIRIMLAR A.Ş.</text:a> </text:p>
          </table:table-cell>
          <table:table-cell table:style-name="ce6" office:value-type="string" calcext:value-type="string">
            <text:p>KAYSERİ</text:p>
          </table:table-cell>
          <table:table-cell table:style-name="ce9" office:value-type="string" calcext:value-type="string">
            <text:p><text:a xlink:href="../../../../../tr/sirket-bilgileri/ozet/139-rehber-bagimsiz-denetim-ve-yeminli-mali-musavirlik-a-s" xlink:type="simple">REHBER BAĞIMSIZ DENETİM VE YEMİNLİ MALİ MÜŞAVİRLİK A.Ş.</text:a> </text:p>
          </table:table-cell>
          <table:table-cell table:number-columns-repeated="5"/>
          <table:table-cell table:formula="of:=COM.MICROSOFT.CONCAT([.A542];&quot;.IS&quot;)" office:value-type="string" office:string-value="OYLUM .IS" calcext:value-type="string">
            <text:p>OYLUM .IS</text:p>
          </table:table-cell>
          <table:table-cell office:value-type="string" calcext:value-type="string">
            <text:p>OYLUM .IS</text:p>
          </table:table-cell>
          <table:table-cell table:formula="of:=SUBSTITUTE([.K542];&quot; &quot;;&quot;&quot;)" office:value-type="string" office:string-value="OYLUM.IS" calcext:value-type="string">
            <text:p>OYLUM.IS</text:p>
          </table:table-cell>
          <table:table-cell table:formula="of:= &quot;&quot;&quot;&quot; &amp; [.L542] &amp; &quot;&quot;&quot;&quot;&amp;&quot;,&quot;" office:value-type="string" office:string-value="&quot;OYLUM.IS&quot;," calcext:value-type="string">
            <text:p>"OYLUM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543];&quot;.IS&quot;)" office:value-type="string" office:string-value=".IS" calcext:value-type="string">
            <text:p>.IS</text:p>
          </table:table-cell>
          <table:table-cell/>
          <table:table-cell table:formula="of:=SUBSTITUTE([.K543];&quot; &quot;;&quot;&quot;)">
            <text:p/>
          </table:table-cell>
          <table:table-cell table:formula="of:= &quot;&quot;&quot;&quot; &amp; [.L543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Ö</text:p>
          </table:table-cell>
          <table:table-cell table:style-name="Default" table:number-columns-repeated="3"/>
          <table:table-cell table:number-columns-repeated="5"/>
          <table:table-cell table:formula="of:=COM.MICROSOFT.CONCAT([.A544];&quot;.IS&quot;)" office:value-type="string" office:string-value="Ö.IS" calcext:value-type="string">
            <text:p>Ö.IS</text:p>
          </table:table-cell>
          <table:table-cell/>
          <table:table-cell table:formula="of:=SUBSTITUTE([.K544];&quot; &quot;;&quot;&quot;)">
            <text:p/>
          </table:table-cell>
          <table:table-cell table:formula="of:= &quot;&quot;&quot;&quot; &amp; [.L54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545];&quot;.IS&quot;)" office:value-type="string" office:string-value=".IS" calcext:value-type="string">
            <text:p>.IS</text:p>
          </table:table-cell>
          <table:table-cell/>
          <table:table-cell table:formula="of:=SUBSTITUTE([.K545];&quot; &quot;;&quot;&quot;)">
            <text:p/>
          </table:table-cell>
          <table:table-cell table:formula="of:= &quot;&quot;&quot;&quot; &amp; [.L545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546];&quot;.IS&quot;)" office:value-type="string" office:string-value="Kod.IS" calcext:value-type="string">
            <text:p>Kod.IS</text:p>
          </table:table-cell>
          <table:table-cell/>
          <table:table-cell table:formula="of:=SUBSTITUTE([.K546];&quot; &quot;;&quot;&quot;)">
            <text:p/>
          </table:table-cell>
          <table:table-cell table:formula="of:= &quot;&quot;&quot;&quot; &amp; [.L546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75-ozak-gayrimenkul-yatirim-ortakligi-a-s" xlink:type="simple">OZKGY</text:a> </text:p>
          </table:table-cell>
          <table:table-cell office:value-type="string" calcext:value-type="string">
            <text:p><text:a xlink:href="../../../../../tr/sirket-bilgileri/ozet/1575-ozak-gayrimenkul-yatirim-ortakligi-a-s" xlink:type="simple">ÖZAK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547];&quot;.IS&quot;)" office:value-type="string" office:string-value="OZKGY .IS" calcext:value-type="string">
            <text:p>OZKGY .IS</text:p>
          </table:table-cell>
          <table:table-cell office:value-type="string" calcext:value-type="string">
            <text:p>OZKGY .IS</text:p>
          </table:table-cell>
          <table:table-cell table:formula="of:=SUBSTITUTE([.K547];&quot; &quot;;&quot;&quot;)" office:value-type="string" office:string-value="OZKGY.IS" calcext:value-type="string">
            <text:p>OZKGY.IS</text:p>
          </table:table-cell>
          <table:table-cell table:formula="of:= &quot;&quot;&quot;&quot; &amp; [.L547] &amp; &quot;&quot;&quot;&quot;&amp;&quot;,&quot;" office:value-type="string" office:string-value="&quot;OZKGY.IS&quot;," calcext:value-type="string">
            <text:p>"OZKG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48-ozderici-gayrimenkul-yatirim-ortakligi-a-s" xlink:type="simple">OZGYO</text:a> </text:p>
          </table:table-cell>
          <table:table-cell office:value-type="string" calcext:value-type="string">
            <text:p><text:a xlink:href="../../../../../tr/sirket-bilgileri/ozet/1048-ozderici-gayrimenkul-yatirim-ortakligi-a-s" xlink:type="simple">ÖZDERİCİ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4-report-bagimsiz-denetim-a-s" xlink:type="simple">REPORT BAĞIMSIZ DENETİM A.Ş.</text:a> </text:p>
          </table:table-cell>
          <table:table-cell table:number-columns-repeated="5"/>
          <table:table-cell table:formula="of:=COM.MICROSOFT.CONCAT([.A548];&quot;.IS&quot;)" office:value-type="string" office:string-value="OZGYO .IS" calcext:value-type="string">
            <text:p>OZGYO .IS</text:p>
          </table:table-cell>
          <table:table-cell office:value-type="string" calcext:value-type="string">
            <text:p>OZGYO .IS</text:p>
          </table:table-cell>
          <table:table-cell table:formula="of:=SUBSTITUTE([.K548];&quot; &quot;;&quot;&quot;)" office:value-type="string" office:string-value="OZGYO.IS" calcext:value-type="string">
            <text:p>OZGYO.IS</text:p>
          </table:table-cell>
          <table:table-cell table:formula="of:= &quot;&quot;&quot;&quot; &amp; [.L548] &amp; &quot;&quot;&quot;&quot;&amp;&quot;,&quot;" office:value-type="string" office:string-value="&quot;OZGYO.IS&quot;," calcext:value-type="string">
            <text:p>"OZ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32-ozerden-ambalaj-sanayi-a-s" xlink:type="simple">OZRDN</text:a> </text:p>
          </table:table-cell>
          <table:table-cell office:value-type="string" calcext:value-type="string">
            <text:p><text:a xlink:href="../../../../../tr/sirket-bilgileri/ozet/2432-ozerden-ambalaj-sanayi-a-s" xlink:type="simple">ÖZERDEN AMBALAJ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49-ulusal-bagimsiz-denetim-ve-yeminli-mali-musavirlik-a-s" xlink:type="simple">ULUSAL BAĞIMSIZ DENETİM VE YEMİNLİ MALİ MÜŞAVİRLİK A.Ş.</text:a> </text:p>
          </table:table-cell>
          <table:table-cell table:number-columns-repeated="5"/>
          <table:table-cell table:formula="of:=COM.MICROSOFT.CONCAT([.A549];&quot;.IS&quot;)" office:value-type="string" office:string-value="OZRDN .IS" calcext:value-type="string">
            <text:p>OZRDN .IS</text:p>
          </table:table-cell>
          <table:table-cell office:value-type="string" calcext:value-type="string">
            <text:p>OZRDN .IS</text:p>
          </table:table-cell>
          <table:table-cell table:formula="of:=SUBSTITUTE([.K549];&quot; &quot;;&quot;&quot;)" office:value-type="string" office:string-value="OZRDN.IS" calcext:value-type="string">
            <text:p>OZRDN.IS</text:p>
          </table:table-cell>
          <table:table-cell table:formula="of:= &quot;&quot;&quot;&quot; &amp; [.L549] &amp; &quot;&quot;&quot;&quot;&amp;&quot;,&quot;" office:value-type="string" office:string-value="&quot;OZRDN.IS&quot;," calcext:value-type="string">
            <text:p>"OZRD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748-ozsu-balik-uretim-a-s" xlink:type="simple">OZSUB</text:a> </text:p>
          </table:table-cell>
          <table:table-cell office:value-type="string" calcext:value-type="string">
            <text:p><text:a xlink:href="../../../../../tr/sirket-bilgileri/ozet/4748-ozsu-balik-uretim-a-s" xlink:type="simple">ÖZSU BALIK ÜRETİM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550];&quot;.IS&quot;)" office:value-type="string" office:string-value="OZSUB .IS" calcext:value-type="string">
            <text:p>OZSUB .IS</text:p>
          </table:table-cell>
          <table:table-cell office:value-type="string" calcext:value-type="string">
            <text:p>OZSUB .IS</text:p>
          </table:table-cell>
          <table:table-cell table:formula="of:=SUBSTITUTE([.K550];&quot; &quot;;&quot;&quot;)" office:value-type="string" office:string-value="OZSUB.IS" calcext:value-type="string">
            <text:p>OZSUB.IS</text:p>
          </table:table-cell>
          <table:table-cell table:formula="of:= &quot;&quot;&quot;&quot; &amp; [.L550] &amp; &quot;&quot;&quot;&quot;&amp;&quot;,&quot;" office:value-type="string" office:string-value="&quot;OZSUB.IS&quot;," calcext:value-type="string">
            <text:p>"OZSUB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5961-ozyasar-tel-ve-galvanizleme-sanayi-a-s" xlink:type="simple">OZYSR</text:a> </text:p>
          </table:table-cell>
          <table:table-cell table:style-name="ce6" office:value-type="string" calcext:value-type="string">
            <text:p><text:a xlink:href="../../../../../tr/sirket-bilgileri/ozet/5961-ozyasar-tel-ve-galvanizleme-sanayi-a-s" xlink:type="simple">ÖZYAŞAR TEL VE GALVANİZLEME SANAYİ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sth-strateji-portfoy-ikinci-hisse-senedi-fonu-hisse-senedi-yogun-fon" xlink:type="simple"> </text:a> </text:p>
          </table:table-cell>
          <table:table-cell table:number-columns-repeated="5"/>
          <table:table-cell table:formula="of:=COM.MICROSOFT.CONCAT([.A551];&quot;.IS&quot;)" office:value-type="string" office:string-value="OZYSR .IS" calcext:value-type="string">
            <text:p>OZYSR .IS</text:p>
          </table:table-cell>
          <table:table-cell office:value-type="string" calcext:value-type="string">
            <text:p>OZYSR .IS</text:p>
          </table:table-cell>
          <table:table-cell table:formula="of:=SUBSTITUTE([.K551];&quot; &quot;;&quot;&quot;)" office:value-type="string" office:string-value="OZYSR.IS" calcext:value-type="string">
            <text:p>OZYSR.IS</text:p>
          </table:table-cell>
          <table:table-cell table:formula="of:= &quot;&quot;&quot;&quot; &amp; [.L551] &amp; &quot;&quot;&quot;&quot;&amp;&quot;,&quot;" office:value-type="string" office:string-value="&quot;OZYSR.IS&quot;," calcext:value-type="string">
            <text:p>"OZYSR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552];&quot;.IS&quot;)" office:value-type="string" office:string-value=".IS" calcext:value-type="string">
            <text:p>.IS</text:p>
          </table:table-cell>
          <table:table-cell/>
          <table:table-cell table:formula="of:=SUBSTITUTE([.K552];&quot; &quot;;&quot;&quot;)">
            <text:p/>
          </table:table-cell>
          <table:table-cell table:formula="of:= &quot;&quot;&quot;&quot; &amp; [.L552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Default" table:number-columns-repeated="3"/>
          <table:table-cell table:number-columns-repeated="5"/>
          <table:table-cell table:formula="of:=COM.MICROSOFT.CONCAT([.A553];&quot;.IS&quot;)" office:value-type="string" office:string-value="P.IS" calcext:value-type="string">
            <text:p>P.IS</text:p>
          </table:table-cell>
          <table:table-cell/>
          <table:table-cell table:formula="of:=SUBSTITUTE([.K553];&quot; &quot;;&quot;&quot;)">
            <text:p/>
          </table:table-cell>
          <table:table-cell table:formula="of:= &quot;&quot;&quot;&quot; &amp; [.L553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554];&quot;.IS&quot;)" office:value-type="string" office:string-value=".IS" calcext:value-type="string">
            <text:p>.IS</text:p>
          </table:table-cell>
          <table:table-cell/>
          <table:table-cell table:formula="of:=SUBSTITUTE([.K554];&quot; &quot;;&quot;&quot;)">
            <text:p/>
          </table:table-cell>
          <table:table-cell table:formula="of:= &quot;&quot;&quot;&quot; &amp; [.L55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555];&quot;.IS&quot;)" office:value-type="string" office:string-value="Kod.IS" calcext:value-type="string">
            <text:p>Kod.IS</text:p>
          </table:table-cell>
          <table:table-cell/>
          <table:table-cell table:formula="of:=SUBSTITUTE([.K555];&quot; &quot;;&quot;&quot;)">
            <text:p/>
          </table:table-cell>
          <table:table-cell table:formula="of:= &quot;&quot;&quot;&quot; &amp; [.L555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262-pamel-yenilenebilir-elektrik-uretim-a-s" xlink:type="simple">PAMEL</text:a> </text:p>
          </table:table-cell>
          <table:table-cell office:value-type="string" calcext:value-type="string">
            <text:p><text:a xlink:href="../../../../../tr/sirket-bilgileri/ozet/2262-pamel-yenilenebilir-elektrik-uretim-a-s" xlink:type="simple">PAMEL YENİLENEBİLİR ELEKTRİK ÜRETİ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56];&quot;.IS&quot;)" office:value-type="string" office:string-value="PAMEL .IS" calcext:value-type="string">
            <text:p>PAMEL .IS</text:p>
          </table:table-cell>
          <table:table-cell office:value-type="string" calcext:value-type="string">
            <text:p>PAMEL .IS</text:p>
          </table:table-cell>
          <table:table-cell table:formula="of:=SUBSTITUTE([.K556];&quot; &quot;;&quot;&quot;)" office:value-type="string" office:string-value="PAMEL.IS" calcext:value-type="string">
            <text:p>PAMEL.IS</text:p>
          </table:table-cell>
          <table:table-cell table:formula="of:= &quot;&quot;&quot;&quot; &amp; [.L556] &amp; &quot;&quot;&quot;&quot;&amp;&quot;,&quot;" office:value-type="string" office:string-value="&quot;PAMEL.IS&quot;," calcext:value-type="string">
            <text:p>"PAME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87-panelsan-cati-cephe-sistemleri-sanayi-ve-ticaret-a-s" xlink:type="simple">PNLSN</text:a> </text:p>
          </table:table-cell>
          <table:table-cell office:value-type="string" calcext:value-type="string">
            <text:p><text:a xlink:href="../../../../../tr/sirket-bilgileri/ozet/5487-panelsan-cati-cephe-sistemleri-sanayi-ve-ticaret-a-s" xlink:type="simple">PANELSAN ÇATI CEPHE SİSTEMLERİ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10-guncel-bagimsiz-denetim-danismanlik-a-s" xlink:type="simple">GÜNCEL BAĞIMSIZ DENETİM DANIŞMANLIK A.Ş.</text:a> </text:p>
          </table:table-cell>
          <table:table-cell table:number-columns-repeated="5"/>
          <table:table-cell table:formula="of:=COM.MICROSOFT.CONCAT([.A557];&quot;.IS&quot;)" office:value-type="string" office:string-value="PNLSN .IS" calcext:value-type="string">
            <text:p>PNLSN .IS</text:p>
          </table:table-cell>
          <table:table-cell office:value-type="string" calcext:value-type="string">
            <text:p>PNLSN .IS</text:p>
          </table:table-cell>
          <table:table-cell table:formula="of:=SUBSTITUTE([.K557];&quot; &quot;;&quot;&quot;)" office:value-type="string" office:string-value="PNLSN.IS" calcext:value-type="string">
            <text:p>PNLSN.IS</text:p>
          </table:table-cell>
          <table:table-cell table:formula="of:= &quot;&quot;&quot;&quot; &amp; [.L557] &amp; &quot;&quot;&quot;&quot;&amp;&quot;,&quot;" office:value-type="string" office:string-value="&quot;PNLSN.IS&quot;," calcext:value-type="string">
            <text:p>"PNLS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753-panora-gayrimenkul-yatirim-ortakligi-a-s" xlink:type="simple">PAGYO</text:a> </text:p>
          </table:table-cell>
          <table:table-cell office:value-type="string" calcext:value-type="string">
            <text:p><text:a xlink:href="../../../../../tr/sirket-bilgileri/ozet/1753-panora-gayrimenkul-yatirim-ortakligi-a-s" xlink:type="simple">PANORA GAYRİMENKUL YATIRIM ORTAKLIĞI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558];&quot;.IS&quot;)" office:value-type="string" office:string-value="PAGYO .IS" calcext:value-type="string">
            <text:p>PAGYO .IS</text:p>
          </table:table-cell>
          <table:table-cell office:value-type="string" calcext:value-type="string">
            <text:p>PAGYO .IS</text:p>
          </table:table-cell>
          <table:table-cell table:formula="of:=SUBSTITUTE([.K558];&quot; &quot;;&quot;&quot;)" office:value-type="string" office:string-value="PAGYO.IS" calcext:value-type="string">
            <text:p>PAGYO.IS</text:p>
          </table:table-cell>
          <table:table-cell table:formula="of:= &quot;&quot;&quot;&quot; &amp; [.L558] &amp; &quot;&quot;&quot;&quot;&amp;&quot;,&quot;" office:value-type="string" office:string-value="&quot;PAGYO.IS&quot;," calcext:value-type="string">
            <text:p>"PA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989-papilon-savunma-teknoloji-ve-ticaret-a-s" xlink:type="simple">PAPIL</text:a> </text:p>
          </table:table-cell>
          <table:table-cell office:value-type="string" calcext:value-type="string">
            <text:p><text:a xlink:href="../../../../../tr/sirket-bilgileri/ozet/4989-papilon-savunma-teknoloji-ve-ticaret-a-s" xlink:type="simple">PAPİLON SAVUNMA TEKNOLOJ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31-denge-ankara-bagimsiz-denetim-ve-yeminli-mali-musavirlik-a-s" xlink:type="simple">DENGE ANKARA BAĞIMSIZ DENETİM VE YEMİNLİ MALİ MÜŞAVİRLİK A.Ş.</text:a> </text:p>
          </table:table-cell>
          <table:table-cell table:number-columns-repeated="5"/>
          <table:table-cell table:formula="of:=COM.MICROSOFT.CONCAT([.A559];&quot;.IS&quot;)" office:value-type="string" office:string-value="PAPIL .IS" calcext:value-type="string">
            <text:p>PAPIL .IS</text:p>
          </table:table-cell>
          <table:table-cell office:value-type="string" calcext:value-type="string">
            <text:p>PAPIL .IS</text:p>
          </table:table-cell>
          <table:table-cell table:formula="of:=SUBSTITUTE([.K559];&quot; &quot;;&quot;&quot;)" office:value-type="string" office:string-value="PAPIL.IS" calcext:value-type="string">
            <text:p>PAPIL.IS</text:p>
          </table:table-cell>
          <table:table-cell table:formula="of:= &quot;&quot;&quot;&quot; &amp; [.L559] &amp; &quot;&quot;&quot;&quot;&amp;&quot;,&quot;" office:value-type="string" office:string-value="&quot;PAPIL.IS&quot;," calcext:value-type="string">
            <text:p>"PAPI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640-parafinans-faktoring-a-s" xlink:type="simple">PRFFK</text:a> </text:p>
          </table:table-cell>
          <table:table-cell office:value-type="string" calcext:value-type="string">
            <text:p><text:a xlink:href="../../../../../tr/sirket-bilgileri/ozet/4640-parafinans-faktoring-a-s" xlink:type="simple">PARAFİNANS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49-ulusal-bagimsiz-denetim-ve-yeminli-mali-musavirlik-a-s" xlink:type="simple">ULUSAL BAĞIMSIZ DENETİM VE YEMİNLİ MALİ MÜŞAVİRLİK A.Ş.</text:a> </text:p>
          </table:table-cell>
          <table:table-cell table:number-columns-repeated="5"/>
          <table:table-cell table:formula="of:=COM.MICROSOFT.CONCAT([.A560];&quot;.IS&quot;)" office:value-type="string" office:string-value="PRFFK .IS" calcext:value-type="string">
            <text:p>PRFFK .IS</text:p>
          </table:table-cell>
          <table:table-cell office:value-type="string" calcext:value-type="string">
            <text:p>PRFFK .IS</text:p>
          </table:table-cell>
          <table:table-cell table:formula="of:=SUBSTITUTE([.K560];&quot; &quot;;&quot;&quot;)" office:value-type="string" office:string-value="PRFFK.IS" calcext:value-type="string">
            <text:p>PRFFK.IS</text:p>
          </table:table-cell>
          <table:table-cell table:formula="of:= &quot;&quot;&quot;&quot; &amp; [.L560] &amp; &quot;&quot;&quot;&quot;&amp;&quot;,&quot;" office:value-type="string" office:string-value="&quot;PRFFK.IS&quot;," calcext:value-type="string">
            <text:p>"PRFF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17-pardus-girisim-sermayesi-yatirim-ortakligi-a-s" xlink:type="simple">PRDGS</text:a> </text:p>
          </table:table-cell>
          <table:table-cell office:value-type="string" calcext:value-type="string">
            <text:p><text:a xlink:href="../../../../../tr/sirket-bilgileri/ozet/5417-pardus-girisim-sermayesi-yatirim-ortakligi-a-s" xlink:type="simple">PARDUS GİRİŞİM SERMAYESİ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561];&quot;.IS&quot;)" office:value-type="string" office:string-value="PRDGS .IS" calcext:value-type="string">
            <text:p>PRDGS .IS</text:p>
          </table:table-cell>
          <table:table-cell office:value-type="string" calcext:value-type="string">
            <text:p>PRDGS .IS</text:p>
          </table:table-cell>
          <table:table-cell table:formula="of:=SUBSTITUTE([.K561];&quot; &quot;;&quot;&quot;)" office:value-type="string" office:string-value="PRDGS.IS" calcext:value-type="string">
            <text:p>PRDGS.IS</text:p>
          </table:table-cell>
          <table:table-cell table:formula="of:= &quot;&quot;&quot;&quot; &amp; [.L561] &amp; &quot;&quot;&quot;&quot;&amp;&quot;,&quot;" office:value-type="string" office:string-value="&quot;PRDGS.IS&quot;," calcext:value-type="string">
            <text:p>"PRDG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49-park-elektrik-uretim-madencilik-sanayi-ve-ticaret-a-s" xlink:type="simple">PRKME</text:a> </text:p>
          </table:table-cell>
          <table:table-cell office:value-type="string" calcext:value-type="string">
            <text:p><text:a xlink:href="../../../../../tr/sirket-bilgileri/ozet/1049-park-elektrik-uretim-madencilik-sanayi-ve-ticaret-a-s" xlink:type="simple">PARK ELEKTRİK ÜRETİM MADENCİLİK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562];&quot;.IS&quot;)" office:value-type="string" office:string-value="PRKME .IS" calcext:value-type="string">
            <text:p>PRKME .IS</text:p>
          </table:table-cell>
          <table:table-cell office:value-type="string" calcext:value-type="string">
            <text:p>PRKME .IS</text:p>
          </table:table-cell>
          <table:table-cell table:formula="of:=SUBSTITUTE([.K562];&quot; &quot;;&quot;&quot;)" office:value-type="string" office:string-value="PRKME.IS" calcext:value-type="string">
            <text:p>PRKME.IS</text:p>
          </table:table-cell>
          <table:table-cell table:formula="of:= &quot;&quot;&quot;&quot; &amp; [.L562] &amp; &quot;&quot;&quot;&quot;&amp;&quot;,&quot;" office:value-type="string" office:string-value="&quot;PRKME.IS&quot;," calcext:value-type="string">
            <text:p>"PRKM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50-parsan-makina-parcalari-sanayii-a-s" xlink:type="simple">PARSN</text:a> </text:p>
          </table:table-cell>
          <table:table-cell office:value-type="string" calcext:value-type="string">
            <text:p><text:a xlink:href="../../../../../tr/sirket-bilgileri/ozet/1050-parsan-makina-parcalari-sanayii-a-s" xlink:type="simple">PARSAN MAKİNA PARÇALARI SANAYİ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63];&quot;.IS&quot;)" office:value-type="string" office:string-value="PARSN .IS" calcext:value-type="string">
            <text:p>PARSN .IS</text:p>
          </table:table-cell>
          <table:table-cell office:value-type="string" calcext:value-type="string">
            <text:p>PARSN .IS</text:p>
          </table:table-cell>
          <table:table-cell table:formula="of:=SUBSTITUTE([.K563];&quot; &quot;;&quot;&quot;)" office:value-type="string" office:string-value="PARSN.IS" calcext:value-type="string">
            <text:p>PARSN.IS</text:p>
          </table:table-cell>
          <table:table-cell table:formula="of:= &quot;&quot;&quot;&quot; &amp; [.L563] &amp; &quot;&quot;&quot;&quot;&amp;&quot;,&quot;" office:value-type="string" office:string-value="&quot;PARSN.IS&quot;," calcext:value-type="string">
            <text:p>"PARS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25-pasha-yatirim-bankasi-a-s" xlink:type="simple">PBT, PBTR</text:a> </text:p>
          </table:table-cell>
          <table:table-cell office:value-type="string" calcext:value-type="string">
            <text:p><text:a xlink:href="../../../../../tr/sirket-bilgileri/ozet/2025-pasha-yatirim-bankasi-a-s" xlink:type="simple">PASHA YATIRIM BANKA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564];&quot;.IS&quot;)" office:value-type="string" office:string-value="PBT, PBTR .IS" calcext:value-type="string">
            <text:p>PBT, PBTR .IS</text:p>
          </table:table-cell>
          <table:table-cell office:value-type="string" calcext:value-type="string">
            <text:p>PBTR .IS</text:p>
          </table:table-cell>
          <table:table-cell table:formula="of:=SUBSTITUTE([.K564];&quot; &quot;;&quot;&quot;)" office:value-type="string" office:string-value="PBTR.IS" calcext:value-type="string">
            <text:p>PBTR.IS</text:p>
          </table:table-cell>
          <table:table-cell table:formula="of:= &quot;&quot;&quot;&quot; &amp; [.L564] &amp; &quot;&quot;&quot;&quot;&amp;&quot;,&quot;" office:value-type="string" office:string-value="&quot;PBTR.IS&quot;," calcext:value-type="string">
            <text:p>"PBT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26-pasifik-eurasia-lojistik-dis-ticaret-a-s" xlink:type="simple">PASEU</text:a> </text:p>
          </table:table-cell>
          <table:table-cell office:value-type="string" calcext:value-type="string">
            <text:p><text:a xlink:href="../../../../../tr/sirket-bilgileri/ozet/5826-pasifik-eurasia-lojistik-dis-ticaret-a-s" xlink:type="simple">PASİFİK EURASİA LOJİSTİK DIŞ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565];&quot;.IS&quot;)" office:value-type="string" office:string-value="PASEU .IS" calcext:value-type="string">
            <text:p>PASEU .IS</text:p>
          </table:table-cell>
          <table:table-cell office:value-type="string" calcext:value-type="string">
            <text:p>PASEU .IS</text:p>
          </table:table-cell>
          <table:table-cell table:formula="of:=SUBSTITUTE([.K565];&quot; &quot;;&quot;&quot;)" office:value-type="string" office:string-value="PASEU.IS" calcext:value-type="string">
            <text:p>PASEU.IS</text:p>
          </table:table-cell>
          <table:table-cell table:formula="of:= &quot;&quot;&quot;&quot; &amp; [.L565] &amp; &quot;&quot;&quot;&quot;&amp;&quot;,&quot;" office:value-type="string" office:string-value="&quot;PASEU.IS&quot;," calcext:value-type="string">
            <text:p>"PASEU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71-pasifik-gayrimenkul-yatirim-ortakligi-a-s" xlink:type="simple">PSGYO</text:a> </text:p>
          </table:table-cell>
          <table:table-cell office:value-type="string" calcext:value-type="string">
            <text:p><text:a xlink:href="../../../../../tr/sirket-bilgileri/ozet/5371-pasifik-gayrimenkul-yatirim-ortakligi-a-s" xlink:type="simple">PASİFİK GAYRİMENKUL YATIRIM ORTAKLIĞI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566];&quot;.IS&quot;)" office:value-type="string" office:string-value="PSGYO .IS" calcext:value-type="string">
            <text:p>PSGYO .IS</text:p>
          </table:table-cell>
          <table:table-cell office:value-type="string" calcext:value-type="string">
            <text:p>PSGYO .IS</text:p>
          </table:table-cell>
          <table:table-cell table:formula="of:=SUBSTITUTE([.K566];&quot; &quot;;&quot;&quot;)" office:value-type="string" office:string-value="PSGYO.IS" calcext:value-type="string">
            <text:p>PSGYO.IS</text:p>
          </table:table-cell>
          <table:table-cell table:formula="of:= &quot;&quot;&quot;&quot; &amp; [.L566] &amp; &quot;&quot;&quot;&quot;&amp;&quot;,&quot;" office:value-type="string" office:string-value="&quot;PSGYO.IS&quot;," calcext:value-type="string">
            <text:p>"PS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28-pasifik-teknoloji-a-s" xlink:type="simple">PATEK</text:a> </text:p>
          </table:table-cell>
          <table:table-cell office:value-type="string" calcext:value-type="string">
            <text:p><text:a xlink:href="../../../../../tr/sirket-bilgileri/ozet/5928-pasifik-teknoloji-a-s" xlink:type="simple">PASİFİK TEKNOLOJ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567];&quot;.IS&quot;)" office:value-type="string" office:string-value="PATEK .IS" calcext:value-type="string">
            <text:p>PATEK .IS</text:p>
          </table:table-cell>
          <table:table-cell office:value-type="string" calcext:value-type="string">
            <text:p>PATEK .IS</text:p>
          </table:table-cell>
          <table:table-cell table:formula="of:=SUBSTITUTE([.K567];&quot; &quot;;&quot;&quot;)" office:value-type="string" office:string-value="PATEK.IS" calcext:value-type="string">
            <text:p>PATEK.IS</text:p>
          </table:table-cell>
          <table:table-cell table:formula="of:= &quot;&quot;&quot;&quot; &amp; [.L567] &amp; &quot;&quot;&quot;&quot;&amp;&quot;,&quot;" office:value-type="string" office:string-value="&quot;PATEK.IS&quot;," calcext:value-type="string">
            <text:p>"PATE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299-pc-iletisim-ve-medya-hizmetleri-sanayi-ticaret-a-s" xlink:type="simple">PCILT</text:a> </text:p>
          </table:table-cell>
          <table:table-cell office:value-type="string" calcext:value-type="string">
            <text:p><text:a xlink:href="../../../../../tr/sirket-bilgileri/ozet/5299-pc-iletisim-ve-medya-hizmetleri-sanayi-ticaret-a-s" xlink:type="simple">PC İLETİŞİM VE MEDYA HİZMETLERİ SANAYİ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568];&quot;.IS&quot;)" office:value-type="string" office:string-value="PCILT .IS" calcext:value-type="string">
            <text:p>PCILT .IS</text:p>
          </table:table-cell>
          <table:table-cell office:value-type="string" calcext:value-type="string">
            <text:p>PCILT .IS</text:p>
          </table:table-cell>
          <table:table-cell table:formula="of:=SUBSTITUTE([.K568];&quot; &quot;;&quot;&quot;)" office:value-type="string" office:string-value="PCILT.IS" calcext:value-type="string">
            <text:p>PCILT.IS</text:p>
          </table:table-cell>
          <table:table-cell table:formula="of:= &quot;&quot;&quot;&quot; &amp; [.L568] &amp; &quot;&quot;&quot;&quot;&amp;&quot;,&quot;" office:value-type="string" office:string-value="&quot;PCILT.IS&quot;," calcext:value-type="string">
            <text:p>"PCIL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710-pegasus-hava-tasimaciligi-a-s" xlink:type="simple">PGSUS</text:a> </text:p>
          </table:table-cell>
          <table:table-cell office:value-type="string" calcext:value-type="string">
            <text:p><text:a xlink:href="../../../../../tr/sirket-bilgileri/ozet/1710-pegasus-hava-tasimaciligi-a-s" xlink:type="simple">PEGASUS HAVA TAŞIMACI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569];&quot;.IS&quot;)" office:value-type="string" office:string-value="PGSUS .IS" calcext:value-type="string">
            <text:p>PGSUS .IS</text:p>
          </table:table-cell>
          <table:table-cell office:value-type="string" calcext:value-type="string">
            <text:p>PGSUS .IS</text:p>
          </table:table-cell>
          <table:table-cell table:formula="of:=SUBSTITUTE([.K569];&quot; &quot;;&quot;&quot;)" office:value-type="string" office:string-value="PGSUS.IS" calcext:value-type="string">
            <text:p>PGSUS.IS</text:p>
          </table:table-cell>
          <table:table-cell table:formula="of:= &quot;&quot;&quot;&quot; &amp; [.L569] &amp; &quot;&quot;&quot;&quot;&amp;&quot;,&quot;" office:value-type="string" office:string-value="&quot;PGSUS.IS&quot;," calcext:value-type="string">
            <text:p>"PGSU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584-peker-gayrimenkul-yatirim-ortakligi-a-s" xlink:type="simple">PEKGY</text:a> </text:p>
          </table:table-cell>
          <table:table-cell office:value-type="string" calcext:value-type="string">
            <text:p><text:a xlink:href="../../../../../tr/sirket-bilgileri/ozet/4584-peker-gayrimenkul-yatirim-ortakligi-a-s" xlink:type="simple">PEKER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570];&quot;.IS&quot;)" office:value-type="string" office:string-value="PEKGY .IS" calcext:value-type="string">
            <text:p>PEKGY .IS</text:p>
          </table:table-cell>
          <table:table-cell office:value-type="string" calcext:value-type="string">
            <text:p>PEKGY .IS</text:p>
          </table:table-cell>
          <table:table-cell table:formula="of:=SUBSTITUTE([.K570];&quot; &quot;;&quot;&quot;)" office:value-type="string" office:string-value="PEKGY.IS" calcext:value-type="string">
            <text:p>PEKGY.IS</text:p>
          </table:table-cell>
          <table:table-cell table:formula="of:= &quot;&quot;&quot;&quot; &amp; [.L570] &amp; &quot;&quot;&quot;&quot;&amp;&quot;,&quot;" office:value-type="string" office:string-value="&quot;PEKGY.IS&quot;," calcext:value-type="string">
            <text:p>"PEKG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52-penguen-gida-sanayi-a-s" xlink:type="simple">PENGD</text:a> </text:p>
          </table:table-cell>
          <table:table-cell office:value-type="string" calcext:value-type="string">
            <text:p><text:a xlink:href="../../../../../tr/sirket-bilgileri/ozet/1052-penguen-gida-sanayi-a-s" xlink:type="simple">PENGUEN GIDA SANAYİ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571];&quot;.IS&quot;)" office:value-type="string" office:string-value="PENGD .IS" calcext:value-type="string">
            <text:p>PENGD .IS</text:p>
          </table:table-cell>
          <table:table-cell office:value-type="string" calcext:value-type="string">
            <text:p>PENGD .IS</text:p>
          </table:table-cell>
          <table:table-cell table:formula="of:=SUBSTITUTE([.K571];&quot; &quot;;&quot;&quot;)" office:value-type="string" office:string-value="PENGD.IS" calcext:value-type="string">
            <text:p>PENGD.IS</text:p>
          </table:table-cell>
          <table:table-cell table:formula="of:= &quot;&quot;&quot;&quot; &amp; [.L571] &amp; &quot;&quot;&quot;&quot;&amp;&quot;,&quot;" office:value-type="string" office:string-value="&quot;PENGD.IS&quot;," calcext:value-type="string">
            <text:p>"PENG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909-penta-teknoloji-urunleri-dagitim-ticaret-a-s" xlink:type="simple">PENTA</text:a> </text:p>
          </table:table-cell>
          <table:table-cell office:value-type="string" calcext:value-type="string">
            <text:p><text:a xlink:href="../../../../../tr/sirket-bilgileri/ozet/3909-penta-teknoloji-urunleri-dagitim-ticaret-a-s" xlink:type="simple">PENTA TEKNOLOJİ ÜRÜNLERİ DAĞITIM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72];&quot;.IS&quot;)" office:value-type="string" office:string-value="PENTA .IS" calcext:value-type="string">
            <text:p>PENTA .IS</text:p>
          </table:table-cell>
          <table:table-cell office:value-type="string" calcext:value-type="string">
            <text:p>PENTA .IS</text:p>
          </table:table-cell>
          <table:table-cell table:formula="of:=SUBSTITUTE([.K572];&quot; &quot;;&quot;&quot;)" office:value-type="string" office:string-value="PENTA.IS" calcext:value-type="string">
            <text:p>PENTA.IS</text:p>
          </table:table-cell>
          <table:table-cell table:formula="of:= &quot;&quot;&quot;&quot; &amp; [.L572] &amp; &quot;&quot;&quot;&quot;&amp;&quot;,&quot;" office:value-type="string" office:string-value="&quot;PENTA.IS&quot;," calcext:value-type="string">
            <text:p>"PENT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68-pera-yatirim-holding-a-s" xlink:type="simple">PEHOL</text:a> </text:p>
          </table:table-cell>
          <table:table-cell office:value-type="string" calcext:value-type="string">
            <text:p><text:a xlink:href="../../../../../tr/sirket-bilgileri/ozet/968-pera-yatirim-holding-a-s" xlink:type="simple">PERA YATIRIM HOLDİNG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573];&quot;.IS&quot;)" office:value-type="string" office:string-value="PEHOL .IS" calcext:value-type="string">
            <text:p>PEHOL .IS</text:p>
          </table:table-cell>
          <table:table-cell office:value-type="string" calcext:value-type="string">
            <text:p>PEHOL .IS</text:p>
          </table:table-cell>
          <table:table-cell table:formula="of:=SUBSTITUTE([.K573];&quot; &quot;;&quot;&quot;)" office:value-type="string" office:string-value="PEHOL.IS" calcext:value-type="string">
            <text:p>PEHOL.IS</text:p>
          </table:table-cell>
          <table:table-cell table:formula="of:= &quot;&quot;&quot;&quot; &amp; [.L573] &amp; &quot;&quot;&quot;&quot;&amp;&quot;,&quot;" office:value-type="string" office:string-value="&quot;PEHOL.IS&quot;," calcext:value-type="string">
            <text:p>"PEH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371-pergamon-status-dis-ticaret-a-s" xlink:type="simple">PSDTC</text:a> </text:p>
          </table:table-cell>
          <table:table-cell office:value-type="string" calcext:value-type="string">
            <text:p><text:a xlink:href="../../../../../tr/sirket-bilgileri/ozet/2371-pergamon-status-dis-ticaret-a-s" xlink:type="simple">PERGAMON STATUS DIŞ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99-anil-yeminli-mali-musavirlik-ve-bagimsiz-denetim-a-s" xlink:type="simple">ANIL YEMİNLİ MALİ MÜŞAVİRLİK VE BAĞIMSIZ DENETİM A.Ş.</text:a> </text:p>
          </table:table-cell>
          <table:table-cell table:number-columns-repeated="5"/>
          <table:table-cell table:formula="of:=COM.MICROSOFT.CONCAT([.A574];&quot;.IS&quot;)" office:value-type="string" office:string-value="PSDTC .IS" calcext:value-type="string">
            <text:p>PSDTC .IS</text:p>
          </table:table-cell>
          <table:table-cell office:value-type="string" calcext:value-type="string">
            <text:p>PSDTC .IS</text:p>
          </table:table-cell>
          <table:table-cell table:formula="of:=SUBSTITUTE([.K574];&quot; &quot;;&quot;&quot;)" office:value-type="string" office:string-value="PSDTC.IS" calcext:value-type="string">
            <text:p>PSDTC.IS</text:p>
          </table:table-cell>
          <table:table-cell table:formula="of:= &quot;&quot;&quot;&quot; &amp; [.L574] &amp; &quot;&quot;&quot;&quot;&amp;&quot;,&quot;" office:value-type="string" office:string-value="&quot;PSDTC.IS&quot;," calcext:value-type="string">
            <text:p>"PSDTC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53-petkim-petrokimya-holding-a-s" xlink:type="simple">PETKM</text:a> </text:p>
          </table:table-cell>
          <table:table-cell office:value-type="string" calcext:value-type="string">
            <text:p><text:a xlink:href="../../../../../tr/sirket-bilgileri/ozet/1053-petkim-petrokimya-holding-a-s" xlink:type="simple">PETKİM PETROKİMYA HOLDİNG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575];&quot;.IS&quot;)" office:value-type="string" office:string-value="PETKM .IS" calcext:value-type="string">
            <text:p>PETKM .IS</text:p>
          </table:table-cell>
          <table:table-cell office:value-type="string" calcext:value-type="string">
            <text:p>PETKM .IS</text:p>
          </table:table-cell>
          <table:table-cell table:formula="of:=SUBSTITUTE([.K575];&quot; &quot;;&quot;&quot;)" office:value-type="string" office:string-value="PETKM.IS" calcext:value-type="string">
            <text:p>PETKM.IS</text:p>
          </table:table-cell>
          <table:table-cell table:formula="of:= &quot;&quot;&quot;&quot; &amp; [.L575] &amp; &quot;&quot;&quot;&quot;&amp;&quot;,&quot;" office:value-type="string" office:string-value="&quot;PETKM.IS&quot;," calcext:value-type="string">
            <text:p>"PETK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54-petrokent-turizm-a-s" xlink:type="simple">PKENT</text:a> </text:p>
          </table:table-cell>
          <table:table-cell office:value-type="string" calcext:value-type="string">
            <text:p><text:a xlink:href="../../../../../tr/sirket-bilgileri/ozet/1054-petrokent-turizm-a-s" xlink:type="simple">PETROKENT TURİZM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03-c-c-bagimsiz-denetim-ve-yonetim-danismanligi-a-s" xlink:type="simple">C&amp;Ç BAĞIMSIZ DENETİM VE YÖNETİM DANIŞMANLIĞI A.Ş.</text:a> </text:p>
          </table:table-cell>
          <table:table-cell table:number-columns-repeated="5"/>
          <table:table-cell table:formula="of:=COM.MICROSOFT.CONCAT([.A576];&quot;.IS&quot;)" office:value-type="string" office:string-value="PKENT .IS" calcext:value-type="string">
            <text:p>PKENT .IS</text:p>
          </table:table-cell>
          <table:table-cell office:value-type="string" calcext:value-type="string">
            <text:p>PKENT .IS</text:p>
          </table:table-cell>
          <table:table-cell table:formula="of:=SUBSTITUTE([.K576];&quot; &quot;;&quot;&quot;)" office:value-type="string" office:string-value="PKENT.IS" calcext:value-type="string">
            <text:p>PKENT.IS</text:p>
          </table:table-cell>
          <table:table-cell table:formula="of:= &quot;&quot;&quot;&quot; &amp; [.L576] &amp; &quot;&quot;&quot;&quot;&amp;&quot;,&quot;" office:value-type="string" office:string-value="&quot;PKENT.IS&quot;," calcext:value-type="string">
            <text:p>"PKEN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57-pinar-entegre-et-ve-un-sanayii-a-s" xlink:type="simple">PETUN</text:a> </text:p>
          </table:table-cell>
          <table:table-cell office:value-type="string" calcext:value-type="string">
            <text:p><text:a xlink:href="../../../../../tr/sirket-bilgileri/ozet/1057-pinar-entegre-et-ve-un-sanayii-a-s" xlink:type="simple">PINAR ENTEGRE ET VE UN SANAYİİ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577];&quot;.IS&quot;)" office:value-type="string" office:string-value="PETUN .IS" calcext:value-type="string">
            <text:p>PETUN .IS</text:p>
          </table:table-cell>
          <table:table-cell office:value-type="string" calcext:value-type="string">
            <text:p>PETUN .IS</text:p>
          </table:table-cell>
          <table:table-cell table:formula="of:=SUBSTITUTE([.K577];&quot; &quot;;&quot;&quot;)" office:value-type="string" office:string-value="PETUN.IS" calcext:value-type="string">
            <text:p>PETUN.IS</text:p>
          </table:table-cell>
          <table:table-cell table:formula="of:= &quot;&quot;&quot;&quot; &amp; [.L577] &amp; &quot;&quot;&quot;&quot;&amp;&quot;,&quot;" office:value-type="string" office:string-value="&quot;PETUN.IS&quot;," calcext:value-type="string">
            <text:p>"PETU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58-pinar-su-ve-icecek-sanayi-ve-ticaret-a-s" xlink:type="simple">PINSU</text:a> </text:p>
          </table:table-cell>
          <table:table-cell office:value-type="string" calcext:value-type="string">
            <text:p><text:a xlink:href="../../../../../tr/sirket-bilgileri/ozet/1058-pinar-su-ve-icecek-sanayi-ve-ticaret-a-s" xlink:type="simple">PINAR SU VE İÇECEK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578];&quot;.IS&quot;)" office:value-type="string" office:string-value="PINSU .IS" calcext:value-type="string">
            <text:p>PINSU .IS</text:p>
          </table:table-cell>
          <table:table-cell office:value-type="string" calcext:value-type="string">
            <text:p>PINSU .IS</text:p>
          </table:table-cell>
          <table:table-cell table:formula="of:=SUBSTITUTE([.K578];&quot; &quot;;&quot;&quot;)" office:value-type="string" office:string-value="PINSU.IS" calcext:value-type="string">
            <text:p>PINSU.IS</text:p>
          </table:table-cell>
          <table:table-cell table:formula="of:= &quot;&quot;&quot;&quot; &amp; [.L578] &amp; &quot;&quot;&quot;&quot;&amp;&quot;,&quot;" office:value-type="string" office:string-value="&quot;PINSU.IS&quot;," calcext:value-type="string">
            <text:p>"PINSU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59-pinar-sut-mamulleri-sanayii-a-s" xlink:type="simple">PNSUT</text:a> </text:p>
          </table:table-cell>
          <table:table-cell office:value-type="string" calcext:value-type="string">
            <text:p><text:a xlink:href="../../../../../tr/sirket-bilgileri/ozet/1059-pinar-sut-mamulleri-sanayii-a-s" xlink:type="simple">PINAR SÜT MAMÜLLERİ SANAYİİ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579];&quot;.IS&quot;)" office:value-type="string" office:string-value="PNSUT .IS" calcext:value-type="string">
            <text:p>PNSUT .IS</text:p>
          </table:table-cell>
          <table:table-cell office:value-type="string" calcext:value-type="string">
            <text:p>PNSUT .IS</text:p>
          </table:table-cell>
          <table:table-cell table:formula="of:=SUBSTITUTE([.K579];&quot; &quot;;&quot;&quot;)" office:value-type="string" office:string-value="PNSUT.IS" calcext:value-type="string">
            <text:p>PNSUT.IS</text:p>
          </table:table-cell>
          <table:table-cell table:formula="of:= &quot;&quot;&quot;&quot; &amp; [.L579] &amp; &quot;&quot;&quot;&quot;&amp;&quot;,&quot;" office:value-type="string" office:string-value="&quot;PNSUT.IS&quot;," calcext:value-type="string">
            <text:p>"PNSU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02-plastikkart-akilli-kart-iletisim-sistemleri-sanayi-ve-ticaret-a-s" xlink:type="simple">PKART</text:a> </text:p>
          </table:table-cell>
          <table:table-cell office:value-type="string" calcext:value-type="string">
            <text:p><text:a xlink:href="../../../../../tr/sirket-bilgileri/ozet/1402-plastikkart-akilli-kart-iletisim-sistemleri-sanayi-ve-ticaret-a-s" xlink:type="simple">PLASTİKKART AKILLI KART İLETİŞİM SİSTEMLERİ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580];&quot;.IS&quot;)" office:value-type="string" office:string-value="PKART .IS" calcext:value-type="string">
            <text:p>PKART .IS</text:p>
          </table:table-cell>
          <table:table-cell office:value-type="string" calcext:value-type="string">
            <text:p>PKART .IS</text:p>
          </table:table-cell>
          <table:table-cell table:formula="of:=SUBSTITUTE([.K580];&quot; &quot;;&quot;&quot;)" office:value-type="string" office:string-value="PKART.IS" calcext:value-type="string">
            <text:p>PKART.IS</text:p>
          </table:table-cell>
          <table:table-cell table:formula="of:= &quot;&quot;&quot;&quot; &amp; [.L580] &amp; &quot;&quot;&quot;&quot;&amp;&quot;,&quot;" office:value-type="string" office:string-value="&quot;PKART.IS&quot;," calcext:value-type="string">
            <text:p>"PKAR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208-platform-turizm-tasimacilik-gida-insaat-temizlik-hizmetleri-sanayi-ve-ticaret-a-s" xlink:type="simple">PLTUR</text:a> </text:p>
          </table:table-cell>
          <table:table-cell office:value-type="string" calcext:value-type="string">
            <text:p><text:a xlink:href="../../../../../tr/sirket-bilgileri/ozet/3208-platform-turizm-tasimacilik-gida-insaat-temizlik-hizmetleri-sanayi-ve-ticaret-a-s" xlink:type="simple">PLATFORM TURİZM TAŞIMACILIK GIDA İNŞAAT TEMİZLİK HİZMETLERİ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581];&quot;.IS&quot;)" office:value-type="string" office:string-value="PLTUR .IS" calcext:value-type="string">
            <text:p>PLTUR .IS</text:p>
          </table:table-cell>
          <table:table-cell office:value-type="string" calcext:value-type="string">
            <text:p>PLTUR .IS</text:p>
          </table:table-cell>
          <table:table-cell table:formula="of:=SUBSTITUTE([.K581];&quot; &quot;;&quot;&quot;)" office:value-type="string" office:string-value="PLTUR.IS" calcext:value-type="string">
            <text:p>PLTUR.IS</text:p>
          </table:table-cell>
          <table:table-cell table:formula="of:= &quot;&quot;&quot;&quot; &amp; [.L581] &amp; &quot;&quot;&quot;&quot;&amp;&quot;,&quot;" office:value-type="string" office:string-value="&quot;PLTUR.IS&quot;," calcext:value-type="string">
            <text:p>"PLTU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08-polisan-holding-a-s" xlink:type="simple">POLHO</text:a> </text:p>
          </table:table-cell>
          <table:table-cell office:value-type="string" calcext:value-type="string">
            <text:p><text:a xlink:href="../../../../../tr/sirket-bilgileri/ozet/1608-polisan-holding-a-s" xlink:type="simple">POLİSAN HOLDİNG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82];&quot;.IS&quot;)" office:value-type="string" office:string-value="POLHO .IS" calcext:value-type="string">
            <text:p>POLHO .IS</text:p>
          </table:table-cell>
          <table:table-cell office:value-type="string" calcext:value-type="string">
            <text:p>POLHO .IS</text:p>
          </table:table-cell>
          <table:table-cell table:formula="of:=SUBSTITUTE([.K582];&quot; &quot;;&quot;&quot;)" office:value-type="string" office:string-value="POLHO.IS" calcext:value-type="string">
            <text:p>POLHO.IS</text:p>
          </table:table-cell>
          <table:table-cell table:formula="of:= &quot;&quot;&quot;&quot; &amp; [.L582] &amp; &quot;&quot;&quot;&quot;&amp;&quot;,&quot;" office:value-type="string" office:string-value="&quot;POLHO.IS&quot;," calcext:value-type="string">
            <text:p>"POLH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219-politeknik-metal-sanayi-ve-ticaret-a-s" xlink:type="simple">POLTK</text:a> </text:p>
          </table:table-cell>
          <table:table-cell office:value-type="string" calcext:value-type="string">
            <text:p><text:a xlink:href="../../../../../tr/sirket-bilgileri/ozet/2219-politeknik-metal-sanayi-ve-ticaret-a-s" xlink:type="simple">POLİTEKNİK METAL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6-denge-bagimsiz-denetim-serbest-muhasebeci-mali-musavirlik-a-s" xlink:type="simple">DENGE BAĞIMSIZ DENETİM SERBEST MUHASEBECİ MALİ MÜŞAVİRLİK A.Ş.</text:a> </text:p>
          </table:table-cell>
          <table:table-cell table:number-columns-repeated="5"/>
          <table:table-cell table:formula="of:=COM.MICROSOFT.CONCAT([.A583];&quot;.IS&quot;)" office:value-type="string" office:string-value="POLTK .IS" calcext:value-type="string">
            <text:p>POLTK .IS</text:p>
          </table:table-cell>
          <table:table-cell office:value-type="string" calcext:value-type="string">
            <text:p>POLTK .IS</text:p>
          </table:table-cell>
          <table:table-cell table:formula="of:=SUBSTITUTE([.K583];&quot; &quot;;&quot;&quot;)" office:value-type="string" office:string-value="POLTK.IS" calcext:value-type="string">
            <text:p>POLTK.IS</text:p>
          </table:table-cell>
          <table:table-cell table:formula="of:= &quot;&quot;&quot;&quot; &amp; [.L583] &amp; &quot;&quot;&quot;&quot;&amp;&quot;,&quot;" office:value-type="string" office:string-value="&quot;POLTK.IS&quot;," calcext:value-type="string">
            <text:p>"POLTK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1599-prizma-pres-matbaacilik-yayincilik-sanayi-ve-ticaret-a-s" xlink:type="simple">PRZMA</text:a> </text:p>
          </table:table-cell>
          <table:table-cell table:style-name="ce6" office:value-type="string" calcext:value-type="string">
            <text:p><text:a xlink:href="../../../../../tr/sirket-bilgileri/ozet/1599-prizma-pres-matbaacilik-yayincilik-sanayi-ve-ticaret-a-s" xlink:type="simple">PRİZMA PRES MATBAACILIK YAYINCILIK SANAYİ VE TİCARET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230-grc-bagimsiz-denetim-a-s" xlink:type="simple">GRC BAĞIMSIZ DENETİM A.Ş.</text:a> </text:p>
          </table:table-cell>
          <table:table-cell table:number-columns-repeated="5"/>
          <table:table-cell table:formula="of:=COM.MICROSOFT.CONCAT([.A584];&quot;.IS&quot;)" office:value-type="string" office:string-value="PRZMA .IS" calcext:value-type="string">
            <text:p>PRZMA .IS</text:p>
          </table:table-cell>
          <table:table-cell office:value-type="string" calcext:value-type="string">
            <text:p>PRZMA .IS</text:p>
          </table:table-cell>
          <table:table-cell table:formula="of:=SUBSTITUTE([.K584];&quot; &quot;;&quot;&quot;)" office:value-type="string" office:string-value="PRZMA.IS" calcext:value-type="string">
            <text:p>PRZMA.IS</text:p>
          </table:table-cell>
          <table:table-cell table:formula="of:= &quot;&quot;&quot;&quot; &amp; [.L584] &amp; &quot;&quot;&quot;&quot;&amp;&quot;,&quot;" office:value-type="string" office:string-value="&quot;PRZMA.IS&quot;," calcext:value-type="string">
            <text:p>"PRZMA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585];&quot;.IS&quot;)" office:value-type="string" office:string-value=".IS" calcext:value-type="string">
            <text:p>.IS</text:p>
          </table:table-cell>
          <table:table-cell/>
          <table:table-cell table:formula="of:=SUBSTITUTE([.K585];&quot; &quot;;&quot;&quot;)">
            <text:p/>
          </table:table-cell>
          <table:table-cell table:formula="of:= &quot;&quot;&quot;&quot; &amp; [.L585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Default" table:number-columns-repeated="3"/>
          <table:table-cell table:number-columns-repeated="5"/>
          <table:table-cell table:formula="of:=COM.MICROSOFT.CONCAT([.A586];&quot;.IS&quot;)" office:value-type="string" office:string-value="Q.IS" calcext:value-type="string">
            <text:p>Q.IS</text:p>
          </table:table-cell>
          <table:table-cell/>
          <table:table-cell table:formula="of:=SUBSTITUTE([.K586];&quot; &quot;;&quot;&quot;)">
            <text:p/>
          </table:table-cell>
          <table:table-cell table:formula="of:= &quot;&quot;&quot;&quot; &amp; [.L586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587];&quot;.IS&quot;)" office:value-type="string" office:string-value=".IS" calcext:value-type="string">
            <text:p>.IS</text:p>
          </table:table-cell>
          <table:table-cell/>
          <table:table-cell table:formula="of:=SUBSTITUTE([.K587];&quot; &quot;;&quot;&quot;)">
            <text:p/>
          </table:table-cell>
          <table:table-cell table:formula="of:= &quot;&quot;&quot;&quot; &amp; [.L587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588];&quot;.IS&quot;)" office:value-type="string" office:string-value="Kod.IS" calcext:value-type="string">
            <text:p>Kod.IS</text:p>
          </table:table-cell>
          <table:table-cell/>
          <table:table-cell table:formula="of:=SUBSTITUTE([.K588];&quot; &quot;;&quot;&quot;)">
            <text:p/>
          </table:table-cell>
          <table:table-cell table:formula="of:= &quot;&quot;&quot;&quot; &amp; [.L588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667-q-yatirim-holding-a-s" xlink:type="simple">QYHOL</text:a> </text:p>
          </table:table-cell>
          <table:table-cell office:value-type="string" calcext:value-type="string">
            <text:p><text:a xlink:href="../../../../../tr/sirket-bilgileri/ozet/5667-q-yatirim-holding-a-s" xlink:type="simple">Q YATIRIM HOLDİNG A.Ş.</text:a> </text:p>
          </table:table-cell>
          <table:table-cell office:value-type="string" calcext:value-type="string">
            <text:p>AYDIN</text:p>
          </table:table-cell>
          <table:table-cell office:value-type="string" calcext:value-type="string">
            <text:p><text:a xlink:href="../../../../../tr/sirket-bilgileri/ozet/5793-nevados-bagimsiz-denetim-a-s" xlink:type="simple">NEVADOS BAĞIMSIZ DENETİM A.Ş.</text:a> </text:p>
          </table:table-cell>
          <table:table-cell table:number-columns-repeated="5"/>
          <table:table-cell table:formula="of:=COM.MICROSOFT.CONCAT([.A589];&quot;.IS&quot;)" office:value-type="string" office:string-value="QYHOL .IS" calcext:value-type="string">
            <text:p>QYHOL .IS</text:p>
          </table:table-cell>
          <table:table-cell office:value-type="string" calcext:value-type="string">
            <text:p>QYHOL .IS</text:p>
          </table:table-cell>
          <table:table-cell table:formula="of:=SUBSTITUTE([.K589];&quot; &quot;;&quot;&quot;)" office:value-type="string" office:string-value="QYHOL.IS" calcext:value-type="string">
            <text:p>QYHOL.IS</text:p>
          </table:table-cell>
          <table:table-cell table:formula="of:= &quot;&quot;&quot;&quot; &amp; [.L589] &amp; &quot;&quot;&quot;&quot;&amp;&quot;,&quot;" office:value-type="string" office:string-value="&quot;QYHOL.IS&quot;," calcext:value-type="string">
            <text:p>"QYH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218-qnb-finans-faktoring-a-s" xlink:type="simple">QNBFF</text:a> </text:p>
          </table:table-cell>
          <table:table-cell office:value-type="string" calcext:value-type="string">
            <text:p><text:a xlink:href="../../../../../tr/sirket-bilgileri/ozet/2218-qnb-finans-faktoring-a-s" xlink:type="simple">QNB FİNANS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90];&quot;.IS&quot;)" office:value-type="string" office:string-value="QNBFF .IS" calcext:value-type="string">
            <text:p>QNBFF .IS</text:p>
          </table:table-cell>
          <table:table-cell office:value-type="string" calcext:value-type="string">
            <text:p>QNBFF .IS</text:p>
          </table:table-cell>
          <table:table-cell table:formula="of:=SUBSTITUTE([.K590];&quot; &quot;;&quot;&quot;)" office:value-type="string" office:string-value="QNBFF.IS" calcext:value-type="string">
            <text:p>QNBFF.IS</text:p>
          </table:table-cell>
          <table:table-cell table:formula="of:= &quot;&quot;&quot;&quot; &amp; [.L590] &amp; &quot;&quot;&quot;&quot;&amp;&quot;,&quot;" office:value-type="string" office:string-value="&quot;QNBFF.IS&quot;," calcext:value-type="string">
            <text:p>"QNBFF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53-qnb-finans-finansal-kiralama-a-s" xlink:type="simple">QNBFL</text:a> </text:p>
          </table:table-cell>
          <table:table-cell office:value-type="string" calcext:value-type="string">
            <text:p><text:a xlink:href="../../../../../tr/sirket-bilgileri/ozet/953-qnb-finans-finansal-kiralama-a-s" xlink:type="simple">QNB FİNANS FİNANSAL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91];&quot;.IS&quot;)" office:value-type="string" office:string-value="QNBFL .IS" calcext:value-type="string">
            <text:p>QNBFL .IS</text:p>
          </table:table-cell>
          <table:table-cell office:value-type="string" calcext:value-type="string">
            <text:p>QNBFL .IS</text:p>
          </table:table-cell>
          <table:table-cell table:formula="of:=SUBSTITUTE([.K591];&quot; &quot;;&quot;&quot;)" office:value-type="string" office:string-value="QNBFL.IS" calcext:value-type="string">
            <text:p>QNBFL.IS</text:p>
          </table:table-cell>
          <table:table-cell table:formula="of:= &quot;&quot;&quot;&quot; &amp; [.L591] &amp; &quot;&quot;&quot;&quot;&amp;&quot;,&quot;" office:value-type="string" office:string-value="&quot;QNBFL.IS&quot;," calcext:value-type="string">
            <text:p>"QNBF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843-qnb-finans-varlik-kiralama-a-s" xlink:type="simple">QNBVK</text:a> </text:p>
          </table:table-cell>
          <table:table-cell office:value-type="string" calcext:value-type="string">
            <text:p><text:a xlink:href="../../../../../tr/sirket-bilgileri/ozet/4843-qnb-finans-varlik-kiralama-a-s" xlink:type="simple">QNB FİNANS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92];&quot;.IS&quot;)" office:value-type="string" office:string-value="QNBVK .IS" calcext:value-type="string">
            <text:p>QNBVK .IS</text:p>
          </table:table-cell>
          <table:table-cell office:value-type="string" calcext:value-type="string">
            <text:p>QNBVK .IS</text:p>
          </table:table-cell>
          <table:table-cell table:formula="of:=SUBSTITUTE([.K592];&quot; &quot;;&quot;&quot;)" office:value-type="string" office:string-value="QNBVK.IS" calcext:value-type="string">
            <text:p>QNBVK.IS</text:p>
          </table:table-cell>
          <table:table-cell table:formula="of:= &quot;&quot;&quot;&quot; &amp; [.L592] &amp; &quot;&quot;&quot;&quot;&amp;&quot;,&quot;" office:value-type="string" office:string-value="&quot;QNBVK.IS&quot;," calcext:value-type="string">
            <text:p>"QNBV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02-qnb-finans-yatirim-menkul-degerler-a-s" xlink:type="simple">FNY, QNBFI</text:a> </text:p>
          </table:table-cell>
          <table:table-cell office:value-type="string" calcext:value-type="string">
            <text:p><text:a xlink:href="../../../../../tr/sirket-bilgileri/ozet/1302-qnb-finans-yatirim-menkul-degerler-a-s" xlink:type="simple">QNB FİNANS YATIRIM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93];&quot;.IS&quot;)" office:value-type="string" office:string-value="FNY, QNBFI .IS" calcext:value-type="string">
            <text:p>FNY, QNBFI .IS</text:p>
          </table:table-cell>
          <table:table-cell office:value-type="string" calcext:value-type="string">
            <text:p>QNBFI .IS</text:p>
          </table:table-cell>
          <table:table-cell table:formula="of:=SUBSTITUTE([.K593];&quot; &quot;;&quot;&quot;)" office:value-type="string" office:string-value="QNBFI.IS" calcext:value-type="string">
            <text:p>QNBFI.IS</text:p>
          </table:table-cell>
          <table:table-cell table:formula="of:= &quot;&quot;&quot;&quot; &amp; [.L593] &amp; &quot;&quot;&quot;&quot;&amp;&quot;,&quot;" office:value-type="string" office:string-value="&quot;QNBFI.IS&quot;," calcext:value-type="string">
            <text:p>"QNBF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17-qnb-finansbank-a-s" xlink:type="simple">FIN, QNBFB</text:a> </text:p>
          </table:table-cell>
          <table:table-cell office:value-type="string" calcext:value-type="string">
            <text:p><text:a xlink:href="../../../../../tr/sirket-bilgileri/ozet/2417-qnb-finansbank-a-s" xlink:type="simple">QNB FİNANSBAN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594];&quot;.IS&quot;)" office:value-type="string" office:string-value="FIN, QNBFB .IS" calcext:value-type="string">
            <text:p>FIN, QNBFB .IS</text:p>
          </table:table-cell>
          <table:table-cell office:value-type="string" calcext:value-type="string">
            <text:p>QNBFB .IS</text:p>
          </table:table-cell>
          <table:table-cell table:formula="of:=SUBSTITUTE([.K594];&quot; &quot;;&quot;&quot;)" office:value-type="string" office:string-value="QNBFB.IS" calcext:value-type="string">
            <text:p>QNBFB.IS</text:p>
          </table:table-cell>
          <table:table-cell table:formula="of:= &quot;&quot;&quot;&quot; &amp; [.L594] &amp; &quot;&quot;&quot;&quot;&amp;&quot;,&quot;" office:value-type="string" office:string-value="&quot;QNBFB.IS&quot;," calcext:value-type="string">
            <text:p>"QNBFB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887-qua-granite-hayal-yapi-ve-urunleri-sanayi-ticaret-a-s" xlink:type="simple">QUAGR</text:a> </text:p>
          </table:table-cell>
          <table:table-cell office:value-type="string" calcext:value-type="string">
            <text:p><text:a xlink:href="../../../../../tr/sirket-bilgileri/ozet/4887-qua-granite-hayal-yapi-ve-urunleri-sanayi-ticaret-a-s" xlink:type="simple">QUA GRANITE HAYAL YAPI VE ÜRÜNLERİ SANAYİ TİCARET A.Ş.</text:a> </text:p>
          </table:table-cell>
          <table:table-cell office:value-type="string" calcext:value-type="string">
            <text:p>AYDIN</text:p>
          </table:table-cell>
          <table:table-cell office:value-type="string" calcext:value-type="string">
            <text:p><text:a xlink:href="../../../../../tr/sirket-bilgileri/ozet/5793-nevados-bagimsiz-denetim-a-s" xlink:type="simple">NEVADOS BAĞIMSIZ DENETİM A.Ş.</text:a> </text:p>
          </table:table-cell>
          <table:table-cell table:number-columns-repeated="5"/>
          <table:table-cell table:formula="of:=COM.MICROSOFT.CONCAT([.A595];&quot;.IS&quot;)" office:value-type="string" office:string-value="QUAGR .IS" calcext:value-type="string">
            <text:p>QUAGR .IS</text:p>
          </table:table-cell>
          <table:table-cell office:value-type="string" calcext:value-type="string">
            <text:p>QUAGR .IS</text:p>
          </table:table-cell>
          <table:table-cell table:formula="of:=SUBSTITUTE([.K595];&quot; &quot;;&quot;&quot;)" office:value-type="string" office:string-value="QUAGR.IS" calcext:value-type="string">
            <text:p>QUAGR.IS</text:p>
          </table:table-cell>
          <table:table-cell table:formula="of:= &quot;&quot;&quot;&quot; &amp; [.L595] &amp; &quot;&quot;&quot;&quot;&amp;&quot;,&quot;" office:value-type="string" office:string-value="&quot;QUAGR.IS&quot;," calcext:value-type="string">
            <text:p>"QUAGR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5613-quick-finansman-a-s" xlink:type="simple">QUFIN</text:a> </text:p>
          </table:table-cell>
          <table:table-cell table:style-name="ce6" office:value-type="string" calcext:value-type="string">
            <text:p><text:a xlink:href="../../../../../tr/sirket-bilgileri/ozet/5613-quick-finansman-a-s" xlink:type="simple">QUICK FİNANSMAN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596];&quot;.IS&quot;)" office:value-type="string" office:string-value="QUFIN .IS" calcext:value-type="string">
            <text:p>QUFIN .IS</text:p>
          </table:table-cell>
          <table:table-cell office:value-type="string" calcext:value-type="string">
            <text:p>QUFIN .IS</text:p>
          </table:table-cell>
          <table:table-cell table:formula="of:=SUBSTITUTE([.K596];&quot; &quot;;&quot;&quot;)" office:value-type="string" office:string-value="QUFIN.IS" calcext:value-type="string">
            <text:p>QUFIN.IS</text:p>
          </table:table-cell>
          <table:table-cell table:formula="of:= &quot;&quot;&quot;&quot; &amp; [.L596] &amp; &quot;&quot;&quot;&quot;&amp;&quot;,&quot;" office:value-type="string" office:string-value="&quot;QUFIN.IS&quot;," calcext:value-type="string">
            <text:p>"QUFIN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597];&quot;.IS&quot;)" office:value-type="string" office:string-value=".IS" calcext:value-type="string">
            <text:p>.IS</text:p>
          </table:table-cell>
          <table:table-cell/>
          <table:table-cell table:formula="of:=SUBSTITUTE([.K597];&quot; &quot;;&quot;&quot;)">
            <text:p/>
          </table:table-cell>
          <table:table-cell table:formula="of:= &quot;&quot;&quot;&quot; &amp; [.L597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Default" table:number-columns-repeated="3"/>
          <table:table-cell table:number-columns-repeated="5"/>
          <table:table-cell table:formula="of:=COM.MICROSOFT.CONCAT([.A598];&quot;.IS&quot;)" office:value-type="string" office:string-value="R.IS" calcext:value-type="string">
            <text:p>R.IS</text:p>
          </table:table-cell>
          <table:table-cell/>
          <table:table-cell table:formula="of:=SUBSTITUTE([.K598];&quot; &quot;;&quot;&quot;)">
            <text:p/>
          </table:table-cell>
          <table:table-cell table:formula="of:= &quot;&quot;&quot;&quot; &amp; [.L598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599];&quot;.IS&quot;)" office:value-type="string" office:string-value=".IS" calcext:value-type="string">
            <text:p>.IS</text:p>
          </table:table-cell>
          <table:table-cell/>
          <table:table-cell table:formula="of:=SUBSTITUTE([.K599];&quot; &quot;;&quot;&quot;)">
            <text:p/>
          </table:table-cell>
          <table:table-cell table:formula="of:= &quot;&quot;&quot;&quot; &amp; [.L599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600];&quot;.IS&quot;)" office:value-type="string" office:string-value="Kod.IS" calcext:value-type="string">
            <text:p>Kod.IS</text:p>
          </table:table-cell>
          <table:table-cell/>
          <table:table-cell table:formula="of:=SUBSTITUTE([.K600];&quot; &quot;;&quot;&quot;)">
            <text:p/>
          </table:table-cell>
          <table:table-cell table:formula="of:= &quot;&quot;&quot;&quot; &amp; [.L600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418-rainbow-polikarbonat-sanayi-ticaret-a-s" xlink:type="simple">RNPOL</text:a> </text:p>
          </table:table-cell>
          <table:table-cell office:value-type="string" calcext:value-type="string">
            <text:p><text:a xlink:href="../../../../../tr/sirket-bilgileri/ozet/5418-rainbow-polikarbonat-sanayi-ticaret-a-s" xlink:type="simple">RAİNBOW POLİKARBONAT SANAYİ TİCARET A.Ş.</text:a> </text:p>
          </table:table-cell>
          <table:table-cell office:value-type="string" calcext:value-type="string">
            <text:p>KAYSERİ</text:p>
          </table:table-cell>
          <table:table-cell office:value-type="string" calcext:value-type="string">
            <text:p><text:a xlink:href="../../../../../tr/sirket-bilgileri/ozet/4841-note-office-uluslararasi-bagimsiz-denetim-danismanlik-ve-yeminli-mali-musavirlik-a-s" xlink:type="simple">NOTE OFFİCE ULUSLARARASI BAĞIMSIZ DENETİM DANIŞMANLIK VE YEMİNLİ MALİ MÜŞAVİRLİK A.Ş.</text:a> </text:p>
          </table:table-cell>
          <table:table-cell table:number-columns-repeated="5"/>
          <table:table-cell table:formula="of:=COM.MICROSOFT.CONCAT([.A601];&quot;.IS&quot;)" office:value-type="string" office:string-value="RNPOL .IS" calcext:value-type="string">
            <text:p>RNPOL .IS</text:p>
          </table:table-cell>
          <table:table-cell office:value-type="string" calcext:value-type="string">
            <text:p>RNPOL .IS</text:p>
          </table:table-cell>
          <table:table-cell table:formula="of:=SUBSTITUTE([.K601];&quot; &quot;;&quot;&quot;)" office:value-type="string" office:string-value="RNPOL.IS" calcext:value-type="string">
            <text:p>RNPOL.IS</text:p>
          </table:table-cell>
          <table:table-cell table:formula="of:= &quot;&quot;&quot;&quot; &amp; [.L601] &amp; &quot;&quot;&quot;&quot;&amp;&quot;,&quot;" office:value-type="string" office:string-value="&quot;RNPOL.IS&quot;," calcext:value-type="string">
            <text:p>"RNP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83-ral-yatirim-holding-a-s" xlink:type="simple">RALYH</text:a> </text:p>
          </table:table-cell>
          <table:table-cell office:value-type="string" calcext:value-type="string">
            <text:p><text:a xlink:href="../../../../../tr/sirket-bilgileri/ozet/883-ral-yatirim-holding-a-s" xlink:type="simple">RAL YATIRIM HOLDİNG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757-any-partners-bagimsiz-denetim-a-s" xlink:type="simple">ANY PARTNERS BAĞIMSIZ DENETİM A.Ş.</text:a> </text:p>
          </table:table-cell>
          <table:table-cell table:number-columns-repeated="5"/>
          <table:table-cell table:formula="of:=COM.MICROSOFT.CONCAT([.A602];&quot;.IS&quot;)" office:value-type="string" office:string-value="RALYH .IS" calcext:value-type="string">
            <text:p>RALYH .IS</text:p>
          </table:table-cell>
          <table:table-cell office:value-type="string" calcext:value-type="string">
            <text:p>RALYH .IS</text:p>
          </table:table-cell>
          <table:table-cell table:formula="of:=SUBSTITUTE([.K602];&quot; &quot;;&quot;&quot;)" office:value-type="string" office:string-value="RALYH.IS" calcext:value-type="string">
            <text:p>RALYH.IS</text:p>
          </table:table-cell>
          <table:table-cell table:formula="of:= &quot;&quot;&quot;&quot; &amp; [.L602] &amp; &quot;&quot;&quot;&quot;&amp;&quot;,&quot;" office:value-type="string" office:string-value="&quot;RALYH.IS&quot;," calcext:value-type="string">
            <text:p>"RALYH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63-ray-sigorta-a-s" xlink:type="simple">RAYSG</text:a> </text:p>
          </table:table-cell>
          <table:table-cell office:value-type="string" calcext:value-type="string">
            <text:p><text:a xlink:href="../../../../../tr/sirket-bilgileri/ozet/1063-ray-sigorta-a-s" xlink:type="simple">RAY SİGORT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603];&quot;.IS&quot;)" office:value-type="string" office:string-value="RAYSG .IS" calcext:value-type="string">
            <text:p>RAYSG .IS</text:p>
          </table:table-cell>
          <table:table-cell office:value-type="string" calcext:value-type="string">
            <text:p>RAYSG .IS</text:p>
          </table:table-cell>
          <table:table-cell table:formula="of:=SUBSTITUTE([.K603];&quot; &quot;;&quot;&quot;)" office:value-type="string" office:string-value="RAYSG.IS" calcext:value-type="string">
            <text:p>RAYSG.IS</text:p>
          </table:table-cell>
          <table:table-cell table:formula="of:= &quot;&quot;&quot;&quot; &amp; [.L603] &amp; &quot;&quot;&quot;&quot;&amp;&quot;,&quot;" office:value-type="string" office:string-value="&quot;RAYSG.IS&quot;," calcext:value-type="string">
            <text:p>"RAYSG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66-reeder-teknoloji-sanayi-ve-ticaret-a-s" xlink:type="simple">REEDR</text:a> </text:p>
          </table:table-cell>
          <table:table-cell office:value-type="string" calcext:value-type="string">
            <text:p><text:a xlink:href="../../../../../tr/sirket-bilgileri/ozet/5866-reeder-teknoloji-sanayi-ve-ticaret-a-s" xlink:type="simple">REEDER TEKNOLOJİ SANAYİ VE TİCARET A.Ş.</text:a> </text:p>
          </table:table-cell>
          <table:table-cell office:value-type="string" calcext:value-type="string">
            <text:p>SAMSUN</text:p>
          </table:table-cell>
          <table:table-cell office:value-type="string" calcext:value-type="string">
            <text:p><text:a xlink:href="../../../../../tr/sirket-bilgileri/ozet/237-finansal-eksen-bagimsiz-denetim-ve-danismanlik-a-s" xlink:type="simple">FİNANSAL EKSEN BAĞIMSIZ DENETİM VE DANIŞMANLIK A.Ş.</text:a> </text:p>
          </table:table-cell>
          <table:table-cell table:number-columns-repeated="5"/>
          <table:table-cell table:formula="of:=COM.MICROSOFT.CONCAT([.A604];&quot;.IS&quot;)" office:value-type="string" office:string-value="REEDR .IS" calcext:value-type="string">
            <text:p>REEDR .IS</text:p>
          </table:table-cell>
          <table:table-cell office:value-type="string" calcext:value-type="string">
            <text:p>REEDR .IS</text:p>
          </table:table-cell>
          <table:table-cell table:formula="of:=SUBSTITUTE([.K604];&quot; &quot;;&quot;&quot;)" office:value-type="string" office:string-value="REEDR.IS" calcext:value-type="string">
            <text:p>REEDR.IS</text:p>
          </table:table-cell>
          <table:table-cell table:formula="of:= &quot;&quot;&quot;&quot; &amp; [.L604] &amp; &quot;&quot;&quot;&quot;&amp;&quot;,&quot;" office:value-type="string" office:string-value="&quot;REEDR.IS&quot;," calcext:value-type="string">
            <text:p>"REED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14-reysas-gayrimenkul-yatirim-ortakligi-a-s" xlink:type="simple">RYGYO</text:a> </text:p>
          </table:table-cell>
          <table:table-cell office:value-type="string" calcext:value-type="string">
            <text:p><text:a xlink:href="../../../../../tr/sirket-bilgileri/ozet/1514-reysas-gayrimenkul-yatirim-ortakligi-a-s" xlink:type="simple">REYSAŞ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33-uluslararasi-bagimsiz-denetim-a-s" xlink:type="simple">ULUSLARARASI BAĞIMSIZ DENETİM A.Ş.</text:a> </text:p>
          </table:table-cell>
          <table:table-cell table:number-columns-repeated="5"/>
          <table:table-cell table:formula="of:=COM.MICROSOFT.CONCAT([.A605];&quot;.IS&quot;)" office:value-type="string" office:string-value="RYGYO .IS" calcext:value-type="string">
            <text:p>RYGYO .IS</text:p>
          </table:table-cell>
          <table:table-cell office:value-type="string" calcext:value-type="string">
            <text:p>RYGYO .IS</text:p>
          </table:table-cell>
          <table:table-cell table:formula="of:=SUBSTITUTE([.K605];&quot; &quot;;&quot;&quot;)" office:value-type="string" office:string-value="RYGYO.IS" calcext:value-type="string">
            <text:p>RYGYO.IS</text:p>
          </table:table-cell>
          <table:table-cell table:formula="of:= &quot;&quot;&quot;&quot; &amp; [.L605] &amp; &quot;&quot;&quot;&quot;&amp;&quot;,&quot;" office:value-type="string" office:string-value="&quot;RYGYO.IS&quot;," calcext:value-type="string">
            <text:p>"RY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15-reysas-tasimacilik-ve-lojistik-ticaret-a-s" xlink:type="simple">RYSAS</text:a> </text:p>
          </table:table-cell>
          <table:table-cell office:value-type="string" calcext:value-type="string">
            <text:p><text:a xlink:href="../../../../../tr/sirket-bilgileri/ozet/1415-reysas-tasimacilik-ve-lojistik-ticaret-a-s" xlink:type="simple">REYSAŞ TAŞIMACILIK VE LOJİSTİK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33-uluslararasi-bagimsiz-denetim-a-s" xlink:type="simple">ULUSLARARASI BAĞIMSIZ DENETİM A.Ş.</text:a> </text:p>
          </table:table-cell>
          <table:table-cell table:number-columns-repeated="5"/>
          <table:table-cell table:formula="of:=COM.MICROSOFT.CONCAT([.A606];&quot;.IS&quot;)" office:value-type="string" office:string-value="RYSAS .IS" calcext:value-type="string">
            <text:p>RYSAS .IS</text:p>
          </table:table-cell>
          <table:table-cell office:value-type="string" calcext:value-type="string">
            <text:p>RYSAS .IS</text:p>
          </table:table-cell>
          <table:table-cell table:formula="of:=SUBSTITUTE([.K606];&quot; &quot;;&quot;&quot;)" office:value-type="string" office:string-value="RYSAS.IS" calcext:value-type="string">
            <text:p>RYSAS.IS</text:p>
          </table:table-cell>
          <table:table-cell table:formula="of:= &quot;&quot;&quot;&quot; &amp; [.L606] &amp; &quot;&quot;&quot;&quot;&amp;&quot;,&quot;" office:value-type="string" office:string-value="&quot;RYSAS.IS&quot;," calcext:value-type="string">
            <text:p>"RYS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998-rodrigo-tekstil-sanayi-ve-ticaret-a-s" xlink:type="simple">RODRG</text:a> </text:p>
          </table:table-cell>
          <table:table-cell office:value-type="string" calcext:value-type="string">
            <text:p><text:a xlink:href="../../../../../tr/sirket-bilgileri/ozet/1998-rodrigo-tekstil-sanayi-ve-ticaret-a-s" xlink:type="simple">RODRİGO TEKSTİL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75-bakis-yeminli-mali-musavirlik-ve-bagimsiz-denetim-a-s" xlink:type="simple">BAKIŞ YEMİNLİ MALİ MÜŞAVİRLİK VE BAĞIMSIZ DENETİM A.Ş.</text:a> </text:p>
          </table:table-cell>
          <table:table-cell table:number-columns-repeated="5"/>
          <table:table-cell table:formula="of:=COM.MICROSOFT.CONCAT([.A607];&quot;.IS&quot;)" office:value-type="string" office:string-value="RODRG .IS" calcext:value-type="string">
            <text:p>RODRG .IS</text:p>
          </table:table-cell>
          <table:table-cell office:value-type="string" calcext:value-type="string">
            <text:p>RODRG .IS</text:p>
          </table:table-cell>
          <table:table-cell table:formula="of:=SUBSTITUTE([.K607];&quot; &quot;;&quot;&quot;)" office:value-type="string" office:string-value="RODRG.IS" calcext:value-type="string">
            <text:p>RODRG.IS</text:p>
          </table:table-cell>
          <table:table-cell table:formula="of:= &quot;&quot;&quot;&quot; &amp; [.L607] &amp; &quot;&quot;&quot;&quot;&amp;&quot;,&quot;" office:value-type="string" office:string-value="&quot;RODRG.IS&quot;," calcext:value-type="string">
            <text:p>"RODRG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714-royal-hali-iplik-tekstil-mobilya-sanayi-ve-ticaret-a-s" xlink:type="simple">ROYAL</text:a> </text:p>
          </table:table-cell>
          <table:table-cell office:value-type="string" calcext:value-type="string">
            <text:p><text:a xlink:href="../../../../../tr/sirket-bilgileri/ozet/1714-royal-hali-iplik-tekstil-mobilya-sanayi-ve-ticaret-a-s" xlink:type="simple">ROYAL HALI İPLİK TEKSTİL MOBİLYA SANAYİ VE TİCARET A.Ş.</text:a> </text:p>
          </table:table-cell>
          <table:table-cell office:value-type="string" calcext:value-type="string">
            <text:p>GAZİANTEP</text:p>
          </table:table-cell>
          <table:table-cell office:value-type="string" calcext:value-type="string">
            <text:p><text:a xlink:href="../../../../../tr/sirket-bilgileri/ozet/124-irfan-bagimsiz-denetim-ve-yeminli-mali-musavirlik-a-s" xlink:type="simple">İRFAN BAĞIMSIZ DENETİM VE YEMİNLİ MALİ MÜŞAVİRLİK A.Ş.</text:a> </text:p>
          </table:table-cell>
          <table:table-cell table:number-columns-repeated="5"/>
          <table:table-cell table:formula="of:=COM.MICROSOFT.CONCAT([.A608];&quot;.IS&quot;)" office:value-type="string" office:string-value="ROYAL .IS" calcext:value-type="string">
            <text:p>ROYAL .IS</text:p>
          </table:table-cell>
          <table:table-cell office:value-type="string" calcext:value-type="string">
            <text:p>ROYAL .IS</text:p>
          </table:table-cell>
          <table:table-cell table:formula="of:=SUBSTITUTE([.K608];&quot; &quot;;&quot;&quot;)" office:value-type="string" office:string-value="ROYAL.IS" calcext:value-type="string">
            <text:p>ROYAL.IS</text:p>
          </table:table-cell>
          <table:table-cell table:formula="of:= &quot;&quot;&quot;&quot; &amp; [.L608] &amp; &quot;&quot;&quot;&quot;&amp;&quot;,&quot;" office:value-type="string" office:string-value="&quot;ROYAL.IS&quot;," calcext:value-type="string">
            <text:p>"ROYA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48-ronesans-gayrimenkul-yatirim-a-s" xlink:type="simple">RGYAS</text:a> </text:p>
          </table:table-cell>
          <table:table-cell office:value-type="string" calcext:value-type="string">
            <text:p><text:a xlink:href="../../../../../tr/sirket-bilgileri/ozet/1548-ronesans-gayrimenkul-yatirim-a-s" xlink:type="simple">RÖNESANS GAYRİMENKUL YATIRIM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609];&quot;.IS&quot;)" office:value-type="string" office:string-value="RGYAS .IS" calcext:value-type="string">
            <text:p>RGYAS .IS</text:p>
          </table:table-cell>
          <table:table-cell office:value-type="string" calcext:value-type="string">
            <text:p>RGYAS .IS</text:p>
          </table:table-cell>
          <table:table-cell table:formula="of:=SUBSTITUTE([.K609];&quot; &quot;;&quot;&quot;)" office:value-type="string" office:string-value="RGYAS.IS" calcext:value-type="string">
            <text:p>RGYAS.IS</text:p>
          </table:table-cell>
          <table:table-cell table:formula="of:= &quot;&quot;&quot;&quot; &amp; [.L609] &amp; &quot;&quot;&quot;&quot;&amp;&quot;,&quot;" office:value-type="string" office:string-value="&quot;RGYAS.IS&quot;," calcext:value-type="string">
            <text:p>"RGY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258-rta-laboratuvarlari-biyolojik-urunler-ilac-ve-makine-sanayi-ticaret-a-s" xlink:type="simple">RTALB</text:a> </text:p>
          </table:table-cell>
          <table:table-cell office:value-type="string" calcext:value-type="string">
            <text:p><text:a xlink:href="../../../../../tr/sirket-bilgileri/ozet/2258-rta-laboratuvarlari-biyolojik-urunler-ilac-ve-makine-sanayi-ticaret-a-s" xlink:type="simple">RTA LABORATUVARLARI BİYOLOJİK ÜRÜNLER İLAÇ VE MAKİNE SANAYİ TİCARET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610];&quot;.IS&quot;)" office:value-type="string" office:string-value="RTALB .IS" calcext:value-type="string">
            <text:p>RTALB .IS</text:p>
          </table:table-cell>
          <table:table-cell office:value-type="string" calcext:value-type="string">
            <text:p>RTALB .IS</text:p>
          </table:table-cell>
          <table:table-cell table:formula="of:=SUBSTITUTE([.K610];&quot; &quot;;&quot;&quot;)" office:value-type="string" office:string-value="RTALB.IS" calcext:value-type="string">
            <text:p>RTALB.IS</text:p>
          </table:table-cell>
          <table:table-cell table:formula="of:= &quot;&quot;&quot;&quot; &amp; [.L610] &amp; &quot;&quot;&quot;&quot;&amp;&quot;,&quot;" office:value-type="string" office:string-value="&quot;RTALB.IS&quot;," calcext:value-type="string">
            <text:p>"RTALB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5478-rubenis-tekstil-sanayi-ticaret-a-s" xlink:type="simple">RUBNS</text:a> </text:p>
          </table:table-cell>
          <table:table-cell table:style-name="ce6" office:value-type="string" calcext:value-type="string">
            <text:p><text:a xlink:href="../../../../../tr/sirket-bilgileri/ozet/5478-rubenis-tekstil-sanayi-ticaret-a-s" xlink:type="simple">RUBENİS TEKSTİL SANAYİ TİCARET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237-finansal-eksen-bagimsiz-denetim-ve-danismanlik-a-s" xlink:type="simple">FİNANSAL EKSEN BAĞIMSIZ DENETİM VE DANIŞMANLIK A.Ş.</text:a> </text:p>
          </table:table-cell>
          <table:table-cell table:number-columns-repeated="5"/>
          <table:table-cell table:formula="of:=COM.MICROSOFT.CONCAT([.A611];&quot;.IS&quot;)" office:value-type="string" office:string-value="RUBNS .IS" calcext:value-type="string">
            <text:p>RUBNS .IS</text:p>
          </table:table-cell>
          <table:table-cell office:value-type="string" calcext:value-type="string">
            <text:p>RUBNS .IS</text:p>
          </table:table-cell>
          <table:table-cell table:formula="of:=SUBSTITUTE([.K611];&quot; &quot;;&quot;&quot;)" office:value-type="string" office:string-value="RUBNS.IS" calcext:value-type="string">
            <text:p>RUBNS.IS</text:p>
          </table:table-cell>
          <table:table-cell table:formula="of:= &quot;&quot;&quot;&quot; &amp; [.L611] &amp; &quot;&quot;&quot;&quot;&amp;&quot;,&quot;" office:value-type="string" office:string-value="&quot;RUBNS.IS&quot;," calcext:value-type="string">
            <text:p>"RUBNS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612];&quot;.IS&quot;)" office:value-type="string" office:string-value=".IS" calcext:value-type="string">
            <text:p>.IS</text:p>
          </table:table-cell>
          <table:table-cell/>
          <table:table-cell table:formula="of:=SUBSTITUTE([.K612];&quot; &quot;;&quot;&quot;)">
            <text:p/>
          </table:table-cell>
          <table:table-cell table:formula="of:= &quot;&quot;&quot;&quot; &amp; [.L612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Default" table:number-columns-repeated="3"/>
          <table:table-cell table:number-columns-repeated="5"/>
          <table:table-cell table:formula="of:=COM.MICROSOFT.CONCAT([.A613];&quot;.IS&quot;)" office:value-type="string" office:string-value="S.IS" calcext:value-type="string">
            <text:p>S.IS</text:p>
          </table:table-cell>
          <table:table-cell/>
          <table:table-cell table:formula="of:=SUBSTITUTE([.K613];&quot; &quot;;&quot;&quot;)">
            <text:p/>
          </table:table-cell>
          <table:table-cell table:formula="of:= &quot;&quot;&quot;&quot; &amp; [.L613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614];&quot;.IS&quot;)" office:value-type="string" office:string-value=".IS" calcext:value-type="string">
            <text:p>.IS</text:p>
          </table:table-cell>
          <table:table-cell/>
          <table:table-cell table:formula="of:=SUBSTITUTE([.K614];&quot; &quot;;&quot;&quot;)">
            <text:p/>
          </table:table-cell>
          <table:table-cell table:formula="of:= &quot;&quot;&quot;&quot; &amp; [.L61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615];&quot;.IS&quot;)" office:value-type="string" office:string-value="Kod.IS" calcext:value-type="string">
            <text:p>Kod.IS</text:p>
          </table:table-cell>
          <table:table-cell/>
          <table:table-cell table:formula="of:=SUBSTITUTE([.K615];&quot; &quot;;&quot;&quot;)">
            <text:p/>
          </table:table-cell>
          <table:table-cell table:formula="of:= &quot;&quot;&quot;&quot; &amp; [.L615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550-safkar-ege-sogutmacilik-klima-soguk-hava-tesisleri-ihracat-ithalat-sanayi-ve-ticaret-a-s" xlink:type="simple">SAFKR</text:a> </text:p>
          </table:table-cell>
          <table:table-cell office:value-type="string" calcext:value-type="string">
            <text:p><text:a xlink:href="../../../../../tr/sirket-bilgileri/ozet/4550-safkar-ege-sogutmacilik-klima-soguk-hava-tesisleri-ihracat-ithalat-sanayi-ve-ticaret-a-s" xlink:type="simple">SAFKAR EGE SOĞUTMACILIK KLİMA SOĞUK HAVA TESİSLERİ İHRACAT İTHALAT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5542-cozum-unluer-bagimsiz-denetim-ve-yeminli-mali-musavirlik-a-s" xlink:type="simple">ÇÖZÜM ÜNLÜER BAĞIMSIZ DENETİM VE YEMİNLİ MALİ MÜŞAVİRLİK A.Ş.</text:a> </text:p>
          </table:table-cell>
          <table:table-cell table:number-columns-repeated="5"/>
          <table:table-cell table:formula="of:=COM.MICROSOFT.CONCAT([.A616];&quot;.IS&quot;)" office:value-type="string" office:string-value="SAFKR .IS" calcext:value-type="string">
            <text:p>SAFKR .IS</text:p>
          </table:table-cell>
          <table:table-cell office:value-type="string" calcext:value-type="string">
            <text:p>SAFKR .IS</text:p>
          </table:table-cell>
          <table:table-cell table:formula="of:=SUBSTITUTE([.K616];&quot; &quot;;&quot;&quot;)" office:value-type="string" office:string-value="SAFKR.IS" calcext:value-type="string">
            <text:p>SAFKR.IS</text:p>
          </table:table-cell>
          <table:table-cell table:formula="of:= &quot;&quot;&quot;&quot; &amp; [.L616] &amp; &quot;&quot;&quot;&quot;&amp;&quot;,&quot;" office:value-type="string" office:string-value="&quot;SAFKR.IS&quot;," calcext:value-type="string">
            <text:p>"SAFK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68-san-el-muhendislik-elektrik-taahhut-sanayi-ve-ticaret-a-s" xlink:type="simple">SANEL</text:a> </text:p>
          </table:table-cell>
          <table:table-cell office:value-type="string" calcext:value-type="string">
            <text:p><text:a xlink:href="../../../../../tr/sirket-bilgileri/ozet/2068-san-el-muhendislik-elektrik-taahhut-sanayi-ve-ticaret-a-s" xlink:type="simple">SAN-EL MÜHENDİSLİK ELEKTRİK TAAHHÜT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812-bogazici-bagimsiz-denetim-ve-yeminli-mali-musavirlik-a-s" xlink:type="simple">BOĞAZİÇİ BAĞIMSIZ DENETİM VE YEMİNLİ MALİ MÜŞAVİRLİK A.Ş.</text:a> </text:p>
          </table:table-cell>
          <table:table-cell table:number-columns-repeated="5"/>
          <table:table-cell table:formula="of:=COM.MICROSOFT.CONCAT([.A617];&quot;.IS&quot;)" office:value-type="string" office:string-value="SANEL .IS" calcext:value-type="string">
            <text:p>SANEL .IS</text:p>
          </table:table-cell>
          <table:table-cell office:value-type="string" calcext:value-type="string">
            <text:p>SANEL .IS</text:p>
          </table:table-cell>
          <table:table-cell table:formula="of:=SUBSTITUTE([.K617];&quot; &quot;;&quot;&quot;)" office:value-type="string" office:string-value="SANEL.IS" calcext:value-type="string">
            <text:p>SANEL.IS</text:p>
          </table:table-cell>
          <table:table-cell table:formula="of:= &quot;&quot;&quot;&quot; &amp; [.L617] &amp; &quot;&quot;&quot;&quot;&amp;&quot;,&quot;" office:value-type="string" office:string-value="&quot;SANEL.IS&quot;," calcext:value-type="string">
            <text:p>"SANE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691-sanica-isi-sanayi-a-s" xlink:type="simple">SNICA</text:a> </text:p>
          </table:table-cell>
          <table:table-cell office:value-type="string" calcext:value-type="string">
            <text:p><text:a xlink:href="../../../../../tr/sirket-bilgileri/ozet/5691-sanica-isi-sanayi-a-s" xlink:type="simple">SANİCA ISI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0-akademik-bagimsiz-denetim-a-s" xlink:type="simple">AKADEMİK BAĞIMSIZ DENETİM A.Ş.</text:a> </text:p>
          </table:table-cell>
          <table:table-cell table:number-columns-repeated="5"/>
          <table:table-cell table:formula="of:=COM.MICROSOFT.CONCAT([.A618];&quot;.IS&quot;)" office:value-type="string" office:string-value="SNICA .IS" calcext:value-type="string">
            <text:p>SNICA .IS</text:p>
          </table:table-cell>
          <table:table-cell office:value-type="string" calcext:value-type="string">
            <text:p>SNICA .IS</text:p>
          </table:table-cell>
          <table:table-cell table:formula="of:=SUBSTITUTE([.K618];&quot; &quot;;&quot;&quot;)" office:value-type="string" office:string-value="SNICA.IS" calcext:value-type="string">
            <text:p>SNICA.IS</text:p>
          </table:table-cell>
          <table:table-cell table:formula="of:= &quot;&quot;&quot;&quot; &amp; [.L618] &amp; &quot;&quot;&quot;&quot;&amp;&quot;,&quot;" office:value-type="string" office:string-value="&quot;SNICA.IS&quot;," calcext:value-type="string">
            <text:p>"SNIC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78-sanifoam-endustri-ve-tuketim-urunleri-sanayi-ticaret-a-s" xlink:type="simple">SANFM</text:a> </text:p>
          </table:table-cell>
          <table:table-cell office:value-type="string" calcext:value-type="string">
            <text:p><text:a xlink:href="../../../../../tr/sirket-bilgileri/ozet/1578-sanifoam-endustri-ve-tuketim-urunleri-sanayi-ticaret-a-s" xlink:type="simple">SANİFOAM ENDÜSTRİ VE TÜKETİM ÜRÜNLERİ SANAYİ TİCARET A.Ş.</text:a> </text:p>
          </table:table-cell>
          <table:table-cell office:value-type="string" calcext:value-type="string">
            <text:p>TEKİRDAĞ</text:p>
          </table:table-cell>
          <table:table-cell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619];&quot;.IS&quot;)" office:value-type="string" office:string-value="SANFM .IS" calcext:value-type="string">
            <text:p>SANFM .IS</text:p>
          </table:table-cell>
          <table:table-cell office:value-type="string" calcext:value-type="string">
            <text:p>SANFM .IS</text:p>
          </table:table-cell>
          <table:table-cell table:formula="of:=SUBSTITUTE([.K619];&quot; &quot;;&quot;&quot;)" office:value-type="string" office:string-value="SANFM.IS" calcext:value-type="string">
            <text:p>SANFM.IS</text:p>
          </table:table-cell>
          <table:table-cell table:formula="of:= &quot;&quot;&quot;&quot; &amp; [.L619] &amp; &quot;&quot;&quot;&quot;&amp;&quot;,&quot;" office:value-type="string" office:string-value="&quot;SANFM.IS&quot;," calcext:value-type="string">
            <text:p>"SANF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66-sanko-pazarlama-ithalat-ihracat-a-s" xlink:type="simple">SANKO</text:a> </text:p>
          </table:table-cell>
          <table:table-cell office:value-type="string" calcext:value-type="string">
            <text:p><text:a xlink:href="../../../../../tr/sirket-bilgileri/ozet/1066-sanko-pazarlama-ithalat-ihracat-a-s" xlink:type="simple">SANKO PAZARLAMA İTHALAT İHRACAT A.Ş.</text:a> </text:p>
          </table:table-cell>
          <table:table-cell office:value-type="string" calcext:value-type="string">
            <text:p>GAZİANTEP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620];&quot;.IS&quot;)" office:value-type="string" office:string-value="SANKO .IS" calcext:value-type="string">
            <text:p>SANKO .IS</text:p>
          </table:table-cell>
          <table:table-cell office:value-type="string" calcext:value-type="string">
            <text:p>SANKO .IS</text:p>
          </table:table-cell>
          <table:table-cell table:formula="of:=SUBSTITUTE([.K620];&quot; &quot;;&quot;&quot;)" office:value-type="string" office:string-value="SANKO.IS" calcext:value-type="string">
            <text:p>SANKO.IS</text:p>
          </table:table-cell>
          <table:table-cell table:formula="of:= &quot;&quot;&quot;&quot; &amp; [.L620] &amp; &quot;&quot;&quot;&quot;&amp;&quot;,&quot;" office:value-type="string" office:string-value="&quot;SANKO.IS&quot;," calcext:value-type="string">
            <text:p>"SANK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52-saray-matbaacilik-kagitcilik-kirtasiyecilik-ticaret-ve-sanayi-a-s" xlink:type="simple">SAMAT</text:a> </text:p>
          </table:table-cell>
          <table:table-cell office:value-type="string" calcext:value-type="string">
            <text:p><text:a xlink:href="../../../../../tr/sirket-bilgileri/ozet/1552-saray-matbaacilik-kagitcilik-kirtasiyecilik-ticaret-ve-sanayi-a-s" xlink:type="simple">SARAY MATBAACILIK KAĞITÇILIK KIRTASİYECİLİK TİCARET VE SANAY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10-guncel-bagimsiz-denetim-danismanlik-a-s" xlink:type="simple">GÜNCEL BAĞIMSIZ DENETİM DANIŞMANLIK A.Ş.</text:a> </text:p>
          </table:table-cell>
          <table:table-cell table:number-columns-repeated="5"/>
          <table:table-cell table:formula="of:=COM.MICROSOFT.CONCAT([.A621];&quot;.IS&quot;)" office:value-type="string" office:string-value="SAMAT .IS" calcext:value-type="string">
            <text:p>SAMAT .IS</text:p>
          </table:table-cell>
          <table:table-cell office:value-type="string" calcext:value-type="string">
            <text:p>SAMAT .IS</text:p>
          </table:table-cell>
          <table:table-cell table:formula="of:=SUBSTITUTE([.K621];&quot; &quot;;&quot;&quot;)" office:value-type="string" office:string-value="SAMAT.IS" calcext:value-type="string">
            <text:p>SAMAT.IS</text:p>
          </table:table-cell>
          <table:table-cell table:formula="of:= &quot;&quot;&quot;&quot; &amp; [.L621] &amp; &quot;&quot;&quot;&quot;&amp;&quot;,&quot;" office:value-type="string" office:string-value="&quot;SAMAT.IS&quot;," calcext:value-type="string">
            <text:p>"SAMA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67-sarkuysan-elektrolitik-bakir-sanayi-ve-ticaret-a-s" xlink:type="simple">SARKY</text:a> </text:p>
          </table:table-cell>
          <table:table-cell office:value-type="string" calcext:value-type="string">
            <text:p><text:a xlink:href="../../../../../tr/sirket-bilgileri/ozet/1067-sarkuysan-elektrolitik-bakir-sanayi-ve-ticaret-a-s" xlink:type="simple">SARKUYSAN ELEKTROLİTİK BAKIR SANAYİ VE TİCARET A.Ş.</text:a> </text:p>
          </table:table-cell>
          <table:table-cell office:value-type="string" calcext:value-type="string">
            <text:p>KOCAELİ</text:p>
          </table:table-cell>
          <table:table-cell office:value-type="string" calcext:value-type="string">
            <text:p><text:a xlink:href="../../../../../tr/sirket-bilgileri/ozet/129-mgi-bagimsiz-denetim-a-s" xlink:type="simple">MGI BAĞIMSIZ DENETİM A.Ş.</text:a> </text:p>
          </table:table-cell>
          <table:table-cell table:number-columns-repeated="5"/>
          <table:table-cell table:formula="of:=COM.MICROSOFT.CONCAT([.A622];&quot;.IS&quot;)" office:value-type="string" office:string-value="SARKY .IS" calcext:value-type="string">
            <text:p>SARKY .IS</text:p>
          </table:table-cell>
          <table:table-cell office:value-type="string" calcext:value-type="string">
            <text:p>SARKY .IS</text:p>
          </table:table-cell>
          <table:table-cell table:formula="of:=SUBSTITUTE([.K622];&quot; &quot;;&quot;&quot;)" office:value-type="string" office:string-value="SARKY.IS" calcext:value-type="string">
            <text:p>SARKY.IS</text:p>
          </table:table-cell>
          <table:table-cell table:formula="of:= &quot;&quot;&quot;&quot; &amp; [.L622] &amp; &quot;&quot;&quot;&quot;&amp;&quot;,&quot;" office:value-type="string" office:string-value="&quot;SARKY.IS&quot;," calcext:value-type="string">
            <text:p>"SARK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88-sarten-ambalaj-sanayi-ve-ticaret-a-s" xlink:type="simple">SARTN</text:a> </text:p>
          </table:table-cell>
          <table:table-cell office:value-type="string" calcext:value-type="string">
            <text:p><text:a xlink:href="../../../../../tr/sirket-bilgileri/ozet/1688-sarten-ambalaj-sanayi-ve-ticaret-a-s" xlink:type="simple">SARTEN AMBALAJ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623];&quot;.IS&quot;)" office:value-type="string" office:string-value="SARTN .IS" calcext:value-type="string">
            <text:p>SARTN .IS</text:p>
          </table:table-cell>
          <table:table-cell office:value-type="string" calcext:value-type="string">
            <text:p>SARTN .IS</text:p>
          </table:table-cell>
          <table:table-cell table:formula="of:=SUBSTITUTE([.K623];&quot; &quot;;&quot;&quot;)" office:value-type="string" office:string-value="SARTN.IS" calcext:value-type="string">
            <text:p>SARTN.IS</text:p>
          </table:table-cell>
          <table:table-cell table:formula="of:= &quot;&quot;&quot;&quot; &amp; [.L623] &amp; &quot;&quot;&quot;&quot;&amp;&quot;,&quot;" office:value-type="string" office:string-value="&quot;SARTN.IS&quot;," calcext:value-type="string">
            <text:p>"SART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68-sasa-polyester-sanayi-a-s" xlink:type="simple">SASA</text:a> </text:p>
          </table:table-cell>
          <table:table-cell office:value-type="string" calcext:value-type="string">
            <text:p><text:a xlink:href="../../../../../tr/sirket-bilgileri/ozet/1068-sasa-polyester-sanayi-a-s" xlink:type="simple">SASA POLYESTER SANAYİ A.Ş.</text:a> </text:p>
          </table:table-cell>
          <table:table-cell office:value-type="string" calcext:value-type="string">
            <text:p>ADANA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624];&quot;.IS&quot;)" office:value-type="string" office:string-value="SASA .IS" calcext:value-type="string">
            <text:p>SASA .IS</text:p>
          </table:table-cell>
          <table:table-cell office:value-type="string" calcext:value-type="string">
            <text:p>SASA .IS</text:p>
          </table:table-cell>
          <table:table-cell table:formula="of:=SUBSTITUTE([.K624];&quot; &quot;;&quot;&quot;)" office:value-type="string" office:string-value="SASA.IS" calcext:value-type="string">
            <text:p>SASA.IS</text:p>
          </table:table-cell>
          <table:table-cell table:formula="of:= &quot;&quot;&quot;&quot; &amp; [.L624] &amp; &quot;&quot;&quot;&quot;&amp;&quot;,&quot;" office:value-type="string" office:string-value="&quot;SASA.IS&quot;," calcext:value-type="string">
            <text:p>"SAS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983-say-yenilenebilir-enerji-ekipmanlari-sanayi-ve-ticaret-a-s" xlink:type="simple">SAYAS</text:a> </text:p>
          </table:table-cell>
          <table:table-cell office:value-type="string" calcext:value-type="string">
            <text:p><text:a xlink:href="../../../../../tr/sirket-bilgileri/ozet/1983-say-yenilenebilir-enerji-ekipmanlari-sanayi-ve-ticaret-a-s" xlink:type="simple">SAY YENİLENEBİLİR ENERJİ EKİPMANLARI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46-sun-bagimsiz-denetim-ve-yeminli-mali-musavirlik-a-s" xlink:type="simple">SUN BAĞIMSIZ DENETİM VE YEMİNLİ MALİ MÜŞAVİRLİK A.Ş.</text:a> </text:p>
          </table:table-cell>
          <table:table-cell table:number-columns-repeated="5"/>
          <table:table-cell table:formula="of:=COM.MICROSOFT.CONCAT([.A625];&quot;.IS&quot;)" office:value-type="string" office:string-value="SAYAS .IS" calcext:value-type="string">
            <text:p>SAYAS .IS</text:p>
          </table:table-cell>
          <table:table-cell office:value-type="string" calcext:value-type="string">
            <text:p>SAYAS .IS</text:p>
          </table:table-cell>
          <table:table-cell table:formula="of:=SUBSTITUTE([.K625];&quot; &quot;;&quot;&quot;)" office:value-type="string" office:string-value="SAYAS.IS" calcext:value-type="string">
            <text:p>SAYAS.IS</text:p>
          </table:table-cell>
          <table:table-cell table:formula="of:= &quot;&quot;&quot;&quot; &amp; [.L625] &amp; &quot;&quot;&quot;&quot;&amp;&quot;,&quot;" office:value-type="string" office:string-value="&quot;SAYAS.IS&quot;," calcext:value-type="string">
            <text:p>"SAY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686-sdt-uzay-ve-savunma-teknolojileri-a-s" xlink:type="simple">SDTTR</text:a> </text:p>
          </table:table-cell>
          <table:table-cell office:value-type="string" calcext:value-type="string">
            <text:p><text:a xlink:href="../../../../../tr/sirket-bilgileri/ozet/5686-sdt-uzay-ve-savunma-teknolojileri-a-s" xlink:type="simple">SDT UZAY VE SAVUNMA TEKNOLOJİLER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583-ram-bagimsiz-denetim-ve-danismanlik-a-s" xlink:type="simple">RAM BAĞIMSIZ DENETİM VE DANIŞMANLIK A.Ş.</text:a> </text:p>
          </table:table-cell>
          <table:table-cell table:number-columns-repeated="5"/>
          <table:table-cell table:formula="of:=COM.MICROSOFT.CONCAT([.A626];&quot;.IS&quot;)" office:value-type="string" office:string-value="SDTTR .IS" calcext:value-type="string">
            <text:p>SDTTR .IS</text:p>
          </table:table-cell>
          <table:table-cell office:value-type="string" calcext:value-type="string">
            <text:p>SDTTR .IS</text:p>
          </table:table-cell>
          <table:table-cell table:formula="of:=SUBSTITUTE([.K626];&quot; &quot;;&quot;&quot;)" office:value-type="string" office:string-value="SDTTR.IS" calcext:value-type="string">
            <text:p>SDTTR.IS</text:p>
          </table:table-cell>
          <table:table-cell table:formula="of:= &quot;&quot;&quot;&quot; &amp; [.L626] &amp; &quot;&quot;&quot;&quot;&amp;&quot;,&quot;" office:value-type="string" office:string-value="&quot;SDTTR.IS&quot;," calcext:value-type="string">
            <text:p>"SDTT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76-segmen-kardesler-gida-uretim-ve-ambalaj-sanayi-a-s" xlink:type="simple">SEGMN</text:a> </text:p>
          </table:table-cell>
          <table:table-cell office:value-type="string" calcext:value-type="string">
            <text:p><text:a xlink:href="../../../../../tr/sirket-bilgileri/ozet/5976-segmen-kardesler-gida-uretim-ve-ambalaj-sanayi-a-s" xlink:type="simple">SEĞMEN KARDEŞLER GIDA ÜRETİM VE AMBALAJ SANAY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10-guncel-bagimsiz-denetim-danismanlik-a-s" xlink:type="simple">GÜNCEL BAĞIMSIZ DENETİM DANIŞMANLIK A.Ş.</text:a> </text:p>
          </table:table-cell>
          <table:table-cell table:number-columns-repeated="5"/>
          <table:table-cell table:formula="of:=COM.MICROSOFT.CONCAT([.A627];&quot;.IS&quot;)" office:value-type="string" office:string-value="SEGMN .IS" calcext:value-type="string">
            <text:p>SEGMN .IS</text:p>
          </table:table-cell>
          <table:table-cell office:value-type="string" calcext:value-type="string">
            <text:p>SEGMN .IS</text:p>
          </table:table-cell>
          <table:table-cell table:formula="of:=SUBSTITUTE([.K627];&quot; &quot;;&quot;&quot;)" office:value-type="string" office:string-value="SEGMN.IS" calcext:value-type="string">
            <text:p>SEGMN.IS</text:p>
          </table:table-cell>
          <table:table-cell table:formula="of:= &quot;&quot;&quot;&quot; &amp; [.L627] &amp; &quot;&quot;&quot;&quot;&amp;&quot;,&quot;" office:value-type="string" office:string-value="&quot;SEGMN.IS&quot;," calcext:value-type="string">
            <text:p>"SEGM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50-sekuro-plastik-ambalaj-sanayi-a-s" xlink:type="simple">SEKUR</text:a> </text:p>
          </table:table-cell>
          <table:table-cell office:value-type="string" calcext:value-type="string">
            <text:p><text:a xlink:href="../../../../../tr/sirket-bilgileri/ozet/2050-sekuro-plastik-ambalaj-sanayi-a-s" xlink:type="simple">SEKURO PLASTİK AMBALAJ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628];&quot;.IS&quot;)" office:value-type="string" office:string-value="SEKUR .IS" calcext:value-type="string">
            <text:p>SEKUR .IS</text:p>
          </table:table-cell>
          <table:table-cell office:value-type="string" calcext:value-type="string">
            <text:p>SEKUR .IS</text:p>
          </table:table-cell>
          <table:table-cell table:formula="of:=SUBSTITUTE([.K628];&quot; &quot;;&quot;&quot;)" office:value-type="string" office:string-value="SEKUR.IS" calcext:value-type="string">
            <text:p>SEKUR.IS</text:p>
          </table:table-cell>
          <table:table-cell table:formula="of:= &quot;&quot;&quot;&quot; &amp; [.L628] &amp; &quot;&quot;&quot;&quot;&amp;&quot;,&quot;" office:value-type="string" office:string-value="&quot;SEKUR.IS&quot;," calcext:value-type="string">
            <text:p>"SEKU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20-selcuk-ecza-deposu-ticaret-ve-sanayi-a-s" xlink:type="simple">SELEC</text:a> </text:p>
          </table:table-cell>
          <table:table-cell office:value-type="string" calcext:value-type="string">
            <text:p><text:a xlink:href="../../../../../tr/sirket-bilgileri/ozet/1420-selcuk-ecza-deposu-ticaret-ve-sanayi-a-s" xlink:type="simple">SELÇUK ECZA DEPOSU TİCARET VE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629];&quot;.IS&quot;)" office:value-type="string" office:string-value="SELEC .IS" calcext:value-type="string">
            <text:p>SELEC .IS</text:p>
          </table:table-cell>
          <table:table-cell office:value-type="string" calcext:value-type="string">
            <text:p>SELEC .IS</text:p>
          </table:table-cell>
          <table:table-cell table:formula="of:=SUBSTITUTE([.K629];&quot; &quot;;&quot;&quot;)" office:value-type="string" office:string-value="SELEC.IS" calcext:value-type="string">
            <text:p>SELEC.IS</text:p>
          </table:table-cell>
          <table:table-cell table:formula="of:= &quot;&quot;&quot;&quot; &amp; [.L629] &amp; &quot;&quot;&quot;&quot;&amp;&quot;,&quot;" office:value-type="string" office:string-value="&quot;SELEC.IS&quot;," calcext:value-type="string">
            <text:p>"SELEC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69-selcuk-gida-endustri-ihracat-ithalat-a-s" xlink:type="simple">SELGD</text:a> </text:p>
          </table:table-cell>
          <table:table-cell office:value-type="string" calcext:value-type="string">
            <text:p><text:a xlink:href="../../../../../tr/sirket-bilgileri/ozet/1069-selcuk-gida-endustri-ihracat-ithalat-a-s" xlink:type="simple">SELÇUK GIDA ENDÜSTRİ İHRACAT İTHALA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217-akt-bagimsiz-denetim-a-s" xlink:type="simple">AKT BAĞIMSIZ DENETİM A.Ş.</text:a> </text:p>
          </table:table-cell>
          <table:table-cell table:number-columns-repeated="5"/>
          <table:table-cell table:formula="of:=COM.MICROSOFT.CONCAT([.A630];&quot;.IS&quot;)" office:value-type="string" office:string-value="SELGD .IS" calcext:value-type="string">
            <text:p>SELGD .IS</text:p>
          </table:table-cell>
          <table:table-cell office:value-type="string" calcext:value-type="string">
            <text:p>SELGD .IS</text:p>
          </table:table-cell>
          <table:table-cell table:formula="of:=SUBSTITUTE([.K630];&quot; &quot;;&quot;&quot;)" office:value-type="string" office:string-value="SELGD.IS" calcext:value-type="string">
            <text:p>SELGD.IS</text:p>
          </table:table-cell>
          <table:table-cell table:formula="of:= &quot;&quot;&quot;&quot; &amp; [.L630] &amp; &quot;&quot;&quot;&quot;&amp;&quot;,&quot;" office:value-type="string" office:string-value="&quot;SELGD.IS&quot;," calcext:value-type="string">
            <text:p>"SELG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62-selva-gida-sanayi-a-s" xlink:type="simple">SELVA</text:a> </text:p>
          </table:table-cell>
          <table:table-cell office:value-type="string" calcext:value-type="string">
            <text:p><text:a xlink:href="../../../../../tr/sirket-bilgileri/ozet/5362-selva-gida-sanayi-a-s" xlink:type="simple">SELVA GIDA SANAYİ A.Ş.</text:a> </text:p>
          </table:table-cell>
          <table:table-cell office:value-type="string" calcext:value-type="string">
            <text:p>KONYA</text:p>
          </table:table-cell>
          <table:table-cell office:value-type="string" calcext:value-type="string">
            <text:p><text:a xlink:href="../../../../../tr/sirket-bilgileri/ozet/5310-ttk-bagimsiz-denetim-ve-yeminli-mali-musavirlik-a-s" xlink:type="simple">TTK BAĞIMSIZ DENETİM VE YEMİNLİ MALİ MÜŞAVİRLİK A.Ş.</text:a> </text:p>
          </table:table-cell>
          <table:table-cell table:number-columns-repeated="5"/>
          <table:table-cell table:formula="of:=COM.MICROSOFT.CONCAT([.A631];&quot;.IS&quot;)" office:value-type="string" office:string-value="SELVA .IS" calcext:value-type="string">
            <text:p>SELVA .IS</text:p>
          </table:table-cell>
          <table:table-cell office:value-type="string" calcext:value-type="string">
            <text:p>SELVA .IS</text:p>
          </table:table-cell>
          <table:table-cell table:formula="of:=SUBSTITUTE([.K631];&quot; &quot;;&quot;&quot;)" office:value-type="string" office:string-value="SELVA.IS" calcext:value-type="string">
            <text:p>SELVA.IS</text:p>
          </table:table-cell>
          <table:table-cell table:formula="of:= &quot;&quot;&quot;&quot; &amp; [.L631] &amp; &quot;&quot;&quot;&quot;&amp;&quot;,&quot;" office:value-type="string" office:string-value="&quot;SELVA.IS&quot;," calcext:value-type="string">
            <text:p>"SELV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37-senkron-siber-guvenlik-yazilim-ve-bilisim-cozumleri-a-s" xlink:type="simple">SNKRN</text:a> </text:p>
          </table:table-cell>
          <table:table-cell office:value-type="string" calcext:value-type="string">
            <text:p><text:a xlink:href="../../../../../tr/sirket-bilgileri/ozet/2437-senkron-siber-guvenlik-yazilim-ve-bilisim-cozumleri-a-s" xlink:type="simple">SENKRON SİBER GÜVENLİK YAZILIM VE BİLİŞİM ÇÖZÜM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34-ag-yeminli-mali-musavirlik-ve-bagimsiz-denetim-a-s" xlink:type="simple">AG YEMİNLİ MALİ MÜŞAVİRLİK VE BAĞIMSIZ DENETİM A.Ş.</text:a> </text:p>
          </table:table-cell>
          <table:table-cell table:number-columns-repeated="5"/>
          <table:table-cell table:formula="of:=COM.MICROSOFT.CONCAT([.A632];&quot;.IS&quot;)" office:value-type="string" office:string-value="SNKRN .IS" calcext:value-type="string">
            <text:p>SNKRN .IS</text:p>
          </table:table-cell>
          <table:table-cell office:value-type="string" calcext:value-type="string">
            <text:p>SNKRN .IS</text:p>
          </table:table-cell>
          <table:table-cell table:formula="of:=SUBSTITUTE([.K632];&quot; &quot;;&quot;&quot;)" office:value-type="string" office:string-value="SNKRN.IS" calcext:value-type="string">
            <text:p>SNKRN.IS</text:p>
          </table:table-cell>
          <table:table-cell table:formula="of:= &quot;&quot;&quot;&quot; &amp; [.L632] &amp; &quot;&quot;&quot;&quot;&amp;&quot;,&quot;" office:value-type="string" office:string-value="&quot;SNKRN.IS&quot;," calcext:value-type="string">
            <text:p>"SNKR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705-servet-gayrimenkul-yatirim-ortakligi-a-s" xlink:type="simple">SRVGY</text:a> </text:p>
          </table:table-cell>
          <table:table-cell office:value-type="string" calcext:value-type="string">
            <text:p><text:a xlink:href="../../../../../tr/sirket-bilgileri/ozet/1705-servet-gayrimenkul-yatirim-ortakligi-a-s" xlink:type="simple">SERVET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95-arsen-bagimsiz-denetim-hizmetleri-a-s" xlink:type="simple">ARSEN BAĞIMSIZ DENETİM HİZMETLERİ A.Ş.</text:a> </text:p>
          </table:table-cell>
          <table:table-cell table:number-columns-repeated="5"/>
          <table:table-cell table:formula="of:=COM.MICROSOFT.CONCAT([.A633];&quot;.IS&quot;)" office:value-type="string" office:string-value="SRVGY .IS" calcext:value-type="string">
            <text:p>SRVGY .IS</text:p>
          </table:table-cell>
          <table:table-cell office:value-type="string" calcext:value-type="string">
            <text:p>SRVGY .IS</text:p>
          </table:table-cell>
          <table:table-cell table:formula="of:=SUBSTITUTE([.K633];&quot; &quot;;&quot;&quot;)" office:value-type="string" office:string-value="SRVGY.IS" calcext:value-type="string">
            <text:p>SRVGY.IS</text:p>
          </table:table-cell>
          <table:table-cell table:formula="of:= &quot;&quot;&quot;&quot; &amp; [.L633] &amp; &quot;&quot;&quot;&quot;&amp;&quot;,&quot;" office:value-type="string" office:string-value="&quot;SRVGY.IS&quot;," calcext:value-type="string">
            <text:p>"SRVG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54-setur-servis-turistik-a-s" xlink:type="simple">KHSTR</text:a> </text:p>
          </table:table-cell>
          <table:table-cell office:value-type="string" calcext:value-type="string">
            <text:p><text:a xlink:href="../../../../../tr/sirket-bilgileri/ozet/2154-setur-servis-turistik-a-s" xlink:type="simple">SETUR SERVİS TURİSTİ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634];&quot;.IS&quot;)" office:value-type="string" office:string-value="KHSTR .IS" calcext:value-type="string">
            <text:p>KHSTR .IS</text:p>
          </table:table-cell>
          <table:table-cell office:value-type="string" calcext:value-type="string">
            <text:p>KHSTR .IS</text:p>
          </table:table-cell>
          <table:table-cell table:formula="of:=SUBSTITUTE([.K634];&quot; &quot;;&quot;&quot;)" office:value-type="string" office:string-value="KHSTR.IS" calcext:value-type="string">
            <text:p>KHSTR.IS</text:p>
          </table:table-cell>
          <table:table-cell table:formula="of:= &quot;&quot;&quot;&quot; &amp; [.L634] &amp; &quot;&quot;&quot;&quot;&amp;&quot;,&quot;" office:value-type="string" office:string-value="&quot;KHSTR.IS&quot;," calcext:value-type="string">
            <text:p>"KHST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500-seyitler-kimya-sanayi-a-s" xlink:type="simple">SEYKM</text:a> </text:p>
          </table:table-cell>
          <table:table-cell office:value-type="string" calcext:value-type="string">
            <text:p><text:a xlink:href="../../../../../tr/sirket-bilgileri/ozet/2500-seyitler-kimya-sanayi-a-s" xlink:type="simple">SEYİTLER KİMYA SANAYİ A.Ş.</text:a> </text:p>
          </table:table-cell>
          <table:table-cell office:value-type="string" calcext:value-type="string">
            <text:p>MANİSA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635];&quot;.IS&quot;)" office:value-type="string" office:string-value="SEYKM .IS" calcext:value-type="string">
            <text:p>SEYKM .IS</text:p>
          </table:table-cell>
          <table:table-cell office:value-type="string" calcext:value-type="string">
            <text:p>SEYKM .IS</text:p>
          </table:table-cell>
          <table:table-cell table:formula="of:=SUBSTITUTE([.K635];&quot; &quot;;&quot;&quot;)" office:value-type="string" office:string-value="SEYKM.IS" calcext:value-type="string">
            <text:p>SEYKM.IS</text:p>
          </table:table-cell>
          <table:table-cell table:formula="of:= &quot;&quot;&quot;&quot; &amp; [.L635] &amp; &quot;&quot;&quot;&quot;&amp;&quot;,&quot;" office:value-type="string" office:string-value="&quot;SEYKM.IS&quot;," calcext:value-type="string">
            <text:p>"SEYK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084-shell-turcas-petrol-a-s" xlink:type="simple">SHTRP</text:a> </text:p>
          </table:table-cell>
          <table:table-cell office:value-type="string" calcext:value-type="string">
            <text:p><text:a xlink:href="../../../../../tr/sirket-bilgileri/ozet/3084-shell-turcas-petrol-a-s" xlink:type="simple">SHELL &amp; TURCAS PETROL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636];&quot;.IS&quot;)" office:value-type="string" office:string-value="SHTRP .IS" calcext:value-type="string">
            <text:p>SHTRP .IS</text:p>
          </table:table-cell>
          <table:table-cell office:value-type="string" calcext:value-type="string">
            <text:p>SHTRP .IS</text:p>
          </table:table-cell>
          <table:table-cell table:formula="of:=SUBSTITUTE([.K636];&quot; &quot;;&quot;&quot;)" office:value-type="string" office:string-value="SHTRP.IS" calcext:value-type="string">
            <text:p>SHTRP.IS</text:p>
          </table:table-cell>
          <table:table-cell table:formula="of:= &quot;&quot;&quot;&quot; &amp; [.L636] &amp; &quot;&quot;&quot;&quot;&amp;&quot;,&quot;" office:value-type="string" office:string-value="&quot;SHTRP.IS&quot;," calcext:value-type="string">
            <text:p>"SHTRP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36-silverline-endustri-ve-ticaret-a-s" xlink:type="simple">SILVR</text:a> </text:p>
          </table:table-cell>
          <table:table-cell office:value-type="string" calcext:value-type="string">
            <text:p><text:a xlink:href="../../../../../tr/sirket-bilgileri/ozet/1436-silverline-endustri-ve-ticaret-a-s" xlink:type="simple">SİLVERLİNE ENDÜSTRİ VE TİCARET A.Ş.</text:a> </text:p>
          </table:table-cell>
          <table:table-cell office:value-type="string" calcext:value-type="string">
            <text:p>AMASYA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637];&quot;.IS&quot;)" office:value-type="string" office:string-value="SILVR .IS" calcext:value-type="string">
            <text:p>SILVR .IS</text:p>
          </table:table-cell>
          <table:table-cell office:value-type="string" calcext:value-type="string">
            <text:p>SILVR .IS</text:p>
          </table:table-cell>
          <table:table-cell table:formula="of:=SUBSTITUTE([.K637];&quot; &quot;;&quot;&quot;)" office:value-type="string" office:string-value="SILVR.IS" calcext:value-type="string">
            <text:p>SILVR.IS</text:p>
          </table:table-cell>
          <table:table-cell table:formula="of:= &quot;&quot;&quot;&quot; &amp; [.L637] &amp; &quot;&quot;&quot;&quot;&amp;&quot;,&quot;" office:value-type="string" office:string-value="&quot;SILVR.IS&quot;," calcext:value-type="string">
            <text:p>"SILV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59-sinpas-gayrimenkul-yatirim-ortakligi-a-s" xlink:type="simple">SNGYO</text:a> </text:p>
          </table:table-cell>
          <table:table-cell office:value-type="string" calcext:value-type="string">
            <text:p><text:a xlink:href="../../../../../tr/sirket-bilgileri/ozet/1459-sinpas-gayrimenkul-yatirim-ortakligi-a-s" xlink:type="simple">SİNPAŞ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5595-arsen-bagimsiz-denetim-hizmetleri-a-s" xlink:type="simple">ARSEN BAĞIMSIZ DENETİM HİZMETLERİ A.Ş.</text:a> </text:p>
          </table:table-cell>
          <table:table-cell table:number-columns-repeated="5"/>
          <table:table-cell table:formula="of:=COM.MICROSOFT.CONCAT([.A638];&quot;.IS&quot;)" office:value-type="string" office:string-value="SNGYO .IS" calcext:value-type="string">
            <text:p>SNGYO .IS</text:p>
          </table:table-cell>
          <table:table-cell office:value-type="string" calcext:value-type="string">
            <text:p>SNGYO .IS</text:p>
          </table:table-cell>
          <table:table-cell table:formula="of:=SUBSTITUTE([.K638];&quot; &quot;;&quot;&quot;)" office:value-type="string" office:string-value="SNGYO.IS" calcext:value-type="string">
            <text:p>SNGYO.IS</text:p>
          </table:table-cell>
          <table:table-cell table:formula="of:= &quot;&quot;&quot;&quot; &amp; [.L638] &amp; &quot;&quot;&quot;&quot;&amp;&quot;,&quot;" office:value-type="string" office:string-value="&quot;SNGYO.IS&quot;," calcext:value-type="string">
            <text:p>"SN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02-skyalp-finansal-teknolojiler-ve-danismanlik-a-s" xlink:type="simple">SKYLP</text:a> </text:p>
          </table:table-cell>
          <table:table-cell office:value-type="string" calcext:value-type="string">
            <text:p><text:a xlink:href="../../../../../tr/sirket-bilgileri/ozet/1602-skyalp-finansal-teknolojiler-ve-danismanlik-a-s" xlink:type="simple">SKYALP FİNANSAL TEKNOLOJİLER VE DANIŞMANLI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639];&quot;.IS&quot;)" office:value-type="string" office:string-value="SKYLP .IS" calcext:value-type="string">
            <text:p>SKYLP .IS</text:p>
          </table:table-cell>
          <table:table-cell office:value-type="string" calcext:value-type="string">
            <text:p>SKYLP .IS</text:p>
          </table:table-cell>
          <table:table-cell table:formula="of:=SUBSTITUTE([.K639];&quot; &quot;;&quot;&quot;)" office:value-type="string" office:string-value="SKYLP.IS" calcext:value-type="string">
            <text:p>SKYLP.IS</text:p>
          </table:table-cell>
          <table:table-cell table:formula="of:= &quot;&quot;&quot;&quot; &amp; [.L639] &amp; &quot;&quot;&quot;&quot;&amp;&quot;,&quot;" office:value-type="string" office:string-value="&quot;SKYLP.IS&quot;," calcext:value-type="string">
            <text:p>"SKYLP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57-smart-gunes-enerjisi-teknolojileri-arastirma-gelistirme-uretim-sanayi-ve-ticaret-a-s" xlink:type="simple">SMRTG</text:a> </text:p>
          </table:table-cell>
          <table:table-cell office:value-type="string" calcext:value-type="string">
            <text:p><text:a xlink:href="../../../../../tr/sirket-bilgileri/ozet/5557-smart-gunes-enerjisi-teknolojileri-arastirma-gelistirme-uretim-sanayi-ve-ticaret-a-s" xlink:type="simple">SMART GÜNEŞ ENERJİSİ TEKNOLOJİLERİ ARAŞTIRMA GELİŞTİRME ÜRETİM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640];&quot;.IS&quot;)" office:value-type="string" office:string-value="SMRTG .IS" calcext:value-type="string">
            <text:p>SMRTG .IS</text:p>
          </table:table-cell>
          <table:table-cell office:value-type="string" calcext:value-type="string">
            <text:p>SMRTG .IS</text:p>
          </table:table-cell>
          <table:table-cell table:formula="of:=SUBSTITUTE([.K640];&quot; &quot;;&quot;&quot;)" office:value-type="string" office:string-value="SMRTG.IS" calcext:value-type="string">
            <text:p>SMRTG.IS</text:p>
          </table:table-cell>
          <table:table-cell table:formula="of:= &quot;&quot;&quot;&quot; &amp; [.L640] &amp; &quot;&quot;&quot;&quot;&amp;&quot;,&quot;" office:value-type="string" office:string-value="&quot;SMRTG.IS&quot;," calcext:value-type="string">
            <text:p>"SMRTG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872-smartiks-yazilim-a-s" xlink:type="simple">SMART</text:a> </text:p>
          </table:table-cell>
          <table:table-cell office:value-type="string" calcext:value-type="string">
            <text:p><text:a xlink:href="../../../../../tr/sirket-bilgileri/ozet/4872-smartiks-yazilim-a-s" xlink:type="simple">SMARTİKS YAZILI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39-rehber-bagimsiz-denetim-ve-yeminli-mali-musavirlik-a-s" xlink:type="simple">REHBER BAĞIMSIZ DENETİM VE YEMİNLİ MALİ MÜŞAVİRLİK A.Ş.</text:a> </text:p>
          </table:table-cell>
          <table:table-cell table:number-columns-repeated="5"/>
          <table:table-cell table:formula="of:=COM.MICROSOFT.CONCAT([.A641];&quot;.IS&quot;)" office:value-type="string" office:string-value="SMART .IS" calcext:value-type="string">
            <text:p>SMART .IS</text:p>
          </table:table-cell>
          <table:table-cell office:value-type="string" calcext:value-type="string">
            <text:p>SMART .IS</text:p>
          </table:table-cell>
          <table:table-cell table:formula="of:=SUBSTITUTE([.K641];&quot; &quot;;&quot;&quot;)" office:value-type="string" office:string-value="SMART.IS" calcext:value-type="string">
            <text:p>SMART.IS</text:p>
          </table:table-cell>
          <table:table-cell table:formula="of:= &quot;&quot;&quot;&quot; &amp; [.L641] &amp; &quot;&quot;&quot;&quot;&amp;&quot;,&quot;" office:value-type="string" office:string-value="&quot;SMART.IS&quot;," calcext:value-type="string">
            <text:p>"SMAR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83-sodas-sodyum-sanayii-a-s" xlink:type="simple">SODSN</text:a> </text:p>
          </table:table-cell>
          <table:table-cell office:value-type="string" calcext:value-type="string">
            <text:p><text:a xlink:href="../../../../../tr/sirket-bilgileri/ozet/1583-sodas-sodyum-sanayii-a-s" xlink:type="simple">SODAŞ SODYUM SANAYİİ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213-rsm-turkey-uluslararasi-bagimsiz-denetim-a-s" xlink:type="simple">RSM TURKEY ULUSLARARASI BAĞIMSIZ DENETİM A.Ş.</text:a> </text:p>
          </table:table-cell>
          <table:table-cell table:number-columns-repeated="5"/>
          <table:table-cell table:formula="of:=COM.MICROSOFT.CONCAT([.A642];&quot;.IS&quot;)" office:value-type="string" office:string-value="SODSN .IS" calcext:value-type="string">
            <text:p>SODSN .IS</text:p>
          </table:table-cell>
          <table:table-cell office:value-type="string" calcext:value-type="string">
            <text:p>SODSN .IS</text:p>
          </table:table-cell>
          <table:table-cell table:formula="of:=SUBSTITUTE([.K642];&quot; &quot;;&quot;&quot;)" office:value-type="string" office:string-value="SODSN.IS" calcext:value-type="string">
            <text:p>SODSN.IS</text:p>
          </table:table-cell>
          <table:table-cell table:formula="of:= &quot;&quot;&quot;&quot; &amp; [.L642] &amp; &quot;&quot;&quot;&quot;&amp;&quot;,&quot;" office:value-type="string" office:string-value="&quot;SODSN.IS&quot;," calcext:value-type="string">
            <text:p>"SODS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099-soke-degirmencilik-sanayi-ve-ticaret-a-s" xlink:type="simple">SOKE</text:a> </text:p>
          </table:table-cell>
          <table:table-cell office:value-type="string" calcext:value-type="string">
            <text:p><text:a xlink:href="../../../../../tr/sirket-bilgileri/ozet/4099-soke-degirmencilik-sanayi-ve-ticaret-a-s" xlink:type="simple">SÖKE DEĞİRMENCİLİK SANAYİ VE TİCARET A.Ş.</text:a> </text:p>
          </table:table-cell>
          <table:table-cell office:value-type="string" calcext:value-type="string">
            <text:p>AYDIN</text:p>
          </table:table-cell>
          <table:table-cell office:value-type="string" calcext:value-type="string">
            <text:p><text:a xlink:href="../../../../../tr/sirket-bilgileri/ozet/237-finansal-eksen-bagimsiz-denetim-ve-danismanlik-a-s" xlink:type="simple">FİNANSAL EKSEN BAĞIMSIZ DENETİM VE DANIŞMANLIK A.Ş.</text:a> </text:p>
          </table:table-cell>
          <table:table-cell table:number-columns-repeated="5"/>
          <table:table-cell table:formula="of:=COM.MICROSOFT.CONCAT([.A643];&quot;.IS&quot;)" office:value-type="string" office:string-value="SOKE .IS" calcext:value-type="string">
            <text:p>SOKE .IS</text:p>
          </table:table-cell>
          <table:table-cell office:value-type="string" calcext:value-type="string">
            <text:p>SOKE .IS</text:p>
          </table:table-cell>
          <table:table-cell table:formula="of:=SUBSTITUTE([.K643];&quot; &quot;;&quot;&quot;)" office:value-type="string" office:string-value="SOKE.IS" calcext:value-type="string">
            <text:p>SOKE.IS</text:p>
          </table:table-cell>
          <table:table-cell table:formula="of:= &quot;&quot;&quot;&quot; &amp; [.L643] &amp; &quot;&quot;&quot;&quot;&amp;&quot;,&quot;" office:value-type="string" office:string-value="&quot;SOKE.IS&quot;," calcext:value-type="string">
            <text:p>"SOK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73-soktas-tekstil-sanayi-ve-ticaret-a-s" xlink:type="simple">SKTAS</text:a> </text:p>
          </table:table-cell>
          <table:table-cell office:value-type="string" calcext:value-type="string">
            <text:p><text:a xlink:href="../../../../../tr/sirket-bilgileri/ozet/1073-soktas-tekstil-sanayi-ve-ticaret-a-s" xlink:type="simple">SÖKTAŞ TEKSTİL SANAYİ VE TİCARET A.Ş.</text:a> </text:p>
          </table:table-cell>
          <table:table-cell office:value-type="string" calcext:value-type="string">
            <text:p>AYDIN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644];&quot;.IS&quot;)" office:value-type="string" office:string-value="SKTAS .IS" calcext:value-type="string">
            <text:p>SKTAS .IS</text:p>
          </table:table-cell>
          <table:table-cell office:value-type="string" calcext:value-type="string">
            <text:p>SKTAS .IS</text:p>
          </table:table-cell>
          <table:table-cell table:formula="of:=SUBSTITUTE([.K644];&quot; &quot;;&quot;&quot;)" office:value-type="string" office:string-value="SKTAS.IS" calcext:value-type="string">
            <text:p>SKTAS.IS</text:p>
          </table:table-cell>
          <table:table-cell table:formula="of:= &quot;&quot;&quot;&quot; &amp; [.L644] &amp; &quot;&quot;&quot;&quot;&amp;&quot;,&quot;" office:value-type="string" office:string-value="&quot;SKTAS.IS&quot;," calcext:value-type="string">
            <text:p>"SKT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74-sonmez-filament-sentetik-iplik-ve-elyaf-sanayi-a-s" xlink:type="simple">SONME</text:a> </text:p>
          </table:table-cell>
          <table:table-cell office:value-type="string" calcext:value-type="string">
            <text:p><text:a xlink:href="../../../../../tr/sirket-bilgileri/ozet/1074-sonmez-filament-sentetik-iplik-ve-elyaf-sanayi-a-s" xlink:type="simple">SÖNMEZ FİLAMENT SENTETİK İPLİK VE ELYAF SANAYİ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139-rehber-bagimsiz-denetim-ve-yeminli-mali-musavirlik-a-s" xlink:type="simple">REHBER BAĞIMSIZ DENETİM VE YEMİNLİ MALİ MÜŞAVİRLİK A.Ş.</text:a> </text:p>
          </table:table-cell>
          <table:table-cell table:number-columns-repeated="5"/>
          <table:table-cell table:formula="of:=COM.MICROSOFT.CONCAT([.A645];&quot;.IS&quot;)" office:value-type="string" office:string-value="SONME .IS" calcext:value-type="string">
            <text:p>SONME .IS</text:p>
          </table:table-cell>
          <table:table-cell office:value-type="string" calcext:value-type="string">
            <text:p>SONME .IS</text:p>
          </table:table-cell>
          <table:table-cell table:formula="of:=SUBSTITUTE([.K645];&quot; &quot;;&quot;&quot;)" office:value-type="string" office:string-value="SONME.IS" calcext:value-type="string">
            <text:p>SONME.IS</text:p>
          </table:table-cell>
          <table:table-cell table:formula="of:= &quot;&quot;&quot;&quot; &amp; [.L645] &amp; &quot;&quot;&quot;&quot;&amp;&quot;,&quot;" office:value-type="string" office:string-value="&quot;SONME.IS&quot;," calcext:value-type="string">
            <text:p>"SONM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75-sonmez-pamuklu-sanayii-a-s" xlink:type="simple">SNPAM</text:a> </text:p>
          </table:table-cell>
          <table:table-cell office:value-type="string" calcext:value-type="string">
            <text:p><text:a xlink:href="../../../../../tr/sirket-bilgileri/ozet/1075-sonmez-pamuklu-sanayii-a-s" xlink:type="simple">SÖNMEZ PAMUKLU SANAYİİ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139-rehber-bagimsiz-denetim-ve-yeminli-mali-musavirlik-a-s" xlink:type="simple">REHBER BAĞIMSIZ DENETİM VE YEMİNLİ MALİ MÜŞAVİRLİK A.Ş.</text:a> </text:p>
          </table:table-cell>
          <table:table-cell table:number-columns-repeated="5"/>
          <table:table-cell table:formula="of:=COM.MICROSOFT.CONCAT([.A646];&quot;.IS&quot;)" office:value-type="string" office:string-value="SNPAM .IS" calcext:value-type="string">
            <text:p>SNPAM .IS</text:p>
          </table:table-cell>
          <table:table-cell office:value-type="string" calcext:value-type="string">
            <text:p>SNPAM .IS</text:p>
          </table:table-cell>
          <table:table-cell table:formula="of:=SUBSTITUTE([.K646];&quot; &quot;;&quot;&quot;)" office:value-type="string" office:string-value="SNPAM.IS" calcext:value-type="string">
            <text:p>SNPAM.IS</text:p>
          </table:table-cell>
          <table:table-cell table:formula="of:= &quot;&quot;&quot;&quot; &amp; [.L646] &amp; &quot;&quot;&quot;&quot;&amp;&quot;,&quot;" office:value-type="string" office:string-value="&quot;SNPAM.IS&quot;," calcext:value-type="string">
            <text:p>"SNPA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801-sumas-suni-tahta-ve-mobilya-sanayii-a-s" xlink:type="simple">SUMAS</text:a> </text:p>
          </table:table-cell>
          <table:table-cell office:value-type="string" calcext:value-type="string">
            <text:p><text:a xlink:href="../../../../../tr/sirket-bilgileri/ozet/2801-sumas-suni-tahta-ve-mobilya-sanayii-a-s" xlink:type="simple">SUMAŞ SUNİ TAHTA VE MOBİLYA SANAYİİ A.Ş.</text:a> </text:p>
          </table:table-cell>
          <table:table-cell office:value-type="string" calcext:value-type="string">
            <text:p>BALIKESİR</text:p>
          </table:table-cell>
          <table:table-cell office:value-type="string" calcext:value-type="string">
            <text:p><text:a xlink:href="../../../../../tr/sirket-bilgileri/ozet/5634-ibd-istanbul-bagimsiz-denetim-ve-smmm-a-s" xlink:type="simple">İBD İSTANBUL BAĞIMSIZ DENETİM VE SMMM A.Ş.</text:a> </text:p>
          </table:table-cell>
          <table:table-cell table:number-columns-repeated="5"/>
          <table:table-cell table:formula="of:=COM.MICROSOFT.CONCAT([.A647];&quot;.IS&quot;)" office:value-type="string" office:string-value="SUMAS .IS" calcext:value-type="string">
            <text:p>SUMAS .IS</text:p>
          </table:table-cell>
          <table:table-cell office:value-type="string" calcext:value-type="string">
            <text:p>SUMAS .IS</text:p>
          </table:table-cell>
          <table:table-cell table:formula="of:=SUBSTITUTE([.K647];&quot; &quot;;&quot;&quot;)" office:value-type="string" office:string-value="SUMAS.IS" calcext:value-type="string">
            <text:p>SUMAS.IS</text:p>
          </table:table-cell>
          <table:table-cell table:formula="of:= &quot;&quot;&quot;&quot; &amp; [.L647] &amp; &quot;&quot;&quot;&quot;&amp;&quot;,&quot;" office:value-type="string" office:string-value="&quot;SUMAS.IS&quot;," calcext:value-type="string">
            <text:p>"SUM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587-sun-tekstil-sanayi-ve-ticaret-a-s" xlink:type="simple">SUNTK</text:a> </text:p>
          </table:table-cell>
          <table:table-cell office:value-type="string" calcext:value-type="string">
            <text:p><text:a xlink:href="../../../../../tr/sirket-bilgileri/ozet/5587-sun-tekstil-sanayi-ve-ticaret-a-s" xlink:type="simple">SUN TEKSTİL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46-sun-bagimsiz-denetim-ve-yeminli-mali-musavirlik-a-s" xlink:type="simple">SUN BAĞIMSIZ DENETİM VE YEMİNLİ MALİ MÜŞAVİRLİK A.Ş.</text:a> </text:p>
          </table:table-cell>
          <table:table-cell table:number-columns-repeated="5"/>
          <table:table-cell table:formula="of:=COM.MICROSOFT.CONCAT([.A648];&quot;.IS&quot;)" office:value-type="string" office:string-value="SUNTK .IS" calcext:value-type="string">
            <text:p>SUNTK .IS</text:p>
          </table:table-cell>
          <table:table-cell office:value-type="string" calcext:value-type="string">
            <text:p>SUNTK .IS</text:p>
          </table:table-cell>
          <table:table-cell table:formula="of:=SUBSTITUTE([.K648];&quot; &quot;;&quot;&quot;)" office:value-type="string" office:string-value="SUNTK.IS" calcext:value-type="string">
            <text:p>SUNTK.IS</text:p>
          </table:table-cell>
          <table:table-cell table:formula="of:= &quot;&quot;&quot;&quot; &amp; [.L648] &amp; &quot;&quot;&quot;&quot;&amp;&quot;,&quot;" office:value-type="string" office:string-value="&quot;SUNTK.IS&quot;," calcext:value-type="string">
            <text:p>"SUNT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10-sur-tatil-evleri-gayrimenkul-yatirim-ortakligi-a-s" xlink:type="simple">SURGY</text:a> </text:p>
          </table:table-cell>
          <table:table-cell office:value-type="string" calcext:value-type="string">
            <text:p><text:a xlink:href="../../../../../tr/sirket-bilgileri/ozet/5910-sur-tatil-evleri-gayrimenkul-yatirim-ortakligi-a-s" xlink:type="simple">SUR TATİL EVLERİ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649];&quot;.IS&quot;)" office:value-type="string" office:string-value="SURGY .IS" calcext:value-type="string">
            <text:p>SURGY .IS</text:p>
          </table:table-cell>
          <table:table-cell office:value-type="string" calcext:value-type="string">
            <text:p>SURGY .IS</text:p>
          </table:table-cell>
          <table:table-cell table:formula="of:=SUBSTITUTE([.K649];&quot; &quot;;&quot;&quot;)" office:value-type="string" office:string-value="SURGY.IS" calcext:value-type="string">
            <text:p>SURGY.IS</text:p>
          </table:table-cell>
          <table:table-cell table:formula="of:= &quot;&quot;&quot;&quot; &amp; [.L649] &amp; &quot;&quot;&quot;&quot;&amp;&quot;,&quot;" office:value-type="string" office:string-value="&quot;SURGY.IS&quot;," calcext:value-type="string">
            <text:p>"SURGY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32-suwen-tekstil-sanayi-pazarlama-a-s" xlink:type="simple">SUWEN</text:a> </text:p>
          </table:table-cell>
          <table:table-cell office:value-type="string" calcext:value-type="string">
            <text:p><text:a xlink:href="../../../../../tr/sirket-bilgileri/ozet/5332-suwen-tekstil-sanayi-pazarlama-a-s" xlink:type="simple">SUWEN TEKSTİL SANAYİ PAZAR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650];&quot;.IS&quot;)" office:value-type="string" office:string-value="SUWEN .IS" calcext:value-type="string">
            <text:p>SUWEN .IS</text:p>
          </table:table-cell>
          <table:table-cell office:value-type="string" calcext:value-type="string">
            <text:p>SUWEN .IS</text:p>
          </table:table-cell>
          <table:table-cell table:formula="of:=SUBSTITUTE([.K650];&quot; &quot;;&quot;&quot;)" office:value-type="string" office:string-value="SUWEN.IS" calcext:value-type="string">
            <text:p>SUWEN.IS</text:p>
          </table:table-cell>
          <table:table-cell table:formula="of:= &quot;&quot;&quot;&quot; &amp; [.L650] &amp; &quot;&quot;&quot;&quot;&amp;&quot;,&quot;" office:value-type="string" office:string-value="&quot;SUWEN.IS&quot;," calcext:value-type="string">
            <text:p>"SUW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11-sumer-faktoring-a-s" xlink:type="simple">SMRFA</text:a> </text:p>
          </table:table-cell>
          <table:table-cell office:value-type="string" calcext:value-type="string">
            <text:p><text:a xlink:href="../../../../../tr/sirket-bilgileri/ozet/2411-sumer-faktoring-a-s" xlink:type="simple">SÜMER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87-arti-deger-uluslararasi-bagimsiz-denetim-ve-ymm-a-s" xlink:type="simple">ARTI DEĞER ULUSLARARASI BAĞIMSIZ DENETİM VE YMM A.Ş.</text:a> </text:p>
          </table:table-cell>
          <table:table-cell table:number-columns-repeated="5"/>
          <table:table-cell table:formula="of:=COM.MICROSOFT.CONCAT([.A651];&quot;.IS&quot;)" office:value-type="string" office:string-value="SMRFA .IS" calcext:value-type="string">
            <text:p>SMRFA .IS</text:p>
          </table:table-cell>
          <table:table-cell office:value-type="string" calcext:value-type="string">
            <text:p>SMRFA .IS</text:p>
          </table:table-cell>
          <table:table-cell table:formula="of:=SUBSTITUTE([.K651];&quot; &quot;;&quot;&quot;)" office:value-type="string" office:string-value="SMRFA.IS" calcext:value-type="string">
            <text:p>SMRFA.IS</text:p>
          </table:table-cell>
          <table:table-cell table:formula="of:= &quot;&quot;&quot;&quot; &amp; [.L651] &amp; &quot;&quot;&quot;&quot;&amp;&quot;,&quot;" office:value-type="string" office:string-value="&quot;SMRFA.IS&quot;," calcext:value-type="string">
            <text:p>"SMRFA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3660-sumer-varlik-yonetim-a-s" xlink:type="simple">SMRVA</text:a> </text:p>
          </table:table-cell>
          <table:table-cell table:style-name="ce6" office:value-type="string" calcext:value-type="string">
            <text:p><text:a xlink:href="../../../../../tr/sirket-bilgileri/ozet/3660-sumer-varlik-yonetim-a-s" xlink:type="simple">SÜMER VARLIK YÖNETİM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652];&quot;.IS&quot;)" office:value-type="string" office:string-value="SMRVA .IS" calcext:value-type="string">
            <text:p>SMRVA .IS</text:p>
          </table:table-cell>
          <table:table-cell office:value-type="string" calcext:value-type="string">
            <text:p>SMRVA .IS</text:p>
          </table:table-cell>
          <table:table-cell table:formula="of:=SUBSTITUTE([.K652];&quot; &quot;;&quot;&quot;)" office:value-type="string" office:string-value="SMRVA.IS" calcext:value-type="string">
            <text:p>SMRVA.IS</text:p>
          </table:table-cell>
          <table:table-cell table:formula="of:= &quot;&quot;&quot;&quot; &amp; [.L652] &amp; &quot;&quot;&quot;&quot;&amp;&quot;,&quot;" office:value-type="string" office:string-value="&quot;SMRVA.IS&quot;," calcext:value-type="string">
            <text:p>"SMRVA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653];&quot;.IS&quot;)" office:value-type="string" office:string-value=".IS" calcext:value-type="string">
            <text:p>.IS</text:p>
          </table:table-cell>
          <table:table-cell/>
          <table:table-cell table:formula="of:=SUBSTITUTE([.K653];&quot; &quot;;&quot;&quot;)">
            <text:p/>
          </table:table-cell>
          <table:table-cell table:formula="of:= &quot;&quot;&quot;&quot; &amp; [.L653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Ş</text:p>
          </table:table-cell>
          <table:table-cell table:style-name="Default" table:number-columns-repeated="3"/>
          <table:table-cell table:number-columns-repeated="5"/>
          <table:table-cell table:formula="of:=COM.MICROSOFT.CONCAT([.A654];&quot;.IS&quot;)" office:value-type="string" office:string-value="Ş.IS" calcext:value-type="string">
            <text:p>Ş.IS</text:p>
          </table:table-cell>
          <table:table-cell/>
          <table:table-cell table:formula="of:=SUBSTITUTE([.K654];&quot; &quot;;&quot;&quot;)">
            <text:p/>
          </table:table-cell>
          <table:table-cell table:formula="of:= &quot;&quot;&quot;&quot; &amp; [.L65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655];&quot;.IS&quot;)" office:value-type="string" office:string-value=".IS" calcext:value-type="string">
            <text:p>.IS</text:p>
          </table:table-cell>
          <table:table-cell/>
          <table:table-cell table:formula="of:=SUBSTITUTE([.K655];&quot; &quot;;&quot;&quot;)">
            <text:p/>
          </table:table-cell>
          <table:table-cell table:formula="of:= &quot;&quot;&quot;&quot; &amp; [.L655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656];&quot;.IS&quot;)" office:value-type="string" office:string-value="Kod.IS" calcext:value-type="string">
            <text:p>Kod.IS</text:p>
          </table:table-cell>
          <table:table-cell/>
          <table:table-cell table:formula="of:=SUBSTITUTE([.K656];&quot; &quot;;&quot;&quot;)">
            <text:p/>
          </table:table-cell>
          <table:table-cell table:formula="of:= &quot;&quot;&quot;&quot; &amp; [.L656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583-seker-faktoring-a-s" xlink:type="simple">SEKFA</text:a> </text:p>
          </table:table-cell>
          <table:table-cell office:value-type="string" calcext:value-type="string">
            <text:p><text:a xlink:href="../../../../../tr/sirket-bilgileri/ozet/2583-seker-faktoring-a-s" xlink:type="simple">ŞEKER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657];&quot;.IS&quot;)" office:value-type="string" office:string-value="SEKFA .IS" calcext:value-type="string">
            <text:p>SEKFA .IS</text:p>
          </table:table-cell>
          <table:table-cell office:value-type="string" calcext:value-type="string">
            <text:p>SEKFA .IS</text:p>
          </table:table-cell>
          <table:table-cell table:formula="of:=SUBSTITUTE([.K657];&quot; &quot;;&quot;&quot;)" office:value-type="string" office:string-value="SEKFA.IS" calcext:value-type="string">
            <text:p>SEKFA.IS</text:p>
          </table:table-cell>
          <table:table-cell table:formula="of:= &quot;&quot;&quot;&quot; &amp; [.L657] &amp; &quot;&quot;&quot;&quot;&amp;&quot;,&quot;" office:value-type="string" office:string-value="&quot;SEKFA.IS&quot;," calcext:value-type="string">
            <text:p>"SEK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92-seker-finansal-kiralama-a-s" xlink:type="simple">SEKFK</text:a> </text:p>
          </table:table-cell>
          <table:table-cell office:value-type="string" calcext:value-type="string">
            <text:p><text:a xlink:href="../../../../../tr/sirket-bilgileri/ozet/1392-seker-finansal-kiralama-a-s" xlink:type="simple">ŞEKER FİNANSAL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658];&quot;.IS&quot;)" office:value-type="string" office:string-value="SEKFK .IS" calcext:value-type="string">
            <text:p>SEKFK .IS</text:p>
          </table:table-cell>
          <table:table-cell office:value-type="string" calcext:value-type="string">
            <text:p>SEKFK .IS</text:p>
          </table:table-cell>
          <table:table-cell table:formula="of:=SUBSTITUTE([.K658];&quot; &quot;;&quot;&quot;)" office:value-type="string" office:string-value="SEKFK.IS" calcext:value-type="string">
            <text:p>SEKFK.IS</text:p>
          </table:table-cell>
          <table:table-cell table:formula="of:= &quot;&quot;&quot;&quot; &amp; [.L658] &amp; &quot;&quot;&quot;&quot;&amp;&quot;,&quot;" office:value-type="string" office:string-value="&quot;SEKFK.IS&quot;," calcext:value-type="string">
            <text:p>"SEKF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071-seker-gayrimenkul-yatirim-ortakligi-a-s" xlink:type="simple">SEGYO</text:a> </text:p>
          </table:table-cell>
          <table:table-cell office:value-type="string" calcext:value-type="string">
            <text:p><text:a xlink:href="../../../../../tr/sirket-bilgileri/ozet/5071-seker-gayrimenkul-yatirim-ortakligi-a-s" xlink:type="simple">ŞEKER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659];&quot;.IS&quot;)" office:value-type="string" office:string-value="SEGYO .IS" calcext:value-type="string">
            <text:p>SEGYO .IS</text:p>
          </table:table-cell>
          <table:table-cell office:value-type="string" calcext:value-type="string">
            <text:p>SEGYO .IS</text:p>
          </table:table-cell>
          <table:table-cell table:formula="of:=SUBSTITUTE([.K659];&quot; &quot;;&quot;&quot;)" office:value-type="string" office:string-value="SEGYO.IS" calcext:value-type="string">
            <text:p>SEGYO.IS</text:p>
          </table:table-cell>
          <table:table-cell table:formula="of:= &quot;&quot;&quot;&quot; &amp; [.L659] &amp; &quot;&quot;&quot;&quot;&amp;&quot;,&quot;" office:value-type="string" office:string-value="&quot;SEGYO.IS&quot;," calcext:value-type="string">
            <text:p>"SE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51-seker-yatirim-menkul-degerler-a-s" xlink:type="simple">SKY, SKYMD</text:a> </text:p>
          </table:table-cell>
          <table:table-cell office:value-type="string" calcext:value-type="string">
            <text:p><text:a xlink:href="../../../../../tr/sirket-bilgileri/ozet/1351-seker-yatirim-menkul-degerler-a-s" xlink:type="simple">ŞEKER YATIRIM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660];&quot;.IS&quot;)" office:value-type="string" office:string-value="SKY, SKYMD .IS" calcext:value-type="string">
            <text:p>SKY, SKYMD .IS</text:p>
          </table:table-cell>
          <table:table-cell office:value-type="string" calcext:value-type="string">
            <text:p>SKYMD .IS</text:p>
          </table:table-cell>
          <table:table-cell table:formula="of:=SUBSTITUTE([.K660];&quot; &quot;;&quot;&quot;)" office:value-type="string" office:string-value="SKYMD.IS" calcext:value-type="string">
            <text:p>SKYMD.IS</text:p>
          </table:table-cell>
          <table:table-cell table:formula="of:= &quot;&quot;&quot;&quot; &amp; [.L660] &amp; &quot;&quot;&quot;&quot;&amp;&quot;,&quot;" office:value-type="string" office:string-value="&quot;SKYMD.IS&quot;," calcext:value-type="string">
            <text:p>"SKYM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18-sekerbank-t-a-s" xlink:type="simple">SEK, SKBNK</text:a> </text:p>
          </table:table-cell>
          <table:table-cell office:value-type="string" calcext:value-type="string">
            <text:p><text:a xlink:href="../../../../../tr/sirket-bilgileri/ozet/2418-sekerbank-t-a-s" xlink:type="simple">ŞEKERBANK T.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661];&quot;.IS&quot;)" office:value-type="string" office:string-value="SEK, SKBNK .IS" calcext:value-type="string">
            <text:p>SEK, SKBNK .IS</text:p>
          </table:table-cell>
          <table:table-cell office:value-type="string" calcext:value-type="string">
            <text:p>SKBNK .IS</text:p>
          </table:table-cell>
          <table:table-cell table:formula="of:=SUBSTITUTE([.K661];&quot; &quot;;&quot;&quot;)" office:value-type="string" office:string-value="SKBNK.IS" calcext:value-type="string">
            <text:p>SKBNK.IS</text:p>
          </table:table-cell>
          <table:table-cell table:formula="of:= &quot;&quot;&quot;&quot; &amp; [.L661] &amp; &quot;&quot;&quot;&quot;&amp;&quot;,&quot;" office:value-type="string" office:string-value="&quot;SKBNK.IS&quot;," calcext:value-type="string">
            <text:p>"SKBNK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3913-sok-marketler-ticaret-a-s" xlink:type="simple">SOKM</text:a> </text:p>
          </table:table-cell>
          <table:table-cell table:style-name="ce6" office:value-type="string" calcext:value-type="string">
            <text:p><text:a xlink:href="../../../../../tr/sirket-bilgileri/ozet/3913-sok-marketler-ticaret-a-s" xlink:type="simple">ŞOK MARKETLER TİCARET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662];&quot;.IS&quot;)" office:value-type="string" office:string-value="SOKM .IS" calcext:value-type="string">
            <text:p>SOKM .IS</text:p>
          </table:table-cell>
          <table:table-cell office:value-type="string" calcext:value-type="string">
            <text:p>SOKM .IS</text:p>
          </table:table-cell>
          <table:table-cell table:formula="of:=SUBSTITUTE([.K662];&quot; &quot;;&quot;&quot;)" office:value-type="string" office:string-value="SOKM.IS" calcext:value-type="string">
            <text:p>SOKM.IS</text:p>
          </table:table-cell>
          <table:table-cell table:formula="of:= &quot;&quot;&quot;&quot; &amp; [.L662] &amp; &quot;&quot;&quot;&quot;&amp;&quot;,&quot;" office:value-type="string" office:string-value="&quot;SOKM.IS&quot;," calcext:value-type="string">
            <text:p>"SOKM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663];&quot;.IS&quot;)" office:value-type="string" office:string-value=".IS" calcext:value-type="string">
            <text:p>.IS</text:p>
          </table:table-cell>
          <table:table-cell/>
          <table:table-cell table:formula="of:=SUBSTITUTE([.K663];&quot; &quot;;&quot;&quot;)">
            <text:p/>
          </table:table-cell>
          <table:table-cell table:formula="of:= &quot;&quot;&quot;&quot; &amp; [.L663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Default" table:number-columns-repeated="3"/>
          <table:table-cell table:number-columns-repeated="5"/>
          <table:table-cell table:formula="of:=COM.MICROSOFT.CONCAT([.A664];&quot;.IS&quot;)" office:value-type="string" office:string-value="T.IS" calcext:value-type="string">
            <text:p>T.IS</text:p>
          </table:table-cell>
          <table:table-cell/>
          <table:table-cell table:formula="of:=SUBSTITUTE([.K664];&quot; &quot;;&quot;&quot;)">
            <text:p/>
          </table:table-cell>
          <table:table-cell table:formula="of:= &quot;&quot;&quot;&quot; &amp; [.L66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665];&quot;.IS&quot;)" office:value-type="string" office:string-value=".IS" calcext:value-type="string">
            <text:p>.IS</text:p>
          </table:table-cell>
          <table:table-cell/>
          <table:table-cell table:formula="of:=SUBSTITUTE([.K665];&quot; &quot;;&quot;&quot;)">
            <text:p/>
          </table:table-cell>
          <table:table-cell table:formula="of:= &quot;&quot;&quot;&quot; &amp; [.L665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666];&quot;.IS&quot;)" office:value-type="string" office:string-value="Kod.IS" calcext:value-type="string">
            <text:p>Kod.IS</text:p>
          </table:table-cell>
          <table:table-cell/>
          <table:table-cell table:formula="of:=SUBSTITUTE([.K666];&quot; &quot;;&quot;&quot;)">
            <text:p/>
          </table:table-cell>
          <table:table-cell table:formula="of:= &quot;&quot;&quot;&quot; &amp; [.L666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665-t-c-hazine-ve-maliye-bakanligi-darphane-ve-damga-matbaasi-genel-mudurlugu" xlink:type="simple">DRPHN</text:a> </text:p>
          </table:table-cell>
          <table:table-cell office:value-type="string" calcext:value-type="string">
            <text:p><text:a xlink:href="../../../../../tr/sirket-bilgileri/ozet/5665-t-c-hazine-ve-maliye-bakanligi-darphane-ve-damga-matbaasi-genel-mudurlugu" xlink:type="simple">T.C. HAZİNE VE MALİYE BAKANLIĞI DARPHANE VE DAMGA MATBAASI GENEL MÜDÜRLÜĞÜ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sth-strateji-portfoy-ikinci-hisse-senedi-fonu-hisse-senedi-yogun-fon" xlink:type="simple"> </text:a> </text:p>
          </table:table-cell>
          <table:table-cell table:number-columns-repeated="5"/>
          <table:table-cell table:formula="of:=COM.MICROSOFT.CONCAT([.A667];&quot;.IS&quot;)" office:value-type="string" office:string-value="DRPHN .IS" calcext:value-type="string">
            <text:p>DRPHN .IS</text:p>
          </table:table-cell>
          <table:table-cell office:value-type="string" calcext:value-type="string">
            <text:p>DRPHN .IS</text:p>
          </table:table-cell>
          <table:table-cell table:formula="of:=SUBSTITUTE([.K667];&quot; &quot;;&quot;&quot;)" office:value-type="string" office:string-value="DRPHN.IS" calcext:value-type="string">
            <text:p>DRPHN.IS</text:p>
          </table:table-cell>
          <table:table-cell table:formula="of:= &quot;&quot;&quot;&quot; &amp; [.L667] &amp; &quot;&quot;&quot;&quot;&amp;&quot;,&quot;" office:value-type="string" office:string-value="&quot;DRPHN.IS&quot;," calcext:value-type="string">
            <text:p>"DRPH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408-t-c-toplu-konut-idaresi-baskanligi" xlink:type="simple">TOKI</text:a> </text:p>
          </table:table-cell>
          <table:table-cell office:value-type="string" calcext:value-type="string">
            <text:p><text:a xlink:href="../../../../../tr/sirket-bilgileri/ozet/4408-t-c-toplu-konut-idaresi-baskanligi" xlink:type="simple">T.C. TOPLU KONUT İDARESİ BAŞKANLIĞI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sth-strateji-portfoy-ikinci-hisse-senedi-fonu-hisse-senedi-yogun-fon" xlink:type="simple"> </text:a> </text:p>
          </table:table-cell>
          <table:table-cell table:number-columns-repeated="5"/>
          <table:table-cell table:formula="of:=COM.MICROSOFT.CONCAT([.A668];&quot;.IS&quot;)" office:value-type="string" office:string-value="TOKI .IS" calcext:value-type="string">
            <text:p>TOKI .IS</text:p>
          </table:table-cell>
          <table:table-cell office:value-type="string" calcext:value-type="string">
            <text:p>TOKI .IS</text:p>
          </table:table-cell>
          <table:table-cell table:formula="of:=SUBSTITUTE([.K668];&quot; &quot;;&quot;&quot;)" office:value-type="string" office:string-value="TOKI.IS" calcext:value-type="string">
            <text:p>TOKI.IS</text:p>
          </table:table-cell>
          <table:table-cell table:formula="of:= &quot;&quot;&quot;&quot; &amp; [.L668] &amp; &quot;&quot;&quot;&quot;&amp;&quot;,&quot;" office:value-type="string" office:string-value="&quot;TOKI.IS&quot;," calcext:value-type="string">
            <text:p>"TOK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065-tab-gida-sanayi-ve-ticaret-a-s" xlink:type="simple">TABGD</text:a> </text:p>
          </table:table-cell>
          <table:table-cell office:value-type="string" calcext:value-type="string">
            <text:p><text:a xlink:href="../../../../../tr/sirket-bilgileri/ozet/4065-tab-gida-sanayi-ve-ticaret-a-s" xlink:type="simple">TAB GIDA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669];&quot;.IS&quot;)" office:value-type="string" office:string-value="TABGD .IS" calcext:value-type="string">
            <text:p>TABGD .IS</text:p>
          </table:table-cell>
          <table:table-cell office:value-type="string" calcext:value-type="string">
            <text:p>TABGD .IS</text:p>
          </table:table-cell>
          <table:table-cell table:formula="of:=SUBSTITUTE([.K669];&quot; &quot;;&quot;&quot;)" office:value-type="string" office:string-value="TABGD.IS" calcext:value-type="string">
            <text:p>TABGD.IS</text:p>
          </table:table-cell>
          <table:table-cell table:formula="of:= &quot;&quot;&quot;&quot; &amp; [.L669] &amp; &quot;&quot;&quot;&quot;&amp;&quot;,&quot;" office:value-type="string" office:string-value="&quot;TABGD.IS&quot;," calcext:value-type="string">
            <text:p>"TABG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522-tacirler-yatirim-menkul-degerler-a-s" xlink:type="simple">TAC, TCRYT</text:a> </text:p>
          </table:table-cell>
          <table:table-cell office:value-type="string" calcext:value-type="string">
            <text:p><text:a xlink:href="../../../../../tr/sirket-bilgileri/ozet/2522-tacirler-yatirim-menkul-degerler-a-s" xlink:type="simple">TACİRLER YATIRIM MENKUL DEĞERLER A.Ş.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670];&quot;.IS&quot;)" office:value-type="string" office:string-value="TAC, TCRYT .IS" calcext:value-type="string">
            <text:p>TAC, TCRYT .IS</text:p>
          </table:table-cell>
          <table:table-cell office:value-type="string" calcext:value-type="string">
            <text:p>TCRYT.IS</text:p>
          </table:table-cell>
          <table:table-cell table:formula="of:=SUBSTITUTE([.K670];&quot; &quot;;&quot;&quot;)" office:value-type="string" office:string-value="TCRYT.IS" calcext:value-type="string">
            <text:p>TCRYT.IS</text:p>
          </table:table-cell>
          <table:table-cell table:formula="of:= &quot;&quot;&quot;&quot; &amp; [.L670] &amp; &quot;&quot;&quot;&quot;&amp;&quot;,&quot;" office:value-type="string" office:string-value="&quot;TCRYT.IS&quot;," calcext:value-type="string">
            <text:p>"TCRY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88-tam-finans-faktoring-a-s" xlink:type="simple">TAMFA</text:a> </text:p>
          </table:table-cell>
          <table:table-cell office:value-type="string" calcext:value-type="string">
            <text:p><text:a xlink:href="../../../../../tr/sirket-bilgileri/ozet/2188-tam-finans-faktoring-a-s" xlink:type="simple">TAM FİNANS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671];&quot;.IS&quot;)" office:value-type="string" office:string-value="TAMFA .IS" calcext:value-type="string">
            <text:p>TAMFA .IS</text:p>
          </table:table-cell>
          <table:table-cell office:value-type="string" calcext:value-type="string">
            <text:p>TAMFA .IS</text:p>
          </table:table-cell>
          <table:table-cell table:formula="of:=SUBSTITUTE([.K671];&quot; &quot;;&quot;&quot;)" office:value-type="string" office:string-value="TAMFA.IS" calcext:value-type="string">
            <text:p>TAMFA.IS</text:p>
          </table:table-cell>
          <table:table-cell table:formula="of:= &quot;&quot;&quot;&quot; &amp; [.L671] &amp; &quot;&quot;&quot;&quot;&amp;&quot;,&quot;" office:value-type="string" office:string-value="&quot;TAMFA.IS&quot;," calcext:value-type="string">
            <text:p>"TAM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261-tapdi-oksijen-ozel-saglik-ve-egitim-hizmetleri-sanayi-ticaret-a-s" xlink:type="simple">TNZTP</text:a> </text:p>
          </table:table-cell>
          <table:table-cell office:value-type="string" calcext:value-type="string">
            <text:p><text:a xlink:href="../../../../../tr/sirket-bilgileri/ozet/5261-tapdi-oksijen-ozel-saglik-ve-egitim-hizmetleri-sanayi-ticaret-a-s" xlink:type="simple">TAPDİ OKSİJEN ÖZEL SAĞLIK VE EĞİTİM HİZMETLERİ SANAYİ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672];&quot;.IS&quot;)" office:value-type="string" office:string-value="TNZTP .IS" calcext:value-type="string">
            <text:p>TNZTP .IS</text:p>
          </table:table-cell>
          <table:table-cell office:value-type="string" calcext:value-type="string">
            <text:p>TNZTP .IS</text:p>
          </table:table-cell>
          <table:table-cell table:formula="of:=SUBSTITUTE([.K672];&quot; &quot;;&quot;&quot;)" office:value-type="string" office:string-value="TNZTP.IS" calcext:value-type="string">
            <text:p>TNZTP.IS</text:p>
          </table:table-cell>
          <table:table-cell table:formula="of:= &quot;&quot;&quot;&quot; &amp; [.L672] &amp; &quot;&quot;&quot;&quot;&amp;&quot;,&quot;" office:value-type="string" office:string-value="&quot;TNZTP.IS&quot;," calcext:value-type="string">
            <text:p>"TNZTP.IS",</text:p>
          </table:table-cell>
          <table:table-cell table:formula="of:=COM.MICROSOFT.TEXTJOIN(CHAR(8);1;[.A672];&quot;.IS&quot;)" office:value-type="string" office:string-value="TNZTP .IS" calcext:value-type="string">
            <text:p>TNZTP .IS</text:p>
          </table:table-cell>
        </table:table-row>
        <table:table-row table:style-name="ro2">
          <table:table-cell office:value-type="string" calcext:value-type="string">
            <text:p><text:a xlink:href="../../../../../tr/sirket-bilgileri/ozet/5023-tarkim-bitki-koruma-sanayi-ve-ticaret-a-s" xlink:type="simple">TARKM</text:a> </text:p>
          </table:table-cell>
          <table:table-cell office:value-type="string" calcext:value-type="string">
            <text:p><text:a xlink:href="../../../../../tr/sirket-bilgileri/ozet/5023-tarkim-bitki-koruma-sanayi-ve-ticaret-a-s" xlink:type="simple">TARKİM BİTKİ KORUMA SANAYİ VE TİCARET A.Ş.</text:a> </text:p>
          </table:table-cell>
          <table:table-cell office:value-type="string" calcext:value-type="string">
            <text:p>MANİSA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673];&quot;.IS&quot;)" office:value-type="string" office:string-value="TARKM .IS" calcext:value-type="string">
            <text:p>TARKM .IS</text:p>
          </table:table-cell>
          <table:table-cell office:value-type="string" calcext:value-type="string">
            <text:p>TARKM .IS</text:p>
          </table:table-cell>
          <table:table-cell table:formula="of:=SUBSTITUTE([.K673];&quot; &quot;;&quot;&quot;)" office:value-type="string" office:string-value="TARKM.IS" calcext:value-type="string">
            <text:p>TARKM.IS</text:p>
          </table:table-cell>
          <table:table-cell table:formula="of:= &quot;&quot;&quot;&quot; &amp; [.L673] &amp; &quot;&quot;&quot;&quot;&amp;&quot;,&quot;" office:value-type="string" office:string-value="&quot;TARKM.IS&quot;," calcext:value-type="string">
            <text:p>"TARK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91-tat-gida-sanayi-a-s" xlink:type="simple">TATGD</text:a> </text:p>
          </table:table-cell>
          <table:table-cell office:value-type="string" calcext:value-type="string">
            <text:p><text:a xlink:href="../../../../../tr/sirket-bilgileri/ozet/1091-tat-gida-sanayi-a-s" xlink:type="simple">TAT GIDA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674];&quot;.IS&quot;)" office:value-type="string" office:string-value="TATGD .IS" calcext:value-type="string">
            <text:p>TATGD .IS</text:p>
          </table:table-cell>
          <table:table-cell office:value-type="string" calcext:value-type="string">
            <text:p>TATGD .IS</text:p>
          </table:table-cell>
          <table:table-cell table:formula="of:=SUBSTITUTE([.K674];&quot; &quot;;&quot;&quot;)" office:value-type="string" office:string-value="TATGD.IS" calcext:value-type="string">
            <text:p>TATGD.IS</text:p>
          </table:table-cell>
          <table:table-cell table:formula="of:= &quot;&quot;&quot;&quot; &amp; [.L674] &amp; &quot;&quot;&quot;&quot;&amp;&quot;,&quot;" office:value-type="string" office:string-value="&quot;TATGD.IS&quot;," calcext:value-type="string">
            <text:p>"TATG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50-tatlipinar-enerji-uretim-a-s" xlink:type="simple">TATEN</text:a> </text:p>
          </table:table-cell>
          <table:table-cell office:value-type="string" calcext:value-type="string">
            <text:p><text:a xlink:href="../../../../../tr/sirket-bilgileri/ozet/5850-tatlipinar-enerji-uretim-a-s" xlink:type="simple">TATLIPINAR ENERJİ ÜRETİ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4598-reform-bagimsiz-denetim-a-s" xlink:type="simple">REFORM BAĞIMSIZ DENETİM A.Ş.</text:a> </text:p>
          </table:table-cell>
          <table:table-cell table:number-columns-repeated="5"/>
          <table:table-cell table:formula="of:=COM.MICROSOFT.CONCAT([.A675];&quot;.IS&quot;)" office:value-type="string" office:string-value="TATEN .IS" calcext:value-type="string">
            <text:p>TATEN .IS</text:p>
          </table:table-cell>
          <table:table-cell office:value-type="string" calcext:value-type="string">
            <text:p>TATEN .IS</text:p>
          </table:table-cell>
          <table:table-cell table:formula="of:=SUBSTITUTE([.K675];&quot; &quot;;&quot;&quot;)" office:value-type="string" office:string-value="TATEN.IS" calcext:value-type="string">
            <text:p>TATEN.IS</text:p>
          </table:table-cell>
          <table:table-cell table:formula="of:= &quot;&quot;&quot;&quot; &amp; [.L675] &amp; &quot;&quot;&quot;&quot;&amp;&quot;,&quot;" office:value-type="string" office:string-value="&quot;TATEN.IS&quot;," calcext:value-type="string">
            <text:p>"TAT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52-tav-havalimanlari-holding-a-s" xlink:type="simple">TAVHL</text:a> </text:p>
          </table:table-cell>
          <table:table-cell office:value-type="string" calcext:value-type="string">
            <text:p><text:a xlink:href="../../../../../tr/sirket-bilgileri/ozet/1452-tav-havalimanlari-holding-a-s" xlink:type="simple">TAV HAVALİMANLARI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676];&quot;.IS&quot;)" office:value-type="string" office:string-value="TAVHL .IS" calcext:value-type="string">
            <text:p>TAVHL .IS</text:p>
          </table:table-cell>
          <table:table-cell office:value-type="string" calcext:value-type="string">
            <text:p>TAVHL .IS</text:p>
          </table:table-cell>
          <table:table-cell table:formula="of:=SUBSTITUTE([.K676];&quot; &quot;;&quot;&quot;)" office:value-type="string" office:string-value="TAVHL.IS" calcext:value-type="string">
            <text:p>TAVHL.IS</text:p>
          </table:table-cell>
          <table:table-cell table:formula="of:= &quot;&quot;&quot;&quot; &amp; [.L676] &amp; &quot;&quot;&quot;&quot;&amp;&quot;,&quot;" office:value-type="string" office:string-value="&quot;TAVHL.IS&quot;," calcext:value-type="string">
            <text:p>"TAVH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025-teb-faktoring-a-s" xlink:type="simple">TEBFA</text:a> </text:p>
          </table:table-cell>
          <table:table-cell office:value-type="string" calcext:value-type="string">
            <text:p><text:a xlink:href="../../../../../tr/sirket-bilgileri/ozet/3025-teb-faktoring-a-s" xlink:type="simple">TEB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677];&quot;.IS&quot;)" office:value-type="string" office:string-value="TEBFA .IS" calcext:value-type="string">
            <text:p>TEBFA .IS</text:p>
          </table:table-cell>
          <table:table-cell office:value-type="string" calcext:value-type="string">
            <text:p>TEBFA .IS</text:p>
          </table:table-cell>
          <table:table-cell table:formula="of:=SUBSTITUTE([.K677];&quot; &quot;;&quot;&quot;)" office:value-type="string" office:string-value="TEBFA.IS" calcext:value-type="string">
            <text:p>TEBFA.IS</text:p>
          </table:table-cell>
          <table:table-cell table:formula="of:= &quot;&quot;&quot;&quot; &amp; [.L677] &amp; &quot;&quot;&quot;&quot;&amp;&quot;,&quot;" office:value-type="string" office:string-value="&quot;TEBFA.IS&quot;," calcext:value-type="string">
            <text:p>"TEB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47-teb-finansman-a-s" xlink:type="simple">TEBCE</text:a> </text:p>
          </table:table-cell>
          <table:table-cell office:value-type="string" calcext:value-type="string">
            <text:p><text:a xlink:href="../../../../../tr/sirket-bilgileri/ozet/2147-teb-finansman-a-s" xlink:type="simple">TEB FİNANSMAN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678];&quot;.IS&quot;)" office:value-type="string" office:string-value="TEBCE .IS" calcext:value-type="string">
            <text:p>TEBCE .IS</text:p>
          </table:table-cell>
          <table:table-cell office:value-type="string" calcext:value-type="string">
            <text:p>TEBCE .IS</text:p>
          </table:table-cell>
          <table:table-cell table:formula="of:=SUBSTITUTE([.K678];&quot; &quot;;&quot;&quot;)" office:value-type="string" office:string-value="TEBCE.IS" calcext:value-type="string">
            <text:p>TEBCE.IS</text:p>
          </table:table-cell>
          <table:table-cell table:formula="of:= &quot;&quot;&quot;&quot; &amp; [.L678] &amp; &quot;&quot;&quot;&quot;&amp;&quot;,&quot;" office:value-type="string" office:string-value="&quot;TEBCE.IS&quot;," calcext:value-type="string">
            <text:p>"TEBC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92-tek-art-insaat-ticaret-turizm-sanayi-ve-yatirimlar-a-s" xlink:type="simple">TEKTU</text:a> </text:p>
          </table:table-cell>
          <table:table-cell office:value-type="string" calcext:value-type="string">
            <text:p><text:a xlink:href="../../../../../tr/sirket-bilgileri/ozet/1092-tek-art-insaat-ticaret-turizm-sanayi-ve-yatirimlar-a-s" xlink:type="simple">TEK-ART İNŞAAT TİCARET TURİZM SANAYİ VE YATIRIMLA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679];&quot;.IS&quot;)" office:value-type="string" office:string-value="TEKTU .IS" calcext:value-type="string">
            <text:p>TEKTU .IS</text:p>
          </table:table-cell>
          <table:table-cell office:value-type="string" calcext:value-type="string">
            <text:p>TEKTU .IS</text:p>
          </table:table-cell>
          <table:table-cell table:formula="of:=SUBSTITUTE([.K679];&quot; &quot;;&quot;&quot;)" office:value-type="string" office:string-value="TEKTU.IS" calcext:value-type="string">
            <text:p>TEKTU.IS</text:p>
          </table:table-cell>
          <table:table-cell table:formula="of:= &quot;&quot;&quot;&quot; &amp; [.L679] &amp; &quot;&quot;&quot;&quot;&amp;&quot;,&quot;" office:value-type="string" office:string-value="&quot;TEKTU.IS&quot;," calcext:value-type="string">
            <text:p>"TEKTU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70-tekfen-holding-a-s" xlink:type="simple">TKFEN</text:a> </text:p>
          </table:table-cell>
          <table:table-cell office:value-type="string" calcext:value-type="string">
            <text:p><text:a xlink:href="../../../../../tr/sirket-bilgileri/ozet/1470-tekfen-holding-a-s" xlink:type="simple">TEKFEN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680];&quot;.IS&quot;)" office:value-type="string" office:string-value="TKFEN .IS" calcext:value-type="string">
            <text:p>TKFEN .IS</text:p>
          </table:table-cell>
          <table:table-cell office:value-type="string" calcext:value-type="string">
            <text:p>TKFEN .IS</text:p>
          </table:table-cell>
          <table:table-cell table:formula="of:=SUBSTITUTE([.K680];&quot; &quot;;&quot;&quot;)" office:value-type="string" office:string-value="TKFEN.IS" calcext:value-type="string">
            <text:p>TKFEN.IS</text:p>
          </table:table-cell>
          <table:table-cell table:formula="of:= &quot;&quot;&quot;&quot; &amp; [.L680] &amp; &quot;&quot;&quot;&quot;&amp;&quot;,&quot;" office:value-type="string" office:string-value="&quot;TKFEN.IS&quot;," calcext:value-type="string">
            <text:p>"TKF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07-teknosa-ic-ve-dis-ticaret-a-s" xlink:type="simple">TKNSA</text:a> </text:p>
          </table:table-cell>
          <table:table-cell office:value-type="string" calcext:value-type="string">
            <text:p><text:a xlink:href="../../../../../tr/sirket-bilgileri/ozet/1607-teknosa-ic-ve-dis-ticaret-a-s" xlink:type="simple">TEKNOSA İÇ VE DIŞ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681];&quot;.IS&quot;)" office:value-type="string" office:string-value="TKNSA .IS" calcext:value-type="string">
            <text:p>TKNSA .IS</text:p>
          </table:table-cell>
          <table:table-cell office:value-type="string" calcext:value-type="string">
            <text:p>TKNSA .IS</text:p>
          </table:table-cell>
          <table:table-cell table:formula="of:=SUBSTITUTE([.K681];&quot; &quot;;&quot;&quot;)" office:value-type="string" office:string-value="TKNSA.IS" calcext:value-type="string">
            <text:p>TKNSA.IS</text:p>
          </table:table-cell>
          <table:table-cell table:formula="of:= &quot;&quot;&quot;&quot; &amp; [.L681] &amp; &quot;&quot;&quot;&quot;&amp;&quot;,&quot;" office:value-type="string" office:string-value="&quot;TKNSA.IS&quot;," calcext:value-type="string">
            <text:p>"TKNS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75-temapol-polimer-plastik-ve-insaat-sanayi-ticaret-a-s" xlink:type="simple">TMPOL</text:a> </text:p>
          </table:table-cell>
          <table:table-cell office:value-type="string" calcext:value-type="string">
            <text:p><text:a xlink:href="../../../../../tr/sirket-bilgileri/ozet/2075-temapol-polimer-plastik-ve-insaat-sanayi-ticaret-a-s" xlink:type="simple">TEMAPOL POLİMER PLASTİK VE İNŞAAT SANAYİ TİCARET A.Ş.</text:a> </text:p>
          </table:table-cell>
          <table:table-cell office:value-type="string" calcext:value-type="string">
            <text:p>KAYSERİ</text:p>
          </table:table-cell>
          <table:table-cell office:value-type="string" calcext:value-type="string">
            <text:p><text:a xlink:href="../../../../../tr/sirket-bilgileri/ozet/210-guncel-bagimsiz-denetim-danismanlik-a-s" xlink:type="simple">GÜNCEL BAĞIMSIZ DENETİM DANIŞMANLIK A.Ş.</text:a> </text:p>
          </table:table-cell>
          <table:table-cell table:number-columns-repeated="5"/>
          <table:table-cell table:formula="of:=COM.MICROSOFT.CONCAT([.A682];&quot;.IS&quot;)" office:value-type="string" office:string-value="TMPOL .IS" calcext:value-type="string">
            <text:p>TMPOL .IS</text:p>
          </table:table-cell>
          <table:table-cell office:value-type="string" calcext:value-type="string">
            <text:p>TMPOL .IS</text:p>
          </table:table-cell>
          <table:table-cell table:formula="of:=SUBSTITUTE([.K682];&quot; &quot;;&quot;&quot;)" office:value-type="string" office:string-value="TMPOL.IS" calcext:value-type="string">
            <text:p>TMPOL.IS</text:p>
          </table:table-cell>
          <table:table-cell table:formula="of:= &quot;&quot;&quot;&quot; &amp; [.L682] &amp; &quot;&quot;&quot;&quot;&amp;&quot;,&quot;" office:value-type="string" office:string-value="&quot;TMPOL.IS&quot;," calcext:value-type="string">
            <text:p>"TMPO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64-tera-yatirim-menkul-degerler-a-s" xlink:type="simple">TERA, TRA</text:a> </text:p>
          </table:table-cell>
          <table:table-cell office:value-type="string" calcext:value-type="string">
            <text:p><text:a xlink:href="../../../../../tr/sirket-bilgileri/ozet/2464-tera-yatirim-menkul-degerler-a-s" xlink:type="simple">TERA YATIRIM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49-ulusal-bagimsiz-denetim-ve-yeminli-mali-musavirlik-a-s" xlink:type="simple">ULUSAL BAĞIMSIZ DENETİM VE YEMİNLİ MALİ MÜŞAVİRLİK A.Ş.</text:a> </text:p>
          </table:table-cell>
          <table:table-cell table:number-columns-repeated="5"/>
          <table:table-cell table:formula="of:=COM.MICROSOFT.CONCAT([.A683];&quot;.IS&quot;)" office:value-type="string" office:string-value="TERA, TRA .IS" calcext:value-type="string">
            <text:p>TERA, TRA .IS</text:p>
          </table:table-cell>
          <table:table-cell office:value-type="string" calcext:value-type="string">
            <text:p>TERA.IS</text:p>
          </table:table-cell>
          <table:table-cell table:formula="of:=SUBSTITUTE([.K683];&quot; &quot;;&quot;&quot;)" office:value-type="string" office:string-value="TERA.IS" calcext:value-type="string">
            <text:p>TERA.IS</text:p>
          </table:table-cell>
          <table:table-cell table:formula="of:= &quot;&quot;&quot;&quot; &amp; [.L683] &amp; &quot;&quot;&quot;&quot;&amp;&quot;,&quot;" office:value-type="string" office:string-value="&quot;TERA.IS&quot;," calcext:value-type="string">
            <text:p>"TER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87-tetamat-gida-yatirimlari-a-s" xlink:type="simple">TETMT</text:a> </text:p>
          </table:table-cell>
          <table:table-cell office:value-type="string" calcext:value-type="string">
            <text:p><text:a xlink:href="../../../../../tr/sirket-bilgileri/ozet/1687-tetamat-gida-yatirimlari-a-s" xlink:type="simple">TETAMAT GIDA YATIRIMLAR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684];&quot;.IS&quot;)" office:value-type="string" office:string-value="TETMT .IS" calcext:value-type="string">
            <text:p>TETMT .IS</text:p>
          </table:table-cell>
          <table:table-cell office:value-type="string" calcext:value-type="string">
            <text:p>TETMT .IS</text:p>
          </table:table-cell>
          <table:table-cell table:formula="of:=SUBSTITUTE([.K684];&quot; &quot;;&quot;&quot;)" office:value-type="string" office:string-value="TETMT.IS" calcext:value-type="string">
            <text:p>TETMT.IS</text:p>
          </table:table-cell>
          <table:table-cell table:formula="of:= &quot;&quot;&quot;&quot; &amp; [.L684] &amp; &quot;&quot;&quot;&quot;&amp;&quot;,&quot;" office:value-type="string" office:string-value="&quot;TETMT.IS&quot;," calcext:value-type="string">
            <text:p>"TETM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711-tf-varlik-kiralama-a-s" xlink:type="simple">TFNVK</text:a> </text:p>
          </table:table-cell>
          <table:table-cell office:value-type="string" calcext:value-type="string">
            <text:p><text:a xlink:href="../../../../../tr/sirket-bilgileri/ozet/1711-tf-varlik-kiralama-a-s" xlink:type="simple">TF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685];&quot;.IS&quot;)" office:value-type="string" office:string-value="TFNVK .IS" calcext:value-type="string">
            <text:p>TFNVK .IS</text:p>
          </table:table-cell>
          <table:table-cell office:value-type="string" calcext:value-type="string">
            <text:p>TFNVK .IS</text:p>
          </table:table-cell>
          <table:table-cell table:formula="of:=SUBSTITUTE([.K685];&quot; &quot;;&quot;&quot;)" office:value-type="string" office:string-value="TFNVK.IS" calcext:value-type="string">
            <text:p>TFNVK.IS</text:p>
          </table:table-cell>
          <table:table-cell table:formula="of:= &quot;&quot;&quot;&quot; &amp; [.L685] &amp; &quot;&quot;&quot;&quot;&amp;&quot;,&quot;" office:value-type="string" office:string-value="&quot;TFNVK.IS&quot;," calcext:value-type="string">
            <text:p>"TFNV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13-tgs-dis-ticaret-a-s" xlink:type="simple">TGSAS</text:a> </text:p>
          </table:table-cell>
          <table:table-cell office:value-type="string" calcext:value-type="string">
            <text:p><text:a xlink:href="../../../../../tr/sirket-bilgileri/ozet/1613-tgs-dis-ticaret-a-s" xlink:type="simple">TGS DIŞ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33-uluslararasi-bagimsiz-denetim-a-s" xlink:type="simple">ULUSLARARASI BAĞIMSIZ DENETİM A.Ş.</text:a> </text:p>
          </table:table-cell>
          <table:table-cell table:number-columns-repeated="5"/>
          <table:table-cell table:formula="of:=COM.MICROSOFT.CONCAT([.A686];&quot;.IS&quot;)" office:value-type="string" office:string-value="TGSAS .IS" calcext:value-type="string">
            <text:p>TGSAS .IS</text:p>
          </table:table-cell>
          <table:table-cell office:value-type="string" calcext:value-type="string">
            <text:p>TGSAS .IS</text:p>
          </table:table-cell>
          <table:table-cell table:formula="of:=SUBSTITUTE([.K686];&quot; &quot;;&quot;&quot;)" office:value-type="string" office:string-value="TGSAS.IS" calcext:value-type="string">
            <text:p>TGSAS.IS</text:p>
          </table:table-cell>
          <table:table-cell table:formula="of:= &quot;&quot;&quot;&quot; &amp; [.L686] &amp; &quot;&quot;&quot;&quot;&amp;&quot;,&quot;" office:value-type="string" office:string-value="&quot;TGSAS.IS&quot;," calcext:value-type="string">
            <text:p>"TGS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33-tiryaki-agro-gida-sanayi-ve-ticaret-a-s" xlink:type="simple">TRYKI</text:a> </text:p>
          </table:table-cell>
          <table:table-cell office:value-type="string" calcext:value-type="string">
            <text:p><text:a xlink:href="../../../../../tr/sirket-bilgileri/ozet/2433-tiryaki-agro-gida-sanayi-ve-ticaret-a-s" xlink:type="simple">TİRYAKİ AGRO GIDA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687];&quot;.IS&quot;)" office:value-type="string" office:string-value="TRYKI .IS" calcext:value-type="string">
            <text:p>TRYKI .IS</text:p>
          </table:table-cell>
          <table:table-cell office:value-type="string" calcext:value-type="string">
            <text:p>TRYKI .IS</text:p>
          </table:table-cell>
          <table:table-cell table:formula="of:=SUBSTITUTE([.K687];&quot; &quot;;&quot;&quot;)" office:value-type="string" office:string-value="TRYKI.IS" calcext:value-type="string">
            <text:p>TRYKI.IS</text:p>
          </table:table-cell>
          <table:table-cell table:formula="of:= &quot;&quot;&quot;&quot; &amp; [.L687] &amp; &quot;&quot;&quot;&quot;&amp;&quot;,&quot;" office:value-type="string" office:string-value="&quot;TRYKI.IS&quot;," calcext:value-type="string">
            <text:p>"TRYK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96-tofas-turk-otomobil-fabrikasi-a-s" xlink:type="simple">TOASO</text:a> </text:p>
          </table:table-cell>
          <table:table-cell office:value-type="string" calcext:value-type="string">
            <text:p><text:a xlink:href="../../../../../tr/sirket-bilgileri/ozet/1096-tofas-turk-otomobil-fabrikasi-a-s" xlink:type="simple">TOFAŞ TÜRK OTOMOBİL FABRİKA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688];&quot;.IS&quot;)" office:value-type="string" office:string-value="TOASO .IS" calcext:value-type="string">
            <text:p>TOASO .IS</text:p>
          </table:table-cell>
          <table:table-cell office:value-type="string" calcext:value-type="string">
            <text:p>TOASO .IS</text:p>
          </table:table-cell>
          <table:table-cell table:formula="of:=SUBSTITUTE([.K688];&quot; &quot;;&quot;&quot;)" office:value-type="string" office:string-value="TOASO.IS" calcext:value-type="string">
            <text:p>TOASO.IS</text:p>
          </table:table-cell>
          <table:table-cell table:formula="of:= &quot;&quot;&quot;&quot; &amp; [.L688] &amp; &quot;&quot;&quot;&quot;&amp;&quot;,&quot;" office:value-type="string" office:string-value="&quot;TOASO.IS&quot;," calcext:value-type="string">
            <text:p>"TOAS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24-torunlar-gayrimenkul-yatirim-ortakligi-a-s" xlink:type="simple">TRGYO</text:a> </text:p>
          </table:table-cell>
          <table:table-cell office:value-type="string" calcext:value-type="string">
            <text:p><text:a xlink:href="../../../../../tr/sirket-bilgileri/ozet/1524-torunlar-gayrimenkul-yatirim-ortakligi-a-s" xlink:type="simple">TORUNLAR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689];&quot;.IS&quot;)" office:value-type="string" office:string-value="TRGYO .IS" calcext:value-type="string">
            <text:p>TRGYO .IS</text:p>
          </table:table-cell>
          <table:table-cell office:value-type="string" calcext:value-type="string">
            <text:p>TRGYO .IS</text:p>
          </table:table-cell>
          <table:table-cell table:formula="of:=SUBSTITUTE([.K689];&quot; &quot;;&quot;&quot;)" office:value-type="string" office:string-value="TRGYO.IS" calcext:value-type="string">
            <text:p>TRGYO.IS</text:p>
          </table:table-cell>
          <table:table-cell table:formula="of:= &quot;&quot;&quot;&quot; &amp; [.L689] &amp; &quot;&quot;&quot;&quot;&amp;&quot;,&quot;" office:value-type="string" office:string-value="&quot;TRGYO.IS&quot;," calcext:value-type="string">
            <text:p>"TR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570-trabzon-liman-isletmeciligi-a-s" xlink:type="simple">TLMAN</text:a> </text:p>
          </table:table-cell>
          <table:table-cell office:value-type="string" calcext:value-type="string">
            <text:p><text:a xlink:href="../../../../../tr/sirket-bilgileri/ozet/4570-trabzon-liman-isletmeciligi-a-s" xlink:type="simple">TRABZON LİMAN İŞLETMECİLİĞİ A.Ş.</text:a> </text:p>
          </table:table-cell>
          <table:table-cell office:value-type="string" calcext:value-type="string">
            <text:p>TRABZON</text:p>
          </table:table-cell>
          <table:table-cell office:value-type="string" calcext:value-type="string">
            <text:p><text:a xlink:href="../../../../../tr/sirket-bilgileri/ozet/241-aksis-uluslararasi-bagimsiz-denetim-a-s" xlink:type="simple">AKSİS ULUSLARARASI BAĞIMSIZ DENETİM A.Ş.</text:a> </text:p>
          </table:table-cell>
          <table:table-cell table:number-columns-repeated="5"/>
          <table:table-cell table:formula="of:=COM.MICROSOFT.CONCAT([.A690];&quot;.IS&quot;)" office:value-type="string" office:string-value="TLMAN .IS" calcext:value-type="string">
            <text:p>TLMAN .IS</text:p>
          </table:table-cell>
          <table:table-cell office:value-type="string" calcext:value-type="string">
            <text:p>TLMAN .IS</text:p>
          </table:table-cell>
          <table:table-cell table:formula="of:=SUBSTITUTE([.K690];&quot; &quot;;&quot;&quot;)" office:value-type="string" office:string-value="TLMAN.IS" calcext:value-type="string">
            <text:p>TLMAN.IS</text:p>
          </table:table-cell>
          <table:table-cell table:formula="of:= &quot;&quot;&quot;&quot; &amp; [.L690] &amp; &quot;&quot;&quot;&quot;&amp;&quot;,&quot;" office:value-type="string" office:string-value="&quot;TLMAN.IS&quot;," calcext:value-type="string">
            <text:p>"TLMA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00-trabzonspor-sportif-yatirim-ve-futbol-isletmeciligi-ticaret-a-s" xlink:type="simple">TSPOR</text:a> </text:p>
          </table:table-cell>
          <table:table-cell office:value-type="string" calcext:value-type="string">
            <text:p><text:a xlink:href="../../../../../tr/sirket-bilgileri/ozet/1400-trabzonspor-sportif-yatirim-ve-futbol-isletmeciligi-ticaret-a-s" xlink:type="simple">TRABZONSPOR SPORTİF YATIRIM VE FUTBOL İŞLETMECİLİĞİ TİCARET A.Ş.</text:a> </text:p>
          </table:table-cell>
          <table:table-cell office:value-type="string" calcext:value-type="string">
            <text:p>TRABZON</text:p>
          </table:table-cell>
          <table:table-cell office:value-type="string" calcext:value-type="string">
            <text:p><text:a xlink:href="../../../../../tr/sirket-bilgileri/ozet/5757-any-partners-bagimsiz-denetim-a-s" xlink:type="simple">ANY PARTNERS BAĞIMSIZ DENETİM A.Ş.</text:a> </text:p>
          </table:table-cell>
          <table:table-cell table:number-columns-repeated="5"/>
          <table:table-cell table:formula="of:=COM.MICROSOFT.CONCAT([.A691];&quot;.IS&quot;)" office:value-type="string" office:string-value="TSPOR .IS" calcext:value-type="string">
            <text:p>TSPOR .IS</text:p>
          </table:table-cell>
          <table:table-cell office:value-type="string" calcext:value-type="string">
            <text:p>TSPOR .IS</text:p>
          </table:table-cell>
          <table:table-cell table:formula="of:=SUBSTITUTE([.K691];&quot; &quot;;&quot;&quot;)" office:value-type="string" office:string-value="TSPOR.IS" calcext:value-type="string">
            <text:p>TSPOR.IS</text:p>
          </table:table-cell>
          <table:table-cell table:formula="of:= &quot;&quot;&quot;&quot; &amp; [.L691] &amp; &quot;&quot;&quot;&quot;&amp;&quot;,&quot;" office:value-type="string" office:string-value="&quot;TSPOR.IS&quot;," calcext:value-type="string">
            <text:p>"TSPO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580-trend-gayrimenkul-yatirim-ortakligi-a-s" xlink:type="simple">TDGYO</text:a> </text:p>
          </table:table-cell>
          <table:table-cell office:value-type="string" calcext:value-type="string">
            <text:p><text:a xlink:href="../../../../../tr/sirket-bilgileri/ozet/4580-trend-gayrimenkul-yatirim-ortakligi-a-s" xlink:type="simple">TREND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692];&quot;.IS&quot;)" office:value-type="string" office:string-value="TDGYO .IS" calcext:value-type="string">
            <text:p>TDGYO .IS</text:p>
          </table:table-cell>
          <table:table-cell office:value-type="string" calcext:value-type="string">
            <text:p>TDGYO .IS</text:p>
          </table:table-cell>
          <table:table-cell table:formula="of:=SUBSTITUTE([.K692];&quot; &quot;;&quot;&quot;)" office:value-type="string" office:string-value="TDGYO.IS" calcext:value-type="string">
            <text:p>TDGYO.IS</text:p>
          </table:table-cell>
          <table:table-cell table:formula="of:= &quot;&quot;&quot;&quot; &amp; [.L692] &amp; &quot;&quot;&quot;&quot;&amp;&quot;,&quot;" office:value-type="string" office:string-value="&quot;TDGYO.IS&quot;," calcext:value-type="string">
            <text:p>"TD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296-trive-yatirim-menkul-degerler-a-s" xlink:type="simple">TRMEN, TVM</text:a> </text:p>
          </table:table-cell>
          <table:table-cell office:value-type="string" calcext:value-type="string">
            <text:p><text:a xlink:href="../../../../../tr/sirket-bilgileri/ozet/1296-trive-yatirim-menkul-degerler-a-s" xlink:type="simple">TRIVE YATIRIM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sth-strateji-portfoy-ikinci-hisse-senedi-fonu-hisse-senedi-yogun-fon" xlink:type="simple"> </text:a> </text:p>
          </table:table-cell>
          <table:table-cell table:number-columns-repeated="5"/>
          <table:table-cell table:formula="of:=COM.MICROSOFT.CONCAT([.A693];&quot;.IS&quot;)" office:value-type="string" office:string-value="TRMEN, TVM .IS" calcext:value-type="string">
            <text:p>TRMEN, TVM .IS</text:p>
          </table:table-cell>
          <table:table-cell office:value-type="string" calcext:value-type="string">
            <text:p>TRMEN.IS</text:p>
          </table:table-cell>
          <table:table-cell table:formula="of:=SUBSTITUTE([.K693];&quot; &quot;;&quot;&quot;)" office:value-type="string" office:string-value="TRMEN.IS" calcext:value-type="string">
            <text:p>TRMEN.IS</text:p>
          </table:table-cell>
          <table:table-cell table:formula="of:= &quot;&quot;&quot;&quot; &amp; [.L693] &amp; &quot;&quot;&quot;&quot;&amp;&quot;,&quot;" office:value-type="string" office:string-value="&quot;TRMEN.IS&quot;," calcext:value-type="string">
            <text:p>"TRM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02-tskb-gayrimenkul-yatirim-ortakligi-a-s" xlink:type="simple">TSGYO</text:a> </text:p>
          </table:table-cell>
          <table:table-cell office:value-type="string" calcext:value-type="string">
            <text:p><text:a xlink:href="../../../../../tr/sirket-bilgileri/ozet/1502-tskb-gayrimenkul-yatirim-ortakligi-a-s" xlink:type="simple">TSKB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694];&quot;.IS&quot;)" office:value-type="string" office:string-value="TSGYO .IS" calcext:value-type="string">
            <text:p>TSGYO .IS</text:p>
          </table:table-cell>
          <table:table-cell office:value-type="string" calcext:value-type="string">
            <text:p>TSGYO .IS</text:p>
          </table:table-cell>
          <table:table-cell table:formula="of:=SUBSTITUTE([.K694];&quot; &quot;;&quot;&quot;)" office:value-type="string" office:string-value="TSGYO.IS" calcext:value-type="string">
            <text:p>TSGYO.IS</text:p>
          </table:table-cell>
          <table:table-cell table:formula="of:= &quot;&quot;&quot;&quot; &amp; [.L694] &amp; &quot;&quot;&quot;&quot;&amp;&quot;,&quot;" office:value-type="string" office:string-value="&quot;TSGYO.IS&quot;," calcext:value-type="string">
            <text:p>"TS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264-tugcelik-aluminyum-ve-metal-mamulleri-sanayi-ve-ticaret-a-s" xlink:type="simple">TUCLK</text:a> </text:p>
          </table:table-cell>
          <table:table-cell office:value-type="string" calcext:value-type="string">
            <text:p><text:a xlink:href="../../../../../tr/sirket-bilgileri/ozet/2264-tugcelik-aluminyum-ve-metal-mamulleri-sanayi-ve-ticaret-a-s" xlink:type="simple">TUĞÇELİK ALÜMİNYUM VE METAL MAMÜLLERİ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0-guncel-bagimsiz-denetim-danismanlik-a-s" xlink:type="simple">GÜNCEL BAĞIMSIZ DENETİM DANIŞMANLIK A.Ş.</text:a> </text:p>
          </table:table-cell>
          <table:table-cell table:number-columns-repeated="5"/>
          <table:table-cell table:formula="of:=COM.MICROSOFT.CONCAT([.A695];&quot;.IS&quot;)" office:value-type="string" office:string-value="TUCLK .IS" calcext:value-type="string">
            <text:p>TUCLK .IS</text:p>
          </table:table-cell>
          <table:table-cell office:value-type="string" calcext:value-type="string">
            <text:p>TUCLK .IS</text:p>
          </table:table-cell>
          <table:table-cell table:formula="of:=SUBSTITUTE([.K695];&quot; &quot;;&quot;&quot;)" office:value-type="string" office:string-value="TUCLK.IS" calcext:value-type="string">
            <text:p>TUCLK.IS</text:p>
          </table:table-cell>
          <table:table-cell table:formula="of:= &quot;&quot;&quot;&quot; &amp; [.L695] &amp; &quot;&quot;&quot;&quot;&amp;&quot;,&quot;" office:value-type="string" office:string-value="&quot;TUCLK.IS&quot;," calcext:value-type="string">
            <text:p>"TUCL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01-tukas-gida-sanayi-ve-ticaret-a-s" xlink:type="simple">TUKAS</text:a> </text:p>
          </table:table-cell>
          <table:table-cell office:value-type="string" calcext:value-type="string">
            <text:p><text:a xlink:href="../../../../../tr/sirket-bilgileri/ozet/1101-tukas-gida-sanayi-ve-ticaret-a-s" xlink:type="simple">TUKAŞ GIDA SANAYİ VE TİCARET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696];&quot;.IS&quot;)" office:value-type="string" office:string-value="TUKAS .IS" calcext:value-type="string">
            <text:p>TUKAS .IS</text:p>
          </table:table-cell>
          <table:table-cell office:value-type="string" calcext:value-type="string">
            <text:p>TUKAS .IS</text:p>
          </table:table-cell>
          <table:table-cell table:formula="of:=SUBSTITUTE([.K696];&quot; &quot;;&quot;&quot;)" office:value-type="string" office:string-value="TUKAS.IS" calcext:value-type="string">
            <text:p>TUKAS.IS</text:p>
          </table:table-cell>
          <table:table-cell table:formula="of:= &quot;&quot;&quot;&quot; &amp; [.L696] &amp; &quot;&quot;&quot;&quot;&amp;&quot;,&quot;" office:value-type="string" office:string-value="&quot;TUKAS.IS&quot;," calcext:value-type="string">
            <text:p>"TUK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02-turcas-petrol-a-s" xlink:type="simple">TRCAS</text:a> </text:p>
          </table:table-cell>
          <table:table-cell office:value-type="string" calcext:value-type="string">
            <text:p><text:a xlink:href="../../../../../tr/sirket-bilgileri/ozet/1102-turcas-petrol-a-s" xlink:type="simple">TURCAS PETROL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3-bdo-denet-bagimsiz-denetim-ve-danismanlik-a-s" xlink:type="simple">BDO DENET BAĞIMSIZ DENETİM VE DANIŞMANLIK A.Ş.</text:a> </text:p>
          </table:table-cell>
          <table:table-cell table:number-columns-repeated="5"/>
          <table:table-cell table:formula="of:=COM.MICROSOFT.CONCAT([.A697];&quot;.IS&quot;)" office:value-type="string" office:string-value="TRCAS .IS" calcext:value-type="string">
            <text:p>TRCAS .IS</text:p>
          </table:table-cell>
          <table:table-cell office:value-type="string" calcext:value-type="string">
            <text:p>TRCAS .IS</text:p>
          </table:table-cell>
          <table:table-cell table:formula="of:=SUBSTITUTE([.K697];&quot; &quot;;&quot;&quot;)" office:value-type="string" office:string-value="TRCAS.IS" calcext:value-type="string">
            <text:p>TRCAS.IS</text:p>
          </table:table-cell>
          <table:table-cell table:formula="of:= &quot;&quot;&quot;&quot; &amp; [.L697] &amp; &quot;&quot;&quot;&quot;&amp;&quot;,&quot;" office:value-type="string" office:string-value="&quot;TRCAS.IS&quot;," calcext:value-type="string">
            <text:p>"TRC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3986-tureks-turizm-tasimacilik-a-s" xlink:type="simple">TUREX</text:a> </text:p>
          </table:table-cell>
          <table:table-cell office:value-type="string" calcext:value-type="string">
            <text:p><text:a xlink:href="../../../../../tr/sirket-bilgileri/ozet/3986-tureks-turizm-tasimacilik-a-s" xlink:type="simple">TUREKS TURİZM TAŞIMACILI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698];&quot;.IS&quot;)" office:value-type="string" office:string-value="TUREX .IS" calcext:value-type="string">
            <text:p>TUREX .IS</text:p>
          </table:table-cell>
          <table:table-cell office:value-type="string" calcext:value-type="string">
            <text:p>TUREX .IS</text:p>
          </table:table-cell>
          <table:table-cell table:formula="of:=SUBSTITUTE([.K698];&quot; &quot;;&quot;&quot;)" office:value-type="string" office:string-value="TUREX.IS" calcext:value-type="string">
            <text:p>TUREX.IS</text:p>
          </table:table-cell>
          <table:table-cell table:formula="of:= &quot;&quot;&quot;&quot; &amp; [.L698] &amp; &quot;&quot;&quot;&quot;&amp;&quot;,&quot;" office:value-type="string" office:string-value="&quot;TUREX.IS&quot;," calcext:value-type="string">
            <text:p>"TUREX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355-tureks-turunc-madencilik-ic-ve-dis-ticaret-a-s" xlink:type="simple">MARBL</text:a> </text:p>
          </table:table-cell>
          <table:table-cell office:value-type="string" calcext:value-type="string">
            <text:p><text:a xlink:href="../../../../../tr/sirket-bilgileri/ozet/4355-tureks-turunc-madencilik-ic-ve-dis-ticaret-a-s" xlink:type="simple">TUREKS TURUNÇ MADENCİLİK İÇ VE DIŞ TİCARET A.Ş.</text:a> </text:p>
          </table:table-cell>
          <table:table-cell office:value-type="string" calcext:value-type="string">
            <text:p>AFYONKARAHİSAR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699];&quot;.IS&quot;)" office:value-type="string" office:string-value="MARBL .IS" calcext:value-type="string">
            <text:p>MARBL .IS</text:p>
          </table:table-cell>
          <table:table-cell office:value-type="string" calcext:value-type="string">
            <text:p>MARBL .IS</text:p>
          </table:table-cell>
          <table:table-cell table:formula="of:=SUBSTITUTE([.K699];&quot; &quot;;&quot;&quot;)" office:value-type="string" office:string-value="MARBL.IS" calcext:value-type="string">
            <text:p>MARBL.IS</text:p>
          </table:table-cell>
          <table:table-cell table:formula="of:= &quot;&quot;&quot;&quot; &amp; [.L699] &amp; &quot;&quot;&quot;&quot;&amp;&quot;,&quot;" office:value-type="string" office:string-value="&quot;MARBL.IS&quot;," calcext:value-type="string">
            <text:p>"MARB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952-turk-finansman-a-s" xlink:type="simple">TRKFN</text:a> </text:p>
          </table:table-cell>
          <table:table-cell office:value-type="string" calcext:value-type="string">
            <text:p><text:a xlink:href="../../../../../tr/sirket-bilgileri/ozet/4952-turk-finansman-a-s" xlink:type="simple">TURK FİNANSMAN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00];&quot;.IS&quot;)" office:value-type="string" office:string-value="TRKFN .IS" calcext:value-type="string">
            <text:p>TRKFN .IS</text:p>
          </table:table-cell>
          <table:table-cell office:value-type="string" calcext:value-type="string">
            <text:p>TRKFN .IS</text:p>
          </table:table-cell>
          <table:table-cell table:formula="of:=SUBSTITUTE([.K700];&quot; &quot;;&quot;&quot;)" office:value-type="string" office:string-value="TRKFN.IS" calcext:value-type="string">
            <text:p>TRKFN.IS</text:p>
          </table:table-cell>
          <table:table-cell table:formula="of:= &quot;&quot;&quot;&quot; &amp; [.L700] &amp; &quot;&quot;&quot;&quot;&amp;&quot;,&quot;" office:value-type="string" office:string-value="&quot;TRKFN.IS&quot;," calcext:value-type="string">
            <text:p>"TRKF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263-turk-ilac-ve-serum-sanayi-a-s" xlink:type="simple">TRILC</text:a> </text:p>
          </table:table-cell>
          <table:table-cell office:value-type="string" calcext:value-type="string">
            <text:p><text:a xlink:href="../../../../../tr/sirket-bilgileri/ozet/5263-turk-ilac-ve-serum-sanayi-a-s" xlink:type="simple">TURK İLAÇ VE SERUM SANAY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701];&quot;.IS&quot;)" office:value-type="string" office:string-value="TRILC .IS" calcext:value-type="string">
            <text:p>TRILC .IS</text:p>
          </table:table-cell>
          <table:table-cell office:value-type="string" calcext:value-type="string">
            <text:p>TRILC .IS</text:p>
          </table:table-cell>
          <table:table-cell table:formula="of:=SUBSTITUTE([.K701];&quot; &quot;;&quot;&quot;)" office:value-type="string" office:string-value="TRILC.IS" calcext:value-type="string">
            <text:p>TRILC.IS</text:p>
          </table:table-cell>
          <table:table-cell table:formula="of:= &quot;&quot;&quot;&quot; &amp; [.L701] &amp; &quot;&quot;&quot;&quot;&amp;&quot;,&quot;" office:value-type="string" office:string-value="&quot;TRILC.IS&quot;," calcext:value-type="string">
            <text:p>"TRILC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112-turkcell-finansman-a-s" xlink:type="simple">FNCLL</text:a> </text:p>
          </table:table-cell>
          <table:table-cell office:value-type="string" calcext:value-type="string">
            <text:p><text:a xlink:href="../../../../../tr/sirket-bilgileri/ozet/4112-turkcell-finansman-a-s" xlink:type="simple">TURKCELL FİNANSMAN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02];&quot;.IS&quot;)" office:value-type="string" office:string-value="FNCLL .IS" calcext:value-type="string">
            <text:p>FNCLL .IS</text:p>
          </table:table-cell>
          <table:table-cell office:value-type="string" calcext:value-type="string">
            <text:p>FNCLL .IS</text:p>
          </table:table-cell>
          <table:table-cell table:formula="of:=SUBSTITUTE([.K702];&quot; &quot;;&quot;&quot;)" office:value-type="string" office:string-value="FNCLL.IS" calcext:value-type="string">
            <text:p>FNCLL.IS</text:p>
          </table:table-cell>
          <table:table-cell table:formula="of:= &quot;&quot;&quot;&quot; &amp; [.L702] &amp; &quot;&quot;&quot;&quot;&amp;&quot;,&quot;" office:value-type="string" office:string-value="&quot;FNCLL.IS&quot;," calcext:value-type="string">
            <text:p>"FNCL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03-turkcell-iletisim-hizmetleri-a-s" xlink:type="simple">TCELL</text:a> </text:p>
          </table:table-cell>
          <table:table-cell office:value-type="string" calcext:value-type="string">
            <text:p><text:a xlink:href="../../../../../tr/sirket-bilgileri/ozet/1103-turkcell-iletisim-hizmetleri-a-s" xlink:type="simple">TURKCELL İLETİŞİM HİZMET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03];&quot;.IS&quot;)" office:value-type="string" office:string-value="TCELL .IS" calcext:value-type="string">
            <text:p>TCELL .IS</text:p>
          </table:table-cell>
          <table:table-cell office:value-type="string" calcext:value-type="string">
            <text:p>TCELL .IS</text:p>
          </table:table-cell>
          <table:table-cell table:formula="of:=SUBSTITUTE([.K703];&quot; &quot;;&quot;&quot;)" office:value-type="string" office:string-value="TCELL.IS" calcext:value-type="string">
            <text:p>TCELL.IS</text:p>
          </table:table-cell>
          <table:table-cell table:formula="of:= &quot;&quot;&quot;&quot; &amp; [.L703] &amp; &quot;&quot;&quot;&quot;&amp;&quot;,&quot;" office:value-type="string" office:string-value="&quot;TCELL.IS&quot;," calcext:value-type="string">
            <text:p>"TCEL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201-turkish-bank-a-s" xlink:type="simple">TBA, TRKSH</text:a> </text:p>
          </table:table-cell>
          <table:table-cell office:value-type="string" calcext:value-type="string">
            <text:p><text:a xlink:href="../../../../../tr/sirket-bilgileri/ozet/2201-turkish-bank-a-s" xlink:type="simple">TURKISH BAN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704];&quot;.IS&quot;)" office:value-type="string" office:string-value="TBA, TRKSH .IS" calcext:value-type="string">
            <text:p>TBA, TRKSH .IS</text:p>
          </table:table-cell>
          <table:table-cell office:value-type="string" calcext:value-type="string">
            <text:p>TRKSH.IS</text:p>
          </table:table-cell>
          <table:table-cell table:formula="of:=SUBSTITUTE([.K704];&quot; &quot;;&quot;&quot;)" office:value-type="string" office:string-value="TRKSH.IS" calcext:value-type="string">
            <text:p>TRKSH.IS</text:p>
          </table:table-cell>
          <table:table-cell table:formula="of:= &quot;&quot;&quot;&quot; &amp; [.L704] &amp; &quot;&quot;&quot;&quot;&amp;&quot;,&quot;" office:value-type="string" office:string-value="&quot;TRKSH.IS&quot;," calcext:value-type="string">
            <text:p>"TRKSH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874-turknet-iletisim-hizmetleri-a-s" xlink:type="simple">TRKNT</text:a> </text:p>
          </table:table-cell>
          <table:table-cell office:value-type="string" calcext:value-type="string">
            <text:p><text:a xlink:href="../../../../../tr/sirket-bilgileri/ozet/4874-turknet-iletisim-hizmetleri-a-s" xlink:type="simple">TURKNET İLETİŞİM HİZMET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705];&quot;.IS&quot;)" office:value-type="string" office:string-value="TRKNT .IS" calcext:value-type="string">
            <text:p>TRKNT .IS</text:p>
          </table:table-cell>
          <table:table-cell office:value-type="string" calcext:value-type="string">
            <text:p>TRKNT .IS</text:p>
          </table:table-cell>
          <table:table-cell table:formula="of:=SUBSTITUTE([.K705];&quot; &quot;;&quot;&quot;)" office:value-type="string" office:string-value="TRKNT.IS" calcext:value-type="string">
            <text:p>TRKNT.IS</text:p>
          </table:table-cell>
          <table:table-cell table:formula="of:= &quot;&quot;&quot;&quot; &amp; [.L705] &amp; &quot;&quot;&quot;&quot;&amp;&quot;,&quot;" office:value-type="string" office:string-value="&quot;TRKNT.IS&quot;," calcext:value-type="string">
            <text:p>"TRKN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94-tumosan-motor-ve-traktor-sanayi-a-s" xlink:type="simple">TMSN</text:a> </text:p>
          </table:table-cell>
          <table:table-cell office:value-type="string" calcext:value-type="string">
            <text:p><text:a xlink:href="../../../../../tr/sirket-bilgileri/ozet/1694-tumosan-motor-ve-traktor-sanayi-a-s" xlink:type="simple">TÜMOSAN MOTOR VE TRAKTÖR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4660-vizyon-grup-bagimsiz-denetim-a-s" xlink:type="simple">VİZYON GRUP BAĞIMSIZ DENETİM.A.Ş.</text:a> </text:p>
          </table:table-cell>
          <table:table-cell table:number-columns-repeated="5"/>
          <table:table-cell table:formula="of:=COM.MICROSOFT.CONCAT([.A706];&quot;.IS&quot;)" office:value-type="string" office:string-value="TMSN .IS" calcext:value-type="string">
            <text:p>TMSN .IS</text:p>
          </table:table-cell>
          <table:table-cell office:value-type="string" calcext:value-type="string">
            <text:p>TMSN .IS</text:p>
          </table:table-cell>
          <table:table-cell table:formula="of:=SUBSTITUTE([.K706];&quot; &quot;;&quot;&quot;)" office:value-type="string" office:string-value="TMSN.IS" calcext:value-type="string">
            <text:p>TMSN.IS</text:p>
          </table:table-cell>
          <table:table-cell table:formula="of:= &quot;&quot;&quot;&quot; &amp; [.L706] &amp; &quot;&quot;&quot;&quot;&amp;&quot;,&quot;" office:value-type="string" office:string-value="&quot;TMSN.IS&quot;," calcext:value-type="string">
            <text:p>"TMS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05-tupras-turkiye-petrol-rafinerileri-a-s" xlink:type="simple">TUPRS</text:a> </text:p>
          </table:table-cell>
          <table:table-cell office:value-type="string" calcext:value-type="string">
            <text:p><text:a xlink:href="../../../../../tr/sirket-bilgileri/ozet/1105-tupras-turkiye-petrol-rafinerileri-a-s" xlink:type="simple">TÜPRAŞ-TÜRKİYE PETROL RAFİNERİ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07];&quot;.IS&quot;)" office:value-type="string" office:string-value="TUPRS .IS" calcext:value-type="string">
            <text:p>TUPRS .IS</text:p>
          </table:table-cell>
          <table:table-cell office:value-type="string" calcext:value-type="string">
            <text:p>TUPRS .IS</text:p>
          </table:table-cell>
          <table:table-cell table:formula="of:=SUBSTITUTE([.K707];&quot; &quot;;&quot;&quot;)" office:value-type="string" office:string-value="TUPRS.IS" calcext:value-type="string">
            <text:p>TUPRS.IS</text:p>
          </table:table-cell>
          <table:table-cell table:formula="of:= &quot;&quot;&quot;&quot; &amp; [.L707] &amp; &quot;&quot;&quot;&quot;&amp;&quot;,&quot;" office:value-type="string" office:string-value="&quot;TUPRS.IS&quot;," calcext:value-type="string">
            <text:p>"TUPR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07-turk-hava-yollari-a-o" xlink:type="simple">THYAO</text:a> </text:p>
          </table:table-cell>
          <table:table-cell office:value-type="string" calcext:value-type="string">
            <text:p><text:a xlink:href="../../../../../tr/sirket-bilgileri/ozet/1107-turk-hava-yollari-a-o" xlink:type="simple">TÜRK HAVA YOLLARI A.O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08];&quot;.IS&quot;)" office:value-type="string" office:string-value="THYAO .IS" calcext:value-type="string">
            <text:p>THYAO .IS</text:p>
          </table:table-cell>
          <table:table-cell office:value-type="string" calcext:value-type="string">
            <text:p>THYAO .IS</text:p>
          </table:table-cell>
          <table:table-cell table:formula="of:=SUBSTITUTE([.K708];&quot; &quot;;&quot;&quot;)" office:value-type="string" office:string-value="THYAO.IS" calcext:value-type="string">
            <text:p>THYAO.IS</text:p>
          </table:table-cell>
          <table:table-cell table:formula="of:= &quot;&quot;&quot;&quot; &amp; [.L708] &amp; &quot;&quot;&quot;&quot;&amp;&quot;,&quot;" office:value-type="string" office:string-value="&quot;THYAO.IS&quot;," calcext:value-type="string">
            <text:p>"THYA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08-turk-prysmian-kablo-ve-sistemleri-a-s" xlink:type="simple">PRKAB</text:a> </text:p>
          </table:table-cell>
          <table:table-cell office:value-type="string" calcext:value-type="string">
            <text:p><text:a xlink:href="../../../../../tr/sirket-bilgileri/ozet/1108-turk-prysmian-kablo-ve-sistemleri-a-s" xlink:type="simple">TÜRK PRYSMİAN KABLO VE SİSTEMLERİ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09];&quot;.IS&quot;)" office:value-type="string" office:string-value="PRKAB .IS" calcext:value-type="string">
            <text:p>PRKAB .IS</text:p>
          </table:table-cell>
          <table:table-cell office:value-type="string" calcext:value-type="string">
            <text:p>PRKAB .IS</text:p>
          </table:table-cell>
          <table:table-cell table:formula="of:=SUBSTITUTE([.K709];&quot; &quot;;&quot;&quot;)" office:value-type="string" office:string-value="PRKAB.IS" calcext:value-type="string">
            <text:p>PRKAB.IS</text:p>
          </table:table-cell>
          <table:table-cell table:formula="of:= &quot;&quot;&quot;&quot; &amp; [.L709] &amp; &quot;&quot;&quot;&quot;&amp;&quot;,&quot;" office:value-type="string" office:string-value="&quot;PRKAB.IS&quot;," calcext:value-type="string">
            <text:p>"PRKAB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73-turk-telekomunikasyon-a-s" xlink:type="simple">TTKOM</text:a> </text:p>
          </table:table-cell>
          <table:table-cell office:value-type="string" calcext:value-type="string">
            <text:p><text:a xlink:href="../../../../../tr/sirket-bilgileri/ozet/1473-turk-telekomunikasyon-a-s" xlink:type="simple">TÜRK TELEKOMÜNİKASYON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10];&quot;.IS&quot;)" office:value-type="string" office:string-value="TTKOM .IS" calcext:value-type="string">
            <text:p>TTKOM .IS</text:p>
          </table:table-cell>
          <table:table-cell office:value-type="string" calcext:value-type="string">
            <text:p>TTKOM .IS</text:p>
          </table:table-cell>
          <table:table-cell table:formula="of:=SUBSTITUTE([.K710];&quot; &quot;;&quot;&quot;)" office:value-type="string" office:string-value="TTKOM.IS" calcext:value-type="string">
            <text:p>TTKOM.IS</text:p>
          </table:table-cell>
          <table:table-cell table:formula="of:= &quot;&quot;&quot;&quot; &amp; [.L710] &amp; &quot;&quot;&quot;&quot;&amp;&quot;,&quot;" office:value-type="string" office:string-value="&quot;TTKOM.IS&quot;," calcext:value-type="string">
            <text:p>"TTKOM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93-turk-traktor-ve-ziraat-makineleri-a-s" xlink:type="simple">TTRAK</text:a> </text:p>
          </table:table-cell>
          <table:table-cell office:value-type="string" calcext:value-type="string">
            <text:p><text:a xlink:href="../../../../../tr/sirket-bilgileri/ozet/1393-turk-traktor-ve-ziraat-makineleri-a-s" xlink:type="simple">TÜRK TRAKTÖR VE ZİRAAT MAKİNELERİ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11];&quot;.IS&quot;)" office:value-type="string" office:string-value="TTRAK .IS" calcext:value-type="string">
            <text:p>TTRAK .IS</text:p>
          </table:table-cell>
          <table:table-cell office:value-type="string" calcext:value-type="string">
            <text:p>TTRAK .IS</text:p>
          </table:table-cell>
          <table:table-cell table:formula="of:=SUBSTITUTE([.K711];&quot; &quot;;&quot;&quot;)" office:value-type="string" office:string-value="TTRAK.IS" calcext:value-type="string">
            <text:p>TTRAK.IS</text:p>
          </table:table-cell>
          <table:table-cell table:formula="of:= &quot;&quot;&quot;&quot; &amp; [.L711] &amp; &quot;&quot;&quot;&quot;&amp;&quot;,&quot;" office:value-type="string" office:string-value="&quot;TTRAK.IS&quot;," calcext:value-type="string">
            <text:p>"TTRA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88-turk-tuborg-bira-ve-malt-sanayii-a-s" xlink:type="simple">TBORG</text:a> </text:p>
          </table:table-cell>
          <table:table-cell office:value-type="string" calcext:value-type="string">
            <text:p><text:a xlink:href="../../../../../tr/sirket-bilgileri/ozet/1088-turk-tuborg-bira-ve-malt-sanayii-a-s" xlink:type="simple">TÜRK TUBORG BİRA VE MALT SANAYİİ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712];&quot;.IS&quot;)" office:value-type="string" office:string-value="TBORG .IS" calcext:value-type="string">
            <text:p>TBORG .IS</text:p>
          </table:table-cell>
          <table:table-cell office:value-type="string" calcext:value-type="string">
            <text:p>TBORG .IS</text:p>
          </table:table-cell>
          <table:table-cell table:formula="of:=SUBSTITUTE([.K712];&quot; &quot;;&quot;&quot;)" office:value-type="string" office:string-value="TBORG.IS" calcext:value-type="string">
            <text:p>TBORG.IS</text:p>
          </table:table-cell>
          <table:table-cell table:formula="of:= &quot;&quot;&quot;&quot; &amp; [.L712] &amp; &quot;&quot;&quot;&quot;&amp;&quot;,&quot;" office:value-type="string" office:string-value="&quot;TBORG.IS&quot;," calcext:value-type="string">
            <text:p>"TBORG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996-turker-proje-gayrimenkul-ve-yatirim-gelistirme-a-s" xlink:type="simple">TURGG</text:a> </text:p>
          </table:table-cell>
          <table:table-cell office:value-type="string" calcext:value-type="string">
            <text:p><text:a xlink:href="../../../../../tr/sirket-bilgileri/ozet/1996-turker-proje-gayrimenkul-ve-yatirim-gelistirme-a-s" xlink:type="simple">TÜRKER PROJE GAYRİMENKUL VE YATIRIM GELİŞTİRME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713];&quot;.IS&quot;)" office:value-type="string" office:string-value="TURGG .IS" calcext:value-type="string">
            <text:p>TURGG .IS</text:p>
          </table:table-cell>
          <table:table-cell office:value-type="string" calcext:value-type="string">
            <text:p>TURGG .IS</text:p>
          </table:table-cell>
          <table:table-cell table:formula="of:=SUBSTITUTE([.K713];&quot; &quot;;&quot;&quot;)" office:value-type="string" office:string-value="TURGG.IS" calcext:value-type="string">
            <text:p>TURGG.IS</text:p>
          </table:table-cell>
          <table:table-cell table:formula="of:= &quot;&quot;&quot;&quot; &amp; [.L713] &amp; &quot;&quot;&quot;&quot;&amp;&quot;,&quot;" office:value-type="string" office:string-value="&quot;TURGG.IS&quot;," calcext:value-type="string">
            <text:p>"TURGG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22-turkiye-garanti-bankasi-a-s" xlink:type="simple">GARAN, TGB</text:a> </text:p>
          </table:table-cell>
          <table:table-cell office:value-type="string" calcext:value-type="string">
            <text:p><text:a xlink:href="../../../../../tr/sirket-bilgileri/ozet/2422-turkiye-garanti-bankasi-a-s" xlink:type="simple">TÜRKİYE GARANTİ BANKA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14];&quot;.IS&quot;)" office:value-type="string" office:string-value="GARAN, TGB .IS" calcext:value-type="string">
            <text:p>GARAN, TGB .IS</text:p>
          </table:table-cell>
          <table:table-cell office:value-type="string" calcext:value-type="string">
            <text:p>GARAN.IS</text:p>
          </table:table-cell>
          <table:table-cell table:formula="of:=SUBSTITUTE([.K714];&quot; &quot;;&quot;&quot;)" office:value-type="string" office:string-value="GARAN.IS" calcext:value-type="string">
            <text:p>GARAN.IS</text:p>
          </table:table-cell>
          <table:table-cell table:formula="of:= &quot;&quot;&quot;&quot; &amp; [.L714] &amp; &quot;&quot;&quot;&quot;&amp;&quot;,&quot;" office:value-type="string" office:string-value="&quot;GARAN.IS&quot;," calcext:value-type="string">
            <text:p>"GARA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23-turkiye-halk-bankasi-a-s" xlink:type="simple">HALKB, THL</text:a> </text:p>
          </table:table-cell>
          <table:table-cell office:value-type="string" calcext:value-type="string">
            <text:p><text:a xlink:href="../../../../../tr/sirket-bilgileri/ozet/2423-turkiye-halk-bankasi-a-s" xlink:type="simple">TÜRKİYE HALK BANKA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715];&quot;.IS&quot;)" office:value-type="string" office:string-value="HALKB, THL .IS" calcext:value-type="string">
            <text:p>HALKB, THL .IS</text:p>
          </table:table-cell>
          <table:table-cell office:value-type="string" calcext:value-type="string">
            <text:p>HALKB.IS</text:p>
          </table:table-cell>
          <table:table-cell table:formula="of:=SUBSTITUTE([.K715];&quot; &quot;;&quot;&quot;)" office:value-type="string" office:string-value="HALKB.IS" calcext:value-type="string">
            <text:p>HALKB.IS</text:p>
          </table:table-cell>
          <table:table-cell table:formula="of:= &quot;&quot;&quot;&quot; &amp; [.L715] &amp; &quot;&quot;&quot;&quot;&amp;&quot;,&quot;" office:value-type="string" office:string-value="&quot;HALKB.IS&quot;," calcext:value-type="string">
            <text:p>"HALKB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24-turkiye-ihracat-kredi-bankasi-a-s" xlink:type="simple">EXIMB, THR</text:a> </text:p>
          </table:table-cell>
          <table:table-cell office:value-type="string" calcext:value-type="string">
            <text:p><text:a xlink:href="../../../../../tr/sirket-bilgileri/ozet/2424-turkiye-ihracat-kredi-bankasi-a-s" xlink:type="simple">TÜRKİYE İHRACAT KREDİ BANKA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16];&quot;.IS&quot;)" office:value-type="string" office:string-value="EXIMB, THR .IS" calcext:value-type="string">
            <text:p>EXIMB, THR .IS</text:p>
          </table:table-cell>
          <table:table-cell office:value-type="string" calcext:value-type="string">
            <text:p>EXIMB.IS</text:p>
          </table:table-cell>
          <table:table-cell table:formula="of:=SUBSTITUTE([.K716];&quot; &quot;;&quot;&quot;)" office:value-type="string" office:string-value="EXIMB.IS" calcext:value-type="string">
            <text:p>EXIMB.IS</text:p>
          </table:table-cell>
          <table:table-cell table:formula="of:= &quot;&quot;&quot;&quot; &amp; [.L716] &amp; &quot;&quot;&quot;&quot;&amp;&quot;,&quot;" office:value-type="string" office:string-value="&quot;EXIMB.IS&quot;," calcext:value-type="string">
            <text:p>"EXIMB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25-turkiye-is-bankasi-a-s" xlink:type="simple">ISATR, ISBTR, ISCTR, ISKUR, TIB</text:a> </text:p>
          </table:table-cell>
          <table:table-cell office:value-type="string" calcext:value-type="string">
            <text:p><text:a xlink:href="../../../../../tr/sirket-bilgileri/ozet/2425-turkiye-is-bankasi-a-s" xlink:type="simple">TÜRKİYE İŞ BANKA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17];&quot;.IS&quot;)" office:value-type="string" office:string-value="ISATR, ISBTR, ISCTR, ISKUR, TIB .IS" calcext:value-type="string">
            <text:p>ISATR, ISBTR, ISCTR, ISKUR, TIB .IS</text:p>
          </table:table-cell>
          <table:table-cell office:value-type="string" calcext:value-type="string">
            <text:p>ISCTR.IS</text:p>
          </table:table-cell>
          <table:table-cell table:formula="of:=SUBSTITUTE([.K717];&quot; &quot;;&quot;&quot;)" office:value-type="string" office:string-value="ISCTR.IS" calcext:value-type="string">
            <text:p>ISCTR.IS</text:p>
          </table:table-cell>
          <table:table-cell table:formula="of:= &quot;&quot;&quot;&quot; &amp; [.L717] &amp; &quot;&quot;&quot;&quot;&amp;&quot;,&quot;" office:value-type="string" office:string-value="&quot;ISCTR.IS&quot;," calcext:value-type="string">
            <text:p>"ISCT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26-turkiye-kalkinma-ve-yatirim-bankasi-a-s" xlink:type="simple">KLN, KLNMA</text:a> </text:p>
          </table:table-cell>
          <table:table-cell office:value-type="string" calcext:value-type="string">
            <text:p><text:a xlink:href="../../../../../tr/sirket-bilgileri/ozet/2426-turkiye-kalkinma-ve-yatirim-bankasi-a-s" xlink:type="simple">TÜRKİYE KALKINMA VE YATIRIM BANKA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18];&quot;.IS&quot;)" office:value-type="string" office:string-value="KLN, KLNMA .IS" calcext:value-type="string">
            <text:p>KLN, KLNMA .IS</text:p>
          </table:table-cell>
          <table:table-cell office:value-type="string" calcext:value-type="string">
            <text:p>KLNMA .IS</text:p>
          </table:table-cell>
          <table:table-cell table:formula="of:=SUBSTITUTE([.K718];&quot; &quot;;&quot;&quot;)" office:value-type="string" office:string-value="KLNMA.IS" calcext:value-type="string">
            <text:p>KLNMA.IS</text:p>
          </table:table-cell>
          <table:table-cell table:formula="of:= &quot;&quot;&quot;&quot; &amp; [.L718] &amp; &quot;&quot;&quot;&quot;&amp;&quot;,&quot;" office:value-type="string" office:string-value="&quot;KLNMA.IS&quot;," calcext:value-type="string">
            <text:p>"KLNM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27-turkiye-sinai-kalkinma-bankasi-a-s" xlink:type="simple">TSK, TSKB</text:a> </text:p>
          </table:table-cell>
          <table:table-cell office:value-type="string" calcext:value-type="string">
            <text:p><text:a xlink:href="../../../../../tr/sirket-bilgileri/ozet/2427-turkiye-sinai-kalkinma-bankasi-a-s" xlink:type="simple">TÜRKİYE SINAİ KALKINMA BANKA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19];&quot;.IS&quot;)" office:value-type="string" office:string-value="TSK, TSKB .IS" calcext:value-type="string">
            <text:p>TSK, TSKB .IS</text:p>
          </table:table-cell>
          <table:table-cell office:value-type="string" calcext:value-type="string">
            <text:p>TSKB .IS</text:p>
          </table:table-cell>
          <table:table-cell table:formula="of:=SUBSTITUTE([.K719];&quot; &quot;;&quot;&quot;)" office:value-type="string" office:string-value="TSKB.IS" calcext:value-type="string">
            <text:p>TSKB.IS</text:p>
          </table:table-cell>
          <table:table-cell table:formula="of:= &quot;&quot;&quot;&quot; &amp; [.L719] &amp; &quot;&quot;&quot;&quot;&amp;&quot;,&quot;" office:value-type="string" office:string-value="&quot;TSKB.IS&quot;," calcext:value-type="string">
            <text:p>"TSKB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75-turkiye-sigorta-a-s" xlink:type="simple">TURSG</text:a> </text:p>
          </table:table-cell>
          <table:table-cell office:value-type="string" calcext:value-type="string">
            <text:p><text:a xlink:href="../../../../../tr/sirket-bilgileri/ozet/975-turkiye-sigorta-a-s" xlink:type="simple">TÜRKİYE SİGORT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720];&quot;.IS&quot;)" office:value-type="string" office:string-value="TURSG .IS" calcext:value-type="string">
            <text:p>TURSG .IS</text:p>
          </table:table-cell>
          <table:table-cell office:value-type="string" calcext:value-type="string">
            <text:p>TURSG .IS</text:p>
          </table:table-cell>
          <table:table-cell table:formula="of:=SUBSTITUTE([.K720];&quot; &quot;;&quot;&quot;)" office:value-type="string" office:string-value="TURSG.IS" calcext:value-type="string">
            <text:p>TURSG.IS</text:p>
          </table:table-cell>
          <table:table-cell table:formula="of:= &quot;&quot;&quot;&quot; &amp; [.L720] &amp; &quot;&quot;&quot;&quot;&amp;&quot;,&quot;" office:value-type="string" office:string-value="&quot;TURSG.IS&quot;," calcext:value-type="string">
            <text:p>"TURSG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087-turkiye-sise-ve-cam-fabrikalari-a-s" xlink:type="simple">SISE</text:a> </text:p>
          </table:table-cell>
          <table:table-cell office:value-type="string" calcext:value-type="string">
            <text:p><text:a xlink:href="../../../../../tr/sirket-bilgileri/ozet/1087-turkiye-sise-ve-cam-fabrikalari-a-s" xlink:type="simple">TÜRKİYE ŞİŞE VE CAM FABRİKALAR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21];&quot;.IS&quot;)" office:value-type="string" office:string-value="SISE .IS" calcext:value-type="string">
            <text:p>SISE .IS</text:p>
          </table:table-cell>
          <table:table-cell office:value-type="string" calcext:value-type="string">
            <text:p>SISE .IS</text:p>
          </table:table-cell>
          <table:table-cell table:formula="of:=SUBSTITUTE([.K721];&quot; &quot;;&quot;&quot;)" office:value-type="string" office:string-value="SISE.IS" calcext:value-type="string">
            <text:p>SISE.IS</text:p>
          </table:table-cell>
          <table:table-cell table:formula="of:= &quot;&quot;&quot;&quot; &amp; [.L721] &amp; &quot;&quot;&quot;&quot;&amp;&quot;,&quot;" office:value-type="string" office:string-value="&quot;SISE.IS&quot;," calcext:value-type="string">
            <text:p>"SIS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28-turkiye-vakiflar-bankasi-t-a-o" xlink:type="simple">TVB, VAKBN</text:a> </text:p>
          </table:table-cell>
          <table:table-cell office:value-type="string" calcext:value-type="string">
            <text:p><text:a xlink:href="../../../../../tr/sirket-bilgileri/ozet/2428-turkiye-vakiflar-bankasi-t-a-o" xlink:type="simple">TÜRKİYE VAKIFLAR BANKASI T.A.O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22];&quot;.IS&quot;)" office:value-type="string" office:string-value="TVB, VAKBN .IS" calcext:value-type="string">
            <text:p>TVB, VAKBN .IS</text:p>
          </table:table-cell>
          <table:table-cell office:value-type="string" calcext:value-type="string">
            <text:p>VAKBN .IS</text:p>
          </table:table-cell>
          <table:table-cell table:formula="of:=SUBSTITUTE([.K722];&quot; &quot;;&quot;&quot;)" office:value-type="string" office:string-value="VAKBN.IS" calcext:value-type="string">
            <text:p>VAKBN.IS</text:p>
          </table:table-cell>
          <table:table-cell table:formula="of:= &quot;&quot;&quot;&quot; &amp; [.L722] &amp; &quot;&quot;&quot;&quot;&amp;&quot;,&quot;" office:value-type="string" office:string-value="&quot;VAKBN.IS&quot;," calcext:value-type="string">
            <text:p>"VAKBN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3548-tv8-tv-yayincilik-a-s" xlink:type="simple">TV8TV</text:a> </text:p>
          </table:table-cell>
          <table:table-cell table:style-name="ce6" office:value-type="string" calcext:value-type="string">
            <text:p><text:a xlink:href="../../../../../tr/sirket-bilgileri/ozet/3548-tv8-tv-yayincilik-a-s" xlink:type="simple">TV8 TV YAYINCILIK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sth-strateji-portfoy-ikinci-hisse-senedi-fonu-hisse-senedi-yogun-fon" xlink:type="simple"> </text:a> </text:p>
          </table:table-cell>
          <table:table-cell table:number-columns-repeated="5"/>
          <table:table-cell table:formula="of:=COM.MICROSOFT.CONCAT([.A723];&quot;.IS&quot;)" office:value-type="string" office:string-value="TV8TV .IS" calcext:value-type="string">
            <text:p>TV8TV .IS</text:p>
          </table:table-cell>
          <table:table-cell office:value-type="string" calcext:value-type="string">
            <text:p>TV8TV .IS</text:p>
          </table:table-cell>
          <table:table-cell table:formula="of:=SUBSTITUTE([.K723];&quot; &quot;;&quot;&quot;)" office:value-type="string" office:string-value="TV8TV.IS" calcext:value-type="string">
            <text:p>TV8TV.IS</text:p>
          </table:table-cell>
          <table:table-cell table:formula="of:= &quot;&quot;&quot;&quot; &amp; [.L723] &amp; &quot;&quot;&quot;&quot;&amp;&quot;,&quot;" office:value-type="string" office:string-value="&quot;TV8TV.IS&quot;," calcext:value-type="string">
            <text:p>"TV8TV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724];&quot;.IS&quot;)" office:value-type="string" office:string-value=".IS" calcext:value-type="string">
            <text:p>.IS</text:p>
          </table:table-cell>
          <table:table-cell/>
          <table:table-cell table:formula="of:=SUBSTITUTE([.K724];&quot; &quot;;&quot;&quot;)">
            <text:p/>
          </table:table-cell>
          <table:table-cell table:formula="of:= &quot;&quot;&quot;&quot; &amp; [.L72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Default" table:number-columns-repeated="3"/>
          <table:table-cell table:number-columns-repeated="5"/>
          <table:table-cell table:formula="of:=COM.MICROSOFT.CONCAT([.A725];&quot;.IS&quot;)" office:value-type="string" office:string-value="U.IS" calcext:value-type="string">
            <text:p>U.IS</text:p>
          </table:table-cell>
          <table:table-cell/>
          <table:table-cell table:formula="of:=SUBSTITUTE([.K725];&quot; &quot;;&quot;&quot;)">
            <text:p/>
          </table:table-cell>
          <table:table-cell table:formula="of:= &quot;&quot;&quot;&quot; &amp; [.L725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726];&quot;.IS&quot;)" office:value-type="string" office:string-value=".IS" calcext:value-type="string">
            <text:p>.IS</text:p>
          </table:table-cell>
          <table:table-cell/>
          <table:table-cell table:formula="of:=SUBSTITUTE([.K726];&quot; &quot;;&quot;&quot;)">
            <text:p/>
          </table:table-cell>
          <table:table-cell table:formula="of:= &quot;&quot;&quot;&quot; &amp; [.L726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727];&quot;.IS&quot;)" office:value-type="string" office:string-value="Kod.IS" calcext:value-type="string">
            <text:p>Kod.IS</text:p>
          </table:table-cell>
          <table:table-cell/>
          <table:table-cell table:formula="of:=SUBSTITUTE([.K727];&quot; &quot;;&quot;&quot;)">
            <text:p/>
          </table:table-cell>
          <table:table-cell table:formula="of:= &quot;&quot;&quot;&quot; &amp; [.L727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44-ufuk-yatirim-yonetim-ve-gayrimenkul-a-s" xlink:type="simple">UFUK</text:a> </text:p>
          </table:table-cell>
          <table:table-cell office:value-type="string" calcext:value-type="string">
            <text:p><text:a xlink:href="../../../../../tr/sirket-bilgileri/ozet/1444-ufuk-yatirim-yonetim-ve-gayrimenkul-a-s" xlink:type="simple">UFUK YATIRIM YÖNETİM VE GAYRİMENKUL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728];&quot;.IS&quot;)" office:value-type="string" office:string-value="UFUK .IS" calcext:value-type="string">
            <text:p>UFUK .IS</text:p>
          </table:table-cell>
          <table:table-cell office:value-type="string" calcext:value-type="string">
            <text:p>UFUK .IS</text:p>
          </table:table-cell>
          <table:table-cell table:formula="of:=SUBSTITUTE([.K728];&quot; &quot;;&quot;&quot;)" office:value-type="string" office:string-value="UFUK.IS" calcext:value-type="string">
            <text:p>UFUK.IS</text:p>
          </table:table-cell>
          <table:table-cell table:formula="of:= &quot;&quot;&quot;&quot; &amp; [.L728] &amp; &quot;&quot;&quot;&quot;&amp;&quot;,&quot;" office:value-type="string" office:string-value="&quot;UFUK.IS&quot;," calcext:value-type="string">
            <text:p>"UFU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677-ulaslar-turizm-enerji-tarim-gida-ve-insaat-yatirimlari-a-s" xlink:type="simple">ULAS</text:a> </text:p>
          </table:table-cell>
          <table:table-cell office:value-type="string" calcext:value-type="string">
            <text:p><text:a xlink:href="../../../../../tr/sirket-bilgileri/ozet/1677-ulaslar-turizm-enerji-tarim-gida-ve-insaat-yatirimlari-a-s" xlink:type="simple">ULAŞLAR TURİZM ENERJİ TARIM GIDA VE İNŞAAT YATIRIMLARI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729];&quot;.IS&quot;)" office:value-type="string" office:string-value="ULAS .IS" calcext:value-type="string">
            <text:p>ULAS .IS</text:p>
          </table:table-cell>
          <table:table-cell office:value-type="string" calcext:value-type="string">
            <text:p>ULAS .IS</text:p>
          </table:table-cell>
          <table:table-cell table:formula="of:=SUBSTITUTE([.K729];&quot; &quot;;&quot;&quot;)" office:value-type="string" office:string-value="ULAS.IS" calcext:value-type="string">
            <text:p>ULAS.IS</text:p>
          </table:table-cell>
          <table:table-cell table:formula="of:= &quot;&quot;&quot;&quot; &amp; [.L729] &amp; &quot;&quot;&quot;&quot;&amp;&quot;,&quot;" office:value-type="string" office:string-value="&quot;ULAS.IS&quot;," calcext:value-type="string">
            <text:p>"UL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149-ulusal-faktoring-a-s" xlink:type="simple">ULUFA</text:a> </text:p>
          </table:table-cell>
          <table:table-cell office:value-type="string" calcext:value-type="string">
            <text:p><text:a xlink:href="../../../../../tr/sirket-bilgileri/ozet/2149-ulusal-faktoring-a-s" xlink:type="simple">ULUSAL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730];&quot;.IS&quot;)" office:value-type="string" office:string-value="ULUFA .IS" calcext:value-type="string">
            <text:p>ULUFA .IS</text:p>
          </table:table-cell>
          <table:table-cell office:value-type="string" calcext:value-type="string">
            <text:p>ULUFA .IS</text:p>
          </table:table-cell>
          <table:table-cell table:formula="of:=SUBSTITUTE([.K730];&quot; &quot;;&quot;&quot;)" office:value-type="string" office:string-value="ULUFA.IS" calcext:value-type="string">
            <text:p>ULUFA.IS</text:p>
          </table:table-cell>
          <table:table-cell table:formula="of:= &quot;&quot;&quot;&quot; &amp; [.L730] &amp; &quot;&quot;&quot;&quot;&amp;&quot;,&quot;" office:value-type="string" office:string-value="&quot;ULUFA.IS&quot;," calcext:value-type="string">
            <text:p>"ULUF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374-ulusoy-elektrik-imalat-taahhut-ve-ticaret-a-s" xlink:type="simple">ULUSE</text:a> </text:p>
          </table:table-cell>
          <table:table-cell office:value-type="string" calcext:value-type="string">
            <text:p><text:a xlink:href="../../../../../tr/sirket-bilgileri/ozet/2374-ulusoy-elektrik-imalat-taahhut-ve-ticaret-a-s" xlink:type="simple">ULUSOY ELEKTRİK İMALAT TAAHHÜT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31];&quot;.IS&quot;)" office:value-type="string" office:string-value="ULUSE .IS" calcext:value-type="string">
            <text:p>ULUSE .IS</text:p>
          </table:table-cell>
          <table:table-cell office:value-type="string" calcext:value-type="string">
            <text:p>ULUSE .IS</text:p>
          </table:table-cell>
          <table:table-cell table:formula="of:=SUBSTITUTE([.K731];&quot; &quot;;&quot;&quot;)" office:value-type="string" office:string-value="ULUSE.IS" calcext:value-type="string">
            <text:p>ULUSE.IS</text:p>
          </table:table-cell>
          <table:table-cell table:formula="of:= &quot;&quot;&quot;&quot; &amp; [.L731] &amp; &quot;&quot;&quot;&quot;&amp;&quot;,&quot;" office:value-type="string" office:string-value="&quot;ULUSE.IS&quot;," calcext:value-type="string">
            <text:p>"ULUS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375-ulusoy-un-sanayi-ve-ticaret-a-s" xlink:type="simple">ULUUN</text:a> </text:p>
          </table:table-cell>
          <table:table-cell office:value-type="string" calcext:value-type="string">
            <text:p><text:a xlink:href="../../../../../tr/sirket-bilgileri/ozet/2375-ulusoy-un-sanayi-ve-ticaret-a-s" xlink:type="simple">ULUSOY UN SANAYİ VE TİCARET A.Ş.</text:a> </text:p>
          </table:table-cell>
          <table:table-cell office:value-type="string" calcext:value-type="string">
            <text:p>SAMSUN</text:p>
          </table:table-cell>
          <table:table-cell office:value-type="string" calcext:value-type="string">
            <text:p><text:a xlink:href="../../../../../tr/sirket-bilgileri/ozet/237-finansal-eksen-bagimsiz-denetim-ve-danismanlik-a-s" xlink:type="simple">FİNANSAL EKSEN BAĞIMSIZ DENETİM VE DANIŞMANLIK A.Ş.</text:a> </text:p>
          </table:table-cell>
          <table:table-cell table:number-columns-repeated="5"/>
          <table:table-cell table:formula="of:=COM.MICROSOFT.CONCAT([.A732];&quot;.IS&quot;)" office:value-type="string" office:string-value="ULUUN .IS" calcext:value-type="string">
            <text:p>ULUUN .IS</text:p>
          </table:table-cell>
          <table:table-cell office:value-type="string" calcext:value-type="string">
            <text:p>ULUUN .IS</text:p>
          </table:table-cell>
          <table:table-cell table:formula="of:=SUBSTITUTE([.K732];&quot; &quot;;&quot;&quot;)" office:value-type="string" office:string-value="ULUUN.IS" calcext:value-type="string">
            <text:p>ULUUN.IS</text:p>
          </table:table-cell>
          <table:table-cell table:formula="of:= &quot;&quot;&quot;&quot; &amp; [.L732] &amp; &quot;&quot;&quot;&quot;&amp;&quot;,&quot;" office:value-type="string" office:string-value="&quot;ULUUN.IS&quot;," calcext:value-type="string">
            <text:p>"ULUU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65-umpas-holding-a-s" xlink:type="simple">UMPAS</text:a> </text:p>
          </table:table-cell>
          <table:table-cell office:value-type="string" calcext:value-type="string">
            <text:p><text:a xlink:href="../../../../../tr/sirket-bilgileri/ozet/2065-umpas-holding-a-s" xlink:type="simple">UMPAŞ HOLDİNG A.Ş.</text:a> </text:p>
          </table:table-cell>
          <table:table-cell office:value-type="string" calcext:value-type="string">
            <text:p>UŞAK</text:p>
          </table:table-cell>
          <table:table-cell office:value-type="string" calcext:value-type="string">
            <text:p><text:a xlink:href="../../../../../tr/sirket-bilgileri/ozet/210-guncel-bagimsiz-denetim-danismanlik-a-s" xlink:type="simple">GÜNCEL BAĞIMSIZ DENETİM DANIŞMANLIK A.Ş.</text:a> </text:p>
          </table:table-cell>
          <table:table-cell table:number-columns-repeated="5"/>
          <table:table-cell table:formula="of:=COM.MICROSOFT.CONCAT([.A733];&quot;.IS&quot;)" office:value-type="string" office:string-value="UMPAS .IS" calcext:value-type="string">
            <text:p>UMPAS .IS</text:p>
          </table:table-cell>
          <table:table-cell office:value-type="string" calcext:value-type="string">
            <text:p>UMPAS .IS</text:p>
          </table:table-cell>
          <table:table-cell table:formula="of:=SUBSTITUTE([.K733];&quot; &quot;;&quot;&quot;)" office:value-type="string" office:string-value="UMPAS.IS" calcext:value-type="string">
            <text:p>UMPAS.IS</text:p>
          </table:table-cell>
          <table:table-cell table:formula="of:= &quot;&quot;&quot;&quot; &amp; [.L733] &amp; &quot;&quot;&quot;&quot;&amp;&quot;,&quot;" office:value-type="string" office:string-value="&quot;UMPAS.IS&quot;," calcext:value-type="string">
            <text:p>"UMPAS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1111-usak-seramik-sanayi-a-s" xlink:type="simple">USAK</text:a> </text:p>
          </table:table-cell>
          <table:table-cell table:style-name="ce6" office:value-type="string" calcext:value-type="string">
            <text:p><text:a xlink:href="../../../../../tr/sirket-bilgileri/ozet/1111-usak-seramik-sanayi-a-s" xlink:type="simple">UŞAK SERAMİK SANAYİ A.Ş.</text:a> </text:p>
          </table:table-cell>
          <table:table-cell table:style-name="ce6" office:value-type="string" calcext:value-type="string">
            <text:p>UŞAK</text:p>
          </table:table-cell>
          <table:table-cell table:style-name="ce9"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734];&quot;.IS&quot;)" office:value-type="string" office:string-value="USAK .IS" calcext:value-type="string">
            <text:p>USAK .IS</text:p>
          </table:table-cell>
          <table:table-cell office:value-type="string" calcext:value-type="string">
            <text:p>USAK .IS</text:p>
          </table:table-cell>
          <table:table-cell table:formula="of:=SUBSTITUTE([.K734];&quot; &quot;;&quot;&quot;)" office:value-type="string" office:string-value="USAK.IS" calcext:value-type="string">
            <text:p>USAK.IS</text:p>
          </table:table-cell>
          <table:table-cell table:formula="of:= &quot;&quot;&quot;&quot; &amp; [.L734] &amp; &quot;&quot;&quot;&quot;&amp;&quot;,&quot;" office:value-type="string" office:string-value="&quot;USAK.IS&quot;," calcext:value-type="string">
            <text:p>"USAK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735];&quot;.IS&quot;)" office:value-type="string" office:string-value=".IS" calcext:value-type="string">
            <text:p>.IS</text:p>
          </table:table-cell>
          <table:table-cell/>
          <table:table-cell table:formula="of:=SUBSTITUTE([.K735];&quot; &quot;;&quot;&quot;)">
            <text:p/>
          </table:table-cell>
          <table:table-cell table:formula="of:= &quot;&quot;&quot;&quot; &amp; [.L735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Ü</text:p>
          </table:table-cell>
          <table:table-cell table:style-name="Default" table:number-columns-repeated="3"/>
          <table:table-cell table:number-columns-repeated="5"/>
          <table:table-cell table:formula="of:=COM.MICROSOFT.CONCAT([.A736];&quot;.IS&quot;)" office:value-type="string" office:string-value="Ü.IS" calcext:value-type="string">
            <text:p>Ü.IS</text:p>
          </table:table-cell>
          <table:table-cell/>
          <table:table-cell table:formula="of:=SUBSTITUTE([.K736];&quot; &quot;;&quot;&quot;)">
            <text:p/>
          </table:table-cell>
          <table:table-cell table:formula="of:= &quot;&quot;&quot;&quot; &amp; [.L736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737];&quot;.IS&quot;)" office:value-type="string" office:string-value=".IS" calcext:value-type="string">
            <text:p>.IS</text:p>
          </table:table-cell>
          <table:table-cell/>
          <table:table-cell table:formula="of:=SUBSTITUTE([.K737];&quot; &quot;;&quot;&quot;)">
            <text:p/>
          </table:table-cell>
          <table:table-cell table:formula="of:= &quot;&quot;&quot;&quot; &amp; [.L737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738];&quot;.IS&quot;)" office:value-type="string" office:string-value="Kod.IS" calcext:value-type="string">
            <text:p>Kod.IS</text:p>
          </table:table-cell>
          <table:table-cell/>
          <table:table-cell table:formula="of:=SUBSTITUTE([.K738];&quot; &quot;;&quot;&quot;)">
            <text:p/>
          </table:table-cell>
          <table:table-cell table:formula="of:= &quot;&quot;&quot;&quot; &amp; [.L738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59-ulker-biskuvi-sanayi-a-s" xlink:type="simple">ULKER</text:a> </text:p>
          </table:table-cell>
          <table:table-cell office:value-type="string" calcext:value-type="string">
            <text:p><text:a xlink:href="../../../../../tr/sirket-bilgileri/ozet/859-ulker-biskuvi-sanayi-a-s" xlink:type="simple">ÜLKER BİSKÜVİ SANAY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739];&quot;.IS&quot;)" office:value-type="string" office:string-value="ULKER .IS" calcext:value-type="string">
            <text:p>ULKER .IS</text:p>
          </table:table-cell>
          <table:table-cell office:value-type="string" calcext:value-type="string">
            <text:p>ULKER .IS</text:p>
          </table:table-cell>
          <table:table-cell table:formula="of:=SUBSTITUTE([.K739];&quot; &quot;;&quot;&quot;)" office:value-type="string" office:string-value="ULKER.IS" calcext:value-type="string">
            <text:p>ULKER.IS</text:p>
          </table:table-cell>
          <table:table-cell table:formula="of:= &quot;&quot;&quot;&quot; &amp; [.L739] &amp; &quot;&quot;&quot;&quot;&amp;&quot;,&quot;" office:value-type="string" office:string-value="&quot;ULKER.IS&quot;," calcext:value-type="string">
            <text:p>"ULKER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2474-unlu-yatirim-holding-a-s" xlink:type="simple">UNLU</text:a> </text:p>
          </table:table-cell>
          <table:table-cell table:style-name="ce6" office:value-type="string" calcext:value-type="string">
            <text:p><text:a xlink:href="../../../../../tr/sirket-bilgileri/ozet/2474-unlu-yatirim-holding-a-s" xlink:type="simple">ÜNLÜ YATIRIM HOLDİNG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40];&quot;.IS&quot;)" office:value-type="string" office:string-value="UNLU .IS" calcext:value-type="string">
            <text:p>UNLU .IS</text:p>
          </table:table-cell>
          <table:table-cell office:value-type="string" calcext:value-type="string">
            <text:p>UNLU .IS</text:p>
          </table:table-cell>
          <table:table-cell table:formula="of:=SUBSTITUTE([.K740];&quot; &quot;;&quot;&quot;)" office:value-type="string" office:string-value="UNLU.IS" calcext:value-type="string">
            <text:p>UNLU.IS</text:p>
          </table:table-cell>
          <table:table-cell table:formula="of:= &quot;&quot;&quot;&quot; &amp; [.L740] &amp; &quot;&quot;&quot;&quot;&amp;&quot;,&quot;" office:value-type="string" office:string-value="&quot;UNLU.IS&quot;," calcext:value-type="string">
            <text:p>"UNLU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741];&quot;.IS&quot;)" office:value-type="string" office:string-value=".IS" calcext:value-type="string">
            <text:p>.IS</text:p>
          </table:table-cell>
          <table:table-cell/>
          <table:table-cell table:formula="of:=SUBSTITUTE([.K741];&quot; &quot;;&quot;&quot;)">
            <text:p/>
          </table:table-cell>
          <table:table-cell table:formula="of:= &quot;&quot;&quot;&quot; &amp; [.L741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Default" table:number-columns-repeated="3"/>
          <table:table-cell table:number-columns-repeated="5"/>
          <table:table-cell table:formula="of:=COM.MICROSOFT.CONCAT([.A742];&quot;.IS&quot;)" office:value-type="string" office:string-value="V.IS" calcext:value-type="string">
            <text:p>V.IS</text:p>
          </table:table-cell>
          <table:table-cell/>
          <table:table-cell table:formula="of:=SUBSTITUTE([.K742];&quot; &quot;;&quot;&quot;)">
            <text:p/>
          </table:table-cell>
          <table:table-cell table:formula="of:= &quot;&quot;&quot;&quot; &amp; [.L742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743];&quot;.IS&quot;)" office:value-type="string" office:string-value=".IS" calcext:value-type="string">
            <text:p>.IS</text:p>
          </table:table-cell>
          <table:table-cell/>
          <table:table-cell table:formula="of:=SUBSTITUTE([.K743];&quot; &quot;;&quot;&quot;)">
            <text:p/>
          </table:table-cell>
          <table:table-cell table:formula="of:= &quot;&quot;&quot;&quot; &amp; [.L743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744];&quot;.IS&quot;)" office:value-type="string" office:string-value="Kod.IS" calcext:value-type="string">
            <text:p>Kod.IS</text:p>
          </table:table-cell>
          <table:table-cell/>
          <table:table-cell table:formula="of:=SUBSTITUTE([.K744];&quot; &quot;;&quot;&quot;)">
            <text:p/>
          </table:table-cell>
          <table:table-cell table:formula="of:= &quot;&quot;&quot;&quot; &amp; [.L74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15-vakif-finansal-kiralama-a-s" xlink:type="simple">VAKFN</text:a> </text:p>
          </table:table-cell>
          <table:table-cell office:value-type="string" calcext:value-type="string">
            <text:p><text:a xlink:href="../../../../../tr/sirket-bilgileri/ozet/1115-vakif-finansal-kiralama-a-s" xlink:type="simple">VAKIF FİNANSAL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45];&quot;.IS&quot;)" office:value-type="string" office:string-value="VAKFN .IS" calcext:value-type="string">
            <text:p>VAKFN .IS</text:p>
          </table:table-cell>
          <table:table-cell office:value-type="string" calcext:value-type="string">
            <text:p>VAKFN .IS</text:p>
          </table:table-cell>
          <table:table-cell table:formula="of:=SUBSTITUTE([.K745];&quot; &quot;;&quot;&quot;)" office:value-type="string" office:string-value="VAKFN.IS" calcext:value-type="string">
            <text:p>VAKFN.IS</text:p>
          </table:table-cell>
          <table:table-cell table:formula="of:= &quot;&quot;&quot;&quot; &amp; [.L745] &amp; &quot;&quot;&quot;&quot;&amp;&quot;,&quot;" office:value-type="string" office:string-value="&quot;VAKFN.IS&quot;," calcext:value-type="string">
            <text:p>"VAKF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16-vakif-gayrimenkul-yatirim-ortakligi-a-s" xlink:type="simple">VKGYO</text:a> </text:p>
          </table:table-cell>
          <table:table-cell office:value-type="string" calcext:value-type="string">
            <text:p><text:a xlink:href="../../../../../tr/sirket-bilgileri/ozet/1116-vakif-gayrimenkul-yatirim-ortakligi-a-s" xlink:type="simple">VAKIF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46];&quot;.IS&quot;)" office:value-type="string" office:string-value="VKGYO .IS" calcext:value-type="string">
            <text:p>VKGYO .IS</text:p>
          </table:table-cell>
          <table:table-cell office:value-type="string" calcext:value-type="string">
            <text:p>VKGYO .IS</text:p>
          </table:table-cell>
          <table:table-cell table:formula="of:=SUBSTITUTE([.K746];&quot; &quot;;&quot;&quot;)" office:value-type="string" office:string-value="VKGYO.IS" calcext:value-type="string">
            <text:p>VKGYO.IS</text:p>
          </table:table-cell>
          <table:table-cell table:formula="of:= &quot;&quot;&quot;&quot; &amp; [.L746] &amp; &quot;&quot;&quot;&quot;&amp;&quot;,&quot;" office:value-type="string" office:string-value="&quot;VKGYO.IS&quot;," calcext:value-type="string">
            <text:p>"VK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17-vakif-menkul-kiymet-yatirim-ortakligi-a-s" xlink:type="simple">VKFYO</text:a> </text:p>
          </table:table-cell>
          <table:table-cell office:value-type="string" calcext:value-type="string">
            <text:p><text:a xlink:href="../../../../../tr/sirket-bilgileri/ozet/1117-vakif-menkul-kiymet-yatirim-ortakligi-a-s" xlink:type="simple">VAKIF MENKUL KIYMET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47];&quot;.IS&quot;)" office:value-type="string" office:string-value="VKFYO .IS" calcext:value-type="string">
            <text:p>VKFYO .IS</text:p>
          </table:table-cell>
          <table:table-cell office:value-type="string" calcext:value-type="string">
            <text:p>VKFYO .IS</text:p>
          </table:table-cell>
          <table:table-cell table:formula="of:=SUBSTITUTE([.K747];&quot; &quot;;&quot;&quot;)" office:value-type="string" office:string-value="VKFYO.IS" calcext:value-type="string">
            <text:p>VKFYO.IS</text:p>
          </table:table-cell>
          <table:table-cell table:formula="of:= &quot;&quot;&quot;&quot; &amp; [.L747] &amp; &quot;&quot;&quot;&quot;&amp;&quot;,&quot;" office:value-type="string" office:string-value="&quot;VKFYO.IS&quot;," calcext:value-type="string">
            <text:p>"VKF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329-vakif-varlik-kiralama-a-s" xlink:type="simple">VAKVK</text:a> </text:p>
          </table:table-cell>
          <table:table-cell office:value-type="string" calcext:value-type="string">
            <text:p><text:a xlink:href="../../../../../tr/sirket-bilgileri/ozet/4329-vakif-varlik-kiralama-a-s" xlink:type="simple">VAKIF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748];&quot;.IS&quot;)" office:value-type="string" office:string-value="VAKVK .IS" calcext:value-type="string">
            <text:p>VAKVK .IS</text:p>
          </table:table-cell>
          <table:table-cell office:value-type="string" calcext:value-type="string">
            <text:p>VAKVK .IS</text:p>
          </table:table-cell>
          <table:table-cell table:formula="of:=SUBSTITUTE([.K748];&quot; &quot;;&quot;&quot;)" office:value-type="string" office:string-value="VAKVK.IS" calcext:value-type="string">
            <text:p>VAKVK.IS</text:p>
          </table:table-cell>
          <table:table-cell table:formula="of:= &quot;&quot;&quot;&quot; &amp; [.L748] &amp; &quot;&quot;&quot;&quot;&amp;&quot;,&quot;" office:value-type="string" office:string-value="&quot;VAKVK.IS&quot;," calcext:value-type="string">
            <text:p>"VAKV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19-vakko-tekstil-ve-hazir-giyim-sanayi-isletmeleri-a-s" xlink:type="simple">VAKKO</text:a> </text:p>
          </table:table-cell>
          <table:table-cell office:value-type="string" calcext:value-type="string">
            <text:p><text:a xlink:href="../../../../../tr/sirket-bilgileri/ozet/1119-vakko-tekstil-ve-hazir-giyim-sanayi-isletmeleri-a-s" xlink:type="simple">VAKKO TEKSTİL VE HAZIR GİYİM SANAYİ İŞLETMELE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9-drt-bagimsiz-denetim-ve-serbest-muhasebeci-mali-musavirlik-a-s" xlink:type="simple">DRT BAĞIMSIZ DENETİM VE SERBEST MUHASEBECİ MALİ MÜŞAVİRLİK A.Ş.</text:a> </text:p>
          </table:table-cell>
          <table:table-cell table:number-columns-repeated="5"/>
          <table:table-cell table:formula="of:=COM.MICROSOFT.CONCAT([.A749];&quot;.IS&quot;)" office:value-type="string" office:string-value="VAKKO .IS" calcext:value-type="string">
            <text:p>VAKKO .IS</text:p>
          </table:table-cell>
          <table:table-cell office:value-type="string" calcext:value-type="string">
            <text:p>VAKKO .IS</text:p>
          </table:table-cell>
          <table:table-cell table:formula="of:=SUBSTITUTE([.K749];&quot; &quot;;&quot;&quot;)" office:value-type="string" office:string-value="VAKKO.IS" calcext:value-type="string">
            <text:p>VAKKO.IS</text:p>
          </table:table-cell>
          <table:table-cell table:formula="of:= &quot;&quot;&quot;&quot; &amp; [.L749] &amp; &quot;&quot;&quot;&quot;&amp;&quot;,&quot;" office:value-type="string" office:string-value="&quot;VAKKO.IS&quot;," calcext:value-type="string">
            <text:p>"VAKK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58-vanet-gida-sanayi-ic-ve-dis-ticaret-a-s" xlink:type="simple">VANGD</text:a> </text:p>
          </table:table-cell>
          <table:table-cell office:value-type="string" calcext:value-type="string">
            <text:p><text:a xlink:href="../../../../../tr/sirket-bilgileri/ozet/1558-vanet-gida-sanayi-ic-ve-dis-ticaret-a-s" xlink:type="simple">VANET GIDA SANAYİ İÇ VE DIŞ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16-yeditepe-bagimsiz-denetim-ve-yeminli-mali-musavirlik-a-s" xlink:type="simple">YEDİTEPE BAĞIMSIZ DENETİM VE YEMİNLİ MALİ MÜŞAVİRLİK A.Ş.</text:a> </text:p>
          </table:table-cell>
          <table:table-cell table:number-columns-repeated="5"/>
          <table:table-cell table:formula="of:=COM.MICROSOFT.CONCAT([.A750];&quot;.IS&quot;)" office:value-type="string" office:string-value="VANGD .IS" calcext:value-type="string">
            <text:p>VANGD .IS</text:p>
          </table:table-cell>
          <table:table-cell office:value-type="string" calcext:value-type="string">
            <text:p>VANGD .IS</text:p>
          </table:table-cell>
          <table:table-cell table:formula="of:=SUBSTITUTE([.K750];&quot; &quot;;&quot;&quot;)" office:value-type="string" office:string-value="VANGD.IS" calcext:value-type="string">
            <text:p>VANGD.IS</text:p>
          </table:table-cell>
          <table:table-cell table:formula="of:= &quot;&quot;&quot;&quot; &amp; [.L750] &amp; &quot;&quot;&quot;&quot;&amp;&quot;,&quot;" office:value-type="string" office:string-value="&quot;VANGD.IS&quot;," calcext:value-type="string">
            <text:p>"VANG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369-vbt-yazilim-a-s" xlink:type="simple">VBTYZ</text:a> </text:p>
          </table:table-cell>
          <table:table-cell office:value-type="string" calcext:value-type="string">
            <text:p><text:a xlink:href="../../../../../tr/sirket-bilgileri/ozet/5369-vbt-yazilim-a-s" xlink:type="simple">VBT YAZILIM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1-ecovis-deger-bagimsiz-denetim-ve-yeminli-mali-musavirlik-a-s" xlink:type="simple">ECOVIS DEĞER BAĞIMSIZ DENETİM VE YEMİNLİ MALİ MÜŞAVİRLİK A.Ş. </text:a> </text:p>
          </table:table-cell>
          <table:table-cell table:number-columns-repeated="5"/>
          <table:table-cell table:formula="of:=COM.MICROSOFT.CONCAT([.A751];&quot;.IS&quot;)" office:value-type="string" office:string-value="VBTYZ .IS" calcext:value-type="string">
            <text:p>VBTYZ .IS</text:p>
          </table:table-cell>
          <table:table-cell office:value-type="string" calcext:value-type="string">
            <text:p>VBTYZ .IS</text:p>
          </table:table-cell>
          <table:table-cell table:formula="of:=SUBSTITUTE([.K751];&quot; &quot;;&quot;&quot;)" office:value-type="string" office:string-value="VBTYZ.IS" calcext:value-type="string">
            <text:p>VBTYZ.IS</text:p>
          </table:table-cell>
          <table:table-cell table:formula="of:= &quot;&quot;&quot;&quot; &amp; [.L751] &amp; &quot;&quot;&quot;&quot;&amp;&quot;,&quot;" office:value-type="string" office:string-value="&quot;VBTYZ.IS&quot;," calcext:value-type="string">
            <text:p>"VBTYZ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080-vdf-filo-kiralama-a-s" xlink:type="simple">VDFLO</text:a> </text:p>
          </table:table-cell>
          <table:table-cell office:value-type="string" calcext:value-type="string">
            <text:p><text:a xlink:href="../../../../../tr/sirket-bilgileri/ozet/5080-vdf-filo-kiralama-a-s" xlink:type="simple">VDF FİLO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52];&quot;.IS&quot;)" office:value-type="string" office:string-value="VDFLO .IS" calcext:value-type="string">
            <text:p>VDFLO .IS</text:p>
          </table:table-cell>
          <table:table-cell office:value-type="string" calcext:value-type="string">
            <text:p>VDFLO .IS</text:p>
          </table:table-cell>
          <table:table-cell table:formula="of:=SUBSTITUTE([.K752];&quot; &quot;;&quot;&quot;)" office:value-type="string" office:string-value="VDFLO.IS" calcext:value-type="string">
            <text:p>VDFLO.IS</text:p>
          </table:table-cell>
          <table:table-cell table:formula="of:= &quot;&quot;&quot;&quot; &amp; [.L752] &amp; &quot;&quot;&quot;&quot;&amp;&quot;,&quot;" office:value-type="string" office:string-value="&quot;VDFLO.IS&quot;," calcext:value-type="string">
            <text:p>"VDFL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885-vera-konsept-gayrimenkul-yatirim-ortakligi-a-s" xlink:type="simple">VRGYO</text:a> </text:p>
          </table:table-cell>
          <table:table-cell office:value-type="string" calcext:value-type="string">
            <text:p><text:a xlink:href="../../../../../tr/sirket-bilgileri/ozet/5885-vera-konsept-gayrimenkul-yatirim-ortakligi-a-s" xlink:type="simple">VERA KONSEPT GAYRİMENKUL YATIRIM ORTAKLIĞI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753];&quot;.IS&quot;)" office:value-type="string" office:string-value="VRGYO .IS" calcext:value-type="string">
            <text:p>VRGYO .IS</text:p>
          </table:table-cell>
          <table:table-cell office:value-type="string" calcext:value-type="string">
            <text:p>VRGYO .IS</text:p>
          </table:table-cell>
          <table:table-cell table:formula="of:=SUBSTITUTE([.K753];&quot; &quot;;&quot;&quot;)" office:value-type="string" office:string-value="VRGYO.IS" calcext:value-type="string">
            <text:p>VRGYO.IS</text:p>
          </table:table-cell>
          <table:table-cell table:formula="of:= &quot;&quot;&quot;&quot; &amp; [.L753] &amp; &quot;&quot;&quot;&quot;&amp;&quot;,&quot;" office:value-type="string" office:string-value="&quot;VRGYO.IS&quot;," calcext:value-type="string">
            <text:p>"VR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59-verusa-holding-a-s" xlink:type="simple">VERUS</text:a> </text:p>
          </table:table-cell>
          <table:table-cell office:value-type="string" calcext:value-type="string">
            <text:p><text:a xlink:href="../../../../../tr/sirket-bilgileri/ozet/2059-verusa-holding-a-s" xlink:type="simple">VERUSA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54];&quot;.IS&quot;)" office:value-type="string" office:string-value="VERUS .IS" calcext:value-type="string">
            <text:p>VERUS .IS</text:p>
          </table:table-cell>
          <table:table-cell office:value-type="string" calcext:value-type="string">
            <text:p>VERUS .IS</text:p>
          </table:table-cell>
          <table:table-cell table:formula="of:=SUBSTITUTE([.K754];&quot; &quot;;&quot;&quot;)" office:value-type="string" office:string-value="VERUS.IS" calcext:value-type="string">
            <text:p>VERUS.IS</text:p>
          </table:table-cell>
          <table:table-cell table:formula="of:= &quot;&quot;&quot;&quot; &amp; [.L754] &amp; &quot;&quot;&quot;&quot;&amp;&quot;,&quot;" office:value-type="string" office:string-value="&quot;VERUS.IS&quot;," calcext:value-type="string">
            <text:p>"VERU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48-verusaturk-girisim-sermayesi-yatirim-ortakligi-a-s" xlink:type="simple">VERTU</text:a> </text:p>
          </table:table-cell>
          <table:table-cell office:value-type="string" calcext:value-type="string">
            <text:p><text:a xlink:href="../../../../../tr/sirket-bilgileri/ozet/2048-verusaturk-girisim-sermayesi-yatirim-ortakligi-a-s" xlink:type="simple">VERUSATURK GİRİŞİM SERMAYESİ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55];&quot;.IS&quot;)" office:value-type="string" office:string-value="VERTU .IS" calcext:value-type="string">
            <text:p>VERTU .IS</text:p>
          </table:table-cell>
          <table:table-cell office:value-type="string" calcext:value-type="string">
            <text:p>VERTU .IS</text:p>
          </table:table-cell>
          <table:table-cell table:formula="of:=SUBSTITUTE([.K755];&quot; &quot;;&quot;&quot;)" office:value-type="string" office:string-value="VERTU.IS" calcext:value-type="string">
            <text:p>VERTU.IS</text:p>
          </table:table-cell>
          <table:table-cell table:formula="of:= &quot;&quot;&quot;&quot; &amp; [.L755] &amp; &quot;&quot;&quot;&quot;&amp;&quot;,&quot;" office:value-type="string" office:string-value="&quot;VERTU.IS&quot;," calcext:value-type="string">
            <text:p>"VERTU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419-vestel-beyaz-esya-sanayi-ve-ticaret-a-s" xlink:type="simple">VESBE</text:a> </text:p>
          </table:table-cell>
          <table:table-cell office:value-type="string" calcext:value-type="string">
            <text:p><text:a xlink:href="../../../../../tr/sirket-bilgileri/ozet/1419-vestel-beyaz-esya-sanayi-ve-ticaret-a-s" xlink:type="simple">VESTEL BEYAZ EŞYA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56];&quot;.IS&quot;)" office:value-type="string" office:string-value="VESBE .IS" calcext:value-type="string">
            <text:p>VESBE .IS</text:p>
          </table:table-cell>
          <table:table-cell office:value-type="string" calcext:value-type="string">
            <text:p>VESBE .IS</text:p>
          </table:table-cell>
          <table:table-cell table:formula="of:=SUBSTITUTE([.K756];&quot; &quot;;&quot;&quot;)" office:value-type="string" office:string-value="VESBE.IS" calcext:value-type="string">
            <text:p>VESBE.IS</text:p>
          </table:table-cell>
          <table:table-cell table:formula="of:= &quot;&quot;&quot;&quot; &amp; [.L756] &amp; &quot;&quot;&quot;&quot;&amp;&quot;,&quot;" office:value-type="string" office:string-value="&quot;VESBE.IS&quot;," calcext:value-type="string">
            <text:p>"VESBE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22-vestel-elektronik-sanayi-ve-ticaret-a-s" xlink:type="simple">VESTL</text:a> </text:p>
          </table:table-cell>
          <table:table-cell office:value-type="string" calcext:value-type="string">
            <text:p><text:a xlink:href="../../../../../tr/sirket-bilgileri/ozet/1122-vestel-elektronik-sanayi-ve-ticaret-a-s" xlink:type="simple">VESTEL ELEKTRONİK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57];&quot;.IS&quot;)" office:value-type="string" office:string-value="VESTL .IS" calcext:value-type="string">
            <text:p>VESTL .IS</text:p>
          </table:table-cell>
          <table:table-cell office:value-type="string" calcext:value-type="string">
            <text:p>VESTL .IS</text:p>
          </table:table-cell>
          <table:table-cell table:formula="of:=SUBSTITUTE([.K757];&quot; &quot;;&quot;&quot;)" office:value-type="string" office:string-value="VESTL.IS" calcext:value-type="string">
            <text:p>VESTL.IS</text:p>
          </table:table-cell>
          <table:table-cell table:formula="of:= &quot;&quot;&quot;&quot; &amp; [.L757] &amp; &quot;&quot;&quot;&quot;&amp;&quot;,&quot;" office:value-type="string" office:string-value="&quot;VESTL.IS&quot;," calcext:value-type="string">
            <text:p>"VEST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23-viking-kagit-ve-seluloz-a-s" xlink:type="simple">VKING</text:a> </text:p>
          </table:table-cell>
          <table:table-cell office:value-type="string" calcext:value-type="string">
            <text:p><text:a xlink:href="../../../../../tr/sirket-bilgileri/ozet/1123-viking-kagit-ve-seluloz-a-s" xlink:type="simple">VİKİNG KAĞIT VE SELÜLOZ A.Ş.</text:a> </text:p>
          </table:table-cell>
          <table:table-cell office:value-type="string" calcext:value-type="string">
            <text:p>İZMİR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758];&quot;.IS&quot;)" office:value-type="string" office:string-value="VKING .IS" calcext:value-type="string">
            <text:p>VKING .IS</text:p>
          </table:table-cell>
          <table:table-cell office:value-type="string" calcext:value-type="string">
            <text:p>VKING .IS</text:p>
          </table:table-cell>
          <table:table-cell table:formula="of:=SUBSTITUTE([.K758];&quot; &quot;;&quot;&quot;)" office:value-type="string" office:string-value="VKING.IS" calcext:value-type="string">
            <text:p>VKING.IS</text:p>
          </table:table-cell>
          <table:table-cell table:formula="of:= &quot;&quot;&quot;&quot; &amp; [.L758] &amp; &quot;&quot;&quot;&quot;&amp;&quot;,&quot;" office:value-type="string" office:string-value="&quot;VKING.IS&quot;," calcext:value-type="string">
            <text:p>"VKING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2153-volkswagen-dogus-finansman-a-s" xlink:type="simple">VDFAS</text:a> </text:p>
          </table:table-cell>
          <table:table-cell table:style-name="ce6" office:value-type="string" calcext:value-type="string">
            <text:p><text:a xlink:href="../../../../../tr/sirket-bilgileri/ozet/2153-volkswagen-dogus-finansman-a-s" xlink:type="simple">VOLKSWAGEN DOĞUŞ FİNANSMAN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59];&quot;.IS&quot;)" office:value-type="string" office:string-value="VDFAS .IS" calcext:value-type="string">
            <text:p>VDFAS .IS</text:p>
          </table:table-cell>
          <table:table-cell office:value-type="string" calcext:value-type="string">
            <text:p>VDFAS .IS</text:p>
          </table:table-cell>
          <table:table-cell table:formula="of:=SUBSTITUTE([.K759];&quot; &quot;;&quot;&quot;)" office:value-type="string" office:string-value="VDFAS.IS" calcext:value-type="string">
            <text:p>VDFAS.IS</text:p>
          </table:table-cell>
          <table:table-cell table:formula="of:= &quot;&quot;&quot;&quot; &amp; [.L759] &amp; &quot;&quot;&quot;&quot;&amp;&quot;,&quot;" office:value-type="string" office:string-value="&quot;VDFAS.IS&quot;," calcext:value-type="string">
            <text:p>"VDFAS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760];&quot;.IS&quot;)" office:value-type="string" office:string-value=".IS" calcext:value-type="string">
            <text:p>.IS</text:p>
          </table:table-cell>
          <table:table-cell/>
          <table:table-cell table:formula="of:=SUBSTITUTE([.K760];&quot; &quot;;&quot;&quot;)">
            <text:p/>
          </table:table-cell>
          <table:table-cell table:formula="of:= &quot;&quot;&quot;&quot; &amp; [.L760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Default" table:number-columns-repeated="3"/>
          <table:table-cell table:number-columns-repeated="5"/>
          <table:table-cell table:formula="of:=COM.MICROSOFT.CONCAT([.A761];&quot;.IS&quot;)" office:value-type="string" office:string-value="Y.IS" calcext:value-type="string">
            <text:p>Y.IS</text:p>
          </table:table-cell>
          <table:table-cell/>
          <table:table-cell table:formula="of:=SUBSTITUTE([.K761];&quot; &quot;;&quot;&quot;)">
            <text:p/>
          </table:table-cell>
          <table:table-cell table:formula="of:= &quot;&quot;&quot;&quot; &amp; [.L761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762];&quot;.IS&quot;)" office:value-type="string" office:string-value=".IS" calcext:value-type="string">
            <text:p>.IS</text:p>
          </table:table-cell>
          <table:table-cell/>
          <table:table-cell table:formula="of:=SUBSTITUTE([.K762];&quot; &quot;;&quot;&quot;)">
            <text:p/>
          </table:table-cell>
          <table:table-cell table:formula="of:= &quot;&quot;&quot;&quot; &amp; [.L762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763];&quot;.IS&quot;)" office:value-type="string" office:string-value="Kod.IS" calcext:value-type="string">
            <text:p>Kod.IS</text:p>
          </table:table-cell>
          <table:table-cell/>
          <table:table-cell table:formula="of:=SUBSTITUTE([.K763];&quot; &quot;;&quot;&quot;)">
            <text:p/>
          </table:table-cell>
          <table:table-cell table:formula="of:= &quot;&quot;&quot;&quot; &amp; [.L763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303-yapi-kredi-faktoring-a-s" xlink:type="simple">YKFKT</text:a> </text:p>
          </table:table-cell>
          <table:table-cell office:value-type="string" calcext:value-type="string">
            <text:p><text:a xlink:href="../../../../../tr/sirket-bilgileri/ozet/2303-yapi-kredi-faktoring-a-s" xlink:type="simple">YAPI KREDİ FAKTOR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64];&quot;.IS&quot;)" office:value-type="string" office:string-value="YKFKT .IS" calcext:value-type="string">
            <text:p>YKFKT .IS</text:p>
          </table:table-cell>
          <table:table-cell office:value-type="string" calcext:value-type="string">
            <text:p>YKFKT .IS</text:p>
          </table:table-cell>
          <table:table-cell table:formula="of:=SUBSTITUTE([.K764];&quot; &quot;;&quot;&quot;)" office:value-type="string" office:string-value="YKFKT.IS" calcext:value-type="string">
            <text:p>YKFKT.IS</text:p>
          </table:table-cell>
          <table:table-cell table:formula="of:= &quot;&quot;&quot;&quot; &amp; [.L764] &amp; &quot;&quot;&quot;&quot;&amp;&quot;,&quot;" office:value-type="string" office:string-value="&quot;YKFKT.IS&quot;," calcext:value-type="string">
            <text:p>"YKFK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24-yapi-kredi-finansal-kiralama-a-o" xlink:type="simple">YKFIN</text:a> </text:p>
          </table:table-cell>
          <table:table-cell office:value-type="string" calcext:value-type="string">
            <text:p><text:a xlink:href="../../../../../tr/sirket-bilgileri/ozet/1124-yapi-kredi-finansal-kiralama-a-o" xlink:type="simple">YAPI KREDİ FİNANSAL KİRALAMA A.O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65];&quot;.IS&quot;)" office:value-type="string" office:string-value="YKFIN .IS" calcext:value-type="string">
            <text:p>YKFIN .IS</text:p>
          </table:table-cell>
          <table:table-cell office:value-type="string" calcext:value-type="string">
            <text:p>YKFIN .IS</text:p>
          </table:table-cell>
          <table:table-cell table:formula="of:=SUBSTITUTE([.K765];&quot; &quot;;&quot;&quot;)" office:value-type="string" office:string-value="YKFIN.IS" calcext:value-type="string">
            <text:p>YKFIN.IS</text:p>
          </table:table-cell>
          <table:table-cell table:formula="of:= &quot;&quot;&quot;&quot; &amp; [.L765] &amp; &quot;&quot;&quot;&quot;&amp;&quot;,&quot;" office:value-type="string" office:string-value="&quot;YKFIN.IS&quot;," calcext:value-type="string">
            <text:p>"YKFI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532-yapi-kredi-yatirim-menkul-degerler-a-s" xlink:type="simple">YKR, YKYAT</text:a> </text:p>
          </table:table-cell>
          <table:table-cell office:value-type="string" calcext:value-type="string">
            <text:p><text:a xlink:href="../../../../../tr/sirket-bilgileri/ozet/2532-yapi-kredi-yatirim-menkul-degerler-a-s" xlink:type="simple">YAPI KREDİ YATIRIM MENKUL DEĞERLER A.Ş.</text:a>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66];&quot;.IS&quot;)" office:value-type="string" office:string-value="YKR, YKYAT .IS" calcext:value-type="string">
            <text:p>YKR, YKYAT .IS</text:p>
          </table:table-cell>
          <table:table-cell office:value-type="string" calcext:value-type="string">
            <text:p>YKYAT .IS</text:p>
          </table:table-cell>
          <table:table-cell table:formula="of:=SUBSTITUTE([.K766];&quot; &quot;;&quot;&quot;)" office:value-type="string" office:string-value="YKYAT.IS" calcext:value-type="string">
            <text:p>YKYAT.IS</text:p>
          </table:table-cell>
          <table:table-cell table:formula="of:= &quot;&quot;&quot;&quot; &amp; [.L766] &amp; &quot;&quot;&quot;&quot;&amp;&quot;,&quot;" office:value-type="string" office:string-value="&quot;YKYAT.IS&quot;," calcext:value-type="string">
            <text:p>"YKYA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429-yapi-ve-kredi-bankasi-a-s" xlink:type="simple">YKB, YKBNK</text:a> </text:p>
          </table:table-cell>
          <table:table-cell office:value-type="string" calcext:value-type="string">
            <text:p><text:a xlink:href="../../../../../tr/sirket-bilgileri/ozet/2429-yapi-ve-kredi-bankasi-a-s" xlink:type="simple">YAPI VE KREDİ BANKAS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67];&quot;.IS&quot;)" office:value-type="string" office:string-value="YKB, YKBNK .IS" calcext:value-type="string">
            <text:p>YKB, YKBNK .IS</text:p>
          </table:table-cell>
          <table:table-cell office:value-type="string" calcext:value-type="string">
            <text:p>YKBNK .IS</text:p>
          </table:table-cell>
          <table:table-cell table:formula="of:=SUBSTITUTE([.K767];&quot; &quot;;&quot;&quot;)" office:value-type="string" office:string-value="YKBNK.IS" calcext:value-type="string">
            <text:p>YKBNK.IS</text:p>
          </table:table-cell>
          <table:table-cell table:formula="of:= &quot;&quot;&quot;&quot; &amp; [.L767] &amp; &quot;&quot;&quot;&quot;&amp;&quot;,&quot;" office:value-type="string" office:string-value="&quot;YKBNK.IS&quot;," calcext:value-type="string">
            <text:p>"YKBN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920-yaprak-sut-ve-besi-ciftlikleri-sanayi-ve-ticaret-a-s" xlink:type="simple">YAPRK</text:a> </text:p>
          </table:table-cell>
          <table:table-cell office:value-type="string" calcext:value-type="string">
            <text:p><text:a xlink:href="../../../../../tr/sirket-bilgileri/ozet/2920-yaprak-sut-ve-besi-ciftlikleri-sanayi-ve-ticaret-a-s" xlink:type="simple">YAPRAK SÜT VE BESİ ÇİFTLİKLERİ SANAYİ VE TİCARET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01-ecovis-deger-bagimsiz-denetim-ve-yeminli-mali-musavirlik-a-s" xlink:type="simple">ECOVIS DEĞER BAĞIMSIZ DENETİM VE YEMİNLİ MALİ MÜŞAVİRLİK A.Ş. </text:a> </text:p>
          </table:table-cell>
          <table:table-cell table:number-columns-repeated="5"/>
          <table:table-cell table:formula="of:=COM.MICROSOFT.CONCAT([.A768];&quot;.IS&quot;)" office:value-type="string" office:string-value="YAPRK .IS" calcext:value-type="string">
            <text:p>YAPRK .IS</text:p>
          </table:table-cell>
          <table:table-cell office:value-type="string" calcext:value-type="string">
            <text:p>YAPRK .IS</text:p>
          </table:table-cell>
          <table:table-cell table:formula="of:=SUBSTITUTE([.K768];&quot; &quot;;&quot;&quot;)" office:value-type="string" office:string-value="YAPRK.IS" calcext:value-type="string">
            <text:p>YAPRK.IS</text:p>
          </table:table-cell>
          <table:table-cell table:formula="of:= &quot;&quot;&quot;&quot; &amp; [.L768] &amp; &quot;&quot;&quot;&quot;&amp;&quot;,&quot;" office:value-type="string" office:string-value="&quot;YAPRK.IS&quot;," calcext:value-type="string">
            <text:p>"YAPR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29-yatas-yatak-ve-yorgan-sanayi-ticaret-a-s" xlink:type="simple">YATAS</text:a> </text:p>
          </table:table-cell>
          <table:table-cell office:value-type="string" calcext:value-type="string">
            <text:p><text:a xlink:href="../../../../../tr/sirket-bilgileri/ozet/1129-yatas-yatak-ve-yorgan-sanayi-ticaret-a-s" xlink:type="simple">YATAŞ YATAK VE YORGAN SANAYİ TİCARET A.Ş.</text:a> </text:p>
          </table:table-cell>
          <table:table-cell office:value-type="string" calcext:value-type="string">
            <text:p>KAYSERİ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769];&quot;.IS&quot;)" office:value-type="string" office:string-value="YATAS .IS" calcext:value-type="string">
            <text:p>YATAS .IS</text:p>
          </table:table-cell>
          <table:table-cell office:value-type="string" calcext:value-type="string">
            <text:p>YATAS .IS</text:p>
          </table:table-cell>
          <table:table-cell table:formula="of:=SUBSTITUTE([.K769];&quot; &quot;;&quot;&quot;)" office:value-type="string" office:string-value="YATAS.IS" calcext:value-type="string">
            <text:p>YATAS.IS</text:p>
          </table:table-cell>
          <table:table-cell table:formula="of:= &quot;&quot;&quot;&quot; &amp; [.L769] &amp; &quot;&quot;&quot;&quot;&amp;&quot;,&quot;" office:value-type="string" office:string-value="&quot;YATAS.IS&quot;," calcext:value-type="string">
            <text:p>"YAT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70-yatirim-finansman-menkul-degerler-a-s" xlink:type="simple">YAT, YFMEN</text:a> </text:p>
          </table:table-cell>
          <table:table-cell office:value-type="string" calcext:value-type="string">
            <text:p><text:a xlink:href="../../../../../tr/sirket-bilgileri/ozet/1370-yatirim-finansman-menkul-degerler-a-s" xlink:type="simple">YATIRIM FİNANSMAN MENKUL DEĞERLER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70];&quot;.IS&quot;)" office:value-type="string" office:string-value="YAT, YFMEN .IS" calcext:value-type="string">
            <text:p>YAT, YFMEN .IS</text:p>
          </table:table-cell>
          <table:table-cell office:value-type="string" calcext:value-type="string">
            <text:p>YFMEN .IS</text:p>
          </table:table-cell>
          <table:table-cell table:formula="of:=SUBSTITUTE([.K770];&quot; &quot;;&quot;&quot;)" office:value-type="string" office:string-value="YFMEN.IS" calcext:value-type="string">
            <text:p>YFMEN.IS</text:p>
          </table:table-cell>
          <table:table-cell table:formula="of:= &quot;&quot;&quot;&quot; &amp; [.L770] &amp; &quot;&quot;&quot;&quot;&amp;&quot;,&quot;" office:value-type="string" office:string-value="&quot;YFMEN.IS&quot;," calcext:value-type="string">
            <text:p>"YFMEN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977-yatirim-varlik-kiralama-a-s" xlink:type="simple">YATVK</text:a> </text:p>
          </table:table-cell>
          <table:table-cell office:value-type="string" calcext:value-type="string">
            <text:p><text:a xlink:href="../../../../../tr/sirket-bilgileri/ozet/4977-yatirim-varlik-kiralama-a-s" xlink:type="simple">YATIRIM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8-guney-bagimsiz-denetim-ve-serbest-muhasebeci-mali-musavirlik-a-s" xlink:type="simple">GÜNEY BAĞIMSIZ DENETİM VE SERBEST MUHASEBECİ MALİ MÜŞAVİRLİK A.Ş.</text:a> </text:p>
          </table:table-cell>
          <table:table-cell table:number-columns-repeated="5"/>
          <table:table-cell table:formula="of:=COM.MICROSOFT.CONCAT([.A771];&quot;.IS&quot;)" office:value-type="string" office:string-value="YATVK .IS" calcext:value-type="string">
            <text:p>YATVK .IS</text:p>
          </table:table-cell>
          <table:table-cell office:value-type="string" calcext:value-type="string">
            <text:p>YATVK .IS</text:p>
          </table:table-cell>
          <table:table-cell table:formula="of:=SUBSTITUTE([.K771];&quot; &quot;;&quot;&quot;)" office:value-type="string" office:string-value="YATVK.IS" calcext:value-type="string">
            <text:p>YATVK.IS</text:p>
          </table:table-cell>
          <table:table-cell table:formula="of:= &quot;&quot;&quot;&quot; &amp; [.L771] &amp; &quot;&quot;&quot;&quot;&amp;&quot;,&quot;" office:value-type="string" office:string-value="&quot;YATVK.IS&quot;," calcext:value-type="string">
            <text:p>"YATV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759-yayla-agro-gida-sanayi-ve-ticaret-a-s" xlink:type="simple">YYLGD</text:a> </text:p>
          </table:table-cell>
          <table:table-cell office:value-type="string" calcext:value-type="string">
            <text:p><text:a xlink:href="../../../../../tr/sirket-bilgileri/ozet/2759-yayla-agro-gida-sanayi-ve-ticaret-a-s" xlink:type="simple">YAYLA AGRO GIDA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6-eren-bagimsiz-denetim-a-s" xlink:type="simple">EREN BAĞIMSIZ DENETİM A.Ş.</text:a> </text:p>
          </table:table-cell>
          <table:table-cell table:number-columns-repeated="5"/>
          <table:table-cell table:formula="of:=COM.MICROSOFT.CONCAT([.A772];&quot;.IS&quot;)" office:value-type="string" office:string-value="YYLGD .IS" calcext:value-type="string">
            <text:p>YYLGD .IS</text:p>
          </table:table-cell>
          <table:table-cell office:value-type="string" calcext:value-type="string">
            <text:p>YYLGD .IS</text:p>
          </table:table-cell>
          <table:table-cell table:formula="of:=SUBSTITUTE([.K772];&quot; &quot;;&quot;&quot;)" office:value-type="string" office:string-value="YYLGD.IS" calcext:value-type="string">
            <text:p>YYLGD.IS</text:p>
          </table:table-cell>
          <table:table-cell table:formula="of:= &quot;&quot;&quot;&quot; &amp; [.L772] &amp; &quot;&quot;&quot;&quot;&amp;&quot;,&quot;" office:value-type="string" office:string-value="&quot;YYLGD.IS&quot;," calcext:value-type="string">
            <text:p>"YYLGD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61-yayla-enerji-uretim-turizm-ve-insaat-ticaret-a-s" xlink:type="simple">YAYLA</text:a> </text:p>
          </table:table-cell>
          <table:table-cell office:value-type="string" calcext:value-type="string">
            <text:p><text:a xlink:href="../../../../../tr/sirket-bilgileri/ozet/2061-yayla-enerji-uretim-turizm-ve-insaat-ticaret-a-s" xlink:type="simple">YAYLA ENERJİ ÜRETİM TURİZM VE İNŞAAT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29-karar-bagimsiz-denetim-ve-danismanlik-a-s" xlink:type="simple">KARAR BAĞIMSIZ DENETİM VE DANIŞMANLIK A.Ş.</text:a> </text:p>
          </table:table-cell>
          <table:table-cell table:number-columns-repeated="5"/>
          <table:table-cell table:formula="of:=COM.MICROSOFT.CONCAT([.A773];&quot;.IS&quot;)" office:value-type="string" office:string-value="YAYLA .IS" calcext:value-type="string">
            <text:p>YAYLA .IS</text:p>
          </table:table-cell>
          <table:table-cell office:value-type="string" calcext:value-type="string">
            <text:p>YAYLA .IS</text:p>
          </table:table-cell>
          <table:table-cell table:formula="of:=SUBSTITUTE([.K773];&quot; &quot;;&quot;&quot;)" office:value-type="string" office:string-value="YAYLA.IS" calcext:value-type="string">
            <text:p>YAYLA.IS</text:p>
          </table:table-cell>
          <table:table-cell table:formula="of:= &quot;&quot;&quot;&quot; &amp; [.L773] &amp; &quot;&quot;&quot;&quot;&amp;&quot;,&quot;" office:value-type="string" office:string-value="&quot;YAYLA.IS&quot;," calcext:value-type="string">
            <text:p>"YAYL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012-yeni-gimat-gayrimenkul-yatirim-ortakligi-a-s" xlink:type="simple">YGGYO</text:a> </text:p>
          </table:table-cell>
          <table:table-cell office:value-type="string" calcext:value-type="string">
            <text:p><text:a xlink:href="../../../../../tr/sirket-bilgileri/ozet/2012-yeni-gimat-gayrimenkul-yatirim-ortakligi-a-s" xlink:type="simple">YENİ GİMAT GAYRİMENKUL YATIRIM ORTAKLIĞI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186-ser-berker-bagimsiz-denetim-a-s" xlink:type="simple">SER-BERKER BAĞIMSIZ DENETİM A.Ş.</text:a> </text:p>
          </table:table-cell>
          <table:table-cell table:number-columns-repeated="5"/>
          <table:table-cell table:formula="of:=COM.MICROSOFT.CONCAT([.A774];&quot;.IS&quot;)" office:value-type="string" office:string-value="YGGYO .IS" calcext:value-type="string">
            <text:p>YGGYO .IS</text:p>
          </table:table-cell>
          <table:table-cell office:value-type="string" calcext:value-type="string">
            <text:p>YGGYO .IS</text:p>
          </table:table-cell>
          <table:table-cell table:formula="of:=SUBSTITUTE([.K774];&quot; &quot;;&quot;&quot;)" office:value-type="string" office:string-value="YGGYO.IS" calcext:value-type="string">
            <text:p>YGGYO.IS</text:p>
          </table:table-cell>
          <table:table-cell table:formula="of:= &quot;&quot;&quot;&quot; &amp; [.L774] &amp; &quot;&quot;&quot;&quot;&amp;&quot;,&quot;" office:value-type="string" office:string-value="&quot;YGGYO.IS&quot;," calcext:value-type="string">
            <text:p>"YG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900-yeo-teknoloji-enerji-ve-endustri-a-s" xlink:type="simple">YEOTK</text:a> </text:p>
          </table:table-cell>
          <table:table-cell office:value-type="string" calcext:value-type="string">
            <text:p><text:a xlink:href="../../../../../tr/sirket-bilgileri/ozet/2900-yeo-teknoloji-enerji-ve-endustri-a-s" xlink:type="simple">YEO TEKNOLOJİ ENERJİ VE ENDÜSTR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19-gureli-yeminli-mali-musavirlik-ve-bagimsiz-denetim-hizmetleri-a-s" xlink:type="simple">GÜRELİ YEMİNLİ MALİ MÜŞAVİRLİK VE BAĞIMSIZ DENETİM HİZMETLERİ A.Ş.</text:a> </text:p>
          </table:table-cell>
          <table:table-cell table:number-columns-repeated="5"/>
          <table:table-cell table:formula="of:=COM.MICROSOFT.CONCAT([.A775];&quot;.IS&quot;)" office:value-type="string" office:string-value="YEOTK .IS" calcext:value-type="string">
            <text:p>YEOTK .IS</text:p>
          </table:table-cell>
          <table:table-cell office:value-type="string" calcext:value-type="string">
            <text:p>YEOTK .IS</text:p>
          </table:table-cell>
          <table:table-cell table:formula="of:=SUBSTITUTE([.K775];&quot; &quot;;&quot;&quot;)" office:value-type="string" office:string-value="YEOTK.IS" calcext:value-type="string">
            <text:p>YEOTK.IS</text:p>
          </table:table-cell>
          <table:table-cell table:formula="of:= &quot;&quot;&quot;&quot; &amp; [.L775] &amp; &quot;&quot;&quot;&quot;&amp;&quot;,&quot;" office:value-type="string" office:string-value="&quot;YEOTK.IS&quot;," calcext:value-type="string">
            <text:p>"YEOT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982-yesil-gayrimenkul-yatirim-ortakligi-a-s" xlink:type="simple">YGYO</text:a> </text:p>
          </table:table-cell>
          <table:table-cell office:value-type="string" calcext:value-type="string">
            <text:p><text:a xlink:href="../../../../../tr/sirket-bilgileri/ozet/982-yesil-gayrimenkul-yatirim-ortakligi-a-s" xlink:type="simple">YEŞİL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776];&quot;.IS&quot;)" office:value-type="string" office:string-value="YGYO .IS" calcext:value-type="string">
            <text:p>YGYO .IS</text:p>
          </table:table-cell>
          <table:table-cell office:value-type="string" calcext:value-type="string">
            <text:p>YGYO .IS</text:p>
          </table:table-cell>
          <table:table-cell table:formula="of:=SUBSTITUTE([.K776];&quot; &quot;;&quot;&quot;)" office:value-type="string" office:string-value="YGYO.IS" calcext:value-type="string">
            <text:p>YGYO.IS</text:p>
          </table:table-cell>
          <table:table-cell table:formula="of:= &quot;&quot;&quot;&quot; &amp; [.L776] &amp; &quot;&quot;&quot;&quot;&amp;&quot;,&quot;" office:value-type="string" office:string-value="&quot;YGYO.IS&quot;," calcext:value-type="string">
            <text:p>"Y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885-yesil-yapi-endustrisi-a-s" xlink:type="simple">YYAPI</text:a> </text:p>
          </table:table-cell>
          <table:table-cell office:value-type="string" calcext:value-type="string">
            <text:p><text:a xlink:href="../../../../../tr/sirket-bilgileri/ozet/885-yesil-yapi-endustrisi-a-s" xlink:type="simple">YEŞİL YAPI ENDÜSTRİSİ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777];&quot;.IS&quot;)" office:value-type="string" office:string-value="YYAPI .IS" calcext:value-type="string">
            <text:p>YYAPI .IS</text:p>
          </table:table-cell>
          <table:table-cell office:value-type="string" calcext:value-type="string">
            <text:p>YYAPI .IS</text:p>
          </table:table-cell>
          <table:table-cell table:formula="of:=SUBSTITUTE([.K777];&quot; &quot;;&quot;&quot;)" office:value-type="string" office:string-value="YYAPI.IS" calcext:value-type="string">
            <text:p>YYAPI.IS</text:p>
          </table:table-cell>
          <table:table-cell table:formula="of:= &quot;&quot;&quot;&quot; &amp; [.L777] &amp; &quot;&quot;&quot;&quot;&amp;&quot;,&quot;" office:value-type="string" office:string-value="&quot;YYAPI.IS&quot;," calcext:value-type="string">
            <text:p>"YYAPI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386-yesil-yatirim-holding-a-s" xlink:type="simple">YESIL</text:a> </text:p>
          </table:table-cell>
          <table:table-cell office:value-type="string" calcext:value-type="string">
            <text:p><text:a xlink:href="../../../../../tr/sirket-bilgileri/ozet/1386-yesil-yatirim-holding-a-s" xlink:type="simple">YEŞİL YATIRIM HOLDİNG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227-pkf-aday-bagimsiz-denetim-a-s" xlink:type="simple">PKF ADAY BAĞIMSIZ DENETİM A.Ş.</text:a> </text:p>
          </table:table-cell>
          <table:table-cell table:number-columns-repeated="5"/>
          <table:table-cell table:formula="of:=COM.MICROSOFT.CONCAT([.A778];&quot;.IS&quot;)" office:value-type="string" office:string-value="YESIL .IS" calcext:value-type="string">
            <text:p>YESIL .IS</text:p>
          </table:table-cell>
          <table:table-cell office:value-type="string" calcext:value-type="string">
            <text:p>YESIL .IS</text:p>
          </table:table-cell>
          <table:table-cell table:formula="of:=SUBSTITUTE([.K778];&quot; &quot;;&quot;&quot;)" office:value-type="string" office:string-value="YESIL.IS" calcext:value-type="string">
            <text:p>YESIL.IS</text:p>
          </table:table-cell>
          <table:table-cell table:formula="of:= &quot;&quot;&quot;&quot; &amp; [.L778] &amp; &quot;&quot;&quot;&quot;&amp;&quot;,&quot;" office:value-type="string" office:string-value="&quot;YESIL.IS&quot;," calcext:value-type="string">
            <text:p>"YESIL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95-yibitas-yozgat-isci-birligi-insaat-malzemeleri-ticaret-ve-sanayi-a-s" xlink:type="simple">YBTAS</text:a> </text:p>
          </table:table-cell>
          <table:table-cell office:value-type="string" calcext:value-type="string">
            <text:p><text:a xlink:href="../../../../../tr/sirket-bilgileri/ozet/1595-yibitas-yozgat-isci-birligi-insaat-malzemeleri-ticaret-ve-sanayi-a-s" xlink:type="simple">YİBİTAŞ YOZGAT İŞÇİ BİRLİĞİ İNŞAAT MALZEMELERİ TİCARET VE SANAYİ A.Ş.</text:a> </text:p>
          </table:table-cell>
          <table:table-cell office:value-type="string" calcext:value-type="string">
            <text:p>YOZGAT</text:p>
          </table:table-cell>
          <table:table-cell office:value-type="string" calcext:value-type="string">
            <text:p><text:a xlink:href="../../../../../tr/sirket-bilgileri/ozet/231-denge-ankara-bagimsiz-denetim-ve-yeminli-mali-musavirlik-a-s" xlink:type="simple">DENGE ANKARA BAĞIMSIZ DENETİM VE YEMİNLİ MALİ MÜŞAVİRLİK A.Ş.</text:a> </text:p>
          </table:table-cell>
          <table:table-cell table:number-columns-repeated="5"/>
          <table:table-cell table:formula="of:=COM.MICROSOFT.CONCAT([.A779];&quot;.IS&quot;)" office:value-type="string" office:string-value="YBTAS .IS" calcext:value-type="string">
            <text:p>YBTAS .IS</text:p>
          </table:table-cell>
          <table:table-cell office:value-type="string" calcext:value-type="string">
            <text:p>YBTAS .IS</text:p>
          </table:table-cell>
          <table:table-cell table:formula="of:=SUBSTITUTE([.K779];&quot; &quot;;&quot;&quot;)" office:value-type="string" office:string-value="YBTAS.IS" calcext:value-type="string">
            <text:p>YBTAS.IS</text:p>
          </table:table-cell>
          <table:table-cell table:formula="of:= &quot;&quot;&quot;&quot; &amp; [.L779] &amp; &quot;&quot;&quot;&quot;&amp;&quot;,&quot;" office:value-type="string" office:string-value="&quot;YBTAS.IS&quot;," calcext:value-type="string">
            <text:p>"YBTAS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5965-yigit-aku-malzemeleri-nakliyat-turizm-insaat-sanayi-ve-ticaret-a-s" xlink:type="simple">YIGIT</text:a> </text:p>
          </table:table-cell>
          <table:table-cell office:value-type="string" calcext:value-type="string">
            <text:p><text:a xlink:href="../../../../../tr/sirket-bilgileri/ozet/5965-yigit-aku-malzemeleri-nakliyat-turizm-insaat-sanayi-ve-ticaret-a-s" xlink:type="simple">YİĞİT AKÜ MALZEMELERİ NAKLİYAT TURİZM İNŞAAT SANAYİ VE TİCARET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5529-deneyim-bagimsiz-denetim-ve-danismanlik-a-s" xlink:type="simple">DENEYİM BAĞIMSIZ DENETİM VE DANIŞMANLIK A.Ş.</text:a> </text:p>
          </table:table-cell>
          <table:table-cell table:number-columns-repeated="5"/>
          <table:table-cell table:formula="of:=COM.MICROSOFT.CONCAT([.A780];&quot;.IS&quot;)" office:value-type="string" office:string-value="YIGIT .IS" calcext:value-type="string">
            <text:p>YIGIT .IS</text:p>
          </table:table-cell>
          <table:table-cell office:value-type="string" calcext:value-type="string">
            <text:p>YIGIT .IS</text:p>
          </table:table-cell>
          <table:table-cell table:formula="of:=SUBSTITUTE([.K780];&quot; &quot;;&quot;&quot;)" office:value-type="string" office:string-value="YIGIT.IS" calcext:value-type="string">
            <text:p>YIGIT.IS</text:p>
          </table:table-cell>
          <table:table-cell table:formula="of:= &quot;&quot;&quot;&quot; &amp; [.L780] &amp; &quot;&quot;&quot;&quot;&amp;&quot;,&quot;" office:value-type="string" office:string-value="&quot;YIGIT.IS&quot;," calcext:value-type="string">
            <text:p>"YIGIT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85-yonga-mobilya-sanayi-ve-ticaret-a-s" xlink:type="simple">YONGA</text:a> </text:p>
          </table:table-cell>
          <table:table-cell office:value-type="string" calcext:value-type="string">
            <text:p><text:a xlink:href="../../../../../tr/sirket-bilgileri/ozet/1585-yonga-mobilya-sanayi-ve-ticaret-a-s" xlink:type="simple">YONGA MOBİLYA SANAYİ VE TİCARET A.Ş.</text:a> </text:p>
          </table:table-cell>
          <table:table-cell office:value-type="string" calcext:value-type="string">
            <text:p>DENİZLİ</text:p>
          </table:table-cell>
          <table:table-cell office:value-type="string" calcext:value-type="string">
            <text:p><text:a xlink:href="../../../../../tr/sirket-bilgileri/ozet/5793-nevados-bagimsiz-denetim-a-s" xlink:type="simple">NEVADOS BAĞIMSIZ DENETİM A.Ş.</text:a> </text:p>
          </table:table-cell>
          <table:table-cell table:number-columns-repeated="5"/>
          <table:table-cell table:formula="of:=COM.MICROSOFT.CONCAT([.A781];&quot;.IS&quot;)" office:value-type="string" office:string-value="YONGA .IS" calcext:value-type="string">
            <text:p>YONGA .IS</text:p>
          </table:table-cell>
          <table:table-cell office:value-type="string" calcext:value-type="string">
            <text:p>YONGA .IS</text:p>
          </table:table-cell>
          <table:table-cell table:formula="of:=SUBSTITUTE([.K781];&quot; &quot;;&quot;&quot;)" office:value-type="string" office:string-value="YONGA.IS" calcext:value-type="string">
            <text:p>YONGA.IS</text:p>
          </table:table-cell>
          <table:table-cell table:formula="of:= &quot;&quot;&quot;&quot; &amp; [.L781] &amp; &quot;&quot;&quot;&quot;&amp;&quot;,&quot;" office:value-type="string" office:string-value="&quot;YONGA.IS&quot;," calcext:value-type="string">
            <text:p>"YONGA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873-yukselen-celik-a-s" xlink:type="simple">YKSLN</text:a> </text:p>
          </table:table-cell>
          <table:table-cell office:value-type="string" calcext:value-type="string">
            <text:p><text:a xlink:href="../../../../../tr/sirket-bilgileri/ozet/4873-yukselen-celik-a-s" xlink:type="simple">YÜKSELEN ÇELİK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194-hsy-danismanlik-ve-bagimsiz-denetim-a-s" xlink:type="simple">HSY DANIŞMANLIK VE BAĞIMSIZ DENETİM A.Ş.</text:a> </text:p>
          </table:table-cell>
          <table:table-cell table:number-columns-repeated="5"/>
          <table:table-cell table:formula="of:=COM.MICROSOFT.CONCAT([.A782];&quot;.IS&quot;)" office:value-type="string" office:string-value="YKSLN .IS" calcext:value-type="string">
            <text:p>YKSLN .IS</text:p>
          </table:table-cell>
          <table:table-cell office:value-type="string" calcext:value-type="string">
            <text:p>YKSLN .IS</text:p>
          </table:table-cell>
          <table:table-cell table:formula="of:=SUBSTITUTE([.K782];&quot; &quot;;&quot;&quot;)" office:value-type="string" office:string-value="YKSLN.IS" calcext:value-type="string">
            <text:p>YKSLN.IS</text:p>
          </table:table-cell>
          <table:table-cell table:formula="of:= &quot;&quot;&quot;&quot; &amp; [.L782] &amp; &quot;&quot;&quot;&quot;&amp;&quot;,&quot;" office:value-type="string" office:string-value="&quot;YKSLN.IS&quot;," calcext:value-type="string">
            <text:p>"YKSLN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1132-yunsa-yunlu-sanayi-ve-ticaret-a-s" xlink:type="simple">YUNSA</text:a> </text:p>
          </table:table-cell>
          <table:table-cell table:style-name="ce6" office:value-type="string" calcext:value-type="string">
            <text:p><text:a xlink:href="../../../../../tr/sirket-bilgileri/ozet/1132-yunsa-yunlu-sanayi-ve-ticaret-a-s" xlink:type="simple">YÜNSA YÜNLÜ SANAYİ VE TİCARET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83];&quot;.IS&quot;)" office:value-type="string" office:string-value="YUNSA .IS" calcext:value-type="string">
            <text:p>YUNSA .IS</text:p>
          </table:table-cell>
          <table:table-cell office:value-type="string" calcext:value-type="string">
            <text:p>YUNSA .IS</text:p>
          </table:table-cell>
          <table:table-cell table:formula="of:=SUBSTITUTE([.K783];&quot; &quot;;&quot;&quot;)" office:value-type="string" office:string-value="YUNSA.IS" calcext:value-type="string">
            <text:p>YUNSA.IS</text:p>
          </table:table-cell>
          <table:table-cell table:formula="of:= &quot;&quot;&quot;&quot; &amp; [.L783] &amp; &quot;&quot;&quot;&quot;&amp;&quot;,&quot;" office:value-type="string" office:string-value="&quot;YUNSA.IS&quot;," calcext:value-type="string">
            <text:p>"YUNSA.IS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784];&quot;.IS&quot;)" office:value-type="string" office:string-value=".IS" calcext:value-type="string">
            <text:p>.IS</text:p>
          </table:table-cell>
          <table:table-cell/>
          <table:table-cell table:formula="of:=SUBSTITUTE([.K784];&quot; &quot;;&quot;&quot;)">
            <text:p/>
          </table:table-cell>
          <table:table-cell table:formula="of:= &quot;&quot;&quot;&quot; &amp; [.L784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Default" table:number-columns-repeated="3"/>
          <table:table-cell table:number-columns-repeated="5"/>
          <table:table-cell table:formula="of:=COM.MICROSOFT.CONCAT([.A785];&quot;.IS&quot;)" office:value-type="string" office:string-value="Z.IS" calcext:value-type="string">
            <text:p>Z.IS</text:p>
          </table:table-cell>
          <table:table-cell/>
          <table:table-cell table:formula="of:=SUBSTITUTE([.K785];&quot; &quot;;&quot;&quot;)">
            <text:p/>
          </table:table-cell>
          <table:table-cell table:formula="of:= &quot;&quot;&quot;&quot; &amp; [.L785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5"/>
          <table:table-cell table:formula="of:=COM.MICROSOFT.CONCAT([.A786];&quot;.IS&quot;)" office:value-type="string" office:string-value=".IS" calcext:value-type="string">
            <text:p>.IS</text:p>
          </table:table-cell>
          <table:table-cell/>
          <table:table-cell table:formula="of:=SUBSTITUTE([.K786];&quot; &quot;;&quot;&quot;)">
            <text:p/>
          </table:table-cell>
          <table:table-cell table:formula="of:= &quot;&quot;&quot;&quot; &amp; [.L786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table:style-name="ce2" office:value-type="string" calcext:value-type="string">
            <text:p>Kod</text:p>
          </table:table-cell>
          <table:table-cell table:style-name="ce5" office:value-type="string" calcext:value-type="string">
            <text:p>Şirket Unvanı</text:p>
          </table:table-cell>
          <table:table-cell table:style-name="ce5" office:value-type="string" calcext:value-type="string">
            <text:p>Şehir</text:p>
          </table:table-cell>
          <table:table-cell table:style-name="ce8" office:value-type="string" calcext:value-type="string">
            <text:p>Bağımsız Denetim Kuruluşu</text:p>
          </table:table-cell>
          <table:table-cell table:number-columns-repeated="5"/>
          <table:table-cell table:formula="of:=COM.MICROSOFT.CONCAT([.A787];&quot;.IS&quot;)" office:value-type="string" office:string-value="Kod.IS" calcext:value-type="string">
            <text:p>Kod.IS</text:p>
          </table:table-cell>
          <table:table-cell/>
          <table:table-cell table:formula="of:=SUBSTITUTE([.K787];&quot; &quot;;&quot;&quot;)">
            <text:p/>
          </table:table-cell>
          <table:table-cell table:formula="of:= &quot;&quot;&quot;&quot; &amp; [.L787] &amp; &quot;&quot;&quot;&quot;&amp;&quot;,&quot;" office:value-type="string" office:string-value="&quot;&quot;," calcext:value-type="string">
            <text:p>"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539-zedur-enerji-elektrik-uretim-a-s" xlink:type="simple">ZEDUR</text:a> </text:p>
          </table:table-cell>
          <table:table-cell office:value-type="string" calcext:value-type="string">
            <text:p><text:a xlink:href="../../../../../tr/sirket-bilgileri/ozet/1539-zedur-enerji-elektrik-uretim-a-s" xlink:type="simple">ZEDUR ENERJİ ELEKTRİK ÜRETİM A.Ş.</text:a> 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<text:a xlink:href="../../../../../tr/sirket-bilgileri/ozet/210-guncel-bagimsiz-denetim-danismanlik-a-s" xlink:type="simple">GÜNCEL BAĞIMSIZ DENETİM DANIŞMANLIK A.Ş.</text:a> </text:p>
          </table:table-cell>
          <table:table-cell table:number-columns-repeated="5"/>
          <table:table-cell table:formula="of:=COM.MICROSOFT.CONCAT([.A788];&quot;.IS&quot;)" office:value-type="string" office:string-value="ZEDUR .IS" calcext:value-type="string">
            <text:p>ZEDUR .IS</text:p>
          </table:table-cell>
          <table:table-cell office:value-type="string" calcext:value-type="string">
            <text:p>ZEDUR .IS</text:p>
          </table:table-cell>
          <table:table-cell table:formula="of:=SUBSTITUTE([.K788];&quot; &quot;;&quot;&quot;)" office:value-type="string" office:string-value="ZEDUR.IS" calcext:value-type="string">
            <text:p>ZEDUR.IS</text:p>
          </table:table-cell>
          <table:table-cell table:formula="of:= &quot;&quot;&quot;&quot; &amp; [.L788] &amp; &quot;&quot;&quot;&quot;&amp;&quot;,&quot;" office:value-type="string" office:string-value="&quot;ZEDUR.IS&quot;," calcext:value-type="string">
            <text:p>"ZEDU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337-ziraat-gayrimenkul-yatirim-ortakligi-a-s" xlink:type="simple">ZRGYO</text:a> </text:p>
          </table:table-cell>
          <table:table-cell office:value-type="string" calcext:value-type="string">
            <text:p><text:a xlink:href="../../../../../tr/sirket-bilgileri/ozet/4337-ziraat-gayrimenkul-yatirim-ortakligi-a-s" xlink:type="simple">ZİRAAT GAYRİMENKUL YATIRIM ORTAKLIĞI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89];&quot;.IS&quot;)" office:value-type="string" office:string-value="ZRGYO .IS" calcext:value-type="string">
            <text:p>ZRGYO .IS</text:p>
          </table:table-cell>
          <table:table-cell office:value-type="string" calcext:value-type="string">
            <text:p>ZRGYO .IS</text:p>
          </table:table-cell>
          <table:table-cell table:formula="of:=SUBSTITUTE([.K789];&quot; &quot;;&quot;&quot;)" office:value-type="string" office:string-value="ZRGYO.IS" calcext:value-type="string">
            <text:p>ZRGYO.IS</text:p>
          </table:table-cell>
          <table:table-cell table:formula="of:= &quot;&quot;&quot;&quot; &amp; [.L789] &amp; &quot;&quot;&quot;&quot;&amp;&quot;,&quot;" office:value-type="string" office:string-value="&quot;ZRGYO.IS&quot;," calcext:value-type="string">
            <text:p>"ZRGYO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2606-ziraat-katilim-varlik-kiralama-a-s" xlink:type="simple">ZKBVK</text:a> </text:p>
          </table:table-cell>
          <table:table-cell office:value-type="string" calcext:value-type="string">
            <text:p><text:a xlink:href="../../../../../tr/sirket-bilgileri/ozet/2606-ziraat-katilim-varlik-kiralama-a-s" xlink:type="simple">ZİRAAT KATILIM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90];&quot;.IS&quot;)" office:value-type="string" office:string-value="ZKBVK .IS" calcext:value-type="string">
            <text:p>ZKBVK .IS</text:p>
          </table:table-cell>
          <table:table-cell office:value-type="string" calcext:value-type="string">
            <text:p>ZKBVK .IS</text:p>
          </table:table-cell>
          <table:table-cell table:formula="of:=SUBSTITUTE([.K790];&quot; &quot;;&quot;&quot;)" office:value-type="string" office:string-value="ZKBVK.IS" calcext:value-type="string">
            <text:p>ZKBVK.IS</text:p>
          </table:table-cell>
          <table:table-cell table:formula="of:= &quot;&quot;&quot;&quot; &amp; [.L790] &amp; &quot;&quot;&quot;&quot;&amp;&quot;,&quot;" office:value-type="string" office:string-value="&quot;ZKBVK.IS&quot;," calcext:value-type="string">
            <text:p>"ZKBVK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4771-zkb-varlik-kiralama-a-s" xlink:type="simple">ZKBVR</text:a> </text:p>
          </table:table-cell>
          <table:table-cell office:value-type="string" calcext:value-type="string">
            <text:p><text:a xlink:href="../../../../../tr/sirket-bilgileri/ozet/4771-zkb-varlik-kiralama-a-s" xlink:type="simple">ZKB VARLIK KİRALAMA A.Ş.</text:a> 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<text:a xlink:href="../../../../../tr/sirket-bilgileri/ozet/92-pwc-bagimsiz-denetim-ve-serbest-muhasebeci-mali-musavirlik-a-s" xlink:type="simple">PwC BAĞIMSIZ DENETİM VE SERBEST MUHASEBECİ MALİ MÜŞAVİRLİK A.Ş</text:a> </text:p>
          </table:table-cell>
          <table:table-cell table:number-columns-repeated="5"/>
          <table:table-cell table:formula="of:=COM.MICROSOFT.CONCAT([.A791];&quot;.IS&quot;)" office:value-type="string" office:string-value="ZKBVR .IS" calcext:value-type="string">
            <text:p>ZKBVR .IS</text:p>
          </table:table-cell>
          <table:table-cell office:value-type="string" calcext:value-type="string">
            <text:p>ZKBVR .IS</text:p>
          </table:table-cell>
          <table:table-cell table:formula="of:=SUBSTITUTE([.K791];&quot; &quot;;&quot;&quot;)" office:value-type="string" office:string-value="ZKBVR.IS" calcext:value-type="string">
            <text:p>ZKBVR.IS</text:p>
          </table:table-cell>
          <table:table-cell table:formula="of:= &quot;&quot;&quot;&quot; &amp; [.L791] &amp; &quot;&quot;&quot;&quot;&amp;&quot;,&quot;" office:value-type="string" office:string-value="&quot;ZKBVR.IS&quot;," calcext:value-type="string">
            <text:p>"ZKBVR.IS",</text:p>
          </table:table-cell>
          <table:table-cell/>
        </table:table-row>
        <table:table-row table:style-name="ro2">
          <table:table-cell office:value-type="string" calcext:value-type="string">
            <text:p><text:a xlink:href="../../../../../tr/sirket-bilgileri/ozet/1133-zorlu-enerji-elektrik-uretim-a-s" xlink:type="simple">ZOREN</text:a> </text:p>
          </table:table-cell>
          <table:table-cell office:value-type="string" calcext:value-type="string">
            <text:p><text:a xlink:href="../../../../../tr/sirket-bilgileri/ozet/1133-zorlu-enerji-elektrik-uretim-a-s" xlink:type="simple">ZORLU ENERJİ ELEKTRİK ÜRETİM A.Ş.</text:a> 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<text:a xlink:href="../../../../../tr/sirket-bilgileri/ozet/82-kpmg-bagimsiz-denetim-ve-serbest-muhasebeci-mali-musavirlik-a-s" xlink:type="simple">KPMG BAĞIMSIZ DENETİM VE SERBEST MUHASEBECİ MALİ MÜŞAVİRLİK A.Ş.</text:a> </text:p>
          </table:table-cell>
          <table:table-cell table:number-columns-repeated="5"/>
          <table:table-cell table:formula="of:=COM.MICROSOFT.CONCAT([.A792];&quot;.IS&quot;)" office:value-type="string" office:string-value="ZOREN .IS" calcext:value-type="string">
            <text:p>ZOREN .IS</text:p>
          </table:table-cell>
          <table:table-cell office:value-type="string" calcext:value-type="string">
            <text:p>ZOREN .IS</text:p>
          </table:table-cell>
          <table:table-cell table:formula="of:=SUBSTITUTE([.K792];&quot; &quot;;&quot;&quot;)" office:value-type="string" office:string-value="ZOREN.IS" calcext:value-type="string">
            <text:p>ZOREN.IS</text:p>
          </table:table-cell>
          <table:table-cell table:formula="of:= &quot;&quot;&quot;&quot; &amp; [.L792] &amp; &quot;&quot;&quot;&quot;&amp;&quot;,&quot;" office:value-type="string" office:string-value="&quot;ZOREN.IS&quot;," calcext:value-type="string">
            <text:p>"ZOREN.IS",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../../../../../tr/sirket-bilgileri/ozet/2169-zorlu-faktoring-a-s" xlink:type="simple">ZORLF</text:a> </text:p>
          </table:table-cell>
          <table:table-cell table:style-name="ce6" office:value-type="string" calcext:value-type="string">
            <text:p><text:a xlink:href="../../../../../tr/sirket-bilgileri/ozet/2169-zorlu-faktoring-a-s" xlink:type="simple">ZORLU FAKTORİNG A.Ş.</text:a> </text:p>
          </table:table-cell>
          <table:table-cell table:style-name="ce6" office:value-type="string" calcext:value-type="string">
            <text:p>İSTANBUL</text:p>
          </table:table-cell>
          <table:table-cell table:style-name="ce9" office:value-type="string" calcext:value-type="string">
            <text:p><text:a xlink:href="../../../../../tr/sirket-bilgileri/ozet/223-consulta-bagimsiz-denetim-ve-y-m-m-a-s" xlink:type="simple">CONSULTA BAĞIMSIZ DENETİM VE Y.M.M. A.Ş.</text:a> </text:p>
          </table:table-cell>
          <table:table-cell table:number-columns-repeated="5"/>
          <table:table-cell table:formula="of:=COM.MICROSOFT.CONCAT([.A793];&quot;.IS&quot;)" office:value-type="string" office:string-value="ZORLF .IS" calcext:value-type="string">
            <text:p>ZORLF .IS</text:p>
          </table:table-cell>
          <table:table-cell office:value-type="string" calcext:value-type="string">
            <text:p>ZORLF .IS</text:p>
          </table:table-cell>
          <table:table-cell table:formula="of:=SUBSTITUTE([.K793];&quot; &quot;;&quot;&quot;)" office:value-type="string" office:string-value="ZORLF.IS" calcext:value-type="string">
            <text:p>ZORLF.IS</text:p>
          </table:table-cell>
          <table:table-cell table:formula="of:= &quot;&quot;&quot;&quot; &amp; [.L793] &amp; &quot;&quot;&quot;&quot;&amp;&quot;,&quot;" office:value-type="string" office:string-value="&quot;ZORLF.IS&quot;," calcext:value-type="string">
            <text:p>"ZORLF.IS",</text:p>
          </table:table-cell>
          <table:table-cell/>
        </table:table-row>
      </table:table>
      <table:named-expressions>
        <table:named-range table:name="HTML_1" table:base-cell-address="$Sheet1.$A$1" table:cell-range-address="$Sheet1.$A$3:.$D$4"/>
        <table:named-range table:name="HTML_10" table:base-cell-address="$Sheet1.$A$1" table:cell-range-address="$Sheet1.$A$314:.$D$334"/>
        <table:named-range table:name="HTML_11" table:base-cell-address="$Sheet1.$A$1" table:cell-range-address="$Sheet1.$A$338:.$D$347"/>
        <table:named-range table:name="HTML_12" table:base-cell-address="$Sheet1.$A$1" table:cell-range-address="$Sheet1.$A$351:.$D$378"/>
        <table:named-range table:name="HTML_13" table:base-cell-address="$Sheet1.$A$1" table:cell-range-address="$Sheet1.$A$382:.$D$383"/>
        <table:named-range table:name="HTML_14" table:base-cell-address="$Sheet1.$A$1" table:cell-range-address="$Sheet1.$A$387:.$D$443"/>
        <table:named-range table:name="HTML_15" table:base-cell-address="$Sheet1.$A$1" table:cell-range-address="$Sheet1.$A$447:.$D$457"/>
        <table:named-range table:name="HTML_16" table:base-cell-address="$Sheet1.$A$1" table:cell-range-address="$Sheet1.$A$461:.$D$500"/>
        <table:named-range table:name="HTML_17" table:base-cell-address="$Sheet1.$A$1" table:cell-range-address="$Sheet1.$A$504:.$D$516"/>
        <table:named-range table:name="HTML_18" table:base-cell-address="$Sheet1.$A$1" table:cell-range-address="$Sheet1.$A$520:.$D$542"/>
        <table:named-range table:name="HTML_19" table:base-cell-address="$Sheet1.$A$1" table:cell-range-address="$Sheet1.$A$546:.$D$551"/>
        <table:named-range table:name="HTML_2" table:base-cell-address="$Sheet1.$A$1" table:cell-range-address="$Sheet1.$A$8:.$D$86"/>
        <table:named-range table:name="HTML_20" table:base-cell-address="$Sheet1.$A$1" table:cell-range-address="$Sheet1.$A$555:.$D$584"/>
        <table:named-range table:name="HTML_21" table:base-cell-address="$Sheet1.$A$1" table:cell-range-address="$Sheet1.$A$588:.$D$596"/>
        <table:named-range table:name="HTML_22" table:base-cell-address="$Sheet1.$A$1" table:cell-range-address="$Sheet1.$A$600:.$D$611"/>
        <table:named-range table:name="HTML_23" table:base-cell-address="$Sheet1.$A$1" table:cell-range-address="$Sheet1.$A$615:.$D$652"/>
        <table:named-range table:name="HTML_24" table:base-cell-address="$Sheet1.$A$1" table:cell-range-address="$Sheet1.$A$656:.$D$662"/>
        <table:named-range table:name="HTML_25" table:base-cell-address="$Sheet1.$A$1" table:cell-range-address="$Sheet1.$A$666:.$D$723"/>
        <table:named-range table:name="HTML_26" table:base-cell-address="$Sheet1.$A$1" table:cell-range-address="$Sheet1.$A$727:.$D$734"/>
        <table:named-range table:name="HTML_27" table:base-cell-address="$Sheet1.$A$1" table:cell-range-address="$Sheet1.$A$738:.$D$740"/>
        <table:named-range table:name="HTML_28" table:base-cell-address="$Sheet1.$A$1" table:cell-range-address="$Sheet1.$A$744:.$D$759"/>
        <table:named-range table:name="HTML_29" table:base-cell-address="$Sheet1.$A$1" table:cell-range-address="$Sheet1.$A$763:.$D$783"/>
        <table:named-range table:name="HTML_3" table:base-cell-address="$Sheet1.$A$1" table:cell-range-address="$Sheet1.$A$90:.$D$136"/>
        <table:named-range table:name="HTML_30" table:base-cell-address="$Sheet1.$A$1" table:cell-range-address="$Sheet1.$A$787:.$D$793"/>
        <table:named-range table:name="HTML_4" table:base-cell-address="$Sheet1.$A$1" table:cell-range-address="$Sheet1.$A$140:.$D$149"/>
        <table:named-range table:name="HTML_5" table:base-cell-address="$Sheet1.$A$1" table:cell-range-address="$Sheet1.$A$153:.$D$166"/>
        <table:named-range table:name="HTML_6" table:base-cell-address="$Sheet1.$A$1" table:cell-range-address="$Sheet1.$A$170:.$D$210"/>
        <table:named-range table:name="HTML_7" table:base-cell-address="$Sheet1.$A$1" table:cell-range-address="$Sheet1.$A$214:.$D$260"/>
        <table:named-range table:name="HTML_8" table:base-cell-address="$Sheet1.$A$1" table:cell-range-address="$Sheet1.$A$264:.$D$275"/>
        <table:named-range table:name="HTML_9" table:base-cell-address="$Sheet1.$A$1" table:cell-range-address="$Sheet1.$A$279:.$D$310"/>
        <table:named-range table:name="HTML_all" table:base-cell-address="$Sheet1.$A$1" table:cell-range-address="$Sheet1.$A$1:.$D$793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 style:data-style-name="N2" text:time-value="13:16:01.5230109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cument and Custom Property</dc:title>
    <dc:date>2024-09-01T13:35:52.383443837</dc:date>
    <meta:editing-duration>PT8M48S</meta:editing-duration>
    <meta:editing-cycles>2</meta:editing-cycles>
    <meta:generator>LibreOffice/24.2.5.2$Linux_X86_64 LibreOffice_project/d6e8b0f3fc6e8af2b00cf4969fd0d2fa45b9a62e</meta:generator>
    <meta:document-statistic meta:table-count="1" meta:cell-count="5874" meta:object-count="0"/>
    <meta:user-defined meta:name="ProgId">Excel.Sheet</meta:user-defined>
  </office:meta>
</office:document-meta>
</file>